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Bleshnya, Kostobobriv, Bu...</text:span>
</text:h>
      <text:p text:style-name="P4">
Authors: liveuamap (Language: en)</text:p>
      <text:p text:style-name="P4">
Time: 2023-07-10T-34:05:00</text:p>
      <text:p text:style-name="P4">
Location: Hremyach (Latitude:52.33985 Longtitude:33.28857)</text:p>
      <text:p text:style-name="P4">
Videos: []</text:p>
      <text:p text:style-name="P4">
Images: []</text:p>
      <text:p text:style-name="P4">
Tags: ["Russia"]</text:p>
      <text:p text:style-name="P4">
ID: 22575096</text:p>
      <!--METADATA-->
      <text:p text:style-name="P4">
At Sivershchyna and Slobozhanschyna directions Russian army shelled Bleshnya,Kostobobriv, Buchky of Chernihiv region; Holyshivske, Volfyne of Sumy regionand Udy and Vovchansk of Kharkiv region. Russian aviation conducted airstrikeat Hremyach of Chernihiv region, - General Staff of Armed Forces of Ukrainesays in the morning report</text:p>
      <text:p text:style-name="P4">
News Collection Link: <text:a xlink:type="simple" xlink:href="https:\/\/liveuamap.com\/en\/2023\/10-july-at-sivershchyna-and-slobozhanschyna-directions-russian" text:style-name="Internet_20_link" text:visited-style-name="Visited_20_Internet_20_Link">
https:\/\/liveuamap.com\/en\/2023\/10-july-at-sivershchyna-and-slobozhanschyna-directions-russian</text:a>
</text:p>
      <text:p text:style-name="P4">
Source: <text:a xlink:type="simple" xlink:href="https://t.me/lumsrc/5318" text:style-name="Internet_20_link" text:visited-style-name="Visited_20_Internet_20_Link">
https://t.me/lumsrc/5318</text:a>
</text:p>
      <!--NEWS-->
      <text:h text:style-name="P10" text:outline-level="1">
<text:span text:style-name="T4">
At Kupiansk direction Russian army shelled Krasne Pershe, Fyholivka, Dvorichne, Kupyansk, Kys...</text:span>
</text:h>
      <text:p text:style-name="P4">
Authors: liveuamap (Language: en)</text:p>
      <text:p text:style-name="P4">
Time: 2023-07-10T-36:05:00</text:p>
      <text:p text:style-name="P4">
Location: Kupiansk (Latitude:49.63951 Longtitude:37.90815)</text:p>
      <text:p text:style-name="P4">
Videos: []</text:p>
      <text:p text:style-name="P4">
Images: []</text:p>
      <text:p text:style-name="P4">
Tags: ["Russia"]</text:p>
      <text:p text:style-name="P4">
ID: 22575095</text:p>
      <!--METADATA-->
      <text:p text:style-name="P4">
At Kupiansk direction Russian army shelled Krasne Pershe, Fyholivka,Dvorichne, Kupyansk, Kyslivka of Kharkiv region. Russian aviation conductedairstrikes at Kolodyazne and Kyslivka of Kharkiv region, - General Staff ofArmed Forces of Ukraine says in the morning report</text:p>
      <text:p text:style-name="P4">
News Collection Link: <text:a xlink:type="simple" xlink:href="https:\/\/liveuamap.com\/en\/2023\/10-july-at-kupiansk-direction-russian-army-shelled-krasne" text:style-name="Internet_20_link" text:visited-style-name="Visited_20_Internet_20_Link">
https:\/\/liveuamap.com\/en\/2023\/10-july-at-kupiansk-direction-russian-army-shelled-krasne</text:a>
</text:p>
      <text:p text:style-name="P4">
Source: <text:a xlink:type="simple" xlink:href="https://t.me/lumsrc/5319" text:style-name="Internet_20_link" text:visited-style-name="Visited_20_Internet_20_Link">
https://t.me/lumsrc/5319</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10T-38:05:00</text:p>
      <text:p text:style-name="P4">
Location: Bakhmut (Latitude:48.80709 Longtitude:38.24907)</text:p>
      <text:p text:style-name="P4">
Videos: []</text:p>
      <text:p text:style-name="P4">
Images: []</text:p>
      <text:p text:style-name="P4">
Tags: ["Russia"]</text:p>
      <text:p text:style-name="P4">
ID: 22575094</text:p>
      <!--METADATA-->
      <text:p text:style-name="P4">
At Lyman direction Russian army shelled Nevske, Bilohorivka of Luhansk regionand Verkhnokamyanske, Rozdolivka, Berestove, Vesele of Donetsk region. Russianaviation conducted airstrikes at Novosadove, Ivanivka, Serebryanske forestryand Spirne of Donetsk region, - General Staff of Armed Forces of Ukraine saysin the morning report</text:p>
      <text:p text:style-name="P4">
News Collection Link: <text:a xlink:type="simple" xlink:href="https:\/\/liveuamap.com\/en\/2023\/10-july-at-lyman-direction-russian-army-shelled-nevske-bilohorivka" text:style-name="Internet_20_link" text:visited-style-name="Visited_20_Internet_20_Link">
https:\/\/liveuamap.com\/en\/2023\/10-july-at-lyman-direction-russian-army-shelled-nevske-bilohorivka</text:a>
</text:p>
      <text:p text:style-name="P4">
Source: <text:a xlink:type="simple" xlink:href="https://t.me/lumsrc/5320" text:style-name="Internet_20_link" text:visited-style-name="Visited_20_Internet_20_Link">
https://t.me/lumsrc/5320</text:a>
</text:p>
      <!--NEWS-->
      <text:h text:style-name="P10" text:outline-level="1">
<text:span text:style-name="T4">
At Bakhmut direction Russian army shelled Kramatorsk, Chasiv Yar, Dyliyivka, Pivnichne and Pi...</text:span>
</text:h>
      <text:p text:style-name="P4">
Authors: liveuamap (Language: en)</text:p>
      <text:p text:style-name="P4">
Time: 2023-07-10T-40:05:00</text:p>
      <text:p text:style-name="P4">
Location: Donetsk Oblast (Latitude:48.3899 Longtitude:37.91074)</text:p>
      <text:p text:style-name="P4">
Videos: []</text:p>
      <text:p text:style-name="P4">
Images: []</text:p>
      <text:p text:style-name="P4">
Tags: ["Russia"]</text:p>
      <text:p text:style-name="P4">
ID: 22575093</text:p>
      <!--METADATA-->
      <text:p text:style-name="P4">
At Bakhmut direction Russian army shelled Kramatorsk, Chasiv Yar, Dyliyivka,Pivnichne and Pivdenne of Donetsk region. Russian aviation conductedairstrikes at Oleksandro-Shultyne and Pivnichne, - General Staff of ArmedForces of Ukraine says in the morning report</text:p>
      <text:p text:style-name="P4">
News Collection Link: <text:a xlink:type="simple" xlink:href="https:\/\/liveuamap.com\/en\/2023\/10-july-at-bakhmut-direction-russian-army-shelled-kramatorsk" text:style-name="Internet_20_link" text:visited-style-name="Visited_20_Internet_20_Link">
https:\/\/liveuamap.com\/en\/2023\/10-july-at-bakhmut-direction-russian-army-shelled-kramatorsk</text:a>
</text:p>
      <text:p text:style-name="P4">
Source: <text:a xlink:type="simple" xlink:href="https://t.me/lumsrc/5321" text:style-name="Internet_20_link" text:visited-style-name="Visited_20_Internet_20_Link">
https://t.me/lumsrc/5321</text:a>
</text:p>
      <!--NEWS-->
      <text:h text:style-name="P10" text:outline-level="1">
<text:span text:style-name="T4">
At Avdiyivka direction Russian army shelled Keramik, Berdychi, Avdiyivka, Vodyane and Karlivk...</text:span>
</text:h>
      <text:p text:style-name="P4">
Authors: liveuamap (Language: en)</text:p>
      <text:p text:style-name="P4">
Time: 2023-07-10T-42:05:00</text:p>
      <text:p text:style-name="P4">
Location: Donetsk Oblast (Latitude:48.10881 Longtitude:37.48981)</text:p>
      <text:p text:style-name="P4">
Videos: []</text:p>
      <text:p text:style-name="P4">
Images: []</text:p>
      <text:p text:style-name="P4">
Tags: ["Russia"]</text:p>
      <text:p text:style-name="P4">
ID: 22575092</text:p>
      <!--METADATA-->
      <text:p text:style-name="P4">
At Avdiyivka direction Russian army shelled Keramik, Berdychi, Avdiyivka,Vodyane and Karlivka of Donetsk region, - General Staff of Armed Forces ofUkraine says in the morning report</text:p>
      <text:p text:style-name="P4">
News Collection Link: <text:a xlink:type="simple" xlink:href="https:\/\/liveuamap.com\/en\/2023\/10-july-at-avdiyivka-direction-russian-army-shelled-keramik" text:style-name="Internet_20_link" text:visited-style-name="Visited_20_Internet_20_Link">
https:\/\/liveuamap.com\/en\/2023\/10-july-at-avdiyivka-direction-russian-army-shelled-keramik</text:a>
</text:p>
      <text:p text:style-name="P4">
Source: <text:a xlink:type="simple" xlink:href="https://t.me/lumsrc/5322" text:style-name="Internet_20_link" text:visited-style-name="Visited_20_Internet_20_Link">
https://t.me/lumsrc/5322</text:a>
</text:p>
      <!--NEWS-->
      <text:h text:style-name="P10" text:outline-level="1">
<text:span text:style-name="T4">
At Maryinka direction Russian army shelled Krasnohorivka, Maryinka, Heorhiyivka, Maksymilyani...</text:span>
</text:h>
      <text:p text:style-name="P4">
Authors: liveuamap (Language: en)</text:p>
      <text:p text:style-name="P4">
Time: 2023-07-10T-44:05:00</text:p>
      <text:p text:style-name="P4">
Location: Donets'ka oblast (Latitude:48.00723 Longtitude:37.50215)</text:p>
      <text:p text:style-name="P4">
Videos: []</text:p>
      <text:p text:style-name="P4">
Images: []</text:p>
      <text:p text:style-name="P4">
Tags: ["Russia"]</text:p>
      <text:p text:style-name="P4">
ID: 22575091</text:p>
      <!--METADATA-->
      <text:p text:style-name="P4">
At Maryinka direction Russian army shelled Krasnohorivka, Maryinka,Heorhiyivka, Maksymilyanivka, Pobyeda, Yelyzavetivka and Katerynivka ofDonetsk region. Russian aviation conducted airstrike at Krasnohorivka ofDonetsk region, - General Staff of Armed Forces of Ukraine says in the morningreport</text:p>
      <text:p text:style-name="P4">
News Collection Link: <text:a xlink:type="simple" xlink:href="https:\/\/liveuamap.com\/en\/2023\/10-july-at-maryinka-direction-russian-army-shelled-krasnohorivka" text:style-name="Internet_20_link" text:visited-style-name="Visited_20_Internet_20_Link">
https:\/\/liveuamap.com\/en\/2023\/10-july-at-maryinka-direction-russian-army-shelled-krasnohorivka</text:a>
</text:p>
      <text:p text:style-name="P4">
Source: <text:a xlink:type="simple" xlink:href="https://t.me/lumsrc/5323" text:style-name="Internet_20_link" text:visited-style-name="Visited_20_Internet_20_Link">
https://t.me/lumsrc/5323</text:a>
</text:p>
      <!--NEWS-->
      <text:h text:style-name="P10" text:outline-level="1">
<text:span text:style-name="T4">
At Shakhtarske direction Russian army shelled Novomykhaylivka, Vuhledar, Prechystivka, Zolota...</text:span>
</text:h>
      <text:p text:style-name="P4">
Authors: liveuamap (Language: en)</text:p>
      <text:p text:style-name="P4">
Time: 2023-07-10T-46:05:00</text:p>
      <text:p text:style-name="P4">
Location: Velyka Novosilka (Latitude:47.77371 Longtitude:36.80042)</text:p>
      <text:p text:style-name="P4">
Videos: []</text:p>
      <text:p text:style-name="P4">
Images: []</text:p>
      <text:p text:style-name="P4">
Tags: ["Russia"]</text:p>
      <text:p text:style-name="P4">
ID: 22575090</text:p>
      <!--METADATA-->
      <text:p text:style-name="P4">
At Shakhtarske direction Russian army shelled Novomykhaylivka, Vuhledar,Prechystivka, Zolota Nyva, Shakhtarske, Makarivka of Donetsk region, - GeneralStaff of Armed Forces of Ukraine says in the morning report</text:p>
      <text:p text:style-name="P4">
News Collection Link: <text:a xlink:type="simple" xlink:href="https:\/\/liveuamap.com\/en\/2023\/10-july-at-shakhtarske-direction-russian-army-shelled-novomykhaylivka" text:style-name="Internet_20_link" text:visited-style-name="Visited_20_Internet_20_Link">
https:\/\/liveuamap.com\/en\/2023\/10-july-at-shakhtarske-direction-russian-army-shelled-novomykhaylivka</text:a>
</text:p>
      <text:p text:style-name="P4">
Source: <text:a xlink:type="simple" xlink:href="https://t.me/lumsrc/5324" text:style-name="Internet_20_link" text:visited-style-name="Visited_20_Internet_20_Link">
https://t.me/lumsrc/5324</text:a>
</text:p>
      <!--NEWS-->
      <text:h text:style-name="P10" text:outline-level="1">
<text:span text:style-name="T4">
At Zaporizhzhia and Kherson directions Russian army shelled Novodarivka, Huliaipole, Preobraz...</text:span>
</text:h>
      <text:p text:style-name="P4">
Authors: liveuamap (Language: en)</text:p>
      <text:p text:style-name="P4">
Time: 2023-07-10T-48:05:00</text:p>
      <text:p text:style-name="P4">
Location: Zaporizhzhia (Latitude:47.78917 Longtitude:36.70361)</text:p>
      <text:p text:style-name="P4">
Videos: []</text:p>
      <text:p text:style-name="P4">
Images: []</text:p>
      <text:p text:style-name="P4">
Tags: ["Russia"]</text:p>
      <text:p text:style-name="P4">
ID: 22575089</text:p>
      <!--METADATA-->
      <text:p text:style-name="P4">
At Zaporizhzhia and Kherson directions Russian army shelled Novodarivka,Huliaipole, Preobrazhenka, Orikhiv, Stepnohirsk of Zaporizhzhia region;Nikopol of Dnipropetrovsk region; Beryslav, Vesele, Antonivka, Bilozerka ofKherson region and Kherson city. Russian aviation conducted airstrikes atRivnopil and Novodanylivka of Zaporizhzhia region and Kozatske of Khersonregion, - General Staff of Armed Forces of Ukraine says in the morning report</text:p>
      <text:p text:style-name="P4">
News Collection Link: <text:a xlink:type="simple" xlink:href="https:\/\/liveuamap.com\/en\/2023\/10-july-at-zaporizhzhia-and-kherson-directions-russian-army" text:style-name="Internet_20_link" text:visited-style-name="Visited_20_Internet_20_Link">
https:\/\/liveuamap.com\/en\/2023\/10-july-at-zaporizhzhia-and-kherson-directions-russian-army</text:a>
</text:p>
      <text:p text:style-name="P4">
Source: <text:a xlink:type="simple" xlink:href="https://t.me/lumsrc/5325" text:style-name="Internet_20_link" text:visited-style-name="Visited_20_Internet_20_Link">
https://t.me/lumsrc/5325</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0T-50:05:00</text:p>
      <text:p text:style-name="P4">
Location: Donetsk (Latitude:47.85683 Longtitude:37.50938)</text:p>
      <text:p text:style-name="P4">
Videos: []</text:p>
      <text:p text:style-name="P4">
Images: []</text:p>
      <text:p text:style-name="P4">
Tags: ["Russia"]</text:p>
      <text:p text:style-name="P4">
ID: 22575088</text:p>
      <!--METADATA-->
      <text:p text:style-name="P4">
Russian forces conducting offensive actions in Donetsk and Luhansk regions.Ukrainian military had 30 combat engagements with Russian forces near Spirneof Donetsk region, Dubovo-Vasylivka of Donetsk region, Avdiyivka, Maryinka,Novomykhaylivka of Donetsk region, - General Staff of Armed Forces of Ukrainesays in the morning report</text:p>
      <text:p text:style-name="P4">
News Collection Link: <text:a xlink:type="simple" xlink:href="https:\/\/liveuamap.com\/en\/2023\/10-july-russian-forces-conducting-offensive-actions-in-donetsk" text:style-name="Internet_20_link" text:visited-style-name="Visited_20_Internet_20_Link">
https:\/\/liveuamap.com\/en\/2023\/10-july-russian-forces-conducting-offensive-actions-in-donetsk</text:a>
</text:p>
      <text:p text:style-name="P4">
Source: <text:a xlink:type="simple" xlink:href="https://t.me/lumsrc/5326" text:style-name="Internet_20_link" text:visited-style-name="Visited_20_Internet_20_Link">
https://t.me/lumsrc/5326</text:a>
</text:p>
      <!--NEWS-->
      <text:h text:style-name="P10" text:outline-level="1">
<text:span text:style-name="T4">
Russian army shelled Nikopol and Marhanets overnight</text:span>
</text:h>
      <text:p text:style-name="P4">
Authors: liveuamap (Language: en)</text:p>
      <text:p text:style-name="P4">
Time: 2023-07-10T01:07:05</text:p>
      <text:p text:style-name="P4">
Location: Zaporizhia (Latitude:47.56816 Longtitude:34.36935)</text:p>
      <text:p text:style-name="P4">
Videos: []</text:p>
      <text:p text:style-name="P4">
Images: []</text:p>
      <text:p text:style-name="P4">
Tags: ["Europe", "Central and Eastern Europe"]</text:p>
      <text:p text:style-name="P4">
ID: 22574941</text:p>
      <!--METADATA-->
      <text:p text:style-name="P4">
Russian army shelled Nikopol and Marhanets overnight</text:p>
      <text:p text:style-name="P4">
News Collection Link: <text:a xlink:type="simple" xlink:href="https:\/\/liveuamap.com\/en\/2023\/10-july-russian-army-shelled-nikopol-and-marhanets-overnight" text:style-name="Internet_20_link" text:visited-style-name="Visited_20_Internet_20_Link">
https:\/\/liveuamap.com\/en\/2023\/10-july-russian-army-shelled-nikopol-and-marhanets-overnight</text:a>
</text:p>
      <text:p text:style-name="P4">
Source: <text:a xlink:type="simple" xlink:href="https://t.me/dnepr_operativ/46004" text:style-name="Internet_20_link" text:visited-style-name="Visited_20_Internet_20_Link">
https://t.me/dnepr_operativ/46004</text:a>
</text:p>
      <!--NEWS-->
      <text:h text:style-name="P10" text:outline-level="1">
<text:span text:style-name="T4">
Russian army hit Mykolaiv with Iskander missile overnight</text:span>
</text:h>
      <text:p text:style-name="P4">
Authors: liveuamap (Language: en)</text:p>
      <text:p text:style-name="P4">
Time: 2023-07-10T01:21:31</text:p>
      <text:p text:style-name="P4">
Location: Mykolaiv (Latitude:46.9717 Longtitude:32.043)</text:p>
      <text:p text:style-name="P4">
Videos: []</text:p>
      <text:p text:style-name="P4">
Images: []</text:p>
      <text:p text:style-name="P4">
Tags: ["Europe", "Central and Eastern Europe"]</text:p>
      <text:p text:style-name="P4">
ID: 22574942</text:p>
      <!--METADATA-->
      <text:p text:style-name="P4">
Russian army hit Mykolaiv with Iskander missile overnight</text:p>
      <text:p text:style-name="P4">
News Collection Link: <text:a xlink:type="simple" xlink:href="https:\/\/liveuamap.com\/en\/2023\/10-july-russian-army-hit-mykolaiv-with-iskander-missile-overnight" text:style-name="Internet_20_link" text:visited-style-name="Visited_20_Internet_20_Link">
https:\/\/liveuamap.com\/en\/2023\/10-july-russian-army-hit-mykolaiv-with-iskander-missile-overnight</text:a>
</text:p>
      <text:p text:style-name="P4">
Source: <text:a xlink:type="simple" xlink:href="https://t.me/babel/35299" text:style-name="Internet_20_link" text:visited-style-name="Visited_20_Internet_20_Link">
https://t.me/babel/35299</text:a>
</text:p>
      <!--NEWS-->
      <text:h text:style-name="P10" text:outline-level="1">
<text:span text:style-name="T4">
4 person killed, 11 wounded as result of Russian guided bomb strike in Orikhiv</text:span>
</text:h>
      <text:p text:style-name="P4">
Authors: liveuamap (Language: en)</text:p>
      <text:p text:style-name="P4">
Time: 2023-07-10T01:35:40</text:p>
      <text:p text:style-name="P4">
Location: Ukraine (Latitude:47.56969 Longtitude:35.77663)</text:p>
      <text:p text:style-name="P4">
Videos: []</text:p>
      <text:p text:style-name="P4">
Images: []</text:p>
      <text:p text:style-name="P4">
Tags: ["Europe", "Central and Eastern Europe"]</text:p>
      <text:p text:style-name="P4">
ID: 22574943</text:p>
      <!--METADATA-->
      <text:p text:style-name="P4">
4 person killed, 11 wounded as result of Russian guided bomb strike in Orikhiv</text:p>
      <text:p text:style-name="P4">
News Collection Link: <text:a xlink:type="simple" xlink:href="https:\/\/liveuamap.com\/en\/2023\/10-july-4-person-killed-11-wounded-as-result-of-russian-guided" text:style-name="Internet_20_link" text:visited-style-name="Visited_20_Internet_20_Link">
https:\/\/liveuamap.com\/en\/2023\/10-july-4-person-killed-11-wounded-as-result-of-russian-guided</text:a>
</text:p>
      <text:p text:style-name="P4">
Source: <text:a xlink:type="simple" xlink:href="https://t.me/info_zp/40572" text:style-name="Internet_20_link" text:visited-style-name="Visited_20_Internet_20_Link">
https://t.me/info_zp/40572</text:a>
</text:p>
      <!--NEWS-->
      <text:h text:style-name="P10" text:outline-level="1">
<text:span text:style-name="T4">
Russian army claims Ukraine launched several S-200 missiles yesterday, including at the Kerch...</text:span>
</text:h>
      <text:p text:style-name="P4">
Authors: liveuamap (Language: en)</text:p>
      <text:p text:style-name="P4">
Time: 2023-07-10T01:59:40</text:p>
      <text:p text:style-name="P4">
Location: Kerch Strait (Latitude:45.28189 Longtitude:36.53435)</text:p>
      <text:p text:style-name="P4">
Videos: []</text:p>
      <text:p text:style-name="P4">
Images: []</text:p>
      <text:p text:style-name="P4">
Tags: ["Central and Eastern Europe"]</text:p>
      <text:p text:style-name="P4">
ID: 22574944</text:p>
      <!--METADATA-->
      <text:p text:style-name="P4">
Russian army claims Ukraine launched several S-200 missiles yesterday,including at the Kerch bridge and airfield in Rostov region</text:p>
      <text:p text:style-name="P4">
News Collection Link: <text:a xlink:type="simple" xlink:href="https:\/\/liveuamap.com\/en\/2023\/10-july-russian-army-claims-ukraine-launched-several-s200" text:style-name="Internet_20_link" text:visited-style-name="Visited_20_Internet_20_Link">
https:\/\/liveuamap.com\/en\/2023\/10-july-russian-army-claims-ukraine-launched-several-s200</text:a>
</text:p>
      <text:p text:style-name="P4">
Source: <text:a xlink:type="simple" xlink:href="https://t.me/rian_ru/208381" text:style-name="Internet_20_link" text:visited-style-name="Visited_20_Internet_20_Link">
https://t.me/rian_ru/208381</text:a>
</text:p>
      <!--NEWS-->
      <text:h text:style-name="P10" text:outline-level="1">
<text:span text:style-name="T4">
Ukrainian defence forces have advanced over 1 km at Melitopol and Berdiansk directions, - Gen...</text:span>
</text:h>
      <text:p text:style-name="P4">
Authors: liveuamap (Language: en)</text:p>
      <text:p text:style-name="P4">
Time: 2023-07-10T07:05:00</text:p>
      <text:p text:style-name="P4">
Location: Zaporizhzhia (Latitude:47.74862 Longtitude:36.7257)</text:p>
      <text:p text:style-name="P4">
Videos: []</text:p>
      <text:p text:style-name="P4">
Images: []</text:p>
      <text:p text:style-name="P4">
Tags: ["Europe"]</text:p>
      <text:p text:style-name="P4">
ID: 22575097</text:p>
      <!--METADATA-->
      <text:p text:style-name="P4">
Ukrainian defence forces have advanced over 1 km at Melitopol and Berdianskdirections, - General Staff of Armed Forces of Ukraine says in the morningreport</text:p>
      <text:p text:style-name="P4">
News Collection Link: <text:a xlink:type="simple" xlink:href="https:\/\/liveuamap.com\/en\/2023\/10-july-ukrainian-defence-forces-have-advanced-over-1-km" text:style-name="Internet_20_link" text:visited-style-name="Visited_20_Internet_20_Link">
https:\/\/liveuamap.com\/en\/2023\/10-july-ukrainian-defence-forces-have-advanced-over-1-km</text:a>
</text:p>
      <text:p text:style-name="P4">
Source: <text:a xlink:type="simple" xlink:href="https://t.me/lumsrc/5317" text:style-name="Internet_20_link" text:visited-style-name="Visited_20_Internet_20_Link">
https://t.me/lumsrc/5317</text:a>
</text:p>
      <!--NEWS-->
      <text:h text:style-name="P10" text:outline-level="1">
<text:span text:style-name="T4">
Former commander of Improved Kilo-class submarine Krasnodar, deputy head of Krasnodar mobilis...</text:span>
</text:h>
      <text:p text:style-name="P4">
Authors: liveuamap (Language: en)</text:p>
      <text:p text:style-name="P4">
Time: 2023-07-10T13:48:10</text:p>
      <text:p text:style-name="P4">
Location: Krasnodar, Krasnodarskiy kray (Latitude:45.03532 Longtitude:38.97645)</text:p>
      <text:p text:style-name="P4">
Videos: []</text:p>
      <text:p text:style-name="P4">
Images: ["<text:a xlink:type="simple" xlink:href="https://liveuamap.com/pics/2023/07/10/22575161_0.jpg" text:style-name="Internet_20_link" text:visited-style-name="Visited_20_Internet_20_Link">
22575161_0.jpg</text:a>
"]</text:p>
      <text:p text:style-name="P4">
Tags: ["Russia", "Central and Eastern Europe"]</text:p>
      <text:p text:style-name="P4">
ID: 22575161</text:p>
      <!--METADATA-->
      <text:p text:style-name="P4">
Former commander of Improved Kilo-class submarine Krasnodar, deputy head ofKrasnodar mobilisation office Stanislav Rzhytsky was shot dead in Krasnodar</text:p>
      <text:p text:style-name="P4">
<draw:frame draw:style-name="fr1" draw:name="Image2" text:anchor-type="as-char" svg:width="6.9236in" svg:height="6.9236in" draw:z-index="0">
<draw:image xlink:href="../Images/liveuamap/2023-07-10T13-48-10/22575161_0.jpg" xlink:type="simple" xlink:show="embed" xlink:actuate="onLoad" draw:mime-type="image/jpeg"/>
</draw:frame>
</text:p>
      <text:p text:style-name="P4">
News Collection Link: <text:a xlink:type="simple" xlink:href="https:\/\/liveuamap.com\/en\/2023\/10-july-former-commander-of-improved-kiloclass-submarine" text:style-name="Internet_20_link" text:visited-style-name="Visited_20_Internet_20_Link">
https:\/\/liveuamap.com\/en\/2023\/10-july-former-commander-of-improved-kiloclass-submarine</text:a>
</text:p>
      <text:p text:style-name="P4">
Source: <text:a xlink:type="simple" xlink:href="https://t.me/kub_mash/3807" text:style-name="Internet_20_link" text:visited-style-name="Visited_20_Internet_20_Link">
https://t.me/kub_mash/3807</text:a>
</text:p>
      <!--NEWS-->
      <text:h text:style-name="P10" text:outline-level="1">
<text:span text:style-name="T4">
Helicopters and artillery shelled Odnorobivka railway station today</text:span>
</text:h>
      <text:p text:style-name="P4">
Authors: liveuamap (Language: en)</text:p>
      <text:p text:style-name="P4">
Time: 2023-07-10T13:52:51</text:p>
      <text:p text:style-name="P4">
Location: Kharkiv (Latitude:50.41761 Longtitude:35.85936)</text:p>
      <text:p text:style-name="P4">
Videos: []</text:p>
      <text:p text:style-name="P4">
Images: ["<text:a xlink:type="simple" xlink:href="https://liveuamap.com/pics/2023/07/10/22575162_0.jpg" text:style-name="Internet_20_link" text:visited-style-name="Visited_20_Internet_20_Link">
22575162_0.jpg</text:a>
"]</text:p>
      <text:p text:style-name="P4">
Tags: ["Europe", "Central and Eastern Europe"]</text:p>
      <text:p text:style-name="P4">
ID: 22575162</text:p>
      <!--METADATA-->
      <text:p text:style-name="P4">
Helicopters and artillery shelled Odnorobivka railway station today</text:p>
      <text:p text:style-name="P4">
<draw:frame draw:style-name="fr1" draw:name="Image3" text:anchor-type="as-char" svg:width="6.9236in" svg:height="5.1927in" draw:z-index="0">
<draw:image xlink:href="../Images/liveuamap/2023-07-10T13-52-51/22575162_0.jpg" xlink:type="simple" xlink:show="embed" xlink:actuate="onLoad" draw:mime-type="image/jpeg"/>
</draw:frame>
</text:p>
      <text:p text:style-name="P4">
News Collection Link: <text:a xlink:type="simple" xlink:href="https:\/\/liveuamap.com\/en\/2023\/10-july-helicopters-and-artillery-shelled-odnorobivka-railway" text:style-name="Internet_20_link" text:visited-style-name="Visited_20_Internet_20_Link">
https:\/\/liveuamap.com\/en\/2023\/10-july-helicopters-and-artillery-shelled-odnorobivka-railway</text:a>
</text:p>
      <text:p text:style-name="P4">
Source: <text:a xlink:type="simple" xlink:href="https://twitter.com/nakipeloua/status/1678460466459189256" text:style-name="Internet_20_link" text:visited-style-name="Visited_20_Internet_20_Link">
https://twitter.com/nakipeloua/status/1678460466459189256</text:a>
</text:p>
      <!--NEWS-->
      <text:h text:style-name="P10" text:outline-level="1">
<text:span text:style-name="T4">
Shahed drones launches reported from Prymorsko-Akhtarsk</text:span>
</text:h>
      <text:p text:style-name="P4">
Authors: liveuamap (Language: en)</text:p>
      <text:p text:style-name="P4">
Time: 2023-07-10T16:27:30</text:p>
      <text:p text:style-name="P4">
Location: Krasnodar (Latitude:46.06001 Longtitude:38.2338)</text:p>
      <text:p text:style-name="P4">
Videos: []</text:p>
      <text:p text:style-name="P4">
Images: []</text:p>
      <text:p text:style-name="P4">
Tags: ["Central and Eastern Europe", "Russia"]</text:p>
      <text:p text:style-name="P4">
ID: 22575197</text:p>
      <!--METADATA-->
      <text:p text:style-name="P4">
Shahed drones launches reported from Prymorsko-Akhtarsk</text:p>
      <text:p text:style-name="P4">
News Collection Link: <text:a xlink:type="simple" xlink:href="https:\/\/liveuamap.com\/en\/2023\/10-july-shahed-drones-launches-reported-from-prymorskoakhtarsk" text:style-name="Internet_20_link" text:visited-style-name="Visited_20_Internet_20_Link">
https:\/\/liveuamap.com\/en\/2023\/10-july-shahed-drones-launches-reported-from-prymorskoakhtarsk</text:a>
</text:p>
      <text:p text:style-name="P4">
Source: <text:a xlink:type="simple" xlink:href="https://t.me/kpszsu/3180" text:style-name="Internet_20_link" text:visited-style-name="Visited_20_Internet_20_Link">
https://t.me/kpszsu/3180</text:a>
</text:p>
      <!--NEWS-->
      <text:h text:style-name="P10" text:outline-level="1">
<text:span text:style-name="T4">
Explosions reported in Tokmak of Zaporizhzhia region</text:span>
</text:h>
      <text:p text:style-name="P4">
Authors: liveuamap (Language: en)</text:p>
      <text:p text:style-name="P4">
Time: 2023-07-10T16:59:07</text:p>
      <text:p text:style-name="P4">
Location: Zaporizhiye (Latitude:47.23367 Longtitude:35.71072)</text:p>
      <text:p text:style-name="P4">
Videos: []</text:p>
      <text:p text:style-name="P4">
Images: []</text:p>
      <text:p text:style-name="P4">
Tags: ["Europe", "Central and Eastern Europe"]</text:p>
      <text:p text:style-name="P4">
ID: 22575201</text:p>
      <!--METADATA-->
      <text:p text:style-name="P4">
Explosions reported in Tokmak of Zaporizhzhia region</text:p>
      <text:p text:style-name="P4">
News Collection Link: <text:a xlink:type="simple" xlink:href="https:\/\/liveuamap.com\/en\/2023\/10-july-explosions-reported-in-tokmak-of-zaporizhzhia-region" text:style-name="Internet_20_link" text:visited-style-name="Visited_20_Internet_20_Link">
https:\/\/liveuamap.com\/en\/2023\/10-july-explosions-reported-in-tokmak-of-zaporizhzhia-region</text:a>
</text:p>
      <text:p text:style-name="P4">
Source: <text:a xlink:type="simple" xlink:href="https://t.me/war_monitor/8657" text:style-name="Internet_20_link" text:visited-style-name="Visited_20_Internet_20_Link">
https://t.me/war_monitor/8657</text:a>
</text:p>
      <!--NEWS-->
      <text:h text:style-name="P10" text:outline-level="1">
<text:span text:style-name="T4">
Explosion was reported in Vasylivka</text:span>
</text:h>
      <text:p text:style-name="P4">
Authors: liveuamap (Language: en)</text:p>
      <text:p text:style-name="P4">
Time: 2023-07-10T17:41:46</text:p>
      <text:p text:style-name="P4">
Location: Vasylivka, Zaporizhzhia (Latitude:47.44864 Longtitude:35.28173)</text:p>
      <text:p text:style-name="P4">
Videos: []</text:p>
      <text:p text:style-name="P4">
Images: []</text:p>
      <text:p text:style-name="P4">
Tags: []</text:p>
      <text:p text:style-name="P4">
ID: 22575203</text:p>
      <!--METADATA-->
      <text:p text:style-name="P4">
Explosion was reported in Vasylivka</text:p>
      <text:p text:style-name="P4">
News Collection Link: <text:a xlink:type="simple" xlink:href="https:\/\/liveuamap.com\/en\/2023\/10-july-explosion-was-reported-in-vasylivka-" text:style-name="Internet_20_link" text:visited-style-name="Visited_20_Internet_20_Link">
https:\/\/liveuamap.com\/en\/2023\/10-july-explosion-was-reported-in-vasylivka-</text:a>
</text:p>
      <text:p text:style-name="P4">
Source: <text:a xlink:type="simple" xlink:href="https://t.me/dniprorudne_ukraine/3127" text:style-name="Internet_20_link" text:visited-style-name="Visited_20_Internet_20_Link">
https://t.me/dniprorudne_ukraine/3127</text:a>
</text:p>
      <!--NEWS-->
      <text:h text:style-name="P10" text:outline-level="1">
<text:span text:style-name="T4">
Вражаючі фото роботи українських захисників показало ОК «Схід»</text:span>
</text:h>
      <text:p text:style-name="P4">
Author: ['АРМІЯINFORM']</text:p>
      <text:p text:style-name="P4">
Time: 2023-07-10T22:00:00-04:00</text:p>
      <text:p text:style-name="P4">
Description: Про це повідомляється на Facebook-сторінці оперативного командування «Схід».    «Гар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Tags: ['STOPRUSSIA', 'АГРЕСІЯ РФ']</text:p>
      <text:p text:style-name="P4">
Category: News</text:p>
      <!--METADATA-->
      <text:p text:style-name="P4">
<draw:frame draw:style-name="fr1" draw:name="Image4" text:anchor-type="as-char" svg:width="6.9236in" svg:height="4.615733in" draw:z-index="0">
<draw:image xlink:href="../Images/AРМІЯINFORM/2023-07-10T22-00-00-04-00/358098656_293771143175283_2997127512189881450_n.jpg" xlink:type="simple" xlink:show="embed" xlink:actuate="onLoad" draw:mime-type="image/jpeg"/>
</draw:frame>
</text:p>
      <text:p text:style-name="P4">
Про це<text:a xlink:type="simple" xlink:href="https://www.facebook.com/EastOC/posts/pfbid03398jTHCGhjiCni3ZUJ61iTKzcsdJBSDpk5bjzisanRz4NM9Me2ra3yk2XCEvY31Bl" text:style-name="Internet_20_link" text:visited-style-name="Visited_20_Internet_20_Link">
повідомляється</text:a>
на Facebook-сторінці оперативного командування «Схід».</text:p>
      <text:p text:style-name="P4">
«Гарного дня, Україно! Мирного, сімейного вихідного, а ми й надалі будемоборонити ваш спокій.</text:p>
      <text:p text:style-name="P4">
Тримаємо стрій!» кому прибрати — йдеться у повідомленні.</text:p>
      <text:p text:style-name="P4">
<text:a xlink:type="simple" xlink:href="https://armyinform.com.ua/wp-content/uploads/2023/07/358117203_293771606508570_4881559065234792508_n.jpg" text:style-name="Internet_20_link" text:visited-style-name="Visited_20_Internet_20_Link">
<draw:frame draw:style-name="fr1" draw:name="Image5" text:anchor-type="as-char" svg:width="6.9236in" svg:height="6.9236in" draw:z-index="0">
<draw:image xlink:href="../Images/AРМІЯINFORM/2023-07-10T22-00-00-04-00/358117203_293771606508570_4881559065234792508_n-150x150.jpg" xlink:type="simple" xlink:show="embed" xlink:actuate="onLoad" draw:mime-type="image/jpeg"/>
</draw:frame>
</text:a>
</text:p>
      <text:p text:style-name="P4">
<text:a xlink:type="simple" xlink:href="https://armyinform.com.ua/wp-content/uploads/2023/07/358606566_293771583175239_7250901087736981376_n.jpg" text:style-name="Internet_20_link" text:visited-style-name="Visited_20_Internet_20_Link">
<draw:frame draw:style-name="fr1" draw:name="Image6" text:anchor-type="as-char" svg:width="6.9236in" svg:height="6.9236in" draw:z-index="0">
<draw:image xlink:href="../Images/AРМІЯINFORM/2023-07-10T22-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7" text:anchor-type="as-char" svg:width="6.9236in" svg:height="6.9236in" draw:z-index="0">
<draw:image xlink:href="../Images/AРМІЯINFORM/2023-07-10T22-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8" text:anchor-type="as-char" svg:width="6.9236in" svg:height="6.9236in" draw:z-index="0">
<draw:image xlink:href="../Images/AРМІЯINFORM/2023-07-10T22-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9" text:anchor-type="as-char" svg:width="6.9236in" svg:height="6.9236in" draw:z-index="0">
<draw:image xlink:href="../Images/AРМІЯINFORM/2023-07-10T22-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10" text:anchor-type="as-char" svg:width="6.9236in" svg:height="6.9236in" draw:z-index="0">
<draw:image xlink:href="../Images/AРМІЯINFORM/2023-07-10T22-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11" text:anchor-type="as-char" svg:width="6.9236in" svg:height="6.9236in" draw:z-index="0">
<draw:image xlink:href="../Images/AРМІЯINFORM/2023-07-10T22-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12" text:anchor-type="as-char" svg:width="6.9236in" svg:height="6.9236in" draw:z-index="0">
<draw:image xlink:href="../Images/AРМІЯINFORM/2023-07-10T22-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13" text:anchor-type="as-char" svg:width="6.9236in" svg:height="6.9236in" draw:z-index="0">
<draw:image xlink:href="../Images/AРМІЯINFORM/2023-07-10T22-00-00-04-00/359190193_293771366508594_6621600570787458219_n-150x150.jpg" xlink:type="simple" xlink:show="embed" xlink:actuate="onLoad" draw:mime-type="image/jpeg"/>
</draw:frame>
</text:a>
</text:p>
      <text:p text:style-name="P4">
<text:a xlink:type="simple" xlink:href="https://armyinform.com.ua/wp-content/uploads/2023/07/358107532_293771346508596_1465377916723634151_n.jpg" text:style-name="Internet_20_link" text:visited-style-name="Visited_20_Internet_20_Link">
<draw:frame draw:style-name="fr1" draw:name="Image14" text:anchor-type="as-char" svg:width="6.9236in" svg:height="6.9236in" draw:z-index="0">
<draw:image xlink:href="../Images/AРМІЯINFORM/2023-07-10T22-00-00-04-00/358107532_293771346508596_1465377916723634151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15" text:anchor-type="as-char" svg:width="6.9236in" svg:height="6.9236in" draw:z-index="0">
<draw:image xlink:href="../Images/AРМІЯINFORM/2023-07-10T22-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16" text:anchor-type="as-char" svg:width="6.9236in" svg:height="6.9236in" draw:z-index="0">
<draw:image xlink:href="../Images/AРМІЯINFORM/2023-07-10T22-00-00-04-00/359493011_293771126508618_560507805300156394_n-150x150.jpg" xlink:type="simple" xlink:show="embed" xlink:actuate="onLoad" draw:mime-type="image/jpeg"/>
</draw:frame>
</text:a>
</text:p>
      <text:p text:style-name="P4">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NEWS-->
      <text:h text:style-name="P10" text:outline-level="1">
<text:span text:style-name="T4">
Центр протидії дезінформації розповів, як українці втирали носа росіянам протягом історії</text:span>
</text:h>
      <text:p text:style-name="P4">
Author: ['АРМІЯINFORM']</text:p>
      <text:p text:style-name="P4">
Time: 2023-07-10T24:00:00-04:00</text:p>
      <text:p text:style-name="P4">
Description: Про це повідомляє Центр протидії дезінформації:    «Історія нашої нації багата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повідомляє</text:a>
 Центрпротидії дезінформації:</text:p>
      <text:p text:style-name="P4">
«Історія нашої нації багата на подвиги та війни, а український народ — цесимвол незламності та вольової сили, яка невтомно протистоїть агресору. Улихолітті війни наша країна проявляє надзвичайну витримку та героїзм,витісняючи ворога та визволяючи окуповані території.</text:p>
      <text:p text:style-name="P4">
Про те, як українці втирали носа росіянам протягом своєї історії, — дивіться увідео Центру протидії дезінформації».</text:p>
      <text:p text:style-name="P4">
Source: <text:a xlink:type="simple" xlink:href="https://armyinform.com.ua/2023/07/10/yak-ukrayinczi-vtyraly-nosa-rosiyanam-protyagom-istoriyi-pokazav-czentr-protydiyi-dezinformacziyi/" text:style-name="Internet_20_link" text:visited-style-name="Visited_20_Internet_20_Link">
https://armyinform.com.ua/2023/07/10/yak-ukrayinczi-vtyraly-nosa-rosiyanam-protyagom-istoriyi-pokazav-czentr-protydiyi-dezinformacziyi/</text:a>
</text:p>
      <!--NEWS-->
      <text:h text:style-name="P10" text:outline-level="1">
<text:span text:style-name="T4">
Бригади «Гвардії наступу» продовжують інтенсивно тренуватися</text:span>
</text:h>
      <text:p text:style-name="P4">
Author: ['АРМІЯINFORM']</text:p>
      <text:p text:style-name="P4">
Time: 2023-07-10T26:00:00-04:00</text:p>
      <text:p text:style-name="P4">
Description: Бригади «Гвардії наступу» продовжують інтенсивно тренуватися, щоб якнайшвидше відво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8894161.jpeg" text:style-name="Internet_20_link" text:visited-style-name="Visited_20_Internet_20_Link">
photo1688894161.jpeg</text:a>
']</text:p>
      <text:p text:style-name="P4">
Tags: ['STOPRUSSIA', 'АГРЕСІЯ РФ']</text:p>
      <text:p text:style-name="P4">
Category: News</text:p>
      <!--METADATA-->
      <text:p text:style-name="P4">
<draw:frame draw:style-name="fr1" draw:name="Image17" text:anchor-type="as-char" svg:width="6.9236in" svg:height="4.615733in" draw:z-index="0">
<draw:image xlink:href="../Images/AРМІЯINFORM/2023-07-10T26-00-00-04-00/photo1688894161.jpeg" xlink:type="simple" xlink:show="embed" xlink:actuate="onLoad" draw:mime-type="image/jpeg"/>
</draw:frame>
</text:p>
      <text:p text:style-name="P4">
Бригади «Гвардії наступу» продовжують інтенсивно тренуватися, щоб якнайшвидшевідвоювати наші території у ворога.</text:p>
      <text:p text:style-name="P4">
Про це <text:a xlink:type="simple" xlink:href="https://t.me/kyivoda/10521" text:style-name="Internet_20_link" text:visited-style-name="Visited_20_Internet_20_Link">
повідомляє</text:a>
 Київська обласна військоваадміністрація.</text:p>
      <text:p text:style-name="P4">
Як відбуваються тренування у бійців штурмової бригади «Спартан»:</text:p>
      <ul>
        <li>
перенесення із напарником великого ящика з боєкомплектом, який важить близько 50-60 кілограмів;  * ндивідуальною вправою є перенесення двох ящиків вагою 10-15 кілограмів кожен;  * перевертання колеса від вантажівки та рух лежачи.</li>
      </ul>
      <text:p text:style-name="P4">
До речі, до складу бригад Гвардії входять не лише чоловіки, а й жінки, які нехочуть бути осторонь під час визвольної боротьби.</text:p>
      <text:p text:style-name="P4">
Source: <text:a xlink:type="simple" xlink:href="https://armyinform.com.ua/2023/07/10/brygady-gvardiyi-nastupu-prodovzhuyut-intensyvno-trenuvatysya/" text:style-name="Internet_20_link" text:visited-style-name="Visited_20_Internet_20_Link">
https://armyinform.com.ua/2023/07/10/brygady-gvardiyi-nastupu-prodovzhuyut-intensyvno-trenuvatysya/</text:a>
</text:p>
      <!--NEWS-->
      <text:h text:style-name="P10" text:outline-level="1">
<text:span text:style-name="T4">
Голова Верховної Ради України зустрівся з експрезидентом Латвійської Республіки</text:span>
</text:h>
      <text:p text:style-name="P4">
Author: ['АРМІЯINFORM']</text:p>
      <text:p text:style-name="P4">
Time: 2023-07-10T28:00:00-04:00</text:p>
      <text:p text:style-name="P4">
Description: Про це повідомляє Голова Верховної Ради України Руслан Стефанчук:    «Завжди важли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7561099_672671534898899_2319174837579882182_n.jpg" text:style-name="Internet_20_link" text:visited-style-name="Visited_20_Internet_20_Link">
347561099_672671534898899_2319174837579882182_n.jpg</text:a>
']</text:p>
      <text:p text:style-name="P4">
Tags: ['STOPRUSSIA', 'АГРЕСІЯ РФ', 'РУСЛАН СТЕФАНЧУК']</text:p>
      <text:p text:style-name="P4">
Category: News</text:p>
      <!--METADATA-->
      <text:p text:style-name="P4">
<draw:frame draw:style-name="fr1" draw:name="Image18" text:anchor-type="as-char" svg:width="6.9236in" svg:height="4.615733in" draw:z-index="0">
<draw:image xlink:href="../Images/AРМІЯINFORM/2023-07-10T28-00-00-04-00/347561099_672671534898899_2319174837579882182_n.jpg" xlink:type="simple" xlink:show="embed" xlink:actuate="onLoad" draw:mime-type="image/jpeg"/>
</draw:frame>
</text:p>
      <text:p text:style-name="P4">
Про це<text:a xlink:type="simple" xlink:href="https://www.facebook.com/stefanchuk.official/posts/pfbid0DTcAj7JTC6Y46o5qd6menUYb1G2qUfMJ7zjRJdFKnWbv1gsHXNTZk1p7EDyJpw3ml" text:style-name="Internet_20_link" text:visited-style-name="Visited_20_Internet_20_Link">
повідомляє</text:a>
Голова Верховної Ради України Руслан Стефанчук:</text:p>
      <text:p text:style-name="P4">
«Завжди важливо цінувати підтримку тих країн, які з перших днівширокомасштабного вторгнення надали неоціненну допомогу Україні.</text:p>
      <text:p text:style-name="P4">
Хто підтримав нас у боротьбі за незалежність та суверенітет.</text:p>
      <text:p text:style-name="P4">
Зустрівся з експрезидентом Латвійської Республіки Егілсом Левітсом, якийбуквально кілька днів тому покинув посаду Глави держави.</text:p>
      <text:p text:style-name="P4">
Окрім військової, фінансової та гуманітарної допомоги подякував за послідовнупідтримку Латвією членства України в ЄС. Наголосив, що цього року ми прагнемопочати переговори про повноцінне членство.</text:p>
      <text:p text:style-name="P4">
Подякував за навчання українських військових у Латвії за стандартами НАТО у2022 році та плани продовжити й значно розширити відповідні програми цьогороку!</text:p>
      <text:p text:style-name="P4">
Обговорили питання притягнення росії до відповідальності за скоєні злочини,якому Егілс Левітс має наміри і далі приділяти особливу увагу як правник.</text:p>
      <text:p text:style-name="P4">
Егілс Левітс запевнив, що політика підтримки, яку сповідує Латвія щодоУкраїни, буде продовжена і триватиме до повної нашої перемоги».</text:p>
      <text:p text:style-name="P4">
Source: <text:a xlink:type="simple" xlink:href="https://armyinform.com.ua/2023/07/10/golova-verhovnoyi-rady-ukrayiny-zustrivsya-z-eksprezydentom-latvijskoyi-respubliky/" text:style-name="Internet_20_link" text:visited-style-name="Visited_20_Internet_20_Link">
https://armyinform.com.ua/2023/07/10/golova-verhovnoyi-rady-ukrayiny-zustrivsya-z-eksprezydentom-latvijskoyi-respubliky/</text:a>
</text:p>
      <!--NEWS-->
      <text:h text:style-name="P10" text:outline-level="1">
<text:span text:style-name="T4">
ОК «Північ» показало, як наші підрозділи виконують завдання</text:span>
</text:h>
      <text:p text:style-name="P4">
Author: ['АРМІЯINFORM']</text:p>
      <text:p text:style-name="P4">
Time: 2023-07-10T30:00:00-04:00</text:p>
      <text:p text:style-name="P4">
Description: Ефектне відео оперативне командування «Північ» розмістило у Facebook.    «М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Ефектне відео оперативне командування «Північ»<text:a xlink:type="simple" xlink:href="https://www.facebook.com/watch/" text:style-name="Internet_20_link" text:visited-style-name="Visited_20_Internet_20_Link">
розмістило</text:a>
 у Facebook.</text:p>
      <text:p text:style-name="P4">
«Ми з України!</text:p>
      <text:p text:style-name="P4">
Вільні. Справжні. Незламні», — йдеться в описі до ролика.</text:p>
      <text:p text:style-name="P4">
Source: <text:a xlink:type="simple" xlink:href="https://armyinform.com.ua/2023/07/10/ok-pivnich-pokazalo-yak-vykonuyut-zadachi-nashi-pidrozdily/" text:style-name="Internet_20_link" text:visited-style-name="Visited_20_Internet_20_Link">
https://armyinform.com.ua/2023/07/10/ok-pivnich-pokazalo-yak-vykonuyut-zadachi-nashi-pidrozdily/</text:a>
</text:p>
      <!--NEWS-->
      <text:h text:style-name="P10" text:outline-level="1">
<text:span text:style-name="T4">
Серед новобранців в армії рф є наркозалежні та хворі на гепатит</text:span>
</text:h>
      <text:p text:style-name="P4">
Author: ['АРМІЯINFORM']</text:p>
      <text:p text:style-name="P4">
Time: 2023-07-10T32:00:00-04:00</text:p>
      <text:p text:style-name="P4">
Description: Про це у Facebook повідомляє Генеральний штаб ЗСУ.    На одному з полігонів 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19" text:anchor-type="as-char" svg:width="6.9236in" svg:height="4.615733in" draw:z-index="0">
<draw:image xlink:href="../Images/AРМІЯINFORM/2023-07-10T32-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iNrbEvuDLVjuW7xnyhjL55CbAbE3cZuTshjvkenJ69ZG53FdyFMWh1aoy6gwDiPxl" text:style-name="Internet_20_link" text:visited-style-name="Visited_20_Internet_20_Link">
повідомляє</text:a>
Генеральний штаб ЗСУ.</text:p>
      <text:p text:style-name="P4">
На одному з полігонів східного воєнного округу алтайського краю проходятьпідготовку понад 300 осіб, які підписали контракт зі збройними силамиросійської федерації. Серед новобранців є особи з-поміж колишніх ув’язнених,чоловіки низького соціального статусу без особистих документів, наркозалежніта хворі на гепатит. Більшість вказаних осіб уже звернулися до медичнихзакладів, аби спробувати відтермінувати свою відправку в райони бойових дій натериторії України.</text:p>
      <text:p text:style-name="P4">
Source: <text:a xlink:type="simple" xlink:href="https://armyinform.com.ua/2023/07/10/sered-novobrancziv-v-armiyi-rf-ye-narkozalezhni-ta-hvori-na-gepatyt/" text:style-name="Internet_20_link" text:visited-style-name="Visited_20_Internet_20_Link">
https://armyinform.com.ua/2023/07/10/sered-novobrancziv-v-armiyi-rf-ye-narkozalezhni-ta-hvori-na-gepatyt/</text:a>
</text:p>
      <!--NEWS-->
      <text:h text:style-name="P10" text:outline-level="1">
<text:span text:style-name="T4">
На Донеччині відбулось близько 30 бойових зіткнень</text:span>
</text:h>
      <text:p text:style-name="P4">
Author: ['АРМІЯINFORM']</text:p>
      <text:p text:style-name="P4">
Time: 2023-07-10T34:00:00-04:00</text:p>
      <text:p text:style-name="P4">
Description: Про це у Facebook повідомляє Генеральний штаб ЗСУ.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ХРОНІКА ОБОРОНИ']</text:p>
      <text:p text:style-name="P4">
Category: News</text:p>
      <!--METADATA-->
      <text:p text:style-name="P4">
<draw:frame draw:style-name="fr1" draw:name="Image20" text:anchor-type="as-char" svg:width="6.9236in" svg:height="4.615733in" draw:z-index="0">
<draw:image xlink:href="../Images/AРМІЯINFORM/2023-07-10T34-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iNrbEvuDLVjuW7xnyhjL55CbAbE3cZuTshjvkenJ69ZG53FdyFMWh1aoy6gwDiPxl" text:style-name="Internet_20_link" text:visited-style-name="Visited_20_Internet_20_Link">
повідомляє</text:a>
Генеральний штаб ЗСУ.</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близько 30 бойових зіткнень.</text:p>
      <text:p text:style-name="P4">
Source: <text:a xlink:type="simple" xlink:href="https://armyinform.com.ua/2023/07/10/na-donechchyni-vidbulos-blyzko-30-bojovyh-zitknen/" text:style-name="Internet_20_link" text:visited-style-name="Visited_20_Internet_20_Link">
https://armyinform.com.ua/2023/07/10/na-donechchyni-vidbulos-blyzko-30-bojovyh-zitknen/</text:a>
</text:p>
      <!--NEWS-->
      <text:h text:style-name="P10" text:outline-level="1">
<text:span text:style-name="T4">
Дмитро Кулеба в розмові з Ентоні Блінкеном: Працюємо над тим, щоб рішення саміту НАТО були виграшними для всіх</text:span>
</text:h>
      <text:p text:style-name="P4">
Author: ['АРМІЯINFORM']</text:p>
      <text:p text:style-name="P4">
Time: 2023-07-10T36:00:00-04:00</text:p>
      <text:p text:style-name="P4">
Description: Міністр закордонних справ України Дмитро Кулеба провів телефонну розмову з держав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kuleba.jpeg" text:style-name="Internet_20_link" text:visited-style-name="Visited_20_Internet_20_Link">
kuleba.jpeg</text:a>
']</text:p>
      <text:p text:style-name="P4">
Tags: ['ДМИТРО КУЛЕБА', 'ЕНТОНІ БЛІНКЕН', 'НАТО', 'САМІТ', 'США']</text:p>
      <text:p text:style-name="P4">
Category: News</text:p>
      <!--METADATA-->
      <text:p text:style-name="P4">
<draw:frame draw:style-name="fr1" draw:name="Image21" text:anchor-type="as-char" svg:width="6.9236in" svg:height="4.330592in" draw:z-index="0">
<draw:image xlink:href="../Images/AРМІЯINFORM/2023-07-10T36-00-00-04-00/kuleba.jpeg" xlink:type="simple" xlink:show="embed" xlink:actuate="onLoad" draw:mime-type="image/jpeg"/>
</draw:frame>
</text:p>
      <text:p text:style-name="P4">
Міністр закордонних справ України Дмитро Кулеба провів телефонну розмову здержавним секретарем США Ентоні Блінкеном напередодні саміту НАТО у Вільнюсі.</text:p>
      <text:p text:style-name="P4">
Про це він повідомив у<text:a xlink:type="simple" xlink:href="http://twitter.com/DmytroKuleba/status/1678083553886609409" text:style-name="Internet_20_link" text:visited-style-name="Visited_20_Internet_20_Link">
Твітері</text:a>
.</text:p>
      <text:p text:style-name="P4">
«У мене була продуктивна розмова з Ентоні Блінкеном перед Вільнюсом… Мипрацюємо над тим, щоб остаточні рішення були виграшними для всіх: України,НАТО та глобальної безпеки», — написав Дмитро Кулеба.</text:p>
      <text:p text:style-name="P4">
Очільник МЗС України також подякував США за ще один новаторський обороннийпакет, який включає такі необхідні боєприпаси.</text:p>
      <text:p text:style-name="P4">
Нагадаємо, нещодавно на Раді міністрів ЄС Дмитро Кулеба<text:a xlink:type="simple" xlink:href="https://armyinform.com.ua/2023/06/26/dmytro-kuleba-na-radi-ministriv-yes-nazvav-try-umovy-dlya-porazky-rosiyi/" text:style-name="Internet_20_link" text:visited-style-name="Visited_20_Internet_20_Link">
назвав</text:a>
 три умови для поразки росії.</text:p>
      <text:p text:style-name="P4">
Source: <text:a xlink:type="simple" xlink:href="https://armyinform.com.ua/2023/07/10/dmytro-kuleba-u-rozmovi-z-entoni-blinkenom-praczyuyemo-nad-tym-shhob-rishennya-samitu-nato-buly-vygrashnymy-dlya-vsih/" text:style-name="Internet_20_link" text:visited-style-name="Visited_20_Internet_20_Link">
https://armyinform.com.ua/2023/07/10/dmytro-kuleba-u-rozmovi-z-entoni-blinkenom-praczyuyemo-nad-tym-shhob-rishennya-samitu-nato-buly-vygrashnymy-dlya-vsih/</text:a>
</text:p>
      <!--NEWS-->
      <text:h text:style-name="P10" text:outline-level="1">
<text:span text:style-name="T4">
Генсек НАТО оприлюднив деталі саміту Альянсу</text:span>
</text:h>
      <text:p text:style-name="P4">
Author: ['АРМІЯINFORM']</text:p>
      <text:p text:style-name="P4">
Time: 2023-07-10T38:00:00-04:00</text:p>
      <text:p text:style-name="P4">
Description: Генеральний секретар НАТО Єнс Столтенберг виклав порядок денний саміту НАТО у Вільню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toltenberg.jpg" text:style-name="Internet_20_link" text:visited-style-name="Visited_20_Internet_20_Link">
stoltenberg.jpg</text:a>
']</text:p>
      <text:p text:style-name="P4">
Tags: ['САМІТ НАТО']</text:p>
      <text:p text:style-name="P4">
Category: News</text:p>
      <!--METADATA-->
      <text:p text:style-name="P4">
<draw:frame draw:style-name="fr1" draw:name="Image22" text:anchor-type="as-char" svg:width="6.9236in" svg:height="3.894525in" draw:z-index="0">
<draw:image xlink:href="../Images/AРМІЯINFORM/2023-07-10T38-00-00-04-00/stoltenberg.jpg" xlink:type="simple" xlink:show="embed" xlink:actuate="onLoad" draw:mime-type="image/jpeg"/>
</draw:frame>
</text:p>
      <text:p text:style-name="P4">
Генеральний секретар НАТО Єнс Столтенберг виклав порядок денний <text:a xlink:type="simple" xlink:href="https://armyinform.com.ua/2022/11/09/nastupnyj-samit-nato-vidbudetsya-vlitku-2023-roku-v-lytvi/" text:style-name="Internet_20_link" text:visited-style-name="Visited_20_Internet_20_Link">
саміту НАТО уВільнюсі</text:a>
, який відбудеться 11-12 липня,заявивши, що зібрання продемонструє єдність Альянсу.</text:p>
      <text:p text:style-name="P4">
Про це <text:a xlink:type="simple" xlink:href="https://www.defense.gov/News/News-Stories/Article/Article/3451329/nato-chief-details-plans-for-summit/" text:style-name="Internet_20_link" text:visited-style-name="Visited_20_Internet_20_Link">
повідомляє</text:a>
пресслужба Пентагону.</text:p>
      <text:p text:style-name="P4">
Президент Джо Байден<text:a xlink:type="simple" xlink:href="https://armyinform.com.ua/2023/07/03/prezydent-ssha-dzho-bajden-prybude-na-samit-nato-u-vilnyusi/" text:style-name="Internet_20_link" text:visited-style-name="Visited_20_Internet_20_Link">
приєднається</text:a>
 до глав держав і урядів Альянсу вкритичний момент трансатлантичної безпеки.</text:p>
      <text:p text:style-name="P4">
«Агресивна війна росії проти України продовжує вирувати. Протягом 500 днівмосква несла смерть і руйнування в серце Європи, прагнучи знищити Україну ірозділити НАТО», — сказав Єнс Столтенберг.</text:p>
      <text:p text:style-name="P4">
Саміт надсилає повідомлення москві та російському президенту володимиру путінупро те, що Альянс єдиний, і його агресія «<text:a xlink:type="simple" xlink:href="https://armyinform.com.ua/2023/07/07/vilnyuskyj-samit-nato-zrobyt-ukrayinu-sylnishoyu-gensek-alyansu/" text:style-name="Internet_20_link" text:visited-style-name="Visited_20_Internet_20_Link">
неокупиться</text:a>
».</text:p>
      <text:p text:style-name="P4">
Єнс Столтенберг зазначив, що союзники по НАТО вже пообіцяли виділити 500мільйонів євро на критичні потреби в Україні, включаючи пальне, медичнезабезпечення, обладнання для розмінування та понтонні мости.</text:p>
      <text:p text:style-name="P4">
Лідери Альянсу також намагатимуться зміцнити захист і стримування за допомогоютрьох нових регіональних планів оборони, які протистоять головним загрозамНАТО — росії та тероризму.</text:p>
      <text:p text:style-name="P4">
Єнс Столтенберг також сказав, що плани саміту стосуватимуться Атлантики таЄвропейської Арктики; Балтійського регіону і Центральної Європи; а такожСередземного і Чорного морів.</text:p>
      <text:p text:style-name="P4">
Лідери Альянсу також розглянуть План дій оборонного виробництва дляагрегування попиту, підвищення потужності та підвищення оперативноїсумісності.</text:p>
      <text:p text:style-name="P4">
Союзники по НАТО також візьмуть більш амбіційну обіцянку щодо інвестицій воборону — щорічно витрачати на оборону мінімум 2 відсотки валовоговнутрішнього продукту.</text:p>
      <text:p text:style-name="P4">
Це стало можливим після реального збільшення витрат на оборону серед 31союзника.</text:p>
      <text:p text:style-name="P4">
«У 2023 році у європейських союзників і Канади буде реальне зростання на 8,3відсотка. Це найбільший показник за десятиліття і дев’ятий рік поспільзбільшення наших витрат на оборону», — сказав Єнс Столтенберг.</text:p>
      <text:p text:style-name="P4">
Загалом європейські союзники та Канада додатково інвестували понад 450мільярдів доларів після обіцянки оборонних інвестицій у 2014 році. Генсек НАТОзазначив, що у 2014 році лише три союзники витратили на оборону 2 відсоткиВВП.</text:p>
      <text:p text:style-name="P4">
«Цього року 11 союзників досягнуть або перевищать мету. Ми очікуємо, щонаступного року ця кількість суттєво зросте», — сказав глава Альянсу.</text:p>
      <text:p text:style-name="P4">
Лідери Австралії, Нової Зеландії, Японії та Південної Кореї візьмуть участь усаміті, оскільки безпека Альянсу є не регіональною, а глобальною.</text:p>
      <text:p text:style-name="P4">
«Ми тісніше співпрацюємо над такими питаннями, як кібербезпека, безпека наморі та нові технології», — наголосив Єнс Столтенберг.</text:p>
      <text:p text:style-name="P4">
Він також зазначив, що це буде перший саміт Альянсу, у якому Фінляндія братимеучасть як союзник НАТО, також триватиме робота із якнайшвидшого приєднанняШвеції.</text:p>
      <text:p text:style-name="P4">
Цей саміт мав бути останнім для Єнса Столтенберга на посаді Генеральногосекретаря, однак союзники<text:a xlink:type="simple" xlink:href="https://armyinform.com.ua/2023/07/04/pivnichnoatlantychna-rada-prodovzhyla-povnovazhennya-yensa-stoltenberga-na-posadi-genseka-nato/" text:style-name="Internet_20_link" text:visited-style-name="Visited_20_Internet_20_Link">
попросили</text:a>
 йогозалишитися на цій посаді принаймні ще на рік. Колишній прем’єр-міністрНорвегії став генсеком НАТО в жовтні 2014 року.</text:p>
      <text:p text:style-name="P4">
Source: <text:a xlink:type="simple" xlink:href="https://armyinform.com.ua/2023/07/10/gensek-nato-oprylyudnyv-detali-samitu-alyansu/" text:style-name="Internet_20_link" text:visited-style-name="Visited_20_Internet_20_Link">
https://armyinform.com.ua/2023/07/10/gensek-nato-oprylyudnyv-detali-samitu-alyansu/</text:a>
</text:p>
      <!--NEWS-->
      <text:h text:style-name="P10" text:outline-level="1">
<text:span text:style-name="T4">
Ситуація з рівнем життя на тимчасово окупованих територіях нагадує Кубу — ГУР</text:span>
</text:h>
      <text:p text:style-name="P4">
Author: ['АРМІЯINFORM']</text:p>
      <text:p text:style-name="P4">
Time: 2023-07-10T56:00:00-04:00</text:p>
      <text:p text:style-name="P4">
Description: «руський мір» несе з собою лише деградацію, руйнування та архаїку, відкидає люде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10-02-1.jpg" text:style-name="Internet_20_link" text:visited-style-name="Visited_20_Internet_20_Link">
20230710-02-1.jpg</text:a>
']</text:p>
      <text:p text:style-name="P4">
Tags: ['STOPRUSSIA', 'АГРЕСІЯ РФ', 'ВТОРГНЕННЯ РФ', 'ГУР МІНОБОРОНИ УКРАЇНИ']</text:p>
      <text:p text:style-name="P4">
Category: News</text:p>
      <!--METADATA-->
      <text:p text:style-name="P4">
<draw:frame draw:style-name="fr1" draw:name="Image23" text:anchor-type="as-char" svg:width="6.9236in" svg:height="3.894525in" draw:z-index="0">
<draw:image xlink:href="../Images/AРМІЯINFORM/2023-07-10T56-00-00-04-00/20230710-02-1.jpg" xlink:type="simple" xlink:show="embed" xlink:actuate="onLoad" draw:mime-type="image/jpeg"/>
</draw:frame>
</text:p>
      <text:p text:style-name="P4">
«руський мір» несе з собою лише деградацію, руйнування та архаїку, відкидаєлюдей в доіндустріальну епоху. Це спостерігаємо у ОРДЛО та в Криму, делюдський розвиток зупинився ще в далекому 2014 році, коли туди припхалисяокупанти.</text:p>
      <text:p text:style-name="P4">
Як слушно зауважує керівник воєнної розвідки України генерал-майор КирилоБуданов, «українські тимчасово окуповані території за неповне людське життястрімко перетворилися в Кубу, де з приходом комуністів до влади почаласятотальна деградація та ізоляція країни, згорнулися політичні та економічнісвободи, а саме кубинське суспільство перетворилося в гетто-заповідникдрімучої стагнації». Старі американські автомобілі на Кубі нагадують, що до1953 року і заколоту комуністів, там було бурхливе економічне життя. А теперні інновацій, ні інвестицій, ні сучасної техніки, ні важливих інфраструктурнихпроєктів.</text:p>
      <text:p text:style-name="P4">
Порівняння тимчасово окупованих українських територій із Кубою — дужепромовисте. Потрібно негайно визволити ці території, щоб дати шанс українськимгромадянам в окупації на майбутнє. Інакше ці території перетворяться убезпросвітне Дике поле ХХІ століття, а люди і їхні долі — в заручниківімперських амбіцій кремлівських недоумків.</text:p>
      <text:p text:style-name="P4">
Подальше руйнування застарілої інфраструктури, падіння соціального капіталу,тотальна деградація освіти, культури, науки, відсутність можливостей будь-якого розвитку – ось насправді ціна так званого визволення, про яке брехавкремль під час окупації українських територій ще у 2014 році. Таку ж «кубу»путінський режим вирощує в гетто Придністров’я.</text:p>
      <text:p text:style-name="P4">
А тим часом Україна запустила декілька важливих реформ — від децентралізації,коли громади на місцях отримали ресурси та повноваження для розвитку, а такожадміністративних послуг. Українці отримали можливість без перешкод відвідуватиінші країни світу, зокрема Європейського Союзу. Країна в соціальному планіінтегрувалася до відкритого демократичного світу.</text:p>
      <text:p text:style-name="P4">
<text:span text:style-name="T4">
Джерело:</text:span>
 <text:a xlink:type="simple" xlink:href="https://gur.gov.ua/content/sytuatsiia-z-rivnem-zhyttiam-na-okupovanykh-terytoriiakh-nahaduie-kubu.html" text:style-name="Internet_20_link" text:visited-style-name="Visited_20_Internet_20_Link">
<text:span text:style-name="T5">
Головне управління розвідки МОУкраїни</text:span>
</text:a>
</text:p>
      <text:p text:style-name="P4">
Source: <text:a xlink:type="simple" xlink:href="https://armyinform.com.ua/2023/07/10/sytuacziya-z-rivnem-zhyttyam-na-tymchasovo-okupovanyh-terytoriyah-nagaduye-kubu-gur/" text:style-name="Internet_20_link" text:visited-style-name="Visited_20_Internet_20_Link">
https://armyinform.com.ua/2023/07/10/sytuacziya-z-rivnem-zhyttyam-na-tymchasovo-okupovanyh-terytoriyah-nagaduye-kubu-gur/</text:a>
</text:p>
      <!--NEWS-->
      <text:h text:style-name="P10" text:outline-level="1">
<text:span text:style-name="T4">
Болгарія продовжила програму підтримки шукачів притулку з України</text:span>
</text:h>
      <text:p text:style-name="P4">
Author: ['АРМІЯINFORM']</text:p>
      <text:p text:style-name="P4">
Time: 2023-07-10T61: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454974_579797627661947_7425041274384026704_n.jpg" text:style-name="Internet_20_link" text:visited-style-name="Visited_20_Internet_20_Link">
358454974_579797627661947_7425041274384026704_n.jpg</text:a>
']</text:p>
      <text:p text:style-name="P4">
Tags: ['STOPRUSSIA', 'АГРЕСІЯ РФ']</text:p>
      <text:p text:style-name="P4">
Category: News</text:p>
      <!--METADATA-->
      <text:p text:style-name="P4">
<draw:frame draw:style-name="fr1" draw:name="Image24" text:anchor-type="as-char" svg:width="6.9236in" svg:height="4.61393in" draw:z-index="0">
<draw:image xlink:href="../Images/AРМІЯINFORM/2023-07-10T61-00-00-04-00/358454974_579797627661947_7425041274384026704_n.jpg" xlink:type="simple" xlink:show="embed" xlink:actuate="onLoad" draw:mime-type="image/jpeg"/>
</draw:frame>
</text:p>
      <text:p text:style-name="P4">
Про це<text:a xlink:type="simple" xlink:href="https://www.facebook.com/photo/" text:style-name="Internet_20_link" text:visited-style-name="Visited_20_Internet_20_Link">
повідомляє</text:a>
Міністерство з питань реінтеграції тимчасово окупованих територій України:</text:p>
      <text:p text:style-name="P4">
«Болгарія до кінця вересня цього року продовжила програму державної підтримкиз розміщення українських шукачів притулку.</text:p>
      <text:p text:style-name="P4">
Згідно з рішенням, власники готелів і надалі будуть отримувати по 15 левів(близько 310 гривень) на день за кожного українця зі статусом тимчасовогозахисту, який у них проживає.</text:p>
      <text:p text:style-name="P4">
Крім того, Уряд Болгарії доручив міністрам праці та соціальної політики йосвіти впродовж 2 місяців розробити пропозиції, які сприятимуть інтеграціїосіб із тимчасовим захистом у суспільство країни.</text:p>
      <text:p text:style-name="P4">
Нагадаємо, нещодавно Уряд Латвії ухвалив рішення продовжити тимчасовий захистдля українських шукачів притулку до кінця 2023 року».</text:p>
      <text:p text:style-name="P4">
Source: <text:a xlink:type="simple" xlink:href="https://armyinform.com.ua/2023/07/10/bolgariya-prodovzhyla-programu-pidtrymky-shukachiv-prytulku-z-ukrayiny/" text:style-name="Internet_20_link" text:visited-style-name="Visited_20_Internet_20_Link">
https://armyinform.com.ua/2023/07/10/bolgariya-prodovzhyla-programu-pidtrymky-shukachiv-prytulku-z-ukrayiny/</text:a>
</text:p>
      <!--NEWS-->
      <text:h text:style-name="P10" text:outline-level="1">
<text:span text:style-name="T4">
Як використовувати трофейний «Сонцепек», продемонстрували наші захисники</text:span>
</text:h>
      <text:p text:style-name="P4">
Author: ['АРМІЯINFORM']</text:p>
      <text:p text:style-name="P4">
Time: 2023-07-10T63:00:00-04:00</text:p>
      <text:p text:style-name="P4">
Description:      «Робота трофейного ТОС 1А «Сонцепек» — так підписали відео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СОНЦЕПЕК']</text:p>
      <text:p text:style-name="P4">
Category: News</text:p>
      <!--METADATA-->
      <text:p text:style-name="P4">
«Робота трофейного ТОС 1А «Сонцепек» — так<text:a xlink:type="simple" xlink:href="https://www.facebook.com/watch/" text:style-name="Internet_20_link" text:visited-style-name="Visited_20_Internet_20_Link">
підписали</text:a>
 відео наFacebook-сторінці Сухопутних військ ЗС України.</text:p>
      <text:p text:style-name="P4">
Source: <text:a xlink:type="simple" xlink:href="https://armyinform.com.ua/2023/07/10/yak-vykorystovuvaty-trofejnyj-sonczepek-pokazaly-nashi-zahysnyky/" text:style-name="Internet_20_link" text:visited-style-name="Visited_20_Internet_20_Link">
https://armyinform.com.ua/2023/07/10/yak-vykorystovuvaty-trofejnyj-sonczepek-pokazaly-nashi-zahysnyky/</text:a>
</text:p>
      <!--NEWS-->
      <text:h text:style-name="P10" text:outline-level="1">
<text:span text:style-name="T4">
Підрозділи ракетних військ та артилерії уразили два райони зосередження ворога</text:span>
</text:h>
      <text:p text:style-name="P4">
Author: ['АРМІЯINFORM']</text:p>
      <text:p text:style-name="P4">
Time: 2023-07-10T65:00:00-04:00</text:p>
      <text:p text:style-name="P4">
Description: Авіація сил оборони за минулу добу завдала 1 удару по району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text:p>
      <text:p text:style-name="P4">
Category: News</text:p>
      <!--METADATA-->
      <text:p text:style-name="P4">
<draw:frame draw:style-name="fr1" draw:name="Image25" text:anchor-type="as-char" svg:width="6.9236in" svg:height="4.615733in" draw:z-index="0">
<draw:image xlink:href="../Images/AРМІЯINFORM/2023-07-10T65-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1 удару по району зосередженняособового складу противника.</text:p>
      <text:p text:style-name="P4">
Про це у Facebook<text:a xlink:type="simple" xlink:href="https://www.facebook.com/GeneralStaff.ua/posts/pfbid02iNrbEvuDLVjuW7xnyhjL55CbAbE3cZuTshjvkenJ69ZG53FdyFMWh1aoy6gwDiPxl" text:style-name="Internet_20_link" text:visited-style-name="Visited_20_Internet_20_Link">
повідомляє</text:a>
Генеральний штаб ЗСУ.</text:p>
      <text:p text:style-name="P4">
Підрозділи ракетних військ та артилерії протягом минулої доби уразили 2 районизосередження живої сили, озброєння та військової техніки, 2 артилерійськізасоби на вогневих позиціях та 2 станції радіоелектронної боротьби ворога.</text:p>
      <text:p text:style-name="P4">
Source: <text:a xlink:type="simple" xlink:href="https://armyinform.com.ua/2023/07/10/pidrozdily-raketnyh-vijsk-i-artyleriyi-urazyly-2-rajony-zoseredzhennya-voroga-2/" text:style-name="Internet_20_link" text:visited-style-name="Visited_20_Internet_20_Link">
https://armyinform.com.ua/2023/07/10/pidrozdily-raketnyh-vijsk-i-artyleriyi-urazyly-2-rajony-zoseredzhennya-voroga-2/</text:a>
</text:p>
      <!--NEWS-->
      <text:h text:style-name="P10" text:outline-level="1">
<text:span text:style-name="T4">
Добові втрати ворога: мінус 440 окупантів, 7 танків та 5 артсистем</text:span>
</text:h>
      <text:p text:style-name="P4">
Author: ['АРМІЯINFORM']</text:p>
      <text:p text:style-name="P4">
Time: 2023-07-10T67:00:00-04:00</text:p>
      <text:p text:style-name="P4">
Description: Загальні бойові втрати противника з 24.02.22 по 10.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5013788543798563_y.jpg" text:style-name="Internet_20_link" text:visited-style-name="Visited_20_Internet_20_Link">
photo_5285013788543798563_y.jpg</text:a>
']</text:p>
      <text:p text:style-name="P4">
Tags: ['STOPRUSSIA', 'АГРЕСІЯ РФ', 'ВІЙНА', 'ВТОРГНЕННЯ РФ', 'ВТРАТИ ВОРОГА']</text:p>
      <text:p text:style-name="P4">
Category: News</text:p>
      <!--METADATA-->
      <text:p text:style-name="P4">
<draw:frame draw:style-name="fr1" draw:name="Image26" text:anchor-type="as-char" svg:width="6.9236in" svg:height="6.969757in" draw:z-index="0">
<draw:image xlink:href="../Images/AРМІЯINFORM/2023-07-10T67-00-00-04-00/photo_5285013788543798563_y.jpg" xlink:type="simple" xlink:show="embed" xlink:actuate="onLoad" draw:mime-type="image/jpeg"/>
</draw:frame>
</text:p>
      <text:p text:style-name="P4">
Загальні бойові втрати противника з 24.02.22 по 10.07.23 орієнтовностановлять:</text:p>
      <ul>
        <li>
<text:span text:style-name="T4">
особового складу ‒</text:span>
 234480 (+440) осіб ліквідовано  * <text:span text:style-name="T4">
танків ‒</text:span>
 4085 (+7)  * <text:span text:style-name="T4">
бойових броньованих машин ‒</text:span>
 7966 (+2)  * <text:span text:style-name="T4">
артилерійських систем ‒</text:span>
 4371 (+5)  * <text:span text:style-name="T4">
РСЗВ ‒</text:span>
 668 (0)  * <text:span text:style-name="T4">
засоби ППО ‒</text:span>
 414 (+1)  * <text:span text:style-name="T4">
літаків ‒</text:span>
 315 (0)  * <text:span text:style-name="T4">
гелікоптерів ‒</text:span>
 309 (0)  * <text:span text:style-name="T4">
БПЛА оперативно-тактичного рівня ‒</text:span>
 3686 (+1)  * <text:span text:style-name="T4">
крилаті ракети ‒</text:span>
 1271 (0)  * <text:span text:style-name="T4">
кораблі / катери ‒</text:span>
 18 (0)  * <text:span text:style-name="T4">
автомобільної техніки та автоцистерн ‒</text:span>
 6937 (+8)  * <text:span text:style-name="T4">
спеціальна техніка ‒</text:span>
 632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0.07.23.</text:p>
      <text:p text:style-name="P4">
Source: <text:a xlink:type="simple" xlink:href="https://armyinform.com.ua/2023/07/10/dobovi-vtraty-voroga-minus-440-okupantiv-7-tankiv-ta-5-artsystem/" text:style-name="Internet_20_link" text:visited-style-name="Visited_20_Internet_20_Link">
https://armyinform.com.ua/2023/07/10/dobovi-vtraty-voroga-minus-440-okupantiv-7-tankiv-ta-5-artsystem/</text:a>
</text:p>
      <!--NEWS-->
      <text:h text:style-name="P10" text:outline-level="1">
<text:span text:style-name="T4">
В Ірпені реабілітація з етнічними мотивами об’єднала українців та гостей з Литви</text:span>
</text:h>
      <text:p text:style-name="P4">
Author: ['Анатолій Бальчос']</text:p>
      <text:p text:style-name="P4">
Time: 2023-07-10T90:00:00-04:00</text:p>
      <text:p text:style-name="P4">
Description: Днями у місті-герої Ірпінь на березі мальовничого озера відбулось святкове купальськ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1-stijka-nacziya-golovna-1.jpg" text:style-name="Internet_20_link" text:visited-style-name="Visited_20_Internet_20_Link">
01-stijka-nacziya-golovna-1.jpg</text:a>
', '<text:a xlink:type="simple" xlink:href="https://armyinform.com.ua/wp-content/uploads/2023/07/02-stijka-nacziya-sczena-1-150x150.jpg" text:style-name="Internet_20_link" text:visited-style-name="Visited_20_Internet_20_Link">
02-stijka-nacziya-sczena-1-150x150.jpg</text:a>
', '<text:a xlink:type="simple" xlink:href="https://armyinform.com.ua/wp-content/uploads/2023/07/03-stijka-nacziya-glyadachi-150x150.jpg" text:style-name="Internet_20_link" text:visited-style-name="Visited_20_Internet_20_Link">
03-stijka-nacziya-glyadachi-150x150.jpg</text:a>
', '<text:a xlink:type="simple" xlink:href="https://armyinform.com.ua/wp-content/uploads/2023/07/04-stijka-nacziya-gurt-korolivna-150x150.jpg" text:style-name="Internet_20_link" text:visited-style-name="Visited_20_Internet_20_Link">
04-stijka-nacziya-gurt-korolivna-150x150.jpg</text:a>
', '<text:a xlink:type="simple" xlink:href="https://armyinform.com.ua/wp-content/uploads/2023/07/05-stijka-nacziya-strichky-150x150.jpg" text:style-name="Internet_20_link" text:visited-style-name="Visited_20_Internet_20_Link">
05-stijka-nacziya-strichky-150x150.jpg</text:a>
', '<text:a xlink:type="simple" xlink:href="https://armyinform.com.ua/wp-content/uploads/2023/07/06-stijka-nacziya-bazhannya-peremogy-150x150.jpg" text:style-name="Internet_20_link" text:visited-style-name="Visited_20_Internet_20_Link">
06-stijka-nacziya-bazhannya-peremogy-150x150.jpg</text:a>
', '<text:a xlink:type="simple" xlink:href="https://armyinform.com.ua/wp-content/uploads/2023/07/07-stijka-nacziya-vinochky-150x150.jpg" text:style-name="Internet_20_link" text:visited-style-name="Visited_20_Internet_20_Link">
07-stijka-nacziya-vinochky-150x150.jpg</text:a>
', '<text:a xlink:type="simple" xlink:href="https://armyinform.com.ua/wp-content/uploads/2023/07/08-stijka-nacziya-terasa-150x150.jpg" text:style-name="Internet_20_link" text:visited-style-name="Visited_20_Internet_20_Link">
08-stijka-nacziya-terasa-150x150.jpg</text:a>
', '<text:a xlink:type="simple" xlink:href="https://armyinform.com.ua/wp-content/uploads/2023/07/09-stijka-nacziya-gumanitarna-dopomoga-150x150.jpg" text:style-name="Internet_20_link" text:visited-style-name="Visited_20_Internet_20_Link">
09-stijka-nacziya-gumanitarna-dopomoga-150x150.jpg</text:a>
', '<text:a xlink:type="simple" xlink:href="https://armyinform.com.ua/wp-content/uploads/2023/07/10-stijka-nacziya-fotozona-finalna-150x150.jpg" text:style-name="Internet_20_link" text:visited-style-name="Visited_20_Internet_20_Link">
10-stijka-nacziya-fotozona-finalna-150x150.jpg</text:a>
']</text:p>
      <text:p text:style-name="P4">
Tags: ['РЕАБІЛІТАЦІЯ ВІЙСЬКОВИХ']</text:p>
      <text:p text:style-name="P4">
Category: News</text:p>
      <!--METADATA-->
      <text:p text:style-name="P4">
<draw:frame draw:style-name="fr1" draw:name="Image27" text:anchor-type="as-char" svg:width="6.9236in" svg:height="5.1927in" draw:z-index="0">
<draw:image xlink:href="../Images/AРМІЯINFORM/2023-07-10T90-00-00-04-00/01-stijka-nacziya-golovna-1.jpg" xlink:type="simple" xlink:show="embed" xlink:actuate="onLoad" draw:mime-type="image/jpeg"/>
</draw:frame>
</text:p>
      <text:p text:style-name="P4">
<text:span text:style-name="T4">
Днями у місті-герої Ірпінь на березі мальовничого озера відбулось святковекупальське дійство. Захід став складовою частиною реабілітації для військовихСил ТрО Збройних Сил України, які, перебуваючи на короткому перепочинку відбоїв, проходять психологічну декомпресію у рідному місті. До них доєдналисьмісцеві мешканці та гості з дружньої Литви. Кореспондент</text:span>
<text:a xlink:type="simple" xlink:href="https://armyinform.com.ua/army-authors/anatolij-balchos/" text:style-name="Internet_20_link" text:visited-style-name="Visited_20_Internet_20_Link">
<text:span text:style-name="T4">
АрміяІnform</text:span>
</text:a>
<text:span text:style-name="T4">
відвідав захід та поспілкувався з його учасниками.</text:span>
</text:p>
      <text:p text:style-name="P4">
Українська етнічна музика наче магнітом затягувала мешканців Ірпеня на терасублагодійного фонду «Стійка нація», розташованого на мальовничому березівеликого озера. У самої кромки води, на затишному дерев’яному пірсі,посіченому скалками від рашистських обстрілів, співали, танцювали тавідтворювали традиційні народні купальські обряди артисти гурту «Королівна».Українські захисники, ірпінські родини з дітьми, представники дипломатичногокорпусу Литви та волонтери литовського благодійного фонду жваво реагували насвяткове купальське дійство, що панувало на імпровізованій сцені на воді.</text:p>
      <text:p text:style-name="P4">
<text:a xlink:type="simple" xlink:href="https://armyinform.com.ua/wp-content/uploads/2023/07/02-stijka-nacziya-sczena-1-scaled.jpg" text:style-name="Internet_20_link" text:visited-style-name="Visited_20_Internet_20_Link">
<draw:frame draw:style-name="fr1" draw:name="Image28" text:anchor-type="as-char" svg:width="6.9236in" svg:height="6.9236in" draw:z-index="0">
<draw:image xlink:href="../Images/AРМІЯINFORM/2023-07-10T90-00-00-04-00/02-stijka-nacziya-sczena-1-150x150.jpg" xlink:type="simple" xlink:show="embed" xlink:actuate="onLoad" draw:mime-type="image/jpeg"/>
</draw:frame>
</text:a>
</text:p>
      <text:p text:style-name="P4">
<text:a xlink:type="simple" xlink:href="https://armyinform.com.ua/wp-content/uploads/2023/07/03-stijka-nacziya-glyadachi.jpg" text:style-name="Internet_20_link" text:visited-style-name="Visited_20_Internet_20_Link">
<draw:frame draw:style-name="fr1" draw:name="Image29" text:anchor-type="as-char" svg:width="6.9236in" svg:height="6.9236in" draw:z-index="0">
<draw:image xlink:href="../Images/AРМІЯINFORM/2023-07-10T90-00-00-04-00/03-stijka-nacziya-glyadachi-150x150.jpg" xlink:type="simple" xlink:show="embed" xlink:actuate="onLoad" draw:mime-type="image/jpeg"/>
</draw:frame>
</text:a>
</text:p>
      <text:p text:style-name="P4">
<text:a xlink:type="simple" xlink:href="https://armyinform.com.ua/wp-content/uploads/2023/07/04-stijka-nacziya-gurt-korolivna.jpg" text:style-name="Internet_20_link" text:visited-style-name="Visited_20_Internet_20_Link">
<draw:frame draw:style-name="fr1" draw:name="Image30" text:anchor-type="as-char" svg:width="6.9236in" svg:height="6.9236in" draw:z-index="0">
<draw:image xlink:href="../Images/AРМІЯINFORM/2023-07-10T90-00-00-04-00/04-stijka-nacziya-gurt-korolivna-150x150.jpg" xlink:type="simple" xlink:show="embed" xlink:actuate="onLoad" draw:mime-type="image/jpeg"/>
</draw:frame>
</text:a>
</text:p>
      <text:p text:style-name="P4">
Вони разом плели вінки, натхненно співали українські народні пісні, із запаломграли у купальські ігри, прив’язували кольорові стрічки до деревця, пошепкипромовляючи заповідне бажання, мабуть, кожного українця та литовця про скоруперемогу над російським агресором. Відчувалось, що випробовування, які їмразом довелося пережити взимку й навесні минулого року та щире поринання ветнічну самосвідомість, до знань про культуру, традиції, етнічні ідеализгуртували учасників цієї колективної психотерапії. Вони стали, мов єдинародина, що впевнена у своїх силах і бажає збудувати власне щасливе майбутнє натрадиційних цінностях, які марно намагались стерти з народної пам’ятіпутінські «денаціфікатори».</text:p>
      <text:p text:style-name="P4">
<text:a xlink:type="simple" xlink:href="https://armyinform.com.ua/wp-content/uploads/2023/07/05-stijka-nacziya-strichky.jpg" text:style-name="Internet_20_link" text:visited-style-name="Visited_20_Internet_20_Link">
<draw:frame draw:style-name="fr1" draw:name="Image31" text:anchor-type="as-char" svg:width="6.9236in" svg:height="6.9236in" draw:z-index="0">
<draw:image xlink:href="../Images/AРМІЯINFORM/2023-07-10T90-00-00-04-00/05-stijka-nacziya-strichky-150x150.jpg" xlink:type="simple" xlink:show="embed" xlink:actuate="onLoad" draw:mime-type="image/jpeg"/>
</draw:frame>
</text:a>
</text:p>
      <text:p text:style-name="P4">
<text:a xlink:type="simple" xlink:href="https://armyinform.com.ua/wp-content/uploads/2023/07/06-stijka-nacziya-bazhannya-peremogy.jpg" text:style-name="Internet_20_link" text:visited-style-name="Visited_20_Internet_20_Link">
<draw:frame draw:style-name="fr1" draw:name="Image32" text:anchor-type="as-char" svg:width="6.9236in" svg:height="6.9236in" draw:z-index="0">
<draw:image xlink:href="../Images/AРМІЯINFORM/2023-07-10T90-00-00-04-00/06-stijka-nacziya-bazhannya-peremogy-150x150.jpg" xlink:type="simple" xlink:show="embed" xlink:actuate="onLoad" draw:mime-type="image/jpeg"/>
</draw:frame>
</text:a>
</text:p>
      <text:p text:style-name="P4">
<text:a xlink:type="simple" xlink:href="https://armyinform.com.ua/wp-content/uploads/2023/07/07-stijka-nacziya-vinochky.jpg" text:style-name="Internet_20_link" text:visited-style-name="Visited_20_Internet_20_Link">
<draw:frame draw:style-name="fr1" draw:name="Image33" text:anchor-type="as-char" svg:width="6.9236in" svg:height="6.9236in" draw:z-index="0">
<draw:image xlink:href="../Images/AРМІЯINFORM/2023-07-10T90-00-00-04-00/07-stijka-nacziya-vinochky-150x150.jpg" xlink:type="simple" xlink:show="embed" xlink:actuate="onLoad" draw:mime-type="image/jpeg"/>
</draw:frame>
</text:a>
</text:p>
      <text:p text:style-name="P4">
— Мене особисто дуже вразили аутентичні українські пісні з глибоким змістом,стародавні звичаї. Мені та моїм дітям було надзвичайно цікаво дізнатись провитоки стійкості української нації, — поділилась своїми враженнями ГульнараПожєрєнє, волонтерка литовського міжнародного благодійного фонду «Крилодопомоги» (Pagalbos sparnas). — Це надихає на подальшу співпрацю, на допомогу,надає сил. Ми показуємо у Литві всі ці руйнування, те, що пережили мужніукраїнці під час російської навали, як вони згуртувались та як завзятовідновлюють свою країну. Литовці історично дуже близькі Україні, тонковідчувають цей зв'язок, тому сильно переймаються її долею та допомагають.</text:p>
      <text:p text:style-name="P4">
**</text:p>
      <text:p text:style-name="P4">
читайте також:</text:p>
      <text:p text:style-name="P4">
<text:span text:style-name="T4">
 <text:a xlink:type="simple" xlink:href="https://armyinform.com.ua/2023/01/26/pryirpinnya-chekaye-na-novyj-reabilitaczijnyj-czentr-dlya-ukrayinskyh-zahysnykiv/" text:style-name="Internet_20_link" text:visited-style-name="Visited_20_Internet_20_Link">
Приірпіння чекає на новий реабілітаційний центр для українськихзахисників</text:a>
 </text:span>
</text:p>
      <text:p text:style-name="P4">
**</text:p>
      <text:p text:style-name="P4">
Зі слів Гульнари, вона була у захопленні, коли дізналася, що замістьзруйнованого закладу відпочинку «Тераса» ірпінчанка Людмила Руденко вирішиластворити центр психологічної та психосоціальної підтримки для містян,внутрішньо переміщених осіб та українських захисників. Доки її чоловік Сергій,український військовий на псевдо «Депутат», нищить ворогів на Сході України,пані Людмила разом з литовськими колегами та іншими партнерами надають фаховудопомогу за психологічними програмами Всесвітньої організації охорониздоров’я. Крім того, очолюваний нею БФ «Стійка нація» передає гуманітарнудопомогу всім нужденним, зокрема для регіонів, які постраждали внаслідокекоциду з боку рф на Каховській ГЕС.</text:p>
      <text:p text:style-name="P4">
**</text:p>
      <text:p text:style-name="P4">
читайте також:</text:p>
      <text:p text:style-name="P4">
<text:span text:style-name="T4">
<text:a xlink:type="simple" xlink:href="https://armyinform.com.ua/2023/02/21/vid-irpinskyh-krasot-u-rashystiv-zryvalo-bashty-molodshyj-serzhant-deputat/" text:style-name="Internet_20_link" text:visited-style-name="Visited_20_Internet_20_Link">
«Від ірпінських красот у рашистів зривало башти» — молодший сержант«Депутат»</text:a>
 </text:span>
</text:p>
      <text:p text:style-name="P4">
**</text:p>
      <text:p text:style-name="P4">
Під час святкового заходу учасники доєднались до цільового збору коштіввійськовим 71-ї окремої єгерської бригади ДШВ Збройних Сил України. Дівчата тажінки із задоволенням фотографувались у автентичному українському вбранні,який підготували організатори святкувань. І ще довго у вечірньому повітріміста-героя Ірпінь, сповненому ароматів квітів, лунали інструментальнікомпозиції та пісні українського ренесансу 90-х років минулого століття.</text:p>
      <text:p text:style-name="P4">
<text:a xlink:type="simple" xlink:href="https://armyinform.com.ua/wp-content/uploads/2023/07/08-stijka-nacziya-terasa.jpg" text:style-name="Internet_20_link" text:visited-style-name="Visited_20_Internet_20_Link">
<draw:frame draw:style-name="fr1" draw:name="Image34" text:anchor-type="as-char" svg:width="6.9236in" svg:height="6.9236in" draw:z-index="0">
<draw:image xlink:href="../Images/AРМІЯINFORM/2023-07-10T90-00-00-04-00/08-stijka-nacziya-terasa-150x150.jpg" xlink:type="simple" xlink:show="embed" xlink:actuate="onLoad" draw:mime-type="image/jpeg"/>
</draw:frame>
</text:a>
</text:p>
      <text:p text:style-name="P4">
<text:a xlink:type="simple" xlink:href="https://armyinform.com.ua/wp-content/uploads/2023/07/09-stijka-nacziya-gumanitarna-dopomoga.jpg" text:style-name="Internet_20_link" text:visited-style-name="Visited_20_Internet_20_Link">
<draw:frame draw:style-name="fr1" draw:name="Image35" text:anchor-type="as-char" svg:width="6.9236in" svg:height="6.9236in" draw:z-index="0">
<draw:image xlink:href="../Images/AРМІЯINFORM/2023-07-10T90-00-00-04-00/09-stijka-nacziya-gumanitarna-dopomoga-150x150.jpg" xlink:type="simple" xlink:show="embed" xlink:actuate="onLoad" draw:mime-type="image/jpeg"/>
</draw:frame>
</text:a>
</text:p>
      <text:p text:style-name="P4">
<text:a xlink:type="simple" xlink:href="https://armyinform.com.ua/wp-content/uploads/2023/07/10-stijka-nacziya-fotozona-finalna.jpg" text:style-name="Internet_20_link" text:visited-style-name="Visited_20_Internet_20_Link">
<draw:frame draw:style-name="fr1" draw:name="Image36" text:anchor-type="as-char" svg:width="6.9236in" svg:height="6.9236in" draw:z-index="0">
<draw:image xlink:href="../Images/AРМІЯINFORM/2023-07-10T90-00-00-04-00/10-stijka-nacziya-fotozona-finalna-150x150.jpg" xlink:type="simple" xlink:show="embed" xlink:actuate="onLoad" draw:mime-type="image/jpeg"/>
</draw:frame>
</text:a>
</text:p>
      <text:p text:style-name="P4">
<text:span text:style-name="T5">
Фото автора</text:span>
</text:p>
      <text:p text:style-name="P4">
Source: <text:a xlink:type="simple" xlink:href="https://armyinform.com.ua/2023/07/10/v-irpeni-reabilitacziya-z-etnichnymy-motyvamy-obyednala-ukrayincziv-ta-gostej-z-lytvy/" text:style-name="Internet_20_link" text:visited-style-name="Visited_20_Internet_20_Link">
https://armyinform.com.ua/2023/07/10/v-irpeni-reabilitacziya-z-etnichnymy-motyvamy-obyednala-ukrayincziv-ta-gostej-z-lytvy/</text:a>
</text:p>
      <!--NEWS-->
      <text:h text:style-name="P10" text:outline-level="1">
<text:span text:style-name="T4">
На Таврійському напрямку Сили оборони системно знищують ворога — Олександр Тарнавський</text:span>
</text:h>
      <text:p text:style-name="P4">
Author: ['АРМІЯINFORM']</text:p>
      <text:p text:style-name="P4">
Time: 2023-07-10T94:00:00-04:00</text:p>
      <text:p text:style-name="P4">
Description: Підрозділи ракетних військ та артилерії протягом доби виконали 1179 вогневих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arnavskyj.jpg" text:style-name="Internet_20_link" text:visited-style-name="Visited_20_Internet_20_Link">
tarnavskyj.jpg</text:a>
']</text:p>
      <text:p text:style-name="P4">
Tags: ['STOPRUSSIA', 'АГРЕСІЯ РФ', 'ВТОРГНЕННЯ РФ', 'ОЛЕКСАНДР ТАРНАВСЬКИЙ']</text:p>
      <text:p text:style-name="P4">
Category: News</text:p>
      <!--METADATA-->
      <text:p text:style-name="P4">
<draw:frame draw:style-name="fr1" draw:name="Image37" text:anchor-type="as-char" svg:width="6.9236in" svg:height="4.32725in" draw:z-index="0">
<draw:image xlink:href="../Images/AРМІЯINFORM/2023-07-10T94-00-00-04-00/tarnavskyj.jpg" xlink:type="simple" xlink:show="embed" xlink:actuate="onLoad" draw:mime-type="image/jpeg"/>
</draw:frame>
</text:p>
      <text:p text:style-name="P4">
Підрозділи ракетних військ та артилерії протягом доби виконали 1179 вогневихзавдання. За останню добу втрати ворога вбитими та пораненими становлятьбільше як дві роти.</text:p>
      <text:p text:style-name="P4">
Про це у своєму Telegram <text:a xlink:type="simple" xlink:href="https://t.me/otarnavskiy/157" text:style-name="Internet_20_link" text:visited-style-name="Visited_20_Internet_20_Link">
написав </text:a>
командувачоперативно-стратегічного угруповання військ «Таврія» бригадний генералОлександр Тарнавський.</text:p>
      <text:p text:style-name="P4">
— Знищено 17 одиниць військової техніки противника. Зокрема, танк, БМП, 2 БПЛАZala, БПЛА Supercam, самохідна артилерійська установка 2С3 «Акація», станціяРЕБ, комплекс дальнього візуального спостереження «Муром-М» та автомобільнатехніка. Також було знищено 9 складів боєприпасів ворога, — повідомивОлександр Тарнавський.</text:p>
      <text:p text:style-name="P4">
Source: <text:a xlink:type="simple" xlink:href="https://armyinform.com.ua/2023/07/10/na-tavrijskomu-napryamku-syly-oborony-systemno-znyshhuyut-voroga-oleksandr-tarnavskyj-2/" text:style-name="Internet_20_link" text:visited-style-name="Visited_20_Internet_20_Link">
https://armyinform.com.ua/2023/07/10/na-tavrijskomu-napryamku-syly-oborony-systemno-znyshhuyut-voroga-oleksandr-tarnavskyj-2/</text:a>
</text:p>
      <!--NEWS-->
      <text:h text:style-name="P10" text:outline-level="1">
<text:span text:style-name="T4">
Командир кричить: «Поранених не чіпати, кидаємо всіх!» — ГУР перехоплення</text:span>
</text:h>
      <text:p text:style-name="P4">
Author: ['АРМІЯINFORM']</text:p>
      <text:p text:style-name="P4">
Time: 2023-07-10T95:00:00-04:00</text:p>
      <text:p text:style-name="P4">
Description: Військовослужбовець рф розповідає дружині про професійну аеророзвідку українськ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38" text:anchor-type="as-char" svg:width="6.9236in" svg:height="4.615733in" draw:z-index="0">
<draw:image xlink:href="../Images/AРМІЯINFORM/2023-07-10T95-00-00-04-00/gur-perehoplennya.jpg" xlink:type="simple" xlink:show="embed" xlink:actuate="onLoad" draw:mime-type="image/jpeg"/>
</draw:frame>
 Ілюстративне фото</text:p>
      <text:p text:style-name="P4">
Військовослужбовець рф розповідає дружині про професійну аеророзвідкуукраїнських військ та ставлення свого командування до особового складу.</text:p>
      <text:p text:style-name="P4">
<text:span text:style-name="T4">
Джерело:</text:span>
 <text:span text:style-name="T5">
<text:a xlink:type="simple" xlink:href="https://gur.gov.ua/content/komandyr-oryot-ranenykh-ne-trohat-brosaem-vsekh.html" text:style-name="Internet_20_link" text:visited-style-name="Visited_20_Internet_20_Link">
ГУР</text:a>
</text:span>
</text:p>
      <text:p text:style-name="P4">
Source: <text:a xlink:type="simple" xlink:href="https://armyinform.com.ua/2023/07/10/komandyr-krychyt-poranenyh-ne-chipaty-kydayemo-vsih-gur-perehoplennya/" text:style-name="Internet_20_link" text:visited-style-name="Visited_20_Internet_20_Link">
https://armyinform.com.ua/2023/07/10/komandyr-krychyt-poranenyh-ne-chipaty-kydayemo-vsih-gur-perehoplennya/</text:a>
</text:p>
      <!--NEWS-->
      <text:h text:style-name="P10" text:outline-level="1">
<text:span text:style-name="T4">
Туреччина погодилася якнайшвидше передати протокол про прийняття Швеції до НАТО — Єнс Столтенберг</text:span>
</text:h>
      <text:p text:style-name="P4">
Author: ['АРМІЯINFORM']</text:p>
      <text:p text:style-name="P4">
Time: 2023-07-10T98:00:00-04:00</text:p>
      <text:p text:style-name="P4">
Description: Генеральний секретар НАТО Єнс Столтенберг, який брав участь у тристоронній зустріч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0ss8cmwca4l64v.jpg" text:style-name="Internet_20_link" text:visited-style-name="Visited_20_Internet_20_Link">
f0ss8cmwca4l64v.jpg</text:a>
']</text:p>
      <text:p text:style-name="P4">
Tags: ['STOPRUSSIA', 'ЄНС СТОЛТЕНБЕРГ', 'НАТО']</text:p>
      <text:p text:style-name="P4">
Category: News</text:p>
      <!--METADATA-->
      <text:p text:style-name="P4">
<draw:frame draw:style-name="fr1" draw:name="Image39" text:anchor-type="as-char" svg:width="6.9236in" svg:height="4.615733in" draw:z-index="0">
<draw:image xlink:href="../Images/AРМІЯINFORM/2023-07-10T98-00-00-04-00/f0ss8cmwca4l64v.jpg" xlink:type="simple" xlink:show="embed" xlink:actuate="onLoad" draw:mime-type="image/jpeg"/>
</draw:frame>
</text:p>
      <text:p text:style-name="P4">
Генеральний секретар НАТО Єнс Столтенберг, який брав участь у тристороннійзустрічі з турецьким президентом Реджепом Таїпом Ердоганом і шведськимпрем’єром Ульфом Крістерссоном, оголосив про рішення Анкари «якнайшвидше»ратифікувати протокол про вступ Швеції.</text:p>
      <text:p text:style-name="P4">
Про це Генеральний секретар НАТО Єнс Столтенберг <text:a xlink:type="simple" xlink:href="https://twitter.com/jensstoltenberg/status/1678484703060324359" text:style-name="Internet_20_link" text:visited-style-name="Visited_20_Internet_20_Link">
повідомив</text:a>
утвіттері.</text:p>
      <text:p text:style-name="P4">
— Радий повідомити, що після зустрічі, яку я провів з Ердоганом і прем’єр-міністром Швеції, президент Ердоган погодився якнайшвидше надіслати протоколпро приєднання Швеції до Великої національної асамблеї і забезпечитиратифікацію, — написав Єнс Столтенберг.</text:p>
      <text:p text:style-name="P4">
Генсек також додав, що це історичний крок, який робить сильнішими табезпечнішими усіх членів Північноатлантичного альянсу.</text:p>
      <text:p text:style-name="P4">
Source: <text:a xlink:type="simple" xlink:href="https://armyinform.com.ua/2023/07/10/turechchyna-pogodylasya-yaknajshvydshe-peredaty-protokol-pro-pryjnyattya-shvecziyi-do-nato-yens-stoltenberg/" text:style-name="Internet_20_link" text:visited-style-name="Visited_20_Internet_20_Link">
https://armyinform.com.ua/2023/07/10/turechchyna-pogodylasya-yaknajshvydshe-peredaty-protokol-pro-pryjnyattya-shvecziyi-do-nato-yens-stoltenberg/</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1T-10:01:00</text:p>
      <text:p text:style-name="P4">
Location: Donetsk (Latitude:48.75397 Longtitude:38.2346)</text:p>
      <text:p text:style-name="P4">
Videos: []</text:p>
      <text:p text:style-name="P4">
Images: []</text:p>
      <text:p text:style-name="P4">
Tags: ["Russia"]</text:p>
      <text:p text:style-name="P4">
ID: 22575330</text:p>
      <!--METADATA-->
      <text:p text:style-name="P4">
At Lyman direction Russian army shelled Nevske, Bilohorivka of Luhansk regionand Torske, Verkhnokamyanske, Ivano-Daryivka, Berestove, Vesele, Rozdolivka ofDonetsk region. Russian aviation conducted airstrikes at Terny, Zvanivka,Rozdolivka, Bilohorivka of Donetsk region, - General Staff of Armed Forces ofUkraine says in the morning report</text:p>
      <text:p text:style-name="P4">
News Collection Link: <text:a xlink:type="simple" xlink:href="https:\/\/liveuamap.com\/en\/2023\/11-july-at-lyman-direction-russian-army-shelled-nevske-bilohorivka" text:style-name="Internet_20_link" text:visited-style-name="Visited_20_Internet_20_Link">
https:\/\/liveuamap.com\/en\/2023\/11-july-at-lyman-direction-russian-army-shelled-nevske-bilohorivka</text:a>
</text:p>
      <text:p text:style-name="P4">
Source: <text:a xlink:type="simple" xlink:href="https://t.me/lumsrc/5329" text:style-name="Internet_20_link" text:visited-style-name="Visited_20_Internet_20_Link">
https://t.me/lumsrc/5329</text:a>
</text:p>
      <!--NEWS-->
      <text:h text:style-name="P10" text:outline-level="1">
<text:span text:style-name="T4">
Україна очікує від саміту НАТО історичних рішень - Шмигаль</text:span>
</text:h>
      <text:p text:style-name="P4">
Authors: Ukrinform (Person)</text:p>
      <text:p text:style-name="P4">
Publisher: Укринформ (Organization)</text:p>
      <text:p text:style-name="P4">
Published Time: 2023-07-11T-11:29:00+03:00</text:p>
      <text:p text:style-name="P4">
Modified Time: 2023-07-11T17:29:00+03:00</text:p>
      <text:p text:style-name="P4">
Description: Українська влада очікує від вільнюського саміту НАТО історичні рішення, які наблизять Україну до членства в Альянсі. — Укрінформ.</text:p>
      <text:p text:style-name="P4">
Images: ['<text:a xlink:type="simple" xlink:href="https://static.ukrinform.com/photos/2023_02/thumb_files/630_360_1677168462-187.jpg" text:style-name="Internet_20_link" text:visited-style-name="Visited_20_Internet_20_Link">
630_360_16771...</text:a>
']</text:p>
      <text:p text:style-name="P4">
Tags: ['НАТО', 'Саміт НАТО', 'Україна', 'Шмигаль']</text:p>
      <text:p text:style-name="P4">
Type: Article</text:p>
      <!--METADATA-->
      <text:p text:style-name="P4">
<draw:frame draw:style-name="fr1" draw:name="Image40" text:anchor-type="as-char" svg:width="6.9236in" svg:height="3.956343in" draw:z-index="0">
<draw:image xlink:href="../Images/yкринформ/2023-07-11T-11-29-00-03-00/630_360_1677168462-187.jpg" xlink:type="simple" xlink:show="embed" xlink:actuate="onLoad" draw:mime-type="image/jpeg"/>
</draw:frame>
Українська влада очікує від вільнюського саміту НАТО історичні рішення, якінаблизять Україну до членства в Альянсі.</text:p>
      <text:p text:style-name="P4">
Про це Прем‘єр-міністр Денис Шмигаль сказав на <text:a xlink:type="simple" xlink:href="https://t.me/Denys_Smyhal/5595" text:style-name="Internet_20_link" text:visited-style-name="Visited_20_Internet_20_Link">
 засіданні уряду</text:a>
 у вівторок, повідомляє Укрінформ.</text:p>
      <text:p text:style-name="P4">
"Сьогодні (11 липня – ред.) у Вільнюсі стартував саміт <text:a xlink:type="simple" xlink:href="https://www.ukrinform.ua/tag-nato" text:style-name="Internet_20_link" text:visited-style-name="Visited_20_Internet_20_Link">
 НАТО</text:a>
 . Важлива подія. Очікуємо на історичнірішення, що наблизять нашу країну до членства в Альянсі.</text:p>
      <text:p text:style-name="P4">
"Україна є невід’ємним елементом світової архітектури безпеки. Зараз ми напередовій боротьби за цінності, навколо яких створювався Альянс. Тому нашакраїна так само потрібна НАТО, як і він потрібний нашій країні. Цявзаємовигідна співпраця визначить успіх нашої євроатлантичної інтеграції", –сказав глава українського уряду.</text:p>
      <text:p text:style-name="P4">
<text:span text:style-name="T4">
Читайте також:</text:span>
 <text:a xlink:type="simple" xlink:href="https://www.ukrinform.ua/rubric-polytics/3734099-ukraina-pragne-garantij-bezpeki-poki-ne-stane-povnopravnim-clenom-nato-stefancuk.html" text:style-name="Internet_20_link" text:visited-style-name="Visited_20_Internet_20_Link">
 Україна прагне гарантій безпеки, поки не станеповноправним членом НАТО - Стефанчук </text:a>
</text:p>
      <text:p text:style-name="P4">
Шмигаль наголосив, що Україна буде частиною Альянсу та зробить його ще більшсильним і надійним.</text:p>
      <text:p text:style-name="P4">
Він підкреслив, що вступ до НАТО – це один із геополітичних пріоритетівУкраїни. Водночас Шмигаль зауважив, що зараз для нас важлива практичнапідтримка, яку надає НАТО та країни-члени Альянсу. Прем’єр-міністрконстатував, що ця допомога робить Сили оборони України сильнішими, допомагаєзвільняти наші території. Він подякував за підтримку України та висловивсподівання, що вона буде ще більш послідовною та систематичною.</text:p>
      <text:p text:style-name="P4">
<text:span text:style-name="T4">
Читайте також:</text:span>
 <text:a xlink:type="simple" xlink:href="https://www.ukrinform.ua/rubric-polytics/3734398-zelenskij-pribuv-do-vilnusa.html" text:style-name="Internet_20_link" text:visited-style-name="Visited_20_Internet_20_Link">
 <text:span text:style-name="T4">
Зеленськ</text:span>
 ий прибув до Вільнюса</text:a>
</text:p>
      <text:p text:style-name="P4">
Як повідомляв Укрінформ, упродовж 11-12 липня у Вільнюсі триватиме саміт НАТО.У заході бере участь Президент України Володимир Зеленський.</text:p>
      <text:p text:style-name="P4">
Source: <text:a xlink:type="simple" xlink:href="https://www.ukrinform.ua/rubric-polytics/3734447-ukraina-ocikue-vid-samitu-nato-istoricnih-risen-smigal.html" text:style-name="Internet_20_link" text:visited-style-name="Visited_20_Internet_20_Link">
https://www.ukrinform.ua/rubric-polytics/3734447-ukraina-ocikue-vid-samitu-nato-istoricnih-risen-smigal.html</text:a>
</text:p>
      <!--NEWS-->
      <text:h text:style-name="P10" text:outline-level="1">
<text:span text:style-name="T4">
At Bakhmut direction Russian army shelled Vasukivka, Bohdanivka, Khromove, Chasiv Yar, Ivaniv...</text:span>
</text:h>
      <text:p text:style-name="P4">
Authors: liveuamap (Language: en)</text:p>
      <text:p text:style-name="P4">
Time: 2023-07-11T-12:01:00</text:p>
      <text:p text:style-name="P4">
Location: Toretsk, Donetsk Oblast (Latitude:48.39513 Longtitude:37.85494)</text:p>
      <text:p text:style-name="P4">
Videos: []</text:p>
      <text:p text:style-name="P4">
Images: []</text:p>
      <text:p text:style-name="P4">
Tags: ["Russia"]</text:p>
      <text:p text:style-name="P4">
ID: 22575329</text:p>
      <!--METADATA-->
      <text:p text:style-name="P4">
At Bakhmut direction Russian army shelled Vasukivka, Bohdanivka, Khromove,Chasiv Yar, Ivanivske, Oleksandro-Shultyne and Pivdenne of Donetsk region.Russian aviation conducted airstrikes at Druzhba and Toretsk, - General Staffof Armed Forces of Ukraine says in the morning report</text:p>
      <text:p text:style-name="P4">
News Collection Link: <text:a xlink:type="simple" xlink:href="https:\/\/liveuamap.com\/en\/2023\/11-july-at-bakhmut-direction-russian-army-shelled-vasukivka" text:style-name="Internet_20_link" text:visited-style-name="Visited_20_Internet_20_Link">
https:\/\/liveuamap.com\/en\/2023\/11-july-at-bakhmut-direction-russian-army-shelled-vasukivka</text:a>
</text:p>
      <text:p text:style-name="P4">
Source: <text:a xlink:type="simple" xlink:href="https://t.me/lumsrc/5330" text:style-name="Internet_20_link" text:visited-style-name="Visited_20_Internet_20_Link">
https://t.me/lumsrc/5330</text:a>
</text:p>
      <!--NEWS-->
      <text:h text:style-name="P10" text:outline-level="1">
<text:span text:style-name="T4">
У Вільнюсі відкрили виставку про російські воєнні злочини в Україні</text:span>
</text:h>
      <text:p text:style-name="P4">
Authors: Ukrinform (Person)</text:p>
      <text:p text:style-name="P4">
Publisher: Укринформ (Organization)</text:p>
      <text:p text:style-name="P4">
Published Time: 2023-07-11T-12:28:00+03:00</text:p>
      <text:p text:style-name="P4">
Modified Time: 2023-07-11T17:28:00+03:00</text:p>
      <text:p text:style-name="P4">
Description: У Вільнюсі, де 11-12 липня проходить саміт НАТО, розпочала роботу виставка Russian War Crimes ("Російські воєнні злочини"). — Укрінформ.</text:p>
      <text:p text:style-name="P4">
Images: ['<text:a xlink:type="simple" xlink:href="https://static.ukrinform.com/photos/2023_07/thumb_files/630_360_1689085566-7158.jpeg" text:style-name="Internet_20_link" text:visited-style-name="Visited_20_Internet_20_Link">
630_360_16890...</text:a>
']</text:p>
      <text:p text:style-name="P4">
Tags: ['Литва', 'Виставка', 'Росія', 'Воєнні злочини']</text:p>
      <text:p text:style-name="P4">
Type: Article</text:p>
      <!--METADATA-->
      <text:p text:style-name="P4">
<draw:frame draw:style-name="fr1" draw:name="Image41" text:anchor-type="as-char" svg:width="6.9236in" svg:height="3.956343in" draw:z-index="0">
<draw:image xlink:href="../Images/yкринформ/2023-07-11T-12-28-00-03-00/630_360_1689085566-7158.jpeg" xlink:type="simple" xlink:show="embed" xlink:actuate="onLoad" draw:mime-type="image/jpeg"/>
</draw:frame>
 УВільнюсі, де 11-12 липня проходить саміт НАТО, розпочала роботу виставкаRussian War Crimes ("Російські воєнні злочини").</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доведена не тільки страшними цифрами, відеосюжетами та фотографіями безневинновбитих і закатованих українців, розбомблених українських міст і об'єктівкритичної інфраструктури, а це факт, констатований в численних міжнароднихрішеннях і резолюціях.</text:p>
      <text:p text:style-name="P4">
Очільник ОП нагадав, що цей агресор майже всю історію свого існуванняприсвятив підкоренню та знищенню України.</text:p>
      <text:p text:style-name="P4">
Він наголосив, що створення спеціального міжнародного трибуналу длярозслідування злочину агресії росії проти України було б найважливішим крокомвперед на шляху до зупинення безкарності.</text:p>
      <text:p text:style-name="P4">
“Я закликаю вас підтримати Україну в цьому питанні і негайно розпочати пошукшляхів для руху вперед. Ми повинні діяти колективно, щоб захистити не тількижиття українських дітей і матерів, які є потенційними, ні в чому не виннимижертвами чергових російських бомбардувань мирних міст, а й захистити норми, щолежать в основі нашої спільної світової безпеки, і притягнути довідповідальності тих, хто їх порушує”, — зауважив керівник ОП.</text:p>
      <text:p text:style-name="P4">
</text:p>
      <text:p text:style-name="P4">
<text:a xlink:type="simple" xlink:href="https://static.ukrinform.com/photos/2023_07/1689085566-2379.jpeg" text:style-name="Internet_20_link" text:visited-style-name="Visited_20_Internet_20_Link">
 </text:a>
 <text:a xlink:type="simple" xlink:href="https://static.ukrinform.com/photos/2023_07/1689085566-9536.jpeg" text:style-name="Internet_20_link" text:visited-style-name="Visited_20_Internet_20_Link">
</text:a>
 <text:a xlink:type="simple" xlink:href="https://static.ukrinform.com/photos/2023_07/1689085566-1878.jpeg" text:style-name="Internet_20_link" text:visited-style-name="Visited_20_Internet_20_Link">
</text:a>
 <text:a xlink:type="simple" xlink:href="https://static.ukrinform.com/photos/2023_07/1689085566-4762.jpeg" text:style-name="Internet_20_link" text:visited-style-name="Visited_20_Internet_20_Link">
</text:a>
 <text:a xlink:type="simple" xlink:href="https://static.ukrinform.com/photos/2023_07/1689085566-7158.jpeg" text:style-name="Internet_20_link" text:visited-style-name="Visited_20_Internet_20_Link">
<draw:frame draw:style-name="fr1" draw:name="Image47" text:anchor-type="as-char" svg:width="6.9236in" svg:height="3.956343in" draw:z-index="0">
<draw:image xlink:href="../Images/yкринформ/2023-07-11T-12-28-00-03-00/630_360_1689085566-7158.jpeg" xlink:type="simple" xlink:show="embed" xlink:actuate="onLoad" draw:mime-type="image/jpeg"/>
</draw:frame>
</text:a>
 <text:a xlink:type="simple" xlink:href="https://static.ukrinform.com/photos/2023_07/1689085566-9938.jpeg" text:style-name="Internet_20_link" text:visited-style-name="Visited_20_Internet_20_Link">
</text:a>
 <text:a xlink:type="simple" xlink:href="https://static.ukrinform.com/photos/2023_07/1689085567-9654.jpeg" text:style-name="Internet_20_link" text:visited-style-name="Visited_20_Internet_20_Link">
</text:a>
 <text:a xlink:type="simple" xlink:href="https://static.ukrinform.com/photos/2023_07/1689085567-6121.jpeg" text:style-name="Internet_20_link" text:visited-style-name="Visited_20_Internet_20_Link">
</text:a>
 <text:a xlink:type="simple" xlink:href="https://static.ukrinform.com/photos/2023_07/1689085567-7575.jpeg" text:style-name="Internet_20_link" text:visited-style-name="Visited_20_Internet_20_Link">
</text:a>
 <text:a xlink:type="simple" xlink:href="https://static.ukrinform.com/photos/2023_07/1689085567-6137.jpeg" text:style-name="Internet_20_link" text:visited-style-name="Visited_20_Internet_20_Link">
</text:a>
</text:p>
      <text:p text:style-name="P4">
Прем'єр-міністр України Денис Шмигаль поінформував на церемонії відкриття, щоУкраїна зареєструвала 113 000 російських злочинів, від початкуповномасштабного вторгнення росії в Україну було вбито щонайменше 10 500цивільних осіб.</text:p>
      <text:p text:style-name="P4">
"Ми маємо разом, скоординовано і послідовно розробити механізм притягненняагресора до відповідальності. Ми вже це робимо — нашою відповіддю є створенняспеціального міжнародного трибуналу, який притягне до відповідальності вищеполітичне керівництво росії. Мир неможливий без справедливості. Асправедливість неможлива без відповідальності тих, хто розв'язав цю страшнувійну", - підкреслив глава уряду.</text:p>
      <text:p text:style-name="P4">
<text:span text:style-name="T4">
Читайте також:</text:span>
 <text:a xlink:type="simple" xlink:href="https://www.ukrinform.ua/rubric-regions/3730468-u-buci-stvorili-instalaciu-v-pamat-pro-zagiblih-meskanciv.html" text:style-name="Internet_20_link" text:visited-style-name="Visited_20_Internet_20_Link">
 У Бучі створили інсталяцію в пам’ять про загиблихмешканців </text:a>
</text:p>
      <text:p text:style-name="P4">
Своєю чергою спікер Сейму Литовської Республіки Вікторія Чміліте-Нільсензаявила, що потрібно зробити так, щоб після 500 днів війни вона неперетворилася просто на стрічку новин, за котрою можуть залишитисянепоміченими людські страждання.</text:p>
      <text:p text:style-name="P4">
«Усі ми маємо об'єднати наші зусилля для досягнення справедливості. Асправедливість дуже важлива. Коли Україна переможе, мир має бути справедливим,а це означає, що воєнні злочинці мають бути притягнуті до відповідальності", -переконана очільниця Сейму.</text:p>
      <text:p text:style-name="P4">
Вона додала: "Ще одним важливим елементом справедливості є те, що ми повинніпересвідчитися, що в майбутній архітектурі міжнародних відносин жодна країнане зможе поводитися так, як Росія, яка протягом багатьох років випробовуваламежі толерантності, безкарно використовуючи три ключові елементи — залежністьЗаходу, ядерний шантаж та ілюзії, які були дуже комфортними для західногосвіту".</text:p>
      <text:p text:style-name="P4">
<text:span text:style-name="T4">
Читайте також:</text:span>
 <text:a xlink:type="simple" xlink:href="https://www.ukrinform.ua/rubric-world/3734386-prezidentka-ep-zgadala-pro-vijnu-rosii-proti-ukraini-pid-cas-promovi-pro-srebrenicu.html" text:style-name="Internet_20_link" text:visited-style-name="Visited_20_Internet_20_Link">
 Президентка ЄП згадала про війну Росії проти України підчас промови про Сребреницю </text:a>
</text:p>
      <text:p text:style-name="P4">
Виставка розпочала роботу 10 липня. Її організацію забезпечили Фонд ВіктораПінчука та PinchukArtCentre у партнерстві з Офісом Президента та посольствомУкраїни в Литві.</text:p>
      <text:p text:style-name="P4">
Як повідомлялося, у Вільнюсі 11-12 липня відбувається саміт НАТО. У вівторокдо литовської столиці прибув Президент Володимир Зеленський.</text:p>
      <text:p text:style-name="P4">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Україна у питанні «зернової угоди» більше покладається на Ердогана - посол Боднар</text:span>
</text:h>
      <text:p text:style-name="P4">
Authors: Ukrinform (Person)</text:p>
      <text:p text:style-name="P4">
Publisher: Укринформ (Organization)</text:p>
      <text:p text:style-name="P4">
Published Time: 2023-07-11T-13:03:00+03:00</text:p>
      <text:p text:style-name="P4">
Modified Time: 2023-07-11T17:03:00+03:00</text:p>
      <text:p text:style-name="P4">
Description: Україна у питанні продовженні дії "зернової угоди" більше покладається на політичний вплив на Росію президента Туреччини Реджепа Тайїпа Ердогана, аніж на переговори учасників. — Укрінформ.</text:p>
      <text:p text:style-name="P4">
Images: ['<text:a xlink:type="simple" xlink:href="https://static.ukrinform.com/photos/2021_01/thumb_files/630_360_1611580436-317.jpeg" text:style-name="Internet_20_link" text:visited-style-name="Visited_20_Internet_20_Link">
630_360_16115...</text:a>
']</text:p>
      <text:p text:style-name="P4">
Tags: ['Експорт', 'Ердоган', 'Україна', 'Зерно', 'Туреччина', 'Боднар', 'зерновий коридор', 'Єдині новини']</text:p>
      <text:p text:style-name="P4">
Type: Article</text:p>
      <!--METADATA-->
      <text:p text:style-name="P4">
<draw:frame draw:style-name="fr1" draw:name="Image53" text:anchor-type="as-char" svg:width="6.9236in" svg:height="3.956343in" draw:z-index="0">
<draw:image xlink:href="../Images/yкринформ/2023-07-11T-13-03-00-03-00/630_360_1611580436-317.jpeg" xlink:type="simple" xlink:show="embed" xlink:actuate="onLoad" draw:mime-type="image/jpeg"/>
</draw:frame>
 Українау питанні продовженні дії "зернової угоди" більше покладається на політичнийвплив на Росію президента Туреччини Реджепа Тайїпа Ердогана, аніж напереговори учасників.</text:p>
      <text:p text:style-name="P4">
Про це заявив посол України в Туреччині Василь Боднар в ефірі телемарафону«Єдині новини», повідомляє кореспондент Укрінформу.</text:p>
      <text:p text:style-name="P4">
Боднар зазначив, що "зернова угода" важлива як для України і Туреччини, так ідля багатьох країн світу, до яких постачається <text:a xlink:type="simple" xlink:href="https://www.ukrinform.ua/tag-zerno" text:style-name="Internet_20_link" text:visited-style-name="Visited_20_Internet_20_Link">
 зерно</text:a>
 . Однак через дії Росії протягомостаннього часу вона фактично не працює.</text:p>
      <text:p text:style-name="P4">
«З точки зору дипломатії було запропоновано і, можливо, цього тижня абонаступного відбудуться певні консультації чи переговори – це поки що підпитанням. Але, звичайно, вага політичного впливу набагато більша. Мисподіваємося, що в даному випадку президент Ердоган використає всі своїспроможності, щоб певним чином підштовхнути Росію до виконання своїхзобов’язань», - сказав дипломат.</text:p>
      <text:p text:style-name="P4">
<text:span text:style-name="T4">
Читайте також:</text:span>
 <text:a xlink:type="simple" xlink:href="https://www.ukrinform.ua/rubric-economy/3734407-eksport-agroprodukcii-z-morskih-portiv-ukraini-za-tizden-skorotivsa-na-45-ukab.html" text:style-name="Internet_20_link" text:visited-style-name="Visited_20_Internet_20_Link">
 Експорт агропродукції з морських портів України затиждень скоротився на 45% - УКАБ </text:a>
</text:p>
      <text:p text:style-name="P4">
Він також зауважив, що ті вимоги, які висуваються російською стороною дляпродовження зернової угоди, здебільшого не мають жодного стосунку ані до самоїугоди, ані до суб’єктів, з якими вона намагається домовлятися.</text:p>
      <text:p text:style-name="P4">
«Учасники зернової ініціативи не мають ніякого стосунку до санкцій, які булизапроваджені щодо Росії з боку ЄС і США, – наприклад, до питання SWIFT чи«Россельхозбанка». В даному випадку це спроба Росії показати себе з сильноїпозиції , якої в неї немає», - зазначив Боднар.</text:p>
      <text:p text:style-name="P4">
За його словами, для України в цій ситуації важливо мати альтернативніваріанти, якими може бути прохід кораблів через територіальні води Румунії іБолгарії.</text:p>
      <text:p text:style-name="P4">
«Єдине питання, яке виникає в цьому зв’язку, - це питання страхування суден ійого вартості, оскільки саме від наявності певних гарантій безпеки залежитьуспішне функціонування самого «коридору» і ціна перевезення», - резюмувавдипломат.</text:p>
      <text:p text:style-name="P4">
<text:span text:style-name="T4">
Читайте також:</text:span>
 <text:a xlink:type="simple" xlink:href="https://www.ukrinform.ua/rubric-economy/3734075-rosii-ne-vdalisa-fokusi-u-mezah-zernovoi-ugodi-ekspert.html" text:style-name="Internet_20_link" text:visited-style-name="Visited_20_Internet_20_Link">
 Росії не вдалися «фокуси» у межах <text:span text:style-name="T4">
зерно</text:span>
 вої угоди –експерт </text:a>
</text:p>
      <text:p text:style-name="P4">
Як повідомлялося, 8 липня президент Туреччини Реджеп Тайїп Ердоган на спільнійпресконференції з українським лідером Володимиром Зеленським зазначив, щовлада країни веде роботу щодо продовження Чорноморської зернової ініціативи тадокладає всіх зусиль, щоб збільшити термін її дії на два роки.</text:p>
      <text:p text:style-name="P4">
17 липня закінчується термін дії "зернової угоди". Росія вже заявила, що немає наміру її продовжувати і вимагає, щоб з неї зняли частину санкцій і почаликупувати її товари.</text:p>
      <text:p text:style-name="P4">
Source: <text:a xlink:type="simple" xlink:href="https://www.ukrinform.ua/rubric-economy/3734428-ukraina-u-pitanni-zernovoi-ugodi-bilse-pokladaetsa-na-erdogana-posol-bodnar.html" text:style-name="Internet_20_link" text:visited-style-name="Visited_20_Internet_20_Link">
https://www.ukrinform.ua/rubric-economy/3734428-ukraina-u-pitanni-zernovoi-ugodi-bilse-pokladaetsa-na-erdogana-posol-bodnar.html</text:a>
</text:p>
      <!--NEWS-->
      <text:h text:style-name="P10" text:outline-level="1">
<text:span text:style-name="T4">
At Avdiyivka direction Russian army shelled Avdiyivka, Pervomayske and Nevelske of Donetsk re...</text:span>
</text:h>
      <text:p text:style-name="P4">
Authors: liveuamap (Language: en)</text:p>
      <text:p text:style-name="P4">
Time: 2023-07-11T-14:01:00</text:p>
      <text:p text:style-name="P4">
Location: Donetsk Oblast (Latitude:48.0595 Longtitude:37.57341)</text:p>
      <text:p text:style-name="P4">
Videos: []</text:p>
      <text:p text:style-name="P4">
Images: []</text:p>
      <text:p text:style-name="P4">
Tags: ["Russia"]</text:p>
      <text:p text:style-name="P4">
ID: 22575328</text:p>
      <!--METADATA-->
      <text:p text:style-name="P4">
At Avdiyivka direction Russian army shelled Avdiyivka, Pervomayske andNevelske of Donetsk region. Russian aviation conducted airstrikes atAvdiyivka, - General Staff of Armed Forces of Ukraine says in the morningreport</text:p>
      <text:p text:style-name="P4">
News Collection Link: <text:a xlink:type="simple" xlink:href="https:\/\/liveuamap.com\/en\/2023\/11-july-at-avdiyivka-direction-russian-army-shelled-avdiyivka" text:style-name="Internet_20_link" text:visited-style-name="Visited_20_Internet_20_Link">
https:\/\/liveuamap.com\/en\/2023\/11-july-at-avdiyivka-direction-russian-army-shelled-avdiyivka</text:a>
</text:p>
      <text:p text:style-name="P4">
Source: <text:a xlink:type="simple" xlink:href="https://t.me/lumsrc/5331" text:style-name="Internet_20_link" text:visited-style-name="Visited_20_Internet_20_Link">
https://t.me/lumsrc/5331</text:a>
</text:p>
      <!--NEWS-->
      <text:h text:style-name="P10" text:outline-level="1">
<text:span text:style-name="T4">
At Shakhtarske direction Russian army shelled Vuhledar, Storozheve, Blahodatne of Donetsk reg...</text:span>
</text:h>
      <text:p text:style-name="P4">
Authors: liveuamap (Language: en)</text:p>
      <text:p text:style-name="P4">
Time: 2023-07-11T-17:02:00</text:p>
      <text:p text:style-name="P4">
Location: Velyka Novosilka, Donetsk region (Latitude:47.96522 Longtitude:36.85261)</text:p>
      <text:p text:style-name="P4">
Videos: []</text:p>
      <text:p text:style-name="P4">
Images: []</text:p>
      <text:p text:style-name="P4">
Tags: ["Russia"]</text:p>
      <text:p text:style-name="P4">
ID: 22575326</text:p>
      <!--METADATA-->
      <text:p text:style-name="P4">
At Shakhtarske direction Russian army shelled Vuhledar, Storozheve, Blahodatneof Donetsk region. Russian aviation conducted airstrike at Odradne, - GeneralStaff of Armed Forces of Ukraine says in the morning report</text:p>
      <text:p text:style-name="P4">
News Collection Link: <text:a xlink:type="simple" xlink:href="https:\/\/liveuamap.com\/en\/2023\/11-july-at-shakhtarske-direction-russian-army-shelled-vuhledar" text:style-name="Internet_20_link" text:visited-style-name="Visited_20_Internet_20_Link">
https:\/\/liveuamap.com\/en\/2023\/11-july-at-shakhtarske-direction-russian-army-shelled-vuhledar</text:a>
</text:p>
      <text:p text:style-name="P4">
Source: <text:a xlink:type="simple" xlink:href="https://t.me/lumsrc/5333" text:style-name="Internet_20_link" text:visited-style-name="Visited_20_Internet_20_Link">
https://t.me/lumsrc/5333</text:a>
</text:p>
      <!--NEWS-->
      <text:h text:style-name="P10" text:outline-level="1">
<text:span text:style-name="T4">
At Zaporizhzhia and Kherson directions Russian army shelled Novodarivka, Levadne, Malynivka, ...</text:span>
</text:h>
      <text:p text:style-name="P4">
Authors: liveuamap (Language: en)</text:p>
      <text:p text:style-name="P4">
Time: 2023-07-11T-19:02:00</text:p>
      <text:p text:style-name="P4">
Location: Kherson (Latitude:46.64095 Longtitude:32.62819)</text:p>
      <text:p text:style-name="P4">
Videos: []</text:p>
      <text:p text:style-name="P4">
Images: []</text:p>
      <text:p text:style-name="P4">
Tags: ["Russia"]</text:p>
      <text:p text:style-name="P4">
ID: 22575325</text:p>
      <!--METADATA-->
      <text:p text:style-name="P4">
At Zaporizhzhia and Kherson directions Russian army shelled Novodarivka,Levadne, Malynivka, Huliaipole, Zaliznychne, Orikhiv of Zaporizhzhia region;Beryslav, Kozatske, Lvove, Antonivka, Inzhenerne, Dniprovske of Kherson regionand Kherson city, - General Staff of Armed Forces of Ukraine says in themorning report</text:p>
      <text:p text:style-name="P4">
News Collection Link: <text:a xlink:type="simple" xlink:href="https:\/\/liveuamap.com\/en\/2023\/11-july-at-zaporizhzhia-and-kherson-directions-russian-army" text:style-name="Internet_20_link" text:visited-style-name="Visited_20_Internet_20_Link">
https:\/\/liveuamap.com\/en\/2023\/11-july-at-zaporizhzhia-and-kherson-directions-russian-army</text:a>
</text:p>
      <text:p text:style-name="P4">
Source: <text:a xlink:type="simple" xlink:href="https://t.me/lumsrc/5334" text:style-name="Internet_20_link" text:visited-style-name="Visited_20_Internet_20_Link">
https://t.me/lumsrc/5334</text:a>
</text:p>
      <!--NEWS-->
      <text:h text:style-name="P10" text:outline-level="1">
<text:span text:style-name="T4">
Зеленський анонсував нові інструменти захисту для України</text:span>
</text:h>
      <text:p text:style-name="P4">
Authors: Ukrinform (Person)</text:p>
      <text:p text:style-name="P4">
Publisher: Укринформ (Organization)</text:p>
      <text:p text:style-name="P4">
Published Time: 2023-07-11T-1:27:00+03:00</text:p>
      <text:p text:style-name="P4">
Modified Time: 2023-07-11T21:27:00+03:00</text:p>
      <text:p text:style-name="P4">
Description: Президент України Володимир Зеленський анонсував нові інструменти захисту для України. — Укрінформ.</text:p>
      <text:p text:style-name="P4">
Images: ['<text:a xlink:type="simple" xlink:href="https://static.ukrinform.com/photos/2023_07/thumb_files/630_360_1688898779-493.jpeg" text:style-name="Internet_20_link" text:visited-style-name="Visited_20_Internet_20_Link">
630_360_16888...</text:a>
']</text:p>
      <text:p text:style-name="P4">
Tags: ['НАТО', 'Зеленський', 'Війна з Росією']</text:p>
      <text:p text:style-name="P4">
Type: Article</text:p>
      <!--METADATA-->
      <text:p text:style-name="P4">
<draw:frame draw:style-name="fr1" draw:name="Image54" text:anchor-type="as-char" svg:width="6.9236in" svg:height="3.956343in" draw:z-index="0">
<draw:image xlink:href="../Images/yкринформ/2023-07-11T-1-27-00-03-00/630_360_1688898779-493.jpeg" xlink:type="simple" xlink:show="embed" xlink:actuate="onLoad" draw:mime-type="image/jpeg"/>
</draw:frame>
 ПрезидентУкраїни Володимир Зеленський анонсував нові інструменти захисту для України.</text:p>
      <text:p text:style-name="P4">
Про це він написав у <text:a xlink:type="simple" xlink:href="https://t.me/V_Zelenskiy_official/6938" text:style-name="Internet_20_link" text:visited-style-name="Visited_20_Internet_20_Link">
 Телеграмі </text:a>
 ,передає Укрінформ.</text:p>
      <text:p text:style-name="P4">
"Завтра продовжимо нашу роботу у Вільнюсі. Наша оборона – перший пріоритет. Ія вдячний партнерам за готовність робити нові кроки. Більше зброї для нашихвоїнів – більше захисту життя для всієї України. Привеземо в Україну новіважливі інструменти захисту", - йдеться у повідомленні.</text:p>
      <text:p text:style-name="P4">
<text:span text:style-name="T4">
Читайте також:</text:span>
 <text:span text:style-name="T4">
<text:a xlink:type="simple" xlink:href="https://www.ukrinform.ua/rubric-polytics/3734492-zelenskij-u-vilnusi-nato-dast-ukraini-bezpeku-ukraina-zrobit-nato-silnisim.html" text:style-name="Internet_20_link" text:visited-style-name="Visited_20_Internet_20_Link">
 Зеленський у Вільнюсі: НАТО дасть Україні безпеку,Україна зробить НАТО сильнішим </text:a>
 </text:span>
</text:p>
      <text:p text:style-name="P4">
Також, як зазначив Зеленський, заплановані двосторонні зустрічі замериканськими, канадськими, німецькими, британськими, нідерландськими,японськими та іншими партнерами.</text:p>
      <text:p text:style-name="P4">
Також заплановане і перше інавгураційне засідання Ради Україна – НАТО.</text:p>
      <text:p text:style-name="P4">
Як повідомляв Укрінформ, саміт <text:span text:style-name="T4">
<text:a xlink:type="simple" xlink:href="https://www.ukrinform.ua/tag-nato" text:style-name="Internet_20_link" text:visited-style-name="Visited_20_Internet_20_Link">
 НАТО </text:a>
</text:span>
 проходить 11-12 липня у столиці Литви. У вівторок до Вільнюса також прибувПрезидент Володимир Зеленський.</text:p>
      <text:p text:style-name="P4">
Source: <text:a xlink:type="simple" xlink:href="https://www.ukrinform.ua/rubric-ato/3734537-zelenskij-anonsuvav-novi-instrumenti-zahistu-dla-ukraini.html" text:style-name="Internet_20_link" text:visited-style-name="Visited_20_Internet_20_Link">
https://www.ukrinform.ua/rubric-ato/3734537-zelenskij-anonsuvav-novi-instrumenti-zahistu-dla-ukraini.html</text:a>
</text:p>
      <!--NEWS-->
      <text:h text:style-name="P10" text:outline-level="1">
<text:span text:style-name="T4">
На пошкодженій обстрілами Курахівській ТЕС відновили роботу одного енергоблоку</text:span>
</text:h>
      <text:p text:style-name="P4">
Authors: Ukrinform (Person)</text:p>
      <text:p text:style-name="P4">
Publisher: Укринформ (Organization)</text:p>
      <text:p text:style-name="P4">
Published Time: 2023-07-11T-2:23:00+03:00</text:p>
      <text:p text:style-name="P4">
Modified Time: 2023-07-11T21:23:00+03:00</text:p>
      <text:p text:style-name="P4">
Description: Фахівці ДТЕК відновили роботу одного блоку на Курахівській ТЕС, що постраждала внаслідок обстрілів. — Укрінформ.</text:p>
      <text:p text:style-name="P4">
Images: ['<text:a xlink:type="simple" xlink:href="https://static.ukrinform.com/photos/2023_07/thumb_files/630_360_1689099673-234.jpg" text:style-name="Internet_20_link" text:visited-style-name="Visited_20_Internet_20_Link">
630_360_16890...</text:a>
']</text:p>
      <text:p text:style-name="P4">
Tags: ['Донеччина', 'Курахово', 'ТЕС']</text:p>
      <text:p text:style-name="P4">
Type: Article</text:p>
      <!--METADATA-->
      <text:p text:style-name="P4">
<draw:frame draw:style-name="fr1" draw:name="Image55" text:anchor-type="as-char" svg:width="6.9236in" svg:height="3.956343in" draw:z-index="0">
<draw:image xlink:href="../Images/yкринформ/2023-07-11T-2-23-00-03-00/630_360_1689099673-234.jpg" xlink:type="simple" xlink:show="embed" xlink:actuate="onLoad" draw:mime-type="image/jpeg"/>
</draw:frame>
 ФахівціДТЕК відновили роботу одного блоку на Курахівській ТЕС, що постраждалавнаслідок обстрілів.</text:p>
      <text:p text:style-name="P4">
Про це у <text:a xlink:type="simple" xlink:href="https://www.facebook.com/sergey.j.kovalenko/posts/pfbid02hXAZVx8rmVa12P6icKV4w6jcmTrpquHkKCyZk9j7yGxQQFH7415mJQLqcTzn3CFcl" text:style-name="Internet_20_link" text:visited-style-name="Visited_20_Internet_20_Link">
 Фейсбуці</text:a>
повідомив генеральний директор Yasno (група ДТЕК) Сергій Коваленко, передаєУкрінформ.</text:p>
      <text:p text:style-name="P4">
«Курахівська ТЕС припинила роботу. Але вже сьогодні один блок запрацював», -йдеться у повідомленні.</text:p>
      <text:p text:style-name="P4">
Коваленко додав, що через обстріли у будівлі порушилася тримальна конструкція,згодом обвалилося бетонне перекриття. Постраждали працівники станції таремонтного підприємства, є загиблі.</text:p>
      <text:p text:style-name="P4">
<text:span text:style-name="T4">
Читайте також:</text:span>
 <text:a xlink:type="simple" xlink:href="https://www.ukrinform.ua/rubric-economy/3732803-magate-provela-rotacii-na-troh-ukrainskih-aes.html" text:style-name="Internet_20_link" text:visited-style-name="Visited_20_Internet_20_Link">
 МАГАТЕ провела ротації на трьох українських <text:span text:style-name="T4">
АЕС</text:span>
</text:a>
</text:p>
      <text:p text:style-name="P4">
Крім того, очільник Yasno закликав українців обмежувати споживанняелектроенергії у вечірній пік, оскільки внаслідок обстрілів енергетичнаінфраструктура є дуже пошкодженою. Тримати її у робочому стані енергетикамвдається ціною неймовірних зусиль.</text:p>
      <text:p text:style-name="P4">
Як повідомлялося, близько 23:10 7 липня стався обвал покрівлі та кількохповерхів у цеху на ТЕС у Кураховому <text:a xlink:type="simple" xlink:href="https://www.ukrinform.ua/tag-doneccina" text:style-name="Internet_20_link" text:visited-style-name="Visited_20_Internet_20_Link">
 Донецької області.</text:a>
 Внаслідок руйнування металево-бетонних конструкцій одна працівниця загинула, ще трьох осіб доправили долікарні. Двоє людей вважалися зниклими. Пізніше під завалами виявили їхнітіла, тож загальна кількість загиблих зросла до трьох. За попередніми даними,дах обвалився внаслідок попередніх ворожих атак на підприємство.</text:p>
      <text:p text:style-name="P4">
<text:span text:style-name="T5">
Фото: uk.wikipedia.org</text:span>
</text:p>
      <text:p text:style-name="P4">
Source: <text:a xlink:type="simple" xlink:href="https://www.ukrinform.ua/rubric-economy/3734536-na-poskodzenij-obstrilami-kurahivskij-tes-vidnovili-robotu-odnogo-energobloku.html" text:style-name="Internet_20_link" text:visited-style-name="Visited_20_Internet_20_Link">
https://www.ukrinform.ua/rubric-economy/3734536-na-poskodzenij-obstrilami-kurahivskij-tes-vidnovili-robotu-odnogo-energobloku.html</text:a>
</text:p>
      <!--NEWS-->
      <text:h text:style-name="P10" text:outline-level="1">
<text:span text:style-name="T4">
Уряд обмежив використання на аптечних вивісках інформації, що може ввести споживачів в оману</text:span>
</text:h>
      <text:p text:style-name="P4">
Authors: Ukrinform (Person)</text:p>
      <text:p text:style-name="P4">
Publisher: Укринформ (Organization)</text:p>
      <text:p text:style-name="P4">
Published Time: 2023-07-11T-3:15:00+03:00</text:p>
      <text:p text:style-name="P4">
Modified Time: 2023-07-11T21:15:00+03:00</text:p>
      <text:p text:style-name="P4">
Description: Кабінет Міністрів змінив умови роздрібної торгівлі лікарськими засобами, повернув вимогу щодо обмеження надання на аптечних вивісках неправдивої інформації. — Укрінформ.</text:p>
      <text:p text:style-name="P4">
Images: ['<text:a xlink:type="simple" xlink:href="https://static.ukrinform.com/photos/2017_11/thumb_files/630_360_1510746210-8372.jpg" text:style-name="Internet_20_link" text:visited-style-name="Visited_20_Internet_20_Link">
630_360_15107...</text:a>
']</text:p>
      <text:p text:style-name="P4">
Tags: ['Ліки', 'Уряд', 'Аптека']</text:p>
      <text:p text:style-name="P4">
Type: Article</text:p>
      <!--METADATA-->
      <text:p text:style-name="P4">
<draw:frame draw:style-name="fr1" draw:name="Image56" text:anchor-type="as-char" svg:width="6.9236in" svg:height="3.956343in" draw:z-index="0">
<draw:image xlink:href="../Images/yкринформ/2023-07-11T-3-15-00-03-00/630_360_1510746210-8372.jpg" xlink:type="simple" xlink:show="embed" xlink:actuate="onLoad" draw:mime-type="image/jpeg"/>
</draw:frame>
 КабінетМіністрів змінив умови роздрібної торгівлі лікарськими засобами, повернуввимогу щодо обмеження надання на аптечних вивісках неправдивої інформації.</text:p>
      <text:p text:style-name="P4">
Як передає Укрінформ, про це <text:a xlink:type="simple" xlink:href="https://t.me/tmelnychuk/2697" text:style-name="Internet_20_link" text:visited-style-name="Visited_20_Internet_20_Link">
 повідомив </text:a>
 уТелеграмі постійний представник Кабміну у Верховній Раді Тарас Мельничук.</text:p>
      <text:p text:style-name="P4">
«Внесено зміни до Ліцензійних умов провадження господарської діяльності звиробництва лікарських засобів, оптової та роздрібної торгівлі лікарськимизасобами, імпорту лікарських засобів (крім активних фармацевтичнихінгредієнтів)», - йдеться в повідомленні.</text:p>
      <text:p text:style-name="P4">
<text:span text:style-name="T4">
Читайте також:</text:span>
 <text:span text:style-name="T4">
<text:a xlink:type="simple" xlink:href="https://www.ukrinform.ua/rubric-society/3734460-urad-zbilsiv-derzzamovlenna-na-pidgotovku-medikiv-i-socpracivnikiv.html" text:style-name="Internet_20_link" text:visited-style-name="Visited_20_Internet_20_Link">
 Уряд збільшив держзамовлення на підготовку медиків ісоцпрацівників </text:a>
 </text:span>
</text:p>
      <text:p text:style-name="P4">
Зокрема, змінами встановлено, що на вивісці та зовнішніх рекламнихконструкціях аптечного закладу дозволяється, окрім найменування ліцензіата,аптечного закладу та/або торговельної марки, що належить ліцензіату назаконних підставах, розміщувати інформацію, яка не містить вказівки щодо рівняабо іншої ознаки цін, яка може вплинути на наміри споживача щодо придбаннятоварів у такому закладі.</text:p>
      <text:p text:style-name="P4">
Також розміщена на зовнішніх конструкціях інформація не можу бути такою, щовводить споживача в оману, або вказує на орієнтованість аптечного закладу наобслуговування певних соціальних груп населення чи містить порівняння з іншимиаптечними закладами.</text:p>
      <text:p text:style-name="P4">
<text:span text:style-name="T4">
Читайте також:</text:span>
 <text:span text:style-name="T4">
<text:a xlink:type="simple" xlink:href="https://www.ukrinform.ua/rubric-vidbudova/3734421-urad-vidiliv-ponad-17-milarda-na-vidnovlenna-medzakladiv-u-devati-regionah.html" text:style-name="Internet_20_link" text:visited-style-name="Visited_20_Internet_20_Link">
 Уряд виділив понад ₴1,7 мільярда на відновленнямедзакладів у дев'яти регіонах </text:a>
 </text:span>
</text:p>
      <text:p text:style-name="P4">
Очікується, що реалізація проєкту акта забезпечить захист прав та інтересівдержави та громадян, дозволить запобігти введенню споживачів в оману під часпропонування <text:span text:style-name="T4">
<text:a xlink:type="simple" xlink:href="https://www.ukrinform.ua/tag-liki" text:style-name="Internet_20_link" text:visited-style-name="Visited_20_Internet_20_Link">
 лікарських засобів </text:a>
 </text:span>
 таунеможливити надання їм у нечіткий, незрозумілий або двозначний спосібінформації, необхідної для здійснення свідомого вибору.</text:p>
      <text:p text:style-name="P4">
Як повідомлялося, з 1 липня 2023 року препарати за програмою «Доступні ліки»мають відпускатися за електронним рецептом. Паперовий рецепт продовжить діятилише на тимчасово окупованих, прифронтових територіях і територіях, деведуться активні бойові дії.</text:p>
      <text:p text:style-name="P4">
Source: <text:a xlink:type="simple" xlink:href="https://www.ukrinform.ua/rubric-society/3734535-urad-obmeziv-vikoristanna-na-aptecnih-viviskah-informacii-so-moze-vvesti-spozivaciv-v-omanu.html" text:style-name="Internet_20_link" text:visited-style-name="Visited_20_Internet_20_Link">
https://www.ukrinform.ua/rubric-society/3734535-urad-obmeziv-vikoristanna-na-aptecnih-viviskah-informacii-so-moze-vvesti-spozivaciv-v-omanu.html</text:a>
</text:p>
      <!--NEWS-->
      <text:h text:style-name="P10" text:outline-level="1">
<text:span text:style-name="T4">
США запровадили санкції проти ексміністра оборони Сербії, який співпрацював з Росією</text:span>
</text:h>
      <text:p text:style-name="P4">
Authors: Ukrinform (Person)</text:p>
      <text:p text:style-name="P4">
Publisher: Укринформ (Organization)</text:p>
      <text:p text:style-name="P4">
Published Time: 2023-07-11T-4:07:26+03:00</text:p>
      <text:p text:style-name="P4">
Modified Time: 2023-07-11T21:07:26+03:00</text:p>
      <text:p text:style-name="P4">
Description: Міністерство фінансів США запровадило санкції проти колишнього міністра оборони Сербії за сприяння зловмисній діяльності РФ у регіоні. — Укрінформ.</text:p>
      <text:p text:style-name="P4">
Images: ['<text:a xlink:type="simple" xlink:href="https://static.ukrinform.com/photos/2018_03/thumb_files/630_360_1522070878-4204.jpg" text:style-name="Internet_20_link" text:visited-style-name="Visited_20_Internet_20_Link">
630_360_15220...</text:a>
']</text:p>
      <text:p text:style-name="P4">
Tags: ['Санкції', 'Сербія', 'США', 'Росія']</text:p>
      <text:p text:style-name="P4">
Type: Article</text:p>
      <!--METADATA-->
      <text:p text:style-name="P4">
<draw:frame draw:style-name="fr1" draw:name="Image57" text:anchor-type="as-char" svg:width="6.9236in" svg:height="3.956343in" draw:z-index="0">
<draw:image xlink:href="../Images/yкринформ/2023-07-11T-4-07-26-03-00/630_360_1522070878-4204.jpg" xlink:type="simple" xlink:show="embed" xlink:actuate="onLoad" draw:mime-type="image/jpeg"/>
</draw:frame>
Міністерство фінансів США запровадило санкції проти колишнього міністраоборони Сербії за сприяння зловмисній діяльності РФ у регіоні.</text:p>
      <text:p text:style-name="P4">
Як передає Укрінформ, про це повідомляє <text:a xlink:type="simple" xlink:href="http://ukrainian.voanews.com/a/minfin-spoluchenyh-shtativ-naklav-sankciji-na-eks-ministra-oborony-serbiji/7176086.html" text:style-name="Internet_20_link" text:visited-style-name="Visited_20_Internet_20_Link">
 Голос Америки</text:a>
 .</text:p>
      <text:p text:style-name="P4">
Управління контролю за іноземними активами Міністерства фінансів СШАзапровадило санкції щодо сербського експосадовця, що, як сказано у заявівідомства, підкреслює рішучість Сполучених Штатів притягнути довідповідальності тих, хто брав участь у корупційних справах для власнихінтересів та завдавав шкоди миру та стабільності на Західних Балканах. Крімтого, ці корупційні операції, як сказано у заяві Мінфіну США, сприяютьросійській зловмисній діяльності в Сербії та регіоні.</text:p>
      <text:p text:style-name="P4">
“Міністерство фінансів без вагань націлиться на суб’єктів, які зловживаютьсвоїм становищем для отримання особистої вигоди, підриваючи при цьомуефективне та демократичне управління на Західних Балканах”, – сказав заступникміністра фінансів з питань тероризму та фінансової розвідки США Браян Нельсон.</text:p>
      <text:p text:style-name="P4">
Директор Інформаційного агентства безпеки <text:a xlink:type="simple" xlink:href="https://www.ukrinform.ua/tag-serbia" text:style-name="Internet_20_link" text:visited-style-name="Visited_20_Internet_20_Link">
 Сербії</text:a>
 , ексміністр оборони та ексміністрвнутрішніх справ Александар Вулін, сказано в офіційному повідомленні,причетний до транснаціональної організованої злочинності, незаконних операційз наркотиками та зловживання службовим становищем.</text:p>
      <text:p text:style-name="P4">
Посадовець використовував свої повноваження для підтримки дій Росії, надаючиїй платформу для посилення свого впливу у регіоні.</text:p>
      <text:p text:style-name="P4">
<text:span text:style-name="T4">
Читайте також:</text:span>
 <text:a xlink:type="simple" xlink:href="https://www.ukrinform.ua/rubric-world/3734130-u-ssa-kerivnika-analiticnogo-centru-zvinuvatili-u-nezakonnij-dialnosti-na-korist-kitau.html" text:style-name="Internet_20_link" text:visited-style-name="Visited_20_Internet_20_Link">
 У США керівника аналітичного центру звинуватили унезаконній діяльності на користь Китаю </text:a>
</text:p>
      <text:p text:style-name="P4">
Унаслідок запроваджених санкцій, все майно (чи пов’язані з ним транзакції) таінтереси Вуліна у США або у володінні чи під контролем осіб США, заблоковано.</text:p>
      <text:p text:style-name="P4">
Source: <text:a xlink:type="simple" xlink:href="https://www.ukrinform.ua/rubric-world/3734534-ssa-zaprovadili-sankcii-proti-eksministra-oboroni-serbii-akij-spivpracuvav-z-rosieu.html" text:style-name="Internet_20_link" text:visited-style-name="Visited_20_Internet_20_Link">
https://www.ukrinform.ua/rubric-world/3734534-ssa-zaprovadili-sankcii-proti-eksministra-oboroni-serbii-akij-spivpracuvav-z-rosieu.html</text:a>
</text:p>
      <!--NEWS-->
      <text:h text:style-name="P10" text:outline-level="1">
<text:span text:style-name="T4">
Франція спростить процес постачання зброї Україні - Резніков</text:span>
</text:h>
      <text:p text:style-name="P4">
Authors: Ukrinform (Person)</text:p>
      <text:p text:style-name="P4">
Publisher: Укринформ (Organization)</text:p>
      <text:p text:style-name="P4">
Published Time: 2023-07-11T-5:00:13+03:00</text:p>
      <text:p text:style-name="P4">
Modified Time: 2023-07-11T21:00:13+03:00</text:p>
      <text:p text:style-name="P4">
Description: Франція збільшить військову допомогу Україні на €170 мільйонів та спростить процес постачання зброї. — Укрінформ.</text:p>
      <text:p text:style-name="P4">
Images: ['<text:a xlink:type="simple" xlink:href="https://static.ukrinform.com/photos/2023_07/thumb_files/630_360_1689098250-865.jpg" text:style-name="Internet_20_link" text:visited-style-name="Visited_20_Internet_20_Link">
630_360_16890...</text:a>
']</text:p>
      <text:p text:style-name="P4">
Tags: ['Франція', 'Міноборони', 'Саміт НАТО', 'Зброя', 'ЗСУ', 'Резніков', 'Війна з Росією']</text:p>
      <text:p text:style-name="P4">
Type: Article</text:p>
      <!--METADATA-->
      <text:p text:style-name="P4">
<draw:frame draw:style-name="fr1" draw:name="Image58" text:anchor-type="as-char" svg:width="6.9236in" svg:height="3.956343in" draw:z-index="0">
<draw:image xlink:href="../Images/yкринформ/2023-07-11T-5-00-13-03-00/630_360_1689098250-865.jpg" xlink:type="simple" xlink:show="embed" xlink:actuate="onLoad" draw:mime-type="image/jpeg"/>
</draw:frame>
 Франціязбільшить військову допомогу Україні на €170 мільйонів та спростить процеспостачання зброї.</text:p>
      <text:p text:style-name="P4">
Про це у <text:a xlink:type="simple" xlink:href="https://twitter.com/oleksiireznikov/status/1678767922511228928" text:style-name="Internet_20_link" text:visited-style-name="Visited_20_Internet_20_Link">
 Твіттері</text:a>
 написавміністр оборони України Олексій Резніков після зустрічі у Вільнюсі з міністромоборони Франції Себастьяном Лекорню, передає Укрінформ.</text:p>
      <text:p text:style-name="P4">
"Сьогодні у Вільнюсі ми підписали Угоду між міністерствами оборони України іФранції. Військова допомога Україні збільшиться на €170 мільйонів; будеспрощено процес закупівлі та постачання зброї до України; створюється основадля спільного виробництва запчастин та обслуговування іноземного озброєння татехніки", - написав <text:a xlink:type="simple" xlink:href="https://www.ukrinform.ua/tag-reznikov" text:style-name="Internet_20_link" text:visited-style-name="Visited_20_Internet_20_Link">
 Резніков </text:a>
 .</text:p>
      <text:p text:style-name="P4">
<text:span text:style-name="T4">
Читайте також:</text:span>
 <text:a xlink:type="simple" xlink:href="https://www.ukrinform.ua/rubric-ato/3734488-koalicia-z-navcanna-ukrainskih-pilotiv-f16-sformovana-reznikov.html" text:style-name="Internet_20_link" text:visited-style-name="Visited_20_Internet_20_Link">
 Коаліція з навчання українських пілотів F-16 сформована –<text:span text:style-name="T4">
Резніков</text:span>
 </text:a>
</text:p>
      <text:p text:style-name="P4">
Як повідомляв Укрінформ, саміт НАТО проходить 11-12 липня у столиці Литви. Увівторок до Вільнюса прибув <text:a xlink:type="simple" xlink:href="https://www.ukrinform.ua/rubric-polytics/3734398-zelenskij-pribuv-do-vilnusa.html" text:style-name="Internet_20_link" text:visited-style-name="Visited_20_Internet_20_Link">
 Президент Володимир Зеленський</text:a>
 .</text:p>
      <text:p text:style-name="P4">
Source: <text:a xlink:type="simple" xlink:href="https://www.ukrinform.ua/rubric-ato/3734531-francia-sprostit-proces-postacanna-zbroi-ukraini-reznikov.html" text:style-name="Internet_20_link" text:visited-style-name="Visited_20_Internet_20_Link">
https://www.ukrinform.ua/rubric-ato/3734531-francia-sprostit-proces-postacanna-zbroi-ukraini-reznikov.html</text:a>
</text:p>
      <!--NEWS-->
      <text:h text:style-name="P10" text:outline-level="1">
<text:span text:style-name="T4">
At Kupiansk direction Russian army shelled Krasne Pershe, Novomlynsk, Dvorichna, Zapadne, Mas...</text:span>
</text:h>
      <text:p text:style-name="P4">
Authors: liveuamap (Language: en)</text:p>
      <text:p text:style-name="P4">
Time: 2023-07-11T-8:01:00</text:p>
      <text:p text:style-name="P4">
Location: Kupiansk (Latitude:49.63729 Longtitude:37.91553)</text:p>
      <text:p text:style-name="P4">
Videos: []</text:p>
      <text:p text:style-name="P4">
Images: []</text:p>
      <text:p text:style-name="P4">
Tags: ["Russia"]</text:p>
      <text:p text:style-name="P4">
ID: 22575331</text:p>
      <!--METADATA-->
      <text:p text:style-name="P4">
At Kupiansk direction Russian army shelled Krasne Pershe, Novomlynsk,Dvorichna, Zapadne, Masutivka, Kyslivka of Kharkiv region, - General Staff ofArmed Forces of Ukraine says in the morning report</text:p>
      <text:p text:style-name="P4">
News Collection Link: <text:a xlink:type="simple" xlink:href="https:\/\/liveuamap.com\/en\/2023\/11-july-at-kupiansk-direction-russian-army-shelled-krasne" text:style-name="Internet_20_link" text:visited-style-name="Visited_20_Internet_20_Link">
https:\/\/liveuamap.com\/en\/2023\/11-july-at-kupiansk-direction-russian-army-shelled-krasne</text:a>
</text:p>
      <text:p text:style-name="P4">
Source: <text:a xlink:type="simple" xlink:href="https://t.me/lumsrc/5328" text:style-name="Internet_20_link" text:visited-style-name="Visited_20_Internet_20_Link">
https://t.me/lumsrc/5328</text:a>
</text:p>
      <!--NEWS-->
      <text:h text:style-name="P10" text:outline-level="1">
<text:span text:style-name="T4">
На фронті загинула бойова медикиня і волонтерка зі Львова Наталія Депа</text:span>
</text:h>
      <text:p text:style-name="P4">
Authors: Ukrinform (Person)</text:p>
      <text:p text:style-name="P4">
Publisher: Укринформ (Organization)</text:p>
      <text:p text:style-name="P4">
Published Time: 2023-07-11T-9:58:00+03:00</text:p>
      <text:p text:style-name="P4">
Modified Time: 2023-07-11T18:58:00+03:00</text:p>
      <text:p text:style-name="P4">
Description: На фронті загинула бойова медикиня і волонтерка зі Львова Наталія Депа.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Львів', 'Медики', 'Смерть', 'Волонтери', 'Війна з Росією']</text:p>
      <text:p text:style-name="P4">
Type: Article</text:p>
      <!--METADATA-->
      <text:p text:style-name="P4">
<draw:frame draw:style-name="fr1" draw:name="Image59" text:anchor-type="as-char" svg:width="6.9236in" svg:height="3.956343in" draw:z-index="0">
<draw:image xlink:href="../Images/yкринформ/2023-07-11T-9-58-00-03-00/630_360_1617451171-445.jpg" xlink:type="simple" xlink:show="embed" xlink:actuate="onLoad" draw:mime-type="image/jpeg"/>
</draw:frame>
 На фронтізагинула бойова медикиня і волонтерка зі Львова Наталія Депа.</text:p>
      <text:p text:style-name="P4">
Про це повідомили у <text:a xlink:type="simple" xlink:href="https://www.facebook.com/usava.org.ua/posts/pfbid0kurWqQxE2xtUxMX46Q95JGosyN9f1dh7yPb5nbwDfQ1zTiUn1q9byvnNEeZMEW3jl" text:style-name="Internet_20_link" text:visited-style-name="Visited_20_Internet_20_Link">
 Фейсбуці</text:a>
Української асоціації лікарів ветеринарної медицини, передає Укрінформ.</text:p>
      <text:p text:style-name="P4">
«Із сумом повідомляємо про ще одну втрату у нашій ветеринарній спільноті. Нафронті під Бахмутом загинула чудовий спеціаліст, львів'янка Наталія Депа.Наталя лікувала наших воїнів та рятувала їм життя, ризикуючи своїм. Якрозповідають друзі, завжди була усміхненою, доброю, веселою та мала хоробресерце», - йдеться у повідомленні.</text:p>
      <text:p text:style-name="P4">
Як повідомляється, Наталія Депа до великої війни мала свій центр косметологіїта лазерної епіляції.</text:p>
      <text:p text:style-name="P4">
З початку повномасштабної війни вона стала бойовою <text:a xlink:type="simple" xlink:href="https://www.ukrinform.ua/tag-mediki" text:style-name="Internet_20_link" text:visited-style-name="Visited_20_Internet_20_Link">
 медикинею</text:a>
 218 окремого батальйону 125 бригади ТрОЗСУ.</text:p>
      <text:p text:style-name="P4">
Жінка активно займалася волонтерством. На своїй сторінці вона оголошувалазбори для потреб медиків та військових, закуповувала дрони та інші необхідніречі для фронту.</text:p>
      <text:p text:style-name="P4">
Source: <text:a xlink:type="simple" xlink:href="https://www.ukrinform.ua/rubric-regions/3734489-na-fronti-zaginula-bojova-medikina-i-volonterka-zi-lvova-natalia-depa.html" text:style-name="Internet_20_link" text:visited-style-name="Visited_20_Internet_20_Link">
https://www.ukrinform.ua/rubric-regions/3734489-na-fronti-zaginula-bojova-medikina-i-volonterka-zi-lvova-natalia-depa.html</text:a>
</text:p>
      <!--NEWS-->
      <text:h text:style-name="P10" text:outline-level="1">
<text:span text:style-name="T4">
Ukrainian air defense shot down 26 of 28 Russian Shahed drones overnight</text:span>
</text:h>
      <text:p text:style-name="P4">
Authors: liveuamap (Language: en)</text:p>
      <text:p text:style-name="P4">
Time: 2023-07-11T01:38:21</text:p>
      <text:p text:style-name="P4">
Location: Mykolaiv (Latitude:46.62303 Longtitude:31.26984)</text:p>
      <text:p text:style-name="P4">
Videos: []</text:p>
      <text:p text:style-name="P4">
Images: ["<text:a xlink:type="simple" xlink:href="https://liveuamap.com/pics/2023/07/11/22575206_0.jpg" text:style-name="Internet_20_link" text:visited-style-name="Visited_20_Internet_20_Link">
22575206_0.jpg</text:a>
"]</text:p>
      <text:p text:style-name="P4">
Tags: []</text:p>
      <text:p text:style-name="P4">
ID: 22575206</text:p>
      <!--METADATA-->
      <text:p text:style-name="P4">
Ukrainian air defense shot down 26 of 28 Russian Shahed drones overnight</text:p>
      <text:p text:style-name="P4">
<draw:frame draw:style-name="fr1" draw:name="Image60" text:anchor-type="as-char" svg:width="6.9236in" svg:height="6.9236in" draw:z-index="0">
<draw:image xlink:href="../Images/liveuamap/2023-07-11T01-38-21/22575206_0.jpg" xlink:type="simple" xlink:show="embed" xlink:actuate="onLoad" draw:mime-type="image/jpeg"/>
</draw:frame>
</text:p>
      <text:p text:style-name="P4">
News Collection Link: <text:a xlink:type="simple" xlink:href="https:\/\/liveuamap.com\/en\/2023\/11-july-ukrainian-air-defense-shot-down-26-of-28-russian" text:style-name="Internet_20_link" text:visited-style-name="Visited_20_Internet_20_Link">
https:\/\/liveuamap.com\/en\/2023\/11-july-ukrainian-air-defense-shot-down-26-of-28-russian</text:a>
</text:p>
      <text:p text:style-name="P4">
Source: <text:a xlink:type="simple" xlink:href="https://t.me/kpszsu/3197" text:style-name="Internet_20_link" text:visited-style-name="Visited_20_Internet_20_Link">
https://t.me/kpszsu/3197</text:a>
</text:p>
      <!--NEWS-->
      <text:h text:style-name="P10" text:outline-level="1">
<text:span text:style-name="T4">
2 Shahed drones attacked naval port infrastructure in Odesa region</text:span>
</text:h>
      <text:p text:style-name="P4">
Authors: liveuamap (Language: en)</text:p>
      <text:p text:style-name="P4">
Time: 2023-07-11T01:39:49</text:p>
      <text:p text:style-name="P4">
Location: Odesa (Latitude:46.58435 Longtitude:30.85648)</text:p>
      <text:p text:style-name="P4">
Videos: []</text:p>
      <text:p text:style-name="P4">
Images: []</text:p>
      <text:p text:style-name="P4">
Tags: []</text:p>
      <text:p text:style-name="P4">
ID: 22575207</text:p>
      <!--METADATA-->
      <text:p text:style-name="P4">
2 Shahed drones attacked naval port infrastructure in Odesa region</text:p>
      <text:p text:style-name="P4">
News Collection Link: <text:a xlink:type="simple" xlink:href="https:\/\/liveuamap.com\/en\/2023\/11-july-2-shahed-drones-attacked-naval-port-infrastructure" text:style-name="Internet_20_link" text:visited-style-name="Visited_20_Internet_20_Link">
https:\/\/liveuamap.com\/en\/2023\/11-july-2-shahed-drones-attacked-naval-port-infrastructure</text:a>
</text:p>
      <text:p text:style-name="P4">
Source: <text:a xlink:type="simple" xlink:href="https://t.me/channel24_ua/96052" text:style-name="Internet_20_link" text:visited-style-name="Visited_20_Internet_20_Link">
https://t.me/channel24_ua/96052</text:a>
</text:p>
      <!--NEWS-->
      <text:h text:style-name="P10" text:outline-level="1">
<text:span text:style-name="T4">
NATO Secretary General: We will continue to support Ukraine through the "NATO-Ukraine" Council</text:span>
</text:h>
      <text:p text:style-name="P4">
Authors: liveuamap (Language: en)</text:p>
      <text:p text:style-name="P4">
Time: 2023-07-11T04:09:50</text:p>
      <text:p text:style-name="P4">
Location: Vilnius, Vilniaus apskritis (Latitude:54.69254 Longtitude:25.26437)</text:p>
      <text:p text:style-name="P4">
Videos: []</text:p>
      <text:p text:style-name="P4">
Images: []</text:p>
      <text:p text:style-name="P4">
Tags: ["Baltics", "Europe"]</text:p>
      <text:p text:style-name="P4">
ID: 22575308</text:p>
      <!--METADATA-->
      <text:p text:style-name="P4">
NATO Secretary General: We will continue to support Ukraine through the "NATO-Ukraine" Council</text:p>
      <text:p text:style-name="P4">
News Collection Link: <text:a xlink:type="simple" xlink:href="https:\/\/liveuamap.com\/en\/2023\/11-july-nato-secretary-general-we-will-continue-to-support" text:style-name="Internet_20_link" text:visited-style-name="Visited_20_Internet_20_Link">
https:\/\/liveuamap.com\/en\/2023\/11-july-nato-secretary-general-we-will-continue-to-support</text:a>
</text:p>
      <text:p text:style-name="P4">
Source: <text:a xlink:type="simple" xlink:href="https://twitter.com/SkyNewsArabia_B/status/1678677341936013312" text:style-name="Internet_20_link" text:visited-style-name="Visited_20_Internet_20_Link">
https://twitter.com/SkyNewsArabia_B/status/1678677341936013312</text:a>
</text:p>
      <!--NEWS-->
      <text:h text:style-name="P10" text:outline-level="1">
<text:span text:style-name="T4">
Stoltenberg: NATO members will make important decisions to strengthen deterrence and common d...</text:span>
</text:h>
      <text:p text:style-name="P4">
Authors: liveuamap (Language: en)</text:p>
      <text:p text:style-name="P4">
Time: 2023-07-11T04:13:37</text:p>
      <text:p text:style-name="P4">
Location: Vilnius, Vilniaus apskritis (Latitude:54.69203 Longtitude:25.26356)</text:p>
      <text:p text:style-name="P4">
Videos: []</text:p>
      <text:p text:style-name="P4">
Images: []</text:p>
      <text:p text:style-name="P4">
Tags: ["Baltics", "Europe"]</text:p>
      <text:p text:style-name="P4">
ID: 22575309</text:p>
      <!--METADATA-->
      <text:p text:style-name="P4">
Stoltenberg: NATO members will make important decisions to strengthendeterrence and common defense</text:p>
      <text:p text:style-name="P4">
News Collection Link: <text:a xlink:type="simple" xlink:href="https:\/\/liveuamap.com\/en\/2023\/11-july-stoltenberg-nato-members-will-make-important-decisions" text:style-name="Internet_20_link" text:visited-style-name="Visited_20_Internet_20_Link">
https:\/\/liveuamap.com\/en\/2023\/11-july-stoltenberg-nato-members-will-make-important-decisions</text:a>
</text:p>
      <text:p text:style-name="P4">
Source: <text:a xlink:type="simple" xlink:href="https://twitter.com/AlArabiya_Brk/status/1678677398517170178" text:style-name="Internet_20_link" text:visited-style-name="Visited_20_Internet_20_Link">
https://twitter.com/AlArabiya_Brk/status/1678677398517170178</text:a>
</text:p>
      <!--NEWS-->
      <text:h text:style-name="P10" text:outline-level="1">
<text:span text:style-name="T4">
NATO Secretary General: The membership of Finland and Sweden in NATO is a clear message to Pr...</text:span>
</text:h>
      <text:p text:style-name="P4">
Authors: liveuamap (Language: en)</text:p>
      <text:p text:style-name="P4">
Time: 2023-07-11T04:30:21</text:p>
      <text:p text:style-name="P4">
Location: Vilnius, Vilniaus apskritis (Latitude:54.69286 Longtitude:25.26446)</text:p>
      <text:p text:style-name="P4">
Videos: []</text:p>
      <text:p text:style-name="P4">
Images: []</text:p>
      <text:p text:style-name="P4">
Tags: ["Baltics", "Europe"]</text:p>
      <text:p text:style-name="P4">
ID: 22575312</text:p>
      <!--METADATA-->
      <text:p text:style-name="P4">
NATO Secretary General: The membership of Finland and Sweden in NATO is aclear message to President Putin</text:p>
      <text:p text:style-name="P4">
News Collection Link: <text:a xlink:type="simple" xlink:href="https:\/\/liveuamap.com\/en\/2023\/11-july-nato-secretary-general-the-membership-of-finland" text:style-name="Internet_20_link" text:visited-style-name="Visited_20_Internet_20_Link">
https:\/\/liveuamap.com\/en\/2023\/11-july-nato-secretary-general-the-membership-of-finland</text:a>
</text:p>
      <text:p text:style-name="P4">
Source: <text:a xlink:type="simple" xlink:href="https://twitter.com/AsharqNewsBrk/status/1678680037774467072" text:style-name="Internet_20_link" text:visited-style-name="Visited_20_Internet_20_Link">
https://twitter.com/AsharqNewsBrk/status/1678680037774467072</text:a>
</text:p>
      <!--NEWS-->
      <text:h text:style-name="P10" text:outline-level="1">
<text:span text:style-name="T4">
NATO Secretary General: At the summit, it will be agreed to support Ukraine politically and m...</text:span>
</text:h>
      <text:p text:style-name="P4">
Authors: liveuamap (Language: en)</text:p>
      <text:p text:style-name="P4">
Time: 2023-07-11T04:31:20</text:p>
      <text:p text:style-name="P4">
Location: Vilnius, Vilniaus apskritis (Latitude:54.69234 Longtitude:25.26443)</text:p>
      <text:p text:style-name="P4">
Videos: []</text:p>
      <text:p text:style-name="P4">
Images: []</text:p>
      <text:p text:style-name="P4">
Tags: ["Baltics", "Europe"]</text:p>
      <text:p text:style-name="P4">
ID: 22575313</text:p>
      <!--METADATA-->
      <text:p text:style-name="P4">
NATO Secretary General: At the summit, it will be agreed to support Ukrainepolitically and militarily</text:p>
      <text:p text:style-name="P4">
News Collection Link: <text:a xlink:type="simple" xlink:href="https:\/\/liveuamap.com\/en\/2023\/11-july-nato-secretary-general-at-the-summit-it-will-be-agreed" text:style-name="Internet_20_link" text:visited-style-name="Visited_20_Internet_20_Link">
https:\/\/liveuamap.com\/en\/2023\/11-july-nato-secretary-general-at-the-summit-it-will-be-agreed</text:a>
</text:p>
      <text:p text:style-name="P4">
Source: <text:a xlink:type="simple" xlink:href="https://twitter.com/AsharqNewsBrk/status/1678679538782420993" text:style-name="Internet_20_link" text:visited-style-name="Visited_20_Internet_20_Link">
https://twitter.com/AsharqNewsBrk/status/1678679538782420993</text:a>
</text:p>
      <!--NEWS-->
      <text:h text:style-name="P10" text:outline-level="1">
<text:span text:style-name="T4">
NATO chief Jens Stoltenberg vowed allied leaders meeting at a summit in Vilnius on Tuesday wi...</text:span>
</text:h>
      <text:p text:style-name="P4">
Authors: liveuamap (Language: en)</text:p>
      <text:p text:style-name="P4">
Time: 2023-07-11T04:44:29</text:p>
      <text:p text:style-name="P4">
Location: Vilnius, Vilniaus apskritis (Latitude:54.69234 Longtitude:25.26392)</text:p>
      <text:p text:style-name="P4">
Videos: []</text:p>
      <text:p text:style-name="P4">
Images: []</text:p>
      <text:p text:style-name="P4">
Tags: ["Baltics", "Europe"]</text:p>
      <text:p text:style-name="P4">
ID: 22575321</text:p>
      <!--METADATA-->
      <text:p text:style-name="P4">
NATO chief Jens Stoltenberg vowed allied leaders meeting at a summit inVilnius on Tuesday will send Ukraine "a clear and positive message on the pathforward towards membership"</text:p>
      <text:p text:style-name="P4">
News Collection Link: <text:a xlink:type="simple" xlink:href="https:\/\/liveuamap.com\/en\/2023\/11-july-nato-chief-jens-stoltenberg-vowed-allied-leaders" text:style-name="Internet_20_link" text:visited-style-name="Visited_20_Internet_20_Link">
https:\/\/liveuamap.com\/en\/2023\/11-july-nato-chief-jens-stoltenberg-vowed-allied-leaders</text:a>
</text:p>
      <text:p text:style-name="P4">
Source: <text:a xlink:type="simple" xlink:href="https://twitter.com/AFP/status/1678685831362408449" text:style-name="Internet_20_link" text:visited-style-name="Visited_20_Internet_20_Link">
https://twitter.com/AFP/status/1678685831362408449</text:a>
</text:p>
      <!--NEWS-->
      <text:h text:style-name="P10" text:outline-level="1">
<text:span text:style-name="T4">
Explosions were reported earlier this morning in Novooleksiivka of Kherson region</text:span>
</text:h>
      <text:p text:style-name="P4">
Authors: liveuamap (Language: en)</text:p>
      <text:p text:style-name="P4">
Time: 2023-07-11T04:47:28</text:p>
      <text:p text:style-name="P4">
Location: Henichesk (Latitude:46.2248 Longtitude:34.64547)</text:p>
      <text:p text:style-name="P4">
Videos: []</text:p>
      <text:p text:style-name="P4">
Images: ["<text:a xlink:type="simple" xlink:href="https://liveuamap.com/pics/2023/07/11/22575322_2.jpg" text:style-name="Internet_20_link" text:visited-style-name="Visited_20_Internet_20_Link">
22575322_2.jpg</text:a>
"]</text:p>
      <text:p text:style-name="P4">
Tags: []</text:p>
      <text:p text:style-name="P4">
ID: 22575322</text:p>
      <!--METADATA-->
      <text:p text:style-name="P4">
Explosions were reported earlier this morning in Novooleksiivka of Khersonregion</text:p>
      <text:p text:style-name="P4">
<draw:frame draw:style-name="fr1" draw:name="Image61" text:anchor-type="as-char" svg:width="6.9236in" svg:height="8.254665in" draw:z-index="0">
<draw:image xlink:href="../Images/liveuamap/2023-07-11T04-47-28/22575322_2.jpg" xlink:type="simple" xlink:show="embed" xlink:actuate="onLoad" draw:mime-type="image/jpeg"/>
</draw:frame>
</text:p>
      <text:p text:style-name="P4">
News Collection Link: <text:a xlink:type="simple" xlink:href="https:\/\/liveuamap.com\/en\/2023\/11-july-explosions-were-reported-earlier-this-morning-in" text:style-name="Internet_20_link" text:visited-style-name="Visited_20_Internet_20_Link">
https:\/\/liveuamap.com\/en\/2023\/11-july-explosions-were-reported-earlier-this-morning-in</text:a>
</text:p>
      <text:p text:style-name="P4">
Source: <text:a xlink:type="simple" xlink:href="https://t.me/channel24_ua/96068" text:style-name="Internet_20_link" text:visited-style-name="Visited_20_Internet_20_Link">
https://t.me/channel24_ua/96068</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7-11T05:01:00</text:p>
      <text:p text:style-name="P4">
Location: Kharkiv (Latitude:50.38773 Longtitude:36.18296)</text:p>
      <text:p text:style-name="P4">
Videos: []</text:p>
      <text:p text:style-name="P4">
Images: []</text:p>
      <text:p text:style-name="P4">
Tags: ["Russia"]</text:p>
      <text:p text:style-name="P4">
ID: 22575332</text:p>
      <!--METADATA-->
      <text:p text:style-name="P4">
At Sivershchyna and Slobozhanschyna directions Russian army shelled Hirsk ofChernihiv region; Chuykivka of Sumy region and Udy, Veterynarne, Ohirtseve,Zemlyanky of Kharkiv region. Russian aviation conducted airstrikes at Basove,Odnorobivka and Veterynarne of Kharkiv region, - General Staff of Armed Forcesof Ukraine says in the morning report</text:p>
      <text:p text:style-name="P4">
News Collection Link: <text:a xlink:type="simple" xlink:href="https:\/\/liveuamap.com\/en\/2023\/11-july-at-sivershchyna-and-slobozhanschyna-directions-russian" text:style-name="Internet_20_link" text:visited-style-name="Visited_20_Internet_20_Link">
https:\/\/liveuamap.com\/en\/2023\/11-july-at-sivershchyna-and-slobozhanschyna-directions-russian</text:a>
</text:p>
      <text:p text:style-name="P4">
Source: <text:a xlink:type="simple" xlink:href="https://t.me/lumsrc/5327" text:style-name="Internet_20_link" text:visited-style-name="Visited_20_Internet_20_Link">
https://t.me/lumsrc/5327</text:a>
</text:p>
      <!--NEWS-->
      <text:h text:style-name="P10" text:outline-level="1">
<text:span text:style-name="T4">
At Maryinka direction Russian army shelled Krasnohorivka, Maryinka, Heorhiyivka and Pobyeda. ...</text:span>
</text:h>
      <text:p text:style-name="P4">
Authors: liveuamap (Language: en)</text:p>
      <text:p text:style-name="P4">
Time: 2023-07-11T05:02:00</text:p>
      <text:p text:style-name="P4">
Location: Donetsk Oblast (Latitude:47.9145 Longtitude:37.4596)</text:p>
      <text:p text:style-name="P4">
Videos: []</text:p>
      <text:p text:style-name="P4">
Images: []</text:p>
      <text:p text:style-name="P4">
Tags: ["Russia"]</text:p>
      <text:p text:style-name="P4">
ID: 22575327</text:p>
      <!--METADATA-->
      <text:p text:style-name="P4">
At Maryinka direction Russian army shelled Krasnohorivka, Maryinka,Heorhiyivka and Pobyeda. Russian aviation conducted airstrike atKrasnohorivka, - General Staff of Armed Forces of Ukraine says in the morningreport</text:p>
      <text:p text:style-name="P4">
News Collection Link: <text:a xlink:type="simple" xlink:href="https:\/\/liveuamap.com\/en\/2023\/11-july-at-maryinka-direction-russian-army-shelled-krasnohorivka" text:style-name="Internet_20_link" text:visited-style-name="Visited_20_Internet_20_Link">
https:\/\/liveuamap.com\/en\/2023\/11-july-at-maryinka-direction-russian-army-shelled-krasnohorivka</text:a>
</text:p>
      <text:p text:style-name="P4">
Source: <text:a xlink:type="simple" xlink:href="https://t.me/lumsrc/5332" text:style-name="Internet_20_link" text:visited-style-name="Visited_20_Internet_20_Link">
https://t.me/lumsrc/533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1T05:03:32</text:p>
      <text:p text:style-name="P4">
Location: Donetsk (Latitude:47.84945 Longtitude:37.51368)</text:p>
      <text:p text:style-name="P4">
Videos: []</text:p>
      <text:p text:style-name="P4">
Images: []</text:p>
      <text:p text:style-name="P4">
Tags: ["Russia"]</text:p>
      <text:p text:style-name="P4">
ID: 22575324</text:p>
      <!--METADATA-->
      <text:p text:style-name="P4">
Russian forces conducting offensive actions in Donetsk and Luhansk regions.Ukrainian military had 30 combat engagements with Russian forces nearHryhorivka, Syeverne, Maryinka and Krasnohorivka, Novomykhaylivka of Donetskregion, - General Staff of Armed Forces of Ukraine says in the morning report</text:p>
      <text:p text:style-name="P4">
News Collection Link: <text:a xlink:type="simple" xlink:href="https:\/\/liveuamap.com\/en\/2023\/11-july-russian-forces-conducting-offensive-actions-in-donetsk" text:style-name="Internet_20_link" text:visited-style-name="Visited_20_Internet_20_Link">
https:\/\/liveuamap.com\/en\/2023\/11-july-russian-forces-conducting-offensive-actions-in-donetsk</text:a>
</text:p>
      <text:p text:style-name="P4">
Source: <text:a xlink:type="simple" xlink:href="https://t.me/lumsrc/5335" text:style-name="Internet_20_link" text:visited-style-name="Visited_20_Internet_20_Link">
https://t.me/lumsrc/5335</text:a>
</text:p>
      <!--NEWS-->
      <text:h text:style-name="P10" text:outline-level="1">
<text:span text:style-name="T4">
Russian army shelled Sofiivka of Kherson region with MLRS GRAD, 1 person killed, another wounded</text:span>
</text:h>
      <text:p text:style-name="P4">
Authors: liveuamap (Language: en)</text:p>
      <text:p text:style-name="P4">
Time: 2023-07-11T05:24:13</text:p>
      <text:p text:style-name="P4">
Location: Kherson (Latitude:46.59476 Longtitude:32.25822)</text:p>
      <text:p text:style-name="P4">
Videos: []</text:p>
      <text:p text:style-name="P4">
Images: []</text:p>
      <text:p text:style-name="P4">
Tags: ["Europe", "Central and Eastern Europe"]</text:p>
      <text:p text:style-name="P4">
ID: 22575334</text:p>
      <!--METADATA-->
      <text:p text:style-name="P4">
Russian army shelled Sofiivka of Kherson region with MLRS GRAD, 1 personkilled, another wounded</text:p>
      <text:p text:style-name="P4">
News Collection Link: <text:a xlink:type="simple" xlink:href="https:\/\/liveuamap.com\/en\/2023\/11-july-russian-army-shelled-sofiivka-of-kherson-region-with" text:style-name="Internet_20_link" text:visited-style-name="Visited_20_Internet_20_Link">
https:\/\/liveuamap.com\/en\/2023\/11-july-russian-army-shelled-sofiivka-of-kherson-region-with</text:a>
</text:p>
      <text:p text:style-name="P4">
Source: <text:a xlink:type="simple" xlink:href="https://twitter.com/kava2402/status/1678692530865557504" text:style-name="Internet_20_link" text:visited-style-name="Visited_20_Internet_20_Link">
https://twitter.com/kava2402/status/1678692530865557504</text:a>
</text:p>
      <!--NEWS-->
      <text:h text:style-name="P10" text:outline-level="1">
<text:span text:style-name="T4">
France to send Ukraine 'Scalp' long-range missiles: Macron</text:span>
</text:h>
      <text:p text:style-name="P4">
Authors: liveuamap (Language: en)</text:p>
      <text:p text:style-name="P4">
Time: 2023-07-11T05:41:41</text:p>
      <text:p text:style-name="P4">
Location: Vilnius, Vilniaus apskritis (Latitude:54.69255 Longtitude:25.26405)</text:p>
      <text:p text:style-name="P4">
Videos: []</text:p>
      <text:p text:style-name="P4">
Images: []</text:p>
      <text:p text:style-name="P4">
Tags: ["Baltics", "Europe"]</text:p>
      <text:p text:style-name="P4">
ID: 22575336</text:p>
      <!--METADATA-->
      <text:p text:style-name="P4">
France to send Ukraine 'Scalp' long-range missiles: Macron</text:p>
      <text:p text:style-name="P4">
News Collection Link: <text:a xlink:type="simple" xlink:href="https:\/\/liveuamap.com\/en\/2023\/11-july-france-to-send-ukraine-scalp-longrange-missiles-macron" text:style-name="Internet_20_link" text:visited-style-name="Visited_20_Internet_20_Link">
https:\/\/liveuamap.com\/en\/2023\/11-july-france-to-send-ukraine-scalp-longrange-missiles-macron</text:a>
</text:p>
      <text:p text:style-name="P4">
Source: <text:a xlink:type="simple" xlink:href="https://twitter.com/AFP/status/1678698060174483457" text:style-name="Internet_20_link" text:visited-style-name="Visited_20_Internet_20_Link">
https://twitter.com/AFP/status/1678698060174483457</text:a>
</text:p>
      <!--NEWS-->
      <text:h text:style-name="P10" text:outline-level="1">
<text:span text:style-name="T4">
Germany to send new arms package to Ukraine which will include: — 2 Patriot launchers; — 40 M...</text:span>
</text:h>
      <text:p text:style-name="P4">
Authors: liveuamap (Language: en)</text:p>
      <text:p text:style-name="P4">
Time: 2023-07-11T05:52:27</text:p>
      <text:p text:style-name="P4">
Location: Vilnius, Vilniaus apskritis (Latitude:54.69213 Longtitude:25.26419)</text:p>
      <text:p text:style-name="P4">
Videos: []</text:p>
      <text:p text:style-name="P4">
Images: ["<text:a xlink:type="simple" xlink:href="https://liveuamap.com/pics/2023/07/11/22575341_0.jpg" text:style-name="Internet_20_link" text:visited-style-name="Visited_20_Internet_20_Link">
22575341_0.jpg</text:a>
"]</text:p>
      <text:p text:style-name="P4">
Tags: ["Baltics", "Europe"]</text:p>
      <text:p text:style-name="P4">
ID: 22575341</text:p>
      <!--METADATA-->
      <text:p text:style-name="P4">
Germany to send new arms package to Ukraine which will include: — 2 Patriotlaunchers; — 40 Marder 1A3 IFVs; — 25 Leopard 1A5 MBTs; — 5 Bergepanzer 2 ARV;— 20k 155mm rounds; — 5k 155mm smoke rounds; — Drone detection and droneprotection package; — LUNA drone system; — Pioneer package</text:p>
      <text:p text:style-name="P4">
<draw:frame draw:style-name="fr1" draw:name="Image62" text:anchor-type="as-char" svg:width="6.9236in" svg:height="8.137434in" draw:z-index="0">
<draw:image xlink:href="../Images/liveuamap/2023-07-11T05-52-27/22575341_0.jpg" xlink:type="simple" xlink:show="embed" xlink:actuate="onLoad" draw:mime-type="image/jpeg"/>
</draw:frame>
</text:p>
      <text:p text:style-name="P4">
News Collection Link: <text:a xlink:type="simple" xlink:href="https:\/\/liveuamap.com\/en\/2023\/11-july-germany-to-send-new-arms-package-to-ukraine-which" text:style-name="Internet_20_link" text:visited-style-name="Visited_20_Internet_20_Link">
https:\/\/liveuamap.com\/en\/2023\/11-july-germany-to-send-new-arms-package-to-ukraine-which</text:a>
</text:p>
      <text:p text:style-name="P4">
Source: <text:a xlink:type="simple" xlink:href="https://twitter.com/deaidua/status/1678698693560528896" text:style-name="Internet_20_link" text:visited-style-name="Visited_20_Internet_20_Link">
https://twitter.com/deaidua/status/1678698693560528896</text:a>
</text:p>
      <!--NEWS-->
      <text:h text:style-name="P10" text:outline-level="1">
<text:span text:style-name="T4">
“We agree with the language you proposed relative to the future of Ukraine joining NATO,” Bid...</text:span>
</text:h>
      <text:p text:style-name="P4">
Authors: liveuamap (Language: en)</text:p>
      <text:p text:style-name="P4">
Time: 2023-07-11T06:29:15</text:p>
      <text:p text:style-name="P4">
Location: Vilnius, Vilniaus apskritis (Latitude:54.69238 Longtitude:25.26412)</text:p>
      <text:p text:style-name="P4">
Videos: []</text:p>
      <text:p text:style-name="P4">
Images: ["<text:a xlink:type="simple" xlink:href="https://liveuamap.com/pics/2023/07/11/22575349_0.jpg" text:style-name="Internet_20_link" text:visited-style-name="Visited_20_Internet_20_Link">
22575349_0.jpg</text:a>
"]</text:p>
      <text:p text:style-name="P4">
Tags: ["Baltics", "Europe"]</text:p>
      <text:p text:style-name="P4">
ID: 22575349</text:p>
      <!--METADATA-->
      <text:p text:style-name="P4">
“We agree with the language you proposed relative to the future of Ukrainejoining NATO,” Biden says in Vilnius, with NATO’s Stoltenberg</text:p>
      <text:p text:style-name="P4">
<draw:frame draw:style-name="fr1" draw:name="Image63" text:anchor-type="as-char" svg:width="6.9236in" svg:height="5.1927in" draw:z-index="0">
<draw:image xlink:href="../Images/liveuamap/2023-07-11T06-29-15/22575349_0.jpg" xlink:type="simple" xlink:show="embed" xlink:actuate="onLoad" draw:mime-type="image/jpeg"/>
</draw:frame>
</text:p>
      <text:p text:style-name="P4">
News Collection Link: <text:a xlink:type="simple" xlink:href="https:\/\/liveuamap.com\/en\/2023\/11-july-we-agree-with-the-language-you-proposed-relative" text:style-name="Internet_20_link" text:visited-style-name="Visited_20_Internet_20_Link">
https:\/\/liveuamap.com\/en\/2023\/11-july-we-agree-with-the-language-you-proposed-relative</text:a>
</text:p>
      <text:p text:style-name="P4">
Source: <text:a xlink:type="simple" xlink:href="https://twitter.com/JenniferJJacobs/status/1678712702196150273" text:style-name="Internet_20_link" text:visited-style-name="Visited_20_Internet_20_Link">
https://twitter.com/JenniferJJacobs/status/1678712702196150273</text:a>
</text:p>
      <!--NEWS-->
      <text:h text:style-name="P10" text:outline-level="1">
<text:span text:style-name="T4">
Deputy commander of Russian Southern military district general-lieutenant Oleg Tsokov has die...</text:span>
</text:h>
      <text:p text:style-name="P4">
Authors: liveuamap (Language: en)</text:p>
      <text:p text:style-name="P4">
Time: 2023-07-11T08:51:00</text:p>
      <text:p text:style-name="P4">
Location: Berdians'k,Zaporiz'ka oblast (Latitude:46.75056 Longtitude:36.85072)</text:p>
      <text:p text:style-name="P4">
Videos: []</text:p>
      <text:p text:style-name="P4">
Images: ["<text:a xlink:type="simple" xlink:href="https://liveuamap.com/pics/2023/07/11/22575356_0.jpg" text:style-name="Internet_20_link" text:visited-style-name="Visited_20_Internet_20_Link">
22575356_0.jpg</text:a>
"]</text:p>
      <text:p text:style-name="P4">
Tags: []</text:p>
      <text:p text:style-name="P4">
ID: 22575356</text:p>
      <!--METADATA-->
      <text:p text:style-name="P4">
Deputy commander of Russian Southern military district general-lieutenant OlegTsokov has died near Berdyansk</text:p>
      <text:p text:style-name="P4">
<draw:frame draw:style-name="fr1" draw:name="Image64" text:anchor-type="as-char" svg:width="6.9125in" svg:height="10.0in" draw:z-index="0">
<draw:image xlink:href="../Images/liveuamap/2023-07-11T08-51-00/22575356_0.jpg" xlink:type="simple" xlink:show="embed" xlink:actuate="onLoad" draw:mime-type="image/jpeg"/>
</draw:frame>
</text:p>
      <text:p text:style-name="P4">
News Collection Link: <text:a xlink:type="simple" xlink:href="https:\/\/liveuamap.com\/en\/2023\/11-july-deputy-commander-of-russian-southern-military-district" text:style-name="Internet_20_link" text:visited-style-name="Visited_20_Internet_20_Link">
https:\/\/liveuamap.com\/en\/2023\/11-july-deputy-commander-of-russian-southern-military-district</text:a>
</text:p>
      <text:p text:style-name="P4">
Source: <text:a xlink:type="simple" xlink:href="https://t.me/milinfolive/103396" text:style-name="Internet_20_link" text:visited-style-name="Visited_20_Internet_20_Link">
https://t.me/milinfolive/103396</text:a>
</text:p>
      <!--NEWS-->
      <text:h text:style-name="P10" text:outline-level="1">
<text:span text:style-name="T4">
Explosions were reported in Berdiansk</text:span>
</text:h>
      <text:p text:style-name="P4">
Authors: liveuamap (Language: en)</text:p>
      <text:p text:style-name="P4">
Time: 2023-07-11T09:38:00</text:p>
      <text:p text:style-name="P4">
Location: Berdians'k,Zaporiz'ka oblast (Latitude:46.74986 Longtitude:36.80386)</text:p>
      <text:p text:style-name="P4">
Videos: []</text:p>
      <text:p text:style-name="P4">
Images: ["<text:a xlink:type="simple" xlink:href="https://liveuamap.com/pics/2023/07/11/22575358_0.jpg" text:style-name="Internet_20_link" text:visited-style-name="Visited_20_Internet_20_Link">
22575358_0.jpg</text:a>
"]</text:p>
      <text:p text:style-name="P4">
Tags: ["Europe", "Central and Eastern Europe"]</text:p>
      <text:p text:style-name="P4">
ID: 22575358</text:p>
      <!--METADATA-->
      <text:p text:style-name="P4">
Explosions were reported in Berdiansk</text:p>
      <text:p text:style-name="P4">
</text:p>
      <text:p text:style-name="P4">
News Collection Link: <text:a xlink:type="simple" xlink:href="https:\/\/liveuamap.com\/en\/2023\/11-july-explosions-were-reported-in-berdiansk" text:style-name="Internet_20_link" text:visited-style-name="Visited_20_Internet_20_Link">
https:\/\/liveuamap.com\/en\/2023\/11-july-explosions-were-reported-in-berdiansk</text:a>
</text:p>
      <text:p text:style-name="P4">
Source: <text:a xlink:type="simple" xlink:href="https://t.me/info_zp/40716" text:style-name="Internet_20_link" text:visited-style-name="Visited_20_Internet_20_Link">
https://t.me/info_zp/40716</text:a>
</text:p>
      <!--NEWS-->
      <text:h text:style-name="P10" text:outline-level="1">
<text:span text:style-name="T4">
Explosions were audible in Skadovsk</text:span>
</text:h>
      <text:p text:style-name="P4">
Authors: liveuamap (Language: en)</text:p>
      <text:p text:style-name="P4">
Time: 2023-07-11T09:54:00</text:p>
      <text:p text:style-name="P4">
Location: Skadovs'k (Latitude:46.11662 Longtitude:32.87418)</text:p>
      <text:p text:style-name="P4">
Videos: []</text:p>
      <text:p text:style-name="P4">
Images: []</text:p>
      <text:p text:style-name="P4">
Tags: ["Europe", "Central and Eastern Europe"]</text:p>
      <text:p text:style-name="P4">
ID: 22575359</text:p>
      <!--METADATA-->
      <text:p text:style-name="P4">
Explosions were audible in Skadovsk</text:p>
      <text:p text:style-name="P4">
News Collection Link: <text:a xlink:type="simple" xlink:href="https:\/\/liveuamap.com\/en\/2023\/11-july-explosions-were-audible-in-skadovsk" text:style-name="Internet_20_link" text:visited-style-name="Visited_20_Internet_20_Link">
https:\/\/liveuamap.com\/en\/2023\/11-july-explosions-were-audible-in-skadovsk</text:a>
</text:p>
      <text:p text:style-name="P4">
Source: <text:a xlink:type="simple" xlink:href="https://t.me/Tsaplienko/35552" text:style-name="Internet_20_link" text:visited-style-name="Visited_20_Internet_20_Link">
https://t.me/Tsaplienko/35552</text:a>
</text:p>
      <!--NEWS-->
      <text:h text:style-name="P10" text:outline-level="1">
<text:span text:style-name="T4">
New explosions reported in Tokmak</text:span>
</text:h>
      <text:p text:style-name="P4">
Authors: liveuamap (Language: en)</text:p>
      <text:p text:style-name="P4">
Time: 2023-07-11T09:58:25</text:p>
      <text:p text:style-name="P4">
Location: Zaporizhiye (Latitude:47.23262 Longtitude:35.71501)</text:p>
      <text:p text:style-name="P4">
Videos: []</text:p>
      <text:p text:style-name="P4">
Images: ["<text:a xlink:type="simple" xlink:href="https://liveuamap.com/pics/2023/07/11/22575357_0.jpg" text:style-name="Internet_20_link" text:visited-style-name="Visited_20_Internet_20_Link">
22575357_0.jpg</text:a>
"]</text:p>
      <text:p text:style-name="P4">
Tags: ["Europe", "Central and Eastern Europe"]</text:p>
      <text:p text:style-name="P4">
ID: 22575357</text:p>
      <!--METADATA-->
      <text:p text:style-name="P4">
New explosions reported in Tokmak</text:p>
      <text:p text:style-name="P4">
<draw:frame draw:style-name="fr1" draw:name="Image66" text:anchor-type="as-char" svg:width="6.9236in" svg:height="2.443624in" draw:z-index="0">
<draw:image xlink:href="../Images/liveuamap/2023-07-11T09-58-25/22575357_0.jpg" xlink:type="simple" xlink:show="embed" xlink:actuate="onLoad" draw:mime-type="image/jpeg"/>
</draw:frame>
</text:p>
      <text:p text:style-name="P4">
News Collection Link: <text:a xlink:type="simple" xlink:href="https:\/\/liveuamap.com\/en\/2023\/11-july-new-explosions-reported-in-tokmak" text:style-name="Internet_20_link" text:visited-style-name="Visited_20_Internet_20_Link">
https:\/\/liveuamap.com\/en\/2023\/11-july-new-explosions-reported-in-tokmak</text:a>
</text:p>
      <text:p text:style-name="P4">
Source: <text:a xlink:type="simple" xlink:href="https://t.me/info_zp/40717" text:style-name="Internet_20_link" text:visited-style-name="Visited_20_Internet_20_Link">
https://t.me/info_zp/40717</text:a>
</text:p>
      <!--NEWS-->
      <text:h text:style-name="P10" text:outline-level="1">
<text:span text:style-name="T4">
Після рішення саміту у Вільнюсі шлях України до НАТО буде коротшим - президент Чехії</text:span>
</text:h>
      <text:p text:style-name="P4">
Authors: Ukrinform (Person)</text:p>
      <text:p text:style-name="P4">
Publisher: Укринформ (Organization)</text:p>
      <text:p text:style-name="P4">
Published Time: 2023-07-11T0:35:00+03:00</text:p>
      <text:p text:style-name="P4">
Modified Time: 2023-07-11T21:35:00+03:00</text:p>
      <text:p text:style-name="P4">
Description: Президент Чехії Петр Павел назвав успішним рішення Вільнюського саміту НАТО про майбутнє членство України та заявив, що тепер шлях Києва до Альянсу скоротиться. — Укрінформ.</text:p>
      <text:p text:style-name="P4">
Images: ['<text:a xlink:type="simple" xlink:href="https://static.ukrinform.com/photos/2023_07/thumb_files/630_360_1689080905-308.jpg" text:style-name="Internet_20_link" text:visited-style-name="Visited_20_Internet_20_Link">
630_360_16890...</text:a>
']</text:p>
      <text:p text:style-name="P4">
Tags: ['Чехія', 'Саміт НАТО', 'Україна', 'Петр Павел']</text:p>
      <text:p text:style-name="P4">
Type: Article</text:p>
      <!--METADATA-->
      <text:p text:style-name="P4">
<draw:frame draw:style-name="fr1" draw:name="Image67" text:anchor-type="as-char" svg:width="6.9236in" svg:height="3.956343in" draw:z-index="0">
<draw:image xlink:href="../Images/yкринформ/2023-07-11T0-35-00-03-00/630_360_1689080905-308.jpg" xlink:type="simple" xlink:show="embed" xlink:actuate="onLoad" draw:mime-type="image/jpeg"/>
</draw:frame>
 ПрезидентЧехії Петр Павел назвав успішним рішення Вільнюського саміту НАТО про майбутнєчленство України та заявив, що тепер шлях Києва до Альянсу скоротиться.</text:p>
      <text:p text:style-name="P4">
Як передає Укрінформ, про це Петр Павел написав у <text:a xlink:type="simple" xlink:href="https://twitter.com/prezidentpavel/status/1678813660993421330" text:style-name="Internet_20_link" text:visited-style-name="Visited_20_Internet_20_Link">
 Твіттері</text:a>
.</text:p>
      <text:p text:style-name="P4">
Чеський президент вважає рішення саміту НАТО успіхом для України.</text:p>
      <text:p text:style-name="P4">
"Ми знаємо шлях. Одностайна згода 31 країни щодо майбутнього України в <text:a xlink:type="simple" xlink:href="https://www.ukrinform.ua/tag-nato" text:style-name="Internet_20_link" text:visited-style-name="Visited_20_Internet_20_Link">
 НАТО</text:a>
 - це успіх. Завдяки сьогоднішній угодіїї шлях до членства стане коротшим", - йдеться у повідомленні.</text:p>
      <text:p text:style-name="P4">
<text:span text:style-name="T4">
Читайте також:</text:span>
 <text:a xlink:type="simple" xlink:href="https://www.ukrinform.ua/rubric-polytics/3732623-ukraina-ta-cehia-pidpisali-memorandum-pro-spivpracu-v-oboronnij-galuzi.html" text:style-name="Internet_20_link" text:visited-style-name="Visited_20_Internet_20_Link">
 Україна та <text:span text:style-name="T4">
Чехія</text:span>
 підписали Меморандум про співпрацю воборонній галузі </text:a>
</text:p>
      <text:p text:style-name="P4">
Як повідомляв Укрінформ, саміт НАТО <text:a xlink:type="simple" xlink:href="https://www.ukrinform.ua/rubric-polytics/3734106-u-vilnusi-rozpocinaetsa-samit-nato-akij-viznacit-podalsij-slah-ukraini-do-alansu.html" text:style-name="Internet_20_link" text:visited-style-name="Visited_20_Internet_20_Link">
 проходить 11-12 липня</text:a>
 у столиціЛитви. У вівторок до Вільнюса прибув Президент Володимир Зеленський.</text:p>
      <text:p text:style-name="P4">
<text:span text:style-name="T5">
Фото: Інстаграм prezident_pavel</text:span>
</text:p>
      <text:p text:style-name="P4">
Source: <text:a xlink:type="simple" xlink:href="https://www.ukrinform.ua/rubric-polytics/3734538-pisla-risenna-samitu-u-vilnusi-slah-ukraini-do-nato-bude-korotsim-prezident-cehii.html" text:style-name="Internet_20_link" text:visited-style-name="Visited_20_Internet_20_Link">
https://www.ukrinform.ua/rubric-polytics/3734538-pisla-risenna-samitu-u-vilnusi-slah-ukraini-do-nato-bude-korotsim-prezident-cehii.html</text:a>
</text:p>
      <!--NEWS-->
      <text:h text:style-name="P10" text:outline-level="1">
<text:span text:style-name="T4">
Українців закликають подаватися до резерву працівників для роботи на деокупованих територіях</text:span>
</text:h>
      <text:p text:style-name="P4">
Author: ['АРМІЯINFORM']</text:p>
      <text:p text:style-name="P4">
Time: 2023-07-11T10:00:00-04:00</text:p>
      <text:p text:style-name="P4">
Description: Під головуванням Віцепрем’єр-міністра Ірини Верещук відбулася міжвідомча нарада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6790.jpeg" text:style-name="Internet_20_link" text:visited-style-name="Visited_20_Internet_20_Link">
img_6790.jpeg</text:a>
']</text:p>
      <text:p text:style-name="P4">
Tags: ['STOPRUSSIA', 'АГРЕСІЯ РФ', 'ВТОРГНЕННЯ РФ']</text:p>
      <text:p text:style-name="P4">
Category: News</text:p>
      <!--METADATA-->
      <text:p text:style-name="P4">
<draw:frame draw:style-name="fr1" draw:name="Image68" text:anchor-type="as-char" svg:width="6.9236in" svg:height="4.984992in" draw:z-index="0">
<draw:image xlink:href="../Images/AРМІЯINFORM/2023-07-11T10-00-00-04-00/img_6790.jpeg" xlink:type="simple" xlink:show="embed" xlink:actuate="onLoad" draw:mime-type="image/jpeg"/>
</draw:frame>
</text:p>
      <text:p text:style-name="P4">
Під головуванням Віцепрем’єр-міністра Ірини Верещук відбулася міжвідомчанарада щодо створення резерву працівників державних органів для роботи надеокупованих територіях України. В тому числі працівників освітньої тамедичної галузей.</text:p>
      <text:p text:style-name="P4">
Про це <text:a xlink:type="simple" xlink:href="https://minre.gov.ua/2023/07/10/iryna-vereshhuk-zaklykaye-podavatysya-do-rezervu-praczivnykiv-dlya-roboty-na-deokupovanyh-terytoriyah/" text:style-name="Internet_20_link" text:visited-style-name="Visited_20_Internet_20_Link">
повідомляє</text:a>
Міністерство з питань реінтеграції тимчасово окупованих територій України.</text:p>
      <text:p text:style-name="P4">
У заході взяли участь голова Нацагентства з питань державної служби НаталіяАлюшина, Постійна представниця Президента в АР Крим Таміла Ташева,представники від Міністерства освіти і науки, Міністерства охорони здоров’я йінших зацікавлених органів.</text:p>
      <text:p text:style-name="P4">
Учасники наради зазначили, що з 3 липня запрацювала інформаційно-комунікаційнасистема «Резерв для державної служби на деокупованих територіях». На платформі<text:a xlink:type="simple" xlink:href="http://reserve.nads.gov.ua/" text:style-name="Internet_20_link" text:visited-style-name="Visited_20_Internet_20_Link">
reserve.nads.gov.ua</text:a>
 кожен охочий може заповнитианкету й стати частиною кадрового резерву.</text:p>
      <text:p text:style-name="P4">
Як повідомила Наталія Алюшина, за перший тиждень на платформі зареєструвалосямайже 350 осіб, і ця цифра постійно зростає. Станом на сьогодні вжеопрацьовано понад три сотні анкет, тобто ці люди вже зараховані до резерву.</text:p>
      <text:p text:style-name="P4">
Громадяни можуть самостійно обрати регіон. Майже 80% із них обирають Крим.Проте зазначають й інші області: Запорізьку, Донецьку і Луганську.</text:p>
      <text:p text:style-name="P4">
Окрім відновлення органів державної влади, важливим є також надання медичнихпослуг на звільнених територіях. Наразі МОЗ доопрацьовує електронний реєстрмедпрацівників, які готові там працювати.</text:p>
      <text:p text:style-name="P4">
Виклики, які постануть після деокупації, стосуються і сфери освіти. Перш завсе йдеться про повернення дітей до національної системи освіти, а також провизнання відповідних документів, отриманих на ДОТ.</text:p>
      <text:p text:style-name="P4">
Очевидно, що Україна ніколи не визнає дипломів окупантів, наголосила ІринаВерещук. Водночас посадовиця доручила МОН напрацювати чіткий алгоритм визнанняпрофесійної кваліфікації осіб, які були змушені навчатися і здобувати освіту вокупації.</text:p>
      <text:p text:style-name="P4">
«Важко переоцінити актуальність кадрового резерву для наших деокупованихтериторій. Громадяни, які в перші дні подалися до резерву відновлення, єсвідченням віри у неминучу деокупацію всіх українських територій. Хочуподякувати Офісу Президента, Кабінету Міністрів та парламенту, які долучилисядо цього процесу. Закликаю українців подаватися до резерву, обирати свійнапрям і готуватися їхати на звільнені території, відновлювати державу йдержавність на них», — зазначила Ірина Верещук.</text:p>
      <text:p text:style-name="P4">
Source: <text:a xlink:type="simple" xlink:href="https://armyinform.com.ua/2023/07/11/iryna-vereshhuk-zaklykaye-ukrayincziv-podavatysya-do-rezervu-praczivnykiv-dlya-roboty-na-deokupovanyh-terytoriyah/" text:style-name="Internet_20_link" text:visited-style-name="Visited_20_Internet_20_Link">
https://armyinform.com.ua/2023/07/11/iryna-vereshhuk-zaklykaye-ukrayincziv-podavatysya-do-rezervu-praczivnykiv-dlya-roboty-na-deokupovanyh-terytoriyah/</text:a>
</text:p>
      <!--NEWS-->
      <text:h text:style-name="P10" text:outline-level="1">
<text:span text:style-name="T4">
Членство України в НАТО не залежить від вимог та розрахунків Росії – Держдеп</text:span>
</text:h>
      <text:p text:style-name="P4">
Authors: Ukrinform (Person)</text:p>
      <text:p text:style-name="P4">
Publisher: Укринформ (Organization)</text:p>
      <text:p text:style-name="P4">
Published Time: 2023-07-11T10:37:00+03:00</text:p>
      <text:p text:style-name="P4">
Modified Time: 2023-07-11T22:37:00+03:00</text:p>
      <text:p text:style-name="P4">
Description: Спроби Росії заперечити можливість приєднання України до НАТО не впливають на процес євроатлантичної інтеграції офіційного Києва, ба більше – лише посилюють обороноздатність ЗСУ та можливості для стримування російської агресії в Європі. — Укрінформ.</text:p>
      <text:p text:style-name="P4">
Images: ['<text:a xlink:type="simple" xlink:href="https://static.ukrinform.com/photos/2023_07/thumb_files/630_360_1689018967-455.jpg" text:style-name="Internet_20_link" text:visited-style-name="Visited_20_Internet_20_Link">
630_360_16890...</text:a>
']</text:p>
      <text:p text:style-name="P4">
Tags: ['НАТО', 'Україна', 'Держдеп', 'Війна з Росією']</text:p>
      <text:p text:style-name="P4">
Type: Article</text:p>
      <!--METADATA-->
      <text:p text:style-name="P4">
<draw:frame draw:style-name="fr1" draw:name="Image69" text:anchor-type="as-char" svg:width="6.9236in" svg:height="3.956343in" draw:z-index="0">
<draw:image xlink:href="../Images/yкринформ/2023-07-11T10-37-00-03-00/630_360_1689018967-455.jpg" xlink:type="simple" xlink:show="embed" xlink:actuate="onLoad" draw:mime-type="image/jpeg"/>
</draw:frame>
 СпробиРосії заперечити можливість приєднання України до НАТО не впливають на процесєвроатлантичної інтеграції офіційного Києва, ба більше – лише посилюютьобороноздатність ЗСУ та можливості для стримування російської агресії вЄвропі.</text:p>
      <text:p text:style-name="P4">
Про це сказав у вівторок під час пресбрифінгу в Вашингтоні речник Державногодепартаменту США Меттью Міллер, передає власний кореспондент Укрінформу.</text:p>
      <text:p text:style-name="P4">
«Що стосується розрахунків, які міг би зробити Володимир Путін, він маєпоглянути на ту підтримку у сфері безпеки, яку ми вже надали Україні, щобидопомогти їй стримати російські атаки, на безпекову підтримку, яку вони(українці – ред.) дуже застосували на полі бою з великою користю», -підкреслив представник Держдепу.</text:p>
      <text:p text:style-name="P4">
<text:span text:style-name="T4">
Читайте також:</text:span>
 <text:span text:style-name="T4">
<text:a xlink:type="simple" xlink:href="https://www.ukrinform.ua/rubric-polytics/3734538-pisla-risenna-samitu-u-vilnusi-slah-ukraini-do-nato-bude-korotsim-prezident-cehii.html" text:style-name="Internet_20_link" text:visited-style-name="Visited_20_Internet_20_Link">
 Після рішення саміту у Вільнюсі шлях України до НАТОбуде коротшим - президент Чехії </text:a>
 </text:span>
</text:p>
      <text:p text:style-name="P4">
Він також нагадав, що однією з речей, про яку Росія заявляла перед початкомповномасштабного вторгнення, була рішуча позиція проти вступу України вАльянс.</text:p>
      <text:p text:style-name="P4">
«Вони (російська сторона – ред.) хотіли добитися непорушного зобов’язання, щоУкраїна ніколи не приєднається до <text:span text:style-name="T4">
<text:a xlink:type="simple" xlink:href="https://www.ukrinform.ua/tag-nato" text:style-name="Internet_20_link" text:visited-style-name="Visited_20_Internet_20_Link">
 НАТО </text:a>
 </text:span>
 . І ми чітко дали зрозуміти, що це не обговорюється, і що мипідтримуємо політику відкритих дверей НАТО», - зазначив представник Держдепу.</text:p>
      <text:p text:style-name="P4">
<text:span text:style-name="T4">
Читайте також:</text:span>
 <text:span text:style-name="T4">
<text:a xlink:type="simple" xlink:href="https://www.ukrinform.ua/rubric-polytics/3734492-zelenskij-u-vilnusi-nato-dast-ukraini-bezpeku-ukraina-zrobit-nato-silnisim.html" text:style-name="Internet_20_link" text:visited-style-name="Visited_20_Internet_20_Link">
 Зеленський у Вільнюсі: НАТО дасть Україні безпеку,Україна зробить НАТО сильнішим </text:a>
 </text:span>
</text:p>
      <text:p text:style-name="P4">
Він підкреслив, що союзники на саміті в Вільнюсі підтвердили це зобов’язання.</text:p>
      <text:p text:style-name="P4">
«І сьогодні ми чітко заявляємо, що Україна стане членом НАТО»,- наголосивпредставник Держдепартаменту США.</text:p>
      <text:p text:style-name="P4">
<text:span text:style-name="T4">
Читайте також:</text:span>
 <text:span text:style-name="T4">
<text:a xlink:type="simple" xlink:href="https://www.ukrinform.ua/rubric-polytics/3734457-ukraina-mae-priednatisa-do-nato-akomoga-svidse-volles.html" text:style-name="Internet_20_link" text:visited-style-name="Visited_20_Internet_20_Link">
 Україна має приєднатися до НАТО якомога швидше - Воллес</text:a>
 </text:span>
</text:p>
      <text:p text:style-name="P4">
Як повідомляв Укрінформ, у вівторок країни-члени НАТО _<text:span text:style-name="T4">
<text:a xlink:type="simple" xlink:href="https://www.ukrinform.ua/rubric-polytics/3734464-ukrainu-zaprosat-do-nato-bez-pdc-ale-pisla-vikonanna-vimog-stoltenberg.html" text:style-name="Internet_20_link" text:visited-style-name="Visited_20_Internet_20_Link">
 заявили в комюніке</text:a>
 </text:span>
 _ , що для набуттяУкраїною членства в Північноатлантичному альянсі їй не знадобиться виконанняПДЧ, однак вона має реалізувати важливі кроки, щоби відповідати всім вимогамкраїни-члена Організації.</text:p>
      <text:p text:style-name="P4">
Source: <text:a xlink:type="simple" xlink:href="https://www.ukrinform.ua/rubric-polytics/3734553-clenstvo-ukraini-v-nato-ne-zalezit-vid-vimog-ta-rozrahunkiv-rosii-derzdep.html" text:style-name="Internet_20_link" text:visited-style-name="Visited_20_Internet_20_Link">
https://www.ukrinform.ua/rubric-polytics/3734553-clenstvo-ukraini-v-nato-ne-zalezit-vid-vimog-ta-rozrahunkiv-rosii-derzdep.html</text:a>
</text:p>
      <!--NEWS-->
      <text:h text:style-name="P10" text:outline-level="1">
<text:span text:style-name="T4">
Zelensky: NATO will make Ukraine safer and Ukraine will make the alliance stronger</text:span>
</text:h>
      <text:p text:style-name="P4">
Authors: liveuamap (Language: en)</text:p>
      <text:p text:style-name="P4">
Time: 2023-07-11T11:48:12</text:p>
      <text:p text:style-name="P4">
Location: Vilnius, Vilniaus apskritis (Latitude:54.69232 Longtitude:25.26421)</text:p>
      <text:p text:style-name="P4">
Videos: []</text:p>
      <text:p text:style-name="P4">
Images: []</text:p>
      <text:p text:style-name="P4">
Tags: ["Baltics", "Europe"]</text:p>
      <text:p text:style-name="P4">
ID: 22575385</text:p>
      <!--METADATA-->
      <text:p text:style-name="P4">
Zelensky: NATO will make Ukraine safer and Ukraine will make the alliancestronger</text:p>
      <text:p text:style-name="P4">
News Collection Link: <text:a xlink:type="simple" xlink:href="https:\/\/liveuamap.com\/en\/2023\/11-july-zelensky-nato-will-make-ukraine-safer-and-ukraine" text:style-name="Internet_20_link" text:visited-style-name="Visited_20_Internet_20_Link">
https:\/\/liveuamap.com\/en\/2023\/11-july-zelensky-nato-will-make-ukraine-safer-and-ukraine</text:a>
</text:p>
      <text:p text:style-name="P4">
Source: <text:a xlink:type="simple" xlink:href="https://twitter.com/AsharqNewsBrk/status/1678792950770286592" text:style-name="Internet_20_link" text:visited-style-name="Visited_20_Internet_20_Link">
https://twitter.com/AsharqNewsBrk/status/1678792950770286592</text:a>
</text:p>
      <!--NEWS-->
      <text:h text:style-name="P10" text:outline-level="1">
<text:span text:style-name="T4">
Слідком РФ заявив про затримання вбивці командира підводного човна «Краснодар»</text:span>
</text:h>
      <text:p text:style-name="P4">
Authors: Ukrinform (Person)</text:p>
      <text:p text:style-name="P4">
Publisher: Укринформ (Organization)</text:p>
      <text:p text:style-name="P4">
Published Time: 2023-07-11T11:55:00+03:00</text:p>
      <text:p text:style-name="P4">
Modified Time: 2023-07-11T22:55:00+03:00</text:p>
      <text:p text:style-name="P4">
Description: Слідком РФ заявив про затримання чоловіка, начебто причетного до ліквідації командира підводного човна "Краснодар" Станіслава Ржицького. — Укрінформ.</text:p>
      <text:p text:style-name="P4">
Images: ['<text:a xlink:type="simple" xlink:href="https://static.ukrinform.com/photos/2023_07/thumb_files/630_360_1689105177-147.jpg" text:style-name="Internet_20_link" text:visited-style-name="Visited_20_Internet_20_Link">
630_360_16891...</text:a>
']</text:p>
      <text:p text:style-name="P4">
Tags: ['Росія', 'Російські військові', 'Слідком РФ', 'Вбивство', 'Підводний човен']</text:p>
      <text:p text:style-name="P4">
Type: Article</text:p>
      <!--METADATA-->
      <text:p text:style-name="P4">
<draw:frame draw:style-name="fr1" draw:name="Image70" text:anchor-type="as-char" svg:width="6.9236in" svg:height="3.956343in" draw:z-index="0">
<draw:image xlink:href="../Images/yкринформ/2023-07-11T11-55-00-03-00/630_360_1689105177-147.jpg" xlink:type="simple" xlink:show="embed" xlink:actuate="onLoad" draw:mime-type="image/jpeg"/>
</draw:frame>
 Слідком РФзаявив про затримання чоловіка, начебто причетного до ліквідації командирапідводного човна "Краснодар" Станіслава Ржицького.</text:p>
      <text:p text:style-name="P4">
Як передає Укрінформ, про це повідомляє у <text:a xlink:type="simple" xlink:href="https://t.me/sledcom_press/7579" text:style-name="Internet_20_link" text:visited-style-name="Visited_20_Internet_20_Link">
 Телеграм-каналі</text:a>
 Слідком РФ.</text:p>
      <text:p text:style-name="P4">
«В якості підозрюваного у вбивстві заступник <text:a xlink:type="simple" xlink:href="https://www.ukrinform.ua/tag-rosijski-vijskovi" text:style-name="Internet_20_link" text:visited-style-name="Visited_20_Internet_20_Link">
 начальника відділу</text:a>
 з мобілізаційної роботиадміністрації міста Краснодар Станіслава Ржицького затримано Сергія Денисенка1959 року народження. Під час затримання у нього виявлено пістолет ізглушником, з якого, ймовірно, скоєно вбивство», - йдеться у повідомленні.</text:p>
      <text:p text:style-name="P4">
Як повідомляв Укрінформ, у Росії <text:a xlink:type="simple" xlink:href="https://www.ukrinform.ua/rubric-ato/3734071-u-rf-rozstrilali-komandira-pidvodnogo-covna-akij-rik-tomu-obstrilav-vinnicu-kalibrami.html" text:style-name="Internet_20_link" text:visited-style-name="Visited_20_Internet_20_Link">
 невідомий розстріляв командира</text:a>
 підводногочовна "Краснодар" Станіслава Ржицького, причетного до ракетних обстрілівУкраїни, зокрема терористичного удару по Вінниці 14 липня 2022 року. Провбивство Ржицького повідомив депутат Держдуми РФ, ексглава Краснодара ЄвгенПервищов.</text:p>
      <text:p text:style-name="P4">
У Краснодарі Ржицький займався "мобілізаційною роботою". Відомо, що перед тимзагарбник мешкав в окупованому Севастополі.</text:p>
      <text:p text:style-name="P4">
<text:span text:style-name="T4">
Читайте також:</text:span>
 <text:a xlink:type="simple" xlink:href="https://www.ukrinform.ua/rubric-ato/3734243-u-berdansku-znisenij-gotel-de-jmovirno-zili-rosijski-generali-andrusenko.html" text:style-name="Internet_20_link" text:visited-style-name="Visited_20_Internet_20_Link">
 У Бердянську знищений готель, де жили російські<text:span text:style-name="T4">
генерали</text:span>
 – Андрющенко </text:a>
</text:p>
      <text:p text:style-name="P4">
14 липня 2022 року ворог ударив по Вінниці двома ракетами «Калібр». Ракетивлучили у Будинок офіцерів, розташований на площі Перемоги. Унаслідок ворожогообстрілу зруйноване приміщення Будинку офіцерів, ущент згорів медичний центр,розташований у будинку побуту «Ювілейний», були знищені та пошкоджені близькопівсотні автівок.</text:p>
      <text:p text:style-name="P4">
Від влучання ворожих ракет загинули 29 осіб, у тому числі діти. Постраждалипонад 200 людей.</text:p>
      <text:p text:style-name="P4">
Вінницька міська рада до роковин трагедії оголосила 14 липня днем жалоби зазагиблими унаслідок ворожого ракетного обстрілу. Цього дня їх пам'ять вшануютьмеморіальним заходом «Янголи пам'яті».</text:p>
      <text:p text:style-name="P4">
Source: <text:a xlink:type="simple" xlink:href="https://www.ukrinform.ua/rubric-ato/3734556-slidkom-rf-zaaviv-pro-zatrimanna-vbivci-komandira-pidvodnogo-covna-krasnodar.html" text:style-name="Internet_20_link" text:visited-style-name="Visited_20_Internet_20_Link">
https://www.ukrinform.ua/rubric-ato/3734556-slidkom-rf-zaaviv-pro-zatrimanna-vbivci-komandira-pidvodnogo-covna-krasnodar.html</text:a>
</text:p>
      <!--NEWS-->
      <text:h text:style-name="P10" text:outline-level="1">
<text:span text:style-name="T4">
єВідновлення: понад 1400 заявників отримали грошову допомогу на ремонт житла</text:span>
</text:h>
      <text:p text:style-name="P4">
Author: ['АРМІЯINFORM']</text:p>
      <text:p text:style-name="P4">
Time: 2023-07-11T12:00:00-04:00</text:p>
      <text:p text:style-name="P4">
Description: Урамках програми єВідновлення 1409 заявників отримали грошову допомогу для дріб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ye-vidnovlennya.png" text:style-name="Internet_20_link" text:visited-style-name="Visited_20_Internet_20_Link">
ye-vidnovlennya.png</text:a>
']</text:p>
      <text:p text:style-name="P4">
Tags: ['STOPRUSSIA', 'АГРЕСІЯ РФ', 'ВТОРГНЕННЯ РФ', 'ЄВІДНОВЛЕННЯ']</text:p>
      <text:p text:style-name="P4">
Category: News</text:p>
      <!--METADATA-->
      <text:p text:style-name="P4">
<draw:frame draw:style-name="fr1" draw:name="Image71" text:anchor-type="as-char" svg:width="6.9236in" svg:height="3.63489in" draw:z-index="0">
<draw:image xlink:href="../Images/AРМІЯINFORM/2023-07-11T12-00-00-04-00/ye-vidnovlennya.png" xlink:type="simple" xlink:show="embed" xlink:actuate="onLoad" draw:mime-type="image/png"/>
</draw:frame>
Ілюстративне фото</text:p>
      <text:p text:style-name="P4">
Урамках програми єВідновлення 1409 заявників отримали грошову допомогу длядрібного ремонту житла, пошкодженого внаслідок збройної агресії рф. На рахункизаявників було нараховано понад 115 мільйонів гривень.</text:p>
      <text:p text:style-name="P4">
Про це <text:a xlink:type="simple" xlink:href="https://www.kmu.gov.ua/news/yevidnovlennia-ponad-1400-zaiavnykiv-otrymaly-hroshovu-dopomohu-na-remont-zhytla" text:style-name="Internet_20_link" text:visited-style-name="Visited_20_Internet_20_Link">
повідомляє</text:a>
 УрядовийПортал.</text:p>
      <text:p text:style-name="P4">
"Роботи все ще дуже багато — з початку дії програми 10 травня українці подали24 724 заяви. Попри те, що органи місцевого самоврядування створили 510комісій, темпи опрацювання заяв недостатні.</text:p>
      <text:p text:style-name="P4">
Укотре закликаю громади налагодити роботу комісій. Від їх ефективностізалежить, як швидко люди зможуть повернутися до своїх будинків. Є гроші —Урядом спрямовано 4,4 мільярда гривень на реалізацію програми, створенімеханізми та цифрові інструменти, — потрібна відповідальність на місцях, —прокоментував Віце-прем’єр-міністр з відновлення України — Міністр розвиткугромад, територій та інфраструктури Олександр Кубраков.</text:p>
      <text:p text:style-name="P4">
Він також окреслив підходи до вирішення проблеми забезпечення житломукраїнців. Туди входять системні зміни житлової політики, які обговорюються зєвропейськими партнерами і державні програми компенсації та безпосередньореалізація проектів відновлення.</text:p>
      <text:p text:style-name="P4">
Зазначається, що отримані кошти громадяни зможуть спрямувати на закупівлібудівельних матеріалів та оплату ремонтних робіт.</text:p>
      <text:p text:style-name="P4">
Загалом, з 10 травня, для запуску послуги єВідновлення, подано 24 724 заяв.</text:p>
      <text:p text:style-name="P4">
Більше про єВідновлення можна дізнатися на сайті<text:a xlink:type="simple" xlink:href="https://l.facebook.com/l.php" text:style-name="Internet_20_link" text:visited-style-name="Visited_20_Internet_20_Link">
програми</text:a>
.</text:p>
      <text:p text:style-name="P4">
Source: <text:a xlink:type="simple" xlink:href="https://armyinform.com.ua/2023/07/11/yevidnovlennya-ponad-1400-zayavnykiv-otrymaly-groshovu-dopomogu-na-remont-zhytla/" text:style-name="Internet_20_link" text:visited-style-name="Visited_20_Internet_20_Link">
https://armyinform.com.ua/2023/07/11/yevidnovlennya-ponad-1400-zayavnykiv-otrymaly-groshovu-dopomogu-na-remont-zhytla/</text:a>
</text:p>
      <!--NEWS-->
      <text:h text:style-name="P10" text:outline-level="1">
<text:span text:style-name="T4">
Explosions were reported in Kostiantynivka</text:span>
</text:h>
      <text:p text:style-name="P4">
Authors: liveuamap (Language: en)</text:p>
      <text:p text:style-name="P4">
Time: 2023-07-11T12:29:41</text:p>
      <text:p text:style-name="P4">
Location: Kostyantynivka (Latitude:48.51206 Longtitude:37.72774)</text:p>
      <text:p text:style-name="P4">
Videos: []</text:p>
      <text:p text:style-name="P4">
Images: []</text:p>
      <text:p text:style-name="P4">
Tags: []</text:p>
      <text:p text:style-name="P4">
ID: 22575390</text:p>
      <!--METADATA-->
      <text:p text:style-name="P4">
Explosions were reported in Kostiantynivka</text:p>
      <text:p text:style-name="P4">
News Collection Link: <text:a xlink:type="simple" xlink:href="https:\/\/liveuamap.com\/en\/2023\/11-july-explosions-were-reported-in-kostiantynivka-" text:style-name="Internet_20_link" text:visited-style-name="Visited_20_Internet_20_Link">
https:\/\/liveuamap.com\/en\/2023\/11-july-explosions-were-reported-in-kostiantynivka-</text:a>
</text:p>
      <text:p text:style-name="P4">
Source: <text:a xlink:type="simple" xlink:href="https://t.me/novosti_donbass24/50941" text:style-name="Internet_20_link" text:visited-style-name="Visited_20_Internet_20_Link">
https://t.me/novosti_donbass24/50941</text:a>
</text:p>
      <!--NEWS-->
      <text:h text:style-name="P10" text:outline-level="1">
<text:span text:style-name="T4">
Польща обіцяє надати інфраструктуру для навчання українських пілотів на F-16</text:span>
</text:h>
      <text:p text:style-name="P4">
Authors: Ukrinform (Person)</text:p>
      <text:p text:style-name="P4">
Publisher: Укринформ (Organization)</text:p>
      <text:p text:style-name="P4">
Published Time: 2023-07-11T13:10:00+03:00</text:p>
      <text:p text:style-name="P4">
Modified Time: 2023-07-11T23:10:00+03:00</text:p>
      <text:p text:style-name="P4">
Description: Польща пообіцяла надати інфраструктуру і курси для навчання українських пілотів на винищувачах F-16. — Укрінформ.</text:p>
      <text:p text:style-name="P4">
Images: ['<text:a xlink:type="simple" xlink:href="https://static.ukrinform.com/photos/2017_06/thumb_files/630_360_1498034770-7374.jpg" text:style-name="Internet_20_link" text:visited-style-name="Visited_20_Internet_20_Link">
630_360_14980...</text:a>
']</text:p>
      <text:p text:style-name="P4">
Tags: ['Літак', 'Польща', 'Україна', 'ЗСУ', 'Військові навчання', 'F-16']</text:p>
      <text:p text:style-name="P4">
Type: Article</text:p>
      <!--METADATA-->
      <text:p text:style-name="P4">
<draw:frame draw:style-name="fr1" draw:name="Image72" text:anchor-type="as-char" svg:width="6.9236in" svg:height="3.956343in" draw:z-index="0">
<draw:image xlink:href="../Images/yкринформ/2023-07-11T13-10-00-03-00/630_360_1498034770-7374.jpg" xlink:type="simple" xlink:show="embed" xlink:actuate="onLoad" draw:mime-type="image/jpeg"/>
</draw:frame>
 Польщапообіцяла надати інфраструктуру і курси для навчання українських пілотів навинищувачах F-16.</text:p>
      <text:p text:style-name="P4">
Про це заявив міністр оборони Польщі Маріуш Блащак, передає Укрінформ ізпосиланням на повідомлення Міноборони Польщі у <text:a xlink:type="simple" xlink:href="https://twitter.com/MON_GOV_PL/status/1678779110871691269" text:style-name="Internet_20_link" text:visited-style-name="Visited_20_Internet_20_Link">
 Twitter</text:a>
 .</text:p>
      <text:p text:style-name="P4">
"Це ще один доказ нашої рішучості підтримувати Україну проти жорстокоговторгнення Росії. Зі свого боку, я обіцяю підтримку шляхом відкриття доступудо нашої навчальної інфраструктури та курсів", - заявив він.</text:p>
      <text:p text:style-name="Quotations">

<text:p text:style-name="P4">
Minister <text:a xlink:type="simple" xlink:href="https://twitter.com/mblaszczak" text:style-name="Internet_20_link" text:visited-style-name="Visited_20_Internet_20_Link">
 @mblaszczak </text:a>
&gt;
 : To kolejny dowód naszej determinacji we wsparciu Ukrainyprzeciw brutalnej&gt;
 inwazji Rosji. Z mojej strony deklaruję wsparcie poprzez otwarcie dostępu do&gt;
 naszej naszej infrastruktury szkoleniowej i kursów. <text:a xlink:type="simple" xlink:href="https://twitter.com/hashtag/F16" text:style-name="Internet_20_link" text:visited-style-name="Visited_20_Internet_20_Link">
 #F16&gt;
 </text:a>
 <text:a xlink:type="simple" xlink:href="https://twitter.com/hashtag/NATOSummit" text:style-name="Internet_20_link" text:visited-style-name="Visited_20_Internet_20_Link">
&gt;
 #NATOSummit&gt;
 </text:a>
&gt;
&gt;
 — Ministerstwo Obrony Narodowej (@MON_GOV_PL) <text:a xlink:type="simple" xlink:href="https://twitter.com/MON_GOV_PL/status/1678779110871691269" text:style-name="Internet_20_link" text:visited-style-name="Visited_20_Internet_20_Link">
 July 11, 2023&gt;
 </text:a>
</text:p>

</text:p>
      <text:p text:style-name="P4">
<text:span text:style-name="T4">
Читайте також:</text:span>
 <text:span text:style-name="T4">
<text:a xlink:type="simple" xlink:href="https://www.ukrinform.ua/rubric-ato/3734488-koalicia-z-navcanna-ukrainskih-pilotiv-f16-sformovana-reznikov.html" text:style-name="Internet_20_link" text:visited-style-name="Visited_20_Internet_20_Link">
 Коаліція з навчання українських пілотів F-16 сформована– Резніков </text:a>
 </text:span>
</text:p>
      <text:p text:style-name="P4">
Як повідомлялося, посол України у Великій Британії Вадим Пристайко _<text:span text:style-name="T4">
<text:a xlink:type="simple" xlink:href="https://www.ukrinform.ua/rubric-ato/3734467-navcanna-pilotiv-zsu-u-britanii-rozpocnetsa-naprikinci-lipna-abo-na-pocatku-serpna-pristajko.html" text:style-name="Internet_20_link" text:visited-style-name="Visited_20_Internet_20_Link">
 заявив</text:a>
 </text:span>
 _ , щоперші 20 українських пілотів розпочнуть навчання на західних винищувачах уВеликій Британії наприкінці липня - початку серпня.</text:p>
      <text:p text:style-name="P4">
Source: <text:a xlink:type="simple" xlink:href="https://www.ukrinform.ua/rubric-ato/3734564-polsa-obicae-nadati-infrastrukturu-dla-navcanna-ukrainskih-pilotiv-na-f16.html" text:style-name="Internet_20_link" text:visited-style-name="Visited_20_Internet_20_Link">
https://www.ukrinform.ua/rubric-ato/3734564-polsa-obicae-nadati-infrastrukturu-dla-navcanna-ukrainskih-pilotiv-na-f16.html</text:a>
</text:p>
      <!--NEWS-->
      <text:h text:style-name="P10" text:outline-level="1">
<text:span text:style-name="T4">
13 років за ґратами проведе бойовик «лнр», який захоплював Лисичанськ</text:span>
</text:h>
      <text:p text:style-name="P4">
Author: ['АРМІЯINFORM']</text:p>
      <text:p text:style-name="P4">
Time: 2023-07-11T14:00:00-04:00</text:p>
      <text:p text:style-name="P4">
Description: Завдяки беззаперечним доказам Служби безпеки ще один учасник терористичної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dnpluiyroqisytiuywk.w575.jpeg" text:style-name="Internet_20_link" text:visited-style-name="Visited_20_Internet_20_Link">
fdnpluiyroqisytiuywk.w575.jpeg</text:a>
']</text:p>
      <text:p text:style-name="P4">
Tags: ['STOPRUSSIA', 'АГРЕСІЯ РФ', 'ВТОРГНЕННЯ РФ', 'ЛИСИЧАНСЬК', 'СБУ']</text:p>
      <text:p text:style-name="P4">
Category: News</text:p>
      <!--METADATA-->
      <text:p text:style-name="P4">
<draw:frame draw:style-name="fr1" draw:name="Image73" text:anchor-type="as-char" svg:width="6.9236in" svg:height="4.623761in" draw:z-index="0">
<draw:image xlink:href="../Images/AРМІЯINFORM/2023-07-11T14-00-00-04-00/fdnpluiyroqisytiuywk.w575.jpeg" xlink:type="simple" xlink:show="embed" xlink:actuate="onLoad" draw:mime-type="image/jpeg"/>
</draw:frame>
 Ілюстративне фото</text:p>
      <text:p text:style-name="P4">
Завдяки беззаперечним доказам Служби безпеки ще один учасник терористичноїорганізації «лнр» отримав реальний термін ув’язнення.</text:p>
      <text:p text:style-name="P4">
Мова йде про бойовика з позивним «Блєдний», який на початку повномасштабноговторгнення росії приєднався до окупаційних угруповань Південного військовогоокругу зс рф.</text:p>
      <text:p text:style-name="P4">
Про це <text:a xlink:type="simple" xlink:href="https://ssu.gov.ua/novyny/za-materialamy-sbu-13-rokiv-za-gratamy-provede-boiovyk-lnr-yakyi-zakhopliuvav-lysychansk" text:style-name="Internet_20_link" text:visited-style-name="Visited_20_Internet_20_Link">
повідомляє</text:a>
 Служба безпекиУкраїни.</text:p>
      <text:p text:style-name="P4">
— У лавах загарбників він брав активну участь у бойових діях проти Сил оборонина Лисичанському напрямку та захоплював українські населені пункти наЛуганщині. Його було затримано під час боїв поблизу селища Білогорівка увересні 2022 року, — йдеться у повідомленні.</text:p>
      <text:p text:style-name="P4">
За матеріалами української спецслужби суд призначив йому 13 років тюрми зконфіскацією майна.</text:p>
      <text:p text:style-name="P4">
Як встановило слідство, бойовиком виявився місцевий житель, який з квітня 2019року активно обстрілював позиції українських військ на сході України.</text:p>
      <text:p text:style-name="P4">
Зазначається, що на підставі зібраних військовою контррозвідкою та слідчимиСБУ доказів суд визнав зловмисника винним за двома статтями Кримінальногокодексу України.</text:p>
      <text:p text:style-name="P4">
Source: <text:a xlink:type="simple" xlink:href="https://armyinform.com.ua/2023/07/11/13-rokiv-za-gratamy-provede-bojovyk-lnr-yakyj-zahoplyuvav-lysychansk/" text:style-name="Internet_20_link" text:visited-style-name="Visited_20_Internet_20_Link">
https://armyinform.com.ua/2023/07/11/13-rokiv-za-gratamy-provede-bojovyk-lnr-yakyj-zahoplyuvav-lysychansk/</text:a>
</text:p>
      <!--NEWS-->
      <text:h text:style-name="P10" text:outline-level="1">
<text:span text:style-name="T4">
Джокович продовжив захист титулу на Вімблдоні, обігравши Рубльова</text:span>
</text:h>
      <text:p text:style-name="P4">
Authors: Ukrinform (Person)</text:p>
      <text:p text:style-name="P4">
Publisher: Укринформ (Organization)</text:p>
      <text:p text:style-name="P4">
Published Time: 2023-07-11T14:13:00+03:00</text:p>
      <text:p text:style-name="P4">
Modified Time: 2023-07-11T23:13:00+03:00</text:p>
      <text:p text:style-name="P4">
Description: У Лондоні (Велика Британія) триває Вімблдонський турнір - третій у сезоні із серії Grand Slam. — Укрінформ.</text:p>
      <text:p text:style-name="P4">
Images: ['<text:a xlink:type="simple" xlink:href="https://static.ukrinform.com/photos/2023_07/thumb_files/630_360_1689106284-286.jpg" text:style-name="Internet_20_link" text:visited-style-name="Visited_20_Internet_20_Link">
630_360_16891...</text:a>
']</text:p>
      <text:p text:style-name="P4">
Tags: ['Теніс', 'Вімблдон', 'Новак Джокович']</text:p>
      <text:p text:style-name="P4">
Type: Article</text:p>
      <!--METADATA-->
      <text:p text:style-name="P4">
<draw:frame draw:style-name="fr1" draw:name="Image74" text:anchor-type="as-char" svg:width="6.9236in" svg:height="3.956343in" draw:z-index="0">
<draw:image xlink:href="../Images/yкринформ/2023-07-11T14-13-00-03-00/630_360_1689106284-286.jpg" xlink:type="simple" xlink:show="embed" xlink:actuate="onLoad" draw:mime-type="image/jpeg"/>
</draw:frame>
 У Лондоні(Велика Британія) триває Вімблдонський турнір - третій у сезоні із серії GrandSlam.</text:p>
      <text:p text:style-name="P4">
Першу пару 1/2 фіналу чоловічого одиночного розряду змагань склали чиннийпереможець турніру серб Новак Джокович та італієць Яннік Сіннер, передаєУкрінформ.</text:p>
      <text:p text:style-name="P4">
У чвертьфіналі 7-разовий чемпіон Вімблдона Джокович у чотирьох сетах обігравросіянина Андрія Рубльова (4:6, 6:1, 6:4, 6:3), а Сіннер взяв гору над іншимросіянином - Романом Сафіулліним - 6:4, 3:6, 6:2, 6:2.</text:p>
      <text:p text:style-name="P4">
<text:span text:style-name="T4">
Читайте також:</text:span>
 <text:a xlink:type="simple" xlink:href="https://www.ukrinform.ua/rubric-sports/3734206-ukrainec-prograv-na-uniorskomu-vimbldoni-v-odinocnomu-i-parnomu-rozradah.html" text:style-name="Internet_20_link" text:visited-style-name="Visited_20_Internet_20_Link">
 Українець програв на юніорському Вімблдоні в одиночному іпарному розрядах </text:a>
</text:p>
      <text:p text:style-name="P4">
Другу путівку у фінал Вімблдона розіграють переможці протистоянь міжамериканцем Кристофером Юбенксом та росіянином Данилом Медведєвим, а такожнорвежцем Хольгером Руне та іспанцем Карлосом Алькарасом Гарфія.</text:p>
      <text:p text:style-name="P4">
Вімблдонський турнір триватиме до 16 липня.</text:p>
      <text:p text:style-name="P4">
Фото: Getty Images.</text:p>
      <text:p text:style-name="P4">
Source: <text:a xlink:type="simple" xlink:href="https://www.ukrinform.ua/rubric-sports/3734560-dzokovic-prodovzue-zahist-titulu-peremozca-vimbldona-obigravsi-rublova.html" text:style-name="Internet_20_link" text:visited-style-name="Visited_20_Internet_20_Link">
https://www.ukrinform.ua/rubric-sports/3734560-dzokovic-prodovzue-zahist-titulu-peremozca-vimbldona-obigravsi-rublova.html</text:a>
</text:p>
      <!--NEWS-->
      <text:h text:style-name="P10" text:outline-level="1">
<text:span text:style-name="T4">
Астрономи виявили ще дві екзопланети, на яких може бути вода</text:span>
</text:h>
      <text:p text:style-name="P4">
Authors: Ukrinform (Person)</text:p>
      <text:p text:style-name="P4">
Publisher: Укринформ (Organization)</text:p>
      <text:p text:style-name="P4">
Published Time: 2023-07-11T15:03:07+03:00</text:p>
      <text:p text:style-name="P4">
Modified Time: 2023-07-11T15:03:07+03:00</text:p>
      <text:p text:style-name="P4">
Description: Група астрономів за допомогою космічного телескопа TESS виявила дві екзопланети класу субнептун. — Укрінформ.</text:p>
      <text:p text:style-name="P4">
Images: ['<text:a xlink:type="simple" xlink:href="https://static.ukrinform.com/photos/2018_09/thumb_files/630_360_1537328871-7399.jpg" text:style-name="Internet_20_link" text:visited-style-name="Visited_20_Internet_20_Link">
630_360_15373...</text:a>
']</text:p>
      <text:p text:style-name="P4">
Tags: ['Космос', 'Астрономія', 'Телескоп', 'Екзопланета']</text:p>
      <text:p text:style-name="P4">
Type: Article</text:p>
      <!--METADATA-->
      <text:p text:style-name="P4">
<draw:frame draw:style-name="fr1" draw:name="Image75" text:anchor-type="as-char" svg:width="6.9236in" svg:height="3.959901in" draw:z-index="0">
<draw:image xlink:href="../Images/yкринформ/2023-07-11T15-03-07-03-00/630_360_1537328871-7399.jpg" xlink:type="simple" xlink:show="embed" xlink:actuate="onLoad" draw:mime-type="image/jpeg"/>
</draw:frame>
 Групаастрономів за допомогою космічного телескопа TESS виявила дві екзопланетикласу субнептун.</text:p>
      <text:p text:style-name="P4">
Про це повідомляється у препринті <text:a xlink:type="simple" xlink:href="https://arxiv.org/search/" text:style-name="Internet_20_link" text:visited-style-name="Visited_20_Internet_20_Link">
 arXiv</text:a>
 ,передає Укрінформ.</text:p>
      <text:p text:style-name="P4">
Нові екзопланети TOI-2084 b і TOI-4184 b обертаються навколо червонихкарликів, а за розміром більші за Землю в 2,4-2,5 раза.</text:p>
      <text:p text:style-name="P4">
Маса TOI-2084 b оцінюється в 6,74 маси Землі. Повний оборот навколо своєїзірки планета здійснює за 6,08 дня на відстані 0,05 астрономічної одиниці.Середня температура сягає приблизно 254 градусів за Цельсієм. Відстань відЗемлі оцінюється в 372 світлові роки, а вік зірки становить 7,5 млрд років.</text:p>
      <text:p text:style-name="P4">
<text:span text:style-name="T4">
Читайте також:</text:span>
 <text:a xlink:type="simple" xlink:href="https://www.ukrinform.ua/rubric-technology/3674058-teleskop-james-webb-viaviv-sist-nevidomih-ranise-galaktik.html" text:style-name="Internet_20_link" text:visited-style-name="Visited_20_Internet_20_Link">
 Телескоп James Webb виявив шість невідомих ранішегалактик </text:a>
</text:p>
      <text:p text:style-name="P4">
Маса TOI-4184 b оцінюється в 6,6 маси Землі. Орбітальний період планетистановить 4,9 дня. Вона розташована від своєї зірки за 0,034 астрономічноїодиниці. Середня температура 140 градусів за Цельсієм. Відстань від Землістановить 225,6 світлового року, а вік батьківської зірки сягає 6,7 млрдроків.</text:p>
      <text:p text:style-name="P4">
Обидві планети класифіковано як субнептуни. Передбачається, що на них можутьбути запаси води, водню, гелію і комбінації цих речовин.</text:p>
      <text:p text:style-name="P4">
Під час дослідження телескоп шукав у <text:a xlink:type="simple" xlink:href="https://www.ukrinform.ua/tag-kosmos" text:style-name="Internet_20_link" text:visited-style-name="Visited_20_Internet_20_Link">
 космосі </text:a>
 кандидатів в екзопланети за зміною блиску їхніх батьківських зірок. Нацей час TESS <text:a xlink:type="simple" xlink:href="https://phys.org/news/2023-07-sub-neptunes-orbiting-nearby-stars-tess.html" text:style-name="Internet_20_link" text:visited-style-name="Visited_20_Internet_20_Link">
 ідентифікував </text:a>
 близько 6700 об'єктів-кандидатів. З них 360були підтверджені як екзопланети.</text:p>
      <text:p text:style-name="P4">
Як повідомляв Укрінформ, космічний телескоп NASA/ESA Hubble сфотографувавнадзвичайне скупчення галактик eMACS J1353.7+4329.</text:p>
      <text:p text:style-name="P4">
Source: <text:a xlink:type="simple" xlink:href="https://www.ukrinform.ua/rubric-technology/3734356-astronomi-viavili-se-dvi-ekzoplaneti-na-akih-moze-buti-voda.html" text:style-name="Internet_20_link" text:visited-style-name="Visited_20_Internet_20_Link">
https://www.ukrinform.ua/rubric-technology/3734356-astronomi-viavili-se-dvi-ekzoplaneti-na-akih-moze-buti-voda.html</text:a>
</text:p>
      <!--NEWS-->
      <text:h text:style-name="P10" text:outline-level="1">
<text:span text:style-name="T4">
Манор Соломон офіційно виступатиме за «Тоттенгем»</text:span>
</text:h>
      <text:p text:style-name="P4">
Authors: Ukrinform (Person)</text:p>
      <text:p text:style-name="P4">
Publisher: Укринформ (Organization)</text:p>
      <text:p text:style-name="P4">
Published Time: 2023-07-11T15:05:16+03:00</text:p>
      <text:p text:style-name="P4">
Modified Time: 2023-07-11T15:05:16+03:00</text:p>
      <text:p text:style-name="P4">
Description: Английський футбольний клуб «Тоттенгем» офіційно оголосив про підписання колишнього ізраїльського хавбека  донецького «Шахтаря» Манора Соломона. — Укрінформ.</text:p>
      <text:p text:style-name="P4">
Images: ['<text:a xlink:type="simple" xlink:href="https://static.ukrinform.com/photos/2023_07/thumb_files/630_360_1689077003-475.jpeg" text:style-name="Internet_20_link" text:visited-style-name="Visited_20_Internet_20_Link">
630_360_16890...</text:a>
']</text:p>
      <text:p text:style-name="P4">
Tags: ['Британія', 'Футбол', 'Ізраїль', 'Шахтар']</text:p>
      <text:p text:style-name="P4">
Type: Article</text:p>
      <!--METADATA-->
      <text:p text:style-name="P4">
<draw:frame draw:style-name="fr1" draw:name="Image76" text:anchor-type="as-char" svg:width="6.9236in" svg:height="3.956343in" draw:z-index="0">
<draw:image xlink:href="../Images/yкринформ/2023-07-11T15-05-16-03-00/630_360_1689077003-475.jpeg" xlink:type="simple" xlink:show="embed" xlink:actuate="onLoad" draw:mime-type="image/jpeg"/>
</draw:frame>
Английський футбольний клуб «Тоттенгем» офіційно оголосив про підписанняколишнього ізраїльського хавбека донецького «Шахтаря» Манора Соломона.</text:p>
      <text:p text:style-name="P4">
Сторони <text:a xlink:type="simple" xlink:href="https://www.tottenhamhotspur.com/news/2023/july/solomon-signs-for-spurs/" text:style-name="Internet_20_link" text:visited-style-name="Visited_20_Internet_20_Link">
 підписали контракт</text:a>
 до2028 року, передає Укрінформ.</text:p>
      <text:p text:style-name="P4">
Перехід відбувся на правах вільного агента.</text:p>
      <text:p text:style-name="P4">
У складі «Шахтаря» Соломон виступав у 2019-2022 роках. За цей час футболістзбірної ізраїлю провів за 106 матчів усіх турнірах, у яких забив 22 м'ячі ізробив 9 гольові передачі.</text:p>
      <text:p text:style-name="P4">
<text:span text:style-name="T4">
Читайте також:</text:span>
 <text:a xlink:type="simple" xlink:href="https://www.ukrinform.ua/rubric-sports/3733982-solomon-projsov-medoglad-u-tottengemi-zurnalist.html" text:style-name="Internet_20_link" text:visited-style-name="Visited_20_Internet_20_Link">
 Соломон пройшов медогляд у «Тоттенгемі» - журналіст</text:a>
</text:p>
      <text:p text:style-name="P4">
У липні минулого року Соломон залишив «Шахтар» і на правах оренди перейшов уанглійського «Фулгема». У складі команди з Лондона хавбек 4 м'ячі у чемпіонатіАнглії. Гравця визнавали найкращим футболістом англійської Прем'єр-ліги (АПЛ)у лютому.</text:p>
      <text:p text:style-name="P4">
Фото: tottenhamhotspur.com.</text:p>
      <text:p text:style-name="P4">
Source: <text:a xlink:type="simple" xlink:href="https://www.ukrinform.ua/rubric-sports/3734358-manor-solomon-oficijno-vistupatime-za-tottengem.html" text:style-name="Internet_20_link" text:visited-style-name="Visited_20_Internet_20_Link">
https://www.ukrinform.ua/rubric-sports/3734358-manor-solomon-oficijno-vistupatime-za-tottengem.html</text:a>
</text:p>
      <!--NEWS-->
      <text:h text:style-name="P10" text:outline-level="1">
<text:span text:style-name="T4">
Прем’єр Болгарії – про касетні боєприпаси для України: Успіхи в бою важливіші за конвенції</text:span>
</text:h>
      <text:p text:style-name="P4">
Authors: Ukrinform (Person)</text:p>
      <text:p text:style-name="P4">
Publisher: Укринформ (Organization)</text:p>
      <text:p text:style-name="P4">
Published Time: 2023-07-11T15:14:13+03:00</text:p>
      <text:p text:style-name="P4">
Modified Time: 2023-07-11T15:14:13+03:00</text:p>
      <text:p text:style-name="P4">
Description: Голова уряду Болгарії Ніколай Денков заявив, що не хоче заглиблюватися у питання надання Сполученими Штатами касетних боєприпасів Україні, наголосивши, що успіхи Києва на полі бою важливіші за підписані конвенції. — Укрінформ.</text:p>
      <text:p text:style-name="P4">
Images: ['<text:a xlink:type="simple" xlink:href="https://static.ukrinform.com/photos/2023_07/thumb_files/630_360_1689077586-690.jpeg" text:style-name="Internet_20_link" text:visited-style-name="Visited_20_Internet_20_Link">
630_360_16890...</text:a>
']</text:p>
      <text:p text:style-name="P4">
Tags: ['Болгарія', 'Україна', 'Боєприпаси']</text:p>
      <text:p text:style-name="P4">
Type: Article</text:p>
      <!--METADATA-->
      <text:p text:style-name="P4">
<draw:frame draw:style-name="fr1" draw:name="Image77" text:anchor-type="as-char" svg:width="6.9236in" svg:height="3.956343in" draw:z-index="0">
<draw:image xlink:href="../Images/yкринформ/2023-07-11T15-14-13-03-00/630_360_1689077586-690.jpeg" xlink:type="simple" xlink:show="embed" xlink:actuate="onLoad" draw:mime-type="image/jpeg"/>
</draw:frame>
 Головауряду Болгарії Ніколай Денков заявив, що не хоче заглиблюватися у питаннянадання Сполученими Штатами касетних боєприпасів Україні, наголосивши, щоуспіхи Києва на полі бою важливіші за підписані конвенції.</text:p>
      <text:p text:style-name="P4">
Як передає Укрінформ, про це повідомляє <text:a xlink:type="simple" xlink:href="http://news.sky.com/story/ukraine-war-latest-russia-putin-nato-nuclear-belarus-12541713" text:style-name="Internet_20_link" text:visited-style-name="Visited_20_Internet_20_Link">
 Sky News</text:a>
 .</text:p>
      <text:p text:style-name="P4">
Зокрема, говорячи про рішення США надати Києву касетні боєприпаси, прем'єр-міністр Болгарії зазначив, що "ми перебуваємо у стані повномасштабної війни".</text:p>
      <text:p text:style-name="P4">
"Тому коли йде війна, конвенції важливі, але ще важливіше досягти успіху наполі бою", - підкреслив він.</text:p>
      <text:p text:style-name="P4">
Денков додав, що рішення щодо касетних боєприпасів є "політично чутливими",але зазначив, що не хоче "заглиблюватися в цю тему".</text:p>
      <text:p text:style-name="P4">
<text:a xlink:type="simple" xlink:href="https://www.ukrinform.ua/tag-bolgaria" text:style-name="Internet_20_link" text:visited-style-name="Visited_20_Internet_20_Link">
 Болгарія </text:a>
 є однією з 123 країн, якіпідписали конвенцію про заборону використання касетних боєприпасів.</text:p>
      <text:p text:style-name="P4">
<text:span text:style-name="T4">
Читайте також:</text:span>
 <text:a xlink:type="simple" xlink:href="https://www.ukrinform.ua/rubric-ato/3734118-aponia-ne-proti-planiv-ssa-postacati-ukraini-kasetni-boepripasi-recnik-uradu.html" text:style-name="Internet_20_link" text:visited-style-name="Visited_20_Internet_20_Link">
 Японія не проти планів США постачати Україні <text:span text:style-name="T4">
касетні</text:span>
боєприпаси – речник уряду </text:a>
</text:p>
      <text:p text:style-name="P4">
Як повідомляв Укрінформ, у п’ятницю, 7 липня, США оголосили, що постачатимутьУкраїні касетні боєприпаси, аби допомогти ЗСУ в контрнаступі. Використанняцієї зброї викликає суперечки, перш за все, через те, що певний відсотоквибухових пристроїв не детонує, а залишається на місцевості і в майбутньомустворює серйозну загрозу для населення навіть багато років по завершеннібойових дій. У Вашингтоні у цьому зв’язку <text:a xlink:type="simple" xlink:href="https://www.ukrinform.ua/rubric-ato/3732967-bilij-dim-pidtverdiv-gotovnist-nadati-ukraini-kasetni-boepripasi.html" text:style-name="Internet_20_link" text:visited-style-name="Visited_20_Internet_20_Link">
 запевнили</text:a>
 , що відсоток відмови боєприпасів, яківони передають Україні, не перевищує 2,5% - у порівнянні з 30-40% тих, щозастосовують в Україні російські війська.</text:p>
      <text:p text:style-name="P4">
США, Україна і Росія не підписували договір про заборону касетних боєприпасів,так звану Конвенцію Осло.</text:p>
      <text:p text:style-name="P4">
<text:span text:style-name="T5">
Фото: Georgi Dimitrov, NOVA</text:span>
</text:p>
      <text:p text:style-name="P4">
Source: <text:a xlink:type="simple" xlink:href="https://www.ukrinform.ua/rubric-polytics/3734362-premer-bolgarii-pro-kasetni-boepripasi-dla-ukraini-uspihi-v-bou-vazlivisi-za-konvencii.html" text:style-name="Internet_20_link" text:visited-style-name="Visited_20_Internet_20_Link">
https://www.ukrinform.ua/rubric-polytics/3734362-premer-bolgarii-pro-kasetni-boepripasi-dla-ukraini-uspihi-v-bou-vazlivisi-za-konvencii.html</text:a>
</text:p>
      <!--NEWS-->
      <text:h text:style-name="P10" text:outline-level="1">
<text:span text:style-name="T4">
Загарбники заблокували Новоолексіївку на Херсонщині, де було влучання по складу боєприпасів — ЗМІ</text:span>
</text:h>
      <text:p text:style-name="P4">
Authors: Ukrinform (Person)</text:p>
      <text:p text:style-name="P4">
Publisher: Укринформ (Organization)</text:p>
      <text:p text:style-name="P4">
Published Time: 2023-07-11T15:17:46+03:00</text:p>
      <text:p text:style-name="P4">
Modified Time: 2023-07-11T15:17:46+03:00</text:p>
      <text:p text:style-name="P4">
Description: В окуповану Новоолексіївку на Херсонщині, де було влучання по складу боєприпасів, військові РФ нікого не пускають.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Херсонщина', 'Боєприпаси', 'Війна з Росією']</text:p>
      <text:p text:style-name="P4">
Type: Article</text:p>
      <!--METADATA-->
      <text:p text:style-name="P4">
<draw:frame draw:style-name="fr1" draw:name="Image78" text:anchor-type="as-char" svg:width="6.9236in" svg:height="3.956343in" draw:z-index="0">
<draw:image xlink:href="../Images/yкринформ/2023-07-11T15-17-46-03-00/630_360_1668461240-442.jpg" xlink:type="simple" xlink:show="embed" xlink:actuate="onLoad" draw:mime-type="image/jpeg"/>
</draw:frame>
 Вокуповану Новоолексіївку на Херсонщині, де було влучання по складубоєприпасів, військові РФ нікого не пускають.</text:p>
      <text:p text:style-name="P4">
Як передає Укрінформ, про це повідомляє <text:a xlink:type="simple" xlink:href="http://t.me/genichua/12764" text:style-name="Internet_20_link" text:visited-style-name="Visited_20_Internet_20_Link">
 Генічеськ ua</text:a>
 .</text:p>
      <text:p text:style-name="P4">
«Наші читачі повідомляють про ситуацію в Новоолексіївці, де сьогодні вночісталась «бавовна» на колишньому вугільному складі залізничної станції,перетвореному рашистами на склади боєприпасів. Детонація тривала понад 3годин. Зараз у селищі спокійно, але воно заблоковане російськими військовими -нікого в Новоолексіївку не пускають», - йдеться у повідомленні.</text:p>
      <text:p text:style-name="P4">
Як зазначається, мешканці будинків, що поряд із складами боєприпасів ізалізницею, самі евакуювались у центр Новоолексіївки. Після того, як пересталодетонувати, російські солдати бігали по будинках і казали людям взятидокументи та найнеобхідніші речі та йти до центру селища.</text:p>
      <text:p text:style-name="P4">
Частина людей евакуювалася до центру Новоолексіївки. Із пошкоджень - побитішибки та дахи, люди всі живі.</text:p>
      <text:p text:style-name="P4">
<text:span text:style-name="T4">
Читайте також:</text:span>
 <text:a xlink:type="simple" xlink:href="https://www.ukrinform.ua/rubric-regions/3733970-u-mariupoli-rosiani-oblastovuut-skladi-z-boekomplektami-posered-zitlovoi-zabudovi.html" text:style-name="Internet_20_link" text:visited-style-name="Visited_20_Internet_20_Link">
 У Маріуполі росіяни облаштовують <text:span text:style-name="T4">
склади</text:span>
 збоєкомплектами посеред житлової забудови </text:a>
</text:p>
      <text:p text:style-name="P4">
Як <text:a xlink:type="simple" xlink:href="https://www.ukrinform.ua/rubric-regions/3734238-v-okupovanij-novooleksiivci-na-hersonsini-znisili-sklad-rosijskih-boepripasiv.html" text:style-name="Internet_20_link" text:visited-style-name="Visited_20_Internet_20_Link">
 повідомляв </text:a>
 Укрінформ, на <text:a xlink:type="simple" xlink:href="https://www.ukrinform.ua/tag-hersonsina" text:style-name="Internet_20_link" text:visited-style-name="Visited_20_Internet_20_Link">
 Херсонщині</text:a>
 в тимчасово окупованійНовоолексіївці знищено склад ворожих боєприпасів. Вночі район елеватора, деокупанти облаштували склад боєприпасів, атакували БПЛА. Детонація снарядівтривала понад 3 години.</text:p>
      <text:p text:style-name="P4">
Source: <text:a xlink:type="simple" xlink:href="https://www.ukrinform.ua/rubric-regions/3734364-zagarbniki-zablokuvali-novooleksiivku-na-hersonsini-de-bulo-vlucanna-po-skladu-boepripasiv-zmi.html" text:style-name="Internet_20_link" text:visited-style-name="Visited_20_Internet_20_Link">
https://www.ukrinform.ua/rubric-regions/3734364-zagarbniki-zablokuvali-novooleksiivku-na-hersonsini-de-bulo-vlucanna-po-skladu-boepripasiv-zmi.html</text:a>
</text:p>
      <!--NEWS-->
      <text:h text:style-name="P10" text:outline-level="1">
<text:span text:style-name="T4">
Держдеп пояснив, чого союзники очікують від України на шляху до членства в НАТО</text:span>
</text:h>
      <text:p text:style-name="P4">
Authors: Ukrinform (Person)</text:p>
      <text:p text:style-name="P4">
Publisher: Укринформ (Organization)</text:p>
      <text:p text:style-name="P4">
Published Time: 2023-07-11T15:22:00+03:00</text:p>
      <text:p text:style-name="P4">
Modified Time: 2023-07-11T23:22:00+03:00</text:p>
      <text:p text:style-name="P4">
Description: Україна досягла важливого прогресу в реалізації реформ, однак необхідно зробити додаткові кроки, щоби відповідати всім вимогам для членства в НАТО. Крім того, під час війни потрібно зосередитися на посиленні оборонних можливостей України. — Укрінформ.</text:p>
      <text:p text:style-name="P4">
Images: ['<text:a xlink:type="simple" xlink:href="https://static.ukrinform.com/photos/2023_07/thumb_files/630_360_1688595029-316.jpg" text:style-name="Internet_20_link" text:visited-style-name="Visited_20_Internet_20_Link">
630_360_16885...</text:a>
']</text:p>
      <text:p text:style-name="P4">
Tags: ['НАТО', 'США', 'Україна', 'Держдеп']</text:p>
      <text:p text:style-name="P4">
Type: Article</text:p>
      <!--METADATA-->
      <text:p text:style-name="P4">
<draw:frame draw:style-name="fr1" draw:name="Image79" text:anchor-type="as-char" svg:width="6.9236in" svg:height="3.956343in" draw:z-index="0">
<draw:image xlink:href="../Images/yкринформ/2023-07-11T15-22-00-03-00/630_360_1688595029-316.jpg" xlink:type="simple" xlink:show="embed" xlink:actuate="onLoad" draw:mime-type="image/jpeg"/>
</draw:frame>
 Українадосягла важливого прогресу в реалізації реформ, однак необхідно зробитидодаткові кроки, щоби відповідати всім вимогам для членства в НАТО. Крім того,під час війни потрібно зосередитися на посиленні оборонних можливостейУкраїни.</text:p>
      <text:p text:style-name="P4">
Такі перспективи щодо членства України в НАТО окреслив у вівторок речникДерждепартаменту США Меттью Міллер, передає власний кореспондент Укрінформу.</text:p>
      <text:p text:style-name="P4">
«Ми взяли на себе ці зобов’язання перед Україною, бо Україна продемонструвалавиконання важливих реформ»,- зауважив представник Держдепу, коментуючи заявикомюніке саміту НАТО в Вільнюсі.</text:p>
      <text:p text:style-name="P4">
<text:span text:style-name="T4">
Читайте також:</text:span>
 <text:span text:style-name="T4">
<text:a xlink:type="simple" xlink:href="https://www.ukrinform.ua/rubric-polytics/3734553-clenstvo-ukraini-v-nato-ne-zalezit-vid-vimog-ta-rozrahunkiv-rosii-derzdep.html" text:style-name="Internet_20_link" text:visited-style-name="Visited_20_Internet_20_Link">
 Членство України в НАТО не залежить від вимог тарозрахунків Росії – Держдеп </text:a>
 </text:span>
</text:p>
      <text:p text:style-name="P4">
Однак, за його словами, існують інші важливі кроки, які Україна має зробити,щоби відповідати всім вимогам країн-членів НАТО.</text:p>
      <text:p text:style-name="P4">
Водночас, він підкреслив, що процес інтеграції в Альянс – не єдина важлива річу контексті рішень по Україні на саміті в Вільнюсі.</text:p>
      <text:p text:style-name="P4">
«Не можна не звертати увагу на те, що вони перебувають у війні з Росією, і мипродовжуємо надавати їм необхідну підтримку у сфері безпеки, щоби допомогтидосягти перемоги в цій війні. Це завдання номер один, важливіше за все інше»,-зазначив Міллер.</text:p>
      <text:p text:style-name="P4">
<text:span text:style-name="T4">
Читайте також:</text:span>
 <text:span text:style-name="T4">
<text:a xlink:type="simple" xlink:href="https://www.ukrinform.ua/rubric-polytics/3734523-souzniki-po-alansu-pidtverdili-so-majbutne-ukraini-u-nato.html" text:style-name="Internet_20_link" text:visited-style-name="Visited_20_Internet_20_Link">
 Союзники по Альянсу підтвердили, що майбутнє України -у НАТО </text:a>
 </text:span>
</text:p>
      <text:p text:style-name="P4">
Ще одне важливе завдання, за його словами, полягає в тому, щоби надати Українідовгострокову військову допомогу. Це необхідно для того, щоб Україна «моглавідновити свій оборонний сектор та забезпечити довгостроковий ефектстримування».</text:p>
      <text:p text:style-name="P4">
Після цього з українською стороною будуть продовжені обговорення щодовиконання реформ для набуття повноправного членства в НАТО, які мають бутипроведені не лише на думку США, але й інших союзників.</text:p>
      <text:p text:style-name="P4">
<text:span text:style-name="T4">
Читайте також:</text:span>
 <text:span text:style-name="T4">
<text:a xlink:type="simple" xlink:href="https://www.ukrinform.ua/rubric-polytics/3734492-zelenskij-u-vilnusi-nato-dast-ukraini-bezpeku-ukraina-zrobit-nato-silnisim.html" text:style-name="Internet_20_link" text:visited-style-name="Visited_20_Internet_20_Link">
 Зеленський у Вільнюсі: НАТО дасть Україні безпеку,Україна зробить НАТО сильнішим </text:a>
 </text:span>
</text:p>
      <text:p text:style-name="P4">
Представник Держдепу також підкреслив, що країни Альянсу готові допомогтиУкраїні виконати необхідні умови в процесі євроатлантичної інтеграції.</text:p>
      <text:p text:style-name="P4">
Як повідомляв Укрінформ, у вівторок країни-члени <text:span text:style-name="T4">
<text:a xlink:type="simple" xlink:href="https://www.ukrinform.ua/tag-nato" text:style-name="Internet_20_link" text:visited-style-name="Visited_20_Internet_20_Link">
 НАТО</text:a>
 </text:span>
 під час саміту в Вільнюсі прийняликомюніке, у якому, зокрема, визнали прогрес України на шляху євроатлантичноїінтеграції та підтвердили, що майбутнє України – в Альянсі.</text:p>
      <text:p text:style-name="P4">
Source: <text:a xlink:type="simple" xlink:href="https://www.ukrinform.ua/rubric-polytics/3734565-derzdep-poasniv-cogo-souzniki-ocikuut-vid-ukraini-na-slahu-do-clenstva-v-nato.html" text:style-name="Internet_20_link" text:visited-style-name="Visited_20_Internet_20_Link">
https://www.ukrinform.ua/rubric-polytics/3734565-derzdep-poasniv-cogo-souzniki-ocikuut-vid-ukraini-na-slahu-do-clenstva-v-nato.html</text:a>
</text:p>
      <!--NEWS-->
      <text:h text:style-name="P10" text:outline-level="1">
<text:span text:style-name="T4">
У Києві судитимуть підрядника за самовільне будівництво і блокування входу до укриття</text:span>
</text:h>
      <text:p text:style-name="P4">
Authors: Ukrinform (Person)</text:p>
      <text:p text:style-name="P4">
Publisher: Укринформ (Organization)</text:p>
      <text:p text:style-name="P4">
Published Time: 2023-07-11T15:24:59+03:00</text:p>
      <text:p text:style-name="P4">
Modified Time: 2023-07-11T15:24:59+03:00</text:p>
      <text:p text:style-name="P4">
Description: У Києві судитимуть керівника підрядної організації у сприянні в самовільному будівництві і блокуванні входу до укриття, внаслідок чого виникла загроза загибелі людей в умовах збройної агресії РФ проти України. — Укрінформ.</text:p>
      <text:p text:style-name="P4">
Images: ['<text:a xlink:type="simple" xlink:href="https://static.ukrinform.com/photos/2018_12/thumb_files/630_360_1543929001-282.jpg" text:style-name="Internet_20_link" text:visited-style-name="Visited_20_Internet_20_Link">
630_360_15439...</text:a>
']</text:p>
      <text:p text:style-name="P4">
Tags: ['КМДА', 'Суд', 'Суднобудівництво', 'Укриття']</text:p>
      <text:p text:style-name="P4">
Type: Article</text:p>
      <!--METADATA-->
      <text:p text:style-name="P4">
<draw:frame draw:style-name="fr1" draw:name="Image80" text:anchor-type="as-char" svg:width="6.9236in" svg:height="3.956343in" draw:z-index="0">
<draw:image xlink:href="../Images/yкринформ/2023-07-11T15-24-59-03-00/630_360_1543929001-282.jpg" xlink:type="simple" xlink:show="embed" xlink:actuate="onLoad" draw:mime-type="image/jpeg"/>
</draw:frame>
 У Києвісудитимуть керівника підрядної організації у сприянні в самовільномубудівництві і блокуванні входу до укриття, внаслідок чого виникла загрозазагибелі людей в умовах збройної агресії РФ проти України.</text:p>
      <text:p text:style-name="P4">
Як передає Укрінформ, про це Київська міська прокуратура повідомляє у <text:a xlink:type="simple" xlink:href="https://t.me/kyiv_pro_office/2133" text:style-name="Internet_20_link" text:visited-style-name="Visited_20_Internet_20_Link">
Телеграмі </text:a>
 <text:a xlink:type="simple" xlink:href="https://t.me/kyiv_pro_office/2133" text:style-name="Internet_20_link" text:visited-style-name="Visited_20_Internet_20_Link">
 .</text:a>
</text:p>
      <text:p text:style-name="P4">
</text:p>
      <text:p text:style-name="P4">
Голосіївська окружна прокуратура <text:a xlink:type="simple" xlink:href="https://www.ukrinform.ua/tag-kiiv" text:style-name="Internet_20_link" text:visited-style-name="Visited_20_Internet_20_Link">
 Києва </text:a>
скерувала до суду обвинувальний акт відносно керівника підрядної організаціїза обвинуваченням у сприянні в самовільному будівництві та створенні загрозизагибелі людей в умовах збройної агресії РФ проти України (ч. 5 ст. 27, ч. 3ст. 197-1, ч. 1 ст. 275 Кримінального кодексу України).</text:p>
      <text:p text:style-name="P4">
Будівельна компанія у 2017 році уклала з Київською міською державноюадміністрацією договори про оренду двох земельних ділянок на вулиціВасильківській.</text:p>
      <text:p text:style-name="P4">
<text:span text:style-name="T4">
Читайте також:</text:span>
 <text:a xlink:type="simple" xlink:href="https://www.ukrinform.ua/rubric-regions/3732775-na-harkivsini-skasuvali-zaboronu-na-masovi-zahodi-u-budivlah-z-ukrittami.html" text:style-name="Internet_20_link" text:visited-style-name="Visited_20_Internet_20_Link">
 На Харківщині скасували заборону на масові заходи убудівлях з <text:span text:style-name="T4">
укриття</text:span>
 ми </text:a>
</text:p>
      <text:p text:style-name="P4">
Далі на цій території почали будувати торгово-розважальний та спортивнийкомплекс з підземним паркінгом, кінотеатром та житловими будинками.</text:p>
      <text:p text:style-name="P4">
При цьому орендар захопив частину сусідньої ділянки, якою користуєтьсяНаціональний центр Олександра Довженка.</text:p>
      <text:p text:style-name="P4">
Надалі працівники підрядної організації заблокували вхід до розташованого націй ділянці укриття, пошкодили комунікації та частково зруйнували перекриття,чим створили загрозу загибелі людей в умовах війни.</text:p>
      <text:p text:style-name="P4">
<text:span text:style-name="T4">
Читайте також:</text:span>
 <text:a xlink:type="simple" xlink:href="https://www.ukrinform.ua/rubric-regions/3732387-u-lvovi-cilodobovo-ne-zacinatimut-ukritta.html" text:style-name="Internet_20_link" text:visited-style-name="Visited_20_Internet_20_Link">
 У Львові цілодобово не зачинятимуть <text:span text:style-name="T4">
укриття</text:span>
</text:a>
</text:p>
      <text:p text:style-name="P4">
Раніше в межах цього ж провадження прокуратура скерувала до суду обвинувальнийакт відносно ексдиректора компанії-забудовника, дії якого кваліфіковано за ч.3 ст. 197-1 та ч. 1 ст. 275 КК України.</text:p>
      <text:p text:style-name="P4">
Як повідомляв Укрінформ, київський міський голова Віталій Кличко повідомив, що<text:a xlink:type="simple" xlink:href="https://www.ukrinform.ua/rubric-kyiv/3718229-klicko-pereviriv-ukritta-u-golosiivskomu-rajoni-stolici.html" text:style-name="Internet_20_link" text:visited-style-name="Visited_20_Internet_20_Link">
 перевірка укриттів у Голосіївському районі</text:a>
 Києва засвідчила: частина підвалівперебуває у приватній власності чи оренді, частина - не облаштовані абозачинені вночі.</text:p>
      <text:p text:style-name="P4">
Source: <text:a xlink:type="simple" xlink:href="https://www.ukrinform.ua/rubric-kyiv/3734368-u-kievi-suditimut-pidradnika-za-samovilne-budivnictvo-i-blokuvanna-vhodu-do-ukritta.html" text:style-name="Internet_20_link" text:visited-style-name="Visited_20_Internet_20_Link">
https://www.ukrinform.ua/rubric-kyiv/3734368-u-kievi-suditimut-pidradnika-za-samovilne-budivnictvo-i-blokuvanna-vhodu-do-ukritta.html</text:a>
</text:p>
      <!--NEWS-->
      <text:h text:style-name="P10" text:outline-level="1">
<text:span text:style-name="T4">
У Вільнюсі відкрили виставку про російські воєнні злочини в Україні</text:span>
</text:h>
      <text:p text:style-name="P4">
Authors: Ukrinform (Person)</text:p>
      <text:p text:style-name="P4">
Publisher: Укринформ (Organization)</text:p>
      <text:p text:style-name="P4">
Published Time: 2023-07-11T15:28:00+03:00</text:p>
      <text:p text:style-name="P4">
Modified Time: 2023-07-11T17:28:00+03:00</text:p>
      <text:p text:style-name="P4">
Description: У Вільнюсі, де 11-12 липня проходить саміт НАТО, розпочала роботу виставка Russian War Crimes ("Російські воєнні злочини"). — Укрінформ.</text:p>
      <text:p text:style-name="P4">
Images: ['<text:a xlink:type="simple" xlink:href="https://static.ukrinform.com/photos/2023_07/thumb_files/630_360_1689085566-7158.jpeg" text:style-name="Internet_20_link" text:visited-style-name="Visited_20_Internet_20_Link">
630_360_16890...</text:a>
']</text:p>
      <text:p text:style-name="P4">
Tags: ['Литва', 'Виставка', 'Росія', 'Воєнні злочини']</text:p>
      <text:p text:style-name="P4">
Type: Article</text:p>
      <!--METADATA-->
      <text:p text:style-name="P4">
<draw:frame draw:style-name="fr1" draw:name="Image82" text:anchor-type="as-char" svg:width="6.9236in" svg:height="3.956343in" draw:z-index="0">
<draw:image xlink:href="../Images/yкринформ/2023-07-11T15-28-00-03-00/630_360_1689085566-7158.jpeg" xlink:type="simple" xlink:show="embed" xlink:actuate="onLoad" draw:mime-type="image/jpeg"/>
</draw:frame>
 УВільнюсі, де 11-12 липня проходить саміт НАТО, розпочала роботу виставкаRussian War Crimes ("Російські воєнні злочини").</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доведена не тільки страшними цифрами, відеосюжетами та фотографіями безневинновбитих і закатованих українців, розбомблених українських міст і об'єктівкритичної інфраструктури, а це факт, констатований в численних міжнароднихрішеннях і резолюціях.</text:p>
      <text:p text:style-name="P4">
Очільник ОП нагадав, що цей агресор майже всю історію свого існуванняприсвятив підкоренню та знищенню України.</text:p>
      <text:p text:style-name="P4">
Він наголосив, що створення спеціального міжнародного трибуналу длярозслідування злочину агресії росії проти України було б найважливішим крокомвперед на шляху до зупинення безкарності.</text:p>
      <text:p text:style-name="P4">
“Я закликаю вас підтримати Україну в цьому питанні і негайно розпочати пошукшляхів для руху вперед. Ми повинні діяти колективно, щоб захистити не тількижиття українських дітей і матерів, які є потенційними, ні в чому не виннимижертвами чергових російських бомбардувань мирних міст, а й захистити норми, щолежать в основі нашої спільної світової безпеки, і притягнути довідповідальності тих, хто їх порушує”, — зауважив керівник ОП.</text:p>
      <text:p text:style-name="P4">
</text:p>
      <text:p text:style-name="P4">
<text:a xlink:type="simple" xlink:href="https://static.ukrinform.com/photos/2023_07/1689085566-2379.jpeg" text:style-name="Internet_20_link" text:visited-style-name="Visited_20_Internet_20_Link">
 </text:a>
 <text:a xlink:type="simple" xlink:href="https://static.ukrinform.com/photos/2023_07/1689085566-9536.jpeg" text:style-name="Internet_20_link" text:visited-style-name="Visited_20_Internet_20_Link">
</text:a>
 <text:a xlink:type="simple" xlink:href="https://static.ukrinform.com/photos/2023_07/1689085566-1878.jpeg" text:style-name="Internet_20_link" text:visited-style-name="Visited_20_Internet_20_Link">
</text:a>
 <text:a xlink:type="simple" xlink:href="https://static.ukrinform.com/photos/2023_07/1689085566-4762.jpeg" text:style-name="Internet_20_link" text:visited-style-name="Visited_20_Internet_20_Link">
</text:a>
 <text:a xlink:type="simple" xlink:href="https://static.ukrinform.com/photos/2023_07/1689085566-7158.jpeg" text:style-name="Internet_20_link" text:visited-style-name="Visited_20_Internet_20_Link">
<draw:frame draw:style-name="fr1" draw:name="Image88" text:anchor-type="as-char" svg:width="6.9236in" svg:height="3.956343in" draw:z-index="0">
<draw:image xlink:href="../Images/yкринформ/2023-07-11T15-28-00-03-00/630_360_1689085566-7158.jpeg" xlink:type="simple" xlink:show="embed" xlink:actuate="onLoad" draw:mime-type="image/jpeg"/>
</draw:frame>
</text:a>
 <text:a xlink:type="simple" xlink:href="https://static.ukrinform.com/photos/2023_07/1689085566-9938.jpeg" text:style-name="Internet_20_link" text:visited-style-name="Visited_20_Internet_20_Link">
</text:a>
 <text:a xlink:type="simple" xlink:href="https://static.ukrinform.com/photos/2023_07/1689085567-9654.jpeg" text:style-name="Internet_20_link" text:visited-style-name="Visited_20_Internet_20_Link">
</text:a>
 <text:a xlink:type="simple" xlink:href="https://static.ukrinform.com/photos/2023_07/1689085567-6121.jpeg" text:style-name="Internet_20_link" text:visited-style-name="Visited_20_Internet_20_Link">
</text:a>
 <text:a xlink:type="simple" xlink:href="https://static.ukrinform.com/photos/2023_07/1689085567-7575.jpeg" text:style-name="Internet_20_link" text:visited-style-name="Visited_20_Internet_20_Link">
</text:a>
 <text:a xlink:type="simple" xlink:href="https://static.ukrinform.com/photos/2023_07/1689085567-6137.jpeg" text:style-name="Internet_20_link" text:visited-style-name="Visited_20_Internet_20_Link">
</text:a>
</text:p>
      <text:p text:style-name="P4">
Прем'єр-міністр України Денис Шмигаль поінформував на церемонії відкриття, щоУкраїна зареєструвала 113 000 російських злочинів, від початкуповномасштабного вторгнення росії в Україну було вбито щонайменше 10 500цивільних осіб.</text:p>
      <text:p text:style-name="P4">
"Ми маємо разом, скоординовано і послідовно розробити механізм притягненняагресора до відповідальності. Ми вже це робимо — нашою відповіддю є створенняспеціального міжнародного трибуналу, який притягне до відповідальності вищеполітичне керівництво росії. Мир неможливий без справедливості. Асправедливість неможлива без відповідальності тих, хто розв'язав цю страшнувійну", - підкреслив глава уряду.</text:p>
      <text:p text:style-name="P4">
<text:span text:style-name="T4">
Читайте також:</text:span>
 <text:a xlink:type="simple" xlink:href="https://www.ukrinform.ua/rubric-regions/3730468-u-buci-stvorili-instalaciu-v-pamat-pro-zagiblih-meskanciv.html" text:style-name="Internet_20_link" text:visited-style-name="Visited_20_Internet_20_Link">
 У Бучі створили інсталяцію в пам’ять про загиблихмешканців </text:a>
</text:p>
      <text:p text:style-name="P4">
Своєю чергою спікер Сейму Литовської Республіки Вікторія Чміліте-Нільсензаявила, що потрібно зробити так, щоб після 500 днів війни вона неперетворилася просто на стрічку новин, за котрою можуть залишитисянепоміченими людські страждання.</text:p>
      <text:p text:style-name="P4">
«Усі ми маємо об'єднати наші зусилля для досягнення справедливості. Асправедливість дуже важлива. Коли Україна переможе, мир має бути справедливим,а це означає, що воєнні злочинці мають бути притягнуті до відповідальності", -переконана очільниця Сейму.</text:p>
      <text:p text:style-name="P4">
Вона додала: "Ще одним важливим елементом справедливості є те, що ми повинніпересвідчитися, що в майбутній архітектурі міжнародних відносин жодна країнане зможе поводитися так, як Росія, яка протягом багатьох років випробовуваламежі толерантності, безкарно використовуючи три ключові елементи — залежністьЗаходу, ядерний шантаж та ілюзії, які були дуже комфортними для західногосвіту".</text:p>
      <text:p text:style-name="P4">
<text:span text:style-name="T4">
Читайте також:</text:span>
 <text:a xlink:type="simple" xlink:href="https://www.ukrinform.ua/rubric-world/3734386-prezidentka-ep-zgadala-pro-vijnu-rosii-proti-ukraini-pid-cas-promovi-pro-srebrenicu.html" text:style-name="Internet_20_link" text:visited-style-name="Visited_20_Internet_20_Link">
 Президентка ЄП згадала про війну Росії проти України підчас промови про Сребреницю </text:a>
</text:p>
      <text:p text:style-name="P4">
Виставка розпочала роботу 10 липня. Її організацію забезпечили Фонд ВіктораПінчука та PinchukArtCentre у партнерстві з Офісом Президента та посольствомУкраїни в Литві.</text:p>
      <text:p text:style-name="P4">
Як повідомлялося, у Вільнюсі 11-12 липня відбувається саміт НАТО. У вівторокдо литовської столиці прибув Президент Володимир Зеленський.</text:p>
      <text:p text:style-name="P4">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Укрнафта розпочала буріння нової свердловини на Львівщині</text:span>
</text:h>
      <text:p text:style-name="P4">
Authors: Ukrinform (Person)</text:p>
      <text:p text:style-name="P4">
Publisher: Укринформ (Organization)</text:p>
      <text:p text:style-name="P4">
Published Time: 2023-07-11T15:28:16+03:00</text:p>
      <text:p text:style-name="P4">
Modified Time: 2023-07-11T15:28:16+03:00</text:p>
      <text:p text:style-name="P4">
Description: ПАТ «Укрнафта» проводить буріння нафтової свердловини №105 на Верхньомасловецькому родовищі у Львівській області. — Укрінформ.</text:p>
      <text:p text:style-name="P4">
Images: ['<text:a xlink:type="simple" xlink:href="https://static.ukrinform.com/photos/2023_07/thumb_files/630_360_1689078228-394.jpg" text:style-name="Internet_20_link" text:visited-style-name="Visited_20_Internet_20_Link">
630_360_16890...</text:a>
']</text:p>
      <text:p text:style-name="P4">
Tags: ['Економіка', 'Укрнафта', 'Свердловина']</text:p>
      <text:p text:style-name="P4">
Type: Article</text:p>
      <!--METADATA-->
      <text:p text:style-name="P4">
<draw:frame draw:style-name="fr1" draw:name="Image94" text:anchor-type="as-char" svg:width="6.9236in" svg:height="3.956343in" draw:z-index="0">
<draw:image xlink:href="../Images/yкринформ/2023-07-11T15-28-16-03-00/630_360_1689078228-394.jpg" xlink:type="simple" xlink:show="embed" xlink:actuate="onLoad" draw:mime-type="image/jpeg"/>
</draw:frame>
 ПАТ«Укрнафта» проводить буріння нафтової свердловини №105 на Верхньомасловецькомуродовищі у Львівській області.</text:p>
      <text:p text:style-name="P4">
Як передає Укрінформ, про це повідомляє пресслужба <text:a xlink:type="simple" xlink:href="http://www.ukrnafta.com/ukrnafta-rozpochala-burinnya-novoi-sverdlovini-na-lvivshhini" text:style-name="Internet_20_link" text:visited-style-name="Visited_20_Internet_20_Link">
 компанії</text:a>
 .</text:p>
      <text:p text:style-name="P4">
«Роботи розпочались із випередженням графіка і станом на сьогодні пройденомайже половину шляху - із запланованих 2213 метрів свердловина вже пробуренана 1084 метри. Введення в експлуатацію планується у серпні 2023 року.Очікуваний початковий дебіт нафти - 24,3 тонни на добу»,- йдеться уповідомленні.</text:p>
      <text:p text:style-name="P4">
Зазначається, що вартість будівництва становить 105 млн грн, термін окупності- від 2 до 2,6 років. Прогнозується, що свердловина працюватиме мінімум 15років.</text:p>
      <text:p text:style-name="P4">
Загалом на Верхньомасловецькому родовищі буде збудовано 4 нові свердловини употочному році і ще 5 — у наступному — як похилоскеровані, так ігоризонтальні.</text:p>
      <text:p text:style-name="P4">
«Мета <text:a xlink:type="simple" xlink:href="https://www.ukrinform.ua/tag-ukrnafta" text:style-name="Internet_20_link" text:visited-style-name="Visited_20_Internet_20_Link">
 Укрнафти </text:a>
 — досягтиенергетичної незалежності України у вуглеводнях. Маємо видобувати власнийресурс, щоб забезпечити внутрішнє споживання критичних для економіки галузей»,– додали в компанії.</text:p>
      <text:p text:style-name="P4">
<text:span text:style-name="T4">
Читайте також:</text:span>
 <text:a xlink:type="simple" xlink:href="https://www.ukrinform.ua/rubric-economy/3731731-v-ukraini-zapustili-tri-gazovi-sverdlovini.html" text:style-name="Internet_20_link" text:visited-style-name="Visited_20_Internet_20_Link">
 В Україні запустили три газові <text:span text:style-name="T4">
свердловини</text:span>
</text:a>
</text:p>
      <text:p text:style-name="P4">
Як повідомлялося, ПАТ «Укрнафта» відібрало 20 родовищ на сході та заходіУкраїни, до розробки яких планує залучати інвесторів.</text:p>
      <text:p text:style-name="P4">
Source: <text:a xlink:type="simple" xlink:href="https://www.ukrinform.ua/rubric-ato/3734371-ukrnafta-rozpocala-burinna-novoi-sverdlovini-na-lvivsini.html" text:style-name="Internet_20_link" text:visited-style-name="Visited_20_Internet_20_Link">
https://www.ukrinform.ua/rubric-ato/3734371-ukrnafta-rozpocala-burinna-novoi-sverdlovini-na-lvivsini.html</text:a>
</text:p>
      <!--NEWS-->
      <text:h text:style-name="P10" text:outline-level="1">
<text:span text:style-name="T4">
Пентагон посилює боротьбу з діпфейками</text:span>
</text:h>
      <text:p text:style-name="P4">
Authors: Ukrinform (Person)</text:p>
      <text:p text:style-name="P4">
Publisher: Укринформ (Organization)</text:p>
      <text:p text:style-name="P4">
Published Time: 2023-07-11T15:30:00+03:00</text:p>
      <text:p text:style-name="P4">
Modified Time: 2023-07-11T15:30:00+03:00</text:p>
      <text:p text:style-name="P4">
Description: Міноборони США уклало контракт зі стартапом DeepMedia щодо виявлення діпфейків на основі штучного інтелекту (ШІ).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Технології', 'Штучний інтелект', 'Діпфейк']</text:p>
      <text:p text:style-name="P4">
Type: Article</text:p>
      <!--METADATA-->
      <text:p text:style-name="P4">
<draw:frame draw:style-name="fr1" draw:name="Image95" text:anchor-type="as-char" svg:width="6.9236in" svg:height="3.956343in" draw:z-index="0">
<draw:image xlink:href="../Images/yкринформ/2023-07-11T15-30-00-03-00/630_360_1588051291-728.jpg" xlink:type="simple" xlink:show="embed" xlink:actuate="onLoad" draw:mime-type="image/jpeg"/>
</draw:frame>
 МіноборониСША уклало контракт зі стартапом DeepMedia щодо виявлення діпфейків на основіштучного інтелекту (ШІ).</text:p>
      <text:p text:style-name="P4">
Про це повідомляє <text:a xlink:type="simple" xlink:href="https://www.foxbusiness.com/technology/pentagon-turns-ai-help-detect-deepfakes" text:style-name="Internet_20_link" text:visited-style-name="Visited_20_Internet_20_Link">
 Fox Business</text:a>
 , передає Укрінформ.</text:p>
      <text:p text:style-name="P4">
В описі контракту зазначено, що компанія має забезпечити «швидке та точневиявлення діпфейків для протидії російській та китайській інформаційнійвійні».</text:p>
      <text:p text:style-name="P4">
«З нами укладено контракт на розробку алгоритмів машинного навчання, якіздатні виявляти штучно згенеровані або модифіковані обличчя чи голоси усімаосновними мовами, незалежно від раси, віку та статі, і вбудувати цей штучнийінтелект у платформу, яку можна інтегрувати в широкому сенсі в Міністерствооборони США», - заявив генеральний директор DeepMedia Ріджул Гупта.</text:p>
      <text:p text:style-name="P4">
За його слова, системам DeepMedia допомагають у виявленні діпфейківгенеративний штучний інтелект і великі мовні моделі.</text:p>
      <text:p text:style-name="P4">
<text:span text:style-name="T4">
Читайте також:</text:span>
 <text:a xlink:type="simple" xlink:href="https://www.ukrinform.ua/rubric-world/3730347-roboti-i-stucnij-intelekt-zminat-hid-voen-general-milli.html" text:style-name="Internet_20_link" text:visited-style-name="Visited_20_Internet_20_Link">
 Роботи і <text:span text:style-name="T4">
штучний</text:span>
 <text:span text:style-name="T4">
інтелект</text:span>
 змінять хід воєн -генерал Міллі </text:a>
</text:p>
      <text:p text:style-name="P4">
«Наші алгоритми виявлення були навчені на мільйонах як справжніх, так іпідроблених зразках 50 різними мовами, і ми змогли визначити з точністю 99,5%,чи є щось справжнім, чи воно якимось чином маніпулювалося за допомогою ШІ», –сказав Гупта.</text:p>
      <text:p text:style-name="P4">
Головний операційний директор DeepMedia Емма Браун зазначила, що війна Росіїпроти України стала ключовим прикладом важливості багатомовного виявленнядіпфейків. У цьому контексті вона згадала діпфейк з Президентом ВолодимиромЗеленським, що з'явився торік на початку повсномасштабної війни. «Єдинийспосіб, завдяки якому вдалося виявити діпфейк, - це те, що лінгвісти знали, щоакцент був неправильний. Такі моменти ми можемо автоматизувати в нашій системізавдяки нашій генеративній технології», - зазначила вона.</text:p>
      <text:p text:style-name="P4">
Діпфейк— методика синтезу зображення людини, яка базується на <text:a xlink:type="simple" xlink:href="https://www.ukrinform.ua/tag-stucnij-intelekt" text:style-name="Internet_20_link" text:visited-style-name="Visited_20_Internet_20_Link">
 штучномуінтелекті. </text:a>
 Використовують дляпоєднання і накладення одних зображень та відео на інші зображення абовідеоролики.</text:p>
      <text:p text:style-name="P4">
Як повідомлялося, 16 березня 2022 року <text:a xlink:type="simple" xlink:href="https://www.ukrinform.ua/rubric-polytics/3459195-rosiani-gotuut-novij-dipfejk-iz-zelenskim-centr-strategicnih-komunikacij.html" text:style-name="Internet_20_link" text:visited-style-name="Visited_20_Internet_20_Link">
 росіяни оприлюднили фейкову "заявуПрезидента Володимира Зеленського" </text:a>
 , в якій він нібито закликав українців припинити боротьбу таскласти зброю. Її активно поширювали проросійські Телеграм-канали та окреміресурси, які теж були зламані хакерами.</text:p>
      <text:p text:style-name="P4">
Source: <text:a xlink:type="simple" xlink:href="https://www.ukrinform.ua/rubric-technology/3734380-pentagon-posilue-borotbu-z-dipfejkami.html" text:style-name="Internet_20_link" text:visited-style-name="Visited_20_Internet_20_Link">
https://www.ukrinform.ua/rubric-technology/3734380-pentagon-posilue-borotbu-z-dipfejkami.html</text:a>
</text:p>
      <!--NEWS-->
      <text:h text:style-name="P10" text:outline-level="1">
<text:span text:style-name="T4">
Збори «Мавки» в українському прокаті сягнули більш як ₴152,6 мільйона</text:span>
</text:h>
      <text:p text:style-name="P4">
Authors: Ukrinform (Person)</text:p>
      <text:p text:style-name="P4">
Publisher: Укринформ (Organization)</text:p>
      <text:p text:style-name="P4">
Published Time: 2023-07-11T15:34:00+03:00</text:p>
      <text:p text:style-name="P4">
Modified Time: 2023-07-11T15:34:00+03:00</text:p>
      <text:p text:style-name="P4">
Description: Анімаційна стрічка «Мавка. Лісова пісня» за результатами девʼятнадцятого тижня в національному прокаті зібрала більш як ₴152,6 мільйона. — Укрінформ.</text:p>
      <text:p text:style-name="P4">
Images: ['<text:a xlink:type="simple" xlink:href="https://static.ukrinform.com/photos/2023_03/thumb_files/630_360_1678086109-464.jpg" text:style-name="Internet_20_link" text:visited-style-name="Visited_20_Internet_20_Link">
630_360_16780...</text:a>
']</text:p>
      <text:p text:style-name="P4">
Tags: ['Кіно', 'Держкіно', 'Леся Українка', 'Мультфільм']</text:p>
      <text:p text:style-name="P4">
Type: Article</text:p>
      <!--METADATA-->
      <text:p text:style-name="P4">
<draw:frame draw:style-name="fr1" draw:name="Image96" text:anchor-type="as-char" svg:width="6.9236in" svg:height="3.956343in" draw:z-index="0">
<draw:image xlink:href="../Images/yкринформ/2023-07-11T15-34-00-03-00/630_360_1678086109-464.jpg" xlink:type="simple" xlink:show="embed" xlink:actuate="onLoad" draw:mime-type="image/jpeg"/>
</draw:frame>
 Анімаційнастрічка «Мавка. Лісова пісня» за результатами девʼятнадцятого тижня внаціональному прокаті зібрала більш як ₴152,6 мільйона.</text:p>
      <text:p text:style-name="P4">
Як передає Укрінформ, про це Державне агентство України з питань кіноповідомило у <text:a xlink:type="simple" xlink:href="https://www.facebook.com/ukrainefilmagency/posts/pfbid02JmoFqXBb8uc1KdSP2dNfo1yzgjmZunNLXpBxaDTrDHHS2Z83H2ojJmpYAKKZDM1tl" text:style-name="Internet_20_link" text:visited-style-name="Visited_20_Internet_20_Link">
 Фейсбуці</text:a>
.</text:p>
      <text:p text:style-name="P4">
</text:p>
      <text:p text:style-name="P4">
Так, згідно з даними Держкіно, після девʼятнадцятого тижня в національномупрокаті касові збори <text:a xlink:type="simple" xlink:href="https://www.ukrinform.ua/tag-kino" text:style-name="Internet_20_link" text:visited-style-name="Visited_20_Internet_20_Link">
 мультфільму </text:a>
«Мавка. Лісова пісня» становлять 152 608 797 гривень.</text:p>
      <text:p text:style-name="P4">
Кількість проданих квитків сягнула 1 217 644.</text:p>
      <text:p text:style-name="P4">
«Мавка. Лісова пісня» стала популярнішою за «Аватара», обійшовши другу частинувсесвітньо відомого хіта за кількістю проданих квитків у локальному прокаті»,- зауважили у Держкіно.</text:p>
      <text:p text:style-name="P4">
<text:span text:style-name="T4">
Читайте також:</text:span>
 <text:a xlink:type="simple" xlink:href="https://www.ukrinform.ua/rubric-culture/3733938-cildren-kinofest-ogolosiv-cogoricnih-peremozciv.html" text:style-name="Internet_20_link" text:visited-style-name="Visited_20_Internet_20_Link">
 Чілдрен Кінофест оголосив цьогорічних переможців</text:a>
</text:p>
      <text:p text:style-name="P4">
Як повідомлялося, анімаційний <text:a xlink:type="simple" xlink:href="https://www.ukrinform.ua/tag-kino" text:style-name="Internet_20_link" text:visited-style-name="Visited_20_Internet_20_Link">
 фільм </text:a>
«Мавка. Лісова пісня» створений за підтримки Держкіно та Агентства США зміжнародного розвитку (USAID). Кінотеатральну дистрибуцію в Україні здійснюєFILM.UA Distribution та Kinomania Film Distribution.</text:p>
      <text:p text:style-name="P4">
Source: <text:a xlink:type="simple" xlink:href="https://www.ukrinform.ua/rubric-culture/3734372-zbori-mavki-v-ukrainskomu-prokati-sagnuli-bils-ak-1526-miljona.html" text:style-name="Internet_20_link" text:visited-style-name="Visited_20_Internet_20_Link">
https://www.ukrinform.ua/rubric-culture/3734372-zbori-mavki-v-ukrainskomu-prokati-sagnuli-bils-ak-1526-miljona.html</text:a>
</text:p>
      <!--NEWS-->
      <text:h text:style-name="P10" text:outline-level="1">
<text:span text:style-name="T4">
Ярмоленко та Шапаренко тренуються за індивідуальною програмою</text:span>
</text:h>
      <text:p text:style-name="P4">
Authors: Ukrinform (Person)</text:p>
      <text:p text:style-name="P4">
Publisher: Укринформ (Organization)</text:p>
      <text:p text:style-name="P4">
Published Time: 2023-07-11T15:37:56+03:00</text:p>
      <text:p text:style-name="P4">
Modified Time: 2023-07-11T15:37:56+03:00</text:p>
      <text:p text:style-name="P4">
Description: У загальну групу повернувся Сергій Булеца. — Укрінформ.</text:p>
      <text:p text:style-name="P4">
Images: ['<text:a xlink:type="simple" xlink:href="https://static.ukrinform.com/photos/2023_07/thumb_files/630_360_1689078868-907.jpeg" text:style-name="Internet_20_link" text:visited-style-name="Visited_20_Internet_20_Link">
630_360_16890...</text:a>
']</text:p>
      <text:p text:style-name="P4">
Tags: ['Ярмоленко', 'Динамо', 'Футбол', 'Микола Шапаренко']</text:p>
      <text:p text:style-name="P4">
Type: Article</text:p>
      <!--METADATA-->
      <text:p text:style-name="P4">
<draw:frame draw:style-name="fr1" draw:name="Image98" text:anchor-type="as-char" svg:width="6.9236in" svg:height="3.956343in" draw:z-index="0">
<draw:image xlink:href="../Images/yкринформ/2023-07-11T15-37-56-03-00/630_360_1689078868-907.jpeg" xlink:type="simple" xlink:show="embed" xlink:actuate="onLoad" draw:mime-type="image/jpeg"/>
</draw:frame>
 Узагальну групу повернувся Сергій Булеца.</text:p>
      <text:p text:style-name="P4">
Вінгер Андрій Ярмоленко та півзахисник Микола Шапаренко тренувалися заіндивідуальною програмою під час вечірнього тренування «Динамо» у понеділок, <text:a xlink:type="simple" xlink:href="https://fcdynamo.com/news/dinamo-v-avstriyi-ranok-u-zali-vechir-na-poli" text:style-name="Internet_20_link" text:visited-style-name="Visited_20_Internet_20_Link">
повідомляє </text:a>
 пресслужба клубу, передає Укрінформ.</text:p>
      <text:p text:style-name="P4">
Медичний штаб надав гравцям день відпочинку. Шапаренко та Ярмоленко займалисявиключно біговою роботою.</text:p>
      <text:p text:style-name="P4">
</text:p>
      <text:p text:style-name="P4">
Також окремо від команди займався у тренажерному залі Ігор Горбач, якийотримав травму у першому спарингу киян. Очікується, що форвард зможеповернутися до роботи через кілька днів. Водночас у загальній групі без жоднихобмежень займався Сергій Булеца.</text:p>
      <text:p text:style-name="P4">
</text:p>
      <text:p text:style-name="P4">
«Динамо» проводить тренувальний збір у Австрії.</text:p>
      <text:p text:style-name="P4">
<text:span text:style-name="T4">
Читайте також:</text:span>
 <text:a xlink:type="simple" xlink:href="https://www.ukrinform.ua/rubric-sports/3733310-armolenko-zabiv-persij-gol-za-dinamo-pisla-povernenna.html" text:style-name="Internet_20_link" text:visited-style-name="Visited_20_Internet_20_Link">
 Ярмоленко забив перший гол за « <text:span text:style-name="T4">
Динамо</text:span>
 » післяповернення </text:a>
</text:p>
      <text:p text:style-name="P4">
Як повідомляв Укрінформ, команда Мірчі Луческу розгромила словенський«Триглав» (9:0). Також на зборі в Австрії підопічні Луческу перемоглибухарестське «Динамо» (4:1) та розгромили австрійський «Вольфсбергер» (8:0).Наступний спаринг кияни проведуть зі швейцарським «Янг Бойз» 12 липня.</text:p>
      <text:p text:style-name="P4">
Фото: fcdynamo.com</text:p>
      <text:p text:style-name="P4">
Source: <text:a xlink:type="simple" xlink:href="https://www.ukrinform.ua/rubric-sports/3734376-armolenko-ta-saparenko-trenuutsa-za-individualnou-programou.html" text:style-name="Internet_20_link" text:visited-style-name="Visited_20_Internet_20_Link">
https://www.ukrinform.ua/rubric-sports/3734376-armolenko-ta-saparenko-trenuutsa-za-individualnou-programou.html</text:a>
</text:p>
      <!--NEWS-->
      <text:h text:style-name="P10" text:outline-level="1">
<text:span text:style-name="T4">
У Херсоні через обстріли поранені пʼятеро людей, серед них - дитина</text:span>
</text:h>
      <text:p text:style-name="P4">
Authors: Ukrinform (Person)</text:p>
      <text:p text:style-name="P4">
Publisher: Укринформ (Organization)</text:p>
      <text:p text:style-name="P4">
Published Time: 2023-07-11T15:38:00+03:00</text:p>
      <text:p text:style-name="P4">
Modified Time: 2023-07-11T15:38:00+03:00</text:p>
      <text:p text:style-name="P4">
Description: Відомо про пʼятьох постраждалих через російські обстріли Херсона, серед них - 8-річний хлопчик.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 'Обстріл', 'Війна з Росією']</text:p>
      <text:p text:style-name="P4">
Type: Article</text:p>
      <!--METADATA-->
      <text:p text:style-name="P4">
<draw:frame draw:style-name="fr1" draw:name="Image101" text:anchor-type="as-char" svg:width="6.9236in" svg:height="3.956343in" draw:z-index="0">
<draw:image xlink:href="../Images/yкринформ/2023-07-11T15-38-00-03-00/630_360_1654768443-794.jpg" xlink:type="simple" xlink:show="embed" xlink:actuate="onLoad" draw:mime-type="image/jpeg"/>
</draw:frame>
 Відомо пропʼятьох постраждалих через російські обстріли Херсона, серед них - 8-річнийхлопчик.</text:p>
      <text:p text:style-name="P4">
Як передає Укрінформ, про це повідомляє начальник Херсонської ОВА ОлександрПрокудін у <text:a xlink:type="simple" xlink:href="https://t.me/olexandrprokudin/952" text:style-name="Internet_20_link" text:visited-style-name="Visited_20_Internet_20_Link">
 Телеграмі </text:a>
 .</text:p>
      <text:p text:style-name="P4">
«Відомо про пʼятьох постраждалих через російські обстріли <text:a xlink:type="simple" xlink:href="https://www.ukrinform.ua/tag-herson" text:style-name="Internet_20_link" text:visited-style-name="Visited_20_Internet_20_Link">
 Херсона</text:a>
 . Серед них – 8-річний хлопчик, укотрого діагностували поранення середнього ступеня тяжкості. На моментворожого удару він перебував на подвірʼї будинку», - зазначив Прокудін.</text:p>
      <text:p text:style-name="P4">
За його словами, тяжких поранень зазнав 68-річний чоловік, якому осколкивлучили у голову, шию, грудну клітку, руки та ноги.</text:p>
      <text:p text:style-name="P4">
<text:span text:style-name="T4">
Читайте також:</text:span>
 <text:a xlink:type="simple" xlink:href="https://www.ukrinform.ua/rubric-ato/3734311-rosiani-obstrilali-gumanitarnij-stab-u-hersoni-civilni-ne-postrazdali.html" text:style-name="Internet_20_link" text:visited-style-name="Visited_20_Internet_20_Link">
 Росіяни обстріляли гуманітарний штаб у <text:span text:style-name="T4">
Херсон</text:span>
 і,цивільні не постраждали </text:a>
</text:p>
      <text:p text:style-name="P4">
Крім того, 56-річна жінка та 52-річний чоловік дістали поранення середньогоступеня тяжкості.</text:p>
      <text:p text:style-name="P4">
Ще один чоловік постраждав у передмісті Херсона - Кіндійці.</text:p>
      <text:p text:style-name="P4">
Усіх потерпілих госпіталізували, лікарі надають їм необхідну допомогу.</text:p>
      <text:p text:style-name="P4">
<text:span text:style-name="T5">
Джерело:<text:a xlink:type="simple" xlink:href="https://www.youtube.com/redirect" text:style-name="Internet_20_link" text:visited-style-name="Visited_20_Internet_20_Link">
 Херcонська ОДА (ОВА)</text:a>
</text:span>
</text:p>
      <text:p text:style-name="P4">
Як <text:a xlink:type="simple" xlink:href="https://www.ukrinform.ua/rubric-ato/3734324-rosiani-kriut-vognem-zitlovi-kvartali-hersona-e-poraneni.html" text:style-name="Internet_20_link" text:visited-style-name="Visited_20_Internet_20_Link">
 повідомляв </text:a>
 Укрінформ, військові РФобстрілюють житлові квартали Херсона. Відомо про влучання в гуманітарний штабта щонайменше у пʼять житлових будинків.</text:p>
      <text:p text:style-name="P4">
Source: <text:a xlink:type="simple" xlink:href="https://www.ukrinform.ua/rubric-regions/3734378-u-hersoni-cerez-obstrili-poraneni-patero-ludej-sered-nih-ditina.html" text:style-name="Internet_20_link" text:visited-style-name="Visited_20_Internet_20_Link">
https://www.ukrinform.ua/rubric-regions/3734378-u-hersoni-cerez-obstrili-poraneni-patero-ludej-sered-nih-ditina.html</text:a>
</text:p>
      <!--NEWS-->
      <text:h text:style-name="P10" text:outline-level="1">
<text:span text:style-name="T4">
Пхеньян вимагає скасувати рішення США про надання Україні касетних боєприпасів</text:span>
</text:h>
      <text:p text:style-name="P4">
Authors: Ukrinform (Person)</text:p>
      <text:p text:style-name="P4">
Publisher: Укринформ (Organization)</text:p>
      <text:p text:style-name="P4">
Published Time: 2023-07-11T15:41:43+03:00</text:p>
      <text:p text:style-name="P4">
Modified Time: 2023-07-11T15:41:43+03:00</text:p>
      <text:p text:style-name="P4">
Description: Влада Північної Кореї у вівторок засудила рішення президента США Джо Байдена відправити касетні боєприпаси в Україну і зажадала негайного скасування цього плану. — Укрінформ.</text:p>
      <text:p text:style-name="P4">
Images: ['<text:a xlink:type="simple" xlink:href="https://static.ukrinform.com/photos/2023_07/thumb_files/630_360_1689079238-380.jpg" text:style-name="Internet_20_link" text:visited-style-name="Visited_20_Internet_20_Link">
630_360_16890...</text:a>
']</text:p>
      <text:p text:style-name="P4">
Tags: ['КНДР', 'США', 'Україна', 'Боєприпаси']</text:p>
      <text:p text:style-name="P4">
Type: Article</text:p>
      <!--METADATA-->
      <text:p text:style-name="P4">
<draw:frame draw:style-name="fr1" draw:name="Image102" text:anchor-type="as-char" svg:width="6.9236in" svg:height="3.956343in" draw:z-index="0">
<draw:image xlink:href="../Images/yкринформ/2023-07-11T15-41-43-03-00/630_360_1689079238-380.jpg" xlink:type="simple" xlink:show="embed" xlink:actuate="onLoad" draw:mime-type="image/jpeg"/>
</draw:frame>
 ВладаПівнічної Кореї у вівторок засудила рішення президента США Джо Байденавідправити касетні боєприпаси в Україну і зажадала негайного скасування цьогоплану.</text:p>
      <text:p text:style-name="P4">
Як передає Укрінформ, про це повідомляє <text:a xlink:type="simple" xlink:href="http://www.reuters.com/world/north-korea-says-us-plan-send-cluster-munitions-ukraine-is-criminal-2023-07-11/" text:style-name="Internet_20_link" text:visited-style-name="Visited_20_Internet_20_Link">
 Reuters</text:a>
 .</text:p>
      <text:p text:style-name="P4">
"Той факт, що Байден визнав, що це було важке рішення, свідчить про те, що вінусвідомлює катастрофічні наслідки використання касетних боєприпасів", -заявила міністерка закордонних справ Північної Кореї Чхо Сон Гуї.</text:p>
      <text:p text:style-name="P4">
Чхо від імені уряду <text:a xlink:type="simple" xlink:href="https://www.ukrinform.ua/tag-kndr" text:style-name="Internet_20_link" text:visited-style-name="Visited_20_Internet_20_Link">
 КНДР </text:a>
 засудиларішення США запропонувати Україні касетні боєприпаси, назвавши їх зброєюмасового знищення та "небезпечним злочинним актом", який "принесе нове лихо усвіт".</text:p>
      <text:p text:style-name="P4">
"Рішуче вимагаю від США негайно відкликати це рішення", - підкреслила вимогиКНДР міністерка.</text:p>
      <text:p text:style-name="P4">
Видання зазначає, що Північна Корея, яка ізолювалась від світу, встановилатісніші зв'язки з Кремлем і підтримала Москву після того, як вона вдерлася вУкраїну в лютому минулого року.</text:p>
      <text:p text:style-name="P4">
<text:span text:style-name="T4">
Читайте також:</text:span>
 <text:a xlink:type="simple" xlink:href="https://www.ukrinform.ua/rubric-polytics/3734362-premer-bolgarii-pro-kasetni-boepripasi-dla-ukraini-uspihi-v-bou-vazlivisi-za-konvencii.html" text:style-name="Internet_20_link" text:visited-style-name="Visited_20_Internet_20_Link">
 Прем’єр Болгарії – про <text:span text:style-name="T4">
касетні</text:span>
 боєприпаси дляУкраїни: Успіхи в бою важливіші за конвенції</text:a>
</text:p>
      <text:p text:style-name="P4">
Як повідомляв Укрінформ, раніше США <text:a xlink:type="simple" xlink:href="https://www.ukrinform.ua/rubric-ato/3732967-bilij-dim-pidtverdiv-gotovnist-nadati-ukraini-kasetni-boepripasi.html" text:style-name="Internet_20_link" text:visited-style-name="Visited_20_Internet_20_Link">
 оголосили</text:a>
 , що постачатимуть Україні касетнібоєприпаси, аби допомогти ЗСУ в контрнаступі.</text:p>
      <text:p text:style-name="P4">
Використання цієї зброї викликає суперечки, перш за все, через те, що певнийвідсоток вибухових пристроїв не детонує, а залишається на місцевості й вмайбутньому створює серйозну загрозу для населення навіть багато років позавершенні бойових дій.</text:p>
      <text:p text:style-name="P4">
У Вашингтоні у цьому зв’язку запевнили, що відсоток відмови боєприпасів, яківони передають Україні, не перевищує 2,5% - у порівнянні з 30-40% тих, щозастосовують в Україні російські війська.</text:p>
      <text:p text:style-name="P4">
Понад 100 країн приєдналася до договору про заборону касетних боєприпасів, такзваної Конвенції Осло. США, Росія й Україна цю угоду не підписали.</text:p>
      <text:p text:style-name="P4">
<text:span text:style-name="T5">
Фото: EPA</text:span>
</text:p>
      <text:p text:style-name="P4">
Source: <text:a xlink:type="simple" xlink:href="https://www.ukrinform.ua/rubric-world/3734379-phenan-vimagae-skasuvati-risenna-ssa-pro-nadanna-ukraini-kasetnih-boepripasiv.html" text:style-name="Internet_20_link" text:visited-style-name="Visited_20_Internet_20_Link">
https://www.ukrinform.ua/rubric-world/3734379-phenan-vimagae-skasuvati-risenna-ssa-pro-nadanna-ukraini-kasetnih-boepripasiv.html</text:a>
</text:p>
      <!--NEWS-->
      <text:h text:style-name="P10" text:outline-level="1">
<text:span text:style-name="T4">
У Нідерландах судді оголосили догану за спробу вплинути на процес MH17</text:span>
</text:h>
      <text:p text:style-name="P4">
Authors: Ukrinform (Person)</text:p>
      <text:p text:style-name="P4">
Publisher: Укринформ (Organization)</text:p>
      <text:p text:style-name="P4">
Published Time: 2023-07-11T15:42:00+03:00</text:p>
      <text:p text:style-name="P4">
Modified Time: 2023-07-11T15:42:00+03:00</text:p>
      <text:p text:style-name="P4">
Description: У Нідерландах судді, що працює в Гаазі, оголосили догану за спробу вплинути на рішення суддів у справі МН17. — Укрінформ.</text:p>
      <text:p text:style-name="P4">
Images: ['<text:a xlink:type="simple" xlink:href="https://static.ukrinform.com/photos/2023_07/thumb_files/630_360_1689079421-144.jpg" text:style-name="Internet_20_link" text:visited-style-name="Visited_20_Internet_20_Link">
630_360_16890...</text:a>
']</text:p>
      <text:p text:style-name="P4">
Tags: ['Гаага', 'MH17', 'Нідерланди']</text:p>
      <text:p text:style-name="P4">
Type: Article</text:p>
      <!--METADATA-->
      <text:p text:style-name="P4">
<draw:frame draw:style-name="fr1" draw:name="Image103" text:anchor-type="as-char" svg:width="6.9236in" svg:height="3.956343in" draw:z-index="0">
<draw:image xlink:href="../Images/yкринформ/2023-07-11T15-42-00-03-00/630_360_1689079421-144.jpg" xlink:type="simple" xlink:show="embed" xlink:actuate="onLoad" draw:mime-type="image/jpeg"/>
</draw:frame>
 УНідерландах судді, що працює в Гаазі, оголосили догану за спробу вплинути нарішення суддів у справі МН17.</text:p>
      <text:p text:style-name="P4">
Про це повідомляє Укрінформ з посиланням на <text:a xlink:type="simple" xlink:href="https://nos.nl/artikel/2482394-rechter-berispt-voor-poging-mh17-proces-te-beinvloeden-met-complottheorie" text:style-name="Internet_20_link" text:visited-style-name="Visited_20_Internet_20_Link">
 NOS</text:a>
 .</text:p>
      <text:p text:style-name="P4">
«Суддя намагалася вплинути на суддів у справі MH17, поширюючи серед них теоріюзмови. Тому Верховний суд виніс їй письмову догану», - йдеться у повідомленні.</text:p>
      <text:p text:style-name="P4">
Зауважується, що дисциплінарні заходи застосовуються до суддів дуже рідко.</text:p>
      <text:p text:style-name="P4">
Верховний суд є органом, який ухвалює рішення з цього питання.</text:p>
      <text:p text:style-name="P4">
<text:span text:style-name="T4">
Читайте також:</text:span>
 <text:a xlink:type="simple" xlink:href="https://www.ukrinform.ua/rubric-world/3726997-avstralia-zaprovadit-sankcii-proti-vinnih-u-katastrofi-mh17.html" text:style-name="Internet_20_link" text:visited-style-name="Visited_20_Internet_20_Link">
 Австралія запровадить санкції проти винних у катастрофі<text:span text:style-name="T4">
MH17</text:span>
 </text:a>
</text:p>
      <text:p text:style-name="P4">
«Суддя працює радником у суді в Гаазі. Її брат написав книгу (підпсевдонімом), в якій стверджує, що рейс MH17 не був збитий російською ракетоюу 2014 році, як дійшли висновку Рада з питань безпеки Нідерландів тапрокуратура, що було підтверджено рішенням суду», - йдеться у повідомленні.</text:p>
      <text:p text:style-name="P4">
Зазначається, що автор книги вважає, що збитий літак – справа рук спецслужб.Своєю книгою він хотів вплинути, щоб до справи було залучено інших прокурорів,які зосередяться на інших підозрюваних.</text:p>
      <text:p text:style-name="P4">
До книги свого брата суддя привертала увагу суддів та прокурорів у справіMH17.</text:p>
      <text:p text:style-name="P4">
Також вона довела цю книгу до генерального прокурора і заявила про «великийпоказовий процес». Прокуратура була незадоволена цим і повідомила їїроботодавця - Апеляційний суд.</text:p>
      <text:p text:style-name="P4">
За даними Верховного Суду, встановлено, що була спроба вплинути на хід процесуу справі MH17. Цим суддя підірвала довіру до авторитету та неупередженостісудової влади.</text:p>
      <text:p text:style-name="P4">
<text:span text:style-name="T4">
Читайте також:</text:span>
 <text:a xlink:type="simple" xlink:href="https://www.ukrinform.ua/rubric-world/3721389-u-gaazi-rodici-zagiblih-rejsu-mh17-vlastuvali-akciu-protestu-navproti-rosijskogo-posolstva.html" text:style-name="Internet_20_link" text:visited-style-name="Visited_20_Internet_20_Link">
 У Гаазі родичі загиблих рейсу <text:span text:style-name="T4">
MH17</text:span>
 влаштували акціюпротесту навпроти російського посольства </text:a>
</text:p>
      <text:p text:style-name="P4">
У постанові з цього приводу також йдеться про те, що суддя є вільним увисловленні своєї думки, але тоді необхідно враховувати «вплив цихвисловлювань», особливо якщо це ставить під сумнів судову владу.</text:p>
      <text:p text:style-name="P4">
Видання повідомляє, що суддю, яка отримала письмову догану, переведено зкримінального відділу в інший.</text:p>
      <text:p text:style-name="P4">
Як повідомляв Укрінформ, визнані винними у справі про збитий літак рейсу MH17ексофіцер фсб, колишній «міністр оборони днр» Ігор Гіркін (Стрєлков), генералГРУ генштабу збройних сил РФ, глава «ГРУ днр» Сергій Дубинський та громадянинУкраїни Леонід Харченко мають виплатити 16 млн євро компенсацій.</text:p>
      <text:p text:style-name="P4">
Таке рішення оголосив суд у Нідерландах 17 листопада 2022 року.</text:p>
      <text:p text:style-name="P4">
<text:span text:style-name="T4">
Читайте також:</text:span>
 <text:a xlink:type="simple" xlink:href="https://www.ukrinform.ua/rubric-world/3667607-niderlandi-viklikaut-posla-rf-dla-poasnen-sodo-roli-putina-u-spravi-mh17.html" text:style-name="Internet_20_link" text:visited-style-name="Visited_20_Internet_20_Link">
 Нідерланди викликають посла рф для пояснень щодо роліпутіна у справі <text:span text:style-name="T4">
MH17</text:span>
 </text:a>
</text:p>
      <text:p text:style-name="P4">
Гіркін, Дубинський і Харченко визнані винними у збитті літака рейсу MH17 тавбивстві 298 людей, їх засуджено до довічного ув'язнення. Підполковник ГРУОлег Пулатов був виправданий.</text:p>
      <text:p text:style-name="P4">
Пасажирський Boeing-777 «Малайзійських авіаліній», що виконував рейс MH17 зАмстердама в Куала-Лумпур, зазнав катастрофи на тимчасово окупованій частиніДонецької області 17 липня 2014 року. На борту лайнера перебували 283 пасажирита 15 членів екіпажу, всі вони загинули.</text:p>
      <text:p text:style-name="P4">
Міжнародна слідча група дійшла висновку, що літак був збитий із зенітно-ракетного комплексу «Бук», який належить 53-ій зенітно-ракетній бригадіпротиповітряної оборони російських збройних сил, дислокованій у Курську.</text:p>
      <text:p text:style-name="P4">
<text:span text:style-name="T5">
Фото: ANP</text:span>
</text:p>
      <text:p text:style-name="P4">
Source: <text:a xlink:type="simple" xlink:href="https://www.ukrinform.ua/rubric-world/3734382-u-niderlandah-suddi-ogolosili-doganu-za-sprobu-vplinuti-na-proces-mh17.html" text:style-name="Internet_20_link" text:visited-style-name="Visited_20_Internet_20_Link">
https://www.ukrinform.ua/rubric-world/3734382-u-niderlandah-suddi-ogolosili-doganu-za-sprobu-vplinuti-na-proces-mh17.html</text:a>
</text:p>
      <!--NEWS-->
      <text:h text:style-name="P10" text:outline-level="1">
<text:span text:style-name="T4">
Partial blackout reported in occupied Yalta</text:span>
</text:h>
      <text:p text:style-name="P4">
Authors: liveuamap (Language: en)</text:p>
      <text:p text:style-name="P4">
Time: 2023-07-11T15:43:59</text:p>
      <text:p text:style-name="P4">
Location: Yalta, (Latitude:44.49032 Longtitude:34.15375)</text:p>
      <text:p text:style-name="P4">
Videos: []</text:p>
      <text:p text:style-name="P4">
Images: []</text:p>
      <text:p text:style-name="P4">
Tags: ["Energy", "Central and Eastern Europe"]</text:p>
      <text:p text:style-name="P4">
ID: 22575424</text:p>
      <!--METADATA-->
      <text:p text:style-name="P4">
Partial blackout reported in occupied Yalta</text:p>
      <text:p text:style-name="P4">
News Collection Link: <text:a xlink:type="simple" xlink:href="https:\/\/liveuamap.com\/en\/2023\/11-july-partial-blackout-reported-in-occupied-yalta" text:style-name="Internet_20_link" text:visited-style-name="Visited_20_Internet_20_Link">
https:\/\/liveuamap.com\/en\/2023\/11-july-partial-blackout-reported-in-occupied-yalta</text:a>
</text:p>
      <text:p text:style-name="P4">
Source: <text:a xlink:type="simple" xlink:href="https://t.me/rusbrief/135398" text:style-name="Internet_20_link" text:visited-style-name="Visited_20_Internet_20_Link">
https://t.me/rusbrief/135398</text:a>
</text:p>
      <!--NEWS-->
      <text:h text:style-name="P10" text:outline-level="1">
<text:span text:style-name="T4">
У Бердянську пролунав вибух</text:span>
</text:h>
      <text:p text:style-name="P4">
Authors: Ukrinform (Person)</text:p>
      <text:p text:style-name="P4">
Publisher: Укринформ (Organization)</text:p>
      <text:p text:style-name="P4">
Published Time: 2023-07-11T15:46:00+03:00</text:p>
      <text:p text:style-name="P4">
Modified Time: 2023-07-11T15:46:00+03:00</text:p>
      <text:p text:style-name="P4">
Description: У тимчасово окупованому Бердянську пролунав вибух.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Бердянськ', 'Окупація', 'Вибух', 'Війна з Росією']</text:p>
      <text:p text:style-name="P4">
Type: Article</text:p>
      <!--METADATA-->
      <text:p text:style-name="P4">
<draw:frame draw:style-name="fr1" draw:name="Image104" text:anchor-type="as-char" svg:width="6.9236in" svg:height="3.956343in" draw:z-index="0">
<draw:image xlink:href="../Images/yкринформ/2023-07-11T15-46-00-03-00/630_360_1685868348-538.jpg" xlink:type="simple" xlink:show="embed" xlink:actuate="onLoad" draw:mime-type="image/jpeg"/>
</draw:frame>
 Утимчасово окупованому Бердянську пролунав вибух.</text:p>
      <text:p text:style-name="P4">
Про це у <text:a xlink:type="simple" xlink:href="https://t.me/berdmisk/3715" text:style-name="Internet_20_link" text:visited-style-name="Visited_20_Internet_20_Link">
 Телеграмі </text:a>
 повідомляє Бердянськаміська військова адміністрація, передає Укрінформ.</text:p>
      <text:p text:style-name="P4">
"Бердянці повідомляють, що чули <text:a xlink:type="simple" xlink:href="https://www.ukrinform.ua/tag-vibuh" text:style-name="Internet_20_link" text:visited-style-name="Visited_20_Internet_20_Link">
 вибух </text:a>
близько 14 години. Чекаємо на деталі та офіційне підтвердження від Генштабу",- йдеться в повідомленні.</text:p>
      <text:p text:style-name="P4">
<text:span text:style-name="T4">
Читайте також:</text:span>
 <text:a xlink:type="simple" xlink:href="https://www.ukrinform.ua/rubric-regions/3733564-bila-melitopola-prolunav-vibuh-poperedno-na-bazi-zagarbnikiv.html" text:style-name="Internet_20_link" text:visited-style-name="Visited_20_Internet_20_Link">
 Біля Мелітополя пролунав <text:span text:style-name="T4">
вибух</text:span>
 , попередньо — на базізагарбників </text:a>
</text:p>
      <text:p text:style-name="P4">
Як повідомлялось, <text:a xlink:type="simple" xlink:href="https://www.ukrinform.ua/rubric-ato/3734243-u-berdansku-znisenij-gotel-de-jmovirno-zili-rosijski-generali-andrusenko.html" text:style-name="Internet_20_link" text:visited-style-name="Visited_20_Internet_20_Link">
 у Бердянську внаслідок влучання фактично знищено готель</text:a>
 , де могло жити російськевійськове керівництво.</text:p>
      <text:p text:style-name="P4">
<text:span text:style-name="T5">
Фото ілюстративне</text:span>
</text:p>
      <text:p text:style-name="P4">
Source: <text:a xlink:type="simple" xlink:href="https://www.ukrinform.ua/rubric-ato/3734384-u-berdansku-prolunav-vibuh.html" text:style-name="Internet_20_link" text:visited-style-name="Visited_20_Internet_20_Link">
https://www.ukrinform.ua/rubric-ato/3734384-u-berdansku-prolunav-vibuh.html</text:a>
</text:p>
      <!--NEWS-->
      <text:h text:style-name="P10" text:outline-level="1">
<text:span text:style-name="T4">
Президентка ЄП згадала про війну Росії проти України під час промови про Сребреницю</text:span>
</text:h>
      <text:p text:style-name="P4">
Authors: Ukrinform (Person)</text:p>
      <text:p text:style-name="P4">
Publisher: Укринформ (Organization)</text:p>
      <text:p text:style-name="P4">
Published Time: 2023-07-11T15:51:01+03:00</text:p>
      <text:p text:style-name="P4">
Modified Time: 2023-07-11T15:51:01+03:00</text:p>
      <text:p text:style-name="P4">
Description: Президентка Європейського парламенту Роберта Мецола у промові з нагоди 28-ї річниці геноциду в боснійській Сребрениці згадала про повномасштабне вторгнення Росії в Україну. — Укрінформ.</text:p>
      <text:p text:style-name="P4">
Images: ['<text:a xlink:type="simple" xlink:href="https://static.ukrinform.com/photos/2022_03/thumb_files/630_360_1648018398-184.jpg" text:style-name="Internet_20_link" text:visited-style-name="Visited_20_Internet_20_Link">
630_360_16480...</text:a>
']</text:p>
      <text:p text:style-name="P4">
Tags: ['Європарламент', 'Україна', 'Війна з Росією']</text:p>
      <text:p text:style-name="P4">
Type: Article</text:p>
      <!--METADATA-->
      <text:p text:style-name="P4">
<draw:frame draw:style-name="fr1" draw:name="Image105" text:anchor-type="as-char" svg:width="6.9236in" svg:height="3.956343in" draw:z-index="0">
<draw:image xlink:href="../Images/yкринформ/2023-07-11T15-51-01-03-00/630_360_1648018398-184.jpg" xlink:type="simple" xlink:show="embed" xlink:actuate="onLoad" draw:mime-type="image/jpeg"/>
</draw:frame>
Президентка Європейського парламенту Роберта Мецола у промові з нагоди 28-їрічниці геноциду в боснійській Сребрениці згадала про повномасштабневторгнення Росії в Україну.</text:p>
      <text:p text:style-name="P4">
Про це Мецола сказала у <text:a xlink:type="simple" xlink:href="http://multimedia.europarl.europa.eu/en/video/AV_I243854" text:style-name="Internet_20_link" text:visited-style-name="Visited_20_Internet_20_Link">
 виступі</text:a>
 на засіданніЄвропейського парламенту у вівторок, передає Укрінформ.</text:p>
      <text:p text:style-name="P4">
«Минулих вихідних було 500 днів від початку повномасштабного вторгнення Росіїв незалежну і суверенну Україну – війни, яка продемонструвала жорстокістьрежиму Путіна та знову принесла воєнні злочини і звірства на наш континент.Європарламент не заплющуватиме очі на воєнні злочини, так ми зможемо запобігтиповторенню геноциду, подібного до геноциду в Сребрениці», - заявила Мецола.</text:p>
      <text:p text:style-name="P4">
Президентка <text:a xlink:type="simple" xlink:href="https://www.ukrinform.ua/tag-evroparlament" text:style-name="Internet_20_link" text:visited-style-name="Visited_20_Internet_20_Link">
 Європарламенту </text:a>
була не єдиною, хто згадав про Україну під час своєї промови в Європейськомупарламенті.</text:p>
      <text:p text:style-name="P4">
«Минулого року те, що ми бачили в Ірпені, – це повторення Сребрениці, те, щоми бачили в Бучі, – це повторення Сребрениці», - зауважив португальськийдепутат Європарламенту Пауло Ранжел.</text:p>
      <text:p text:style-name="P4">
<text:span text:style-name="T4">
Читайте також:</text:span>
 <text:a xlink:type="simple" xlink:href="https://www.ukrinform.ua/rubric-world/3732744-ministri-usticii-g7-pidtverdili-pidtrimku-rozsliduvanna-voennih-zlociniv-rosian-v-ukraini.html" text:style-name="Internet_20_link" text:visited-style-name="Visited_20_Internet_20_Link">
 Міністри юстиції G7 підтвердили підтримку розслідуваннявоєнних злочинів росіян в Україні </text:a>
</text:p>
      <text:p text:style-name="P4">
Як повідомляв Укрінформ, минулого року у спільній заяві високого представникаЄС/віцепрезидента Європейської комісії Жозепа Борреля та єврокомісара ОлівераВаргеї російські злочини в Україні було порівняно з геноцидом у Сребрениці.</text:p>
      <text:p text:style-name="P4">
У липні 1995 року понад 8 тисяч боснійських мусульман - чоловіків і хлопчиків- були захоплені та вбиті армією боснійських сербів біля міста Сребрениця. Цемасове убивство за релігійною та етнічною ознакою донині вважалосянаймасовішим вбивством в Європі з часів Другої світової війни.</text:p>
      <text:p text:style-name="P4">
Source: <text:a xlink:type="simple" xlink:href="https://www.ukrinform.ua/rubric-world/3734386-prezidentka-ep-zgadala-pro-vijnu-rosii-proti-ukraini-pid-cas-promovi-pro-srebrenicu.html" text:style-name="Internet_20_link" text:visited-style-name="Visited_20_Internet_20_Link">
https://www.ukrinform.ua/rubric-world/3734386-prezidentka-ep-zgadala-pro-vijnu-rosii-proti-ukraini-pid-cas-promovi-pro-srebrenicu.html</text:a>
</text:p>
      <!--NEWS-->
      <text:h text:style-name="P10" text:outline-level="1">
<text:span text:style-name="T4">
Уряд виділив з резервного фонду понад 140 мільйонів для полонених</text:span>
</text:h>
      <text:p text:style-name="P4">
Authors: Ukrinform (Person)</text:p>
      <text:p text:style-name="P4">
Publisher: Укринформ (Organization)</text:p>
      <text:p text:style-name="P4">
Published Time: 2023-07-11T15:53:00+03:00</text:p>
      <text:p text:style-name="P4">
Modified Time: 2023-07-11T15:53:00+03:00</text:p>
      <text:p text:style-name="P4">
Description: Уряд виділив понад 140 мільйонів гривень з резервного фонду державного бюджету на виплату допомоги полоненим та їхнім сім'ям.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None</text:p>
      <text:p text:style-name="P4">
Type: Article</text:p>
      <!--METADATA-->
      <text:p text:style-name="P4">
<draw:frame draw:style-name="fr1" draw:name="Image106" text:anchor-type="as-char" svg:width="6.9236in" svg:height="3.956343in" draw:z-index="0">
<draw:image xlink:href="../Images/yкринформ/2023-07-11T15-53-00-03-00/630_360_1664184137-668.jpg" xlink:type="simple" xlink:show="embed" xlink:actuate="onLoad" draw:mime-type="image/jpeg"/>
</draw:frame>
 Урядвиділив понад 140 мільйонів гривень з резервного фонду державного бюджету навиплату допомоги полоненим та їхнім сім'ям.</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740" text:style-name="Internet_20_link" text:visited-style-name="Visited_20_Internet_20_Link">
 Телеграмі</text:a>
 .</text:p>
      <text:p text:style-name="P4">
«140,3 мільйона гривень виділено з резервного фонду держбюджету на фінансовудопомогу особам, які повернулися з полону, а також сімʼям тих, хто досіперебуває в полоні. Відповідне розпорядження було ухвалено на засіданніКабміну 11 липня», - ідеться у повідомленні.</text:p>
      <text:p text:style-name="P4">
Зокрема, документом передбачено 111,3 мільйона гривень на надання щорічноїдержавної грошової допомоги родинам політв’язнів, цивільних заручників івійськовополонених. Вона виплачується у розмірі 100 тисяч гривень за кожен рікперебування таких осіб у місцях несвободи.</text:p>
      <text:p text:style-name="P4">
<text:span text:style-name="T4">
Читайте також:</text:span>
 <text:a xlink:type="simple" xlink:href="https://www.ukrinform.ua/rubric-society/3728835-rada-uhvalila-zakon-pro-doplati-ta-vidpustki-dla-vijskovih.html" text:style-name="Internet_20_link" text:visited-style-name="Visited_20_Internet_20_Link">
 Рада ухвалила закон про доплати та відпустки длявійськових </text:a>
</text:p>
      <text:p text:style-name="P4">
Крім того, 29 мільйонів гривень будуть спрямовані на виплату по 100 тисячгривень одноразової державної грошової допомоги звільненим із полону.</text:p>
      <text:p text:style-name="P4">
Кошти на банківські рахунки зазначених осіб перераховуватиме Мінреінтеграції.</text:p>
      <text:p text:style-name="P4">
«Мінреінтеграції дякує Мінекономіки та Мінфіну за співпрацю для забезпеченнясоціального захисту звільнених із полону та сімей полонених», - зазначили уміністерстві.</text:p>
      <text:p text:style-name="P4">
Як повідомляв Укрінформ, у червні <text:a xlink:type="simple" xlink:href="https://www.ukrinform.ua/rubric-economy/3732137-minreintegracii-pererahuvalo-u-cervni-421-miljona-simam-polonenih.html" text:style-name="Internet_20_link" text:visited-style-name="Visited_20_Internet_20_Link">
 Мінреінтеграції перерахувало 42,1 млн грнсім’ям полонених </text:a>
 .</text:p>
      <text:p text:style-name="P4">
Source: <text:a xlink:type="simple" xlink:href="https://www.ukrinform.ua/rubric-society/3734390-urad-vidiliv-z-rezervnogo-fondu-ponad-140-miljoniv-dla-polonenih.html" text:style-name="Internet_20_link" text:visited-style-name="Visited_20_Internet_20_Link">
https://www.ukrinform.ua/rubric-society/3734390-urad-vidiliv-z-rezervnogo-fondu-ponad-140-miljoniv-dla-polonenih.html</text:a>
</text:p>
      <!--NEWS-->
      <text:h text:style-name="P10" text:outline-level="1">
<text:span text:style-name="T4">
Екстрені сповіщення з гучним сигналом розсилає ДСНС - КМДА</text:span>
</text:h>
      <text:p text:style-name="P4">
Authors: Ukrinform (Person)</text:p>
      <text:p text:style-name="P4">
Publisher: Укринформ (Organization)</text:p>
      <text:p text:style-name="P4">
Published Time: 2023-07-11T15:55:00+03:00</text:p>
      <text:p text:style-name="P4">
Modified Time: 2023-07-11T15:55:00+03:00</text:p>
      <text:p text:style-name="P4">
Description: Екстрені сповіщення з гучним сигналом про повітряну тривогу та інші загрози розсилає ДСНС через свою систему оповіщення. — Укрінформ.</text:p>
      <text:p text:style-name="P4">
Images: ['<text:a xlink:type="simple" xlink:href="https://static.ukrinform.com/photos/2021_08/thumb_files/630_360_1629187472-487.jpg" text:style-name="Internet_20_link" text:visited-style-name="Visited_20_Internet_20_Link">
630_360_16291...</text:a>
']</text:p>
      <text:p text:style-name="P4">
Tags: ['ДСНС', 'КМДА', 'Повітряна тривога']</text:p>
      <text:p text:style-name="P4">
Type: Article</text:p>
      <!--METADATA-->
      <text:p text:style-name="P4">
<draw:frame draw:style-name="fr1" draw:name="Image107" text:anchor-type="as-char" svg:width="6.9236in" svg:height="3.956343in" draw:z-index="0">
<draw:image xlink:href="../Images/yкринформ/2023-07-11T15-55-00-03-00/630_360_1629187472-487.jpg" xlink:type="simple" xlink:show="embed" xlink:actuate="onLoad" draw:mime-type="image/jpeg"/>
</draw:frame>
 Екстренісповіщення з гучним сигналом про повітряну тривогу та інші загрози розсилаєДСНС через свою систему оповіщення.</text:p>
      <text:p text:style-name="P4">
Про це у <text:a xlink:type="simple" xlink:href="https://t.me/KyivCityOfficial/7248" text:style-name="Internet_20_link" text:visited-style-name="Visited_20_Internet_20_Link">
 Телеграмі </text:a>
 повідомилапресслужба Київської міської державної адміністрації, передає Укрінформ.</text:p>
      <text:p text:style-name="P4">
"Екстрені сповіщення з гучним сигналом про <text:a xlink:type="simple" xlink:href="https://www.ukrinform.ua/tag-povitrana-trivoga" text:style-name="Internet_20_link" text:visited-style-name="Visited_20_Internet_20_Link">
 повітряну тривогу</text:a>
 та інші загрози розсилаєДержавна служба України з надзвичайних ситуацій через свою системуоповіщення", - йдеться в повідомленні.</text:p>
      <text:p text:style-name="P4">
 <text:span text:style-name="T4">
Читайте також:</text:span>
<text:a xlink:type="simple" xlink:href="https://www.ukrinform.ua/rubric-society/3729425-u-razi-teraktu-na-zaes-pracuvatimut-specialni-sistemi-opovisenna-lasko.html" text:style-name="Internet_20_link" text:visited-style-name="Visited_20_Internet_20_Link">
 У разі теракту на ЗАЕС працюватимуть спеціальні системи <text:span text:style-name="T4">
оповіщення</text:span>
 –Ляшко </text:a>
</text:p>
      <text:p text:style-name="P4">
У КМДА додали, що міська влада Києва повідомляє про повітряну тривогу тількичерез застосунок "Київ Цифровий" та офіційний Teлеграм-канал.</text:p>
      <text:p text:style-name="P4">
Source: <text:a xlink:type="simple" xlink:href="https://www.ukrinform.ua/rubric-kyiv/3734388-ekstreni-spovisenna-z-gucnim-signalom-rozsilae-dsns-kmda.html" text:style-name="Internet_20_link" text:visited-style-name="Visited_20_Internet_20_Link">
https://www.ukrinform.ua/rubric-kyiv/3734388-ekstreni-spovisenna-z-gucnim-signalom-rozsilae-dsns-kmda.html</text:a>
</text:p>
      <!--NEWS-->
      <text:h text:style-name="P10" text:outline-level="1">
<text:span text:style-name="T4">
Психологічна допомога військовим - у Києві провели круглий стіл</text:span>
</text:h>
      <text:p text:style-name="P4">
Authors: Ukrinform (Person)</text:p>
      <text:p text:style-name="P4">
Publisher: Укринформ (Organization)</text:p>
      <text:p text:style-name="P4">
Published Time: 2023-07-11T15:55:27+03:00</text:p>
      <text:p text:style-name="P4">
Modified Time: 2023-07-11T15:55:27+03:00</text:p>
      <text:p text:style-name="P4">
Description: Характер роботи військового психолога в українській армії відрізняється від практики інших країн - українська військова психологія сфокусована на наданні первинної допомоги. — Укрінформ.</text:p>
      <text:p text:style-name="P4">
Images: ['<text:a xlink:type="simple" xlink:href="https://static.ukrinform.com/photos/2023_06/thumb_files/630_360_1686973159-865.jpg" text:style-name="Internet_20_link" text:visited-style-name="Visited_20_Internet_20_Link">
630_360_16869...</text:a>
']</text:p>
      <text:p text:style-name="P4">
Tags: ['Реабілітація', 'Військові', 'Війна з Росією', 'Психологічна допомога']</text:p>
      <text:p text:style-name="P4">
Type: Article</text:p>
      <!--METADATA-->
      <text:p text:style-name="P4">
<draw:frame draw:style-name="fr1" draw:name="Image109" text:anchor-type="as-char" svg:width="6.9236in" svg:height="3.956343in" draw:z-index="0">
<draw:image xlink:href="../Images/yкринформ/2023-07-11T15-55-27-03-00/630_360_1686973159-865.jpg" xlink:type="simple" xlink:show="embed" xlink:actuate="onLoad" draw:mime-type="image/jpeg"/>
</draw:frame>
 Характерроботи військового психолога в українській армії відрізняється від практикиінших країн - українська військова психологія сфокусована на наданні первинноїдопомоги.</text:p>
      <text:p text:style-name="P4">
Про це сказала у межах круглого столу в <text:a xlink:type="simple" xlink:href="https://t.me/militarymediacenter/2494" text:style-name="Internet_20_link" text:visited-style-name="Visited_20_Internet_20_Link">
 Military Media Center</text:a>
 начальниця відділу оперативноїпсихологічної роботи у військах Центру морально-психологічного забезпеченняЗСУ Наталія Мельник.</text:p>
      <text:p text:style-name="P4">
"Характер роботи <text:a xlink:type="simple" xlink:href="https://www.ukrinform.ua/tag-vijskovi" text:style-name="Internet_20_link" text:visited-style-name="Visited_20_Internet_20_Link">
 військового </text:a>
психолога в українській армії відрізняється від практики інших країн. Мибільше зосереджені на кризову психологію, на надання первинної психологічноїдопомоги», - сказала вона.</text:p>
      <text:p text:style-name="P4">
Мельник пояснила це великою кількістю військових, які залучені безпосередньодо бойових дій. «У нас дуже велике навантаження, зокрема психологічне, навійськовослужбовців», - зазначила вона. За її словами, впроваджена пограма«Рівний рівному», завдякі якій військовослужбовці вчаться надавати допомогуодне одному безпосередньо на позиціях.</text:p>
      <text:p text:style-name="P4">
<text:span text:style-name="T4">
Читайте також:</text:span>
 <text:a xlink:type="simple" xlink:href="https://www.ukrinform.ua/rubric-society/3730107-rinok-nadanna-psihologicnih-poslug-potrebue-reguluvanna-i-kontrolu-ekspert.html" text:style-name="Internet_20_link" text:visited-style-name="Visited_20_Internet_20_Link">
 Ринок надання <text:span text:style-name="T4">
психолог</text:span>
 ічних послуг потребуєрегулювання і контролю - експерт </text:a>
</text:p>
      <text:p text:style-name="P4">
Крім того, якщо військовий зазнав психічної травми, то що швидшою і якіснішоюбуде надана йому психологічна допомога, то меншою буде травматизація такоговійськового і тим швидше він зможе повернутися у стрій.</text:p>
      <text:p text:style-name="P4">
У свою чергу начальник відділення оперативної психологічної роботи 72 ЦентруМПЗ ТРО капітан Андрій Карачевський зауважив, що військові психологи передусіммають надавати бійцям підтримку і передавати навички того, як виходити зважких емоційних станів. "Відчуття військовослужбовцями страху, тривоги,гніву, скорботи за побратимами в бою це природні реакції, які можуть бутиподолані відповідними психологічними методиками. Так само як нам потрібночистити зброю, робити гігієнічні процедури, так само нам треба турбуватися просвоє психічне здоров’я» <text:span text:style-name="T5">
,</text:span>
 – зазначив капітан.</text:p>
      <text:p text:style-name="P4">
</text:p>
      <text:p text:style-name="P4">
"98% військовослужбовців 68-ої окремої єгерської бригади, що зазналипсихоемоційних травм, повертаються у стрій", - повідомив заступник командира68-ої окремої єгерської бригади з морально-психологічного забезпечення СергійДорошенко. За його словами, цьому сприяє робота психологів й інформаційнаізоляція військовослужбовців на період відновлення, що може тривати від 48 до72 годин. «Такі реалії. Зазвичай людині треба просто психологічнорозвантажитись», – зазначив майор.</text:p>
      <text:p text:style-name="P4">
Source: <text:a xlink:type="simple" xlink:href="https://www.ukrinform.ua/rubric-society/3734389-psihologicna-dopomoga-vijskovim-u-kievi-proveli-kruglij-stil.html" text:style-name="Internet_20_link" text:visited-style-name="Visited_20_Internet_20_Link">
https://www.ukrinform.ua/rubric-society/3734389-psihologicna-dopomoga-vijskovim-u-kievi-proveli-kruglij-stil.html</text:a>
</text:p>
      <!--NEWS-->
      <text:h text:style-name="P10" text:outline-level="1">
<text:span text:style-name="T4">
Майже 90% українського бізнесу вдаються до схем оптимізації податків</text:span>
</text:h>
      <text:p text:style-name="P4">
Authors: Ukrinform (Person)</text:p>
      <text:p text:style-name="P4">
Publisher: Укринформ (Organization)</text:p>
      <text:p text:style-name="P4">
Published Time: 2023-07-11T15:56:59+03:00</text:p>
      <text:p text:style-name="P4">
Modified Time: 2023-07-11T15:56:59+03:00</text:p>
      <text:p text:style-name="P4">
Description: Більше половини бізнесу вважає, що сплачувати всі податки без так званої оптимізації в Україні неможливо, а до тих чи інших схем вдаються до 90% підприємств. — Укрінформ.</text:p>
      <text:p text:style-name="P4">
Images: ['<text:a xlink:type="simple" xlink:href="https://static.ukrinform.com/photos/2023_07/thumb_files/630_360_1689079801-131.jpg" text:style-name="Internet_20_link" text:visited-style-name="Visited_20_Internet_20_Link">
630_360_16890...</text:a>
']</text:p>
      <text:p text:style-name="P4">
Tags: ['Бізнес', 'ПДВ', 'Податки', 'Реформа', 'Зарплата']</text:p>
      <text:p text:style-name="P4">
Type: Article</text:p>
      <!--METADATA-->
      <text:p text:style-name="P4">
<draw:frame draw:style-name="fr1" draw:name="Image111" text:anchor-type="as-char" svg:width="6.9236in" svg:height="3.956343in" draw:z-index="0">
<draw:image xlink:href="../Images/yкринформ/2023-07-11T15-56-59-03-00/630_360_1689079801-131.jpg" xlink:type="simple" xlink:show="embed" xlink:actuate="onLoad" draw:mime-type="image/jpeg"/>
</draw:frame>
 Більшеполовини бізнесу вважає, що сплачувати всі податки без так званої оптимізаціїв Україні неможливо, а до тих чи інших схем вдаються до 90% підприємств.</text:p>
      <text:p text:style-name="P4">
Про такі висновки за результатами опитування, проведеного дослідницькимагентством InfoSapiens, повідомила на пресконференції в Медіацентрі Україна -Укрінформ експертка агентства Анастасія Шуренкова.</text:p>
      <text:p text:style-name="P4">
За її словами, у межах дослідження опитали 500 власників та керівниківпідприємств - юридичних осіб, які зареєстровані і провадять діяльність вУкраїні; з них по 150 представників мікро- й малого бізнесу та 200 - великогоі середнього. При цьому 70% респондентів зазначили, що не задоволені чинноюсистемою оподаткування, а більше половини вважають неможливою сплатувстановлених податків у повному обсязі без використання тіньових схем з“оптимізації”.</text:p>
      <text:p text:style-name="P4">
<text:span text:style-name="T4">
Читайте також:</text:span>
 <text:a xlink:type="simple" xlink:href="https://www.ukrinform.ua/rubric-economy/3732011-v-ukraini-ekonomicno-aktivnimi-e-lise-blizko-117-miljona-ludej.html" text:style-name="Internet_20_link" text:visited-style-name="Visited_20_Internet_20_Link">
 В Україні економічно активними є лише близько 11,7мільйона людей </text:a>
</text:p>
      <text:p text:style-name="P4">
“Відповідаючи на запитання, чи можуть більшість бізнесів у вашій сферіефективно працювати і сплачувати всі податки, не вдаючись до оптимізаціїподаткового навантаження, 56% опитаних зазначили, що це неможливо. Меншоюмірою із цим погоджується середній бізнес. Найбільше ж потерпає малий тамікробізнес, де ця частка ще більша. Приміром, 58% представників мікробізнесувважають, що працювати без оптимізації нереально”, - розповіла Шуренкова.</text:p>
      <text:p text:style-name="P4">
Вона додала, що частка тих, хто однозначно відповів, що робота у їхніх галузяхбез оптимізації податків все ж можлива, - лише 9%. Ще кожен третій респондентвідповів із застереженнями: “так, певною мірою”.</text:p>
      <text:p text:style-name="P4">
“Звідси висновок: майже 90% вітчизняного бізнесу вдається до певних схемоптимізації”, - додала експертка.</text:p>
      <text:p text:style-name="P4">
Найпоширенішою схемою вона назвала оптимізацію податків на зарплату (податкина фонд оплати праці та єдиний соціальний внесок). Однак доволі часто бізнесвдається і до схем оптимізації податку на прибуток та ПДВ.</text:p>
      <text:p text:style-name="P4">
При цьому українські підприємці переконані, що за умови продовження чинноїподаткової політики повний вихід бізнесу з “тіні” неможливий. Натомістьабсолютна більшість керівників і власників підприємств, за словами Шуренкової,підтримує проєкт Антикорупційної податкової реформи “10-10-10”, яка зробитьподаткову оптимізацію неефективною та непотрібною.</text:p>
      <text:p text:style-name="P4">
<text:span text:style-name="T4">
Читайте також:</text:span>
 <text:a xlink:type="simple" xlink:href="https://www.ukrinform.ua/rubric-economy/3732879-mvf-pokrasiv-ekonomicni-prognozi-sodo-ukraini.html" text:style-name="Internet_20_link" text:visited-style-name="Visited_20_Internet_20_Link">
 МВФ покращив економічні прогнози щодо України</text:a>
</text:p>
      <text:p text:style-name="P4">
Серед опитаних 84% погоджуються з необхідністю реформування. При цьому 60%респондентів назвали критично необхідними такі аспекти реформи, як спрощенняадміністрування бізнесу та детінізація підприємницької діяльності. Крім того,77% опитаних висловилися за зниження ставок ПДВ та податку на прибуток до 10%або нижче. На думку учасників опитування, зниження потребують і податки назаробітну плату.</text:p>
      <text:p text:style-name="P4">
“Відповідаючи на запитання, які саме <text:a xlink:type="simple" xlink:href="https://www.ukrinform.ua/tag-podatki" text:style-name="Internet_20_link" text:visited-style-name="Visited_20_Internet_20_Link">
 податки </text:a>
 варто було б знизити, щоб заохотити бізнес відмовитися від схемоптимізації, 68% опитаних назвали податки на заробітну плату. За те, що требазнизити ПДВ, висловилися 50% опитаних, а за зниження податку на прибуток –44%. Кожен п'ятий опитаний (19%) вважає, що необхідно знизити всі триподатки”, - йдеться в матеріалах дослідження.</text:p>
      <text:p text:style-name="P4">
Як повідомлялося, Антикорупційна податкова реформа, або “реформа “10-10-10” -це проєкт змін до Податкового кодексу та низки інших законодавчих інормативних актів, що передбачає зниження основних ставок податків для бізнесудо середнього рівня у 10%. Ініціатор проєкту, заступник керівника Офісупрезидента з питань економіки Ростислав Шурма, вважає, що такий крок сприятимелегалізації доходів та покращенню інвестиційного клімату в Україні.</text:p>
      <text:p text:style-name="P4">
Source: <text:a xlink:type="simple" xlink:href="https://www.ukrinform.ua/rubric-economy/3734391-majze-90-ukrainskogo-biznesu-vdautsa-do-shem-optimizacii-podatkiv.html" text:style-name="Internet_20_link" text:visited-style-name="Visited_20_Internet_20_Link">
https://www.ukrinform.ua/rubric-economy/3734391-majze-90-ukrainskogo-biznesu-vdautsa-do-shem-optimizacii-podatkiv.html</text:a>
</text:p>
      <!--NEWS-->
      <text:h text:style-name="P10" text:outline-level="1">
<text:span text:style-name="T4">
Росія вивела в Чорне море субмарину з «Калібрами»</text:span>
</text:h>
      <text:p text:style-name="P4">
Authors: Ukrinform (Person)</text:p>
      <text:p text:style-name="P4">
Publisher: Укринформ (Organization)</text:p>
      <text:p text:style-name="P4">
Published Time: 2023-07-11T15:58:01+03:00</text:p>
      <text:p text:style-name="P4">
Modified Time: 2023-07-11T15:58:01+03:00</text:p>
      <text:p text:style-name="P4">
Description: Росія вивела на бойове чергування в Чорне море підводний ракетоносій, споряджений чотирма крилатими ракетами типу "Калібр".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Росія']</text:p>
      <text:p text:style-name="P4">
Type: Article</text:p>
      <!--METADATA-->
      <text:p text:style-name="P4">
<draw:frame draw:style-name="fr1" draw:name="Image112" text:anchor-type="as-char" svg:width="6.9236in" svg:height="3.956343in" draw:z-index="0">
<draw:image xlink:href="../Images/yкринформ/2023-07-11T15-58-01-03-00/630_360_1509493085-3383.jpg" xlink:type="simple" xlink:show="embed" xlink:actuate="onLoad" draw:mime-type="image/jpeg"/>
</draw:frame>
 Росіявивела на бойове чергування в Чорне море підводний ракетоносій, спорядженийчотирма крилатими ракетами типу "Калібр".</text:p>
      <text:p text:style-name="P4">
Про це оперативне командування "Південь" повідомило у <text:a xlink:type="simple" xlink:href="http://www.facebook.com/OperationalCommandSouth/posts/pfbid02nHo5aYX6ArEY8KcTGitst4R38M2Nf2UqZZb7sKs8Gd9kXUmVMxeWxpfQtkSRwGcJl" text:style-name="Internet_20_link" text:visited-style-name="Visited_20_Internet_20_Link">
 Фейсбуці</text:a>
, передає Укрінформ.</text:p>
      <text:p text:style-name="P4">
Як зауважили в ОК "Південь", після виведення судна активізувалася й ворожаавіація. Хвиля повітряних тривог прокотилася територією України.</text:p>
      <text:p text:style-name="P4">
"Будьте уважні до сигналів оповіщення, реагуйте оперативно і правильно. Рівеньракетної загрози явно підвищується", — наголосили в командуванні.</text:p>
      <text:p text:style-name="P4">
<text:span text:style-name="T4">
Читайте також:</text:span>
 <text:a xlink:type="simple" xlink:href="https://www.ukrinform.ua/rubric-regions/3734378-u-hersoni-cerez-obstrili-poraneni-patero-ludej-sered-nih-ditina.html" text:style-name="Internet_20_link" text:visited-style-name="Visited_20_Internet_20_Link">
 У Херсоні через <text:span text:style-name="T4">
обстріл</text:span>
 и поранені пʼятеро людей,серед них - дитина </text:a>
</text:p>
      <text:p text:style-name="P4">
Як повідомляв Укрінформ, станом на ранок 11 липня ворожі ракетоносії в Чорномуморі <text:a xlink:type="simple" xlink:href="https://www.ukrinform.ua/rubric-ato/3734199-u-cornomu-mori-vidsutni-rosijski-raketonosii.html" text:style-name="Internet_20_link" text:visited-style-name="Visited_20_Internet_20_Link">
 зафіксовані не були </text:a>
 .</text:p>
      <text:p text:style-name="P4">
Близько 15:00 по всій території України оголосили <text:a xlink:type="simple" xlink:href="https://www.ukrinform.ua/rubric-ato/3732963-ukrainou-siritsa-povitrana-trivoga-v-rosii-zletiv-mig.html" text:style-name="Internet_20_link" text:visited-style-name="Visited_20_Internet_20_Link">
 повітряну тривогу череззліт російського винищувача </text:a>
 МіГ,який є носієм гіперзвукових ракет "Кинджал".</text:p>
      <text:p text:style-name="P4">
Source: <text:a xlink:type="simple" xlink:href="https://www.ukrinform.ua/rubric-ato/3734392-rosia-vivela-v-corne-more-submarinu-z-kalibrami.html" text:style-name="Internet_20_link" text:visited-style-name="Visited_20_Internet_20_Link">
https://www.ukrinform.ua/rubric-ato/3734392-rosia-vivela-v-corne-more-submarinu-z-kalibrami.html</text:a>
</text:p>
      <!--NEWS-->
      <text:h text:style-name="P10" text:outline-level="1">
<text:span text:style-name="T4">
До 15 років ув’язнення засуджено чоловіка, який служив так званим поліцейським днр</text:span>
</text:h>
      <text:p text:style-name="P4">
Author: ['АРМІЯINFORM']</text:p>
      <text:p text:style-name="P4">
Time: 2023-07-11T16:00:00-04:00</text:p>
      <text:p text:style-name="P4">
Description: За публічного обвинувачення Донецької обласної прокуратури жителя Єнакієвого визн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hatsapp-image-2023-07-10-at-164424.jpeg" text:style-name="Internet_20_link" text:visited-style-name="Visited_20_Internet_20_Link">
whatsapp-image-2023-07-10-at-164424.jpeg</text:a>
']</text:p>
      <text:p text:style-name="P4">
Tags: ['STOPRUSSIA', 'АГРЕСІЯ РФ', 'ВТОРГНЕННЯ РФ']</text:p>
      <text:p text:style-name="P4">
Category: News</text:p>
      <!--METADATA-->
      <text:p text:style-name="P4">
<draw:frame draw:style-name="fr1" draw:name="Image113" text:anchor-type="as-char" svg:width="6.9236in" svg:height="5.1927in" draw:z-index="0">
<draw:image xlink:href="../Images/AРМІЯINFORM/2023-07-11T16-00-00-04-00/whatsapp-image-2023-07-10-at-164424.jpeg" xlink:type="simple" xlink:show="embed" xlink:actuate="onLoad" draw:mime-type="image/jpeg"/>
</draw:frame>
</text:p>
      <text:p text:style-name="P4">
За публічного обвинувачення Донецької обласної прокуратури жителя Єнакієвоговизнано винним у колабораційній діяльності. Його заочно засуджено до 15 роківза ґратами з конфіскацією майна. Також на 10 років позбавлено права обійматипосади або займатися діяльністю в правоохоронних органах.</text:p>
      <text:p text:style-name="P4">
Про це <text:a xlink:type="simple" xlink:href="https://t.me/pgo_gov_ua/14269" text:style-name="Internet_20_link" text:visited-style-name="Visited_20_Internet_20_Link">
повідомляє</text:a>
 Офіс Генпрокурора України.</text:p>
      <text:p text:style-name="P4">
— Прокурори у суді довели, що у 2014 році чоловік звільнився з дорожньо-патрульної служби ГУ МВС у Донецькій області, де пропрацював 9 років. Надаліексправоохоронець залишався в рідному окупованому місті, — йдеться уповідомленні.</text:p>
      <text:p text:style-name="P4">
За словами прокурорів, у липні 2022 року він добровільного обійняв посаду«старшого інспектора відділу державної автомобільної інспекції м. Єнакієвогоуправління державної автомобільної інспекції мвс днр». Коли російські військазахопили Лиман, його направили працювати до міста.</text:p>
      <text:p text:style-name="P4">
— До обов’язків засудженого входило регулювання дорожнього руху, оглядтранспорту на наявність зброї чи боєприпасів, перевірка документів тавишукування проукраїнськи налаштованих людей під час патрулювання вулиць, —зазначається у повідомленні.</text:p>
      <text:p text:style-name="P4">
Також «інспектор» надавав коментарі для пропагандистських телеканалів, дерозповідав про нібито захист «законних інтересів громадян», чим створюваввидимість збереження правопорядку на захоплених територіях.</text:p>
      <text:p text:style-name="P4">
Нині засуджений перебуває у розшуку.</text:p>
      <text:p text:style-name="P4">
Source: <text:a xlink:type="simple" xlink:href="https://armyinform.com.ua/2023/07/11/do-15-rokiv-uvyaznennya-zasudzheno-cholovika-yakyj-sluzhyv-tak-zvanym-policzejskym-dnr/" text:style-name="Internet_20_link" text:visited-style-name="Visited_20_Internet_20_Link">
https://armyinform.com.ua/2023/07/11/do-15-rokiv-uvyaznennya-zasudzheno-cholovika-yakyj-sluzhyv-tak-zvanym-policzejskym-dnr/</text:a>
</text:p>
      <!--NEWS-->
      <text:h text:style-name="P10" text:outline-level="1">
<text:span text:style-name="T4">
Байден підтримав формулювання НАТО щодо майбутнього членства України в Альянсі</text:span>
</text:h>
      <text:p text:style-name="P4">
Authors: Ukrinform (Person)</text:p>
      <text:p text:style-name="P4">
Publisher: Укринформ (Organization)</text:p>
      <text:p text:style-name="P4">
Published Time: 2023-07-11T16:04:00+03:00</text:p>
      <text:p text:style-name="P4">
Modified Time: 2023-07-11T16:04:00+03:00</text:p>
      <text:p text:style-name="P4">
Description: Президент США Джо Байден висловив підтримку позиції, яку НАТО готує в комюніке щодо євроатлантичних перспектив для України. — Укрінформ.</text:p>
      <text:p text:style-name="P4">
Images: ['<text:a xlink:type="simple" xlink:href="https://static.ukrinform.com/photos/2023_07/thumb_files/630_360_1689080572-694.jpg" text:style-name="Internet_20_link" text:visited-style-name="Visited_20_Internet_20_Link">
630_360_16890...</text:a>
']</text:p>
      <text:p text:style-name="P4">
Tags: ['Байден', 'НАТО', 'Україна']</text:p>
      <text:p text:style-name="P4">
Type: Article</text:p>
      <!--METADATA-->
      <text:p text:style-name="P4">
<draw:frame draw:style-name="fr1" draw:name="Image114" text:anchor-type="as-char" svg:width="6.9236in" svg:height="3.956343in" draw:z-index="0">
<draw:image xlink:href="../Images/yкринформ/2023-07-11T16-04-00-03-00/630_360_1689080572-694.jpg" xlink:type="simple" xlink:show="embed" xlink:actuate="onLoad" draw:mime-type="image/jpeg"/>
</draw:frame>
 ПрезидентСША Джо Байден висловив підтримку позиції, яку НАТО готує в комюніке щодоєвроатлантичних перспектив для України.</text:p>
      <text:p text:style-name="P4">
Про це він заявив у вівторок під час спільної промови з генсеком НАТО, передаєвласний кореспондент Укрінформу.</text:p>
      <text:p text:style-name="P4">
«Ми погоджуємося з формулюванням, яке ви пропонуєте щодо майбутньої можливостіприєднання України до НАТО. І ми прагнемо надалі зберігати об’єднане НАТО», –зауважив <text:a xlink:type="simple" xlink:href="https://www.ukrinform.ua/tag-bajden" text:style-name="Internet_20_link" text:visited-style-name="Visited_20_Internet_20_Link">
 президент США. </text:a>
</text:p>
      <text:p text:style-name="P4">
Він також висловив підтримку зусиллям Єнса Столтенберга на посаді,підкресливши важливість продовження перебування його на чолі Альянсу: «Вамдовіряють, ніхто не знає ситуації, яка постала перед нами, краще за вас. І цеісторичний момент».</text:p>
      <text:p text:style-name="P4">
Перед цим Столтенберг висловив упевненість, що саміт надішле «позитивний іпотужний сигнал» щодо процесу набуття членства Україною в Альянсі. Однак вінне уточнив деталей, додавши, що всі побачать це, як тільки буде завершенаспільна робота над комюніке саміту.</text:p>
      <text:p text:style-name="P4">
<text:span text:style-name="T4">
Читайте також:</text:span>
 <text:a xlink:type="simple" xlink:href="https://www.ukrinform.ua/rubric-polytics/3734329-risenna-pro-zaprosenna-ukraini-v-nato-mae-buti-konsolidovanim-solc.html" text:style-name="Internet_20_link" text:visited-style-name="Visited_20_Internet_20_Link">
 Рішення про запрошення України в <text:span text:style-name="T4">
НАТО</text:span>
 має бутиконсолідованим – Шольц </text:a>
</text:p>
      <text:p text:style-name="P4">
Як повідомляв Укрінформ, Президент України Володимир Зеленський у вівторок <text:a xlink:type="simple" xlink:href="https://www.ukrinform.ua/rubric-polytics/3734297-zelenskij-e-signali-so-u-vilnusi-obgovoruut-bez-ukraini-formuluvanna-umov-zaprosenna-do-nato.html" text:style-name="Internet_20_link" text:visited-style-name="Visited_20_Internet_20_Link">
звернув увагу, </text:a>
 що у Вільнюсі без України обговорюються формулювання умовзапрошення (навіть не членства) в НАТО.</text:p>
      <text:p text:style-name="P4">
<text:span text:style-name="T5">
Фото: NATO</text:span>
</text:p>
      <text:p text:style-name="P4">
Source: <text:a xlink:type="simple" xlink:href="https://www.ukrinform.ua/rubric-polytics/3734393-bajden-pidtrimav-formuluvanna-nato-sodo-majbutnogo-clenstva-ukraini-v-alansi.html" text:style-name="Internet_20_link" text:visited-style-name="Visited_20_Internet_20_Link">
https://www.ukrinform.ua/rubric-polytics/3734393-bajden-pidtrimav-formuluvanna-nato-sodo-majbutnogo-clenstva-ukraini-v-alansi.html</text:a>
</text:p>
      <!--NEWS-->
      <text:h text:style-name="P10" text:outline-level="1">
<text:span text:style-name="T4">
На Харківщині п'яний водій збив на смерть дитину</text:span>
</text:h>
      <text:p text:style-name="P4">
Authors: Ukrinform (Person)</text:p>
      <text:p text:style-name="P4">
Publisher: Укринформ (Organization)</text:p>
      <text:p text:style-name="P4">
Published Time: 2023-07-11T16:09:25+03:00</text:p>
      <text:p text:style-name="P4">
Modified Time: 2023-07-11T16:09:25+03:00</text:p>
      <text:p text:style-name="P4">
Description: У місті Ізюм на Харківщині нетверезий водій збив на смерть 11-річну дитину, чоловіку оголосили підозру та взяли під варту. — Укрінформ.</text:p>
      <text:p text:style-name="P4">
Images: ['<text:a xlink:type="simple" xlink:href="https://static.ukrinform.com/photos/2023_07/thumb_files/630_360_1689080780-746.jpg" text:style-name="Internet_20_link" text:visited-style-name="Visited_20_Internet_20_Link">
630_360_16890...</text:a>
']</text:p>
      <text:p text:style-name="P4">
Tags: ['Діти', 'ДТП', 'Загибель', 'Харківщина']</text:p>
      <text:p text:style-name="P4">
Type: Article</text:p>
      <!--METADATA-->
      <text:p text:style-name="P4">
<draw:frame draw:style-name="fr1" draw:name="Image115" text:anchor-type="as-char" svg:width="6.9236in" svg:height="3.956343in" draw:z-index="0">
<draw:image xlink:href="../Images/yкринформ/2023-07-11T16-09-25-03-00/630_360_1689080780-746.jpg" xlink:type="simple" xlink:show="embed" xlink:actuate="onLoad" draw:mime-type="image/jpeg"/>
</draw:frame>
 У містіІзюм на Харківщині нетверезий водій збив на смерть 11-річну дитину, чоловікуоголосили підозру та взяли під варту.</text:p>
      <text:p text:style-name="P4">
Про це повідомила у <text:a xlink:type="simple" xlink:href="http://www.facebook.com/police.kharkov/posts/pfbid02tn8fHhhMVThUsZ71dpJPWbi5jKzLRaA2oPHLZpuzSxLKBLxQ6EfwvLsJ3nETYhQYl" text:style-name="Internet_20_link" text:visited-style-name="Visited_20_Internet_20_Link">
 Фейсбуці</text:a>
пресслужба ГУ Нацполіції в Харківській області, передає Укрінформ.</text:p>
      <text:p text:style-name="P4">
</text:p>
      <text:p text:style-name="P4">
</text:p>
      <text:p text:style-name="P4">
“Слідчі повідомили про підозру водію, який збив на смерть малолітню дівчину вІзюмському районі. Правоохоронці встановили, що 45-річний місцевий мешканецькерував транспортним засобом у стані алкогольного сп’яніння”, - йдеться уповідомленні.</text:p>
      <text:p text:style-name="P4">
За інформацією <text:a xlink:type="simple" xlink:href="https://www.ukrinform.ua/tag-policia" text:style-name="Internet_20_link" text:visited-style-name="Visited_20_Internet_20_Link">
 поліції </text:a>
 , дорожньо-транспортна пригода сталася 9 липня близько 17:00 на вулиці Козацькій у містіІзюмі.</text:p>
      <text:p text:style-name="P4">
<text:span text:style-name="T4">
Читайте також:</text:span>
 <text:a xlink:type="simple" xlink:href="https://www.ukrinform.ua/rubric-society/3721821-u-polsi-panij-vodij-vbiv-14ricnogo-ukrainca.html" text:style-name="Internet_20_link" text:visited-style-name="Visited_20_Internet_20_Link">
 У Польщі п’ <text:span text:style-name="T4">
яний</text:span>
 <text:span text:style-name="T4">
водій</text:span>
 вбив 14-річного українця</text:a>
</text:p>
      <text:p text:style-name="P4">
“Водій легковика "Хонда" під час руху наїхав на дівчину, яка йшла по проїжджійчастині у попутному напрямку. Від отриманих травм 11-річна дитина загинула намісці”, - розповіли правоохоронці.</text:p>
      <text:p text:style-name="P4">
Водія затримали у порядку ст. 208 Кримінального процесуального кодексуУкраїни. Йому повідомили про підозру за ч. 3 ст. 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Суд обрав підозрюваному запобіжний захід у вигляді тримання під вартою безправа внесення застави.</text:p>
      <text:p text:style-name="P4">
Водієві загрожує позбавлення волі на строк до 10 років з позбавленням правакерувати транспортними засобами на строк від п’яти до десяти років.</text:p>
      <text:p text:style-name="P4">
<text:span text:style-name="T4">
Читайте також:</text:span>
 <text:a xlink:type="simple" xlink:href="https://www.ukrinform.ua/rubric-regions/3722261-na-bukovini-panij-vodij-ne-spravivsa-z-kermuvannam-zaginuv-pidlitok-se-semero-postrazdali.html" text:style-name="Internet_20_link" text:visited-style-name="Visited_20_Internet_20_Link">
 На Буковині п’ <text:span text:style-name="T4">
яний</text:span>
 <text:span text:style-name="T4">
водій</text:span>
 не справився зкермуванням: загинув підліток, ще семеро постраждали</text:a>
</text:p>
      <text:p text:style-name="P4">
Як повідомляв Укрінформ, у Бучанському районі Київської області внаслідокдорожньо-транспортної пригоди за участю нетверезого водія <text:a xlink:type="simple" xlink:href="https://www.ukrinform.ua/rubric-regions/3733469-na-kiivsini-u-dtp-zaginuv-dvoricnij-hlopcik.html" text:style-name="Internet_20_link" text:visited-style-name="Visited_20_Internet_20_Link">
 загинув</text:a>
 дворічний хлопчик, ще двоє дітей та четверо дорослихзазнали травм.</text:p>
      <text:p text:style-name="P4">
Source: <text:a xlink:type="simple" xlink:href="https://www.ukrinform.ua/rubric-regions/3734395-na-harkivsini-panij-vodij-zbiv-na-smert-ditinu.html" text:style-name="Internet_20_link" text:visited-style-name="Visited_20_Internet_20_Link">
https://www.ukrinform.ua/rubric-regions/3734395-na-harkivsini-panij-vodij-zbiv-na-smert-ditinu.html</text:a>
</text:p>
      <!--NEWS-->
      <text:h text:style-name="P10" text:outline-level="1">
<text:span text:style-name="T4">
Зеленський прибув до Вільнюса</text:span>
</text:h>
      <text:p text:style-name="P4">
Authors: Ukrinform (Person)</text:p>
      <text:p text:style-name="P4">
Publisher: Укринформ (Organization)</text:p>
      <text:p text:style-name="P4">
Published Time: 2023-07-11T16:11:00+03:00</text:p>
      <text:p text:style-name="P4">
Modified Time: 2023-07-11T16:11:00+03:00</text:p>
      <text:p text:style-name="P4">
Description: Президент України Володимир Зеленський прибув до Вільнюса для участі у заходах саміту НАТО.  — Укрінформ.</text:p>
      <text:p text:style-name="P4">
Images: ['<text:a xlink:type="simple" xlink:href="https://static.ukrinform.com/photos/2023_07/thumb_files/630_360_1688722821-533.jpg" text:style-name="Internet_20_link" text:visited-style-name="Visited_20_Internet_20_Link">
630_360_16887...</text:a>
']</text:p>
      <text:p text:style-name="P4">
Tags: ['Президент', 'Саміт НАТО', 'Зеленський']</text:p>
      <text:p text:style-name="P4">
Type: Article</text:p>
      <!--METADATA-->
      <text:p text:style-name="P4">
<draw:frame draw:style-name="fr1" draw:name="Image118" text:anchor-type="as-char" svg:width="6.9236in" svg:height="3.956343in" draw:z-index="0">
<draw:image xlink:href="../Images/yкринформ/2023-07-11T16-11-00-03-00/630_360_1688722821-533.jpg" xlink:type="simple" xlink:show="embed" xlink:actuate="onLoad" draw:mime-type="image/jpeg"/>
</draw:frame>
 ПрезидентУкраїни Володимир Зеленський прибув до Вільнюса для участі у заходах самітуНАТО.</text:p>
      <text:p text:style-name="P4">
Як передає власний кореспондент Укрінформу, про це повідомив присутнім насаміті журналістам прессекретар Президента України Сергій Никифоров.</text:p>
      <text:p text:style-name="P4">
"Президент прибув до Вільнюса", - сказав він.</text:p>
      <text:p text:style-name="P4">
Раніше генсек НАТО Єнс Столтенберг анонсував, що Президент Зеленськийдолучиться до вечері лідерів країн-членів Альянсу.</text:p>
      <text:p text:style-name="P4">
<text:span text:style-name="T4">
Читайте також:</text:span>
 <text:a xlink:type="simple" xlink:href="https://www.ukrinform.ua/rubric-polytics/3734181-u-bilomu-domi-pidtverdili-zustric-bajdena-z-zelenskim-na-samiti-nato.html" text:style-name="Internet_20_link" text:visited-style-name="Visited_20_Internet_20_Link">
 У Білому домі підтвердили зустріч Байдена з<text:span text:style-name="T4">
Зеленським</text:span>
 на саміті НАТО </text:a>
</text:p>
      <text:p text:style-name="P4">
У середу відбудеться інавгураційне засідання нової Ради Україна-НАТО.</text:p>
      <text:p text:style-name="P4">
Як повідомляв Укрінформ, Президент Володимир Зеленський заявив, що у Вільнюсібез України обговорюються формулювання умов запрошення, навіть не членства вНАТО. Президент додав, що невизначеність – це слабкість, і він відвертообговорить це на <text:a xlink:type="simple" xlink:href="https://www.ukrinform.ua/tag-samit-nato" text:style-name="Internet_20_link" text:visited-style-name="Visited_20_Internet_20_Link">
 саміті </text:a>
 .</text:p>
      <text:p text:style-name="P4">
<text:span text:style-name="T4">
Читайте також:</text:span>
 <text:a xlink:type="simple" xlink:href="https://www.ukrinform.ua/rubric-polytics/3734393-bajden-pidtrimav-formuluvanna-nato-sodo-majbutnogo-clenstva-ukraini-v-alansi.html" text:style-name="Internet_20_link" text:visited-style-name="Visited_20_Internet_20_Link">
 Байден підтримав формулювання НАТО щодо майбутньогочленства України в Альянсі </text:a>
</text:p>
      <text:p text:style-name="P4">
11-12 липня у Вільнюсі проходить саміт НАТО, під час якого Україна хочеотримати чіткі гарантії безпеки та зрозумілу перспективу членства в Альянсі.</text:p>
      <text:p text:style-name="P4">
<text:span text:style-name="T5">
Фото ілюстративне</text:span>
</text:p>
      <text:p text:style-name="P4">
Source: <text:a xlink:type="simple" xlink:href="https://www.ukrinform.ua/rubric-polytics/3734398-zelenskij-pribuv-do-vilnusa.html" text:style-name="Internet_20_link" text:visited-style-name="Visited_20_Internet_20_Link">
https://www.ukrinform.ua/rubric-polytics/3734398-zelenskij-pribuv-do-vilnusa.html</text:a>
</text:p>
      <!--NEWS-->
      <text:h text:style-name="P10" text:outline-level="1">
<text:span text:style-name="T4">
Нобелівська лавреатка: Початок реального вступу України в НАТО - спосіб завершити війну</text:span>
</text:h>
      <text:p text:style-name="P4">
Authors: Ukrinform (Person)</text:p>
      <text:p text:style-name="P4">
Publisher: Укринформ (Organization)</text:p>
      <text:p text:style-name="P4">
Published Time: 2023-07-11T16:12:49+03:00</text:p>
      <text:p text:style-name="P4">
Modified Time: 2023-07-11T16:12:49+03:00</text:p>
      <text:p text:style-name="P4">
Description: Початок реального вступу України в НАТО є способом завершити війну, а не розширити її. — Укрінформ.</text:p>
      <text:p text:style-name="P4">
Images: ['<text:a xlink:type="simple" xlink:href="https://static.ukrinform.com/photos/2022_12/thumb_files/630_360_1672396904-534.jpg" text:style-name="Internet_20_link" text:visited-style-name="Visited_20_Internet_20_Link">
630_360_16723...</text:a>
']</text:p>
      <text:p text:style-name="P4">
Tags: ['НАТО', 'Нобелівські лауреати', 'Україна', 'Війна з Росією']</text:p>
      <text:p text:style-name="P4">
Type: Article</text:p>
      <!--METADATA-->
      <text:p text:style-name="P4">
<draw:frame draw:style-name="fr1" draw:name="Image119" text:anchor-type="as-char" svg:width="6.9236in" svg:height="3.956343in" draw:z-index="0">
<draw:image xlink:href="../Images/yкринформ/2023-07-11T16-12-49-03-00/630_360_1672396904-534.jpg" xlink:type="simple" xlink:show="embed" xlink:actuate="onLoad" draw:mime-type="image/jpeg"/>
</draw:frame>
 Початокреального вступу України в НАТО є способом завершити війну, а не розширити її.</text:p>
      <text:p text:style-name="P4">
Про це заявила Нобелівська лавреатка миру Олександра Матвійчук у <text:a xlink:type="simple" xlink:href="https://www.facebook.com/531592303/posts/pfbid0rUMLpf3bfrnxtBVXcaZZL5kajCDthpYUs8T9iGKq1WzHV4gwmH4mKyMBFkmUbVHal/" text:style-name="Internet_20_link" text:visited-style-name="Visited_20_Internet_20_Link">
 Фейсбуці,</text:a>
передає Укрінформ.</text:p>
      <text:p text:style-name="P4">
«Доки Україна залишається вразливою, то уся система євроатлантичної безпекилишається вразливою», - констатувала Матвійчук.</text:p>
      <text:p text:style-name="P4">
Матвійчук зауважила, що замість членства в НАТО окремі політики говорять про«якісь безпекові запевнення, які насправді і близько не можуть прирівнятись до5-ї статті Вашингтонського договору НАТО».</text:p>
      <text:p text:style-name="P4">
<text:span text:style-name="T4">
Читайте також:</text:span>
 <text:a xlink:type="simple" xlink:href="https://www.ukrinform.ua/rubric-polytics/3734056-nobelivska-laureatka-matvijcuk-zaklikala-prezidenta-par-zajnati-citku-poziciu-sodo-putina.html" text:style-name="Internet_20_link" text:visited-style-name="Visited_20_Internet_20_Link">
 Нобелівська лауреатка Матвійчук закликала президента ПАРзайняти чітку позицію щодо Путіна </text:a>
</text:p>
      <text:p text:style-name="P4">
<text:a xlink:type="simple" xlink:href="https://www.ukrinform.ua/tag-nobelivska-premia" text:style-name="Internet_20_link" text:visited-style-name="Visited_20_Internet_20_Link">
 Нобелівська лавреатка </text:a>
переконана, що Україна заслуговує бути в НАТО, адже поділяє цінності свободи ідемократії та готова їх захищати.</text:p>
      <text:p text:style-name="P4">
За її словами, Україна буде не просто бенефеціаром, а потужним контрибутором убезпеку Альянсу, і це «не обіцянки, це факт, який доведений на полі бою.Україна зробить НАТО сильнішим».</text:p>
      <text:p text:style-name="P4">
«Початок реального вступу України до НАТО – це спосіб завершити війну, а не їїрозширити. Бо «стратегічна невизначеність» постійно слугуватиме причиною дляРосії продовжувати атакувати Україну», - акцентувала Матвійчук.</text:p>
      <text:p text:style-name="P4">
Вона підкреслила, що люди в Україні чекають від саміту у Вільнюсі конкретнихрезультатів.</text:p>
      <text:p text:style-name="P4">
«Минув час для запевнень, що двері до НАТО відкриті. Потрібно трансформуватиїх у рішення, які дозволяють розпочати процес вступу України до НАТО» - додаланобелівська лавреатка.</text:p>
      <text:p text:style-name="P4">
<text:span text:style-name="T4">
Читайте також:</text:span>
 <text:a xlink:type="simple" xlink:href="https://www.ukrinform.ua/rubric-world/3721221-u-vatikani-30-nobelivskih-laureativ-pidpisali-deklaraciu-za-mir.html" text:style-name="Internet_20_link" text:visited-style-name="Visited_20_Internet_20_Link">
 У Ватикані 30 <text:span text:style-name="T4">
нобел</text:span>
 івських лауреатів підписалидекларацію за мир </text:a>
</text:p>
      <text:p text:style-name="P4">
Окрім того, Матвійчук заявила, що Росія завжди діяла проактивно тавикористовувала війни і окупацію чужих територій як fait accompli (подія, якунеможливо змінити – ред.), тим самим створювала нову реальність та змушуваламіжнародну спільноту із нею рахуватися.</text:p>
      <text:p text:style-name="P4">
«Демократичні країни, які беруть участь в НАТО, мають нарешті перехопитиініціативу, щоб почати управляти цим процесом. Ми надто довго сприймалибезпеку як даність. Потрібно взяти відповідальність за наше спільне майбутнє»,- підсумувала Нобелівська лауреатка миру.</text:p>
      <text:p text:style-name="P4">
Як повідомлялося, Президент Володимир Зеленський <text:a xlink:type="simple" xlink:href="https://www.ukrinform.ua/rubric-polytics/3734297-zelenskij-e-signali-so-u-vilnusi-obgovoruut-bez-ukraini-formuluvanna-umov-zaprosenna-do-nato.html" text:style-name="Internet_20_link" text:visited-style-name="Visited_20_Internet_20_Link">
 розкритикував країни НАТО</text:a>
 занерішучість у питанні вступу України в Альянс. Він заявив, що безпрецедентно йабсурдно, коли немає жодних часових рамок і для запрошення, і для членстваУкраїни, а натомість додається "якесь дивне формулювання про умови" навіть длязапрошення.</text:p>
      <text:p text:style-name="P4">
Source: <text:a xlink:type="simple" xlink:href="https://www.ukrinform.ua/rubric-society/3734399-nobelivska-lavreatka-pocatok-realnogo-vstupu-ukraini-v-nato-sposib-zaversiti-vijnu.html" text:style-name="Internet_20_link" text:visited-style-name="Visited_20_Internet_20_Link">
https://www.ukrinform.ua/rubric-society/3734399-nobelivska-lavreatka-pocatok-realnogo-vstupu-ukraini-v-nato-sposib-zaversiti-vijnu.html</text:a>
</text:p>
      <!--NEWS-->
      <text:h text:style-name="P10" text:outline-level="1">
<text:span text:style-name="T4">
Постачання російської нафти морем почало знижуватися – Bloomberg</text:span>
</text:h>
      <text:p text:style-name="P4">
Authors: Ukrinform (Person)</text:p>
      <text:p text:style-name="P4">
Publisher: Укринформ (Organization)</text:p>
      <text:p text:style-name="P4">
Published Time: 2023-07-11T16:15:27+03:00</text:p>
      <text:p text:style-name="P4">
Modified Time: 2023-07-11T16:15:27+03:00</text:p>
      <text:p text:style-name="P4">
Description: Постачання російської сирої нафти починає демонструвати ознаки падіння через чотири місяці після того, як країна оголосила про скорочення виробництва. — Укрінформ.</text:p>
      <text:p text:style-name="P4">
Images: ['<text:a xlink:type="simple" xlink:href="https://static.ukrinform.com/photos/2023_07/thumb_files/630_360_1689081309-629.jpg" text:style-name="Internet_20_link" text:visited-style-name="Visited_20_Internet_20_Link">
630_360_16890...</text:a>
']</text:p>
      <text:p text:style-name="P4">
Tags: ['нафта', 'Росія', 'Продаж']</text:p>
      <text:p text:style-name="P4">
Type: Article</text:p>
      <!--METADATA-->
      <text:p text:style-name="P4">
<draw:frame draw:style-name="fr1" draw:name="Image120" text:anchor-type="as-char" svg:width="6.9236in" svg:height="3.956343in" draw:z-index="0">
<draw:image xlink:href="../Images/yкринформ/2023-07-11T16-15-27-03-00/630_360_1689081309-629.jpg" xlink:type="simple" xlink:show="embed" xlink:actuate="onLoad" draw:mime-type="image/jpeg"/>
</draw:frame>
 Постачанняросійської сирої нафти починає демонструвати ознаки падіння через чотиримісяці після того, як країна оголосила про скорочення виробництва.</text:p>
      <text:p text:style-name="P4">
Як передає Укрінформ, про це повідомляє <text:a xlink:type="simple" xlink:href="http://www.bloomberg.com/news/articles/2023-07-11/russian-oil-flows-show-first-signs-of-drop-months-after-cuts-vow" text:style-name="Internet_20_link" text:visited-style-name="Visited_20_Internet_20_Link">
 Bloomberg</text:a>
 з посиланням на дані з відстеженнясуден та інші дані.</text:p>
      <text:p text:style-name="P4">
Зазначається, що постачання сирої нафти через західні порти Росії на початкулипня вперше впало суттєво нижче за середній лютневий рівень після різкогозростання обсягів навесні.</text:p>
      <text:p text:style-name="P4">
Потоки російської нафти, що перевозиться морем, в інші країні впали до 2,86мільйона барелів за добу протягом минулого тижня.</text:p>
      <text:p text:style-name="P4">
За даними агентства, чотиритижневі середні поставки азіатським клієнтам Росії,а також поставки на суднах, які не вказують кінцевий пункт призначення, впалидо 2,93 мільйона барелів за день. Це найнижчий показник з середини січня.</text:p>
      <text:p text:style-name="P4">
У лютому <text:a xlink:type="simple" xlink:href="https://www.ukrinform.ua/tag-rosia" text:style-name="Internet_20_link" text:visited-style-name="Visited_20_Internet_20_Link">
 Росія </text:a>
 спочатку заявила, щоскоротить видобуток нафти на 500 000 барелів на день у відповідь на санкціїЗаходу та обмеження цін на її нафту. Крім цього, Москва засекретила ряд даних,тому нині достеменно невідомо, як вона виконує свою обіцянку.</text:p>
      <text:p text:style-name="P4">
<text:span text:style-name="T4">
Читайте також:</text:span>
 <text:a xlink:type="simple" xlink:href="https://www.ukrinform.ua/rubric-economy/3733933-rosijske-palne-prodovzue-potraplati-na-ukrainskij-rinok-ekspert.html" text:style-name="Internet_20_link" text:visited-style-name="Visited_20_Internet_20_Link">
 Російське пальне продовжує потрапляти на українськийринок – експерт </text:a>
</text:p>
      <text:p text:style-name="P4">
Як повідомляв Укрінформ, ціни на нафту зростають у вівторок, 11 липня, завдякиоголошеним у Китаї заходам підтримки ринку нерухомості, проблеми якогопродовжують стримувати економічне зростання в країні.</text:p>
      <text:p text:style-name="P4">
<text:span text:style-name="T5">
Фото: Bloomberg</text:span>
</text:p>
      <text:p text:style-name="P4">
Source: <text:a xlink:type="simple" xlink:href="https://www.ukrinform.ua/rubric-economy/3734400-postacanna-rosijskoi-nafti-morem-pocalo-znizuvatisa-bloomberg.html" text:style-name="Internet_20_link" text:visited-style-name="Visited_20_Internet_20_Link">
https://www.ukrinform.ua/rubric-economy/3734400-postacanna-rosijskoi-nafti-morem-pocalo-znizuvatisa-bloomberg.html</text:a>
</text:p>
      <!--NEWS-->
      <text:h text:style-name="P10" text:outline-level="1">
<text:span text:style-name="T4">
Пулішич пройде медогляд у «Мілані» у середу - журналіст</text:span>
</text:h>
      <text:p text:style-name="P4">
Authors: Ukrinform (Person)</text:p>
      <text:p text:style-name="P4">
Publisher: Укринформ (Organization)</text:p>
      <text:p text:style-name="P4">
Published Time: 2023-07-11T16:18:54+03:00</text:p>
      <text:p text:style-name="P4">
Modified Time: 2023-07-11T16:18:54+03:00</text:p>
      <text:p text:style-name="P4">
Description: Американець підпише контракт до 2027 року. — Укрінформ.</text:p>
      <text:p text:style-name="P4">
Images: ['<text:a xlink:type="simple" xlink:href="https://static.ukrinform.com/photos/2023_07/thumb_files/630_360_1689081399-956.jpg" text:style-name="Internet_20_link" text:visited-style-name="Visited_20_Internet_20_Link">
630_360_16890...</text:a>
']</text:p>
      <text:p text:style-name="P4">
Tags: ['Челсі', 'Футбол', 'Мілан']</text:p>
      <text:p text:style-name="P4">
Type: Article</text:p>
      <!--METADATA-->
      <text:p text:style-name="P4">
<draw:frame draw:style-name="fr1" draw:name="Image121" text:anchor-type="as-char" svg:width="6.9236in" svg:height="3.956343in" draw:z-index="0">
<draw:image xlink:href="../Images/yкринформ/2023-07-11T16-18-54-03-00/630_360_1689081399-956.jpg" xlink:type="simple" xlink:show="embed" xlink:actuate="onLoad" draw:mime-type="image/jpeg"/>
</draw:frame>
Американець підпише контракт до 2027 року.</text:p>
      <text:p text:style-name="P4">
«Россонері» домовилися із «Синіми» про трансфер та підготували всі документи,гравець збірної США підпише контракт з «Міланом» терміном до літа 2027 року, <text:a xlink:type="simple" xlink:href="https://twitter.com/FabrizioRomano/status/1678713660946907136" text:style-name="Internet_20_link" text:visited-style-name="Visited_20_Internet_20_Link">
повідомляє </text:a>
Фабріціо Романо, передає Укрінформ.</text:p>
      <text:p text:style-name="P4">
У сезоні-2022/23 Крістіан зіграв у 30 матчах за «Челсі» у всіх турнірах.Американець відзначився одним голом та двома результативними передачами.</text:p>
      <text:p text:style-name="P4">
<text:span text:style-name="T4">
Читайте також:</text:span>
 <text:a xlink:type="simple" xlink:href="https://www.ukrinform.ua/rubric-sports/3732368-sevcenko-ta-zincenko-prezentuvali-dizajn-futbolok-blagodijnogo-matcu-na-pidtrimku-ukraini.html" text:style-name="Internet_20_link" text:visited-style-name="Visited_20_Internet_20_Link">
 Шевченко та Зінченко презентували дизайн футболокблагодійного матчу на підтримку України </text:a>
</text:p>
      <text:p text:style-name="P4">
Як повідомляв Укрінформ, «Челсі» завершив сезон на 12-му місці в АПЛ. «Мілан»посів четверте місце у Серії А та зіграє у Лізі чемпіонів.</text:p>
      <text:p text:style-name="P4">
Фото: Getty Images</text:p>
      <text:p text:style-name="P4">
Source: <text:a xlink:type="simple" xlink:href="https://www.ukrinform.ua/rubric-sports/3734403-pulisic-projde-medoglad-u-milani-u-seredu-zurnalist.html" text:style-name="Internet_20_link" text:visited-style-name="Visited_20_Internet_20_Link">
https://www.ukrinform.ua/rubric-sports/3734403-pulisic-projde-medoglad-u-milani-u-seredu-zurnalist.html</text:a>
</text:p>
      <!--NEWS-->
      <text:h text:style-name="P10" text:outline-level="1">
<text:span text:style-name="T4">
США сприймають буквально обов’язок захищати кожен дюйм території НАТО - Байден</text:span>
</text:h>
      <text:p text:style-name="P4">
Authors: Ukrinform (Person)</text:p>
      <text:p text:style-name="P4">
Publisher: Укринформ (Organization)</text:p>
      <text:p text:style-name="P4">
Published Time: 2023-07-11T16:20:00+03:00</text:p>
      <text:p text:style-name="P4">
Modified Time: 2023-07-11T16:20:00+03:00</text:p>
      <text:p text:style-name="P4">
Description: Сполучені Штати разом з усіма країнами НАТО сприймають обов’язок колективної оборони дуже серйозно і у буквальному сенсі готові захищати кожен дюйм території Альянсу. — Укрінформ.</text:p>
      <text:p text:style-name="P4">
Images: ['<text:a xlink:type="simple" xlink:href="https://static.ukrinform.com/photos/2023_07/thumb_files/630_360_1689081455-339.jpg" text:style-name="Internet_20_link" text:visited-style-name="Visited_20_Internet_20_Link">
630_360_16890...</text:a>
']</text:p>
      <text:p text:style-name="P4">
Tags: ['Байден', 'НАТО']</text:p>
      <text:p text:style-name="P4">
Type: Article</text:p>
      <!--METADATA-->
      <text:p text:style-name="P4">
<draw:frame draw:style-name="fr1" draw:name="Image122" text:anchor-type="as-char" svg:width="6.9236in" svg:height="3.956343in" draw:z-index="0">
<draw:image xlink:href="../Images/yкринформ/2023-07-11T16-20-00-03-00/630_360_1689081455-339.jpg" xlink:type="simple" xlink:show="embed" xlink:actuate="onLoad" draw:mime-type="image/jpeg"/>
</draw:frame>
 СполученіШтати разом з усіма країнами НАТО сприймають обов’язок колективної оборонидуже серйозно і у буквальному сенсі готові захищати кожен дюйм територіїАльянсу.</text:p>
      <text:p text:style-name="P4">
Про це заявив у вівторок у Вільнюсі під час спільного виступу з президентомЛитви Гітанасом Науседою глава Сполучених Штатів Джо Байден, передає власнийкореспондент Укрінформу.</text:p>
      <text:p text:style-name="P4">
«Ми сприймаємо – НАТО сприймає, усі ми сприймаємо – статтю 5(Північноатлантичного договору – ред.) буквально», - наголосив президент США.</text:p>
      <text:p text:style-name="P4">
Він уточнив, що вторгнення «на один дюйм території <text:a xlink:type="simple" xlink:href="https://www.ukrinform.ua/tag-nato" text:style-name="Internet_20_link" text:visited-style-name="Visited_20_Internet_20_Link">
 НАТО</text:a>
 » означає, що всі країни-члени Альянсуперебуватимуть у війні проти тих, хто порушить цей простір.</text:p>
      <text:p text:style-name="P4">
«І ми захищатимемо кожен дюйм»,- підкреслив Байден.</text:p>
      <text:p text:style-name="P4">
<text:span text:style-name="T4">
Читайте також:</text:span>
 <text:a xlink:type="simple" xlink:href="https://www.ukrinform.ua/rubric-polytics/3734393-bajden-pidtrimav-formuluvanna-nato-sodo-majbutnogo-clenstva-ukraini-v-alansi.html" text:style-name="Internet_20_link" text:visited-style-name="Visited_20_Internet_20_Link">
 <text:span text:style-name="T4">
Байден</text:span>
 підтримав формулювання НАТО щодо майбутньогочленства України в Альянсі </text:a>
</text:p>
      <text:p text:style-name="P4">
Він зазначив, що впродовж наступних днів у Вільнюсі крани-члени Альянсузосередяться на тому, як зміцнити східний фланг НАТО та модернізуватиможливості стримування й оборони. «Ми також обговорюватимемо нашу підтримкународу України. І я хочу подякувати вам за ваше партнерство та лідерство, колими разом приймаємо цей виклик»,- зауважив президент Сполучених Штатів.</text:p>
      <text:p text:style-name="P4">
Нагадаємо, стаття 5 Північноатлантичного договору підтверджує, що збройнийнапад на одну або кількох із країн-членів НАТО в Європі чи в Північній Америці«вважатиметься нападом на них усіх».</text:p>
      <text:p text:style-name="P4">
Як повідомлялося, президент США одразу після оголошення Єнсом Столтенбергомпро готовність Туреччини розблокувати вступ Швеції до НАТО виступив із заявою,у якій <text:a xlink:type="simple" xlink:href="https://www.ukrinform.ua/rubric-world/3734105-bajden-privitav-risenna-erdogana-sodo-rozblokuvanna-vstupu-svecii-do-nato.html" text:style-name="Internet_20_link" text:visited-style-name="Visited_20_Internet_20_Link">
 привітав рішення Ердогана та висловив сподівання на швидке приєднанняШвеції до Альянсу. </text:a>
</text:p>
      <text:p text:style-name="P4">
<text:span text:style-name="T5">
Фото: twitter / GitanasNauseda</text:span>
</text:p>
      <text:p text:style-name="P4">
Source: <text:a xlink:type="simple" xlink:href="https://www.ukrinform.ua/rubric-world/3734405-ssa-sprijmaut-bukvalno-obovazok-zahisati-kozen-dujm-teritorii-nato-bajden.html" text:style-name="Internet_20_link" text:visited-style-name="Visited_20_Internet_20_Link">
https://www.ukrinform.ua/rubric-world/3734405-ssa-sprijmaut-bukvalno-obovazok-zahisati-kozen-dujm-teritorii-nato-bajden.html</text:a>
</text:p>
      <!--NEWS-->
      <text:h text:style-name="P10" text:outline-level="1">
<text:span text:style-name="T4">
Instagram додасть інструменти брендованого контенту до Threads</text:span>
</text:h>
      <text:p text:style-name="P4">
Authors: Ukrinform (Person)</text:p>
      <text:p text:style-name="P4">
Publisher: Укринформ (Organization)</text:p>
      <text:p text:style-name="P4">
Published Time: 2023-07-11T16:21:58+03:00</text:p>
      <text:p text:style-name="P4">
Modified Time: 2023-07-11T16:21:58+03:00</text:p>
      <text:p text:style-name="P4">
Description: Соціальна мережа Instagram планує перенести свої брендовані контент-інструменти у нову соцмережу Threads. — Укрінформ.</text:p>
      <text:p text:style-name="P4">
Images: ['<text:a xlink:type="simple" xlink:href="https://static.ukrinform.com/photos/2023_07/thumb_files/630_360_1688661368-646.jpg" text:style-name="Internet_20_link" text:visited-style-name="Visited_20_Internet_20_Link">
630_360_16886...</text:a>
']</text:p>
      <text:p text:style-name="P4">
Tags: ['Instagram', 'Соцмережі', ' Threads']</text:p>
      <text:p text:style-name="P4">
Type: Article</text:p>
      <!--METADATA-->
      <text:p text:style-name="P4">
<draw:frame draw:style-name="fr1" draw:name="Image123" text:anchor-type="as-char" svg:width="6.9236in" svg:height="3.956343in" draw:z-index="0">
<draw:image xlink:href="../Images/yкринформ/2023-07-11T16-21-58-03-00/630_360_1688661368-646.jpg" xlink:type="simple" xlink:show="embed" xlink:actuate="onLoad" draw:mime-type="image/jpeg"/>
</draw:frame>
 Соціальнамережа Instagram планує перенести свої брендовані контент-інструменти у новусоцмережу Threads.</text:p>
      <text:p text:style-name="P4">
Про це повідомляє <text:a xlink:type="simple" xlink:href="http://www.reuters.com/technology/meta-planning-bring-its-branded-content-tools-threads-axios-2023-07-11/" text:style-name="Internet_20_link" text:visited-style-name="Visited_20_Internet_20_Link">
 Reuters </text:a>
 , передаєУкрінформ.</text:p>
      <text:p text:style-name="P4">
"Такі інструменти допоможуть маркетологам співпрацювати з інфлюенсерами вмежах платних партнерств на платформі соціальних мереж, поки реклама буденедоступна", - йдеться у публікації.</text:p>
      <text:p text:style-name="P4">
Генеральний директор Meta Марк Цукерберг заявив, що "компанія буде думати промонетизацію Threads лише тоді, коли буде чіткий шлях до мільярдакористувачів".</text:p>
      <text:p text:style-name="P4">
<text:span text:style-name="T4">
Читайте також:</text:span>
 <text:a xlink:type="simple" xlink:href="https://www.ukrinform.ua/rubric-technology/3732298-ukrinform-e-na-threads.html" text:style-name="Internet_20_link" text:visited-style-name="Visited_20_Internet_20_Link">
 УКРІНФОРМ є на <text:span text:style-name="T4">
Threads</text:span>
 !</text:a>
</text:p>
      <text:p text:style-name="P4">
Instagram дозволяє користувачам переносити свої акаунти, облікові дані тапідписників у Threads, що дає текстовій соціальній мережі доступ до більш ніж2-мільярдної бази користувачів платформи для обміну фотографіями.</text:p>
      <text:p text:style-name="P4">
Кілька компаній вже почали створювати акаунти на Threads, щоб органічнорозміщувати контент попри відсутність реклами на платформі.</text:p>
      <text:p text:style-name="P4">
Проте відсутність хештегів та функцій пошуку за ключовими словами на Threadsможе обмежити привабливість платформи для рекламодавців, зазначається упублікації.</text:p>
      <text:p text:style-name="P4">
<text:span text:style-name="T4">
Читайте також:</text:span>
 <text:a xlink:type="simple" xlink:href="https://www.ukrinform.ua/rubric-technology/3732686-twitter-pogrozue-meta-sudom-cerez-nibito-kradizku-idei-socmerezi-threads-zmi.html" text:style-name="Internet_20_link" text:visited-style-name="Visited_20_Internet_20_Link">
 Twitter погрожує Meta судом через нібито крадіжку ідеїсоцмережі <text:span text:style-name="T4">
Threads</text:span>
 - ЗМІ </text:a>
</text:p>
      <text:p text:style-name="P4">
Як повідомляв Укрінформ, 6 липня Meta запустила текстовий сервіс Threads, що,як очікується, має стати конкурентом Твіттеру.</text:p>
      <text:p text:style-name="P4">
Source: <text:a xlink:type="simple" xlink:href="https://www.ukrinform.ua/rubric-technology/3734406-instagram-dodast-instrumenti-brendovanogo-kontentu-do-threads.html" text:style-name="Internet_20_link" text:visited-style-name="Visited_20_Internet_20_Link">
https://www.ukrinform.ua/rubric-technology/3734406-instagram-dodast-instrumenti-brendovanogo-kontentu-do-threads.html</text:a>
</text:p>
      <!--NEWS-->
      <text:h text:style-name="P10" text:outline-level="1">
<text:span text:style-name="T4">
Експорт агропродукції з морських портів України за тиждень скоротився на 45% - УКАБ</text:span>
</text:h>
      <text:p text:style-name="P4">
Authors: Ukrinform (Person)</text:p>
      <text:p text:style-name="P4">
Publisher: Укринформ (Organization)</text:p>
      <text:p text:style-name="P4">
Published Time: 2023-07-11T16:22:31+03:00</text:p>
      <text:p text:style-name="P4">
Modified Time: 2023-07-11T16:22:31+03:00</text:p>
      <text:p text:style-name="P4">
Description: Упродовж 49 тижня роботи «зернового коридору», з 3 по 9 липня 2023 року, через морські порти Одеської області було експортовано 151,8 тис. т агропромислової продукції, що на 45% менше, ніж за попередній тиждень.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Економіка', 'Експорт', 'Україна', 'Зерно', 'зерновий коридор']</text:p>
      <text:p text:style-name="P4">
Type: Article</text:p>
      <!--METADATA-->
      <text:p text:style-name="P4">
<draw:frame draw:style-name="fr1" draw:name="Image124" text:anchor-type="as-char" svg:width="6.9236in" svg:height="3.956343in" draw:z-index="0">
<draw:image xlink:href="../Images/yкринформ/2023-07-11T16-22-31-03-00/630_360_1680511197-485.jpg" xlink:type="simple" xlink:show="embed" xlink:actuate="onLoad" draw:mime-type="image/jpeg"/>
</draw:frame>
 Упродовж49 тижня роботи «зернового коридору», з 3 по 9 липня 2023 року, через морськіпорти Одеської області було експортовано 151,8 тис. т агропромисловоїпродукції, що на 45% менше, ніж за попередній тиждень.</text:p>
      <text:p text:style-name="P4">
Як передає Укрінформ, про це повідомляє <text:a xlink:type="simple" xlink:href="https://www.ucab.ua/ua/pres_sluzhba/novosti/robota_zernovogo_koridoru_led_zhevrie" text:style-name="Internet_20_link" text:visited-style-name="Visited_20_Internet_20_Link">
 пресслужба Українського клубуаграрного бізнесу.</text:a>
</text:p>
      <text:p text:style-name="P4">
Зазначається, що з 3 по 9 липня в українських морпортах було завантажено 4судна - це на 2 одиниці менше, ніж за попередній тиждень. Ці судназавантажені, але вони ще не пройшли необхідну інспекцію для продовження рухудалі та очікують її.</text:p>
      <text:p text:style-name="P4">
Протягом 49 тижня роботи "зернового коридору" найбільше експортовано:кукурудзи (частка у загальній структурі експорту - 59%), пшениці (26%) тамакухи соняшникової (15%). Українська продукція була відправлена в країни:Азії (Китай та Туреччина), Африки (Туніс) та Європи (Франції).</text:p>
      <text:p text:style-name="P4">
<text:span text:style-name="T4">
Читайте також:</text:span>
 <text:a xlink:type="simple" xlink:href="https://www.ukrinform.ua/rubric-economy/3734182-vid-pocatku-lipna-u-mezah-zernovoi-ugodi-z-ukrainskih-portiv-vijsli-sist-suden.html" text:style-name="Internet_20_link" text:visited-style-name="Visited_20_Internet_20_Link">
 Від початку липня у межах «зернової угоди» з українськихпортів вийшли шість суден </text:a>
</text:p>
      <text:p text:style-name="P4">
В УКАБ наголошують, що з кінця червня не пройшло інспекцію жодне судно на вхідв українські морпорти. За попередньою домовленістю, дія поточної угодизакінчується 18 липня 2023 року, однак ще завчасно до цієї дати максимальногальмується робота «зернового коридору».</text:p>
      <text:p text:style-name="P4">
Наразі весь аграрний ринок в очікуванні подальшої долі угоди, оскількирозпочалися жнива і питання <text:a xlink:type="simple" xlink:href="https://www.ukrinform.ua/tag-eksport" text:style-name="Internet_20_link" text:visited-style-name="Visited_20_Internet_20_Link">
 експорту </text:a>
стає особливо актуальним.</text:p>
      <text:p text:style-name="P4">
Всього від початку роботи «зернового коридору», з 1 серпня 2022 року по 9липня 2023 року, Україна експортувала 32,8 млн т продукції АПК.</text:p>
      <text:p text:style-name="P4">
<text:span text:style-name="T4">
Читайте також:</text:span>
 <text:a xlink:type="simple" xlink:href="https://www.ukrinform.ua/rubric-ato/3733880-robota-zernovogo-koridoru-fakticno-zablokovana-z-kinca-cervna-ekspert.html" text:style-name="Internet_20_link" text:visited-style-name="Visited_20_Internet_20_Link">
 Робота «зернового коридору» фактично заблокована з кінцячервня - експерт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Чорне море». Дія угоди була продовжена на120 днів, проте росіяни заявляли, що угода діятиме до 18 травня 2023 року.</text:p>
      <text:p text:style-name="P4">
Віцепрем’єр-міністр з відновлення – міністр розвитку громад, територій таінфраструктури Олександр Кубраков 17 травня повідомив, що угода діятиме до 18липня 2023 року.</text:p>
      <text:p text:style-name="P4">
<text:span text:style-name="T5">
Фото: Мінагрополітики</text:span>
</text:p>
      <text:p text:style-name="P4">
Source: <text:a xlink:type="simple" xlink:href="https://www.ukrinform.ua/rubric-economy/3734407-eksport-agroprodukcii-z-morskih-portiv-ukraini-za-tizden-skorotivsa-na-45-ukab.html" text:style-name="Internet_20_link" text:visited-style-name="Visited_20_Internet_20_Link">
https://www.ukrinform.ua/rubric-economy/3734407-eksport-agroprodukcii-z-morskih-portiv-ukraini-za-tizden-skorotivsa-na-45-ukab.html</text:a>
</text:p>
      <!--NEWS-->
      <text:h text:style-name="P10" text:outline-level="1">
<text:span text:style-name="T4">
Розблокування Туреччиною вступу Швеції до НАТО є добрим знаком і для України – посол</text:span>
</text:h>
      <text:p text:style-name="P4">
Authors: Ukrinform (Person)</text:p>
      <text:p text:style-name="P4">
Publisher: Укринформ (Organization)</text:p>
      <text:p text:style-name="P4">
Published Time: 2023-07-11T16:23:20+03:00</text:p>
      <text:p text:style-name="P4">
Modified Time: 2023-07-11T16:23:20+03:00</text:p>
      <text:p text:style-name="P4">
Description: Розблокування Туреччиною вступу Швеції до НАТО є добрим знаком і для України, оскільки ми зацікавлені в розширенні Альянсу. — Укрінформ.</text:p>
      <text:p text:style-name="P4">
Images: ['<text:a xlink:type="simple" xlink:href="https://static.ukrinform.com/photos/2022_02/thumb_files/630_360_1645272457-144.jpg" text:style-name="Internet_20_link" text:visited-style-name="Visited_20_Internet_20_Link">
630_360_16452...</text:a>
']</text:p>
      <text:p text:style-name="P4">
Tags: ['НАТО', 'Швеція', 'Україна', 'Туреччина', 'Єдині новини']</text:p>
      <text:p text:style-name="P4">
Type: Article</text:p>
      <!--METADATA-->
      <text:p text:style-name="P4">
<draw:frame draw:style-name="fr1" draw:name="Image125" text:anchor-type="as-char" svg:width="6.9236in" svg:height="3.956343in" draw:z-index="0">
<draw:image xlink:href="../Images/yкринформ/2023-07-11T16-23-20-03-00/630_360_1645272457-144.jpg" xlink:type="simple" xlink:show="embed" xlink:actuate="onLoad" draw:mime-type="image/jpeg"/>
</draw:frame>
Розблокування Туреччиною вступу Швеції до НАТО є добрим знаком і для України,оскільки ми зацікавлені в розширенні Альянсу.</text:p>
      <text:p text:style-name="P4">
Про це заявив посол України в Туреччині Василь Боднар в ефірі телемарафону«Єдині новини», повідомляє кореспондент Укрінформу.</text:p>
      <text:p text:style-name="P4">
«Це (розблокування вступу Швеції в Альянс – ред.) добрий знак, оскількирозширення НАТО відповідає інтересам України, і ми сподіваємося також, щоприйде час, і Україна набуде повноправного членства у найближчій перспективі»,- сказав дипломат.</text:p>
      <text:p text:style-name="P4">
Він зазначив, що досягнення відповідних домовленостей між Туреччиною і Швецієюбуло «комплексним питанням». У цьому контексті Боднар нагадав, що паралельнотривав діалог Анкари і Вашингтона стосовно насамперед постачання літаків F-16,а також допомоги США у знятті запроваджених щодо Туреччини обмежень напостачання технологій.</text:p>
      <text:p text:style-name="P4">
Коментуючи заяву президента <text:a xlink:type="simple" xlink:href="https://www.ukrinform.ua/tag-tureccina" text:style-name="Internet_20_link" text:visited-style-name="Visited_20_Internet_20_Link">
 Туреччини </text:a>
 Реджепа Таїпа Ердогана про те, що Україна заслуговує на те, щоббути членом НАТО, дипломат насамперед відзначив співпрацю обох країн воборонній сфері, а також привернув увагу до геополітичних переваг для Анкаривступу України до Альянсу.</text:p>
      <text:p text:style-name="P4">
«Насправді, геополітично вступ України до НАТО прикриває північний флангТуреччини і посилює безпеку Чорного моря в рази, оскільки і територія Криму, ітериторія Сходу України будуть створювати додатковий елемент безпеки длявсього регіону Північного Причорномор’я. Крім того, геополітичне навантаженняна Туреччину як найбільш південно-східний фланг НАТО, яке зараз є, також будерозділене з Україною. Плюс ми як країна, яка вже є у війні, перебрали на себебільшість російських загроз, які існували в регіоні», - пояснив посол.</text:p>
      <text:p text:style-name="P4">
<text:span text:style-name="T4">
Читайте також:</text:span>
 <text:a xlink:type="simple" xlink:href="https://www.ukrinform.ua/rubric-polytics/3734393-bajden-pidtrimav-formuluvanna-nato-sodo-majbutnogo-clenstva-ukraini-v-alansi.html" text:style-name="Internet_20_link" text:visited-style-name="Visited_20_Internet_20_Link">
 Байден підтримав формулювання <text:span text:style-name="T4">
НАТО</text:span>
 щодо майбутньогочленства України в Альянсі </text:a>
</text:p>
      <text:p text:style-name="P4">
Як повідомляв Укрінформ, у понеділок президент Туреччини Реджеп Тайїп Ердоганпогодився передати турецькому парламенту протокол про приєднання Швеції доНАТО.</text:p>
      <text:p text:style-name="P4">
Водночас іще одна країна-член НАТО, Угорщина, блокує євроатлантичну інтеграціюШвеції. Однак глава МЗС Петер Сійярто минулого тижня заявив, що Будапешт незволікатиме з ратифікацією протоколу, як тільки свою позицію змінитьТуреччина.</text:p>
      <text:p text:style-name="P4">
Source: <text:a xlink:type="simple" xlink:href="https://www.ukrinform.ua/rubric-polytics/3734408-rozblokuvanna-tureccinou-vstupu-svecii-do-nato-e-dobrim-znakom-i-dla-ukraini-posol.html" text:style-name="Internet_20_link" text:visited-style-name="Visited_20_Internet_20_Link">
https://www.ukrinform.ua/rubric-polytics/3734408-rozblokuvanna-tureccinou-vstupu-svecii-do-nato-e-dobrim-znakom-i-dla-ukraini-posol.html</text:a>
</text:p>
      <!--NEWS-->
      <text:h text:style-name="P10" text:outline-level="1">
<text:span text:style-name="T4">
СФУЖО провела семінар для українських переселенців у Торонто</text:span>
</text:h>
      <text:p text:style-name="P4">
Authors: Ukrinform (Person)</text:p>
      <text:p text:style-name="P4">
Publisher: Укринформ (Organization)</text:p>
      <text:p text:style-name="P4">
Published Time: 2023-07-11T16:29:00+03:00</text:p>
      <text:p text:style-name="P4">
Modified Time: 2023-07-11T16:29:00+03:00</text:p>
      <text:p text:style-name="P4">
Description: Світова федерація українських жіночих організацій (СФУЖО) провела в канадському Торонто семінар для тимчасово переселених українців на тему «Як не впасти у відчай в час адаптації: Інструменти та ресурси психологічної підтримки». — Укрінформ.</text:p>
      <text:p text:style-name="P4">
Images: ['<text:a xlink:type="simple" xlink:href="https://static.ukrinform.com/photos/2023_07/thumb_files/630_360_1689075601-679.jpg" text:style-name="Internet_20_link" text:visited-style-name="Visited_20_Internet_20_Link">
630_360_16890...</text:a>
']</text:p>
      <text:p text:style-name="P4">
Tags: ['Діаспора', 'Канада', 'Біженці', 'Війна з Росією']</text:p>
      <text:p text:style-name="P4">
Type: Article</text:p>
      <!--METADATA-->
      <text:p text:style-name="P4">
<draw:frame draw:style-name="fr1" draw:name="Image126" text:anchor-type="as-char" svg:width="6.9236in" svg:height="3.956343in" draw:z-index="0">
<draw:image xlink:href="../Images/yкринформ/2023-07-11T16-29-00-03-00/630_360_1689075601-679.jpg" xlink:type="simple" xlink:show="embed" xlink:actuate="onLoad" draw:mime-type="image/jpeg"/>
</draw:frame>
 Світовафедерація українських жіночих організацій (СФУЖО) провела в канадськомуТоронто семінар для тимчасово переселених українців на тему «Як не впасти увідчай в час адаптації: Інструменти та ресурси психологічної підтримки».</text:p>
      <text:p text:style-name="P4">
Як передає Укрінформ, про це йдеться на <text:a xlink:type="simple" xlink:href="https://www.facebook.com/permalink.php" text:style-name="Internet_20_link" text:visited-style-name="Visited_20_Internet_20_Link">
 фейсбук-сторінці</text:a>
СФУЖО.</text:p>
      <text:p text:style-name="P4">
</text:p>
      <text:p text:style-name="P4">
За повідомленням, під час семінару спікер Олена Петрова, психотерапевт ідипломований соціальний працівник, ознайомила зацікавлених з тим, якадаптуватися та почувати себе менш самотнім в нових обставинах та де і якшукати допомогу, коли потрібна психологічна підтримка.</text:p>
      <text:p text:style-name="P4">
</text:p>
      <text:p text:style-name="P4">
Партнером цього заходу стала Канадсько-Українська імміграційна служба, афінансово підтримала Delta Bingo і Gaming Downsview.</text:p>
      <text:p text:style-name="P4">
</text:p>
      <text:p text:style-name="P4">
Нагадаємо, від початку повномасштабної війни до Канади <text:a xlink:type="simple" xlink:href="https://www.ukrinform.ua/rubric-world/3710227-z-pocatku-povnomasstabnoi-vijni-do-kanadi-priihali-bils-ak-220-000-ukrainciv.html" text:style-name="Internet_20_link" text:visited-style-name="Visited_20_Internet_20_Link">
 приїхали</text:a>
 понад 220 000українців. Новонародженим українцям у Канаді <text:a xlink:type="simple" xlink:href="https://www.ukrinform.ua/rubric-diaspora/3711174-u-kanadi-novonarodzenim-ukraincam-daruvatimut-visivanku.html" text:style-name="Internet_20_link" text:visited-style-name="Visited_20_Internet_20_Link">
 даруватимуть</text:a>
 вишиванку.</text:p>
      <text:p text:style-name="P4">
<text:span text:style-name="T5">
Фото: СФУЖО / Фейсбук</text:span>
</text:p>
      <text:p text:style-name="P4">
Source: <text:a xlink:type="simple" xlink:href="https://www.ukrinform.ua/rubric-diaspora/3734339-sfuzo-provela-seminar-dla-ukrainskih-pereselenciv-u-toronto.html" text:style-name="Internet_20_link" text:visited-style-name="Visited_20_Internet_20_Link">
https://www.ukrinform.ua/rubric-diaspora/3734339-sfuzo-provela-seminar-dla-ukrainskih-pereselenciv-u-toronto.html</text:a>
</text:p>
      <!--NEWS-->
      <text:h text:style-name="P10" text:outline-level="1">
<text:span text:style-name="T4">
Штати відстежують дії РФ і Білорусі, пов’язані з ядерною зброєю</text:span>
</text:h>
      <text:p text:style-name="P4">
Authors: Ukrinform (Person)</text:p>
      <text:p text:style-name="P4">
Publisher: Укринформ (Organization)</text:p>
      <text:p text:style-name="P4">
Published Time: 2023-07-11T16:30:00+03:00</text:p>
      <text:p text:style-name="P4">
Modified Time: 2023-07-11T23:30:00+03:00</text:p>
      <text:p text:style-name="P4">
Description: Сполучені Штати відстежують повідомлення й заяви щодо можливого розгортання на території Білорусі російської ядерної зброї та контролюють, щоб Росія дотримувалася зобов’язань з нерозповсюдження. — Укрінформ.</text:p>
      <text:p text:style-name="P4">
Images: ['<text:a xlink:type="simple" xlink:href="https://static.ukrinform.com/photos/2018_04/thumb_files/630_360_1523262802-8395.jpeg" text:style-name="Internet_20_link" text:visited-style-name="Visited_20_Internet_20_Link">
630_360_15232...</text:a>
']</text:p>
      <text:p text:style-name="P4">
Tags: ['Білорусь', 'США', 'Ядерна зброя', 'Держдеп', 'Росія']</text:p>
      <text:p text:style-name="P4">
Type: Article</text:p>
      <!--METADATA-->
      <text:p text:style-name="P4">
<draw:frame draw:style-name="fr1" draw:name="Image130" text:anchor-type="as-char" svg:width="6.9236in" svg:height="3.956343in" draw:z-index="0">
<draw:image xlink:href="../Images/yкринформ/2023-07-11T16-30-00-03-00/630_360_1523262802-8395.jpeg" xlink:type="simple" xlink:show="embed" xlink:actuate="onLoad" draw:mime-type="image/jpeg"/>
</draw:frame>
Сполучені Штати відстежують повідомлення й заяви щодо можливого розгортання натериторії Білорусі російської ядерної зброї та контролюють, щоб Росіядотримувалася зобов’язань з нерозповсюдження.</text:p>
      <text:p text:style-name="P4">
Таку позицію висловив у вівторок під час пресбрифінгу в Вашингтоні речникДерждепартаменту США Меттью Міллер, передає власний кореспондент Укрінформу.</text:p>
      <text:p text:style-name="P4">
«Ми продовжуємо активно стежити за повідомленнями щодо угоди між Росією йБілоруссю, аби бути певними, що Росія зберігає контроль над своєю зброєю вразі будь-якого розгортання її в Білорусі та дотримується своїх зобов’язаньзгідно з Договором про нерозповсюдження ядерної зброї»,- зазначив представникДерждепу.</text:p>
      <text:p text:style-name="P4">
<text:span text:style-name="T4">
Читайте також:</text:span>
 <text:span text:style-name="T4">
<text:a xlink:type="simple" xlink:href="https://www.ukrinform.ua/rubric-polytics/3731679-si-czinpin-pid-cas-zustrici-z-putinim-zasterig-jogo-vid-zastosuvanna-adernoi-zbroi-ft.html" text:style-name="Internet_20_link" text:visited-style-name="Visited_20_Internet_20_Link">
 Сі Цзіньпін під час зустрічі з Путіним застеріг йоговід застосування ядерної зброї — FT </text:a>
 </text:span>
</text:p>
      <text:p text:style-name="P4">
Він підкреслив, що американська сторона «уважно стежитиме» за будь-якимиможливими відхиленнями Росії від виконання умов.</text:p>
      <text:p text:style-name="P4">
«Але я додам, що ми не бачили жодних підстав для коригування розміщення нашихвласних ядерних сил, а також жодних ознак того, що Росія готується застосуватиядерну зброю»,- зазначив речник Держдепартаменту США.</text:p>
      <text:p text:style-name="P4">
<text:span text:style-name="T4">
Читайте також:</text:span>
 <text:span text:style-name="T4">
<text:a xlink:type="simple" xlink:href="https://www.ukrinform.ua/rubric-world/3729940-vidpovid-putinu-polsa-prosit-nato-rozmistiti-na-svoij-teritorii-adernu-zbrou.html" text:style-name="Internet_20_link" text:visited-style-name="Visited_20_Internet_20_Link">
 Відповідь Путіну: Польща просить НАТО розмістити насвоїй території ядерну зброю </text:a>
 </text:span>
</text:p>
      <text:p text:style-name="P4">
Як повідомлялося, наприкінці травня міністри оборони Росії й Білорусіпідписали документи про розміщення тактичної <text:span text:style-name="T4">
<text:a xlink:type="simple" xlink:href="https://www.ukrinform.ua/tag-aderna-zbroa" text:style-name="Internet_20_link" text:visited-style-name="Visited_20_Internet_20_Link">
 ядерної зброї</text:a>
 </text:span>
 на білоруській території. Тогож дня самопроголошений президент Білорусі Олександр Лукашенко заявив, щоядерну зброю РФ уже почали переміщувати в країну.</text:p>
      <text:p text:style-name="P4">
Путін на зустрічі з Лукашенком у Сочі повідомив, що тактичну ядерну зброюдоправлять до Республіки Білорусь після 7-8 липня.</text:p>
      <text:p text:style-name="P4">
Source: <text:a xlink:type="simple" xlink:href="https://www.ukrinform.ua/rubric-world/3734567-stati-vidstezuut-dii-rf-i-bilorusi-povazani-z-adernou-zbroeu.html" text:style-name="Internet_20_link" text:visited-style-name="Visited_20_Internet_20_Link">
https://www.ukrinform.ua/rubric-world/3734567-stati-vidstezuut-dii-rf-i-bilorusi-povazani-z-adernou-zbroeu.html</text:a>
</text:p>
      <!--NEWS-->
      <text:h text:style-name="P10" text:outline-level="1">
<text:span text:style-name="T4">
Бізнес підтримує зниження ПДВ і податку на прибуток до 10% та податку на зарплати до 20%</text:span>
</text:h>
      <text:p text:style-name="P4">
Authors: Ukrinform (Person)</text:p>
      <text:p text:style-name="P4">
Publisher: Укринформ (Organization)</text:p>
      <text:p text:style-name="P4">
Published Time: 2023-07-11T16:36:25+03:00</text:p>
      <text:p text:style-name="P4">
Modified Time: 2023-07-11T16:36:25+03:00</text:p>
      <text:p text:style-name="P4">
Description: Український бізнес розраховує, що результатом податкової реформи буде зниження податків на додану вартість та на прибуток до 10%, а оподаткування зарплат зменшиться принаймні до 20%. — Укрінформ.</text:p>
      <text:p text:style-name="P4">
Images: ['<text:a xlink:type="simple" xlink:href="https://static.ukrinform.com/photos/2023_07/thumb_files/630_360_1689079801-638.jpg" text:style-name="Internet_20_link" text:visited-style-name="Visited_20_Internet_20_Link">
630_360_16890...</text:a>
']</text:p>
      <text:p text:style-name="P4">
Tags: ['Бізнес', 'Опитування', 'Податки']</text:p>
      <text:p text:style-name="P4">
Type: Article</text:p>
      <!--METADATA-->
      <text:p text:style-name="P4">
<draw:frame draw:style-name="fr1" draw:name="Image131" text:anchor-type="as-char" svg:width="6.9236in" svg:height="3.956343in" draw:z-index="0">
<draw:image xlink:href="../Images/yкринформ/2023-07-11T16-36-25-03-00/630_360_1689079801-638.jpg" xlink:type="simple" xlink:show="embed" xlink:actuate="onLoad" draw:mime-type="image/jpeg"/>
</draw:frame>
Український бізнес розраховує, що результатом податкової реформи буде зниженняподатків на додану вартість та на прибуток до 10%, а оподаткування зарплатзменшиться принаймні до 20%.</text:p>
      <text:p text:style-name="P4">
Про це експертка з досліджень дослідницької агенції Info Sapiens АнастасіяШуренкова повідомила на пресконференції в Медіацентрі Україна - Укрінформ натему “Ставлення бізнесу до Антикорупційної податкової реформи”.</text:p>
      <text:p text:style-name="P4">
Експертка послалася на дані опитування 500 власників та керівників підприємств- юридичних осіб (по 150 представників мікро- й малого бізнесу та 200 -великого і середнього), проведеного фахівцями агенції у формі глибинногоінтерв’ю.</text:p>
      <text:p text:style-name="P4">
З’ясувалося, що <text:a xlink:type="simple" xlink:href="https://www.ukrinform.ua/tag-biznes" text:style-name="Internet_20_link" text:visited-style-name="Visited_20_Internet_20_Link">
 бізнес </text:a>
 зацікавлений узниженні податкового навантаження принаймні до 10% і вважає, що саме нинішнівисокі ставки податків змушують підприємства вдаватись до всіляких схемоптимізації.</text:p>
      <text:p text:style-name="P4">
“Ми запитували, що потрібно, аби бізнеси - такі, як ваші, - відмовилися відоптимізації. Більшість сказали, що передовсім треба знижувати податки назарплату. Оптимальна ставка - 20% (щодо зарплати “на руки”). Тобто, якщо япрацюю в компанії і мені мають заплатити 1000 гривень, то ще 200 гривенькомпанія згодна сплатити як податок. Але не ще одну тисячу чи 500 гривень, якзараз. У сегменті середнього бізнесу багато людей готові платити до 25%. Колиж казати про бажану ставку ПДВ, представники бізнесу майже одностайні: ставкане має перевищувати 10%. Є й ті, хто взагалі за скасування податку на доданувартість. Але ми розуміємо, що в кожній вибірці є до 5% людей, котрівідповідають якось інакше”, - розповіла Шуренкова.</text:p>
      <text:p text:style-name="P4">
Така ж ситуація і з податком на прибуток. При цьому частина мікробізнесуготова “чесно” сплачувати за ставкою до 15%.</text:p>
      <text:p text:style-name="P4">
Приблизно таку схему оподаткування і пропонує і Антикорупційна податковареформа, відома також під назвою “реформа 10-10-10”, наголосила дослідниця.</text:p>
      <text:p text:style-name="P4">
<text:span text:style-name="T4">
Читайте також:</text:span>
 <text:a xlink:type="simple" xlink:href="https://www.ukrinform.ua/rubric-economy/3734391-majze-90-ukrainskogo-biznesu-vdautsa-do-shem-optimizacii-podatkiv.html" text:style-name="Internet_20_link" text:visited-style-name="Visited_20_Internet_20_Link">
 Майже 90% українського бізнесу вдаються до схемоптимізації податків </text:a>
</text:p>
      <text:p text:style-name="P4">
Як повідомлялося, ініціатором проєкту податкових змін, який передовсімпередбачає зниження ставок основних податків на прибуток для бізнесу, єзаступник голови ОПУ з економічних питань Ростислав Шурма. Запропонованийваріант реформи також передбачає обмеження повноважень фіскальних органів тазабезпечення невідворотності покарання за економічні злочини для протидіїкорупції.</text:p>
      <text:p text:style-name="P4">
Source: <text:a xlink:type="simple" xlink:href="https://www.ukrinform.ua/rubric-economy/3734412-biznes-pidtrimue-znizenna-pdv-i-podatku-na-pributok-do-10-ta-podatku-na-zarplati-do-20.html" text:style-name="Internet_20_link" text:visited-style-name="Visited_20_Internet_20_Link">
https://www.ukrinform.ua/rubric-economy/3734412-biznes-pidtrimue-znizenna-pdv-i-podatku-na-pributok-do-10-ta-podatku-na-zarplati-do-20.html</text:a>
</text:p>
      <!--NEWS-->
      <text:h text:style-name="P10" text:outline-level="1">
<text:span text:style-name="T4">
Уряд виділив понад ₴1,7 мільярда на відновлення медзакладів у дев'яти регіонах</text:span>
</text:h>
      <text:p text:style-name="P4">
Authors: Ukrinform (Person)</text:p>
      <text:p text:style-name="P4">
Publisher: Укринформ (Organization)</text:p>
      <text:p text:style-name="P4">
Published Time: 2023-07-11T16:41:00+03:00</text:p>
      <text:p text:style-name="P4">
Modified Time: 2023-07-11T16:41:00+03:00</text:p>
      <text:p text:style-name="P4">
Description: Понад 1,7 млрд гривень виділив Кабінет міністрів на відновлення медзакладів у 9 областях України. — Укрінформ.</text:p>
      <text:p text:style-name="P4">
Images: ['<text:a xlink:type="simple" xlink:href="https://static.ukrinform.com/photos/2020_05/thumb_files/630_360_1589463148-862.jpg" text:style-name="Internet_20_link" text:visited-style-name="Visited_20_Internet_20_Link">
630_360_15894...</text:a>
']</text:p>
      <text:p text:style-name="P4">
Tags: ['Кабмін', 'Лікарня', 'Відбудова']</text:p>
      <text:p text:style-name="P4">
Type: Article</text:p>
      <!--METADATA-->
      <text:p text:style-name="P4">
<draw:frame draw:style-name="fr1" draw:name="Image132" text:anchor-type="as-char" svg:width="6.9236in" svg:height="3.956343in" draw:z-index="0">
<draw:image xlink:href="../Images/yкринформ/2023-07-11T16-41-00-03-00/630_360_1589463148-862.jpg" xlink:type="simple" xlink:show="embed" xlink:actuate="onLoad" draw:mime-type="image/jpeg"/>
</draw:frame>
 Понад 1,7млрд гривень виділив Кабінет міністрів на відновлення медзакладів у 9 областяхУкраїни.</text:p>
      <text:p text:style-name="P4">
Про це повідомляє <text:a xlink:type="simple" xlink:href="https://moz.gov.ua/article/news/ponad-17-mlrd-griven-vidiliv-urjad-na-vidnovlennja-medzakladiv-u-9-oblastjah-ukraini" text:style-name="Internet_20_link" text:visited-style-name="Visited_20_Internet_20_Link">
 Міністерство охорони здоров'я,</text:a>
 передає Укрінформ.</text:p>
      <text:p text:style-name="P4">
"Субвенцію з державного бюджету буде розподілено місцевим бюджетам навідбудову та реконструкцію медичних закладів у рамках Програми з відновленняУкраїни. Зокрема, це медзаклади у Вінницькій, Дніпропетровській, Житомирській,Київській, Кіровоградській, Одеській, Полтавській, Сумській та Чернігівськійобластях. Кошти будуть спрямовані на відновлення, ремонт та реконструкціюмедзакладів різного профілю, у тому числі й тих закладів, які постраждали відвійни та потребують подальшого відновлення", - йдеться у повідомленні.</text:p>
      <text:p text:style-name="P4">
Серед об’єктів медичної інфраструктури йдеться про обласні й клінічні лікарніта амбулаторії: 3 - на Вінниччині, 5 - на Дніпропетровщині, 4 - наЖитомирщині, 3 - на Київщині, 2 - на Кіровоградщині, 6 - на Одещині, 6 - наПолтавщині, і по одному обʼєкту на Сумщині та Чернігівщині.</text:p>
      <text:p text:style-name="P4">
<text:span text:style-name="T4">
Читайте також:</text:span>
 <text:a xlink:type="simple" xlink:href="https://www.ukrinform.ua/rubric-vidbudova/3733174-kabmin-rozpodiliv-237-milarda-na-vidbudovu-ale-osvoenna-kostiv-povilne-smigal.html" text:style-name="Internet_20_link" text:visited-style-name="Visited_20_Internet_20_Link">
 Кабмін розподілив 23,7 мільярда на <text:span text:style-name="T4">
відбудову</text:span>
 , алеосвоєння коштів повільне - Шмигаль </text:a>
</text:p>
      <text:p text:style-name="P4">
Повний перелік медзакладів, на <text:a xlink:type="simple" xlink:href="https://www.ukrinform.ua/rubric-vidbudova" text:style-name="Internet_20_link" text:visited-style-name="Visited_20_Internet_20_Link">
 відновлення</text:a>
 яких виділяються кошти,оприлюднено на сайті Міністерства охорони здоров'я.</text:p>
      <text:p text:style-name="P4">
Загалом, за даними МОЗ, за понад 15 місяців повномасштабної війни Росіяпошкодила 1377 об’єктів медзакладів та повністю зруйнувала ще 184 об’єкти.Повністю було відновлено 341 обʼєкт медзакладів та ще 410 обʼєктів медичнихзакладів – відновлені частково.</text:p>
      <text:p text:style-name="P4">
Source: <text:a xlink:type="simple" xlink:href="https://www.ukrinform.ua/rubric-vidbudova/3734421-urad-vidiliv-ponad-17-milarda-na-vidnovlenna-medzakladiv-u-devati-regionah.html" text:style-name="Internet_20_link" text:visited-style-name="Visited_20_Internet_20_Link">
https://www.ukrinform.ua/rubric-vidbudova/3734421-urad-vidiliv-ponad-17-milarda-na-vidnovlenna-medzakladiv-u-devati-regionah.html</text:a>
</text:p>
      <!--NEWS-->
      <text:h text:style-name="P10" text:outline-level="1">
<text:span text:style-name="T4">
На Таврійський напрямок армія РФ підтягнула резерви з батальйону «Ахмат-Восток»</text:span>
</text:h>
      <text:p text:style-name="P4">
Authors: Ukrinform (Person)</text:p>
      <text:p text:style-name="P4">
Publisher: Укринформ (Organization)</text:p>
      <text:p text:style-name="P4">
Published Time: 2023-07-11T16:43:00+03:00</text:p>
      <text:p text:style-name="P4">
Modified Time: 2023-07-11T16:43:00+03:00</text:p>
      <text:p text:style-name="P4">
Description: Російські війська на одній з ділянок Таврійського напрямку підтягують резерви, зокрема загони зі складу батальйону “Ахмат-Восток”. — Укрінформ.</text:p>
      <text:p text:style-name="P4">
Images: ['<text:a xlink:type="simple" xlink:href="https://static.ukrinform.com/photos/2022_08/thumb_files/630_360_1659680502-569.jpg" text:style-name="Internet_20_link" text:visited-style-name="Visited_20_Internet_20_Link">
630_360_16596...</text:a>
']</text:p>
      <text:p text:style-name="P4">
Tags: ['Російські військові', 'Війна з Росією', 'Південь України', 'Єдині новини']</text:p>
      <text:p text:style-name="P4">
Type: Article</text:p>
      <!--METADATA-->
      <text:p text:style-name="P4">
<draw:frame draw:style-name="fr1" draw:name="Image133" text:anchor-type="as-char" svg:width="6.9236in" svg:height="3.956343in" draw:z-index="0">
<draw:image xlink:href="../Images/yкринформ/2023-07-11T16-43-00-03-00/630_360_1659680502-569.jpg" xlink:type="simple" xlink:show="embed" xlink:actuate="onLoad" draw:mime-type="image/jpeg"/>
</draw:frame>
 Російськівійська на одній з ділянок Таврійського напрямку підтягують резерви, зокремазагони зі складу батальйону “Ахмат-Восток”.</text:p>
      <text:p text:style-name="P4">
Про це повідомив в ефірі телемарафону "Єдині новини" речник Об'єднаногопресцентру Сил оборони Таврійського напрямку Валерій Шершень, передаєУкрінформ.</text:p>
      <text:p text:style-name="P4">
"За минулу добу на Таврійському напрямку характер бойових дій не змінився.Противник зосереджує основні зусилля на недопущенні просування нашихпідрозділів на Мелітопольському та Бердянському напрямках. На одній з ділянокфронту <text:a xlink:type="simple" xlink:href="https://www.ukrinform.ua/tag-rosijski-vijskovi" text:style-name="Internet_20_link" text:visited-style-name="Visited_20_Internet_20_Link">
 росіяни </text:a>
 мусятьпідтягувати резерви в результаті натиску наших ударних підрозділів. Ворог ужезалучив загони зі складу батальйону «Ахмат-Восток», водночас вибірковозастосовуються і підрозділи «Шторм»", - сказав речник.</text:p>
      <text:p text:style-name="P4">
<text:span text:style-name="T4">
Читайте також:</text:span>
 <text:a xlink:type="simple" xlink:href="https://www.ukrinform.ua/rubric-ato/3734076-na-tavrijskomu-napramku-sili-oboroni-ukraini-prosuvautsa-vpered-tarnavskij.html" text:style-name="Internet_20_link" text:visited-style-name="Visited_20_Internet_20_Link">
 На <text:span text:style-name="T4">
Таврійському</text:span>
 напрямку Сили оборони Українипросуваються вперед - Тарнавський </text:a>
</text:p>
      <text:p text:style-name="P4">
За його словами, українські війська продовжують закріплюватися на досягнутихрубежах, дають ворогу гідну відсіч та не втрачають позицій.</text:p>
      <text:p text:style-name="P4">
Як повідомлялось, минулої доби на Таврійському напрямку <text:a xlink:type="simple" xlink:href="https://www.ukrinform.ua/rubric-ato/3734352-na-tavrijskomu-napramku-za-dobu-zdalasa-u-polon-rekordna-kilkist-vijskovih-rf.html" text:style-name="Internet_20_link" text:visited-style-name="Visited_20_Internet_20_Link">
 в полон здалися 19російських військових. </text:a>
</text:p>
      <text:p text:style-name="P4">
Source: <text:a xlink:type="simple" xlink:href="https://www.ukrinform.ua/rubric-ato/3734365-na-tavrijskij-napramok-armia-rf-pidtagnula-rezervi-z-bataljonu-ahmatvostok.html" text:style-name="Internet_20_link" text:visited-style-name="Visited_20_Internet_20_Link">
https://www.ukrinform.ua/rubric-ato/3734365-na-tavrijskij-napramok-armia-rf-pidtagnula-rezervi-z-bataljonu-ahmatvostok.html</text:a>
</text:p>
      <!--NEWS-->
      <text:h text:style-name="P10" text:outline-level="1">
<text:span text:style-name="T4">
Саміт НАТО «у практичний спосіб» продемонструє підтримку майбутнього вступу України – Блінкен</text:span>
</text:h>
      <text:p text:style-name="P4">
Authors: Ukrinform (Person)</text:p>
      <text:p text:style-name="P4">
Publisher: Укринформ (Organization)</text:p>
      <text:p text:style-name="P4">
Published Time: 2023-07-11T16:45:01+03:00</text:p>
      <text:p text:style-name="P4">
Modified Time: 2023-07-11T16:45:01+03:00</text:p>
      <text:p text:style-name="P4">
Description: За підсумками саміту НАТО у Вільнюсі Київ отримає потужний пакет підтримки, Альянс визнає значний прогрес України, акцентувавши водночас увагу на тому, що потрібно зробити на шляху до членства.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Саміт НАТО', 'Україна', 'Блінкен']</text:p>
      <text:p text:style-name="P4">
Type: Article</text:p>
      <!--METADATA-->
      <text:p text:style-name="P4">
<draw:frame draw:style-name="fr1" draw:name="Image134" text:anchor-type="as-char" svg:width="6.9236in" svg:height="3.956343in" draw:z-index="0">
<draw:image xlink:href="../Images/yкринформ/2023-07-11T16-45-01-03-00/630_360_1666808912-523.jpg" xlink:type="simple" xlink:show="embed" xlink:actuate="onLoad" draw:mime-type="image/jpeg"/>
</draw:frame>
 Запідсумками саміту НАТО у Вільнюсі Київ отримає потужний пакет підтримки,Альянс визнає значний прогрес України, акцентувавши водночас увагу на тому, щопотрібно зробити на шляху до членства.</text:p>
      <text:p text:style-name="P4">
Про це заявив у вівторок державний секретар США Ентоні Блінкен під час прямоговключення на телеканалі <text:a xlink:type="simple" xlink:href="http://abcnews.go.com/International/blinken-nato-summit-membership-sweden-ukraine/story" text:style-name="Internet_20_link" text:visited-style-name="Visited_20_Internet_20_Link">
 ABC News</text:a>
 , передає Укрінформ.</text:p>
      <text:p text:style-name="P4">
«Я думаю, ви побачите кілька речей за підсумками саміту. По-перше, дужепотужний пакет підтримки – як політичної, так і практичної – для України», -сказав держсекретар <text:a xlink:type="simple" xlink:href="https://www.ukrinform.ua/tag-ssa" text:style-name="Internet_20_link" text:visited-style-name="Visited_20_Internet_20_Link">
 США </text:a>
 .</text:p>
      <text:p text:style-name="P4">
По-друге, за його словами, у контексті перспектив членства України «самітвізьме до уваги прогрес, якого досягла Україна, і він є значним». Алеводночас, зазначив Блінкен, увага буде акцентована на тому, що ще належитьзробити Україні, а саме в реформуванні військової сфери, у проведенні реформдля зміцнення демократії.</text:p>
      <text:p text:style-name="P4">
«Отже, все це буде за результатами саміту. Але ми маємо об’єднаний Альянс,який у дуже практичний спосіб продемонструє свою незмінну підтримку України, втому числі шлях до членства», - зауважив держсекретар США.</text:p>
      <text:p text:style-name="P4">
<text:span text:style-name="T4">
Читайте також:</text:span>
 <text:a xlink:type="simple" xlink:href="https://www.ukrinform.ua/rubric-world/3734405-ssa-sprijmaut-bukvalno-obovazok-zahisati-kozen-dujm-teritorii-nato-bajden.html" text:style-name="Internet_20_link" text:visited-style-name="Visited_20_Internet_20_Link">
 США сприймають буквально обов’язок захищати кожен дюймтериторії НАТО - <text:span text:style-name="T4">
Байден</text:span>
 </text:a>
</text:p>
      <text:p text:style-name="P4">
Як повідомляв Укрінформ, у вівторок президент Сполучених Штатів Джо Байден <text:a xlink:type="simple" xlink:href="https://www.ukrinform.ua/rubric-polytics/3734393-bajden-pidtrimav-formuluvanna-nato-sodo-majbutnogo-clenstva-ukraini-v-alansi.html" text:style-name="Internet_20_link" text:visited-style-name="Visited_20_Internet_20_Link">
висловив підтримку </text:a>
запропонованому формулюванню в комюніке саміту НАТО щодо майбутнього членстваУкраїни в Альянсі.</text:p>
      <text:p text:style-name="P4">
<text:span text:style-name="T5">
Фото: Andrew Harrer/Bloomberg</text:span>
</text:p>
      <text:p text:style-name="P4">
Source: <text:a xlink:type="simple" xlink:href="https://www.ukrinform.ua/rubric-polytics/3734418-samit-nato-u-prakticnij-sposib-prodemonstrue-pidtrimku-majbutnogo-vstupu-ukraini-blinken.html" text:style-name="Internet_20_link" text:visited-style-name="Visited_20_Internet_20_Link">
https://www.ukrinform.ua/rubric-polytics/3734418-samit-nato-u-prakticnij-sposib-prodemonstrue-pidtrimku-majbutnogo-vstupu-ukraini-blinken.html</text:a>
</text:p>
      <!--NEWS-->
      <text:h text:style-name="P10" text:outline-level="1">
<text:span text:style-name="T4">
Рютте: Перспектива вступу України до НАТО є, але коли - неможливо передбачити</text:span>
</text:h>
      <text:p text:style-name="P4">
Authors: Ukrinform (Person)</text:p>
      <text:p text:style-name="P4">
Publisher: Укринформ (Organization)</text:p>
      <text:p text:style-name="P4">
Published Time: 2023-07-11T16:54:39+03:00</text:p>
      <text:p text:style-name="P4">
Modified Time: 2023-07-11T16:54:39+03:00</text:p>
      <text:p text:style-name="P4">
Description: Прем’єр-міністр Нідерландів Марк Рютте сказав, що є перспектива вступу України до НАТО, але коли це станеться неможливо передбачити. — Укрінформ.</text:p>
      <text:p text:style-name="P4">
Images: ['<text:a xlink:type="simple" xlink:href="https://static.ukrinform.com/photos/2023_06/thumb_files/630_360_1687896686-537.jpg" text:style-name="Internet_20_link" text:visited-style-name="Visited_20_Internet_20_Link">
630_360_16878...</text:a>
']</text:p>
      <text:p text:style-name="P4">
Tags: ['НАТО', 'Рютте', 'Україна']</text:p>
      <text:p text:style-name="P4">
Type: Article</text:p>
      <!--METADATA-->
      <text:p text:style-name="P4">
<draw:frame draw:style-name="fr1" draw:name="Image135" text:anchor-type="as-char" svg:width="6.9236in" svg:height="3.956343in" draw:z-index="0">
<draw:image xlink:href="../Images/yкринформ/2023-07-11T16-54-39-03-00/630_360_1687896686-537.jpg" xlink:type="simple" xlink:show="embed" xlink:actuate="onLoad" draw:mime-type="image/jpeg"/>
</draw:frame>
 Прем’єр-міністр Нідерландів Марк Рютте сказав, що є перспектива вступу України доНАТО, але коли це станеться неможливо передбачити.</text:p>
      <text:p text:style-name="P4">
Про це повідомляє Укрінформ з посиланням на <text:a xlink:type="simple" xlink:href="http://nos.nl/video/2482386-rutte-bij-navo-top-over-defensiebudget-en-steun-oekraine" text:style-name="Internet_20_link" text:visited-style-name="Visited_20_Internet_20_Link">
 NOS</text:a>
 .</text:p>
      <text:p text:style-name="P4">
“Ми вже раніше казали, що така перспектива є. Питання лише в тому, який крокбуде наступним? До чого ми прийдемо, так це, в будь-якому випадку, я такдумаю, це те, що ми піднімемо Україну до рівня НАТО з точки зору стандартівНАТО. Що буде Рада Україна - НАТО. Що процес вступу буде прискорено,пропустивши важливий проміжний крок. І тоді, звичайно, виникає питання, колице станеться? Зараз це неможливо передбачити. Про це дійсно можна судити лишев майбутньому”, - сказав він відповідаючи на питання журналіста, чи станеУкраїна коли-небудь членом <text:a xlink:type="simple" xlink:href="https://www.ukrinform.ua/tag-nato" text:style-name="Internet_20_link" text:visited-style-name="Visited_20_Internet_20_Link">
 НАТО </text:a>
 .</text:p>
      <text:p text:style-name="P4">
<text:span text:style-name="T4">
Читайте також:</text:span>
 <text:a xlink:type="simple" xlink:href="https://www.ukrinform.ua/rubric-polytics/3734418-samit-nato-u-prakticnij-sposib-prodemonstrue-pidtrimku-majbutnogo-vstupu-ukraini-blinken.html" text:style-name="Internet_20_link" text:visited-style-name="Visited_20_Internet_20_Link">
 Саміт <text:span text:style-name="T4">
НАТО</text:span>
 «у практичний спосіб» продемонструєпідтримку майбутнього вступу України – Блінкен</text:a>
</text:p>
      <text:p text:style-name="P4">
Як повідомлялося, сьогодні, 11 липня, у Вільнюсі розпочався саміт НАТО, підчас якого союзники прийматимуть важливі рішення щодо зміцнення системистримування й оборони Альянсу, а також, як планується, підтвердять підтримкуУкраїни у боротьбі проти російської агресії та на шляху до членства України вНАТО.</text:p>
      <text:p text:style-name="P4">
Source: <text:a xlink:type="simple" xlink:href="https://www.ukrinform.ua/rubric-polytics/3734423-rutte-perspektiva-vstupu-ukraini-do-nato-e-ale-koli-nemozlivo-peredbaciti.html" text:style-name="Internet_20_link" text:visited-style-name="Visited_20_Internet_20_Link">
https://www.ukrinform.ua/rubric-polytics/3734423-rutte-perspektiva-vstupu-ukraini-do-nato-e-ale-koli-nemozlivo-peredbaciti.html</text:a>
</text:p>
      <!--NEWS-->
      <text:h text:style-name="P10" text:outline-level="1">
<text:span text:style-name="T4">
Відома дата наступного поєдинку Тайсона Ф’юрі</text:span>
</text:h>
      <text:p text:style-name="P4">
Authors: Ukrinform (Person)</text:p>
      <text:p text:style-name="P4">
Publisher: Укринформ (Organization)</text:p>
      <text:p text:style-name="P4">
Published Time: 2023-07-11T16:58:00+03:00</text:p>
      <text:p text:style-name="P4">
Modified Time: 2023-07-11T16:58:00+03:00</text:p>
      <text:p text:style-name="P4">
Description: Британець повернеться у ринг у жовтні цього року. — Укрінформ.</text:p>
      <text:p text:style-name="P4">
Images: ['<text:a xlink:type="simple" xlink:href="https://static.ukrinform.com/photos/2023_07/thumb_files/630_360_1689083757-860.jpg" text:style-name="Internet_20_link" text:visited-style-name="Visited_20_Internet_20_Link">
630_360_16890...</text:a>
']</text:p>
      <text:p text:style-name="P4">
Tags: ['Бокс']</text:p>
      <text:p text:style-name="P4">
Type: Article</text:p>
      <!--METADATA-->
      <text:p text:style-name="P4">
<draw:frame draw:style-name="fr1" draw:name="Image136" text:anchor-type="as-char" svg:width="6.9236in" svg:height="3.956343in" draw:z-index="0">
<draw:image xlink:href="../Images/yкринформ/2023-07-11T16-58-00-03-00/630_360_1689083757-860.jpg" xlink:type="simple" xlink:show="embed" xlink:actuate="onLoad" draw:mime-type="image/jpeg"/>
</draw:frame>
 Британецьповернеться у ринг у жовтні цього року.</text:p>
      <text:p text:style-name="P4">
Чемпіон світу за версією WBC у суперважкій вазі Тайсон Ф’юрі (33-0-1, 24 КО)та колишній чемпіон UFC у важкій вазі Френсіс Нганну (17-3, 12 КО) проведутьбій 28 жовтня в Ер-Ріяді (столиці Саудівської Аравії), <text:a xlink:type="simple" xlink:href="https://twitter.com/mikecoppinger/status/1678751195408506883" text:style-name="Internet_20_link" text:visited-style-name="Visited_20_Internet_20_Link">
 повідомляє</text:a>
 журналіст МайкКоппінджер, передає Укрінформ.</text:p>
      <text:p text:style-name="P4">
Поки невідомі правила поєдинку та кількість раундів, а також чи буде на конубою Ф’юрі – Нганну чемпіонський титул британця.</text:p>
      <text:p text:style-name="P4">
Ф’юрі не виходив на ринг з грудня 2022 року, коли захистив титул WBC упоєдинку з Дереком Чісорою. У квітні Тайсон <text:a xlink:type="simple" xlink:href="https://www.ukrinform.ua/rubric-sports/3689965-promouter-usika-nasa-komanda-iniciuvala-vihid-z-peregovoriv-sodo-bou-proti-furi.html" text:style-name="Internet_20_link" text:visited-style-name="Visited_20_Internet_20_Link">
 планував</text:a>
 провести об’єднавчийбій з Олександром Усиком, проте українець вийшов із переговорів черезрозбіжності щодо контракту.</text:p>
      <text:p text:style-name="P4">
<text:span text:style-name="T4">
Читайте також:</text:span>
 <text:a xlink:type="simple" xlink:href="https://www.ukrinform.ua/rubric-sports/3733909-usik-ta-dubua-proveli-persu-bitvu-pogladiv.html" text:style-name="Internet_20_link" text:visited-style-name="Visited_20_Internet_20_Link">
 <text:span text:style-name="T4">
Усик</text:span>
 та Дюбуа провели першу битву поглядів</text:a>
</text:p>
      <text:p text:style-name="P4">
Як повідомляв Укрінформ, Олександр Усик проведе бій 26 серпня, у Польщіукраїнець боксуватиме з Дюбуа.</text:p>
      <text:p text:style-name="P4">
Фото: Getty Images</text:p>
      <text:p text:style-name="P4">
Source: <text:a xlink:type="simple" xlink:href="https://www.ukrinform.ua/rubric-sports/3734424-vidoma-data-nastupnogo-poedinku-tajsona-furi.html" text:style-name="Internet_20_link" text:visited-style-name="Visited_20_Internet_20_Link">
https://www.ukrinform.ua/rubric-sports/3734424-vidoma-data-nastupnogo-poedinku-tajsona-furi.html</text:a>
</text:p>
      <!--NEWS-->
      <text:h text:style-name="P10" text:outline-level="1">
<text:span text:style-name="T4">
В Україні завтра переважно без опадів, вдень до +30°</text:span>
</text:h>
      <text:p text:style-name="P4">
Authors: Ukrinform (Person)</text:p>
      <text:p text:style-name="P4">
Publisher: Укринформ (Organization)</text:p>
      <text:p text:style-name="P4">
Published Time: 2023-07-11T17:03:00+03:00</text:p>
      <text:p text:style-name="P4">
Modified Time: 2023-07-11T17:03:00+03:00</text:p>
      <text:p text:style-name="P4">
Description: В Україні 12 липня опади очікуються лише в Приазов'ї та Криму, а також у західних областях, температура вночі 10-15°, вдень 21-26°, на крайньому заході та південному заході до 30°. — Укрінформ.</text:p>
      <text:p text:style-name="P4">
Images: ['<text:a xlink:type="simple" xlink:href="https://static.ukrinform.com/photos/2022_06/thumb_files/630_360_1655207823-384.jpeg" text:style-name="Internet_20_link" text:visited-style-name="Visited_20_Internet_20_Link">
630_360_16552...</text:a>
']</text:p>
      <text:p text:style-name="P4">
Tags: ['Дощ', 'Гроза', 'Погода', 'Тепло', 'Літо']</text:p>
      <text:p text:style-name="P4">
Type: Article</text:p>
      <!--METADATA-->
      <text:p text:style-name="P4">
<draw:frame draw:style-name="fr1" draw:name="Image137" text:anchor-type="as-char" svg:width="6.9236in" svg:height="3.956343in" draw:z-index="0">
<draw:image xlink:href="../Images/yкринформ/2023-07-11T17-03-00-03-00/630_360_1655207823-384.jpeg" xlink:type="simple" xlink:show="embed" xlink:actuate="onLoad" draw:mime-type="image/jpeg"/>
</draw:frame>
 В Україні12 липня опади очікуються лише в Приазов'ї та Криму, а також у західнихобластях, температура вночі 10-15°, вдень 21-26°, на крайньому заході тапівденному заході до 30°.</text:p>
      <text:p text:style-name="P4">
Про це Укрінформу повідомили в Українському гідрометцентрі.</text:p>
      <text:p text:style-name="P4">
"Уночі в Приазов'ї та Криму, вдень у більшості західних областей місцямикороткочасні дощі, грози; на решті території без опадів. Вітер переважнопівнічно-західний, 5-10 м/с. Температура вночі 10-15°, на узбережжі морів до19°; вдень 21-26°, на крайньому заході та південному заході країни 25-30°", -йдеться в повідомленні.</text:p>
      <text:p text:style-name="P4">
У Києві та області в середу опади не прогнозуються. Вітер північно-західний,5-10 м/с. У столиці температура вночі 12-14°, вдень 23-25°, на Київщині вночі10-15°, вдень 21-26°.</text:p>
      <text:p text:style-name="P4">
Згідно з прогнозом, 13 липня в західних, вдень і в Житомирській та Вінницькійобластях очікуються короткочасні дощі, місцями грози, на решті території безопадів; температура вночі 12-17°, у південній частині 19-23°, вдень 26-31°, наОдещині 32-37°, у західних та східних областях 19-24°.</text:p>
      <text:p text:style-name="P4">
<text:span text:style-name="T4">
Читайте також:</text:span>
 <text:a xlink:type="simple" xlink:href="https://www.ukrinform.ua/rubric-world/3733951-u-krainah-evropi-fiksuut-temperaturni-rekordi-na-tli-anomalnoi-speki.html" text:style-name="Internet_20_link" text:visited-style-name="Visited_20_Internet_20_Link">
 У країнах Європи фіксують температурні рекорди на тліаномальної <text:span text:style-name="T4">
спеки</text:span>
 </text:a>
</text:p>
      <text:p text:style-name="P4">
14 липня в Україні пройдуть дощі, грози (в північних областях вночі місцями);температура у південній частині вночі 18-23°, вдень 23-28°; на решті територіївночі 15-20° (у західних областях 12-17°), вдень 20-25°, на північному сходікраїни 16-21°.</text:p>
      <text:p text:style-name="P4">
Вітер південно-західний з переходом на північно-західний, 7-12 м/с.</text:p>
      <text:p text:style-name="P4">
У Києві та області 13 липня без опадів, 14 липня прогнозуються дощі (вночімісцями), подекуди грози. Вітер південно-західний з переходом на північно-західний, 7-12 м/с. У столиці вночі 15-17°, вдень 28-30°; на Київщині вночі12-17°, вдень 26-31°.</text:p>
      <text:p text:style-name="P4">
Синоптики на вихідні опадів не прогнозують, лише 15 липня у східних, вночі і впівнічно-східних областях ймовірний невеликий короткочасний <text:a xlink:type="simple" xlink:href="https://www.ukrinform.ua/tag-dos" text:style-name="Internet_20_link" text:visited-style-name="Visited_20_Internet_20_Link">
 дощ</text:a>
 , місцями гроза.</text:p>
      <text:p text:style-name="P4">
Температура вночі 13-19°, у південній частині до 23°; вдень 15 липня 22-28°,на півдні країни, 16 липня в Україні, крім сходу, 26-32°.</text:p>
      <text:p text:style-name="P4">
У столичному регіоні 15-16 липня утримається суха погода. У Києві температуравночі 17-19°, вдень 15 липня 26-28°, 16 липня 29-31°; по області вночі 14-19°,вдень 15 липня 23-28°, 16 липня 26-32°.</text:p>
      <text:p text:style-name="P4">
Source: <text:a xlink:type="simple" xlink:href="https://www.ukrinform.ua/rubric-regions/3734302-v-ukraini-zavtra-perevazno-bez-opadiv-vden-do-30.html" text:style-name="Internet_20_link" text:visited-style-name="Visited_20_Internet_20_Link">
https://www.ukrinform.ua/rubric-regions/3734302-v-ukraini-zavtra-perevazno-bez-opadiv-vden-do-30.html</text:a>
</text:p>
      <!--NEWS-->
      <text:h text:style-name="P10" text:outline-level="1">
<text:span text:style-name="T4">
В ОП обговорили з представником Єврокомісії реалізацію судової реформи</text:span>
</text:h>
      <text:p text:style-name="P4">
Authors: Ukrinform (Person)</text:p>
      <text:p text:style-name="P4">
Publisher: Укринформ (Organization)</text:p>
      <text:p text:style-name="P4">
Published Time: 2023-07-11T17:07:52+03:00</text:p>
      <text:p text:style-name="P4">
Modified Time: 2023-07-11T17:07:52+03:00</text:p>
      <text:p text:style-name="P4">
Description: Заступник керівника Офісу Президента Андрій Смирнов обговорив із генеральним директором Директорату Єврокомісії з питань сусідства та переговорів щодо розширення Гертом Яном Коопманом реалізацію судової реформи. — Укрінформ.</text:p>
      <text:p text:style-name="P4">
Images: ['<text:a xlink:type="simple" xlink:href="https://static.ukrinform.com/photos/2023_07/thumb_files/630_360_1689084318-386.jpeg" text:style-name="Internet_20_link" text:visited-style-name="Visited_20_Internet_20_Link">
630_360_16890...</text:a>
']</text:p>
      <text:p text:style-name="P4">
Tags: ['Єврокомісія', 'Судова реформа', 'Офіс Президента']</text:p>
      <text:p text:style-name="P4">
Type: Article</text:p>
      <!--METADATA-->
      <text:p text:style-name="P4">
<draw:frame draw:style-name="fr1" draw:name="Image138" text:anchor-type="as-char" svg:width="6.9236in" svg:height="3.956343in" draw:z-index="0">
<draw:image xlink:href="../Images/yкринформ/2023-07-11T17-07-52-03-00/630_360_1689084318-386.jpeg" xlink:type="simple" xlink:show="embed" xlink:actuate="onLoad" draw:mime-type="image/jpeg"/>
</draw:frame>
 Заступниккерівника Офісу Президента Андрій Смирнов обговорив із генеральним директоромДиректорату Єврокомісії з питань сусідства та переговорів щодо розширенняГертом Яном Коопманом реалізацію судової реформи.</text:p>
      <text:p text:style-name="P4">
У заході також узяв участь глава представництва ЄС в Україні Матті Маасікас,повідомляє Укрінформ із посиланням на <text:a xlink:type="simple" xlink:href="http://www.president.gov.ua/news/andrij-smirnov-obgovoriv-iz-generalnim-direktorom-yevropejsk-84237" text:style-name="Internet_20_link" text:visited-style-name="Visited_20_Internet_20_Link">
 пресслужбу ОП</text:a>
 .</text:p>
      <text:p text:style-name="P4">
Смирнов, зокрема, відзначив важливість виконання рекомендацій міжнароднихпартнерів у питанні судової реформи.</text:p>
      <text:p text:style-name="P4">
«У нас є успіх у реалізації судової реформи. Ми перезавантажили Вищу радуправосуддя, Вищу кваліфікаційну комісію суддів. Також розробили законопроєктпро Конституційний Суд, де фактично імплементували модель Етичної ради, якадуже добре показала себе в роботі Вищої ради правосуддя, при доборі суддівКонституційного Суду. Схвальна оцінка Венеційської комісії – підтвердженняцього», - сказав заступник очільника <text:a xlink:type="simple" xlink:href="https://www.ukrinform.ua/tag-ofis-prezidenta" text:style-name="Internet_20_link" text:visited-style-name="Visited_20_Internet_20_Link">
 ОП </text:a>
 .</text:p>
      <text:p text:style-name="P4">
За його словами, вже розроблено наступні кроки у судовій реформі, якізаплановано втілювати найближчим часом. Смирнов запевнив, що ця реформа маєфундаментальний характер і сприятиме підвищенню рівня довіри суспільства досудової системи.</text:p>
      <text:p text:style-name="P4">
<text:span text:style-name="T4">
Читайте також:</text:span>
 <text:a xlink:type="simple" xlink:href="https://www.ukrinform.ua/rubric-polytics/3734216-kornienko-rozpoviv-evropejskim-partneram-ak-rada-vikonue-rekomendacii-evrokomisii.html" text:style-name="Internet_20_link" text:visited-style-name="Visited_20_Internet_20_Link">
 <text:span text:style-name="T4">
Корнієнко</text:span>
 розповів європейським партнерам, як Радавиконує рекомендації Єврокомісії </text:a>
</text:p>
      <text:p text:style-name="P4">
Учасники зустрічі також обговорили пропозиції щодо посилення незалежностіантикорупційних інституцій в Україні. Заступник керівника ОП наголосив наважливості залучення міжнародних партнерів і найкращих світових практик дляпроведення широкої реформи державного експертного середовища.</text:p>
      <text:p text:style-name="P4">
<text:span text:style-name="T5">
Фото: ОП</text:span>
</text:p>
      <text:p text:style-name="P4">
Source: <text:a xlink:type="simple" xlink:href="https://www.ukrinform.ua/rubric-polytics/3734430-v-op-obgovorili-z-predstavnikom-evrokomisii-realizaciu-sudovoi-reformi.html" text:style-name="Internet_20_link" text:visited-style-name="Visited_20_Internet_20_Link">
https://www.ukrinform.ua/rubric-polytics/3734430-v-op-obgovorili-z-predstavnikom-evrokomisii-realizaciu-sudovoi-reformi.html</text:a>
</text:p>
      <!--NEWS-->
      <text:h text:style-name="P10" text:outline-level="1">
<text:span text:style-name="T4">
Згадку про відкриття в Токіо офісу НАТО прибрали з проєкту спільної заяви саміту - ЗМІ</text:span>
</text:h>
      <text:p text:style-name="P4">
Authors: Ukrinform (Person)</text:p>
      <text:p text:style-name="P4">
Publisher: Укринформ (Organization)</text:p>
      <text:p text:style-name="P4">
Published Time: 2023-07-11T17:07:56+03:00</text:p>
      <text:p text:style-name="P4">
Modified Time: 2023-07-11T17:07:56+03:00</text:p>
      <text:p text:style-name="P4">
Description: З проєкту спільної заяви за підсумками саміту НАТО у Вільнюсі прибрали згадку про створення офісу зв'язку Альянсу в Токіо. — Укрінформ.</text:p>
      <text:p text:style-name="P4">
Images: ['<text:a xlink:type="simple" xlink:href="https://static.ukrinform.com/photos/2023_07/thumb_files/630_360_1689084338-743.jpg" text:style-name="Internet_20_link" text:visited-style-name="Visited_20_Internet_20_Link">
630_360_16890...</text:a>
']</text:p>
      <text:p text:style-name="P4">
Tags: ['Японія', 'Саміт НАТО', 'Столтенберг']</text:p>
      <text:p text:style-name="P4">
Type: Article</text:p>
      <!--METADATA-->
      <text:p text:style-name="P4">
<draw:frame draw:style-name="fr1" draw:name="Image139" text:anchor-type="as-char" svg:width="6.9236in" svg:height="3.956343in" draw:z-index="0">
<draw:image xlink:href="../Images/yкринформ/2023-07-11T17-07-56-03-00/630_360_1689084338-743.jpg" xlink:type="simple" xlink:show="embed" xlink:actuate="onLoad" draw:mime-type="image/jpeg"/>
</draw:frame>
 З проєктуспільної заяви за підсумками саміту НАТО у Вільнюсі прибрали згадку простворення офісу зв'язку Альянсу в Токіо.</text:p>
      <text:p text:style-name="P4">
Як передає Укрінформ, про це повідомляє <text:a xlink:type="simple" xlink:href="http://asia.nikkei.com/Politics/International-relations/Indo-Pacific/NATO-removes-Tokyo-office-mention-from-joint-communique" text:style-name="Internet_20_link" text:visited-style-name="Visited_20_Internet_20_Link">
 Nikkei Asia</text:a>
 .</text:p>
      <text:p text:style-name="P4">
Як повідомило джерело Nikkei Asia, з остаточного спільного комюніке буловилучено формулювання щодо створення офісу зв’язку НАТО в Токіо.</text:p>
      <text:p text:style-name="P4">
Речення, в якому зазначалося, що НАТО продовжить перемовини з урядом Японіїщодо відкриття офісу в Токіо, пережило декілька раундів обговорень, але буловидалено під час останнього раунду перемовин, зазначає видання.</text:p>
      <text:p text:style-name="P4">
Генеральний секретар НАТО Єнс Столтенберг поставив питання про можливістьстворення такого офісу під час свого візиту до Японії на початку року. Японіятакож розширила своє представництво в НАТО, створивши нову посаду посла, якураніше обіймав її представник у Бельгії.</text:p>
      <text:p text:style-name="P4">
<text:span text:style-name="T4">
Читайте також:</text:span>
 <text:a xlink:type="simple" xlink:href="https://www.ukrinform.ua/rubric-world/3734109-krainicleni-nato-uzgodili-plani-na-vipadok-potencijnogo-napadu-rf.html" text:style-name="Internet_20_link" text:visited-style-name="Visited_20_Internet_20_Link">
 Країни-члени <text:span text:style-name="T4">
НАТО</text:span>
 узгодили плани на випадокпотенційного нападу РФ </text:a>
</text:p>
      <text:p text:style-name="P4">
На громадському форумі НАТО, який відбувся на полях саміту, президент ЧехіїПетр Павел наголосив на необхідності об’єднання з однодумцями з індо-тихоокеанського регіону перед обличчям битви, яка сьогодні розгортається міждемократіями та автократіями.</text:p>
      <text:p text:style-name="P4">
На відміну від ідеологічного протистояння під час Холодної війни, зараз світ єсвідком глобальної конкуренції між системами, з демократіями, з одного боку,та автократіями, такими як Китай, Північна Корея, Іран чи РФ, з іншого, сказавколишній генерал.</text:p>
      <text:p text:style-name="P4">
«Усі ці країни мають різний набір цінностей. Їхній аргумент полягає в тому, щоЗахід, демократичні країни, розробили існуючий світовий порядок відповідно досвоїх інтересів, і тепер настав час змінити світовий порядок, щоб він більшевідповідав цьому багатополярному баченню світ", - сказав Павел.</text:p>
      <text:p text:style-name="P4">
<text:span text:style-name="T4">
Читайте також:</text:span>
 <text:a xlink:type="simple" xlink:href="https://www.ukrinform.ua/rubric-polytics/3734393-bajden-pidtrimav-formuluvanna-nato-sodo-majbutnogo-clenstva-ukraini-v-alansi.html" text:style-name="Internet_20_link" text:visited-style-name="Visited_20_Internet_20_Link">
 Байден підтримав формулювання <text:span text:style-name="T4">
НАТО</text:span>
 щодо майбутньогочленства України в Альянсі </text:a>
</text:p>
      <text:p text:style-name="P4">
Як повідомляв Укрінформ, Франція не підтримує пропозицію <text:a xlink:type="simple" xlink:href="https://www.ukrinform.ua/tag-nato" text:style-name="Internet_20_link" text:visited-style-name="Visited_20_Internet_20_Link">
 НАТО</text:a>
 відкрити офіс зв’язку в Японії,посилаючись на те, що Північноатлантичний договір чітко визначає межітериторії дії Альянсу.</text:p>
      <text:p text:style-name="P4">
Прем’єр-міністр Японії Фуміо Кішіда заявив, що <text:a xlink:type="simple" xlink:href="http://www.ukrinform.ua/rubric-world/3713453-aponia-ne-planue-vstupati-u-nato-kisida.html" text:style-name="Internet_20_link" text:visited-style-name="Visited_20_Internet_20_Link">
 Японія не має планів щодочленства в НАТО </text:a>
 , однак відкриття офісу Альянсу в країніобговорюється.</text:p>
      <text:p text:style-name="P4">
Source: <text:a xlink:type="simple" xlink:href="https://www.ukrinform.ua/rubric-world/3734431-zgadku-pro-vidkritta-v-tokio-ofisu-nato-pribrali-z-proektu-spilnoi-zaavi-samitu-zmi.html" text:style-name="Internet_20_link" text:visited-style-name="Visited_20_Internet_20_Link">
https://www.ukrinform.ua/rubric-world/3734431-zgadku-pro-vidkritta-v-tokio-ofisu-nato-pribrali-z-proektu-spilnoi-zaavi-samitu-zmi.html</text:a>
</text:p>
      <!--NEWS-->
      <text:h text:style-name="P10" text:outline-level="1">
<text:span text:style-name="T4">
У Білорусі помер у реанімації політв’язень Олесь Пушкін</text:span>
</text:h>
      <text:p text:style-name="P4">
Authors: Ukrinform (Person)</text:p>
      <text:p text:style-name="P4">
Publisher: Укринформ (Organization)</text:p>
      <text:p text:style-name="P4">
Published Time: 2023-07-11T17:09:53+03:00</text:p>
      <text:p text:style-name="P4">
Modified Time: 2023-07-11T17:09:53+03:00</text:p>
      <text:p text:style-name="P4">
Description: Білоруський політв'язень, художник Олесь Пушкін помер уночі за невідомих обставин. — Укрінформ.</text:p>
      <text:p text:style-name="P4">
Images: ['<text:a xlink:type="simple" xlink:href="https://static.ukrinform.com/photos/2023_07/thumb_files/630_360_1689084385-646.jpeg" text:style-name="Internet_20_link" text:visited-style-name="Visited_20_Internet_20_Link">
630_360_16890...</text:a>
']</text:p>
      <text:p text:style-name="P4">
Tags: ['Білорусь', 'Смерть', "В'язниця", 'Художник']</text:p>
      <text:p text:style-name="P4">
Type: Article</text:p>
      <!--METADATA-->
      <text:p text:style-name="P4">
<draw:frame draw:style-name="fr1" draw:name="Image140" text:anchor-type="as-char" svg:width="6.9236in" svg:height="3.956343in" draw:z-index="0">
<draw:image xlink:href="../Images/yкринформ/2023-07-11T17-09-53-03-00/630_360_1689084385-646.jpeg" xlink:type="simple" xlink:show="embed" xlink:actuate="onLoad" draw:mime-type="image/jpeg"/>
</draw:frame>
Білоруський політв'язень, художник Олесь Пушкін помер уночі за невідомихобставин.</text:p>
      <text:p text:style-name="P4">
Про це повідомила у <text:a xlink:type="simple" xlink:href="https://www.facebook.com/permalink.php" text:style-name="Internet_20_link" text:visited-style-name="Visited_20_Internet_20_Link">
 Фейсбуці</text:a>
його дружина Яніна Демуч, передає Укрінформ.</text:p>
      <text:p text:style-name="P4">
«Сьогодні вночі в реанімації за невідомих обставин помер Олесь Пушкін», –написала Демуч.</text:p>
      <text:p text:style-name="P4">
Інформацію про смерть Пушкіна підтвердили порталу <text:a xlink:type="simple" xlink:href="https://mediazona.by/news/2023/07/11/pushkin" text:style-name="Internet_20_link" text:visited-style-name="Visited_20_Internet_20_Link">
 «Медіазона. Білорусь»</text:a>
 у гродненській в'язниці №1.</text:p>
      <text:p text:style-name="P4">
<text:span text:style-name="T4">
Читайте також:</text:span>
 <text:a xlink:type="simple" xlink:href="https://www.ukrinform.ua/rubric-world/3706518-es-zvinuvativ-rezim-lukasenka-u-smerti-blogera-zasudzenogo-za-karikaturu.html" text:style-name="Internet_20_link" text:visited-style-name="Visited_20_Internet_20_Link">
 ЄС звинуватив режим лукашенка у смерті блогера,ув'язненого за карикатуру </text:a>
</text:p>
      <text:p text:style-name="P4">
Пушкіна затримали 30 березня 2021 року. Через рік його засудили до 5 роківколонії за звинуваченням у нарузі над держсимволами (стаття 370 КК) тарозпалюванні ворожнечі (частина 3 статті 130 КК). На одному із засідань митецьна знак протесту порізав собі живіт.</text:p>
      <text:p text:style-name="P4">
11 листопада 2022 року суд ухвалив перевести Пушкіна на тюремний режим напівтора року.</text:p>
      <text:p text:style-name="P4">
Олесь Пушкін – автор маніфесту соцарту, художник, перформер. Найвідоміший йогоперформанс — «Гній для президента» (1999 рік), під час якого він перевернуввізок із гноєм перед адміністрацією <text:a xlink:type="simple" xlink:href="https://www.ukrinform.ua/tag-lukasenko" text:style-name="Internet_20_link" text:visited-style-name="Visited_20_Internet_20_Link">
 Олександра Лукашенка</text:a>
 . За це його засудили до двох роківпозбавлення волі умовно.</text:p>
      <text:p text:style-name="P4">
Source: <text:a xlink:type="simple" xlink:href="https://www.ukrinform.ua/rubric-world/3734433-u-bilorusi-pomer-u-reanimacii-politvazen-oles-puskin.html" text:style-name="Internet_20_link" text:visited-style-name="Visited_20_Internet_20_Link">
https://www.ukrinform.ua/rubric-world/3734433-u-bilorusi-pomer-u-reanimacii-politvazen-oles-puskin.html</text:a>
</text:p>
      <!--NEWS-->
      <text:h text:style-name="P10" text:outline-level="1">
<text:span text:style-name="T4">
Борис Джонсон увосьме став батьком</text:span>
</text:h>
      <text:p text:style-name="P4">
Authors: Ukrinform (Person)</text:p>
      <text:p text:style-name="P4">
Publisher: Укринформ (Organization)</text:p>
      <text:p text:style-name="P4">
Published Time: 2023-07-11T17:26:00+03:00</text:p>
      <text:p text:style-name="P4">
Modified Time: 2023-07-11T17:26:00+03:00</text:p>
      <text:p text:style-name="P4">
Description: Колишній прем'єр-міністр Британії Борис Джонсон знову став батьком - його дружина Керрі народила третю їхню спільну дитину, хлопчика назвали Френком. — Укрінформ.</text:p>
      <text:p text:style-name="P4">
Images: ['<text:a xlink:type="simple" xlink:href="https://static.ukrinform.com/photos/2023_01/thumb_files/630_360_1674639112-416.jpeg" text:style-name="Internet_20_link" text:visited-style-name="Visited_20_Internet_20_Link">
630_360_16746...</text:a>
']</text:p>
      <text:p text:style-name="P4">
Tags: ['Британія', 'Діти', 'Джонсон']</text:p>
      <text:p text:style-name="P4">
Type: Article</text:p>
      <!--METADATA-->
      <text:p text:style-name="P4">
<draw:frame draw:style-name="fr1" draw:name="Image141" text:anchor-type="as-char" svg:width="6.9236in" svg:height="3.956343in" draw:z-index="0">
<draw:image xlink:href="../Images/yкринформ/2023-07-11T17-26-00-03-00/630_360_1674639112-416.jpeg" xlink:type="simple" xlink:show="embed" xlink:actuate="onLoad" draw:mime-type="image/jpeg"/>
</draw:frame>
 Колишнійпрем'єр-міністр Британії Борис Джонсон знову став батьком - його дружина Керрінародила третю їхню спільну дитину, хлопчика назвали Френком.</text:p>
      <text:p text:style-name="P4">
Про це повідомляє <text:a xlink:type="simple" xlink:href="http://www.independent.co.uk/life-style/carrie-johnson-baby-name-odysseus-boris-b2373207.html" text:style-name="Internet_20_link" text:visited-style-name="Visited_20_Internet_20_Link">
 Independent </text:a>
 , передаєУкрінформ.</text:p>
      <text:p text:style-name="P4">
35-річна Керрі Джонсон 11 липня опублікувала фото новонародженого в <text:a xlink:type="simple" xlink:href="http://www.instagram.com/p/CujoxHxo_2A/" text:style-name="Internet_20_link" text:visited-style-name="Visited_20_Internet_20_Link">
Instagram</text:a>
і підтвердила, що народила 5 липня.</text:p>
      <text:p text:style-name="P4">
"Френкі тиждень. Ласкаво просимо у світ, Френку Альфреде Одіссею Джонсоне,який народився 5 липня о 9.15 ранку. Можете здогадатися, яке ім'я вибрав мійчоловік?!" - написала дружина Джонсона.</text:p>
      <text:p text:style-name="P4">
</text:p>
      <text:p text:style-name="P4">
</text:p>
      <text:p text:style-name="P4">
Як відомо, Одіссей - це ім'я міфологічного грецького царя Ітаки і героя поемиГомера "Одіссея". В університеті Борис Джонсон вивчав латинську тадавньогрецьку мови, під час одного з заходів він декламував Гомерову "Іліаду".</text:p>
      <text:p text:style-name="P4">
<text:span text:style-name="T4">
Читайте також:</text:span>
 <text:a xlink:type="simple" xlink:href="https://www.ukrinform.ua/rubric-world/3702080-golova-korporacii-bbc-podav-u-vidstavku-cerez-kredit-dla-dzonsona.html" text:style-name="Internet_20_link" text:visited-style-name="Visited_20_Internet_20_Link">
 Голова корпорації BBC подав у відставку через кредит для<text:span text:style-name="T4">
Джонсон</text:span>
 а </text:a>
</text:p>
      <text:p text:style-name="P4">
Крім новонародженого Френка подружжя має сина Вілфреда, який народився 29квітня 2020 року, та доньку Ромі, яка народилася в грудні 2021 року. Параодружена з травня 2021 року.</text:p>
      <text:p text:style-name="P4">
Крім того, Джонсон має ще п'ятьох дітей: двох синів і двох доньок відколишньої дружини Марини Вілер і доньку від мистецтвознавця Хелен Макінтайр.</text:p>
      <text:p text:style-name="P4">
<text:span text:style-name="T4">
Читайте також:</text:span>
 <text:a xlink:type="simple" xlink:href="https://www.ukrinform.ua/rubric-world/3723872-boris-dzonson-pracuvatime-u-zurnalistici.html" text:style-name="Internet_20_link" text:visited-style-name="Visited_20_Internet_20_Link">
 Борис <text:span text:style-name="T4">
Джонсон</text:span>
 працюватиме у журналістиці</text:a>
</text:p>
      <text:p text:style-name="P4">
Як повідомляв Укрінформ, Високий суд Англії та Вельсу зобов’язав уряд ВеликоїБританії передати слідству у справі «ковідних вечірок» усе листування уWhatsApp експрем’єра Бориса Джонсона за період від січня 2020 року до лютого2022-го.</text:p>
      <text:p text:style-name="P4">
Source: <text:a xlink:type="simple" xlink:href="https://www.ukrinform.ua/rubric-world/3734439-boris-dzonson-uvosme-stav-batkom.html" text:style-name="Internet_20_link" text:visited-style-name="Visited_20_Internet_20_Link">
https://www.ukrinform.ua/rubric-world/3734439-boris-dzonson-uvosme-stav-batkom.html</text:a>
</text:p>
      <!--NEWS-->
      <text:h text:style-name="P10" text:outline-level="1">
<text:span text:style-name="T4">
ВАКС продовжив на два місяці запобіжний захід Князєву</text:span>
</text:h>
      <text:p text:style-name="P4">
Authors: Ukrinform (Person)</text:p>
      <text:p text:style-name="P4">
Publisher: Укринформ (Organization)</text:p>
      <text:p text:style-name="P4">
Published Time: 2023-07-11T17:27:00+03:00</text:p>
      <text:p text:style-name="P4">
Modified Time: 2023-07-11T17:27:00+03:00</text:p>
      <text:p text:style-name="P4">
Description: Вищий антикорупційний суд продовжив на два місяці запобіжний захід ексголові Верховного Суду Всеволоду Князєву. — Укрінформ.</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text:p>
      <text:p text:style-name="P4">
Type: Article</text:p>
      <!--METADATA-->
      <text:p text:style-name="P4">
<draw:frame draw:style-name="fr1" draw:name="Image144" text:anchor-type="as-char" svg:width="6.9236in" svg:height="3.956343in" draw:z-index="0">
<draw:image xlink:href="../Images/yкринформ/2023-07-11T17-27-00-03-00/630_360_1684421361-279.jpg" xlink:type="simple" xlink:show="embed" xlink:actuate="onLoad" draw:mime-type="image/jpeg"/>
</draw:frame>
 Вищийантикорупційний суд продовжив на два місяці запобіжний захід ексголовіВерховного Суду Всеволоду Князєву.</text:p>
      <text:p text:style-name="P4">
Про це інформує пресслужба <text:a xlink:type="simple" xlink:href="https://t.me/sap_gov_ua/1504" text:style-name="Internet_20_link" text:visited-style-name="Visited_20_Internet_20_Link">
 Спеціалізованої антикорупційної прокуратури</text:a>
 , передає Укрінформ.</text:p>
      <text:p text:style-name="P4">
“11 липня 2023 року слідчий суддя Вищого антикорупційного суду задовольнивклопотання детективів <text:a xlink:type="simple" xlink:href="https://www.ukrinform.ua/tag-nabu" text:style-name="Internet_20_link" text:visited-style-name="Visited_20_Internet_20_Link">
 НАБУ </text:a>
 , погодженепрокурором САП, та продовжив строк дії запобіжного заходу у виді тримання підвартою з можливістю внесення застави у розмірі 75 млн грн колишньому головіВерховного Суду. Строк дії запобіжного заходу – до 08.09.2023року”, - йдетьсяу повідомленні.</text:p>
      <text:p text:style-name="P4">
<text:span text:style-name="T4">
Читайте також:</text:span>
 <text:a xlink:type="simple" xlink:href="https://www.ukrinform.ua/rubric-society/3731901-vaks-dozvoliv-prodovziti-do-16-zovtna-dosudove-rozsliduvanna-u-spravi-knazeva.html" text:style-name="Internet_20_link" text:visited-style-name="Visited_20_Internet_20_Link">
 ВАКС дозволив продовжити до 16 жовтня досудоверозслідування у справі <text:span text:style-name="T4">
Князєв</text:span>
 а </text:a>
</text:p>
      <text:p text:style-name="P4">
Як зазначається, у разі внесення застави на підозрюваного буде покладено низкупроцесуальних обов’язків, зокрема, прибувати до слідчого за першим викликом,не відлучатися з місця проживання і здати на зберігання закордонні паспорти.</text:p>
      <text:p text:style-name="P4">
Як повідомляв Укрінформ, 15 травня <text:a xlink:type="simple" xlink:href="https://www.ukrinform.ua/rubric-society/3709899-masstabnu-korupciu-u-verhovnomu-sudi-dopomogli-viaviti-detektivi-pid-prikrittam-nabu.html" text:style-name="Internet_20_link" text:visited-style-name="Visited_20_Internet_20_Link">
 НАБУ і САП заявили про викриття схемиодержання неправомірної вигоди керівництвом та суддями Верховного Суду</text:a>
 .Правоохоронці затримали голову ВС Князєва та вилучили 2,7 млн дол.</text:p>
      <text:p text:style-name="P4">
16 травня під час пленуму Верховного Суду 140 суддів підтримали висловленнянедовіри Князєву. Судді також ухвалили постанову пленуму ВС про припиненняповноважень Князєва.</text:p>
      <text:p text:style-name="P4">
17 травня Вищий антикорупційний суд відмовився задовольнити скаргу захистуКнязєва на його затримання.</text:p>
      <text:p text:style-name="P4">
18 травня Вища рада правосуддя задовольнила подання Спеціалізованоїантикорупційної прокуратури про надання дозволу на утримання Князєва підвартою. Того ж дня Вищий антикорупційний суд обрав ексголові Верховного СудуВсеволоду Князєву запобіжний захід у вигляді тримання під вартою з можливістювнесення 107,3 млн грн.</text:p>
      <text:p text:style-name="P4">
<text:span text:style-name="T4">
Читайте також:</text:span>
 <text:a xlink:type="simple" xlink:href="https://www.ukrinform.ua/rubric-society/3731832-do-vrp-ne-nadhodilo-klopotanna-pro-vidstoronenna-knazeva-vid-zdijsnenna-pravosudda.html" text:style-name="Internet_20_link" text:visited-style-name="Visited_20_Internet_20_Link">
 ВРП не отримувала клопотання про відсторонення <text:span text:style-name="T4">
Князєв</text:span>
а від здійснення правосуддя </text:a>
</text:p>
      <text:p text:style-name="P4">
31 травня Апеляційна палата ВАКС зменшила заставу Князєву до 75 млн грн.</text:p>
      <text:p text:style-name="P4">
26 травня пленум обрав новим головою Верховного Суду Станіслава Кравченка. Доцього він очолював Касаційний кримінальний суд у складі ВС.</text:p>
      <text:p text:style-name="P4">
Source: <text:a xlink:type="simple" xlink:href="https://www.ukrinform.ua/rubric-society/3734442-vaks-prodovziv-na-dva-misaci-zapobiznij-zahid-knazevu.html" text:style-name="Internet_20_link" text:visited-style-name="Visited_20_Internet_20_Link">
https://www.ukrinform.ua/rubric-society/3734442-vaks-prodovziv-na-dva-misaci-zapobiznij-zahid-knazevu.html</text:a>
</text:p>
      <!--NEWS-->
      <text:h text:style-name="P10" text:outline-level="1">
<text:span text:style-name="T4">
У Вільнюсі відкрили виставку про російські воєнні злочини в Україні</text:span>
</text:h>
      <text:p text:style-name="P4">
Authors: Ukrinform (Person)</text:p>
      <text:p text:style-name="P4">
Publisher: Укринформ (Organization)</text:p>
      <text:p text:style-name="P4">
Published Time: 2023-07-11T17:28:00+03:00</text:p>
      <text:p text:style-name="P4">
Modified Time: 2023-07-11T17:28:00+03:00</text:p>
      <text:p text:style-name="P4">
Description: У Вільнюсі, де 11-12 липня проходить саміт НАТО, розпочала роботу виставка Russian War Crimes ("Російські воєнні злочини"). — Укрінформ.</text:p>
      <text:p text:style-name="P4">
Images: ['<text:a xlink:type="simple" xlink:href="https://static.ukrinform.com/photos/2023_07/thumb_files/630_360_1689085566-7158.jpeg" text:style-name="Internet_20_link" text:visited-style-name="Visited_20_Internet_20_Link">
630_360_16890...</text:a>
']</text:p>
      <text:p text:style-name="P4">
Tags: ['Литва', 'Виставка', 'Росія', 'Воєнні злочини']</text:p>
      <text:p text:style-name="P4">
Type: Article</text:p>
      <!--METADATA-->
      <text:p text:style-name="P4">
<draw:frame draw:style-name="fr1" draw:name="Image145" text:anchor-type="as-char" svg:width="6.9236in" svg:height="3.956343in" draw:z-index="0">
<draw:image xlink:href="../Images/yкринформ/2023-07-11T17-28-00-03-00/630_360_1689085566-7158.jpeg" xlink:type="simple" xlink:show="embed" xlink:actuate="onLoad" draw:mime-type="image/jpeg"/>
</draw:frame>
 УВільнюсі, де 11-12 липня проходить саміт НАТО, розпочала роботу виставкаRussian War Crimes ("Російські воєнні злочини").</text:p>
      <text:p text:style-name="P4">
Про це Укрінформу повідомили в Офісі Президента.</text:p>
      <text:p text:style-name="P4">
На відкритті виставки керівник ОП Андрій Єрмак закликав використовуватиукраїнську Формулу миру як дороговказ для відновлення міжнародного миру.</text:p>
      <text:p text:style-name="P4">
"Концепція справедливості проста: винні мають бути покарані, а завдані збитки— відшкодовані, повторення злочинів має бути унеможливлене", — сказав він.</text:p>
      <text:p text:style-name="P4">
Єрмак підкреслив, що агресія <text:a xlink:type="simple" xlink:href="https://www.ukrinform.ua/tag-rosia" text:style-name="Internet_20_link" text:visited-style-name="Visited_20_Internet_20_Link">
 Росії </text:a>
доведена не тільки страшними цифрами, відеосюжетами та фотографіями безневинновбитих і закатованих українців, розбомблених українських міст і об'єктівкритичної інфраструктури, а це факт, констатований в численних міжнароднихрішеннях і резолюціях.</text:p>
      <text:p text:style-name="P4">
Очільник ОП нагадав, що цей агресор майже всю історію свого існуванняприсвятив підкоренню та знищенню України.</text:p>
      <text:p text:style-name="P4">
Він наголосив, що створення спеціального міжнародного трибуналу длярозслідування злочину агресії росії проти України було б найважливішим крокомвперед на шляху до зупинення безкарності.</text:p>
      <text:p text:style-name="P4">
“Я закликаю вас підтримати Україну в цьому питанні і негайно розпочати пошукшляхів для руху вперед. Ми повинні діяти колективно, щоб захистити не тількижиття українських дітей і матерів, які є потенційними, ні в чому не виннимижертвами чергових російських бомбардувань мирних міст, а й захистити норми, щолежать в основі нашої спільної світової безпеки, і притягнути довідповідальності тих, хто їх порушує”, — зауважив керівник ОП.</text:p>
      <text:p text:style-name="P4">
</text:p>
      <text:p text:style-name="P4">
<text:a xlink:type="simple" xlink:href="https://static.ukrinform.com/photos/2023_07/1689085566-2379.jpeg" text:style-name="Internet_20_link" text:visited-style-name="Visited_20_Internet_20_Link">
 </text:a>
 <text:a xlink:type="simple" xlink:href="https://static.ukrinform.com/photos/2023_07/1689085566-9536.jpeg" text:style-name="Internet_20_link" text:visited-style-name="Visited_20_Internet_20_Link">
</text:a>
 <text:a xlink:type="simple" xlink:href="https://static.ukrinform.com/photos/2023_07/1689085566-1878.jpeg" text:style-name="Internet_20_link" text:visited-style-name="Visited_20_Internet_20_Link">
</text:a>
 <text:a xlink:type="simple" xlink:href="https://static.ukrinform.com/photos/2023_07/1689085566-4762.jpeg" text:style-name="Internet_20_link" text:visited-style-name="Visited_20_Internet_20_Link">
</text:a>
 <text:a xlink:type="simple" xlink:href="https://static.ukrinform.com/photos/2023_07/1689085566-7158.jpeg" text:style-name="Internet_20_link" text:visited-style-name="Visited_20_Internet_20_Link">
<draw:frame draw:style-name="fr1" draw:name="Image151" text:anchor-type="as-char" svg:width="6.9236in" svg:height="3.956343in" draw:z-index="0">
<draw:image xlink:href="../Images/yкринформ/2023-07-11T17-28-00-03-00/630_360_1689085566-7158.jpeg" xlink:type="simple" xlink:show="embed" xlink:actuate="onLoad" draw:mime-type="image/jpeg"/>
</draw:frame>
</text:a>
 <text:a xlink:type="simple" xlink:href="https://static.ukrinform.com/photos/2023_07/1689085566-9938.jpeg" text:style-name="Internet_20_link" text:visited-style-name="Visited_20_Internet_20_Link">
</text:a>
 <text:a xlink:type="simple" xlink:href="https://static.ukrinform.com/photos/2023_07/1689085567-9654.jpeg" text:style-name="Internet_20_link" text:visited-style-name="Visited_20_Internet_20_Link">
</text:a>
 <text:a xlink:type="simple" xlink:href="https://static.ukrinform.com/photos/2023_07/1689085567-6121.jpeg" text:style-name="Internet_20_link" text:visited-style-name="Visited_20_Internet_20_Link">
</text:a>
 <text:a xlink:type="simple" xlink:href="https://static.ukrinform.com/photos/2023_07/1689085567-7575.jpeg" text:style-name="Internet_20_link" text:visited-style-name="Visited_20_Internet_20_Link">
</text:a>
 <text:a xlink:type="simple" xlink:href="https://static.ukrinform.com/photos/2023_07/1689085567-6137.jpeg" text:style-name="Internet_20_link" text:visited-style-name="Visited_20_Internet_20_Link">
</text:a>
</text:p>
      <text:p text:style-name="P4">
Прем'єр-міністр України Денис Шмигаль поінформував на церемонії відкриття, щоУкраїна зареєструвала 113 000 російських злочинів, від початкуповномасштабного вторгнення росії в Україну було вбито щонайменше 10 500цивільних осіб.</text:p>
      <text:p text:style-name="P4">
"Ми маємо разом, скоординовано і послідовно розробити механізм притягненняагресора до відповідальності. Ми вже це робимо — нашою відповіддю є створенняспеціального міжнародного трибуналу, який притягне до відповідальності вищеполітичне керівництво росії. Мир неможливий без справедливості. Асправедливість неможлива без відповідальності тих, хто розв'язав цю страшнувійну", - підкреслив глава уряду.</text:p>
      <text:p text:style-name="P4">
<text:span text:style-name="T4">
Читайте також:</text:span>
 <text:a xlink:type="simple" xlink:href="https://www.ukrinform.ua/rubric-regions/3730468-u-buci-stvorili-instalaciu-v-pamat-pro-zagiblih-meskanciv.html" text:style-name="Internet_20_link" text:visited-style-name="Visited_20_Internet_20_Link">
 У Бучі створили інсталяцію в пам’ять про загиблихмешканців </text:a>
</text:p>
      <text:p text:style-name="P4">
Своєю чергою спікер Сейму Литовської Республіки Вікторія Чміліте-Нільсензаявила, що потрібно зробити так, щоб після 500 днів війни вона неперетворилася просто на стрічку новин, за котрою можуть залишитисянепоміченими людські страждання.</text:p>
      <text:p text:style-name="P4">
«Усі ми маємо об'єднати наші зусилля для досягнення справедливості. Асправедливість дуже важлива. Коли Україна переможе, мир має бути справедливим,а це означає, що воєнні злочинці мають бути притягнуті до відповідальності", -переконана очільниця Сейму.</text:p>
      <text:p text:style-name="P4">
Вона додала: "Ще одним важливим елементом справедливості є те, що ми повинніпересвідчитися, що в майбутній архітектурі міжнародних відносин жодна країнане зможе поводитися так, як Росія, яка протягом багатьох років випробовуваламежі толерантності, безкарно використовуючи три ключові елементи — залежністьЗаходу, ядерний шантаж та ілюзії, які були дуже комфортними для західногосвіту".</text:p>
      <text:p text:style-name="P4">
<text:span text:style-name="T4">
Читайте також:</text:span>
 <text:a xlink:type="simple" xlink:href="https://www.ukrinform.ua/rubric-world/3734386-prezidentka-ep-zgadala-pro-vijnu-rosii-proti-ukraini-pid-cas-promovi-pro-srebrenicu.html" text:style-name="Internet_20_link" text:visited-style-name="Visited_20_Internet_20_Link">
 Президентка ЄП згадала про війну Росії проти України підчас промови про Сребреницю </text:a>
</text:p>
      <text:p text:style-name="P4">
Виставка розпочала роботу 10 липня. Її організацію забезпечили Фонд ВіктораПінчука та PinchukArtCentre у партнерстві з Офісом Президента та посольствомУкраїни в Литві.</text:p>
      <text:p text:style-name="P4">
Як повідомлялося, у Вільнюсі 11-12 липня відбувається саміт НАТО. У вівторокдо литовської столиці прибув Президент Володимир Зеленський.</text:p>
      <text:p text:style-name="P4">
Source: <text:a xlink:type="simple" xlink:href="https://www.ukrinform.ua/rubric-society/3734440-u-vilnusi-vidkrili-vistavku-pro-rosijski-voenni-zlocini-v-ukraini.html" text:style-name="Internet_20_link" text:visited-style-name="Visited_20_Internet_20_Link">
https://www.ukrinform.ua/rubric-society/3734440-u-vilnusi-vidkrili-vistavku-pro-rosijski-voenni-zlocini-v-ukraini.html</text:a>
</text:p>
      <!--NEWS-->
      <text:h text:style-name="P10" text:outline-level="1">
<text:span text:style-name="T4">
Німеччина передасть Україні ППО і бронетехніку, але не далекобійні ракети – Пісторіус</text:span>
</text:h>
      <text:p text:style-name="P4">
Authors: Ukrinform (Person)</text:p>
      <text:p text:style-name="P4">
Publisher: Укринформ (Organization)</text:p>
      <text:p text:style-name="P4">
Published Time: 2023-07-11T17:29:00+03:00</text:p>
      <text:p text:style-name="P4">
Modified Time: 2023-07-11T17:29:00+03:00</text:p>
      <text:p text:style-name="P4">
Description: Німеччина готує для України великий пакет військової допомоги на суму близько 700 млн євро. — Укрінформ.</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Україна', 'Зброя', 'Військова техніка', 'допомога']</text:p>
      <text:p text:style-name="P4">
Type: Article</text:p>
      <!--METADATA-->
      <text:p text:style-name="P4">
<draw:frame draw:style-name="fr1" draw:name="Image157" text:anchor-type="as-char" svg:width="6.9236in" svg:height="3.956343in" draw:z-index="0">
<draw:image xlink:href="../Images/yкринформ/2023-07-11T17-29-00-03-00/630_360_1674134284-897.jpg" xlink:type="simple" xlink:show="embed" xlink:actuate="onLoad" draw:mime-type="image/jpeg"/>
</draw:frame>
 Німеччинаготує для України великий пакет військової допомоги на суму близько 700 млнєвро.</text:p>
      <text:p text:style-name="P4">
Про це повідомив на полях саміту НАТО у Вільнюсі міністр оборони ФРН БорисПісторіус, передає кореспондент Укрінформу.</text:p>
      <text:p text:style-name="P4">
«Тішуся з того, що ми можемо представити тут сьогодні наступний пакетпідтримки України вартістю майже 700 млн євро», - сказав Пісторіус.</text:p>
      <text:p text:style-name="P4">
Він розкрив деякі деталі цього пакета, що, за його словами, відповідаєпріоритетним потребам ЗСУ. Зокрема, йдеться про системи ППО (2 Patriot), 40БМП Marder, 25 танків Leopard 1А5, артилерію, боєприпаси, дрони тощо.</text:p>
      <text:p text:style-name="P4">
Озброєння готуються і будуть доставлені «так швидко, наскільки це можливо»,заявив німецький міністр.</text:p>
      <text:p text:style-name="P4">
На запитання, чи не планує <text:a xlink:type="simple" xlink:href="https://www.ukrinform.ua/tag-nimeccina" text:style-name="Internet_20_link" text:visited-style-name="Visited_20_Internet_20_Link">
 Німеччина </text:a>
 за прикладом Великої Британії та Франції передати Україні ракетибільшого радіуса дії, Пісторіус відповів заперечно. «Якщо деякі партнерироблять таке, це їхнє суверенне рішення. Ми не маємо намірів міняти нашупозицію: жодних поставок ракет», - заявив він.</text:p>
      <text:p text:style-name="P4">
Коментуючи євроатлантичні прагнення Києва, міністр сказав, що «немає сумнівів,що майбутнє України в НАТО», але додав, що з обговоренням решти питань требапочекати до завершення війни, потім же потрібно буде діяти швидко. Водночасполітик не погодився з докорами з боку керівництва України, що всевідбувається дуже повільно. На його думку, у заключному комюніке саміту будутьчіткі формулювання, які мають задовольнити Київ.</text:p>
      <text:p text:style-name="P4">
<text:span text:style-name="T4">
Читайте також:</text:span>
 <text:a xlink:type="simple" xlink:href="https://www.ukrinform.ua/rubric-ato/3734290-francia-peredast-ukraini-dalekobijni-raketi-scalp.html" text:style-name="Internet_20_link" text:visited-style-name="Visited_20_Internet_20_Link">
 <text:span text:style-name="T4">
Франція</text:span>
 передасть Україні далекобійні ракети SCALP</text:a>
</text:p>
      <text:p text:style-name="P4">
Як повідомлялося, 11-12 липня у Вільнюсі проходить саміт НАТО, під час якогоУкраїна хоче отримати чіткі гарантії безпеки та зрозумілу перспективу членствав Альянсі.</text:p>
      <text:p text:style-name="P4">
<text:span text:style-name="T5">
Фото: DW</text:span>
</text:p>
      <text:p text:style-name="P4">
Source: <text:a xlink:type="simple" xlink:href="https://www.ukrinform.ua/rubric-ato/3734441-nimeccina-peredast-ukraini-ppo-i-bronetehniku-ale-ne-dalekobijni-raketi-pistorius.html" text:style-name="Internet_20_link" text:visited-style-name="Visited_20_Internet_20_Link">
https://www.ukrinform.ua/rubric-ato/3734441-nimeccina-peredast-ukraini-ppo-i-bronetehniku-ale-ne-dalekobijni-raketi-pistorius.html</text:a>
</text:p>
      <!--NEWS-->
      <text:h text:style-name="P10" text:outline-level="1">
<text:span text:style-name="T4">
Байндль завершила виступи на турнірі в Бостаді</text:span>
</text:h>
      <text:p text:style-name="P4">
Authors: Ukrinform (Person)</text:p>
      <text:p text:style-name="P4">
Publisher: Укринформ (Organization)</text:p>
      <text:p text:style-name="P4">
Published Time: 2023-07-11T17:33:13+03:00</text:p>
      <text:p text:style-name="P4">
Modified Time: 2023-07-11T17:33:13+03:00</text:p>
      <text:p text:style-name="P4">
Description: Українка поступилась іспанці Большовій у першому колі змагань. — Укрінформ.</text:p>
      <text:p text:style-name="P4">
Images: ['<text:a xlink:type="simple" xlink:href="https://static.ukrinform.com/photos/2023_07/thumb_files/630_360_1689085904-605.jpg" text:style-name="Internet_20_link" text:visited-style-name="Visited_20_Internet_20_Link">
630_360_16890...</text:a>
']</text:p>
      <text:p text:style-name="P4">
Tags: ['Теніс']</text:p>
      <text:p text:style-name="P4">
Type: Article</text:p>
      <!--METADATA-->
      <text:p text:style-name="P4">
<draw:frame draw:style-name="fr1" draw:name="Image158" text:anchor-type="as-char" svg:width="6.9236in" svg:height="3.956343in" draw:z-index="0">
<draw:image xlink:href="../Images/yкринформ/2023-07-11T17-33-13-03-00/630_360_1689085904-605.jpg" xlink:type="simple" xlink:show="embed" xlink:actuate="onLoad" draw:mime-type="image/jpeg"/>
</draw:frame>
 Українкапоступилась іспанці Большовій у першому колі змагань.</text:p>
      <text:p text:style-name="P4">
Українська тенісистка Катерина Байндль зазнала поразки у першому колі турніруWTA 125 в шведському Бостаді, передає Укрінформ.</text:p>
      <text:p text:style-name="P4">
В 1/16 фіналу Байндль, яка отримала шостий номер посіву, поступилася іспанціАльоні Большовій - 6:3, 5:7, 6:7(4). Поєдинок тривав понад три години.</text:p>
      <text:p text:style-name="P4">
За весь матч Катерина реалізувала 9 із 20 брейкпоінтів, віддавши суперницівісім геймів на своїй подачі. Також українка припустилася п’яти подвійнихпомилок.</text:p>
      <text:p text:style-name="P4">
<text:span text:style-name="T4">
Читайте також:</text:span>
 <text:a xlink:type="simple" xlink:href="https://www.ukrinform.ua/rubric-sports/3733519-ukrainka-bajndl-postupilasa-v-drugomu-koli-parnogo-vimbldona.html" text:style-name="Internet_20_link" text:visited-style-name="Visited_20_Internet_20_Link">
 Українка <text:span text:style-name="T4">
Байндл</text:span>
 ь поступилася в другому колі парногоВімблдона </text:a>
</text:p>
      <text:p text:style-name="P4">
Як повідомляв Укрінформ, на початку липня Байндль програла Лейлі Фернандес ізКанади у першому колі Вімблдону-2023.</text:p>
      <text:p text:style-name="P4">
Фото: btu.org.ua</text:p>
      <text:p text:style-name="P4">
Source: <text:a xlink:type="simple" xlink:href="https://www.ukrinform.ua/rubric-sports/3734444-bajndl-zaversila-vistupi-na-turniri-v-bostadi.html" text:style-name="Internet_20_link" text:visited-style-name="Visited_20_Internet_20_Link">
https://www.ukrinform.ua/rubric-sports/3734444-bajndl-zaversila-vistupi-na-turniri-v-bostadi.html</text:a>
</text:p>
      <!--NEWS-->
      <text:h text:style-name="P10" text:outline-level="1">
<text:span text:style-name="T4">
Фільм «Довбуш» випустив офіційний постер</text:span>
</text:h>
      <text:p text:style-name="P4">
Authors: Ukrinform (Person)</text:p>
      <text:p text:style-name="P4">
Publisher: Укринформ (Organization)</text:p>
      <text:p text:style-name="P4">
Published Time: 2023-07-11T17:38:52+03:00</text:p>
      <text:p text:style-name="P4">
Modified Time: 2023-07-11T17:38:52+03:00</text:p>
      <text:p text:style-name="P4">
Description: Презентований офіційний постер наймасштабнішого українського фільму «Довбуш» про легенду українських Карпат. — Укрінформ.</text:p>
      <text:p text:style-name="P4">
Images: ['<text:a xlink:type="simple" xlink:href="https://static.ukrinform.com/photos/2021_05/thumb_files/630_360_1620886517-236.jpg" text:style-name="Internet_20_link" text:visited-style-name="Visited_20_Internet_20_Link">
630_360_16208...</text:a>
']</text:p>
      <text:p text:style-name="P4">
Tags: ['Історія', 'Кіно', 'Фільм "Довбуш"']</text:p>
      <text:p text:style-name="P4">
Type: Article</text:p>
      <!--METADATA-->
      <text:p text:style-name="P4">
<draw:frame draw:style-name="fr1" draw:name="Image159" text:anchor-type="as-char" svg:width="6.9236in" svg:height="3.956343in" draw:z-index="0">
<draw:image xlink:href="../Images/yкринформ/2023-07-11T17-38-52-03-00/630_360_1620886517-236.jpg" xlink:type="simple" xlink:show="embed" xlink:actuate="onLoad" draw:mime-type="image/jpeg"/>
</draw:frame>
Презентований офіційний постер наймасштабнішого українського фільму «Довбуш»про легенду українських Карпат.</text:p>
      <text:p text:style-name="P4">
Як передає Укрінформ, про це повідомляє пресслужба фільму на сторінці у <text:a xlink:type="simple" xlink:href="https://www.facebook.com/DovbushMovie/posts/pfbid06rHGpgjuyG9eH5fSGAEc6WmiJcJDQTVq1RDxqhShrYNQ4u2TynDKgqSWnseXUj3Xl" text:style-name="Internet_20_link" text:visited-style-name="Visited_20_Internet_20_Link">
Фейсбуці.</text:a>
</text:p>
      <text:p text:style-name="P4">
</text:p>
      <text:p text:style-name="P4">
У <text:a xlink:type="simple" xlink:href="https://www.ukrinform.ua/tag-kino" text:style-name="Internet_20_link" text:visited-style-name="Visited_20_Internet_20_Link">
 фільмі </text:a>
 йдеться про події на початку18 століття. Олекса Довбуш очолює повстання гуцулів проти жорсткого правлінняпольської шляхти. Шляхта робить усе можливе, аби знищити Довбуша. Але він їхперехитрив.</text:p>
      <text:p text:style-name="P4">
Історія опришків гостро резонує із сучасністю, надихає покоління тих, хтобореться за свободу рідної землі.</text:p>
      <text:p text:style-name="P4">
<text:span text:style-name="T4">
Читайте також:</text:span>
 <text:a xlink:type="simple" xlink:href="https://www.ukrinform.ua/rubric-culture/3731351-ukrainske-kino-pisla-peremogi-perspektivi-rozvitku.html" text:style-name="Internet_20_link" text:visited-style-name="Visited_20_Internet_20_Link">
 Українське <text:span text:style-name="T4">
кіно</text:span>
 після Перемоги – перспективи розвитку</text:a>
</text:p>
      <text:p text:style-name="P4">
Про силу і любов Олекси, про те, як він жив і як обманув смерть можна будеподивитісь на великому екрані до Дня Незалежності.</text:p>
      <text:p text:style-name="P4">
Стрічка режисера Олеся Саніна вийде в український прокат 24 серпня.</text:p>
      <text:p text:style-name="P4">
Кінотеатральну дистрибуцію фільму на території України здійснюють FILM.UADistribution та Kinomania Film Distribution.</text:p>
      <text:p text:style-name="P4">
<text:span text:style-name="T4">
Читайте також:</text:span>
 <text:a xlink:type="simple" xlink:href="https://www.ukrinform.ua/rubric-culture/3731228-miznarodnij-kinofest-korotkogo-metra-u-frankivsku-perenesli-na-veresen.html" text:style-name="Internet_20_link" text:visited-style-name="Visited_20_Internet_20_Link">
 Міжнародний <text:span text:style-name="T4">
кіно</text:span>
 фест короткого метра у Франківськуперенесли на вересень </text:a>
</text:p>
      <text:p text:style-name="P4">
Як повідомляв Укрінформ, анімаційна стрічка «Мавка. Лісова пісня» зарезультатами девʼятнадцятого тижня в національному прокаті зібрала <text:a xlink:type="simple" xlink:href="https://www.ukrinform.ua/rubric-culture/3734372-zbori-mavki-v-ukrainskomu-prokati-sagnuli-bils-ak-1526-miljona.html" text:style-name="Internet_20_link" text:visited-style-name="Visited_20_Internet_20_Link">
 понад₴152,6 мільйона </text:a>
 .</text:p>
      <text:p text:style-name="P4">
Source: <text:a xlink:type="simple" xlink:href="https://www.ukrinform.ua/rubric-culture/3734446-film-dovbus-vipustiv-oficijnij-poster.html" text:style-name="Internet_20_link" text:visited-style-name="Visited_20_Internet_20_Link">
https://www.ukrinform.ua/rubric-culture/3734446-film-dovbus-vipustiv-oficijnij-poster.html</text:a>
</text:p>
      <!--NEWS-->
      <text:h text:style-name="P10" text:outline-level="1">
<text:span text:style-name="T4">
Водопостачання на Дніпропетровщині планується відновити до осені – Шмигаль</text:span>
</text:h>
      <text:p text:style-name="P4">
Authors: Ukrinform (Person)</text:p>
      <text:p text:style-name="P4">
Publisher: Укринформ (Organization)</text:p>
      <text:p text:style-name="P4">
Published Time: 2023-07-11T17:40:01+03:00</text:p>
      <text:p text:style-name="P4">
Modified Time: 2023-07-11T17:40:01+03:00</text:p>
      <text:p text:style-name="P4">
Description: У частині Дніпропетровської області, яка залишилася без води внаслідок підриву російськими військами Каховської ГЕС, планують відновити водопостачання до осені.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Дніпропетровщина', 'Вода', 'Шмигаль']</text:p>
      <text:p text:style-name="P4">
Type: Article</text:p>
      <!--METADATA-->
      <text:p text:style-name="P4">
<draw:frame draw:style-name="fr1" draw:name="Image161" text:anchor-type="as-char" svg:width="6.9236in" svg:height="3.956343in" draw:z-index="0">
<draw:image xlink:href="../Images/yкринформ/2023-07-11T17-40-01-03-00/630_360_1682514702-644.jpg" xlink:type="simple" xlink:show="embed" xlink:actuate="onLoad" draw:mime-type="image/jpeg"/>
</draw:frame>
 У частиніДніпропетровської області, яка залишилася без води внаслідок підривуросійськими військами Каховської ГЕС, планують відновити водопостачання доосені.</text:p>
      <text:p text:style-name="P4">
Про це Прем‘єр-міністр Денис Шмигаль <text:a xlink:type="simple" xlink:href="http://t.me/Denys_Smyhal/5595" text:style-name="Internet_20_link" text:visited-style-name="Visited_20_Internet_20_Link">
 повідомив</text:a>
 під час засідання уряду у вівторок, передаєкореспондент Укрінформу.</text:p>
      <text:p text:style-name="P4">
Глава уряду зазначив, що російський теракт на Каховській ГЕС поставив підзагрозу водопостачання для сотень тисяч людей та кількох регіонів.</text:p>
      <text:p text:style-name="P4">
"Працюємо спільно з громадами та місцевою владою над вирішенням цих проблем.Розпочали прокладання магістральних водогонів на Дніпропетровщині. Це триланки загальною протяжністю понад 144 км. Строки виконавцям поставилимаксимально стислі – до осені мають завершити роботи. Завдяки цим проєктамКривий Ріг, Марганець, Нікополь будуть із водою. Зробимо для цього всеможливе", – сказав Шмигаль.</text:p>
      <text:p text:style-name="P4">
Він поінформував про перші проміжні результати відновлення водопостачання. Засловами очільника уряду, у місті Покрові проклали водогін і відновилицентралізоване постачання води, у Нікополі та семи громадах Криворізькогорайону частково відновлене централізоване водопостачання.</text:p>
      <text:p text:style-name="P4">
<text:a xlink:type="simple" xlink:href="https://www.ukrinform.ua/tag-smigal" text:style-name="Internet_20_link" text:visited-style-name="Visited_20_Internet_20_Link">
 Шмигаль </text:a>
 нагадав, що для виконання цихробіт уряд виділив 1,5 мільярда гривень.</text:p>
      <text:p text:style-name="P4">
<text:span text:style-name="T4">
Читайте також:</text:span>
 <text:a xlink:type="simple" xlink:href="https://www.ukrinform.ua/rubric-regions/3734029-pidriv-kahovskoi-ges-u-naselenih-punktah-vidnovluut-vodopostacanna.html" text:style-name="Internet_20_link" text:visited-style-name="Visited_20_Internet_20_Link">
 Підрив Каховської ГЕС: у населених пунктах відновлюють<text:span text:style-name="T4">
водопостачання</text:span>
 </text:a>
</text:p>
      <text:p text:style-name="P4">
Як повідомляв Укрінформ, <text:a xlink:type="simple" xlink:href="https://www.ukrinform.ua/rubric-other_news/3723441-pidriv-rosianami-kahovskoi-ges-usi-novini.html" text:style-name="Internet_20_link" text:visited-style-name="Visited_20_Internet_20_Link">
 уночі 6 червня російські війська підірвали греблюКаховської ГЕС </text:a>
 , спричинивши масштабне затоплення.Під водою опинилася низка населених пунктів Херсонської області. Відпідтоплення постраждали також території Миколаївської області. У низцінаселених пунктів на Херсонщині і Дніпропетровщині з‘явилися проблеми зводопостачанням.</text:p>
      <text:p text:style-name="P4">
<text:span text:style-name="T5">
Фото: Денис Шмигаль/Телеграм</text:span>
</text:p>
      <text:p text:style-name="P4">
Source: <text:a xlink:type="simple" xlink:href="https://www.ukrinform.ua/rubric-regions/3734448-vodopostacanna-na-dnipropetrovsini-planuetsa-vidnoviti-do-oseni-smigal.html" text:style-name="Internet_20_link" text:visited-style-name="Visited_20_Internet_20_Link">
https://www.ukrinform.ua/rubric-regions/3734448-vodopostacanna-na-dnipropetrovsini-planuetsa-vidnoviti-do-oseni-smigal.html</text:a>
</text:p>
      <!--NEWS-->
      <text:h text:style-name="P10" text:outline-level="1">
<text:span text:style-name="T4">
Росіяни перекидають підрозділи на Запоріжжя для утримання сухопутного коридору в Крим - Федоров</text:span>
</text:h>
      <text:p text:style-name="P4">
Authors: Ukrinform (Person)</text:p>
      <text:p text:style-name="P4">
Publisher: Укринформ (Organization)</text:p>
      <text:p text:style-name="P4">
Published Time: 2023-07-11T17:41:00+03:00</text:p>
      <text:p text:style-name="P4">
Modified Time: 2023-07-11T17:41:00+03:00</text:p>
      <text:p text:style-name="P4">
Description: Росія збільшує кількість своїх військових на захопленій території Запорізької області, аби втримати сухопутний коридор до Криму. — Укрінформ.</text:p>
      <text:p text:style-name="P4">
Images: ['<text:a xlink:type="simple" xlink:href="https://static.ukrinform.com/photos/2022_09/thumb_files/630_360_1662135180-334.jpg" text:style-name="Internet_20_link" text:visited-style-name="Visited_20_Internet_20_Link">
630_360_16621...</text:a>
']</text:p>
      <text:p text:style-name="P4">
Tags: ['Федоров', 'Запоріжжя', 'Війна з Росією', 'Єдині новини']</text:p>
      <text:p text:style-name="P4">
Type: Article</text:p>
      <!--METADATA-->
      <text:p text:style-name="P4">
<draw:frame draw:style-name="fr1" draw:name="Image162" text:anchor-type="as-char" svg:width="6.9236in" svg:height="3.956343in" draw:z-index="0">
<draw:image xlink:href="../Images/yкринформ/2023-07-11T17-41-00-03-00/630_360_1662135180-334.jpg" xlink:type="simple" xlink:show="embed" xlink:actuate="onLoad" draw:mime-type="image/jpeg"/>
</draw:frame>
 Росіязбільшує кількість своїх військових на захопленій території Запорізькоїобласті, аби втримати сухопутний коридор до Криму.</text:p>
      <text:p text:style-name="P4">
Про це в <text:a xlink:type="simple" xlink:href="http://t.me/ivan_fedorov_melitopol/2495" text:style-name="Internet_20_link" text:visited-style-name="Visited_20_Internet_20_Link">
 ефірі </text:a>
 національноготелемарафону "Єдині новини" сказав міський голова Мелітополя Іван Федоров,передає Укрінформ.</text:p>
      <text:p text:style-name="P4">
"Останніми днями бачимо, що нові підрозділи заїжджають. В селищі Обільне, якебуквально за 5 км від тимчасово окупованого Мелітополя, заселяють підрозділи зПівденної Осетії. В Михайлівці в одному з приватних будинків виселяютьцивільних, щоб розмістити військових. В Мелітополі казарми облаштували на базілікеро-горілчаного заводу", - повідомив Федоров.</text:p>
      <text:p text:style-name="P4">
Він додав, що <text:a xlink:type="simple" xlink:href="https://www.ukrinform.ua/tag-rosia" text:style-name="Internet_20_link" text:visited-style-name="Visited_20_Internet_20_Link">
 Росія </text:a>
 перекидаєвійськових, аби утримати сухопутний коридор до Криму, який вони активновикористовують.</text:p>
      <text:p text:style-name="P4">
<text:span text:style-name="T4">
Читайте також:</text:span>
 <text:a xlink:type="simple" xlink:href="https://www.ukrinform.ua/rubric-ato/3734352-na-tavrijskomu-napramku-za-dobu-zdalasa-u-polon-rekordna-kilkist-vijskovih-rf.html" text:style-name="Internet_20_link" text:visited-style-name="Visited_20_Internet_20_Link">
 На Таврійському напрямку за добу здалася у полон рекорднакількість військових рф </text:a>
</text:p>
      <text:p text:style-name="P4">
Як повідомляв Укрінформ, за даними <text:a xlink:type="simple" xlink:href="https://www.ukrinform.ua/rubric-ato/3734153-sili-oboroni-nastupaut-pivnicnise-i-pivdennise-bahmuta-vorog-aktivno-zastosovue-rezervi.html" text:style-name="Internet_20_link" text:visited-style-name="Visited_20_Internet_20_Link">
 Генштабу ЗСУ</text:a>
 ,українські сили оборони продовжують наступальні дії на Мелітопольському,Бердянському та Бахмутському напрямках.</text:p>
      <text:p text:style-name="P4">
Source: <text:a xlink:type="simple" xlink:href="https://www.ukrinform.ua/rubric-crimea/3734449-rosiani-perekidaut-pidrozdili-na-zaporizza-dla-utrimanna-suhoputnogo-koridoru-v-krim-fedorov.html" text:style-name="Internet_20_link" text:visited-style-name="Visited_20_Internet_20_Link">
https://www.ukrinform.ua/rubric-crimea/3734449-rosiani-perekidaut-pidrozdili-na-zaporizza-dla-utrimanna-suhoputnogo-koridoru-v-krim-fedorov.html</text:a>
</text:p>
      <!--NEWS-->
      <text:h text:style-name="P10" text:outline-level="1">
<text:span text:style-name="T4">
Не слід залишати членство України в НАТО «підвішеним» - Кулеба</text:span>
</text:h>
      <text:p text:style-name="P4">
Authors: Ukrinform (Person)</text:p>
      <text:p text:style-name="P4">
Publisher: Укринформ (Organization)</text:p>
      <text:p text:style-name="P4">
Published Time: 2023-07-11T17:44:00+03:00</text:p>
      <text:p text:style-name="P4">
Modified Time: 2023-07-11T23:44:00+03:00</text:p>
      <text:p text:style-name="P4">
Description: Невизначеність стосовно майбутнього членства України в НАТО не йде на користь світові.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НАТО', 'Україна', 'Війна з Росією']</text:p>
      <text:p text:style-name="P4">
Type: Article</text:p>
      <!--METADATA-->
      <text:p text:style-name="P4">
<draw:frame draw:style-name="fr1" draw:name="Image163" text:anchor-type="as-char" svg:width="6.9236in" svg:height="3.956343in" draw:z-index="0">
<draw:image xlink:href="../Images/yкринформ/2023-07-11T17-44-00-03-00/630_360_1685367365-251.jpg" xlink:type="simple" xlink:show="embed" xlink:actuate="onLoad" draw:mime-type="image/jpeg"/>
</draw:frame>
Невизначеність стосовно майбутнього членства України в НАТО не йде на користьсвітові.</text:p>
      <text:p text:style-name="P4">
Як повідомляє кореспондент Укрінформу, таку думку в інтерв’ю <text:a xlink:type="simple" xlink:href="https://www.bloomberg.com/news/articles/2023-07-11/nato-latest-turkey-agrees-to-support-sweden-s-membership-bid#:~:text=Zelenskiy%20Slams%20NATO%20for%20Soft,enough%20or%20set%20a%20timeline." text:style-name="Internet_20_link" text:visited-style-name="Visited_20_Internet_20_Link">
 Bloomberg TV</text:a>
висловив міністр закордонних справ України Дмитро Кулеба.</text:p>
      <text:p text:style-name="P4">
“Коли йдеться про членство, НАТО не слід залишати у невизначеному стані усюситуацію й Україну”, - сказав Кулеба.</text:p>
      <text:p text:style-name="P4">
<text:span text:style-name="T4">
Читайте також:</text:span>
 <text:span text:style-name="T4">
<text:a xlink:type="simple" xlink:href="https://www.ukrinform.ua/rubric-polytics/3734565-derzdep-poasniv-cogo-souzniki-ocikuut-vid-ukraini-na-slahu-do-clenstva-v-nato.html" text:style-name="Internet_20_link" text:visited-style-name="Visited_20_Internet_20_Link">
 Держдеп пояснив, чого союзники очікують від України нашляху до членства в НАТО </text:a>
 </text:span>
</text:p>
      <text:p text:style-name="P4">
За його словами, Україна уже відповідає усім критеріям для отриманняофіційного запрошення на приєднання до НАТО й продовжить працювати із членамиАльянсу над графіком вступу.</text:p>
      <text:p text:style-name="P4">
“Чим коротшим він буде - тим краще буде для усіх”, - наголосив міністр.</text:p>
      <text:p text:style-name="P4">
<text:span text:style-name="T4">
Читайте також:</text:span>
 <text:span text:style-name="T4">
<text:a xlink:type="simple" xlink:href="https://www.ukrinform.ua/rubric-ato/3734555-vilnus2023-nato-na-rozdorizzi-miz-liderstvom-i-strahom-pered-fasistskou-rosieu.html" text:style-name="Internet_20_link" text:visited-style-name="Visited_20_Internet_20_Link">
 Вільнюс-2023: НАТО на роздоріжжі між лідерством істрахом перед фашистською Росією </text:a>
 </text:span>
</text:p>
      <text:p text:style-name="P4">
Як повідомляв Укрінформ, у вівторок країни-члени <text:span text:style-name="T4">
<text:a xlink:type="simple" xlink:href="https://www.ukrinform.ua/tag-nato" text:style-name="Internet_20_link" text:visited-style-name="Visited_20_Internet_20_Link">
 НАТО</text:a>
 </text:span>
 під час саміту в Вільнюсі прийняликомюніке, у якому, зокрема, визнали прогрес України на шляху євроатлантичноїінтеграції та підтвердили, що майбутнє України – в Альянсі.</text:p>
      <text:p text:style-name="P4">
Source: <text:a xlink:type="simple" xlink:href="https://www.ukrinform.ua/rubric-polytics/3734568-ne-slid-zalisati-clenstvo-ukraini-v-nato-pidvisenim-kuleba.html" text:style-name="Internet_20_link" text:visited-style-name="Visited_20_Internet_20_Link">
https://www.ukrinform.ua/rubric-polytics/3734568-ne-slid-zalisati-clenstvo-ukraini-v-nato-pidvisenim-kuleba.html</text:a>
</text:p>
      <!--NEWS-->
      <text:h text:style-name="P10" text:outline-level="1">
<text:span text:style-name="T4">
Пригожин став прямим викликом для влади Путіна - Держдеп</text:span>
</text:h>
      <text:p text:style-name="P4">
Authors: Ukrinform (Person)</text:p>
      <text:p text:style-name="P4">
Publisher: Укринформ (Organization)</text:p>
      <text:p text:style-name="P4">
Published Time: 2023-07-11T17:47:00+03:00</text:p>
      <text:p text:style-name="P4">
Modified Time: 2023-07-11T17:47:00+03:00</text:p>
      <text:p text:style-name="P4">
Description: Дії керівника ПВК «Вагнер» Євгена Пригожина стали безпосереднім викликом для влади, яку вибудував за довгі роки в Росії Володимир Путін, і тепер в ієрархії кремлівського режиму пішли тріщини.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Путін', 'США', 'Держдеп', 'Росія', 'Російські військові', 'ПВК "Вагнера"', 'Пригожин', 'Блінкен', 'Заколот']</text:p>
      <text:p text:style-name="P4">
Type: Article</text:p>
      <!--METADATA-->
      <text:p text:style-name="P4">
<draw:frame draw:style-name="fr1" draw:name="Image164" text:anchor-type="as-char" svg:width="6.9236in" svg:height="3.956343in" draw:z-index="0">
<draw:image xlink:href="../Images/yкринформ/2023-07-11T17-47-00-03-00/630_360_1674007118-313.jpg" xlink:type="simple" xlink:show="embed" xlink:actuate="onLoad" draw:mime-type="image/jpeg"/>
</draw:frame>
 Діїкерівника ПВК «Вагнер» Євгена Пригожина стали безпосереднім викликом длявлади, яку вибудував за довгі роки в Росії Володимир Путін, і тепер в ієрархіїкремлівського режиму пішли тріщини.</text:p>
      <text:p text:style-name="P4">
Так прокоментував ситуацію в інтерв’ю <text:a xlink:type="simple" xlink:href="https://abcnews.go.com/International/blinken-nato-summit-membership-sweden-ukraine/story" text:style-name="Internet_20_link" text:visited-style-name="Visited_20_Internet_20_Link">
 ABC News</text:a>
 державний секретар США Ентоні Блінкен, передаєУкрінформ.</text:p>
      <text:p text:style-name="P4">
«Я думаю, те, що ми побачили щодо дій Пригожина за останні тижні, є прямимвикликом владі Путіна», – зазначив Блінкен.</text:p>
      <text:p text:style-name="P4">
Він пояснив, що Пригожин поставив під питання передумови, за яких Путінрозпочав свою повномасштабну війну, коли сказав, що НАТО й Україна ніколи небули загрозою для Росії. Тут Блінкен підкреслив, що це є фактом.</text:p>
      <text:p text:style-name="P4">
<text:span text:style-name="T4">
Читайте також:</text:span>
 <text:a xlink:type="simple" xlink:href="https://www.ukrinform.ua/rubric-polytics/3734418-samit-nato-u-prakticnij-sposib-prodemonstrue-pidtrimku-majbutnogo-vstupu-ukraini-blinken.html" text:style-name="Internet_20_link" text:visited-style-name="Visited_20_Internet_20_Link">
 Саміт НАТО «у практичний спосіб» продемонструє підтримкумайбутнього вступу України – <text:span text:style-name="T4">
Блінкен</text:span>
 </text:a>
</text:p>
      <text:p text:style-name="P4">
«І це порушило серйозне питання, на яке Путіну ще належить відповісти», –зауважив держсекретар США.</text:p>
      <text:p text:style-name="P4">
За його словами, поки не можна давати конкретних оцінок, як ситуаціярозвиватиметься далі.</text:p>
      <text:p text:style-name="P4">
«Я думаю, ми ще не бачили останнього розвитку подій. Це належить побачити, щоце означатиме для Пригожина, що це означатиме для «Вагнера», що це означатимедля президента Путіна», – зазначив <text:a xlink:type="simple" xlink:href="https://www.ukrinform.ua/tag-blinken" text:style-name="Internet_20_link" text:visited-style-name="Visited_20_Internet_20_Link">
 Блінкен </text:a>
 .</text:p>
      <text:p text:style-name="P4">
<text:span text:style-name="T4">
Читайте також:</text:span>
 <text:a xlink:type="simple" xlink:href="https://www.ukrinform.ua/rubric-polytics/3733587-kuleba-pogovoriv-z-blinkenom-pracuemo-sob-risenna-samitu-nato-buli-vigrasnimi-dla-vsih.html" text:style-name="Internet_20_link" text:visited-style-name="Visited_20_Internet_20_Link">
 Кулеба поговорив з <text:span text:style-name="T4">
Блінкен</text:span>
 ом: Працюємо, щоб рішеннясаміту НАТО були виграшними для всіх </text:a>
</text:p>
      <text:p text:style-name="P4">
Натомість, за його словами, це вже зараз свідчить про наявність «тріщин» укремлівських колах.</text:p>
      <text:p text:style-name="P4">
Як повідомляв Укрінформ, напередодні в <text:a xlink:type="simple" xlink:href="https://www.ukrinform.ua/rubric-ato/3734101-stati-pro-zustric-putina-ta-prigozina-voni-obidva-zlocinci.html" text:style-name="Internet_20_link" text:visited-style-name="Visited_20_Internet_20_Link">
 Держдепартаменті США заявили</text:a>
 , що в історії протистояння міжпрезидентом РФ Путіним і ватажком ПВК «Вагнер» Пригожиним немає героїв. Аджеяк перший, так і другий чинили безчинства та віддавали злочинні накази під часвторгнення в Україну.</text:p>
      <text:p text:style-name="P4">
Source: <text:a xlink:type="simple" xlink:href="https://www.ukrinform.ua/rubric-world/3734452-prigozin-stav-pramim-viklikom-dla-vladi-putina-derzdep.html" text:style-name="Internet_20_link" text:visited-style-name="Visited_20_Internet_20_Link">
https://www.ukrinform.ua/rubric-world/3734452-prigozin-stav-pramim-viklikom-dla-vladi-putina-derzdep.html</text:a>
</text:p>
      <!--NEWS-->
      <text:h text:style-name="P10" text:outline-level="1">
<text:span text:style-name="T4">
Нафтогаз у першому кварталі отримав 7,7 мільярда гривень чистого прибутку</text:span>
</text:h>
      <text:p text:style-name="P4">
Authors: Ukrinform (Person)</text:p>
      <text:p text:style-name="P4">
Publisher: Укринформ (Organization)</text:p>
      <text:p text:style-name="P4">
Published Time: 2023-07-11T17:47:18+03:00</text:p>
      <text:p text:style-name="P4">
Modified Time: 2023-07-11T17:47:18+03:00</text:p>
      <text:p text:style-name="P4">
Description: НАК «Нафтогаз України» у І кварталі 2023 року отримала чистий прибуток у сумі 7,7 млрд грн, за аналогічний період торік компанія мала збиток у сумі 24,6 млрд грн. — Укрінформ.</text:p>
      <text:p text:style-name="P4">
Images: ['<text:a xlink:type="simple" xlink:href="https://static.ukrinform.com/photos/2019_09/thumb_files/630_360_1568720074-936.jpg" text:style-name="Internet_20_link" text:visited-style-name="Visited_20_Internet_20_Link">
630_360_15687...</text:a>
']</text:p>
      <text:p text:style-name="P4">
Tags: ['Бюджет', 'Нафтогаз', 'Гроші']</text:p>
      <text:p text:style-name="P4">
Type: Article</text:p>
      <!--METADATA-->
      <text:p text:style-name="P4">
<draw:frame draw:style-name="fr1" draw:name="Image165" text:anchor-type="as-char" svg:width="6.9236in" svg:height="3.956343in" draw:z-index="0">
<draw:image xlink:href="../Images/yкринформ/2023-07-11T17-47-18-03-00/630_360_1568720074-936.jpg" xlink:type="simple" xlink:show="embed" xlink:actuate="onLoad" draw:mime-type="image/jpeg"/>
</draw:frame>
 НАК«Нафтогаз України» у І кварталі 2023 року отримала чистий прибуток у сумі 7,7млрд грн, за аналогічний період торік компанія мала збиток у сумі 24,6 млрдгрн.</text:p>
      <text:p text:style-name="P4">
Як передає Укрінформ, про це повідомляє пресслужба <text:a xlink:type="simple" xlink:href="https://www.naftogaz.com/news/first-quarter-naftogaz-net-profit" text:style-name="Internet_20_link" text:visited-style-name="Visited_20_Internet_20_Link">
 компанії</text:a>
 .</text:p>
      <text:p text:style-name="P4">
«Такий результат став можливим завдяки суттєвому покращенню фінансовихпоказників діяльності ключових підприємств Групи в порівнянні з І кварталом2022 року», – прокоментував очільник Нафтогазу Олексій Чернишов.</text:p>
      <text:p text:style-name="P4">
Зазначається, що консолідований операційний прибуток <text:a xlink:type="simple" xlink:href="https://www.ukrinform.ua/tag-naftogaz" text:style-name="Internet_20_link" text:visited-style-name="Visited_20_Internet_20_Link">
 Нафтогазу</text:a>
 у І кварталі склав 3,4 млрд грн. Прицьому за аналогічний період минулого року Група мала консолідованийопераційний збиток у сумі 57 млрд грн.</text:p>
      <text:p text:style-name="P4">
<text:span text:style-name="T4">
Читайте також:</text:span>
 <text:a xlink:type="simple" xlink:href="https://www.ukrinform.ua/rubric-economy/3731731-v-ukraini-zapustili-tri-gazovi-sverdlovini.html" text:style-name="Internet_20_link" text:visited-style-name="Visited_20_Internet_20_Link">
 В Україні запустили три газові свердловини</text:a>
</text:p>
      <text:p text:style-name="P4">
«Отримання операційного прибутку – важливий показник сталості бізнесу. Цезначне досягнення, враховуючи війну та ті стартові позиції, з яких мирозпочинали роботу», – підкреслив очільник компанії.</text:p>
      <text:p text:style-name="P4">
Консолідована фінансова звітність також свідчить, що основні звітні сегментиГрупи Нафтогаз показали чистий операційний прибуток за результатами І кварталу2023 року.</text:p>
      <text:p text:style-name="P4">
Підприємства Групи, які забезпечують виконання спеціальних обов’язків,постачаючи природний газ соціально чутливим категоріям споживачів, такожсуттєво покращили рівень зборів грошових коштів за поставлений газ. Цедозволило їм значно поліпшити операційний фінансовий результат: у порівняннізі збитками, отриманими в І кварталі 2022 року в сумі 33 млрд грн, збитки Ікварталу 2023 року склали лише 6,3 млрд грн.</text:p>
      <text:p text:style-name="P4">
<text:span text:style-name="T4">
Читайте також:</text:span>
 <text:a xlink:type="simple" xlink:href="https://www.ukrinform.ua/rubric-economy/3729380-do-grupi-naftogaz-perejsli-se-tri-oblgazi-so-zminitsa-dla-spozivaciv.html" text:style-name="Internet_20_link" text:visited-style-name="Visited_20_Internet_20_Link">
 До Групи <text:span text:style-name="T4">
Нафтогаз</text:span>
 перейшли ще три облгази - щозміниться для споживачів </text:a>
</text:p>
      <text:p text:style-name="P4">
У компанії додали, що протягом січня-березня 2023 року до зведеного бюджетуУкраїни підприємствами Групи Нафтогаз було сплачено податків на суму 26 млрдгрн, що становить понад 7% усіх податкових надходжень держави за відповіднийперіод.</text:p>
      <text:p text:style-name="P4">
Як повідомлялося, НАК «Нафтогаз» досягла домовленостей стосовнореструктуризації єврооблігацій з термінами погашення у липні 2022 року та улистопаді 2026-го. Реструктуризація має завершитися до кінця липня 2023 року.</text:p>
      <text:p text:style-name="P4">
Source: <text:a xlink:type="simple" xlink:href="https://www.ukrinform.ua/rubric-economy/3734451-naftogaz-u-persomu-kvartali-otrimav-77-milarda-griven-cistogo-pributku.html" text:style-name="Internet_20_link" text:visited-style-name="Visited_20_Internet_20_Link">
https://www.ukrinform.ua/rubric-economy/3734451-naftogaz-u-persomu-kvartali-otrimav-77-milarda-griven-cistogo-pributku.html</text:a>
</text:p>
      <!--NEWS-->
      <text:h text:style-name="P10" text:outline-level="1">
<text:span text:style-name="T4">
Відомо, де збірна України проведе матч відбору Євро-2024 проти Англії</text:span>
</text:h>
      <text:p text:style-name="P4">
Authors: Ukrinform (Person)</text:p>
      <text:p text:style-name="P4">
Publisher: Укринформ (Organization)</text:p>
      <text:p text:style-name="P4">
Published Time: 2023-07-11T17:55:48+03:00</text:p>
      <text:p text:style-name="P4">
Modified Time: 2023-07-11T17:55:48+03:00</text:p>
      <text:p text:style-name="P4">
Description: Гра відбудеться у Польщі. — Укрінформ.</text:p>
      <text:p text:style-name="P4">
Images: ['<text:a xlink:type="simple" xlink:href="https://static.ukrinform.com/photos/2023_07/thumb_files/630_360_1689087165-921.jpg" text:style-name="Internet_20_link" text:visited-style-name="Visited_20_Internet_20_Link">
630_360_16890...</text:a>
']</text:p>
      <text:p text:style-name="P4">
Tags: ['Збірна України', 'Євро-2024']</text:p>
      <text:p text:style-name="P4">
Type: Article</text:p>
      <!--METADATA-->
      <text:p text:style-name="P4">
<draw:frame draw:style-name="fr1" draw:name="Image166" text:anchor-type="as-char" svg:width="6.9236in" svg:height="3.956343in" draw:z-index="0">
<draw:image xlink:href="../Images/yкринформ/2023-07-11T17-55-48-03-00/630_360_1689087165-921.jpg" xlink:type="simple" xlink:show="embed" xlink:actuate="onLoad" draw:mime-type="image/jpeg"/>
</draw:frame>
 Гравідбудеться у Польщі.</text:p>
      <text:p text:style-name="P4">
Матч 5-го туру відбірного раунду Євро-2024 Україна — Англія відбудеться впольському місті Вроцлав на «Тарчинський Арені», <text:a xlink:type="simple" xlink:href="https://uaf.ua/article/48786" text:style-name="Internet_20_link" text:visited-style-name="Visited_20_Internet_20_Link">
 повідомляє</text:a>
 пресслужба УАФ, передає Укрінформ.</text:p>
      <text:p text:style-name="P4">
Матч Україна - Англія відбудеться 9 вересня. Початок гри о 19.00 за київськимчасом.</text:p>
      <text:p text:style-name="P4">
Стадіон був відкритий у 2011 році. Він може вмістити 45 105 глядачів. Аренаприймала матчі Євро-2012.</text:p>
      <text:p text:style-name="P4">
<text:span text:style-name="T4">
Читайте також:</text:span>
 <text:a xlink:type="simple" xlink:href="https://www.ukrinform.ua/rubric-sports/3725020-zbirna-ukraini-obigrala-maltu-u-vidbori-na-evro2024.html" text:style-name="Internet_20_link" text:visited-style-name="Visited_20_Internet_20_Link">
 Збірна України обіграла Мальту у відборі на Євро-2024</text:a>
</text:p>
      <text:p text:style-name="P4">
Як повідомляв Укрінформ, збірна України з шістьма очками посідає друге місцегрупи С у кваліфікації до Євро-2024. Англія йде на першій позиції з 12 очками.</text:p>
      <text:p text:style-name="P4">
Фото: uaf.ua</text:p>
      <text:p text:style-name="P4">
Source: <text:a xlink:type="simple" xlink:href="https://www.ukrinform.ua/rubric-sports/3734456-vidomo-de-zbirna-ukraini-provede-matc-vidboru-evro2024-proti-anglii.html" text:style-name="Internet_20_link" text:visited-style-name="Visited_20_Internet_20_Link">
https://www.ukrinform.ua/rubric-sports/3734456-vidomo-de-zbirna-ukraini-provede-matc-vidboru-evro2024-proti-anglii.html</text:a>
</text:p>
      <!--NEWS-->
      <text:h text:style-name="P10" text:outline-level="1">
<text:span text:style-name="T4">
Україна має приєднатися до НАТО якомога швидше - Воллес</text:span>
</text:h>
      <text:p text:style-name="P4">
Authors: Ukrinform (Person)</text:p>
      <text:p text:style-name="P4">
Publisher: Укринформ (Organization)</text:p>
      <text:p text:style-name="P4">
Published Time: 2023-07-11T17:58:00+03:00</text:p>
      <text:p text:style-name="P4">
Modified Time: 2023-07-11T17:58:00+03:00</text:p>
      <text:p text:style-name="P4">
Description: Україна має приєднатися до НАТО «якомога швидше», але лише після того, як війна з Москвою закінчиться, заявив міністр оборони Великої Британії Бен Воллес на саміті НАТО у Вільнюсі.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Україна', 'Бен Воллес']</text:p>
      <text:p text:style-name="P4">
Type: Article</text:p>
      <!--METADATA-->
      <text:p text:style-name="P4">
<draw:frame draw:style-name="fr1" draw:name="Image167" text:anchor-type="as-char" svg:width="6.9236in" svg:height="3.956343in" draw:z-index="0">
<draw:image xlink:href="../Images/yкринформ/2023-07-11T17-58-00-03-00/630_360_1522941676-5218.jpg" xlink:type="simple" xlink:show="embed" xlink:actuate="onLoad" draw:mime-type="image/jpeg"/>
</draw:frame>
 Українамає приєднатися до НАТО «якомога швидше», але лише після того, як війна зМосквою закінчиться, заявив міністр оборони Великої Британії Бен Воллес насаміті НАТО у Вільнюсі.</text:p>
      <text:p text:style-name="P4">
Як передає Укрінформ, про це повідомляє <text:a xlink:type="simple" xlink:href="https://edition.cnn.com/europe/live-news/russia-ukraine-war-news-07-11-23/h_d09722d74b043b559244c819f0766e84" text:style-name="Internet_20_link" text:visited-style-name="Visited_20_Internet_20_Link">
 CNN</text:a>
 .</text:p>
      <text:p text:style-name="P4">
«Я повністю згоден зі Сполученими Штатами, що ми не можемо прийняти новукраїну з гарячим збройним конфліктом. Це просто імпортує війну в Альянс», –сказав Воллес у коментарі CNN.</text:p>
      <text:p text:style-name="P4">
Воллес зазначив, що члени <text:a xlink:type="simple" xlink:href="https://www.ukrinform.ua/tag-nato" text:style-name="Internet_20_link" text:visited-style-name="Visited_20_Internet_20_Link">
 НАТО </text:a>
 повинні«працювати разом, щоб переконатися, що Росія зазнає невдачі у своєму...незаконному вторгненні в Україну», перш ніж дозволити Україні приєднатися доАльянсу.</text:p>
      <text:p text:style-name="P4">
Однак після завершення війни НАТО має бути готовим прийняти Україну як новогочлена.</text:p>
      <text:p text:style-name="P4">
«Враховуючи, що ми проводимо політику відкритих дверей, важливо заявити, що мивіримо, що Україна дійсно належить до НАТО», - сказав Воллес, додавши, щоУкраїна зробила деякі необхідні «кроки», щоб туди потрапити, зокрема, щостосується зміцнення армії та ліквідації корупції.</text:p>
      <text:p text:style-name="P4">
<text:span text:style-name="T4">
Читайте також:</text:span>
 <text:a xlink:type="simple" xlink:href="https://www.ukrinform.ua/rubric-world/3729567-krainicleni-nato-virisili-zalisiti-ensa-stoltenberga-na-coli-alansu-zmi.html" text:style-name="Internet_20_link" text:visited-style-name="Visited_20_Internet_20_Link">
 Країни-члени НАТО вирішили залишити Єнса Столтенберга начолі Альянсу – ЗМІ </text:a>
</text:p>
      <text:p text:style-name="P4">
"Коли цей конфлікт закінчиться, ми повинні бути готові якомога швидше прийнятиУкраїну в НАТО", - сказав Воллес.</text:p>
      <text:p text:style-name="P4">
Як повідомлялося, 11 липня у Вільнюсі <text:a xlink:type="simple" xlink:href="https://www.ukrinform.ua/rubric-polytics/3734106-u-vilnusi-rozpocinaetsa-samit-nato-akij-viznacit-podalsij-slah-ukraini-do-alansu.html" text:style-name="Internet_20_link" text:visited-style-name="Visited_20_Internet_20_Link">
 розпочався саміт НАТО</text:a>
 , під час якогосоюзники прийматимуть важливі рішення щодо зміцнення системи стримування йоборони Альянсу, а також, як планується, підтвердять підтримку України уборотьбі проти російської агресії та на шляху до членства України в НАТО.</text:p>
      <text:p text:style-name="P4">
Source: <text:a xlink:type="simple" xlink:href="https://www.ukrinform.ua/rubric-polytics/3734457-ukraina-mae-priednatisa-do-nato-akomoga-svidse-volles.html" text:style-name="Internet_20_link" text:visited-style-name="Visited_20_Internet_20_Link">
https://www.ukrinform.ua/rubric-polytics/3734457-ukraina-mae-priednatisa-do-nato-akomoga-svidse-volles.html</text:a>
</text:p>
      <!--NEWS-->
      <text:h text:style-name="P10" text:outline-level="1">
<text:span text:style-name="T4">
Уряд збільшив держзамовлення на підготовку медиків і соцпрацівників</text:span>
</text:h>
      <text:p text:style-name="P4">
Authors: Ukrinform (Person)</text:p>
      <text:p text:style-name="P4">
Publisher: Укринформ (Organization)</text:p>
      <text:p text:style-name="P4">
Published Time: 2023-07-11T17:59:00+03:00</text:p>
      <text:p text:style-name="P4">
Modified Time: 2023-07-11T17:59:00+03:00</text:p>
      <text:p text:style-name="P4">
Description: Кабінет Міністрів збільшив на понад тисячу кількість бюджетних місць для медичних навчальних закладів. — Укрінформ.</text:p>
      <text:p text:style-name="P4">
Images: ['<text:a xlink:type="simple" xlink:href="https://static.ukrinform.com/photos/2016_10/thumb_files/630_360_1476802465-6355.jpg" text:style-name="Internet_20_link" text:visited-style-name="Visited_20_Internet_20_Link">
630_360_14768...</text:a>
']</text:p>
      <text:p text:style-name="P4">
Tags: ['Кабмін', 'Медики', 'Психолог', 'Шмигаль']</text:p>
      <text:p text:style-name="P4">
Type: Article</text:p>
      <!--METADATA-->
      <text:p text:style-name="P4">
<draw:frame draw:style-name="fr1" draw:name="Image168" text:anchor-type="as-char" svg:width="6.9236in" svg:height="3.956343in" draw:z-index="0">
<draw:image xlink:href="../Images/yкринформ/2023-07-11T17-59-00-03-00/630_360_1476802465-6355.jpg" xlink:type="simple" xlink:show="embed" xlink:actuate="onLoad" draw:mime-type="image/jpeg"/>
</draw:frame>
 КабінетМіністрів збільшив на понад тисячу кількість бюджетних місць для медичнихнавчальних закладів.</text:p>
      <text:p text:style-name="P4">
Про це Прем‘єр-міністр Денис Шмигаль <text:a xlink:type="simple" xlink:href="https://t.me/Denys_Smyhal/5595" text:style-name="Internet_20_link" text:visited-style-name="Visited_20_Internet_20_Link">
 повідомив</text:a>
 під час засідання уряду у вівторок, передаєкореспондент Укрінформу.</text:p>
      <text:p text:style-name="P4">
"Сьогодні наша держава потребує більше реабілітологів, психологів, соціальнихпрацівників. Врахували це у держзамовленні на підготовку фахівців у 2023 році,яке сьогодні (11 липня – ред.) затвердить уряд. Для Міністерства охорониздоров’я збільшуємо кількість бюджетних місць на понад тисячу", – сказавШмигаль.</text:p>
      <text:p text:style-name="P4">
Також, за його словами, уряд збільшує бюджетні місця для набору соціальнихпрацівників.</text:p>
      <text:p text:style-name="P4">
“Далі будемо реалізовувати зміни в системі держзамовлень, аби мати достатнюкількість тих спеціалістів, яких Україна потребує зараз і яких потребуватиме вмайбутньому”, - зазначив прем’єр.</text:p>
      <text:p text:style-name="P4">
<text:span text:style-name="T4">
Читайте також:</text:span>
 <text:a xlink:type="simple" xlink:href="https://www.ukrinform.ua/rubric-ato/3728343-genstab-pokazav-ak-navcautsa-u-britanii-ukrainski-vijskovi-mediki.html" text:style-name="Internet_20_link" text:visited-style-name="Visited_20_Internet_20_Link">
 Генштаб показав, як навчаються у Британії українськівійськові медики </text:a>
</text:p>
      <text:p text:style-name="P4">
Як повідомив у <text:a xlink:type="simple" xlink:href="https://t.me/tmelnychuk/2699" text:style-name="Internet_20_link" text:visited-style-name="Visited_20_Internet_20_Link">
 Телеграмі </text:a>
 постійнийпредставник Кабміну у Верховній Раді Тарас Мельничук, Кабінет Міністрівзатвердив обсяги державного замовлення на підготовку фахівців, на підвищеннякваліфікації та перепідготовку кадрів у 2023 році. На навчання коштом державипланується прийняти 186,3 тисячі осіб.</text:p>
      <text:p text:style-name="P4">
«Затверджено обсяги державного замовлення на підготовку фахівців, наукових,науково-педагогічних та робітничих кадрів, на підвищення кваліфікації таперепідготовку кадрів у 2023 році та перелік державних замовників», - йдетьсяв повідомленні.</text:p>
      <text:p text:style-name="P4">
Згідно із пояснювальною запискою до документа, його прийняття реалізуєконституційне право громадян на безоплатність здобуття професійної(професійно-технічної), фахової передвищої, вищої та післядипломної освіти удержавних і комунальних навчальних закладах, а також забезпечить максимальнезадоволення реальних потреб економіки та регіональних ринків праці у фахівцяхз високим рівнем професіоналізму.</text:p>
      <text:p text:style-name="P4">
Серед іншого, під час формування державного замовлення передбачено збільшенняйого обсягів на підготовку фахівців за спеціальностями “222 Медицина”, “225Медична психологія”, “227 Терапія та реабілітація” та “231 Соціальна робота”.</text:p>
      <text:p text:style-name="P4">
Загалом обсяги державного замовлення на підготовку фахівців, наукових танауково-педагогічних кадрів у закладах вищої освіти та наукових установах на2023 рік затверджені у кількості 186 329 осіб.</text:p>
      <text:p text:style-name="P4">
<text:span text:style-name="T4">
Читайте також:</text:span>
 <text:a xlink:type="simple" xlink:href="https://www.ukrinform.ua/rubric-ato/3728215-bojovi-paramediki-vitagti-poranenih-i-dovezti-zivimi.html" text:style-name="Internet_20_link" text:visited-style-name="Visited_20_Internet_20_Link">
 Бойові <text:span text:style-name="T4">
парамедики</text:span>
 : витягти поранених і довезтиживими </text:a>
</text:p>
      <text:p text:style-name="P4">
На фінансування державного замовлення у 2023 році у державному бюджетіпередбачено 47 533 659,7 тис. грн.</text:p>
      <text:p text:style-name="P4">
Як повідомлялося, <text:a xlink:type="simple" xlink:href="https://www.ukrinform.ua/tag-smigal" text:style-name="Internet_20_link" text:visited-style-name="Visited_20_Internet_20_Link">
 Прем’єр-міністр Денис Шмигаль</text:a>
 доручив опрацювати можливістьзбільшення державного замовлення у закладах освіти на медиків, реабілітологіві соцпрацівників.</text:p>
      <text:p text:style-name="P4">
Source: <text:a xlink:type="simple" xlink:href="https://www.ukrinform.ua/rubric-society/3734460-urad-zbilsiv-derzzamovlenna-na-pidgotovku-medikiv-i-socpracivnikiv.html" text:style-name="Internet_20_link" text:visited-style-name="Visited_20_Internet_20_Link">
https://www.ukrinform.ua/rubric-society/3734460-urad-zbilsiv-derzzamovlenna-na-pidgotovku-medikiv-i-socpracivnikiv.html</text:a>
</text:p>
      <!--NEWS-->
      <text:h text:style-name="P10" text:outline-level="1">
<text:span text:style-name="T4">
Держава збільшить держзамовлення на підготовку медиків, реабілітологів і соцпрацівників</text:span>
</text:h>
      <text:p text:style-name="P4">
Author: ['АРМІЯINFORM']</text:p>
      <text:p text:style-name="P4">
Time: 2023-07-11T18:00:00-04:00</text:p>
      <text:p text:style-name="P4">
Description: Під головуванням Прем’єр-міністра Дениса Шмигаля відбулася нарада щодо змін до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_205506_820_360_0_0_auto.jpg" text:style-name="Internet_20_link" text:visited-style-name="Visited_20_Internet_20_Link">
thumb_205506_820_360_0_0_auto.jpg</text:a>
', '<text:a xlink:type="simple" xlink:href="https://armyinform.com.ua/wp-content/uploads/2023/07/thumb_205507_820_360_0_0_auto.jpg" text:style-name="Internet_20_link" text:visited-style-name="Visited_20_Internet_20_Link">
thumb_205507_820_360_0_0_auto.jpg</text:a>
']</text:p>
      <text:p text:style-name="P4">
Tags: ['ЗАСІДАННЯ УРЯДУ', 'ПРЕМ’ЄР-МІНІСТР ДЕНИС ШМИГАЛЬ']</text:p>
      <text:p text:style-name="P4">
Category: News</text:p>
      <!--METADATA-->
      <text:p text:style-name="P4">
<draw:frame draw:style-name="fr1" draw:name="Image169" text:anchor-type="as-char" svg:width="6.9236in" svg:height="4.610104in" draw:z-index="0">
<draw:image xlink:href="../Images/AРМІЯINFORM/2023-07-11T18-00-00-04-00/thumb_205506_820_360_0_0_auto.jpg" xlink:type="simple" xlink:show="embed" xlink:actuate="onLoad" draw:mime-type="image/jpeg"/>
</draw:frame>
</text:p>
      <text:p text:style-name="P4">
Під головуванням Прем’єр-міністра Дениса Шмигаля відбулася нарада щодо змін додержавного замовлення в українських закладах освіти. В обговоренні взялиучасть Перший віце-прем’єр-міністр — Міністр економіки Юлія Свириденко, Віце-прем’єр-міністр з інновацій, розвитку освіти, науки та технологій МихайлоФедоров, Міністр освіти і науки Оксен Лісовий, Міністр охорони здоров’я ВікторЛяшко, Міністр соціальної політики Оксана Жолнович, Міністр фінансів СергійМарченко, Міністр Кабінету Міністрів Олег Немчінов.</text:p>
      <text:p text:style-name="P4">
«Повномасштабна війна змінила ринок праці в Україні. Сьогодні наша державапотребує більше фахівців у медичній та соціальній сферах. Їх підготовка маєрозпочатися вже зараз», — підкреслив Денис Шмигаль.</text:p>
      <text:p text:style-name="P4">
Глава Уряду дав завдання усім відповідальним міністерствам опрацюватиможливість збільшення держзамовлення, зокрема, на медиків, реабілітологів ісоцпрацівників уже з цього навчального року.</text:p>
      <text:p text:style-name="P4">
<draw:frame draw:style-name="fr1" draw:name="Image170" text:anchor-type="as-char" svg:width="6.9236in" svg:height="4.610104in" draw:z-index="0">
<draw:image xlink:href="../Images/AРМІЯINFORM/2023-07-11T18-00-00-04-00/thumb_205507_820_360_0_0_auto.jpg" xlink:type="simple" xlink:show="embed" xlink:actuate="onLoad" draw:mime-type="image/jpeg"/>
</draw:frame>
</text:p>
      <text:p text:style-name="P4">
«Водночас держава продовжує розвивати професійно-технічну освіту. ВідновленняУкраїни стане наймасштабнішим проектом з часів Другої світової, тож насаперів, будівельників та інші дотичні професії буде найвищий запит на ринкупраці», — зауважив Прем’єр-міністр.</text:p>
      <text:p text:style-name="P4">
Віце-прем’єр-міністр з інновацій, розвитку освіти, науки та технологій МихайлоФедоров також нагадав про підготовку реформи освіти, яка ґрунтуватиметься навпровадженні інновацій.</text:p>
      <text:p text:style-name="P4">
За підсумками наради Прем’єр-міністр дав завдання підготувати й подати увересні державне замовлення на наступний навчальний рік, щоб батьки таабітурієнти завчасно змогли ознайомитися із затребуваними спеціальностями.</text:p>
      <text:p text:style-name="P4">
Джерело - <text:a xlink:type="simple" xlink:href="https://www.kmu.gov.ua/news/derzhava-zbilshyt-derzhzamovlennia-na-pidhotovku-medykiv-reabilitolohiv-i-sotspratsivnykiv-pidsumky-narady-v-uriadi" text:style-name="Internet_20_link" text:visited-style-name="Visited_20_Internet_20_Link">
Урядовий портал</text:a>
.</text:p>
      <text:p text:style-name="P4">
Source: <text:a xlink:type="simple" xlink:href="https://armyinform.com.ua/2023/07/11/derzhava-zbilshyt-derzhzamovlennya-na-pidgotovku-medykiv-reabilitologiv-i-soczpraczivnykiv/" text:style-name="Internet_20_link" text:visited-style-name="Visited_20_Internet_20_Link">
https://armyinform.com.ua/2023/07/11/derzhava-zbilshyt-derzhzamovlennya-na-pidgotovku-medykiv-reabilitologiv-i-soczpraczivnykiv/</text:a>
</text:p>
      <!--NEWS-->
      <text:h text:style-name="P10" text:outline-level="1">
<text:span text:style-name="T4">
Мельника звільнили з посади заступника міністра закордонних справ</text:span>
</text:h>
      <text:p text:style-name="P4">
Authors: Ukrinform (Person)</text:p>
      <text:p text:style-name="P4">
Publisher: Укринформ (Organization)</text:p>
      <text:p text:style-name="P4">
Published Time: 2023-07-11T18:04:00+03:00</text:p>
      <text:p text:style-name="P4">
Modified Time: 2023-07-11T18:04:00+03:00</text:p>
      <text:p text:style-name="P4">
Description: Кабінет Міністрів звільнив Андрія Мельника з посади заступника міністра закордонних справ. — Укрінформ.</text:p>
      <text:p text:style-name="P4">
Images: ['<text:a xlink:type="simple" xlink:href="https://static.ukrinform.com/photos/2022_01/thumb_files/630_360_1642419350-304.jpg" text:style-name="Internet_20_link" text:visited-style-name="Visited_20_Internet_20_Link">
630_360_16424...</text:a>
']</text:p>
      <text:p text:style-name="P4">
Tags: ['МЗС', 'Звільнення', 'Мельник']</text:p>
      <text:p text:style-name="P4">
Type: Article</text:p>
      <!--METADATA-->
      <text:p text:style-name="P4">
<draw:frame draw:style-name="fr1" draw:name="Image171" text:anchor-type="as-char" svg:width="6.9236in" svg:height="3.956343in" draw:z-index="0">
<draw:image xlink:href="../Images/yкринформ/2023-07-11T18-04-00-03-00/630_360_1642419350-304.jpg" xlink:type="simple" xlink:show="embed" xlink:actuate="onLoad" draw:mime-type="image/jpeg"/>
</draw:frame>
 КабінетМіністрів звільнив Андрія Мельника з посади заступника міністра закордоннихсправ.</text:p>
      <text:p text:style-name="P4">
Про це представник уряду у Верховній Раді Тарас Мельничук повідомив у <text:a xlink:type="simple" xlink:href="http://t.me/tmelnychuk/2700" text:style-name="Internet_20_link" text:visited-style-name="Visited_20_Internet_20_Link">
Телеграмі </text:a>
 , передає Укрінформ.</text:p>
      <text:p text:style-name="P4">
" <text:a xlink:type="simple" xlink:href="https://www.ukrinform.ua/tag-kabmin" text:style-name="Internet_20_link" text:visited-style-name="Visited_20_Internet_20_Link">
 Кабінетом Міністрів України </text:a>
звільнено Мельника Андрія Ярославовича з посади заступника міністразакордонних справ України", - йдеться у дописі.</text:p>
      <text:p text:style-name="P4">
<text:span text:style-name="T4">
Читайте також:</text:span>
 <text:a xlink:type="simple" xlink:href="https://www.ukrinform.ua/rubric-polytics/3731710-zelenskij-priznaciv-posliv-v-ekvadori-antigua-i-barbudi.html" text:style-name="Internet_20_link" text:visited-style-name="Visited_20_Internet_20_Link">
 Зеленський призначив послів в Еквадорі, Антигуа і Барбуді</text:a>
</text:p>
      <text:p text:style-name="P4">
Як повідомлялося, 20 червня Президент Володимир Зеленський <text:a xlink:type="simple" xlink:href="https://www.ukrinform.ua/rubric-ato/3725240-zelenskij-priznaciv-posliv-v-indii-kolumbii-ta-brazilii.html" text:style-name="Internet_20_link" text:visited-style-name="Visited_20_Internet_20_Link">
 призначив</text:a>
 Андрія Мельника Надзвичайним і ПовноважнимПослом України у Федеративній Республіці Бразилія.</text:p>
      <text:p text:style-name="P4">
Мельник працював на посаді заступника міністра закордонних справ з листопада2022 року, до цього був послом у Німеччині.</text:p>
      <text:p text:style-name="P4">
Source: <text:a xlink:type="simple" xlink:href="https://www.ukrinform.ua/rubric-polytics/3734459-melnika-zvilnili-z-posadi-zastupnika-ministra-zakordonnih-sprav.html" text:style-name="Internet_20_link" text:visited-style-name="Visited_20_Internet_20_Link">
https://www.ukrinform.ua/rubric-polytics/3734459-melnika-zvilnili-z-posadi-zastupnika-ministra-zakordonnih-sprav.html</text:a>
</text:p>
      <!--NEWS-->
      <text:h text:style-name="P10" text:outline-level="1">
<text:span text:style-name="T4">
Столтенберг дав пресконферецію за підсумками засідання НАТО</text:span>
</text:h>
      <text:p text:style-name="P4">
Authors: Ukrinform (Person)</text:p>
      <text:p text:style-name="P4">
Publisher: Укринформ (Organization)</text:p>
      <text:p text:style-name="P4">
Published Time: 2023-07-11T18:06:00+03:00</text:p>
      <text:p text:style-name="P4">
Modified Time: 2023-07-11T18:06:00+03:00</text:p>
      <text:p text:style-name="P4">
Description: Генсек НАТО Єнс Столтенберг дав пресконференцію за підсумками засідання Альянсу. — Укрінформ.</text:p>
      <text:p text:style-name="P4">
Images: ['<text:a xlink:type="simple" xlink:href="https://static.ukrinform.com/photos/2023_07/thumb_files/630_360_1688988638-109.jpg" text:style-name="Internet_20_link" text:visited-style-name="Visited_20_Internet_20_Link">
630_360_16889...</text:a>
']</text:p>
      <text:p text:style-name="P4">
Tags: ['Саміт НАТО', 'Столтенберг']</text:p>
      <text:p text:style-name="P4">
Type: Article</text:p>
      <!--METADATA-->
      <text:p text:style-name="P4">
<draw:frame draw:style-name="fr1" draw:name="Image172" text:anchor-type="as-char" svg:width="6.9236in" svg:height="3.956343in" draw:z-index="0">
<draw:image xlink:href="../Images/yкринформ/2023-07-11T18-06-00-03-00/630_360_1688988638-109.jpg" xlink:type="simple" xlink:show="embed" xlink:actuate="onLoad" draw:mime-type="image/jpeg"/>
</draw:frame>
 ГенсекНАТО Єнс Столтенберг дав пресконференцію за підсумками засідання Альянсу.</text:p>
      <text:p text:style-name="P4">
Суспільне транслювало пресконференцію наживо з українським перекладом,повідомляє Укрінформ.</text:p>
      <text:p text:style-name="P4">
Source: <text:a xlink:type="simple" xlink:href="https://www.ukrinform.ua/rubric-world/3734465-stoltenberg-dae-preskonfereciu-na-samiti-nato.html" text:style-name="Internet_20_link" text:visited-style-name="Visited_20_Internet_20_Link">
https://www.ukrinform.ua/rubric-world/3734465-stoltenberg-dae-preskonfereciu-na-samiti-nato.html</text:a>
</text:p>
      <!--NEWS-->
      <text:h text:style-name="P10" text:outline-level="1">
<text:span text:style-name="T4">
Франція збільшить військову допомогу Україні на €170 мільйонів</text:span>
</text:h>
      <text:p text:style-name="P4">
Authors: Ukrinform (Person)</text:p>
      <text:p text:style-name="P4">
Publisher: Укринформ (Organization)</text:p>
      <text:p text:style-name="P4">
Published Time: 2023-07-11T18:08:00+03:00</text:p>
      <text:p text:style-name="P4">
Modified Time: 2023-07-11T18:08:00+03:00</text:p>
      <text:p text:style-name="P4">
Description: Міністри оборони Франції та України на саміті НАТО у Вільнюсі підписали угоду, що передбачає збільшення військової допомоги нашій країні. — Укрінформ.</text:p>
      <text:p text:style-name="P4">
Images: ['<text:a xlink:type="simple" xlink:href="https://static.ukrinform.com/photos/2016_01/thumb_files/630_360_1454256065-3989.jpg" text:style-name="Internet_20_link" text:visited-style-name="Visited_20_Internet_20_Link">
630_360_14542...</text:a>
']</text:p>
      <text:p text:style-name="P4">
Tags: ['Франція', 'НАТО', 'Україна', 'Резніков', 'Війна з Росією']</text:p>
      <text:p text:style-name="P4">
Type: Article</text:p>
      <!--METADATA-->
      <text:p text:style-name="P4">
<draw:frame draw:style-name="fr1" draw:name="Image173" text:anchor-type="as-char" svg:width="6.9236in" svg:height="3.958011in" draw:z-index="0">
<draw:image xlink:href="../Images/yкринформ/2023-07-11T18-08-00-03-00/630_360_1454256065-3989.jpg" xlink:type="simple" xlink:show="embed" xlink:actuate="onLoad" draw:mime-type="image/jpeg"/>
</draw:frame>
 Міністриоборони Франції та України на саміті НАТО у Вільнюсі підписали угоду, щопередбачає збільшення військової допомоги нашій країні.</text:p>
      <text:p text:style-name="P4">
Як передає Укрінформ, про це міністр оборони України Олексій Резніковповідомив у <text:a xlink:type="simple" xlink:href="https://twitter.com/oleksiireznikov/status/1678767922511228928" text:style-name="Internet_20_link" text:visited-style-name="Visited_20_Internet_20_Link">
 Твіттері</text:a>
.</text:p>
      <text:p text:style-name="P4">
"Сьогодні у Вільнюсі ми підписали Угоду між Міністерствами оборони України таФранції. Угода передбачає, збільшення військової допомоги Україні на 170 млнєвро. Також буде спрощено процес закупівлі та постачання озброєнь в Україну.Окрім того, встановлені рамки для спільного виробництва запчастин таобслуговування іноземного озброєння та техніки", - йдеться у дописі.</text:p>
      <text:p text:style-name="P4">
 <text:span text:style-name="T4">
Читайтетакож:</text:span>
 <text:a xlink:type="simple" xlink:href="https://www.ukrinform.ua/rubric-ato/3734290-francia-peredast-ukraini-dalekobijni-raketi-scalp.html" text:style-name="Internet_20_link" text:visited-style-name="Visited_20_Internet_20_Link">
 <text:span text:style-name="T4">
Франція</text:span>
 передасть Україні далекобійні ракети SCALP</text:a>
</text:p>
      <text:p text:style-name="P4">
Як повідомлялося, президент Франції Еммануель Макрон заявив у перший деньсаміту НАТО, що Франція поставить Україні ракети великої дальності SCALP, якіє аналогом британської Storm Shadow.</text:p>
      <text:p text:style-name="P4">
11 липня у Вільнюсі розпочався саміт НАТО, під час якого союзникиухвалюватимуть важливі рішення щодо зміцнення системи стримування й оборониАльянсу, а також підтвердять підтримку України у боротьбі проти російськоїагресії та на шляху до членства України в НАТО.</text:p>
      <text:p text:style-name="P4">
Source: <text:a xlink:type="simple" xlink:href="https://www.ukrinform.ua/rubric-ato/3734468-francia-zbilsit-vijskovu-dopomogu-ukraini-na-170-miljoniv.html" text:style-name="Internet_20_link" text:visited-style-name="Visited_20_Internet_20_Link">
https://www.ukrinform.ua/rubric-ato/3734468-francia-zbilsit-vijskovu-dopomogu-ukraini-na-170-miljoniv.html</text:a>
</text:p>
      <!--NEWS-->
      <text:h text:style-name="P10" text:outline-level="1">
<text:span text:style-name="T4">
Резніков: Головна мета України - повноцінне членство у НАТО</text:span>
</text:h>
      <text:p text:style-name="P4">
Authors: Ukrinform (Person)</text:p>
      <text:p text:style-name="P4">
Publisher: Укринформ (Organization)</text:p>
      <text:p text:style-name="P4">
Published Time: 2023-07-11T18:09:00+03:00</text:p>
      <text:p text:style-name="P4">
Modified Time: 2023-07-11T18:09:00+03:00</text:p>
      <text:p text:style-name="P4">
Description: Міністр оборони Олексій Резніков сказав, що головна мета України – це повноцінне членство у НАТО. — Укрінформ.</text:p>
      <text:p text:style-name="P4">
Images: ['<text:a xlink:type="simple" xlink:href="https://static.ukrinform.com/photos/2023_07/thumb_files/630_360_1689088648-650.jpeg" text:style-name="Internet_20_link" text:visited-style-name="Visited_20_Internet_20_Link">
630_360_16890...</text:a>
']</text:p>
      <text:p text:style-name="P4">
Tags: ['Міноборони', 'НАТО', 'Саміт НАТО', 'Україна', 'Резніков']</text:p>
      <text:p text:style-name="P4">
Type: Article</text:p>
      <!--METADATA-->
      <text:p text:style-name="P4">
<draw:frame draw:style-name="fr1" draw:name="Image175" text:anchor-type="as-char" svg:width="6.9236in" svg:height="3.956343in" draw:z-index="0">
<draw:image xlink:href="../Images/yкринформ/2023-07-11T18-09-00-03-00/630_360_1689088648-650.jpeg" xlink:type="simple" xlink:show="embed" xlink:actuate="onLoad" draw:mime-type="image/jpeg"/>
</draw:frame>
 Міністроборони Олексій Резніков сказав, що головна мета України – це повноціннечленство у НАТО.</text:p>
      <text:p text:style-name="P4">
Про це він сказав відповідаючи на запитання журналістів у Вільнюсі, повідомляєкореспондент Укрінформу.</text:p>
      <text:p text:style-name="P4">
“Ви знаєте, головна мета - це повноцінне членство. Я не буду зараздискутувати, давайте ми дочекаємося завтрашнього дня і почуємо, побачимо”, -сказав <text:a xlink:type="simple" xlink:href="https://www.ukrinform.ua/tag-reznikov" text:style-name="Internet_20_link" text:visited-style-name="Visited_20_Internet_20_Link">
 Резніков </text:a>
 .</text:p>
      <text:p text:style-name="P4">
Він також сказав, що у Вільнюсі Україна і Франція підпишуть меморандум щодонавчання українських пілотів на F-16.</text:p>
      <text:p text:style-name="P4">
<text:span text:style-name="T4">
Читайте також:</text:span>
 <text:a xlink:type="simple" xlink:href="https://www.ukrinform.ua/rubric-ato/3733455-viavlae-litaki-na-velikij-vidstani-reznikov-pokazav-ukrainsku-stanciu-rozvidki-rps7-inhul.html" text:style-name="Internet_20_link" text:visited-style-name="Visited_20_Internet_20_Link">
 Виявляє літаки на великій відстані: <text:span text:style-name="T4">
Резніков</text:span>
 показавукраїнську станцію розвідки RPS-7 Inhul </text:a>
</text:p>
      <text:p text:style-name="P4">
“Я приїхав, щоб підписати з моїми колегами меморандум щодо тренувальних курсівF16”, - сказав він.</text:p>
      <text:p text:style-name="P4">
Як повідомлялося, сьогодні, 11 липня, у Вільнюсі розпочався саміт НАТО, підчас якого союзники прийматимуть важливі рішення щодо зміцнення системистримування й оборони Альянсу, а також підтвердять підтримку України уборотьбі проти російської агресії та на шляху до членства України в НАТО.</text:p>
      <text:p text:style-name="P4">
Source: <text:a xlink:type="simple" xlink:href="https://www.ukrinform.ua/rubric-polytics/3734482-reznikov-golovna-meta-ukraini-povnocinne-clenstvo-u-nato.html" text:style-name="Internet_20_link" text:visited-style-name="Visited_20_Internet_20_Link">
https://www.ukrinform.ua/rubric-polytics/3734482-reznikov-golovna-meta-ukraini-povnocinne-clenstvo-u-nato.html</text:a>
</text:p>
      <!--NEWS-->
      <text:h text:style-name="P10" text:outline-level="1">
<text:span text:style-name="T4">
Україну запросять до НАТО без ПДЧ, але після виконання вимог – рішення саміту</text:span>
</text:h>
      <text:p text:style-name="P4">
Authors: Ukrinform (Person)</text:p>
      <text:p text:style-name="P4">
Publisher: Укринформ (Organization)</text:p>
      <text:p text:style-name="P4">
Published Time: 2023-07-11T18:11:00+03:00</text:p>
      <text:p text:style-name="P4">
Modified Time: 2023-07-11T18:11:00+03:00</text:p>
      <text:p text:style-name="P4">
Description: Глави держав та урядів країн-членів НАТО погодилися скасувати вимогу про План дій щодо членства для України та заявили, що нададуть запрошення Україні приєднатися до Альянсу після "виконання умов". — Укрінформ.</text:p>
      <text:p text:style-name="P4">
Images: ['<text:a xlink:type="simple" xlink:href="https://static.ukrinform.com/photos/2023_07/thumb_files/630_360_1688994732-484.jpg" text:style-name="Internet_20_link" text:visited-style-name="Visited_20_Internet_20_Link">
630_360_16889...</text:a>
']</text:p>
      <text:p text:style-name="P4">
Tags: ['НАТО', 'Саміт НАТО', 'Столтенберг', 'Україна', 'ПДЧ в НАТО']</text:p>
      <text:p text:style-name="P4">
Type: Article</text:p>
      <!--METADATA-->
      <text:p text:style-name="P4">
<draw:frame draw:style-name="fr1" draw:name="Image176" text:anchor-type="as-char" svg:width="6.9236in" svg:height="3.956343in" draw:z-index="0">
<draw:image xlink:href="../Images/yкринформ/2023-07-11T18-11-00-03-00/630_360_1688994732-484.jpg" xlink:type="simple" xlink:show="embed" xlink:actuate="onLoad" draw:mime-type="image/jpeg"/>
</draw:frame>
 Главидержав та урядів країн-членів НАТО погодилися скасувати вимогу про План дійщодо членства для України та заявили, що нададуть запрошення Україніприєднатися до Альянсу після "виконання умов".</text:p>
      <text:p text:style-name="P4">
Як передає власний кореспондент Укрінформу, про це заявив генеральний секретарНАТО Єнс Столтенберг під час пресконференції у Вільнюсі після засіданняПівнічноатлантичної ради на рівні глав держав та урядів.</text:p>
      <text:p text:style-name="P4">
"Ми підтвердили, що Україна стане членом <text:a xlink:type="simple" xlink:href="https://www.ukrinform.ua/tag-nato" text:style-name="Internet_20_link" text:visited-style-name="Visited_20_Internet_20_Link">
 НАТО</text:a>
 , і погодились вилучити вимогу про Пландій щодо членства. Це змінить шлях України до членства з двокрокового дооднокрокового процесу. Ми також дали зрозуміти, що ми надамо запрошенняУкраїні приєднатися до НАТО, коли союзники погодяться і будуть виконаніумови", – сказав він.</text:p>
      <text:p text:style-name="P4">
За словами генсека, це рішення є одним з трьох компонентів, погодженихсоюзниками по НАТО "з метою наближення України ближче до НАТО".</text:p>
      <text:p text:style-name="P4">
Інший елемент – це "нова багаторічна програма підтримки для України, якадозволить перейти з радянських до натовських стандартів тренування та доктрин,а також відбудувати сектор безпеки та оборони України, як і покрити критичніпотреби у медичному забезпеченні, розмінування та постачання пального".</text:p>
      <text:p text:style-name="P4">
<text:span text:style-name="T4">
Читайте також:</text:span>
 <text:a xlink:type="simple" xlink:href="https://www.ukrinform.ua/rubric-polytics/3734393-bajden-pidtrimav-formuluvanna-nato-sodo-majbutnogo-clenstva-ukraini-v-alansi.html" text:style-name="Internet_20_link" text:visited-style-name="Visited_20_Internet_20_Link">
 Байден підтримав формулювання НАТО щодо майбутньогочленства України в Альянсі </text:a>
</text:p>
      <text:p text:style-name="P4">
Столтенберг зазначив, що третім елементом є створення нової Ради Україна-НАТО,яку він назвав "форумом для кризових консультацій та ухвалення рішень", де "мизустрічатимемось як рівні". Він додав, що у середу відбудеться інавгураційназустріч Ради за участю Президента України Зеленського.</text:p>
      <text:p text:style-name="P4">
"Це сильний пакет для України та чіткий шлях у напрямку її членства у НАТО", -сказав генсек.</text:p>
      <text:p text:style-name="P4">
Він наголосив, що "Україна зараз знаходиться набагато ближче до НАТО, особливопісля 2014 року, коли члени Альянсу почали допомагати озброєнням та навчатиЗСУ і Україна продемонструвала свої спроможності та потужності, а також сталабільш інтегрованою з НАТО".</text:p>
      <text:p text:style-name="P4">
Водночас Столтенберг заявив, що усі члени НАТО погоджуються, що "не час робитиУкраїну членом НАТО, поки точиться війна". За його словами, важливо, щобУкраїна перемогла у розв’язаній проти нею Росією війні, оскільки в інакшомувипадку не може бути й розмови про членство в Альянсі.</text:p>
      <text:p text:style-name="P4">
<text:span text:style-name="T4">
Читайте також:</text:span>
 <text:a xlink:type="simple" xlink:href="https://www.ukrinform.ua/rubric-ato/3734165-vijna-v-ukraini-peretvoruetsa-na-vijnu-na-visnazenna-stoltenberg.html" text:style-name="Internet_20_link" text:visited-style-name="Visited_20_Internet_20_Link">
 Війна в Україні перетворюється на війну на виснаження –<text:span text:style-name="T4">
Столтенберг</text:span>
 </text:a>
</text:p>
      <text:p text:style-name="P4">
За його словами, відсутність у прийнятому на саміті комюніке часових рамокнадання Україні членства в НАТО не є чимось екстраординарним, оскільки "упроцесах членства у НАТО немає часових рамок, а завжди все обумовленоумовами".</text:p>
      <text:p text:style-name="P4">
На уточнююче запитання щодо того, які саме умови мають бути виконані длячленства України в НАТО, Столтенберг заявив, що йдеться, зокрема, про оцінкучленами Альянсу того, чи виконала Україна усі вимоги для членства. "У настакож є умови, частково закладені у статті 10 Вашингтонського договору НАТО.І, звичайно, члени Альянсу повинні оцінити, чи умови повністю виконані, чи ні.І власне, ось це повинні обговорити члени Альянсу. Я тут говорю не лише проумови, а також про те, чи усі члени Альянсу згідні з цим", - сказав він.</text:p>
      <text:p text:style-name="P4">
Столтенберг також запевнив, що рішення саміту НАТО у Вільнюсі не слідпорівнювати з рішенням Бухарестського саміту 2008 року. За його словами, одназ головних відмінностей полягає у тому, що рішення Вільнюського самітуприбирає вимогу щодо ПДЧ для України, а тому "зараз замість двох етапів є одинетап". Друга відмінність полягає у запуску багаторічної програми підтримкиУкраїни з метою покращення взаємосумісності та посилення політичних зв’язків.</text:p>
      <text:p text:style-name="P4">
Як повідомляв Укрінформ, 11-12 липня <text:a xlink:type="simple" xlink:href="https://www.ukrinform.ua/rubric-polytics/3734106-u-vilnusi-rozpocinaetsa-samit-nato-akij-viznacit-podalsij-slah-ukraini-do-alansu.html" text:style-name="Internet_20_link" text:visited-style-name="Visited_20_Internet_20_Link">
 у Вільнюсі проходить саміт НАТО</text:a>
 .</text:p>
      <text:p text:style-name="P4">
Президент України Володимир Зеленський <text:a xlink:type="simple" xlink:href="https://www.ukrinform.ua/rubric-polytics/3734297-zelenskij-e-signali-so-u-vilnusi-obgovoruut-bez-ukraini-formuluvanna-umov-zaprosenna-do-nato.html" text:style-name="Internet_20_link" text:visited-style-name="Visited_20_Internet_20_Link">
 у вівторок звернув увагу</text:a>
 , щоу Вільнюсі без України обговорюються формулювання умов запрошення (навіть нечленства) в НАТО.</text:p>
      <text:p text:style-name="P4">
Source: <text:a xlink:type="simple" xlink:href="https://www.ukrinform.ua/rubric-polytics/3734464-ukrainu-zaprosat-do-nato-bez-pdc-ale-pisla-vikonanna-vimog-stoltenberg.html" text:style-name="Internet_20_link" text:visited-style-name="Visited_20_Internet_20_Link">
https://www.ukrinform.ua/rubric-polytics/3734464-ukrainu-zaprosat-do-nato-bez-pdc-ale-pisla-vikonanna-vimog-stoltenberg.html</text:a>
</text:p>
      <!--NEWS-->
      <text:h text:style-name="P10" text:outline-level="1">
<text:span text:style-name="T4">
Навчання пілотів ЗСУ у Британії розпочнеться наприкінці липня або на початку серпня — Пристайко</text:span>
</text:h>
      <text:p text:style-name="P4">
Authors: Ukrinform (Person)</text:p>
      <text:p text:style-name="P4">
Publisher: Укринформ (Organization)</text:p>
      <text:p text:style-name="P4">
Published Time: 2023-07-11T18:16:00+03:00</text:p>
      <text:p text:style-name="P4">
Modified Time: 2023-07-11T18:16:00+03:00</text:p>
      <text:p text:style-name="P4">
Description: Перші 20 українських пілотів розпочнуть навчання на західних винищувачах у Великій Британії наприкінці липня - початку серпня. — Укрінформ.</text:p>
      <text:p text:style-name="P4">
Images: ['<text:a xlink:type="simple" xlink:href="https://static.ukrinform.com/photos/2020_03/thumb_files/630_360_1583154031-985.jpg" text:style-name="Internet_20_link" text:visited-style-name="Visited_20_Internet_20_Link">
630_360_15831...</text:a>
']</text:p>
      <text:p text:style-name="P4">
Tags: ['Британія', 'Пристайко', 'Винищувач', 'Пілот']</text:p>
      <text:p text:style-name="P4">
Type: Article</text:p>
      <!--METADATA-->
      <text:p text:style-name="P4">
<draw:frame draw:style-name="fr1" draw:name="Image177" text:anchor-type="as-char" svg:width="6.9236in" svg:height="3.956343in" draw:z-index="0">
<draw:image xlink:href="../Images/yкринформ/2023-07-11T18-16-00-03-00/630_360_1583154031-985.jpg" xlink:type="simple" xlink:show="embed" xlink:actuate="onLoad" draw:mime-type="image/jpeg"/>
</draw:frame>
 Перші 20українських пілотів розпочнуть навчання на західних винищувачах у ВеликійБританії наприкінці липня - початку серпня.</text:p>
      <text:p text:style-name="P4">
Про це повідомив посол України у Великій Британії Вадим Пристайко в ефірітелемарафону «Єдині новини», повідомляє кореспондент Укрінформу.</text:p>
      <text:p text:style-name="P4">
«Кількість на першому етапі буде 20. Початок навчань – наприкінці цього місяця- на початку серпня. Цей курс буде розпочатий таким чином, щоби пілоти моглиперейти потім на ті платформи, які будуть обрані», - сказав дипломат,нагадавши, що Британія не експлуатує винищувачі F-16 і має інші літакиєвропейського виробництва.</text:p>
      <text:p text:style-name="P4">
На думку Пристайка, рішення Лондона почати тренування українських льотчиківрозриває коло у дискусіях щодо наявності літаків і підготовки пілотів дороботи на них. «Рішення Британії було в наступному: почнімо тренувати нашихпілотів і даймо можливість нашим політикам прийняти остаточне рішення. Намомент цього рішення в нас уже будуть пілоти, який пройдуть певний часпідготовки».</text:p>
      <text:p text:style-name="P4">
Посол також поінформував, що загалом військову підготовку у Великій Британіїцього року пройдуть понад 30 тис. українських солдатів і офіцерів різних родіввійськ.</text:p>
      <text:p text:style-name="P4">
«Дуже важливим елементом для нас залишається навчання (у Британії – ред.)наших солдатів і офіцерів. Минулого року було 10 тис., цього року понад 30тис. буде навчено», - сказав він.</text:p>
      <text:p text:style-name="P4">
<text:span text:style-name="T4">
Читайте також:</text:span>
 <text:a xlink:type="simple" xlink:href="https://www.ukrinform.ua/rubric-ato/3732636-cehia-peredast-ukraini-gelikopteri-j-bude-navcati-pilotiv-litakiv.html" text:style-name="Internet_20_link" text:visited-style-name="Visited_20_Internet_20_Link">
 Чехія передасть Україні гелікоптери й навчатиме<text:span text:style-name="T4">
пілотів</text:span>
 літаків </text:a>
</text:p>
      <text:p text:style-name="P4">
Дипломат поінформував, що навчання у Британії проходять не лише піхотинці, а йекіпажі вертольотів, навчалися екіпажі морських кораблів, артилеристи,розвідники тощо.</text:p>
      <text:p text:style-name="P4">
Посол також нагадав, що <text:a xlink:type="simple" xlink:href="https://www.ukrinform.ua/tag-britania" text:style-name="Internet_20_link" text:visited-style-name="Visited_20_Internet_20_Link">
 Британія </text:a>
поставляє Україні дуже потрібні ЗСУ види озброєнь, зокрема ракети StormShadow, танки, броньовані машини та артилерійські снаряди як натовських, так істарих радянських калібрів.</text:p>
      <text:p text:style-name="P4">
<text:span text:style-name="T4">
Читайте також:</text:span>
 <text:a xlink:type="simple" xlink:href="https://www.ukrinform.ua/rubric-polytics/3733216-zelenskij-proviv-rozmovu-z-rutte-govorili-pro-navcalnu-misiu-dla-ukrainskih-pilotiv.html" text:style-name="Internet_20_link" text:visited-style-name="Visited_20_Internet_20_Link">
 Зеленський провів розмову з Рютте - говорили пронавчальну місію для українських <text:span text:style-name="T4">
пілотів</text:span>
 </text:a>
</text:p>
      <text:p text:style-name="P4">
Як повідомляв Укрінформ, міністр оборони <text:a xlink:type="simple" xlink:href="https://www.ukrinform.ua/rubric-ato/3723489-reznikov-pro-perspektivu-otrimanna-ukrainou-f16-ptaskova-koalicia-vidbulasa.html" text:style-name="Internet_20_link" text:visited-style-name="Visited_20_Internet_20_Link">
 Олексій Резніков раніше заявляв</text:a>
 , що під часзасідання Комісії НАТО-Україна були досягнуті конкретні зобов’язання союзниківпо Альянсу щодо організації спеціалізованого тренування для українськихпілотів на літаках F-16, що відкриє шлях до поставки цих літаків в Україну.</text:p>
      <text:p text:style-name="P4">
Source: <text:a xlink:type="simple" xlink:href="https://www.ukrinform.ua/rubric-ato/3734467-navcanna-pilotiv-zsu-u-britanii-rozpocnetsa-naprikinci-lipna-abo-na-pocatku-serpna-pristajko.html" text:style-name="Internet_20_link" text:visited-style-name="Visited_20_Internet_20_Link">
https://www.ukrinform.ua/rubric-ato/3734467-navcanna-pilotiv-zsu-u-britanii-rozpocnetsa-naprikinci-lipna-abo-na-pocatku-serpna-pristajko.html</text:a>
</text:p>
      <!--NEWS-->
      <text:h text:style-name="P10" text:outline-level="1">
<text:span text:style-name="T4">
Даніель Ріккардо замінить Ніка де Вріса в «Альфа Таурі»</text:span>
</text:h>
      <text:p text:style-name="P4">
Authors: Ukrinform (Person)</text:p>
      <text:p text:style-name="P4">
Publisher: Укринформ (Organization)</text:p>
      <text:p text:style-name="P4">
Published Time: 2023-07-11T18:25:02+03:00</text:p>
      <text:p text:style-name="P4">
Modified Time: 2023-07-11T18:25:02+03:00</text:p>
      <text:p text:style-name="P4">
Description: Гонщик розпочне виступи за команду з Гран-прі Угорщини. — Укрінформ.</text:p>
      <text:p text:style-name="P4">
Images: ['<text:a xlink:type="simple" xlink:href="https://static.ukrinform.com/photos/2023_07/thumb_files/630_360_1689089030-162.jpg" text:style-name="Internet_20_link" text:visited-style-name="Visited_20_Internet_20_Link">
630_360_16890...</text:a>
']</text:p>
      <text:p text:style-name="P4">
Tags: ['Формула-1']</text:p>
      <text:p text:style-name="P4">
Type: Article</text:p>
      <!--METADATA-->
      <text:p text:style-name="P4">
<draw:frame draw:style-name="fr1" draw:name="Image178" text:anchor-type="as-char" svg:width="6.9236in" svg:height="3.956343in" draw:z-index="0">
<draw:image xlink:href="../Images/yкринформ/2023-07-11T18-25-02-03-00/630_360_1689089030-162.jpg" xlink:type="simple" xlink:show="embed" xlink:actuate="onLoad" draw:mime-type="image/jpeg"/>
</draw:frame>
 Гонщикрозпочне виступи за команду з Гран-прі Угорщини.</text:p>
      <text:p text:style-name="P4">
Третій пілот «Ред Булл» Даніель Ріккардо замінить Ніка де Вріса в складі«Альфа Таурі», <text:a xlink:type="simple" xlink:href="https://scuderia.alphatauri.com/en/scuderia-alphatauri-welcomes-back-daniel-ricciardo/" text:style-name="Internet_20_link" text:visited-style-name="Visited_20_Internet_20_Link">
 повідомляє </text:a>
 пресслужба команди, передаєУкрінформ.</text:p>
      <text:p text:style-name="P4">
«Я радий повернутися на вірний шлях із сім’єю «Ред Булл», – сказав Ріккардо.</text:p>
      <text:p text:style-name="P4">
Гонщик розпочне виступи за команду з Гран-прі Угорщини, який пройде з 21 по 23липня.</text:p>
      <text:p text:style-name="P4">
Нік де Вріс провів за команду десять етапів та не набрав очок.</text:p>
      <text:p text:style-name="P4">
<text:span text:style-name="T4">
Читайте також:</text:span>
 <text:a xlink:type="simple" xlink:href="https://www.ukrinform.ua/rubric-sports/3733289-ferstappen-peremozec-kvalifikacii-granpri-velikoi-britanii.html" text:style-name="Internet_20_link" text:visited-style-name="Visited_20_Internet_20_Link">
 <text:span text:style-name="T4">
Ферстаппен</text:span>
 - переможець кваліфікації Гран-пріВеликої Британії </text:a>
</text:p>
      <text:p text:style-name="P4">
Як повідомляв Укрінформ, Ріккардо не виступав у «Формулі-1» з моментуприпинення співпраці з «Маклареном» наприкінці 2022 року, на рахунку Даніеля32 подіуми, серед яких вісім перемог.</text:p>
      <text:p text:style-name="P4">
Фото: Getty Images</text:p>
      <text:p text:style-name="P4">
Source: <text:a xlink:type="simple" xlink:href="https://www.ukrinform.ua/rubric-sports/3734470-daniel-rikkardo-zaminit-nika-de-vrisa-v-alfa-tauri.html" text:style-name="Internet_20_link" text:visited-style-name="Visited_20_Internet_20_Link">
https://www.ukrinform.ua/rubric-sports/3734470-daniel-rikkardo-zaminit-nika-de-vrisa-v-alfa-tauri.html</text:a>
</text:p>
      <!--NEWS-->
      <text:h text:style-name="P10" text:outline-level="1">
<text:span text:style-name="T4">
В іспанському місті Мурсія провели День української культури</text:span>
</text:h>
      <text:p text:style-name="P4">
Authors: Ukrinform (Person)</text:p>
      <text:p text:style-name="P4">
Publisher: Укринформ (Organization)</text:p>
      <text:p text:style-name="P4">
Published Time: 2023-07-11T18:26:00+03:00</text:p>
      <text:p text:style-name="P4">
Modified Time: 2023-07-11T18:26:00+03:00</text:p>
      <text:p text:style-name="P4">
Description: У музеї Рамона Гайя в іспанському місті Мурсія під патронатом Посольства України було організовано День української культури, у рамках якого відбулася низка заходів. — Укрінформ.</text:p>
      <text:p text:style-name="P4">
Images: ['<text:a xlink:type="simple" xlink:href="https://static.ukrinform.com/photos/2023_07/thumb_files/630_360_1689077369-996.jpg" text:style-name="Internet_20_link" text:visited-style-name="Visited_20_Internet_20_Link">
630_360_16890...</text:a>
']</text:p>
      <text:p text:style-name="P4">
Tags: ['Діаспора', 'Іспанія', 'Культура', 'Посольство']</text:p>
      <text:p text:style-name="P4">
Type: Article</text:p>
      <!--METADATA-->
      <text:p text:style-name="P4">
<draw:frame draw:style-name="fr1" draw:name="Image179" text:anchor-type="as-char" svg:width="6.9236in" svg:height="3.956343in" draw:z-index="0">
<draw:image xlink:href="../Images/yкринформ/2023-07-11T18-26-00-03-00/630_360_1689077369-996.jpg" xlink:type="simple" xlink:show="embed" xlink:actuate="onLoad" draw:mime-type="image/jpeg"/>
</draw:frame>
 У музеїРамона Гайя в іспанському місті Мурсія під патронатом Посольства України булоорганізовано День української культури, у рамках якого відбулася низказаходів.</text:p>
      <text:p text:style-name="P4">
Як передає Укрінформ, про це йдеться на <text:a xlink:type="simple" xlink:href="https://www.facebook.com/permalink.php" text:style-name="Internet_20_link" text:visited-style-name="Visited_20_Internet_20_Link">
 фейсбук-сторінці</text:a>
Посольства України в Королівстві Іспанія.</text:p>
      <text:p text:style-name="P4">
</text:p>
      <text:p text:style-name="P4">
У диппредставництві повідомили, що за ініціативи керівництва музею, а також запідтримки мерії міста та Міжнародної ради музеїв (ICOM) відбулася виставкакартини 1948 року з приватної колекції всесвітньо відомої художниціукраїнського походження Соні Делоне.</text:p>
      <text:p text:style-name="P4">
</text:p>
      <text:p text:style-name="P4">
На знак пошани та в пам'ять творчості С.Делоне молода українська художницяІрина Носок презентувала свою картину.</text:p>
      <text:p text:style-name="P4">
</text:p>
      <text:p text:style-name="P4">
Також у рамках заходу відбулися презентація книжкових видань творів ГригоріяСковороди та «Грудочка землі» іспанською мовою, показ документального фільму«Спадок нації» режисера Олександра Ткачука, виставка ілюстраторки ОлениЗавітало, майстер-клас з живопису, вечір української поезії іспанською мовою,демонстрація традиційного українського вбрання.</text:p>
      <text:p text:style-name="P4">
</text:p>
      <text:p text:style-name="P4">
Посольство висловило вдячність меру міста Мурсія Хосе Байесті, Директору музеюРафаелю Фустеру, Президенту Міжнародної ради музеїв (ICOM) Еммі Нарді,меценату Сергію Чайці, художниці Ірині Носок, ілюстратору Олені Завітало тапрезиденту Спілки українських асоціацій в Іспанії КРАІ Ларисі Пономаренко заорганізацію заходу.</text:p>
      <text:p text:style-name="P4">
</text:p>
      <text:p text:style-name="P4">
Нагадаємо, У Барселоні, в Test Gallery Barcelona, <text:a xlink:type="simple" xlink:href="https://www.ukrinform.ua/rubric-diaspora/3696940-u-barseloni-vidkrilasa-vistavka-tvoriv-ukrainskogo-hudoznika-oleksia-serbaka.html" text:style-name="Internet_20_link" text:visited-style-name="Visited_20_Internet_20_Link">
 відбулася</text:a>
 виставка творівукраїнського митця, випускника Національної академії образотворчого мистецтвай архітектури України Олексія Щербака.</text:p>
      <text:p text:style-name="P4">
<text:span text:style-name="T5">
Фото: Andrés Molina, Тетяна Сивоконь, Ayuntamiento de Murcia</text:span>
</text:p>
      <text:p text:style-name="P4">
Source: <text:a xlink:type="simple" xlink:href="https://www.ukrinform.ua/rubric-diaspora/3734361-v-ispanskomu-misti-mursia-proveli-den-ukrainskoi-kulturi.html" text:style-name="Internet_20_link" text:visited-style-name="Visited_20_Internet_20_Link">
https://www.ukrinform.ua/rubric-diaspora/3734361-v-ispanskomu-misti-mursia-proveli-den-ukrainskoi-kulturi.html</text:a>
</text:p>
      <!--NEWS-->
      <text:h text:style-name="P10" text:outline-level="1">
<text:span text:style-name="T4">
Десятирічна японська волонтерка відвідала Миколаїв, аби зібрати дитячі історії про війну</text:span>
</text:h>
      <text:p text:style-name="P4">
Authors: Ukrinform (Person)</text:p>
      <text:p text:style-name="P4">
Publisher: Укринформ (Organization)</text:p>
      <text:p text:style-name="P4">
Published Time: 2023-07-11T18:26:44+03:00</text:p>
      <text:p text:style-name="P4">
Modified Time: 2023-07-11T18:26:44+03:00</text:p>
      <text:p text:style-name="P4">
Description: Миколаїв у межах проєкту «Дитячий погляд на не дитячу війну» відвідала 10-річна волонтерка Міраі Шіраіші з Японії. Мета проєкту – зібрати історії дітей, які пізнали жахи війни. — Укрінформ.</text:p>
      <text:p text:style-name="P4">
Images: ['<text:a xlink:type="simple" xlink:href="https://static.ukrinform.com/photos/2023_07/thumb_files/630_360_1689088537-403.jpg" text:style-name="Internet_20_link" text:visited-style-name="Visited_20_Internet_20_Link">
630_360_16890...</text:a>
']</text:p>
      <text:p text:style-name="P4">
Tags: ['Японія', 'Діти', 'Миколаїв', 'Волонтери', 'Війна з Росією']</text:p>
      <text:p text:style-name="P4">
Type: Article</text:p>
      <!--METADATA-->
      <text:p text:style-name="P4">
<draw:frame draw:style-name="fr1" draw:name="Image185" text:anchor-type="as-char" svg:width="6.9236in" svg:height="3.956343in" draw:z-index="0">
<draw:image xlink:href="../Images/yкринформ/2023-07-11T18-26-44-03-00/630_360_1689088537-403.jpg" xlink:type="simple" xlink:show="embed" xlink:actuate="onLoad" draw:mime-type="image/jpeg"/>
</draw:frame>
 Миколаїв умежах проєкту «Дитячий погляд на не дитячу війну» відвідала 10-річнаволонтерка Міраі Шіраіші з Японії. Мета проєкту – зібрати історії дітей, якіпізнали жахи війни.</text:p>
      <text:p text:style-name="P4">
Про це у <text:a xlink:type="simple" xlink:href="https://www.facebook.com/mykoda/posts/pfbid0KK9EAuh51dVBUYPw9KzzWPMAPVLdvvrwcZmG48cNNA7pzrpGyVSVbEXjk7dmMqA3l" text:style-name="Internet_20_link" text:visited-style-name="Visited_20_Internet_20_Link">
 Фейсбуці</text:a>
повідомляє Миколаївська ОДА, передає Укрінформ.</text:p>
      <text:p text:style-name="P4">
«… у Миколаїв, разом із супроводжуючою делегацією, прибула 10-річна волонтерказ <text:a xlink:type="simple" xlink:href="https://www.ukrinform.ua/tag-aponia" text:style-name="Internet_20_link" text:visited-style-name="Visited_20_Internet_20_Link">
 Японії </text:a>
 Міраі Шіраіші в межахпроєкту «Дитячий погляд на не дитячу війну». Метою проєкту є збір історійдітей, які в своєму віці пізнали всі жахи війни: вимушені були покинути своїдомівки, стали сиротами, зазнали фізичних та психологічних травм», -повідомили в Миколаївській ОВА.</text:p>
      <text:p text:style-name="P4">
За їхньою інформацією, у Миколаєві дівчинка, разом із делегацією, відвідалазруйновані російськими окупантами об‘єкти інфраструктури міста, зокрема ліцейім. Миколи Аркаса та будівлю Миколаївської ОВА. Також гості оглянули мурал,створений неподалік зруйнованого росіянами будинку, в якому загинув маленькийхлопчик.</text:p>
      <text:p text:style-name="P4">
<text:span text:style-name="T4">
Читайте також:</text:span>
 <text:a xlink:type="simple" xlink:href="https://www.ukrinform.ua/rubric-polytics/3726499-aponia-zbilsila-kilkist-spivrobitnikiv-posolstva-v-ukraini.html" text:style-name="Internet_20_link" text:visited-style-name="Visited_20_Internet_20_Link">
 <text:span text:style-name="T4">
Японія</text:span>
 збільшила кількість співробітників посольствав Україні </text:a>
</text:p>
      <text:p text:style-name="P4">
У парку розваг дитячого містечка «Казка» Міраі поспілкувалася з дітьми-сиротами і позбавленими батьківського піклування. «Діти поділилися своїмиособистими історіями про те, як почався їх ранок 24 лютого та що встиглипережити за весь період війни. Своєю чергою, Міраі наголосила, що зробить всеможливе, аби привернути якомога більше уваги до того, що відбувається вУкраїні», - додають у Миколаївській ОДА.</text:p>
      <text:p text:style-name="P4">
Тут зауважили, що свої подяку і захоплення дівчинці висловив головаМиколаївської ОВА Віталій Кім.</text:p>
      <text:p text:style-name="P4">
Відомо, що Міраі разом з дітьми весело провели час на атракціонах. Наприкінцівізиту дівчинка завітала до Миколаївського зоопарку, який теж раніше атакувалиросійські ракети.</text:p>
      <text:p text:style-name="P4">
<text:span text:style-name="T4">
Читайте також:</text:span>
 <text:a xlink:type="simple" xlink:href="https://www.ukrinform.ua/rubric-society/3733737-aponia-i-proon-peredali-pirotehnikam-dsns-14-specializovanih-avtomobiliv.html" text:style-name="Internet_20_link" text:visited-style-name="Visited_20_Internet_20_Link">
 <text:span text:style-name="T4">
Японія</text:span>
 і ПРООН передали піротехнікам ДСНС 14спеціалізованих автомобілів </text:a>
</text:p>
      <text:p text:style-name="P4">
Як повідомляв Укрінформ, за даними Офісу генерального прокурора російськізагарбники за 500 днів повномасштабного вторгнення вбили в Україні 494 дитинита ще 1051 дитині завдали поранень.</text:p>
      <text:p text:style-name="P4">
<text:span text:style-name="T5">
Фото: Миколаївська ОВА</text:span>
</text:p>
      <text:p text:style-name="P4">
Source: <text:a xlink:type="simple" xlink:href="https://www.ukrinform.ua/rubric-regions/3734471-desatiricna-aponska-volonterka-vidvidala-mikolaiv-abi-zibrati-ditaci-istorii-pro-vijnu.html" text:style-name="Internet_20_link" text:visited-style-name="Visited_20_Internet_20_Link">
https://www.ukrinform.ua/rubric-regions/3734471-desatiricna-aponska-volonterka-vidvidala-mikolaiv-abi-zibrati-ditaci-istorii-pro-vijnu.html</text:a>
</text:p>
      <!--NEWS-->
      <text:h text:style-name="P10" text:outline-level="1">
<text:span text:style-name="T4">
Світоліна обіграла першу «ракетку» світу та вийшла у півфінал Вімблдону</text:span>
</text:h>
      <text:p text:style-name="P4">
Authors: Ukrinform (Person)</text:p>
      <text:p text:style-name="P4">
Publisher: Укринформ (Organization)</text:p>
      <text:p text:style-name="P4">
Published Time: 2023-07-11T18:33:00+03:00</text:p>
      <text:p text:style-name="P4">
Modified Time: 2023-07-11T18:33:00+03:00</text:p>
      <text:p text:style-name="P4">
Description: Українка обіграла польку Ігу Швьонтек. — Укрінформ.</text:p>
      <text:p text:style-name="P4">
Images: ['<text:a xlink:type="simple" xlink:href="https://static.ukrinform.com/photos/2023_07/thumb_files/630_360_1689089512-192.jpg" text:style-name="Internet_20_link" text:visited-style-name="Visited_20_Internet_20_Link">
630_360_16890...</text:a>
']</text:p>
      <text:p text:style-name="P4">
Tags: ['Світоліна', 'Теніс', 'Вімблдон']</text:p>
      <text:p text:style-name="P4">
Type: Article</text:p>
      <!--METADATA-->
      <text:p text:style-name="P4">
<draw:frame draw:style-name="fr1" draw:name="Image186" text:anchor-type="as-char" svg:width="6.9236in" svg:height="3.956343in" draw:z-index="0">
<draw:image xlink:href="../Images/yкринформ/2023-07-11T18-33-00-03-00/630_360_1689089512-192.jpg" xlink:type="simple" xlink:show="embed" xlink:actuate="onLoad" draw:mime-type="image/jpeg"/>
</draw:frame>
 Українкаобіграла польку Ігу Швьонтек.</text:p>
      <text:p text:style-name="P4">
Еліна Світоліна здобула перемогу в чвертьфіналі трав’яного «мейджора», передаєУкрінформ.</text:p>
      <text:p text:style-name="P4">
Українка обіграла першу «ракетку» світу, Ігу Швьонтек – 7:5, 6:7 (5-7), 6:2.</text:p>
      <text:p text:style-name="P4">
Матч тривав 2 години 41 хвилину.</text:p>
      <text:p text:style-name="P4">
У півфіналі суперницею українки стане 42-а у рейтингу WTA Маркета Вондроушоваіз Чехії.</text:p>
      <text:p text:style-name="P4">
<text:span text:style-name="T4">
Читайте також:</text:span>
 <text:a xlink:type="simple" xlink:href="https://www.ukrinform.ua/rubric-sports/3734444-bajndl-zaversila-vistupi-na-turniri-v-bostadi.html" text:style-name="Internet_20_link" text:visited-style-name="Visited_20_Internet_20_Link">
 Байндль завершила виступи на турнірі в Бостаді</text:a>
</text:p>
      <text:p text:style-name="P4">
Як повідомляв Укрінформ, Вондроушова, в свою чергу, у чвертьфіналі Вімблдонуобіграла четверту «ракетку» світу Джессіку Пегулу – 6:4, 2:6, 6:4.</text:p>
      <text:p text:style-name="P4">
Фото: btu.org.ua</text:p>
      <text:p text:style-name="P4">
Source: <text:a xlink:type="simple" xlink:href="https://www.ukrinform.ua/rubric-sports/3734477-svitolina-obigrala-persu-raketku-svitu-ta-vijsla-u-pivfinal-vimbldonu.html" text:style-name="Internet_20_link" text:visited-style-name="Visited_20_Internet_20_Link">
https://www.ukrinform.ua/rubric-sports/3734477-svitolina-obigrala-persu-raketku-svitu-ta-vijsla-u-pivfinal-vimbldonu.html</text:a>
</text:p>
      <!--NEWS-->
      <text:h text:style-name="P10" text:outline-level="1">
<text:span text:style-name="T4">
Прикордонники знищили опорний пункт росіян біля Бахмута</text:span>
</text:h>
      <text:p text:style-name="P4">
Authors: Ukrinform (Person)</text:p>
      <text:p text:style-name="P4">
Publisher: Укринформ (Organization)</text:p>
      <text:p text:style-name="P4">
Published Time: 2023-07-11T18:43:00+03:00</text:p>
      <text:p text:style-name="P4">
Modified Time: 2023-07-11T18:43:00+03:00</text:p>
      <text:p text:style-name="P4">
Description: Прикордонники показали, як знищили опорний пункт російських загарбників біля Бахмут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Бахмут', 'Прикордонники', 'Російські військові', 'Війна з Росією', '#stoprussia']</text:p>
      <text:p text:style-name="P4">
Type: Article</text:p>
      <!--METADATA-->
      <text:p text:style-name="P4">
<draw:frame draw:style-name="fr1" draw:name="Image187" text:anchor-type="as-char" svg:width="6.9236in" svg:height="3.956343in" draw:z-index="0">
<draw:image xlink:href="../Images/yкринформ/2023-07-11T18-43-00-03-00/630_360_1669987737-966.jpg" xlink:type="simple" xlink:show="embed" xlink:actuate="onLoad" draw:mime-type="image/jpeg"/>
</draw:frame>
Прикордонники показали, як знищили опорний пункт російських загарбників біляБахмута.</text:p>
      <text:p text:style-name="P4">
Як передає Укрінформ, про це повідомляє <text:a xlink:type="simple" xlink:href="https://dpsu.gov.ua/ua/news/%20video%20-prikordonniki-zavdayut-udariv-po-opornih-punktah-zagarbnikiv-bilya-bahmuta/" text:style-name="Internet_20_link" text:visited-style-name="Visited_20_Internet_20_Link">
 Державна прикордонна служба</text:a>
 <text:a xlink:type="simple" xlink:href="https://dpsu.gov.ua/ua/news/%20video%20-prikordonniki-zavdayut-udariv-po-opornih-punktah-zagarbnikiv-bilya-bahmuta/" text:style-name="Internet_20_link" text:visited-style-name="Visited_20_Internet_20_Link">
 .</text:a>
</text:p>
      <text:p text:style-name="P4">
<text:span text:style-name="T5">
<text:span text:style-name="T4">
Відео</text:span>
 : <text:a xlink:type="simple" xlink:href="https://www.youtube.com/watch" text:style-name="Internet_20_link" text:visited-style-name="Visited_20_Internet_20_Link">
 пресслужба ДПСУ </text:a>
</text:span>
</text:p>
      <text:p text:style-name="P4">
Сили оборони України, серед яких підрозділи Держприкордонслужби, посилюютьвогневий контроль на флангах біля Бахмута. Черговий раз прикордонники завдалиудару по місцю зосередження ворога.</text:p>
      <text:p text:style-name="P4">
<text:span text:style-name="T4">
Читайте також:</text:span>
 <text:a xlink:type="simple" xlink:href="https://www.ukrinform.ua/rubric-ato/3731287-na-okolicah-bahmuta-prikordonniki-zneskodili-vorozu-grupu-pihoti.html" text:style-name="Internet_20_link" text:visited-style-name="Visited_20_Internet_20_Link">
 На околицях Бахмута <text:span text:style-name="T4">
прикордонники</text:span>
 знешкодили ворожугрупу піхоти </text:a>
</text:p>
      <text:p text:style-name="P4">
“В одній із лісосмуг стрілецький підрозділ <text:a xlink:type="simple" xlink:href="https://www.ukrinform.ua/tag-prikordonniki" text:style-name="Internet_20_link" text:visited-style-name="Visited_20_Internet_20_Link">
 російських військ</text:a>
 облаштовував замаскованийопорний пункт. Активністю ворожих сил на цьому напрямку зацікавилисьприкордонники”, - ідеться у повідомленні.</text:p>
      <text:p text:style-name="P4">
Аеророзвідка прикордонників встановила місця укриття та маршрути рухуособового складу ворога, а по виявлених локаціях відпрацювали мінометнірозрахунки прикордонного підрозділу.</text:p>
      <text:p text:style-name="P4">
У результаті виконання вогневого завдання позиції загарбників зруйновано,завдано втрат живій силі – щонайменше троє загарбників знищено, кількістьпоранених дорозвідується.</text:p>
      <text:p text:style-name="P4">
Як повідомляв Укрінформ, Сили оборони України з 24 лютого 2022 року по 11липня 2023 року ліквідували близько <text:a xlink:type="simple" xlink:href="https://www.ukrinform.ua/rubric-ato/3734139-zsu-likviduvali-vze-235-020-rosian.html" text:style-name="Internet_20_link" text:visited-style-name="Visited_20_Internet_20_Link">
 235 тисяч 20 російських загарбників</text:a>
 .</text:p>
      <text:p text:style-name="P4">
Source: <text:a xlink:type="simple" xlink:href="https://www.ukrinform.ua/rubric-ato/3734484-prikordonniki-znisili-opornij-punkt-rosian-bila-bahmuta.html" text:style-name="Internet_20_link" text:visited-style-name="Visited_20_Internet_20_Link">
https://www.ukrinform.ua/rubric-ato/3734484-prikordonniki-znisili-opornij-punkt-rosian-bila-bahmuta.html</text:a>
</text:p>
      <!--NEWS-->
      <text:h text:style-name="P10" text:outline-level="1">
<text:span text:style-name="T4">
Стартував перший відбірковий раунд Ліги чемпіонів УЄФА</text:span>
</text:h>
      <text:p text:style-name="P4">
Authors: Ukrinform (Person)</text:p>
      <text:p text:style-name="P4">
Publisher: Укринформ (Organization)</text:p>
      <text:p text:style-name="P4">
Published Time: 2023-07-11T18:48:42+03:00</text:p>
      <text:p text:style-name="P4">
Modified Time: 2023-07-11T23:48:42+03:00</text:p>
      <text:p text:style-name="P4">
Description: У Лізі чемпіонів УЄФА пройшли 10 з 15-ти поєдинків першого відбіркового раунду кваліфікації. — Укрінформ.</text:p>
      <text:p text:style-name="P4">
Images: ['<text:a xlink:type="simple" xlink:href="https://static.ukrinform.com/photos/2023_07/thumb_files/630_360_1689107477-178.jpeg" text:style-name="Internet_20_link" text:visited-style-name="Visited_20_Internet_20_Link">
630_360_16891...</text:a>
']</text:p>
      <text:p text:style-name="P4">
Tags: ['Футбол', 'Ліга чемпіонів', 'УЄФА']</text:p>
      <text:p text:style-name="P4">
Type: Article</text:p>
      <!--METADATA-->
      <text:p text:style-name="P4">
<draw:frame draw:style-name="fr1" draw:name="Image188" text:anchor-type="as-char" svg:width="6.9236in" svg:height="3.956343in" draw:z-index="0">
<draw:image xlink:href="../Images/yкринформ/2023-07-11T18-48-42-03-00/630_360_1689107477-178.jpeg" xlink:type="simple" xlink:show="embed" xlink:actuate="onLoad" draw:mime-type="image/jpeg"/>
</draw:frame>
 У Лізічемпіонів УЄФА пройшли 10 з 15-ти поєдинків першого відбіркового раундукваліфікації.</text:p>
      <text:p text:style-name="P4">
Чемпіон Польщі «Ракув» завдяки голу українця Владислава Кочергіна на 54-йхвилині вдома мінімально обіграв естонську команду «Флора» з Таллінна - 1:0,передає Укрінформ.</text:p>
      <text:p text:style-name="P4">
Представник Болгарії «Лудогорець» українського центрбека Ігоря Пластуна, якийпровів цю гру на лаві запасних, поступився на виїзді «Баллкані» (Косово) -0:2.</text:p>
      <text:p text:style-name="P4">
<text:span text:style-name="T5">
Результати матчів вівторка:</text:span>
</text:p>
      <text:p text:style-name="P4">
«Урарту» (Вірменія) - «Зріньскі» (Боснія та Герцеговина) - 0:1</text:p>
      <text:p text:style-name="P4">
«Лінкольн Ред Імпс» (Гібралтар) - «Карабах» (Азербайджан) - 1:2</text:p>
      <text:p text:style-name="P4">
«Жальгіріс» (Литва) - «Струга» (Північна Македонія) - 0:0</text:p>
      <text:p text:style-name="P4">
«Олімпія» (Любляна, Словенія) - «Валмієра» (Латвія) - 2:1</text:p>
      <text:p text:style-name="P4">
«Ракув» (Польща) - «Флора» (Естонія) - 1:0</text:p>
      <text:p text:style-name="P4">
«Хамрун» (Мальта) - «Маккабі» (Хайфа, Ізраїль) - 0:4</text:p>
      <text:p text:style-name="P4">
«Баллкані» (Косово) - «Лудогорець» (Болгарія) - 2:0</text:p>
      <text:p text:style-name="P4">
«Клаксвік» (Фарерські острови) - «Ференцварош» (Угорщина) - 0:0</text:p>
      <text:p text:style-name="P4">
«Партизані» (Албанія) - БАТЕ (Білорусь) - 1:1</text:p>
      <text:p text:style-name="P4">
«Шемрок Роверс» (Ірландія) - «Брейдаблік» (Ісландія) - 0:1.</text:p>
      <text:p text:style-name="P4">
У середу, 12 липня, зіграють: ФК «Астана» (Казахстан) - «Динамо» (Тбілісі,Грузія), ХІК (Фінляндія) - «Ларн» (Північна Ірландія), «Хекен» (Швеція) -«Нью-Сейнтс» (Вельс), «Фарул» (Констанца, Румунія) - «Шериф» (Молдова),«Слован» (Братислава, Словаччина) - «Есперанж» (Люксембург).</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text:p>
      <text:p text:style-name="P4">
Нагадаємо, віце-чемпіон України «Дніпро-1» розпочне виступ із другоговідбіркового раунду, де зустрінеться з грецьким «Панатінаїкосом» (25/26 липнята 1/2 серпня).</text:p>
      <text:p text:style-name="P4">
Донецький «Шахтар» стартує у груповому раунді Ліги чемпіонів.</text:p>
      <text:p text:style-name="P4">
Фото: rakowczestochowa.</text:p>
      <text:p text:style-name="P4">
Source: <text:a xlink:type="simple" xlink:href="https://www.ukrinform.ua/rubric-sports/3734569-startuvav-persij-vidbirkovij-raund-ligi-cempioniv-uefa.html" text:style-name="Internet_20_link" text:visited-style-name="Visited_20_Internet_20_Link">
https://www.ukrinform.ua/rubric-sports/3734569-startuvav-persij-vidbirkovij-raund-ligi-cempioniv-uefa.html</text:a>
</text:p>
      <!--NEWS-->
      <text:h text:style-name="P10" text:outline-level="1">
<text:span text:style-name="T4">
Наслідком паспортизації російськими окупантами підлітків є військовий облік – правозахисниця</text:span>
</text:h>
      <text:p text:style-name="P4">
Authors: Ukrinform (Person)</text:p>
      <text:p text:style-name="P4">
Publisher: Укринформ (Organization)</text:p>
      <text:p text:style-name="P4">
Published Time: 2023-07-11T18:51:27+03:00</text:p>
      <text:p text:style-name="P4">
Modified Time: 2023-07-11T18:51:27+03:00</text:p>
      <text:p text:style-name="P4">
Description: Звинувачень у колабораціонізмі при отриманні паспорта РФ підлітками на окупованих територіях бути не може, адже у Кримінальному кодексі України подібних дій не прописано. Водночас одним із наслідків отримання такого документа є взяття на військовий облік в РФ. — Укрінформ.</text:p>
      <text:p text:style-name="P4">
Images: ['<text:a xlink:type="simple" xlink:href="https://static.ukrinform.com/photos/2022_04/thumb_files/630_360_1649607686-819.png" text:style-name="Internet_20_link" text:visited-style-name="Visited_20_Internet_20_Link">
630_360_16496...</text:a>
']</text:p>
      <text:p text:style-name="P4">
Tags: ['Окупація', 'Паспорт', 'Правозахисники', 'Росія']</text:p>
      <text:p text:style-name="P4">
Type: Article</text:p>
      <!--METADATA-->
      <text:p text:style-name="P4">
<draw:frame draw:style-name="fr1" draw:name="Image189" text:anchor-type="as-char" svg:width="6.9236in" svg:height="3.956343in" draw:z-index="0">
<draw:image xlink:href="../Images/yкринформ/2023-07-11T18-51-27-03-00/630_360_1649607686-819.png" xlink:type="simple" xlink:show="embed" xlink:actuate="onLoad" draw:mime-type="image/png"/>
</draw:frame>
Звинувачень у колабораціонізмі при отриманні паспорта РФ підлітками наокупованих територіях бути не може, адже у Кримінальному кодексі Україниподібних дій не прописано. Водночас одним із наслідків отримання такогодокумента є взяття на військовий облік в РФ.</text:p>
      <text:p text:style-name="P4">
Таким чином директорка з адвокації Центру прав людини ZMINA, яка входить докоаліції "Україна. П'ята ранку", Альона Луньова прокоментувала <text:a xlink:type="simple" xlink:href="https://ukr.radio/news.html" text:style-name="Internet_20_link" text:visited-style-name="Visited_20_Internet_20_Link">
 Українськомурадіо </text:a>
 те, що на окупованихтериторіях за отримання паспортів РФ 14-річним підліткам Росія обіцяє "виплатиматеринського капіталу", передає Укрінформ.</text:p>
      <text:p text:style-name="P4">
"Це черговий збочений крок РФ, щоби якомога більше українських громадянпаспортизувати паспортами <text:a xlink:type="simple" xlink:href="https://www.ukrinform.ua/tag-rosia" text:style-name="Internet_20_link" text:visited-style-name="Visited_20_Internet_20_Link">
 Російської Федерації</text:a>
 . Це цілеспрямована державна політика РФвід моменту окупації Криму, яка впроваджується в різних формах й після 24лютого 2022 року. Проте ще не було, щоб українців стимулювали грошимаотримувати російські паспорти. Мабуть, з темпами паспортизації на окупованійтериторії, які вони собі запланували, все зовсім погано. Зокрема, йдеться йпро Запорізьку та Херсонську області", – розповіла Луньова.</text:p>
      <text:p text:style-name="P4">
За словами експертки, поки що складно сказати, що росіяни мають на увазі підпоняттям "материнський капітал": "До того він резервувався – це була формапідтримки родин при народженні ще однієї дитини. Материнський капіталрезервувався до певного віку дитини і потім видавався, зокрема, відразу,наприклад, на купівлю житла. Що таке материнський капітал на отриманняпаспорта громадянина РФ – не ясно. Поки що таких новел у російськомузаконодавстві я не знайшла. Можливо, йдеться про щось специфічне дляокупованих територій Запорізької та Херсонської областей. Разом з тим,очевидно, що РФ намагається реалізовувати примусову політику навернення вгромадянство РФ будь-якими методами, зокрема й матеріального стимулювання".</text:p>
      <text:p text:style-name="P4">
Луньова уточнила, що Українська держава не сприймає громадянство, набуте наокупованій території, адже це примусове та автоматичне набуття. "РФ робить всеможливе, щоб спростити порядок отримання паспортів, щоб якомога більша частинагромадян України мала російські паспорти. Проблемою ж буде відмовитися відпаспорта, бо Україна не визнає цього громадянина України громадянином іншоїкраїни, зокрема РФ", – пояснила вона. Проте, додала експертка, РосійськаФедерація у свою чергу бере у громадянина все. Адже треба здавати біометричнідані, відбитки пальців, фотографуватися, подавати дуже широкий комплексдокументів: "У подальшому це означає військовий облік як громадянина РФ, атакож може вести до того, що людину, яка отримала російський паспорт, можутьне випустити з території РФ. Тобто нічого доброго в отриманні паспорта РФнемає. Водночас звинувачень у колабораціонізмі при отриманні паспорта РФ наокупованій території бути не може. Адже у Кримінальному кодексі України встатті про колабораціонізм подібних дій не прописано. Це не може бути діянням,яке переслідується в порядку кримінального процесу", – додала Луньова.</text:p>
      <text:p text:style-name="P4">
Директорка з адвокації Центру прав людини ZMINA також розглянула питання, якдіяти дитині, якщо вона проти отримання громадянства Росії, а її батьки – за:"Це складне питання, тому що дитина, яка була на окупованій території, дужезалежить від батьків. Очевидно, що російська влада може батьків і змушуватиотримувати паспорти, адже ми вже бачили, як РФ змушувала батьків отримуватипаспорт на дитину, щоб отримати документ про освіту. Це також питання будь-якої фінансової допомоги, медичного обслуговування. РФ створює умови, щобпаспорт був вимушеним заходом. Якщо батьки навіть взяли такий паспорт на своюдитину, для України цей громадянин все одно є громадянином України. Томунавіть якщо цей паспорт є, він нічого для української держави не означає".</text:p>
      <text:p text:style-name="P4">
Водночас, за словами експертки, зміна громадянства дітей на окупованихтериторіях є воєнним злочином. "Якщо хтось змушував дітей змінити його, товони, звісно, не можуть бути звинувачені у воєнному злочині. Але требарозуміти, що коли родина живе на окупованій території, то батьки розуміють:якщо їхня дитина не візьме російський паспорт, її переслідуватимуть. Таксталося з підлітками з Бердянська Микитою і Тиграном. Їм було по 16 років, іїх убили окупанти. А після цього почалися масові перевірки дітей на окупованихтериторіях, бо окупанти зрозуміли, що діти можуть бути джерелом спротиву.Відтак отримання паспорта часом може бути єдиним способом врятувати дитину, непоказати її проукраїнську позицію, не зробити з неї мішень для окупантів", –зазначила Луньова.</text:p>
      <text:p text:style-name="P4">
Єдиним серйозним захистом від примусової паспортизації, розповіла вона,залишається виїзд з окупованої території: "Адже можна не брати російськийпаспорт, проте в РФ було змінене законодавство, яке для окупованих територійзапроваджує таке поняття, процедуру, при якій людина, яка проживає наокупованій території і не взяла паспорт РФ, муситиме колись отримати документиіноземця. Відтак вони створюють умови, за яких ти або береш російськийпаспорт, або ти потім візьмеш посвідку на проживання. Тому тут теж треба бутисвідомими, що від тиску, переслідувань, прямого примушування із застосуваннямфізичного насильства можна врятуватися, лише якщо ти не на цій території. Якщоуникати паспортизації неможливо, то треба вирішувати: або брати паспорт, алебути свідомими негативних наслідків, які можуть бути, або ухвалювати рішенняпро виїзд", – підсумувала Луньова.</text:p>
      <text:p text:style-name="P4">
<text:span text:style-name="T4">
Читайте також:</text:span>
 <text:a xlink:type="simple" xlink:href="https://www.ukrinform.ua/rubric-regions/3722548-dla-primusovoi-pasportizacii-na-okupovanih-teritoriah-rosia-zalucae-volonteriv-i-kolaborantiv.html" text:style-name="Internet_20_link" text:visited-style-name="Visited_20_Internet_20_Link">
 Для примусової паспортизації на окупованих територіяхросія залучає «волонтерів» і колаборантів </text:a>
</text:p>
      <text:p text:style-name="P4">
Як повідомлялося, раніше уповноважений ВР із прав людини Дмитро Лубінець <text:a xlink:type="simple" xlink:href="https://www.ukrinform.ua/rubric-society/3728220-lubinec-mi-ne-mozemo-karati-ludej-lise-za-naavnist-pasporta-rf.html" text:style-name="Internet_20_link" text:visited-style-name="Visited_20_Internet_20_Link">
заявив </text:a>
 , що громадян не можна каратилише за наявність у них російського паспорта – покарання необхіднозастосовувати за конкретні дії.</text:p>
      <text:p text:style-name="P4">
Source: <text:a xlink:type="simple" xlink:href="https://www.ukrinform.ua/rubric-society/3734487-naslidkom-pasportizacii-rosijskimi-okupantami-pidlitkiv-e-vijskovij-oblik-pravozahisnica.html" text:style-name="Internet_20_link" text:visited-style-name="Visited_20_Internet_20_Link">
https://www.ukrinform.ua/rubric-society/3734487-naslidkom-pasportizacii-rosijskimi-okupantami-pidlitkiv-e-vijskovij-oblik-pravozahisnica.html</text:a>
</text:p>
      <!--NEWS-->
      <text:h text:style-name="P10" text:outline-level="1">
<text:span text:style-name="T4">
Коаліція з навчання українських пілотів F-16 сформована – Резніков</text:span>
</text:h>
      <text:p text:style-name="P4">
Authors: Ukrinform (Person)</text:p>
      <text:p text:style-name="P4">
Publisher: Укринформ (Organization)</text:p>
      <text:p text:style-name="P4">
Published Time: 2023-07-11T18:58:00+03:00</text:p>
      <text:p text:style-name="P4">
Modified Time: 2023-07-11T18:58:00+03:00</text:p>
      <text:p text:style-name="P4">
Description: Коаліцію з навчання українських пілотів на літаках F-16 офіційно сформовано, до неї увійшли 11 країн. — Укрінформ.</text:p>
      <text:p text:style-name="P4">
Images: ['<text:a xlink:type="simple" xlink:href="https://static.ukrinform.com/photos/2023_05/thumb_files/630_360_1684304104-888.jpg" text:style-name="Internet_20_link" text:visited-style-name="Visited_20_Internet_20_Link">
630_360_16843...</text:a>
']</text:p>
      <text:p text:style-name="P4">
Tags: ['Україна', 'Брезнік', 'Винищувач', 'Війна з Росією']</text:p>
      <text:p text:style-name="P4">
Type: Article</text:p>
      <!--METADATA-->
      <text:p text:style-name="P4">
<draw:frame draw:style-name="fr1" draw:name="Image190" text:anchor-type="as-char" svg:width="6.9236in" svg:height="3.956343in" draw:z-index="0">
<draw:image xlink:href="../Images/yкринформ/2023-07-11T18-58-00-03-00/630_360_1684304104-888.jpg" xlink:type="simple" xlink:show="embed" xlink:actuate="onLoad" draw:mime-type="image/jpeg"/>
</draw:frame>
 Коаліцію знавчання українських пілотів на літаках F-16 офіційно сформовано, до неїувійшли 11 країн.</text:p>
      <text:p text:style-name="P4">
Про це повідомив міністр оборони України Олексій Резніков у <text:a xlink:type="simple" xlink:href="https://twitter.com/oleksiireznikov/status/1678783312137953282" text:style-name="Internet_20_link" text:visited-style-name="Visited_20_Internet_20_Link">
 Твіттері</text:a>
 , передаєУкрінформ.</text:p>
      <text:p text:style-name="P4">
"Офіційно: сформовано коаліцію для підготовки пілотів ВПС України на F-16!Сьогодні 11 держав-партнерів і Україна підписали меморандум з визначеннямумов. Я особливо вдячний Данії та Нідерландам за їхнє видатне лідерство вцьому процесі", - зазначив Резніков.</text:p>
      <text:p text:style-name="P4">
За його словами, у навчаннях братимуть участь пілоти, а також персонал, якийобслуговуватиме літаки в майбутньому.</text:p>
      <text:p text:style-name="P4">
При цьому передбачено можливість включення до програми навчання інших типіввинищувачів.</text:p>
      <text:p text:style-name="P4">
"Коаліція готова розглянути інші способи надання Україні повністюфункціональних можливостей F-16", - додав Резніков.</text:p>
      <text:p text:style-name="P4">
Він подякував за це рішення колегам з Данії, Нідерландів, Бельгії, Канади,Люксембургу, Норвегії, Польщі, Португалії, Румунії, Швеції та ВеликоїБританії.</text:p>
      <text:p text:style-name="P4">
<text:span text:style-name="T4">
Читайте також:</text:span>
 <text:a xlink:type="simple" xlink:href="https://www.ukrinform.ua/rubric-world/3732695-rumunia-planue-vidkriti-centr-iz-navcanna-pilotiv-f16.html" text:style-name="Internet_20_link" text:visited-style-name="Visited_20_Internet_20_Link">
 Румунія планує відкрити центр із навчання пілотів F-16</text:a>
</text:p>
      <text:p text:style-name="P4">
Як повідомлялося, посол України у Великій Британії Вадим Пристайко <text:a xlink:type="simple" xlink:href="https://www.ukrinform.ua/rubric-ato/3734467-navcanna-pilotiv-zsu-u-britanii-rozpocnetsa-naprikinci-lipna-abo-na-pocatku-serpna-pristajko.html" text:style-name="Internet_20_link" text:visited-style-name="Visited_20_Internet_20_Link">
 заявив</text:a>
 , що перші20 українських пілотів розпочнуть навчання на західних винищувачах у ВеликійБританії наприкінці липня - початку серпня.</text:p>
      <text:p text:style-name="P4">
<text:span text:style-name="T5">
Фото: Wikimedia Commons / Thomas Meneguin</text:span>
</text:p>
      <text:p text:style-name="P4">
Source: <text:a xlink:type="simple" xlink:href="https://www.ukrinform.ua/rubric-ato/3734488-koalicia-z-navcanna-ukrainskih-pilotiv-f16-sformovana-reznikov.html" text:style-name="Internet_20_link" text:visited-style-name="Visited_20_Internet_20_Link">
https://www.ukrinform.ua/rubric-ato/3734488-koalicia-z-navcanna-ukrainskih-pilotiv-f16-sformovana-reznikov.html</text:a>
</text:p>
      <!--NEWS-->
      <text:h text:style-name="P10" text:outline-level="1">
<text:span text:style-name="T4">
Мінфін розмістив ОВДП на ₴13,66 мільярда</text:span>
</text:h>
      <text:p text:style-name="P4">
Authors: Ukrinform (Person)</text:p>
      <text:p text:style-name="P4">
Publisher: Укринформ (Organization)</text:p>
      <text:p text:style-name="P4">
Published Time: 2023-07-11T19:02:00+03:00</text:p>
      <text:p text:style-name="P4">
Modified Time: 2023-07-11T19:02:00+03:00</text:p>
      <text:p text:style-name="P4">
Description: Міністерство фінансів 11 липня на аукціоні з розміщення облігацій внутрішньої державної позики (ОВДП) залучило до державного бюджету ₴13,66 мільярда.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 'Уряд']</text:p>
      <text:p text:style-name="P4">
Type: Article</text:p>
      <!--METADATA-->
      <text:p text:style-name="P4">
<draw:frame draw:style-name="fr1" draw:name="Image191" text:anchor-type="as-char" svg:width="6.9236in" svg:height="3.956343in" draw:z-index="0">
<draw:image xlink:href="../Images/yкринформ/2023-07-11T19-02-00-03-00/630_360_1550144984-323.jpg" xlink:type="simple" xlink:show="embed" xlink:actuate="onLoad" draw:mime-type="image/jpeg"/>
</draw:frame>
Міністерство фінансів 11 липня на аукціоні з розміщення облігацій внутрішньоїдержавної позики (ОВДП) залучило до державного бюджету ₴13,66 мільярда.</text:p>
      <text:p text:style-name="P4">
Як передає Укрінформ, про це повідомляє пресслужба Мінфіну у <text:a xlink:type="simple" xlink:href="https://www.facebook.com/minfin.gov.ua/posts/pfbid0Fceun72oXiW2WuGrTg86cagNDAWwsktRaW7Bgoedppxd8ChYfsWpRSJDepdwWY35l" text:style-name="Internet_20_link" text:visited-style-name="Visited_20_Internet_20_Link">
</text:a>
<text:a xlink:type="simple" xlink:href="https://www.facebook.com/minfin.gov.ua/posts/pfbid0Fceun72oXiW2WuGrTg86cagNDAWwsktRaW7Bgoedppxd8ChYfsWpRSJDepdwWY35l" text:style-name="Internet_20_link" text:visited-style-name="Visited_20_Internet_20_Link">
 Фейсбуці</text:a>
<text:a xlink:type="simple" xlink:href="https://www.facebook.com/minfin.gov.ua/posts/pfbid0Fceun72oXiW2WuGrTg86cagNDAWwsktRaW7Bgoedppxd8ChYfsWpRSJDepdwWY35l" text:style-name="Internet_20_link" text:visited-style-name="Visited_20_Internet_20_Link">
 .</text:a>
</text:p>
      <text:p text:style-name="P4">
</text:p>
      <text:p text:style-name="P4">
" <text:a xlink:type="simple" xlink:href="https://www.ukrinform.ua/tag-minfin" text:style-name="Internet_20_link" text:visited-style-name="Visited_20_Internet_20_Link">
 Мінфін </text:a>
 залучив 13,66 млрд грн відпроведеного сьогодні аукціону", - йдеться у повідомленні.</text:p>
      <text:p text:style-name="P4">
Міністерство фінансів запропонувало інвесторам гривневі ОВДП: 8,7 млрд грн під18%; 136 млн грн під 18,3%, 1,09 млрд грн під 19,1% та 3,69 млрд грн під19,75%.</text:p>
      <text:p text:style-name="P4">
<text:span text:style-name="T4">
Читайте також:</text:span>
 <text:a xlink:type="simple" xlink:href="https://www.ukrinform.ua/rubric-economy/3731950-cogoric-zavdaki-ovdp-do-budzetu-zalucili-ponad-293-milardi-nacbank.html" text:style-name="Internet_20_link" text:visited-style-name="Visited_20_Internet_20_Link">
 Цьогоріч завдяки <text:span text:style-name="T4">
ОВДП</text:span>
 до бюджету залучили понад ₴293мільярди - Нацбанк </text:a>
</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Мінфін проводить аукціони з продажу ОВДП щовівторка, починаючи з 1березня 2022 року. За словами Прем'єр-міністра України Дениса Шмигаля, торікза рахунок випуску військових облігацій було отримано майже 600 млрд грн.</text:p>
      <text:p text:style-name="P4">
Source: <text:a xlink:type="simple" xlink:href="https://www.ukrinform.ua/rubric-economy/3734490-minfin-rozmistiv-ovdp-majze-na-1366-milarda.html" text:style-name="Internet_20_link" text:visited-style-name="Visited_20_Internet_20_Link">
https://www.ukrinform.ua/rubric-economy/3734490-minfin-rozmistiv-ovdp-majze-na-1366-milarda.html</text:a>
</text:p>
      <!--NEWS-->
      <text:h text:style-name="P10" text:outline-level="1">
<text:span text:style-name="T4">
Зеленський у Вільнюсі: НАТО дасть Україні безпеку, Україна зробить НАТО сильнішим</text:span>
</text:h>
      <text:p text:style-name="P4">
Authors: Ukrinform (Person)</text:p>
      <text:p text:style-name="P4">
Publisher: Укринформ (Organization)</text:p>
      <text:p text:style-name="P4">
Published Time: 2023-07-11T19:05:00+03:00</text:p>
      <text:p text:style-name="P4">
Modified Time: 2023-07-11T19:05:00+03:00</text:p>
      <text:p text:style-name="P4">
Description: Північноатлантичний альянс дасть Україні безпеку, Україна зробить НАТО сильнішим. — Укрінформ.</text:p>
      <text:p text:style-name="P4">
Images: ['<text:a xlink:type="simple" xlink:href="https://static.ukrinform.com/photos/2023_05/thumb_files/630_360_1685379837-541.png" text:style-name="Internet_20_link" text:visited-style-name="Visited_20_Internet_20_Link">
630_360_16853...</text:a>
']</text:p>
      <text:p text:style-name="P4">
Tags: ['НАТО', 'Саміт НАТО',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7-11T19-05-00-03-00/630_360_1685379837-541.png" xlink:type="simple" xlink:show="embed" xlink:actuate="onLoad" draw:mime-type="image/png"/>
</draw:frame>
Північноатлантичний альянс дасть Україні безпеку, Україна зробить НАТОсильнішим.</text:p>
      <text:p text:style-name="P4">
Про це під час виступу у Вільнюсі на акції на підтримку руху України в НАТОзаявив Президент України Володимир Зеленський, передає Укрінформ.</text:p>
      <text:p text:style-name="P4">
“НАТО дасть Україні безпеку. Україна зробить НАТО сильнішим”, - сказав <text:a xlink:type="simple" xlink:href="https://www.ukrinform.ua/tag-zelenskij" text:style-name="Internet_20_link" text:visited-style-name="Visited_20_Internet_20_Link">
Зеленський </text:a>
 .</text:p>
      <text:p text:style-name="P4">
Президент зазначив, що сьогодні він приїхав до Вільнюса з вірою у рішення, звірою у партнерів, з вірою у сильне НАТО, у НАТО, яке не сумнівається, невтрачає час і не озирається на будь-якого агресора.</text:p>
      <text:p text:style-name="P4">
“Я хотів би, щоб ця віра стала впевненістю у рішення, на які ми всізаслуговуємо і яких очікує кожен наш воїн, кожен наш громадянин, кожна нашамати, кожна наша дитина. Хіба це завелике бажання?” - додав Зеленський.</text:p>
      <text:p text:style-name="P4">
<text:span text:style-name="T4">
Читайте також:</text:span>
 <text:a xlink:type="simple" xlink:href="https://www.ukrinform.ua/rubric-polytics/3734464-ukrainu-zaprosat-do-nato-bez-pdc-ale-pisla-vikonanna-vimog-stoltenberg.html" text:style-name="Internet_20_link" text:visited-style-name="Visited_20_Internet_20_Link">
 Україну запросять до <text:span text:style-name="T4">
НАТО</text:span>
 без ПДЧ, але післявиконання вимог – рішення саміту </text:a>
</text:p>
      <text:p text:style-name="P4">
Укрінформ навродить повний текст виступу Президента України.</text:p>
      <text:p text:style-name="P4">
_<text:span text:style-name="T4">
Слава Україні!</text:span>
 _</text:p>
      <text:p text:style-name="P4">
_<text:span text:style-name="T4">
Як вдома. Дуже приємно.</text:span>
 _</text:p>
      <text:p text:style-name="P4">
_<text:span text:style-name="T4">
Дякую Литва, дуже дякую.</text:span>
 _</text:p>
      <text:p text:style-name="P4">
Я не знаю вашої мови, я говоритиму українською – мовою наших героїв та воїнів.</text:p>
      <text:p text:style-name="P4">
Звичайно буде переклад на вашу рідну мову.</text:p>
      <text:p text:style-name="P4">
Вільнюсе, велика честь бути тут! Я вітаю тебе!</text:p>
      <text:p text:style-name="P4">
Вітаю і дякую! Кожному і кожній з вас!</text:p>
      <text:p text:style-name="P4">
Тут, у Вільнюсі, ми бачимо прогрес Європи. Тут люди знають, що таке безпека іяк її досягти. І знають, що безпека – це разом з Україною.</text:p>
      <text:p text:style-name="P4">
Я вдячний тобі, Вільнюсе, і усім литовським містам і громадам за кожен закликна підтримку України, за прихисток для наших людей, які тут, у вас вдома, вЛитві врятувались від бойових дій… Дякую вам!</text:p>
      <text:p text:style-name="P4">
Дякую за вашу допомогу нашій обороні, за вашу чітку, чесну і – що важливо –сміливу позицію щодо запрошення України в НАТО. Українські прапори налитовських вулицях однозначно доводять – ми вже союзники, і Україна захиститьі свою, і вашу свободу! І ніколи, ніколи й нікому не можна озиратися наМоскву!</text:p>
      <text:p text:style-name="P4">
Я хочу подякувати вам. Я дякую тобі, Гітанасе! Ти завжди нам дуже сильнодопомагаєш. Дякую вам, пане мере! І дякую усім вам на площі зараз!</text:p>
      <text:p text:style-name="P4">
Сьогодні тут, у Вільнюсі, український бойовий прапор з Бахмута. Бахмут – цеодна з найбільш визначальних битв за свободу в Європі, і її саме так будутьзгадувати наші діти і онуки. Цей наш бойовий прапор з Бахмута означає, щоніколи знову литовцям не доведеться битись проти російських солдатів ані підВільнюською телевежею, ані в будь-якому іншому місці вашої столиці вашоїкраїни! Литва завжди буде тільки вашою! Цей наш прапор означає, що ніколизнову не буде депортацій з країн Балтії в Сибір. Ніколи знову не буде поділівПольщі і приниження загарбниками Угорщини. Ніколи знову не буде танків в Празіта “зимових війн” проти свободи Фінляндії… Жодних окупацій в Європі більше небуде!</text:p>
      <text:p text:style-name="P4">
Український прапор хоч і пробитий кулями, але живий, гордий та вільний, –означає, що і кожен прапор націй Європи буде живим, гордим та вільним. Там вруїнах Бахмута, на полях інших битв в Україні залишаться розбитими російськізагарбницькі амбіції. І не Україна чи хтось інший в нашій Європі, а саме вони,російські загарбницькі амбіції, будуть в руїнах.</text:p>
      <text:p text:style-name="P4">
Сьогодні я поїхав в дорогу сюди з вірою у рішення, з вірою у партнерів, звірою у сильне НАТО. У НАТО, яке не сумнівається, не втрачає час і неозирається на будь-якого агресора… І я хотів би, щоб ця віра стала впевненістю– впевненістю у рішеннях, на які ми заслуговуємо – всі ми заслуговуємо, і якихочікує кожен наш воїн, кожен наш громадянин, кожна наша мати, кожна нашадитина. І хіба це – завелике бажання?</text:p>
      <text:p text:style-name="P4">
<text:span text:style-name="T4">
НАТО дасть Україні безпеку. Україна зробить Альянс сильніше</text:span>
</text:p>
      <text:p text:style-name="P4">
_<text:span text:style-name="T4">
Шловє Укравнай,</text:span>
 _</text:p>
      <text:p text:style-name="P4">
<text:span text:style-name="T5">
<text:span text:style-name="T4">
Шловє Лєтувай</text:span>
 _ </text:span>
<text:span text:style-name="T4">
!</text:span>
 _</text:p>
      <text:p text:style-name="P4">
Як повідомляв Укрінформ, саміт НАТО проходить 11-12 липня у столиці Литви. Увівторок до Вільнюса також <text:a xlink:type="simple" xlink:href="https://www.ukrinform.ua/rubric-polytics/3734398-zelenskij-pribuv-do-vilnusa.html" text:style-name="Internet_20_link" text:visited-style-name="Visited_20_Internet_20_Link">
 прибув Президент Володимир Зеленський</text:a>
 .</text:p>
      <text:p text:style-name="P4">
<text:span text:style-name="T5">
Фото: ОП</text:span>
</text:p>
      <text:p text:style-name="P4">
Source: <text:a xlink:type="simple" xlink:href="https://www.ukrinform.ua/rubric-polytics/3734492-zelenskij-u-vilnusi-nato-dast-ukraini-bezpeku-ukraina-zrobit-nato-silnisim.html" text:style-name="Internet_20_link" text:visited-style-name="Visited_20_Internet_20_Link">
https://www.ukrinform.ua/rubric-polytics/3734492-zelenskij-u-vilnusi-nato-dast-ukraini-bezpeku-ukraina-zrobit-nato-silnisim.html</text:a>
</text:p>
      <!--NEWS-->
      <text:h text:style-name="P10" text:outline-level="1">
<text:span text:style-name="T4">
Юніорська збірна України з дзюдо виступить на австрійському етапі Кубка Європи</text:span>
</text:h>
      <text:p text:style-name="P4">
Authors: Ukrinform (Person)</text:p>
      <text:p text:style-name="P4">
Publisher: Укринформ (Organization)</text:p>
      <text:p text:style-name="P4">
Published Time: 2023-07-11T19:05:18+03:00</text:p>
      <text:p text:style-name="P4">
Modified Time: 2023-07-11T19:05:18+03:00</text:p>
      <text:p text:style-name="P4">
Description: У Граці (Австрія) 15-16 липня відбудеться черговий етап Відкритого Кубка Європи з дзюдо серед юніорів. — Укрінформ.</text:p>
      <text:p text:style-name="P4">
Images: ['<text:a xlink:type="simple" xlink:href="https://static.ukrinform.com/photos/2023_06/thumb_files/630_360_1687165878-965.jpg" text:style-name="Internet_20_link" text:visited-style-name="Visited_20_Internet_20_Link">
630_360_16871...</text:a>
']</text:p>
      <text:p text:style-name="P4">
Tags: ['Дзюдо']</text:p>
      <text:p text:style-name="P4">
Type: Article</text:p>
      <!--METADATA-->
      <text:p text:style-name="P4">
<draw:frame draw:style-name="fr1" draw:name="Image194" text:anchor-type="as-char" svg:width="6.9236in" svg:height="3.956343in" draw:z-index="0">
<draw:image xlink:href="../Images/yкринформ/2023-07-11T19-05-18-03-00/630_360_1687165878-965.jpg" xlink:type="simple" xlink:show="embed" xlink:actuate="onLoad" draw:mime-type="image/jpeg"/>
</draw:frame>
 У Граці(Австрія) 15-16 липня відбудеться черговий етап Відкритого Кубка Європи здзюдо серед юніорів.</text:p>
      <text:p text:style-name="P4">
Як інформує офіційний <text:a xlink:type="simple" xlink:href="https://www.ijf.org/competition/2490" text:style-name="Internet_20_link" text:visited-style-name="Visited_20_Internet_20_Link">
 сайт </text:a>
Міжнародної федерації дзюдо (IJF), на турнірі виступлять 453 атлети із 28-микраїн світу, передає Укрінформ.</text:p>
      <text:p text:style-name="P4">
Збірну України представлятимуть 12 дзюдоїстів: десять хлопців та двоє дівчат.</text:p>
      <text:p text:style-name="P4">
Турнір в Австрії пройде без участі представників Росії та Білорусі.</text:p>
      <text:p text:style-name="P4">
<text:span text:style-name="T4">
Читайте також:</text:span>
 <text:a xlink:type="simple" xlink:href="https://www.ukrinform.ua/rubric-sports/3730218-sport2023-kalendar-golovnih-podij-lipna.html" text:style-name="Internet_20_link" text:visited-style-name="Visited_20_Internet_20_Link">
 Спорт-2023. Календар головних подій липня</text:a>
</text:p>
      <text:p text:style-name="P4">
Наступний етап Кубка Європи серед юніорів відбудеться 29-30 липня в Берліні(Німеччина).</text:p>
      <text:p text:style-name="P4">
Фото: ukrainejudo.com.</text:p>
      <text:p text:style-name="P4">
Source: <text:a xlink:type="simple" xlink:href="https://www.ukrinform.ua/rubric-sports/3734491-uniorska-zbirna-ukraini-z-dzudo-vistupit-na-avstrijskomu-etapi-kubka-evropi.html" text:style-name="Internet_20_link" text:visited-style-name="Visited_20_Internet_20_Link">
https://www.ukrinform.ua/rubric-sports/3734491-uniorska-zbirna-ukraini-z-dzudo-vistupit-na-avstrijskomu-etapi-kubka-evropi.html</text:a>
</text:p>
      <!--NEWS-->
      <text:h text:style-name="P10" text:outline-level="1">
<text:span text:style-name="T4">
На п'яти напрямках за добу відбулися 17 зіткнень, тривають важкі бої</text:span>
</text:h>
      <text:p text:style-name="P4">
Authors: Ukrinform (Person)</text:p>
      <text:p text:style-name="P4">
Publisher: Укринформ (Organization)</text:p>
      <text:p text:style-name="P4">
Published Time: 2023-07-11T19:08:00+03:00</text:p>
      <text:p text:style-name="P4">
Modified Time: 2023-07-11T19:08:00+03:00</text:p>
      <text:p text:style-name="P4">
Description: На Куп’янському, Лиманському, Бахмутському, Авдіївському та Мар’їнському напрямках тривають важкі бої, протягом доби там відбулися 17 бойових зіткнень. — Укрінформ.</text:p>
      <text:p text:style-name="P4">
Images: ['<text:a xlink:type="simple" xlink:href="https://static.ukrinform.com/photos/2023_06/thumb_files/630_360_1688011823-416.jpg" text:style-name="Internet_20_link" text:visited-style-name="Visited_20_Internet_20_Link">
630_360_16880...</text:a>
']</text:p>
      <text:p text:style-name="P4">
Tags: ['Генштаб', 'ЗСУ', 'Російські військові', 'Війна з Росією', '#stoprussia']</text:p>
      <text:p text:style-name="P4">
Type: Article</text:p>
      <!--METADATA-->
      <text:p text:style-name="P4">
<draw:frame draw:style-name="fr1" draw:name="Image195" text:anchor-type="as-char" svg:width="6.9236in" svg:height="3.956343in" draw:z-index="0">
<draw:image xlink:href="../Images/yкринформ/2023-07-11T19-08-00-03-00/630_360_1688011823-416.jpg" xlink:type="simple" xlink:show="embed" xlink:actuate="onLoad" draw:mime-type="image/jpeg"/>
</draw:frame>
 НаКуп’янському, Лиманському, Бахмутському, Авдіївському та Мар’їнськомунапрямках тривають важкі бої, протягом доби там відбулися 17 бойових зіткнень.</text:p>
      <text:p text:style-name="P4">
Про це Генеральний штаб Збройних сил України повідомив у <text:a xlink:type="simple" xlink:href="https://www.facebook.com/GeneralStaff.ua/posts/pfbid02tcdcRJg4Zf5W7i4MQBZ1r7JbN2J9ee4pYNE9k1d2BjdunSdQiPpSp83yESaYTqEVl" text:style-name="Internet_20_link" text:visited-style-name="Visited_20_Internet_20_Link">
 Фейсбуці</text:a>
, оприлюднивши оперативну інформацію станом на 18:00 вівторка, 11 липня,передає Укрінформ.</text:p>
      <text:p text:style-name="P4">
Як зазначається, на згаданих напрямках російські загарбники зосереджуютьосновні зусилля.</text:p>
      <text:p text:style-name="P4">
Протягом доби росіяни атакували Україну ударними безпілотниками іранськоговиробництва типу Shahed. Усього було задіяно 28 дронів-камікадзе. У результатіуспішної бойової роботи українська ППО знищила 26 ударних БпЛА та дварозвідувальних безпілотники типу Zala.</text:p>
      <text:p text:style-name="P4">
Також, ворог завдав 54 авіаційних ударів та здійснив 38 обстрілів з реактивнихсистем залпового вогню по позиціях <text:a xlink:type="simple" xlink:href="https://www.ukrinform.ua/tag-zsu" text:style-name="Internet_20_link" text:visited-style-name="Visited_20_Internet_20_Link">
 ЗСУ </text:a>
та населених пунктах. Окрім зруйнованої інфраструктури, постраждали мирнілюди.</text:p>
      <text:p text:style-name="P4">
Ймовірність завдання ракетних та авіаційних ударів по всій території Українизалишається високою.</text:p>
      <text:p text:style-name="P4">
На <text:span text:style-name="T4">
Волинському</text:span>
 та <text:span text:style-name="T4">
Поліському</text:span>
 напрямках оперативна обстановка безсуттєвих змін. Ознак формування наступальних угруповань не виявлено. Визначеніпідрозділи ЗС Білорусі виконують завдання у прикордонних з Україною районах.</text:p>
      <text:p text:style-name="P4">
<text:span text:style-name="T4">
Читайте також:</text:span>
 <text:a xlink:type="simple" xlink:href="https://www.ukrinform.ua/rubric-ato/3734345-sbu-zatrimala-agenta-rf-akij-hotiv-zirvati-ukrainskij-kontrnastup-pid-bahmutom.html" text:style-name="Internet_20_link" text:visited-style-name="Visited_20_Internet_20_Link">
 СБУ затримала агента РФ, який хотів зірвати український<text:span text:style-name="T4">
контрнаступ</text:span>
 під Бахмутом </text:a>
</text:p>
      <text:p text:style-name="P4">
На <text:span text:style-name="T4">
Сіверському</text:span>
 та <text:span text:style-name="T4">
Слобожанському</text:span>
 напрямках ворог зберігає військовуприсутність. Протягом доби завдав авіаційного удару в районі ВолфиногоСумської області. Здійснив мінометні та артилерійські обстріли більш як 15населених пунктів. Зокрема це Карповичі Чернігівської області; РомашковеСумської області та Стрілеча, Ветеринарне і Сотницький Козачок на Харківщині.</text:p>
      <text:p text:style-name="P4">
На <text:span text:style-name="T4">
Куп’янському</text:span>
 напрямку ЗСУ стійко тримають оборону. Артилерійських імінометних обстрілів ворога зазнали Красне Перше, Кам’янка, Дворічна, Западне,Масютівка, Кислівка Харківської області.</text:p>
      <text:p text:style-name="P4">
На <text:span text:style-name="T4">
Лиманському</text:span>
 напрямку протягом доби росіяни вели безуспішні наступальнідії в районі Веселого Донецької області. Артилерійських обстрілів зазналинаселені пункти Невське, Білогорівка Луганської області та Торське,Верхньокам'янське і Веселе Донецької області.</text:p>
      <text:p text:style-name="P4">
На <text:span text:style-name="T4">
Бахмутському напрямку</text:span>
 , під щільним вогнем авіації та артилерії росіян,українські захисники успішно відбили атаки в районі населеного пунктуГригорівка та східніше Оріхово-Василівки. Від ворожих артилерійських обстрілівпостраждали понад 10 населених пунктів, серед них Васюківка, Богданівка,Хромове, Часів Яр та Іванівське Донецької області.</text:p>
      <text:p text:style-name="P4">
<text:span text:style-name="T4">
Читайте також:</text:span>
 <text:a xlink:type="simple" xlink:href="https://www.ukrinform.ua/rubric-ato/3734326-zsu-vidbili-sprobu-rosijskih-vijsk-prorvatisa-v-rajoni-bahmuta-sirskij.html" text:style-name="Internet_20_link" text:visited-style-name="Visited_20_Internet_20_Link">
 Сирський показав, як <text:span text:style-name="T4">
ЗСУ</text:span>
 розбили росіян у районіБахмута </text:a>
</text:p>
      <text:p text:style-name="P4">
На <text:span text:style-name="T4">
Авдіївському</text:span>
 напрямку Сили оборони продовжують стримувати наступросійських військ в районах Авдіївки, Первомайського та Невельського. Ворогзавдав авіаційного удару в районі міста Авдіївки. У той же час, загарбникиздійснили артилерійські обстріли понад 10 населених пунктів, зокрема цеАвдіївка, Бердичі та Невельське Донецької області.</text:p>
      <text:p text:style-name="P4">
На <text:span text:style-name="T4">
Мар’їнському</text:span>
 напрямку, під ворожим вогнем артилерії, українськізахисники відбили усі атаки в районах населених пунктів Побєда, Новомихайлівката Мар’їнка. Ворог здійснив обстріли понад 10 населених пунктів, серед нихКостянтинівка, Мар’їнка та Єлизаветівка Донецької області.</text:p>
      <text:p text:style-name="P4">
На <text:span text:style-name="T4">
Шахтарському</text:span>
 напрямку ворог вів безуспішні наступальні дії в районіБлагодатного. Завдав авіаційних ударів біля Одрадного та Макарівки. Обстрілявнаселені пункти Вугледар, Благодатне, Велика Новосілка, Водяне та Золота НиваДонецької області.</text:p>
      <text:p text:style-name="P4">
На <text:span text:style-name="T4">
Запорізькому</text:span>
 та <text:span text:style-name="T4">
Херсонському</text:span>
 напрямках росіяни зосереджують основнізусилля на недопущенні подальшого просування ЗСУ. Ворог завдав авіаційнихударів в районі населених пунктів Мала Токмачка Запорізької області та ЗолотаБалка Херсонської області. Здійснив артилерійські обстріли понад 25 населенихпунктів, серед них Гуляйполе, Гуляйпільське, Залізничне, ОльгівськеЗапорізької області; Козацьке, Львове, Інженерне, Токарівка Херсонськоїобласті та місто Херсон, а такоє Дніпровське, Дмитрівка та Іванівка наМиколаївщині. Водночас, Сили оборони України продовжують ведення наступальноїоперації на Мелітопольському та Бердянському напрямках, закріплюються надосягнутих рубежах, здійснюють заходи контрбатарейної боротьби.</text:p>
      <text:p text:style-name="P4">
<text:span text:style-name="T4">
Читайте також:</text:span>
 <text:a xlink:type="simple" xlink:href="https://www.ukrinform.ua/rubric-regions/3734238-v-okupovanij-novooleksiivci-na-hersonsini-znisili-sklad-rosijskih-boepripasiv.html" text:style-name="Internet_20_link" text:visited-style-name="Visited_20_Internet_20_Link">
 В окупованій Новоолексіївці на Херсонщині знищили складросійських боєприпасів </text:a>
</text:p>
      <text:p text:style-name="P4">
У населеному пункті Генічеськ на тимчасово захопленій території Херсонськоїобласті набирають оберти репресії проти громадян України. За наявноюінформацією, потрапити “на підвал” стало в рази легше, так як місцевіколаборанти, бажаючи вислужитись перед росіянами, постійно здійснюють наклепина громадян, проводять безпідставні перевірки. Також загарбники погрожуютьмісцевому населенню, що у разі відсутності паспорта РФ, їх примусоводепортують до Сибіру та конфіскують все майно.</text:p>
      <text:p text:style-name="P4">
Авіація сил оборони за добу завдала 14 ударів по районах зосередженняособового складу, озброєння та військової техніки та 3 - по зенітно-ракетнихкомплексах ворога.</text:p>
      <text:p text:style-name="P4">
Підрозділи ракетних військ і артилерії протягом доби уразили 3 пунктиуправління, 10 артилерійських засобів на вогневих позиціях, засібпротиповітряної оборони та станцію РЕБ ворога.</text:p>
      <text:p text:style-name="P4">
Як повідомляв Укрінформ, <text:a xlink:type="simple" xlink:href="https://www.ukrinform.ua/rubric-ato/3734484-prikordonniki-znisili-opornij-punkt-rosian-bila-bahmuta.html" text:style-name="Internet_20_link" text:visited-style-name="Visited_20_Internet_20_Link">
 прикордонники показали</text:a>
 , як знищили опорний пункт російськихзагарбників біля Бахмута.</text:p>
      <text:p text:style-name="P4">
Source: <text:a xlink:type="simple" xlink:href="https://www.ukrinform.ua/rubric-ato/3734493-na-pati-napramkah-za-dobu-vidbulisa-17-zitknen-trivaut-vazki-boi.html" text:style-name="Internet_20_link" text:visited-style-name="Visited_20_Internet_20_Link">
https://www.ukrinform.ua/rubric-ato/3734493-na-pati-napramkah-za-dobu-vidbulisa-17-zitknen-trivaut-vazki-boi.html</text:a>
</text:p>
      <!--NEWS-->
      <text:h text:style-name="P10" text:outline-level="1">
<text:span text:style-name="T4">
В Україні масштабна повітряна тривога - у Росії злетів МіГ</text:span>
</text:h>
      <text:p text:style-name="P4">
Authors: Ukrinform (Person)</text:p>
      <text:p text:style-name="P4">
Publisher: Укринформ (Organization)</text:p>
      <text:p text:style-name="P4">
Published Time: 2023-07-11T19:12:00+03:00</text:p>
      <text:p text:style-name="P4">
Modified Time: 2023-07-11T19:12:00+03:00</text:p>
      <text:p text:style-name="P4">
Description: По всій території України оголосили повітряну тривогу через зліт винищувача МіГ, який є носієм гіперзвукових ракет "Кинджал". — Укрінформ.</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196" text:anchor-type="as-char" svg:width="6.9236in" svg:height="3.956343in" draw:z-index="0">
<draw:image xlink:href="../Images/yкринформ/2023-07-11T19-12-00-03-00/630_360_1676041139-227.jpg" xlink:type="simple" xlink:show="embed" xlink:actuate="onLoad" draw:mime-type="image/jpeg"/>
</draw:frame>
 По всійтериторії України оголосили повітряну тривогу через зліт винищувача МіГ, якийє носієм гіперзвукових ракет "Кинджал".</text:p>
      <text:p text:style-name="P4">
Як передає Укрінформ, про це Повітряні сили ЗСУ повідомляють у <text:a xlink:type="simple" xlink:href="https://t.me/kpszsu/3205" text:style-name="Internet_20_link" text:visited-style-name="Visited_20_Internet_20_Link">
 Телеграмі.</text:a>
</text:p>
      <text:p text:style-name="P4">
"Зафіксовано зліт винищувача МіГ-31К ПКС РФ з аеродрому Саваслейка", - йдетьсяу повідомленні.</text:p>
      <text:p text:style-name="P4">
<text:span text:style-name="T4">
Читайте також:</text:span>
 <text:a xlink:type="simple" xlink:href="https://www.ukrinform.ua/rubric-ato/3734199-u-cornomu-mori-vidsutni-rosijski-raketonosii.html" text:style-name="Internet_20_link" text:visited-style-name="Visited_20_Internet_20_Link">
 У Чорному морі відсутні російські <text:span text:style-name="T4">
ракетоносії</text:span>
</text:a>
</text:p>
      <text:p text:style-name="P4">
Як повідомлялося, <text:a xlink:type="simple" xlink:href="https://www.ukrinform.ua/rubric-ato/3732595-dla-atak-na-ukrainski-mista-rosiani-somisaca-zastosovuut-do-sotni-raket-ignat.html" text:style-name="Internet_20_link" text:visited-style-name="Visited_20_Internet_20_Link">
 російська армія щомісяця атакує українські міста та села</text:a>
 в середньому майжесотнею ракет різних типів.</text:p>
      <text:p text:style-name="P4">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Зеленський привіз у Вільнюс бойовий прапор із Бахмута</text:span>
</text:h>
      <text:p text:style-name="P4">
Authors: Ukrinform (Person)</text:p>
      <text:p text:style-name="P4">
Publisher: Укринформ (Organization)</text:p>
      <text:p text:style-name="P4">
Published Time: 2023-07-11T19:18:00+03:00</text:p>
      <text:p text:style-name="P4">
Modified Time: 2023-07-11T19:18:00+03:00</text:p>
      <text:p text:style-name="P4">
Description: Президент України Володимир Зеленський привіз у Вільнюс бойовий прапор 10 окремої гірсько-штурмової бригади "Едельвейс", яка воює під Бахмутом, заявивши, що це одна з визначальних битв за свободу Європи. — Укрінформ.</text:p>
      <text:p text:style-name="P4">
Images: ['<text:a xlink:type="simple" xlink:href="https://static.ukrinform.com/photos/2023_07/thumb_files/630_360_1688740817-714.jpg" text:style-name="Internet_20_link" text:visited-style-name="Visited_20_Internet_20_Link">
630_360_16887...</text:a>
']</text:p>
      <text:p text:style-name="P4">
Tags: ['Бахмут', 'Саміт НАТО', 'Зеленський', 'Війна з Росією']</text:p>
      <text:p text:style-name="P4">
Type: Article</text:p>
      <!--METADATA-->
      <text:p text:style-name="P4">
<draw:frame draw:style-name="fr1" draw:name="Image197" text:anchor-type="as-char" svg:width="6.9236in" svg:height="3.956343in" draw:z-index="0">
<draw:image xlink:href="../Images/yкринформ/2023-07-11T19-18-00-03-00/630_360_1688740817-714.jpg" xlink:type="simple" xlink:show="embed" xlink:actuate="onLoad" draw:mime-type="image/jpeg"/>
</draw:frame>
 ПрезидентУкраїни Володимир Зеленський привіз у Вільнюс бойовий прапор 10 окремоїгірсько-штурмової бригади "Едельвейс", яка воює під Бахмутом, заявивши, що цеодна з визначальних битв за свободу Європи.</text:p>
      <text:p text:style-name="P4">
Про це Зеленський сказав під час виступу у Вільнюсі на акції на підтримку рухуУкраїни в НАТО, передає кореспондент Укрінформу.</text:p>
      <text:p text:style-name="P4">
<text:span text:style-name="T5">
Джерело: Офіс Президента України</text:span>
</text:p>
      <text:p text:style-name="P4">
"Бахмут – це одна з найбільш визначальних битв за свободу в Європі, і її саметак будуть згадувати наші діти і онуки. Цей наш бойовий прапор з Бахмутаозначає, що ніколи знову литовцям не доведеться битись проти російськихсолдатів ані під вільнюською телевежею, ані в будь-якому іншому місці вашоїстолиці, вашої країни! Литва завжди буде тільки вашою! Цей наш прапор означає,що ніколи знову не буде депортацій з країн Балтії в Сибір. Ніколи знову небуде поділів Польщі і приниження загарбниками Угорщини. Ніколи знову не будетанків у Празі та “зимових війн” проти свободи Фінляндії… Жодних окупацій вЄвропі більше не буде!" - наголосив Президент.</text:p>
      <text:p text:style-name="P4">
Він подарував прапор 10 ОГШБр "Едельвейс" столиці Литви.</text:p>
      <text:p text:style-name="P4">
<text:span text:style-name="T4">
Читайте також:</text:span>
 <text:a xlink:type="simple" xlink:href="https://www.ukrinform.ua/rubric-polytics/3734492-zelenskij-u-vilnusi-nato-dast-ukraini-bezpeku-ukraina-zrobit-nato-silnisim.html" text:style-name="Internet_20_link" text:visited-style-name="Visited_20_Internet_20_Link">
 <text:span text:style-name="T4">
Зеленський</text:span>
 у Вільнюсі: НАТО дасть Україні безпеку,Україна зробить НАТО сильнішим </text:a>
</text:p>
      <text:p text:style-name="P4">
"Український прапор - хоч і пробитий кулями, але живий, гордий та вільний, -означає, що і кожен прапор націй Європи буде живим, гордим та вільним. Там, уруїнах Бахмута, на полях інших битв в Україні залишаться розбитими російськізагарбницькі амбіції. І не Україна чи хтось інший у нашій Європі, а саме вони,російські загарбницькі амбіції, будуть у руїнах!" - сказав <text:a xlink:type="simple" xlink:href="https://www.ukrinform.ua/tag-zelenskij" text:style-name="Internet_20_link" text:visited-style-name="Visited_20_Internet_20_Link">
 Зеленський</text:a>
 .</text:p>
      <text:p text:style-name="P4">
Він подякував громадянам Литви за підтримку, прихисток українців, якірятувалися від війни, за оборонну допомогу та позицію Литви щодо руху Українив НАТО.</text:p>
      <text:p text:style-name="P4">
Слова вдячності Президент Володимир Зеленський також написав у <text:a xlink:type="simple" xlink:href="https://twitter.com/zelenskyyua/status/1678796490913841153" text:style-name="Internet_20_link" text:visited-style-name="Visited_20_Internet_20_Link">
 Твіттері</text:a>
.</text:p>
      <text:p text:style-name="P4">
"Тут, у Вільнюсі, ми бачимо прогрес Європи. Тут люди знають, що таке безпеката як її досягти. І знають, що безпека – це разом з Україною. Я вдячний тобі,Вільнюсе, й усім литовським містам і громадам за кожен заклик на підтримкуУкраїни, за прихисток для наших людей, які в Литві врятувалися від бойовихдій. Дякую вам!" - наголосив Зеленський.</text:p>
      <text:p text:style-name="P4">
Він подякував за допомогу українській обороні та за чітку, чесну й сміливупозицію щодо запрошення України в НАТО.</text:p>
      <text:p text:style-name="P4">
"Українські прапори на литовських вулицях однозначно доводять: ми вжесоюзники, і Україна захистить і свою, і вашу свободу. І ніколи, ніколи йнікому не можна озиратися на Москву", - підкреслив Зеленський.</text:p>
      <text:p text:style-name="P4">
Як повідомляв Укрінформ, <text:a xlink:type="simple" xlink:href="https://www.ukrinform.ua/rubric-polytics/3734106-u-vilnusi-rozpocinaetsa-samit-nato-akij-viznacit-podalsij-slah-ukraini-do-alansu.html" text:style-name="Internet_20_link" text:visited-style-name="Visited_20_Internet_20_Link">
 11-12 липня у столиці Литви проходить саміт НАТО</text:a>
 .</text:p>
      <text:p text:style-name="P4">
<text:span text:style-name="T5">
Фото: ОП</text:span>
</text:p>
      <text:p text:style-name="P4">
Source: <text:a xlink:type="simple" xlink:href="https://www.ukrinform.ua/rubric-ato/3734500-zelenskij-priviz-u-vilnus-bojovij-prapor-iz-bahmuta.html" text:style-name="Internet_20_link" text:visited-style-name="Visited_20_Internet_20_Link">
https://www.ukrinform.ua/rubric-ato/3734500-zelenskij-priviz-u-vilnus-bojovij-prapor-iz-bahmuta.html</text:a>
</text:p>
      <!--NEWS-->
      <text:h text:style-name="P10" text:outline-level="1">
<text:span text:style-name="T4">
АРМА оприлюднить всі документи, передбачені законом «Про доступ до публічної інформації»</text:span>
</text:h>
      <text:p text:style-name="P4">
Authors: Ukrinform (Person)</text:p>
      <text:p text:style-name="P4">
Publisher: Укринформ (Organization)</text:p>
      <text:p text:style-name="P4">
Published Time: 2023-07-11T19:19:19+03:00</text:p>
      <text:p text:style-name="P4">
Modified Time: 2023-07-11T19:19:19+03:00</text:p>
      <text:p text:style-name="P4">
Description: Національне агентство України з питань розшуку та менеджменту активів (АРМА) надасть доступ до всіх документів, розміщення яких передбачено законом «Про доступ до публічної інформації», а також до звітів щодо публічних закупівель.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Економіка', 'АРМА', 'Документи']</text:p>
      <text:p text:style-name="P4">
Type: Article</text:p>
      <!--METADATA-->
      <text:p text:style-name="P4">
<draw:frame draw:style-name="fr1" draw:name="Image198" text:anchor-type="as-char" svg:width="6.9236in" svg:height="3.956343in" draw:z-index="0">
<draw:image xlink:href="../Images/yкринформ/2023-07-11T19-19-19-03-00/630_360_1660553796-610.jpg" xlink:type="simple" xlink:show="embed" xlink:actuate="onLoad" draw:mime-type="image/jpeg"/>
</draw:frame>
Національне агентство України з питань розшуку та менеджменту активів (АРМА)надасть доступ до всіх документів, розміщення яких передбачено законом «Продоступ до публічної інформації», а також до звітів щодо публічних закупівель.</text:p>
      <text:p text:style-name="P4">
Як передає Укрінформ, про це повідомляє пресслужба <text:a xlink:type="simple" xlink:href="http://arma.gov.ua/news/typical/arma-oprilyudnit-vsi-dokumenti-vidpovidno-do-vimog-zakonodavstva-pro-dostup-do-publichnoi-informatsii" text:style-name="Internet_20_link" text:visited-style-name="Visited_20_Internet_20_Link">
 Нацагентства</text:a>
 .</text:p>
      <text:p text:style-name="P4">
«Очільниця Нацагентства доручила невідкладно оприлюднити на сайті АРМАінформацію, розміщення якої передбачено статтею 15 Закону України «Про доступдо публічної інформації», а також звіти про публічні закупівлі, у тому числіякі стосуються обрання управителів та реалізаторів арештованих активів», -йдеться в повідомленні.</text:p>
      <text:p text:style-name="P4">
Наголошується, що відповідні доручення були дані з метою підвищення рівнявідкритості та прозорості діяльності АРМА, реалізації права громадян на доступдо публічної інформації, а також забезпечення прозорості процесів у сферіуправління арештованими активами.</text:p>
      <text:p text:style-name="P4">
За словами голови АРМА Олени Думи, відкритість та прозорість у роботі наразі єодним із ключових пріоритетів діяльності Нацагентства.</text:p>
      <text:p text:style-name="P4">
<text:span text:style-name="T4">
Читайте також:</text:span>
 <text:a xlink:type="simple" xlink:href="https://www.ukrinform.ua/rubric-economy/3729893-arma-povtorno-sukae-upraviteliv-dla-14-arestovanih-sanatoriiv-ta-goteliv.html" text:style-name="Internet_20_link" text:visited-style-name="Visited_20_Internet_20_Link">
 <text:span text:style-name="T4">
АРМА</text:span>
 повторно шукає управителів для 14 арештованихсанаторіїв та готелів </text:a>
</text:p>
      <text:p text:style-name="P4">
Як повідомлялося, починаючи з 2018 року, на створення та підтримку роботиЄдиного державного реєстру активів, на які накладено арешт у кримінальномупровадженні (ЄДРАА), було витрачено майже 61 млн грн.</text:p>
      <text:p text:style-name="P4">
<text:span text:style-name="T5">
Фото: 24TV.UA</text:span>
</text:p>
      <text:p text:style-name="P4">
Source: <text:a xlink:type="simple" xlink:href="https://www.ukrinform.ua/rubric-economy/3734497-arma-opriludnit-vsi-dokumenti-peredbaceni-zakonom-pro-dostup-do-publicnoi-informacii.html" text:style-name="Internet_20_link" text:visited-style-name="Visited_20_Internet_20_Link">
https://www.ukrinform.ua/rubric-economy/3734497-arma-opriludnit-vsi-dokumenti-peredbaceni-zakonom-pro-dostup-do-publicnoi-informacii.html</text:a>
</text:p>
      <!--NEWS-->
      <text:h text:style-name="P10" text:outline-level="1">
<text:span text:style-name="T4">
Фонд держмайна продає перше конфісковане у росіян підприємство</text:span>
</text:h>
      <text:p text:style-name="P4">
Authors: Ukrinform (Person)</text:p>
      <text:p text:style-name="P4">
Publisher: Укринформ (Organization)</text:p>
      <text:p text:style-name="P4">
Published Time: 2023-07-11T19:26:05+03:00</text:p>
      <text:p text:style-name="P4">
Modified Time: 2023-07-11T19:26:05+03:00</text:p>
      <text:p text:style-name="P4">
Description: Фонд державного майна України (ФДМУ) виставив на аукціон ТОВ «Інвестагро», що належала росіянину Михайлу Шелкову. — Укрінформ.</text:p>
      <text:p text:style-name="P4">
Images: ['<text:a xlink:type="simple" xlink:href="https://static.ukrinform.com/photos/2020_01/thumb_files/630_360_1578793331-469.jpg" text:style-name="Internet_20_link" text:visited-style-name="Visited_20_Internet_20_Link">
630_360_15787...</text:a>
']</text:p>
      <text:p text:style-name="P4">
Tags: ['Аукціон', 'ФДМУ', 'Росія']</text:p>
      <text:p text:style-name="P4">
Type: Article</text:p>
      <!--METADATA-->
      <text:p text:style-name="P4">
<draw:frame draw:style-name="fr1" draw:name="Image199" text:anchor-type="as-char" svg:width="6.9236in" svg:height="3.956343in" draw:z-index="0">
<draw:image xlink:href="../Images/yкринформ/2023-07-11T19-26-05-03-00/630_360_1578793331-469.jpg" xlink:type="simple" xlink:show="embed" xlink:actuate="onLoad" draw:mime-type="image/jpeg"/>
</draw:frame>
 Фонддержавного майна України (ФДМУ) виставив на аукціон ТОВ «Інвестагро», щоналежала росіянину Михайлу Шелкову.</text:p>
      <text:p text:style-name="P4">
Про це повідомляє пресслужба <text:a xlink:type="simple" xlink:href="http://www.spfu.gov.ua/ua/news/9834.html" text:style-name="Internet_20_link" text:visited-style-name="Visited_20_Internet_20_Link">
 ФДМУ</text:a>
 , передає Укрінформ.</text:p>
      <text:p text:style-name="P4">
«Фонд держмайна оголосив старт приватизації активів, стягнутих у російськихолігархів. 10 серпня <text:a xlink:type="simple" xlink:href="https://www.ukrinform.ua/tag-fdmu" text:style-name="Internet_20_link" text:visited-style-name="Visited_20_Internet_20_Link">
 ФДМУ </text:a>
 проведе наProzorro.Продажі відкриті торги з продажу аграрної компанії «Інвестагро», якараніше належала російському мільярдеру, акціонеру титанової корпорації ВСМПО-Авісма Михайлу Шелкову», - йдеться в повідомленні.</text:p>
      <text:p text:style-name="P4">
Стартова ціна лоту становить 55 млн грн. Гарантійний внесок для участі уторгах – 11 млн грн.</text:p>
      <text:p text:style-name="P4">
За підсумками 2022 року «Інвестагро» отримала 3,7 млн грн чистого прибутку, упершому півріччі 2023 року - 7 млн грн збитку. Поточна кредиторськазаборгованість підприємства становить 17,2 млн грн. У власності компаніїперебувають 25 об'єктів нерухомого майна та 12 транспортних засобів. В оренді- 204 земельні ділянки загальною площею майже 1,32 тис. га.</text:p>
      <text:p text:style-name="P4">
<text:span text:style-name="T4">
Читайте також:</text:span>
 <text:a xlink:type="simple" xlink:href="https://www.ukrinform.ua/rubric-economy/3731826-fond-derzmajna-z-pocatku-roku-zaluciv-182-milarda-vid-privatizacijnih-aukcioniv.html" text:style-name="Internet_20_link" text:visited-style-name="Visited_20_Internet_20_Link">
 Фонд держмайна з початку року залучив ₴1,82 мільярда відприватизаційних аукціонів </text:a>
</text:p>
      <text:p text:style-name="P4">
Як повідомлялося, на виконання рішення Вищого антикорупційного суду, АРМАперерахувало державі майже 50 млн грн та понад 1 млн дол., які належалиструктурам російського олігарха Михайла Шелкова.</text:p>
      <text:p text:style-name="P4">
Source: <text:a xlink:type="simple" xlink:href="https://www.ukrinform.ua/rubric-economy/3734502-fond-derzmajna-prodae-perse-konfiskovane-u-rosian-pidpriemstvo.html" text:style-name="Internet_20_link" text:visited-style-name="Visited_20_Internet_20_Link">
https://www.ukrinform.ua/rubric-economy/3734502-fond-derzmajna-prodae-perse-konfiskovane-u-rosian-pidpriemstvo.html</text:a>
</text:p>
      <!--NEWS-->
      <text:h text:style-name="P10" text:outline-level="1">
<text:span text:style-name="T4">
Британія замовила виробництво боєприпасів на £280 мільйонів</text:span>
</text:h>
      <text:p text:style-name="P4">
Authors: Ukrinform (Person)</text:p>
      <text:p text:style-name="P4">
Publisher: Укринформ (Organization)</text:p>
      <text:p text:style-name="P4">
Published Time: 2023-07-11T19:30:00+03:00</text:p>
      <text:p text:style-name="P4">
Modified Time: 2023-07-11T19:30:00+03:00</text:p>
      <text:p text:style-name="P4">
Description: Уряд Великої Британії передав оборонній компанії BAE Systems замовлення на виробництво боєприпасів на суму £280 мільйонів із можливістю його розширення до £400 мільйонів. — Укрінформ.</text:p>
      <text:p text:style-name="P4">
Images: ['<text:a xlink:type="simple" xlink:href="https://static.ukrinform.com/photos/2023_07/thumb_files/630_360_1689092708-658.jpg" text:style-name="Internet_20_link" text:visited-style-name="Visited_20_Internet_20_Link">
630_360_16890...</text:a>
']</text:p>
      <text:p text:style-name="P4">
Tags: ['Британія', 'Кабмін', 'Боєприпаси']</text:p>
      <text:p text:style-name="P4">
Type: Article</text:p>
      <!--METADATA-->
      <text:p text:style-name="P4">
<draw:frame draw:style-name="fr1" draw:name="Image200" text:anchor-type="as-char" svg:width="6.9236in" svg:height="3.956343in" draw:z-index="0">
<draw:image xlink:href="../Images/yкринформ/2023-07-11T19-30-00-03-00/630_360_1689092708-658.jpg" xlink:type="simple" xlink:show="embed" xlink:actuate="onLoad" draw:mime-type="image/jpeg"/>
</draw:frame>
 УрядВеликої Британії передав оборонній компанії BAE Systems замовлення навиробництво боєприпасів на суму £280 мільйонів із можливістю його розширеннядо £400 мільйонів.</text:p>
      <text:p text:style-name="P4">
Як передає Укрінформ, про це повідомляє агенція <text:a xlink:type="simple" xlink:href="https://www.reuters.com/business/aerospace-defense/bae-systems-gets-uk-order-boost-output-battlefield-munitions-ft-2023-07-10/" text:style-name="Internet_20_link" text:visited-style-name="Visited_20_Internet_20_Link">
 Reuters</text:a>
 .</text:p>
      <text:p text:style-name="P4">
"Велика <text:a xlink:type="simple" xlink:href="https://www.ukrinform.ua/tag-britania" text:style-name="Internet_20_link" text:visited-style-name="Visited_20_Internet_20_Link">
 Британія </text:a>
 передала компаніїBAE Systems, найбільшій оборонній компанії країни, замовлення на 280 мільйонівфунтів стерлінгів (361 мільйон доларів) на виробництво боєприпасів, прагнучизбільшити обсяги виробництва, щоб поповнити свої запаси та забезпечитипостачання для України", - йдеться у повідомленні.</text:p>
      <text:p text:style-name="P4">
Велика Британія та її союзники по НАТО відправили в Україну мільйонибоєприпасів, що викликало занепокоєння щодо внутрішнього рівня запасів, алебританський прем’єр-міністр Ріші Сунак заявив, що новий контракт усуне ціризики.</text:p>
      <text:p text:style-name="P4">
<text:span text:style-name="T4">
Читайте також:</text:span>
 <text:a xlink:type="simple" xlink:href="https://www.ukrinform.ua/rubric-ato/3734467-navcanna-pilotiv-zsu-u-britanii-rozpocnetsa-naprikinci-lipna-abo-na-pocatku-serpna-pristajko.html" text:style-name="Internet_20_link" text:visited-style-name="Visited_20_Internet_20_Link">
 Навчання пілотів ЗСУ у Британії розпочнеться наприкінцілипня або на початку серпня — Пристайко </text:a>
</text:p>
      <text:p text:style-name="P4">
Зазначається, що компанія BAE Systems збільшить виробничі потужності ВеликоїБританії для виготовлення 155-мм артилерійських боєприпасів у вісім разів.</text:p>
      <text:p text:style-name="P4">
Із загальної суми контракту 280 млн фунтів стерлінгів (близько 328 млн євро)190 млн фунтів підуть на виробництво 155-мм артилерійських снарядів, а рештана виробництво 30-мм снарядів середнього калібру та стрілецьких боєприпасівкалібру 5,56 мм.</text:p>
      <text:p text:style-name="P4">
Як повідомлялося, Велика Британія торік надала Україні військової допомоги на2,3 млрд фунтів.</text:p>
      <text:p text:style-name="P4">
<text:span text:style-name="T5">
Фото з сайту baesystems.com</text:span>
</text:p>
      <text:p text:style-name="P4">
Source: <text:a xlink:type="simple" xlink:href="https://www.ukrinform.ua/rubric-world/3734504-britania-zamovila-virobnictvo-boepripasiv-na-280-miljoniv.html" text:style-name="Internet_20_link" text:visited-style-name="Visited_20_Internet_20_Link">
https://www.ukrinform.ua/rubric-world/3734504-britania-zamovila-virobnictvo-boepripasiv-na-280-miljoniv.html</text:a>
</text:p>
      <!--NEWS-->
      <text:h text:style-name="P10" text:outline-level="1">
<text:span text:style-name="T4">
Саміт НАТО: Росія несе повну відповідальність за загарбницьку війну проти України</text:span>
</text:h>
      <text:p text:style-name="P4">
Authors: Ukrinform (Person)</text:p>
      <text:p text:style-name="P4">
Publisher: Укринформ (Organization)</text:p>
      <text:p text:style-name="P4">
Published Time: 2023-07-11T19:37:00+03:00</text:p>
      <text:p text:style-name="P4">
Modified Time: 2023-07-11T19:37:00+03:00</text:p>
      <text:p text:style-name="P4">
Description: Російська Федерація несе повну відповідальність за невиправдану та неспровоковану агресивну війну проти України, яка є грубим порушенням міжнародного права та базових принципів Статуту ООН. — Укрінформ.</text:p>
      <text:p text:style-name="P4">
Images: ['<text:a xlink:type="simple" xlink:href="https://static.ukrinform.com/photos/2023_07/thumb_files/630_360_1689081044-382.jpg" text:style-name="Internet_20_link" text:visited-style-name="Visited_20_Internet_20_Link">
630_360_16890...</text:a>
']</text:p>
      <text:p text:style-name="P4">
Tags: ['Саміт НАТО', 'Україна', 'Росія']</text:p>
      <text:p text:style-name="P4">
Type: Article</text:p>
      <!--METADATA-->
      <text:p text:style-name="P4">
<draw:frame draw:style-name="fr1" draw:name="Image201" text:anchor-type="as-char" svg:width="6.9236in" svg:height="3.956343in" draw:z-index="0">
<draw:image xlink:href="../Images/yкринформ/2023-07-11T19-37-00-03-00/630_360_1689081044-382.jpg" xlink:type="simple" xlink:show="embed" xlink:actuate="onLoad" draw:mime-type="image/jpeg"/>
</draw:frame>
 РосійськаФедерація несе повну відповідальність за невиправдану та неспровоковануагресивну війну проти України, яка є грубим порушенням міжнародного права табазових принципів Статуту ООН.</text:p>
      <text:p text:style-name="P4">
Про це йдеться у підсумковому комюніке Вільнюського саміту НАТО, оприлюдненомуна <text:a xlink:type="simple" xlink:href="https://www.nato.int/cps/en/natohq/official_texts_217320.htm" text:style-name="Internet_20_link" text:visited-style-name="Visited_20_Internet_20_Link">
 сайті Альянсу</text:a>
 , повідомляєУкрінформ.</text:p>
      <text:p text:style-name="P4">
«Росія несе повну відповідальність за свою злочинну, невиправдану танеспровоковану агресивну війну проти України, яка підриває євроатлантичну таглобальну безпеку… Ми рішуче засуджуємо грубе порушення Росією міжнародногоправа, Статуту Об’єднаних Націй та зобов’язань і принципів у межах ОБСЄ. Ми невизнаємо і ніколи не визнаватимемо російські злочинні та протиправні анексії,включаючи Крим», - йдеться у документі.</text:p>
      <text:p text:style-name="P4">
Лідери країн <text:a xlink:type="simple" xlink:href="https://www.ukrinform.ua/tag-nato" text:style-name="Internet_20_link" text:visited-style-name="Visited_20_Internet_20_Link">
 НАТО </text:a>
 наголосили нанеприпустимості безкарності за воєнні злочини та інші звірства Росії,включаючи атаки проти мирного населення, знищення цивільної інфраструктури зметою позбавити мільйони українців доступу до базових соціальних послуг. Всівідповідальні за такі дії мають постати перед правосуддям за порушення правлюдини та міжнародного гуманітарного права, за злочини проти мирного населенняУкраїни, включаючи насильницьку депортацію дітей та пов’язане з конфліктомсексуальне насильство.</text:p>
      <text:p text:style-name="P4">
«Руйнування Каховської греблі підкреслює жорстокі наслідки війни, якурозпочала Росія. Російська війна завдає важкого удару по довкіллю, ядерній,енергетичній та продовольчій безпеці, глобальній економіці, добробутумільярдів людей у всьому світі. Союзники працюють над тим, щоб забезпечитиможливість експорту українського зерна, й активно підтримують міжнароднізусилля з подолання глобальної продовольчої кризи», - йдеться у спільномукомюніке.</text:p>
      <text:p text:style-name="P4">
<text:span text:style-name="T4">
Читайте також:</text:span>
 <text:a xlink:type="simple" xlink:href="https://www.ukrinform.ua/rubric-polytics/3734464-ukrainu-zaprosat-do-nato-bez-pdc-ale-pisla-vikonanna-vimog-stoltenberg.html" text:style-name="Internet_20_link" text:visited-style-name="Visited_20_Internet_20_Link">
 Україну запросять до <text:span text:style-name="T4">
НАТО</text:span>
 без ПДЧ, але післявиконання вимог – рішення саміту </text:a>
</text:p>
      <text:p text:style-name="P4">
У документі зазначається, що Росія має вивести всі свої війська і техніку зтериторії України в межах.</text:p>
      <text:p text:style-name="P4">
«Росія повинна негайно припинити цю незаконну агресивну війну, припинитизастосування сили проти України, а також повністю і беззастережно вивести всісвої війська і техніку з території України в межах її міжнародно визнанихкордонів, включно з територіальними водами», - йдеться у документі.</text:p>
      <text:p text:style-name="P4">
Лідери країн-членів НАТО закликали всі держави «не надавати жодної допомогиросійській агресії» та засудили «всіх тих, хто активно сприяє російськійвійні». На цьому тлі було вказано на важливу роль Білорусі, яка «продовжуєнадавати свою територію та інфраструктуру для продовження атак російськихвійськ на Україну і підтримки російської агресії». «Зокрема, Білорусь, а такожІран повинні припинити свою співпрацю з Росією і повернутися до дотриманняміжнародного права», - зазначається в комюніке.</text:p>
      <text:p text:style-name="P4">
Також глави держав та урядів країн НАТО «привітали та підтримали прагненняПрезидента Зеленського викласти принципи такого миру у своїй «Формулі миру».«Ми віддані досягненню справедливого і тривалого миру, заснованого напринципах Статуту ООН, зокрема суверенітеті, територіальній цілісності танезалежності. Ми підкреслюємо, що це не може бути реалізовано без повного ібезумовного виведення військ Росією. Хоча ми закликали Росію до конструктивноїучасті у переговорах з Україною, які заслуговують на довіру, Росія непродемонструвала жодної справжньої відкритості до справедливого і тривалогомиру», - йдеться у документі.</text:p>
      <text:p text:style-name="P4">
Союзники по НАТО також підтвердили свою «непохитну солідарність з урядом танародом України у героїчному захисті своєї нації, своєї землі та нашихспільних цінностей» та запевнили у підтримки України «стільки, скільки будепотрібно».</text:p>
      <text:p text:style-name="P4">
«Ми повністю підтримуємо невід'ємне право України на самооборону, закріплене устатті 51 Статуту ООН. Ми залишаємось непохитними у своїй відданостіподальшому посиленню політичної і практичної підтримки України, яка продовжуєзахищати свою незалежність, суверенітет і територіальну цілісність у межахміжнародно визнаних кордонів, і продовжуватимемо нашу підтримку стільки,скільки це буде потрібно. Ми вітаємо зусилля усіх членів Альянсу і партнерів,залучених до надання підтримки Україні», - йдеться у Вільнюському комюніке.</text:p>
      <text:p text:style-name="P4">
Окремо глави держав та урядів країн НАТО привітали участь ПрезидентаЗеленського в інавгураційному засіданні Ради Україна - НАТО.</text:p>
      <text:p text:style-name="P4">
<text:span text:style-name="T4">
Читайте також:</text:span>
 <text:a xlink:type="simple" xlink:href="https://www.ukrinform.ua/rubric-polytics/3734492-zelenskij-u-vilnusi-nato-dast-ukraini-bezpeku-ukraina-zrobit-nato-silnisim.html" text:style-name="Internet_20_link" text:visited-style-name="Visited_20_Internet_20_Link">
 Зеленський у Вільнюсі: <text:span text:style-name="T4">
НАТО</text:span>
 дасть Україні безпеку,Україна зробить <text:span text:style-name="T4">
НАТО</text:span>
 сильнішим </text:a>
</text:p>
      <text:p text:style-name="P4">
Як повідомлялося, сьогодні у Вільнюсі розпочався дводенний саміт НАТО,головними темами якого є зміцнення системи стримування й оборони Альянсу,продовження допомоги Україні, а також питання щодо подальшого наближенняУкраїни до членства в НАТО.</text:p>
      <text:p text:style-name="P4">
Source: <text:a xlink:type="simple" xlink:href="https://www.ukrinform.ua/rubric-polytics/3734506-samit-nato-rosia-nese-povnu-vidpovidalnist-za-zagarbnicku-vijnu-proti-ukraini.html" text:style-name="Internet_20_link" text:visited-style-name="Visited_20_Internet_20_Link">
https://www.ukrinform.ua/rubric-polytics/3734506-samit-nato-rosia-nese-povnu-vidpovidalnist-za-zagarbnicku-vijnu-proti-ukraini.html</text:a>
</text:p>
      <!--NEWS-->
      <text:h text:style-name="P10" text:outline-level="1">
<text:span text:style-name="T4">
Стефанчук із керівництвом Польщі вшанували пам’ять жертв Волинської трагедії</text:span>
</text:h>
      <text:p text:style-name="P4">
Authors: Ukrinform (Person)</text:p>
      <text:p text:style-name="P4">
Publisher: Укринформ (Organization)</text:p>
      <text:p text:style-name="P4">
Published Time: 2023-07-11T19:44:00+03:00</text:p>
      <text:p text:style-name="P4">
Modified Time: 2023-07-11T19:44:00+03:00</text:p>
      <text:p text:style-name="P4">
Description: Голова Верховної Ради України Руслан Стефанчук разом із керівництвом Сейму та Сенату, Прем’єр-міністром Польщі та членами уряду вшанували пам’ять жертв Волинської трагедії. — Укрінформ.</text:p>
      <text:p text:style-name="P4">
Images: ['<text:a xlink:type="simple" xlink:href="https://static.ukrinform.com/photos/2023_07/thumb_files/630_360_1689093206-310.jpg" text:style-name="Internet_20_link" text:visited-style-name="Visited_20_Internet_20_Link">
630_360_16890...</text:a>
']</text:p>
      <text:p text:style-name="P4">
Tags: ['Польща', 'Верховна Рада', 'Волинська трагедія', 'Стефанчук']</text:p>
      <text:p text:style-name="P4">
Type: Article</text:p>
      <!--METADATA-->
      <text:p text:style-name="P4">
<draw:frame draw:style-name="fr1" draw:name="Image202" text:anchor-type="as-char" svg:width="6.9236in" svg:height="3.956343in" draw:z-index="0">
<draw:image xlink:href="../Images/yкринформ/2023-07-11T19-44-00-03-00/630_360_1689093206-310.jpg" xlink:type="simple" xlink:show="embed" xlink:actuate="onLoad" draw:mime-type="image/jpeg"/>
</draw:frame>
 ГоловаВерховної Ради України Руслан Стефанчук разом із керівництвом Сейму та Сенату,Прем’єр-міністром Польщі та членами уряду вшанували пам’ять жертв Волинськоїтрагедії.</text:p>
      <text:p text:style-name="P4">
Про це спікер українського парламенту повідомив у <text:a xlink:type="simple" xlink:href="https://m.facebook.com/story.php" text:style-name="Internet_20_link" text:visited-style-name="Visited_20_Internet_20_Link">
 Фейсбуці</text:a>
, передає Укрінформ.</text:p>
      <text:p text:style-name="P4">
«Сьогодні у Варшаві. Ранкова Свята літургія у Польовій катедрі ВійськаПольського. А далі — пам’ятна церемонія біля пам’ятника жертвам Волинськоїтрагедії», - написав <text:a xlink:type="simple" xlink:href="https://www.ukrinform.ua/tag-stefancuk" text:style-name="Internet_20_link" text:visited-style-name="Visited_20_Internet_20_Link">
 Стефанчук </text:a>
 .</text:p>
      <text:p text:style-name="P4">
Він поінформував, що він разом із керівництвом Сейму та Сенату, премʼєр-міністром Польщі, членами eряду і польською громадськістю «у солідарності імолитві вшановуємо пам’ять всіх невинних жертв Волині».</text:p>
      <text:p text:style-name="P4">
<text:span text:style-name="T4">
Читайте також:</text:span>
 <text:a xlink:type="simple" xlink:href="https://www.ukrinform.ua/rubric-society/3732808-glavi-ugkc-ta-katolickoi-cerkvi-polsi-pidpisali-zvernenna-sodo-volinskoi-tragedii.html" text:style-name="Internet_20_link" text:visited-style-name="Visited_20_Internet_20_Link">
 Глави УГКЦ та католицької церкви Польщі підписализвернення щодо <text:span text:style-name="T4">
Волинської</text:span>
 трагедії </text:a>
</text:p>
      <text:p text:style-name="P4">
«Ми - разом. У вшануванні гірких втрат у складному минулому, разом усьогоднішній боротьбі з російським агресором, разом дивимося у майбутнє. Миразом і сильні нашою єдністю», - підсумував спікер українського парламенту.</text:p>
      <text:p text:style-name="P4">
Як повідомлялося, президенти України та Польщі, <text:a xlink:type="simple" xlink:href="https://www.ukrinform.ua/rubric-polytics/3733437-razom-mi-silnisi-zelenskij-i-duda-vsanuvali-pamat-zertv-volinskoi-tragedii.html" text:style-name="Internet_20_link" text:visited-style-name="Visited_20_Internet_20_Link">
 Володимир Зеленський іАнджей Дуда </text:a>
зустрілися 9 липня на Волині, в Луцьку і взяли участь у спільних заходах ізвшанування пам'яті жертв Волинської трагедії. Зеленський і Дуда відвідалиКафедральний костел святих Петра й Павла. У месі взяли участь митрополитПравославної церкви України Епіфаній, митрополит Луцький і Волинський Михаїл,глава Української греко-католицької церкви, Блаженніший Святослав.</text:p>
      <text:p text:style-name="P4">
<text:span text:style-name="T5">
Фото: Ruslan Stefanchuk, Facebook</text:span>
</text:p>
      <text:p text:style-name="P4">
Source: <text:a xlink:type="simple" xlink:href="https://www.ukrinform.ua/rubric-polytics/3734509-stefancuk-iz-kerivnictvom-polsi-vsanuvali-pamat-zertv-volinskoi-tragedii.html" text:style-name="Internet_20_link" text:visited-style-name="Visited_20_Internet_20_Link">
https://www.ukrinform.ua/rubric-polytics/3734509-stefancuk-iz-kerivnictvom-polsi-vsanuvali-pamat-zertv-volinskoi-tragedii.html</text:a>
</text:p>
      <!--NEWS-->
      <text:h text:style-name="P10" text:outline-level="1">
<text:span text:style-name="T4">
Вімблдон: Костюк не змогла пробитися до 1/2 фіналу змішаного розряду</text:span>
</text:h>
      <text:p text:style-name="P4">
Authors: Ukrinform (Person)</text:p>
      <text:p text:style-name="P4">
Publisher: Укринформ (Organization)</text:p>
      <text:p text:style-name="P4">
Published Time: 2023-07-11T19:47:50+03:00</text:p>
      <text:p text:style-name="P4">
Modified Time: 2023-07-11T19:47:50+03:00</text:p>
      <text:p text:style-name="P4">
Description: Сальвадорсько-український дует Марсело Аревало - Марта Костюк зупинився за крок до півфіналу змішаного розряду на Вімблдонському тенісному турнірі, який триває у Лондоні (Велика Британія). — Укрінформ.</text:p>
      <text:p text:style-name="P4">
Images: ['<text:a xlink:type="simple" xlink:href="https://static.ukrinform.com/photos/2023_07/thumb_files/630_360_1689094016-580.jpg" text:style-name="Internet_20_link" text:visited-style-name="Visited_20_Internet_20_Link">
630_360_16890...</text:a>
']</text:p>
      <text:p text:style-name="P4">
Tags: ['Теніс', 'Марта Костюк', 'Вімблдон']</text:p>
      <text:p text:style-name="P4">
Type: Article</text:p>
      <!--METADATA-->
      <text:p text:style-name="P4">
<draw:frame draw:style-name="fr1" draw:name="Image203" text:anchor-type="as-char" svg:width="6.9236in" svg:height="3.956343in" draw:z-index="0">
<draw:image xlink:href="../Images/yкринформ/2023-07-11T19-47-50-03-00/630_360_1689094016-580.jpg" xlink:type="simple" xlink:show="embed" xlink:actuate="onLoad" draw:mime-type="image/jpeg"/>
</draw:frame>
Сальвадорсько-український дует Марсело Аревало - Марта Костюк зупинився закрок до півфіналу змішаного розряду на Вімблдонському тенісному турнірі, якийтриває у Лондоні (Велика Британія).</text:p>
      <text:p text:style-name="P4">
У матчі 1/4 фіналу змагань мікст Аревало - Костюк за 1 годину 40 хвилинпоступився іншому інтернаціональному тандему Матве Мідделкооп (Нідерланди) -Альділа Сутджіаді (Індонезія) - 5:7, 6:7 (5:7), передає Укрінформ.</text:p>
      <text:p text:style-name="P4">
<text:span text:style-name="T4">
Читайте також:</text:span>
 <text:a xlink:type="simple" xlink:href="https://www.ukrinform.ua/rubric-sports/3733875-marta-kostuk-zupinilasa-u-drugomu-koli-parnoi-sitki-vimbldona2023.html" text:style-name="Internet_20_link" text:visited-style-name="Visited_20_Internet_20_Link">
 Марта <text:span text:style-name="T4">
Костюк</text:span>
 зупинилася у другому колі парної сіткиВімблдона-2023 </text:a>
</text:p>
      <text:p text:style-name="P4">
Вімблдонський турнір триватиме до 16 липня.</text:p>
      <text:p text:style-name="P4">
Фото: btu.org.</text:p>
      <text:p text:style-name="P4">
Source: <text:a xlink:type="simple" xlink:href="https://www.ukrinform.ua/rubric-sports/3734511-vimbldon-kostuk-ne-zmogla-probitisa-do-12-finalu-zmisanogo-rozradu.html" text:style-name="Internet_20_link" text:visited-style-name="Visited_20_Internet_20_Link">
https://www.ukrinform.ua/rubric-sports/3734511-vimbldon-kostuk-ne-zmogla-probitisa-do-12-finalu-zmisanogo-rozradu.html</text:a>
</text:p>
      <!--NEWS-->
      <text:h text:style-name="P10" text:outline-level="1">
<text:span text:style-name="T4">
Канада виступає проти застосування касетних боєприпасів</text:span>
</text:h>
      <text:p text:style-name="P4">
Authors: Ukrinform (Person)</text:p>
      <text:p text:style-name="P4">
Publisher: Укринформ (Organization)</text:p>
      <text:p text:style-name="P4">
Published Time: 2023-07-11T19:51:59+03:00</text:p>
      <text:p text:style-name="P4">
Modified Time: 2023-07-11T19:51:59+03:00</text:p>
      <text:p text:style-name="P4">
Description: Канада виступає проти будь-якого використання на полі бою касетних боєприпасів. — Укрінформ.</text:p>
      <text:p text:style-name="P4">
Images: ['<text:a xlink:type="simple" xlink:href="https://static.ukrinform.com/photos/2017_04/thumb_files/630_360_1491597292-1367.jpg" text:style-name="Internet_20_link" text:visited-style-name="Visited_20_Internet_20_Link">
630_360_14915...</text:a>
']</text:p>
      <text:p text:style-name="P4">
Tags: ['Канада', 'Трюдо', 'Боєприпаси']</text:p>
      <text:p text:style-name="P4">
Type: Article</text:p>
      <!--METADATA-->
      <text:p text:style-name="P4">
<draw:frame draw:style-name="fr1" draw:name="Image204" text:anchor-type="as-char" svg:width="6.9236in" svg:height="3.956343in" draw:z-index="0">
<draw:image xlink:href="../Images/yкринформ/2023-07-11T19-51-59-03-00/630_360_1491597292-1367.jpg" xlink:type="simple" xlink:show="embed" xlink:actuate="onLoad" draw:mime-type="image/jpeg"/>
</draw:frame>
 Канадавиступає проти будь-якого використання на полі бою касетних боєприпасів.</text:p>
      <text:p text:style-name="P4">
Як повідомляє кореспондент Укрінформу, про це у Вільнюсі заявив прем’єр-міністр Канади Джастін Трюдо.</text:p>
      <text:p text:style-name="P4">
“Канада була однією із держав, яка очолювала рух за заборону касетнихбоєприпасів у світі. Ми продовжимо наполягати на тому, що їх не можназастосовувати”, - сказав Трюдо.</text:p>
      <text:p text:style-name="P4">
<text:a xlink:type="simple" xlink:href="https://www.ukrinform.ua/tag-kanada" text:style-name="Internet_20_link" text:visited-style-name="Visited_20_Internet_20_Link">
 Канада </text:a>
 є одним із 123 підписантівКонвенції про касетні боєприпаси, яка забороняє виробництво, використання,передачу та накопичення цього типу боєприпасів.</text:p>
      <text:p text:style-name="P4">
<text:span text:style-name="T4">
Читайте також:</text:span>
 <text:a xlink:type="simple" xlink:href="https://www.ukrinform.ua/rubric-polytics/3734362-premer-bolgarii-pro-kasetni-boepripasi-dla-ukraini-uspihi-v-bou-vazlivisi-za-konvencii.html" text:style-name="Internet_20_link" text:visited-style-name="Visited_20_Internet_20_Link">
 Прем’єр Болгарії – про касетні боєприпаси для України:Успіхи в бою важливіші за конвенції </text:a>
</text:p>
      <text:p text:style-name="P4">
Як повідомлялося, Міністерство оборони США минулого тижня оголосило провиділення нового пакета військової допомоги Україні загальним обсягом $800мільйонів, в який входять касетні боєприпаси. Свою незгоду із наданням Українікасетних боєприпасів вже висловила Німеччина, Іспанія та Велика Британія.</text:p>
      <text:p text:style-name="P4">
Source: <text:a xlink:type="simple" xlink:href="https://www.ukrinform.ua/rubric-polytics/3734513-kanada-vistupae-proti-zastosuvanna-kasetnih-boepripasiv.html" text:style-name="Internet_20_link" text:visited-style-name="Visited_20_Internet_20_Link">
https://www.ukrinform.ua/rubric-polytics/3734513-kanada-vistupae-proti-zastosuvanna-kasetnih-boepripasiv.html</text:a>
</text:p>
      <!--NEWS-->
      <text:h text:style-name="P10" text:outline-level="1">
<text:span text:style-name="T4">
Україна була б «беззахисною» без касетних боєприпасів – Блінкен</text:span>
</text:h>
      <text:p text:style-name="P4">
Authors: Ukrinform (Person)</text:p>
      <text:p text:style-name="P4">
Publisher: Укринформ (Organization)</text:p>
      <text:p text:style-name="P4">
Published Time: 2023-07-11T19:56:00+03:00</text:p>
      <text:p text:style-name="P4">
Modified Time: 2023-07-11T23:56:00+03:00</text:p>
      <text:p text:style-name="P4">
Description: Державний секретар США Ентоні Блінкен заявив, що Україна залишилася б «беззахисною», якби адміністрація Байдена не прийняла рішення поставити їй касетні боєприпаси попри міжнародні суперечки навколо цього питання.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США', 'Україна', 'ЗСУ', 'Боєприпаси', 'Блінкен', 'Війна з Росією']</text:p>
      <text:p text:style-name="P4">
Type: Article</text:p>
      <!--METADATA-->
      <text:p text:style-name="P4">
<draw:frame draw:style-name="fr1" draw:name="Image205" text:anchor-type="as-char" svg:width="6.9236in" svg:height="3.956343in" draw:z-index="0">
<draw:image xlink:href="../Images/yкринформ/2023-07-11T19-56-00-03-00/630_360_1666808912-523.jpg" xlink:type="simple" xlink:show="embed" xlink:actuate="onLoad" draw:mime-type="image/jpeg"/>
</draw:frame>
 Державнийсекретар США Ентоні Блінкен заявив, що Україна залишилася б «беззахисною»,якби адміністрація Байдена не прийняла рішення поставити їй касетні боєприпасипопри міжнародні суперечки навколо цього питання.</text:p>
      <text:p text:style-name="P4">
Про це глава Держдепу сказав у інтерв’ю <text:a xlink:type="simple" xlink:href="https://www.nbcnews.com/politics/white-house/blinken-says-ukraine-defenseless-cluster-munitions-rcna93596" text:style-name="Internet_20_link" text:visited-style-name="Visited_20_Internet_20_Link">
 MSNBC</text:a>
 у вівторок під час перебування насаміті НАТО в Вільнюсі, передає Укрінформ.</text:p>
      <text:p text:style-name="P4">
«Запаси унітарних боєприпасів – а не касетних – у всьому світі і в Українізакінчуються, вони скоро вже будуть вичерпані»,- зауважив глава американськоїдипломатії.</text:p>
      <text:p text:style-name="P4">
<text:span text:style-name="T4">
Читайте також:</text:span>
 <text:span text:style-name="T4">
<text:a xlink:type="simple" xlink:href="https://www.ukrinform.ua/rubric-polytics/3734362-premer-bolgarii-pro-kasetni-boepripasi-dla-ukraini-uspihi-v-bou-vazlivisi-za-konvencii.html" text:style-name="Internet_20_link" text:visited-style-name="Visited_20_Internet_20_Link">
 Прем’єр Болгарії – про касетні боєприпаси для України:Успіхи в бою важливіші за конвенції </text:a>
 </text:span>
</text:p>
      <text:p text:style-name="P4">
Тому, за його словами, адміністрація США зробила «важкий, але необхіднийвибір», надавши українцям касетний тип снарядів. У цьому зв’язку вінпідкреслив, що якби Сполучені Штати цього не зробили, «в українців закінчилисяб боєприпаси, і вони були б беззахисними».</text:p>
      <text:p text:style-name="P4">
Як повідомляв Укрінформ, минулої п’ятниці США оголосили, що постачатимутьУкраїні касетні боєприпаси, аби допомогти ЗСУ в контрнаступі. Використанняцієї зброї викликає суперечки, перш за все, через те, що певний відсотоквибухових пристроїв не детонує, а залишається на місцевості й в майбутньомустворює серйозну загрозу для населення навіть багато років по завершеннібойових дій.</text:p>
      <text:p text:style-name="P4">
<text:span text:style-name="T4">
Читайте також:</text:span>
 <text:span text:style-name="T4">
<text:a xlink:type="simple" xlink:href="https://www.ukrinform.ua/rubric-ato/3734084-risenna-ssa-nadati-ukraini-kasetni-boepripasi-ne-porusit-ednosti-miz-souznikami-derzdep.html" text:style-name="Internet_20_link" text:visited-style-name="Visited_20_Internet_20_Link">
 Рішення США надати Україні касетні боєприпаси непорушить єдності між союзниками – Держдеп </text:a>
 </text:span>
</text:p>
      <text:p text:style-name="P4">
У Вашингтоні у цьому зв’язку запевнили, що відсоток відмови боєприпасів, яківони передають Україні, не перевищує 2,5% - у порівнянні з 30-40% тих, щозастосовують в Україні російські війська.</text:p>
      <text:p text:style-name="P4">
Понад 100 країн приєдналася до договору про заборону касетних <text:span text:style-name="T4">
<text:a xlink:type="simple" xlink:href="https://www.ukrinform.ua/tag-boepripasi" text:style-name="Internet_20_link" text:visited-style-name="Visited_20_Internet_20_Link">
 боєприпасів</text:a>
 </text:span>
 , так званої Конвенції Осло.США, Росія й Україна цю угоду не підписали.</text:p>
      <text:p text:style-name="P4">
<text:span text:style-name="T5">
Фото: Andrew Harrer/Bloomberg</text:span>
</text:p>
      <text:p text:style-name="P4">
Source: <text:a xlink:type="simple" xlink:href="https://www.ukrinform.ua/rubric-ato/3734570-ukraina-bula-b-bezzahisnou-bez-kasetnih-boepripasiv-blinken.html" text:style-name="Internet_20_link" text:visited-style-name="Visited_20_Internet_20_Link">
https://www.ukrinform.ua/rubric-ato/3734570-ukraina-bula-b-bezzahisnou-bez-kasetnih-boepripasiv-blinken.html</text:a>
</text:p>
      <!--NEWS-->
      <text:h text:style-name="P10" text:outline-level="1">
<text:span text:style-name="T4">
Росіяни атакували з дрона громаду в Нікопольському районі</text:span>
</text:h>
      <text:p text:style-name="P4">
Authors: Ukrinform (Person)</text:p>
      <text:p text:style-name="P4">
Publisher: Укринформ (Organization)</text:p>
      <text:p text:style-name="P4">
Published Time: 2023-07-11T19:59:00+03:00</text:p>
      <text:p text:style-name="P4">
Modified Time: 2023-07-11T19:59:00+03:00</text:p>
      <text:p text:style-name="P4">
Description: Ввечері російські війська атакували з дрона Марганецьку громаду, що у Нікопольському районі Дніпропетровської області. — Укрінформ.</text:p>
      <text:p text:style-name="P4">
Images: ['<text:a xlink:type="simple" xlink:href="https://static.ukrinform.com/photos/2022_07/thumb_files/630_360_1658216350-833.jpg" text:style-name="Internet_20_link" text:visited-style-name="Visited_20_Internet_20_Link">
630_360_16582...</text:a>
']</text:p>
      <text:p text:style-name="P4">
Tags: ['Дніпропетровщина', 'Обстріл', 'Війна з Росією']</text:p>
      <text:p text:style-name="P4">
Type: Article</text:p>
      <!--METADATA-->
      <text:p text:style-name="P4">
<draw:frame draw:style-name="fr1" draw:name="Image206" text:anchor-type="as-char" svg:width="6.9236in" svg:height="3.956343in" draw:z-index="0">
<draw:image xlink:href="../Images/yкринформ/2023-07-11T19-59-00-03-00/630_360_1658216350-833.jpg" xlink:type="simple" xlink:show="embed" xlink:actuate="onLoad" draw:mime-type="image/jpeg"/>
</draw:frame>
 Ввечеріросійські війська атакували з дрона Марганецьку громаду, що у Нікопольськомурайоні Дніпропетровської області.</text:p>
      <text:p text:style-name="P4">
Про це в <text:a xlink:type="simple" xlink:href="https://t.me/mykola_lukashuk/5460"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Надвечір ворог атакував з <text:a xlink:type="simple" xlink:href="https://www.ukrinform.ua/tag-bezpilotnik" text:style-name="Internet_20_link" text:visited-style-name="Visited_20_Internet_20_Link">
 дрона </text:a>
Марганецьку громаду Нікопольського району. Рятувальники обстежили місцевлучання", - зазначив він.</text:p>
      <text:p text:style-name="P4">
Удар прийшовся по відкритій території. Постраждалих немає.</text:p>
      <text:p text:style-name="P4">
<text:span text:style-name="T4">
Читайте також:</text:span>
 <text:a xlink:type="simple" xlink:href="https://www.ukrinform.ua/rubric-regions/3734378-u-hersoni-cerez-obstrili-poraneni-patero-ludej-sered-nih-ditina.html" text:style-name="Internet_20_link" text:visited-style-name="Visited_20_Internet_20_Link">
 У Херсоні через <text:span text:style-name="T4">
обстріл</text:span>
 и поранені пʼятеро людей,серед них - дитина </text:a>
</text:p>
      <text:p text:style-name="P4">
В інших громадах області було спокійно.</text:p>
      <text:p text:style-name="P4">
Як повідомляв Укрінформ, російські війська <text:a xlink:type="simple" xlink:href="https://www.ukrinform.ua/rubric-ato/3734192-rosijska-armia-za-dobu-atakuvala-11-oblastej-ukraini-zvedenna-ova.html" text:style-name="Internet_20_link" text:visited-style-name="Visited_20_Internet_20_Link">
 минулої доби атакували 11областей України. </text:a>
</text:p>
      <text:p text:style-name="P4">
<text:span text:style-name="T5">
Фото ілюстративне</text:span>
</text:p>
      <text:p text:style-name="P4">
Source: <text:a xlink:type="simple" xlink:href="https://www.ukrinform.ua/rubric-ato/3734515-rosiani-atakuvali-z-drona-gromadu-v-nikopolskomu-rajoni.html" text:style-name="Internet_20_link" text:visited-style-name="Visited_20_Internet_20_Link">
https://www.ukrinform.ua/rubric-ato/3734515-rosiani-atakuvali-z-drona-gromadu-v-nikopolskomu-rajoni.html</text:a>
</text:p>
      <!--NEWS-->
      <text:h text:style-name="P10" text:outline-level="1">
<text:span text:style-name="T4">
Вімблдон-2023: Людмила Кіченок - у півфіналі міксту</text:span>
</text:h>
      <text:p text:style-name="P4">
Authors: Ukrinform (Person)</text:p>
      <text:p text:style-name="P4">
Publisher: Укринформ (Organization)</text:p>
      <text:p text:style-name="P4">
Published Time: 2023-07-11T1:39:37+03:00</text:p>
      <text:p text:style-name="P4">
Modified Time: 2023-07-11T21:39:37+03:00</text:p>
      <text:p text:style-name="P4">
Description: У Лондоні (Велика Британія) триває Вімблдонський турнір - третій у сезоні із серії Grand Slam. — Укрінформ.</text:p>
      <text:p text:style-name="P4">
Images: ['<text:a xlink:type="simple" xlink:href="https://static.ukrinform.com/photos/2023_07/thumb_files/630_360_1689100765-536.jpg" text:style-name="Internet_20_link" text:visited-style-name="Visited_20_Internet_20_Link">
630_360_16891...</text:a>
']</text:p>
      <text:p text:style-name="P4">
Tags: ['Теніс', 'Вімблдон']</text:p>
      <text:p text:style-name="P4">
Type: Article</text:p>
      <!--METADATA-->
      <text:p text:style-name="P4">
<draw:frame draw:style-name="fr1" draw:name="Image207" text:anchor-type="as-char" svg:width="6.9236in" svg:height="3.956343in" draw:z-index="0">
<draw:image xlink:href="../Images/yкринформ/2023-07-11T1-39-37-03-00/630_360_1689100765-536.jpg" xlink:type="simple" xlink:show="embed" xlink:actuate="onLoad" draw:mime-type="image/jpeg"/>
</draw:frame>
 У Лондоні(Велика Британія) триває Вімблдонський турнір - третій у сезоні із серії GrandSlam.</text:p>
      <text:p text:style-name="P4">
Посіяний під 7-м номером у змішаному розряді хорватсько-український дует МатеПавич - Людмила Кіченок в 1/4 фіналу переміг французько-казахстанський тандемНіколя Маю - Анна Даніліна - 6:3, 6:4, передає Укрінформ.</text:p>
      <text:p text:style-name="P4">
Путівку у фінал Павич та Кіченок розіграють із переможцями матчу міжбританцями Джонні О'Мара та Олівією Ніколлз з австралійцями Меттью Ебден таЕллен Перес.</text:p>
      <text:p text:style-name="P4">
<text:span text:style-name="T4">
Читайте також:</text:span>
 <text:a xlink:type="simple" xlink:href="https://www.ukrinform.ua/rubric-sports/3734511-vimbldon-kostuk-ne-zmogla-probitisa-do-12-finalu-zmisanogo-rozradu.html" text:style-name="Internet_20_link" text:visited-style-name="Visited_20_Internet_20_Link">
 Вімблдон: Костюк не змогла пробитися до 1/2 фіналузмішаного розряду </text:a>
</text:p>
      <text:p text:style-name="P4">
Вімблдонський турнір триватиме до 16 липня.</text:p>
      <text:p text:style-name="P4">
Фото: Getty Images/Global Images Ukraine.</text:p>
      <text:p text:style-name="P4">
Source: <text:a xlink:type="simple" xlink:href="https://www.ukrinform.ua/rubric-sports/3734539-vimbldon2023-ludmila-kicenok-u-pivfinali-mikstu.html" text:style-name="Internet_20_link" text:visited-style-name="Visited_20_Internet_20_Link">
https://www.ukrinform.ua/rubric-sports/3734539-vimbldon2023-ludmila-kicenok-u-pivfinali-mikstu.html</text:a>
</text:p>
      <!--NEWS-->
      <text:h text:style-name="P10" text:outline-level="1">
<text:span text:style-name="T4">
Залишається високою ймовірність завдавання ракетних та авіаударів по Україні — Генштаб</text:span>
</text:h>
      <text:p text:style-name="P4">
Author: ['АРМІЯINFORM']</text:p>
      <text:p text:style-name="P4">
Time: 2023-07-11T20:00:00-04:00</text:p>
      <text:p text:style-name="P4">
Description: Як повідомляє Генеральний штаб ЗС України, протягом минулої доби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08" text:anchor-type="as-char" svg:width="6.9236in" svg:height="3.893007in" draw:z-index="0">
<draw:image xlink:href="../Images/AРМІЯINFORM/2023-07-11T20-00-00-04-00/raketnyj-udar.jpg" xlink:type="simple" xlink:show="embed" xlink:actuate="onLoad" draw:mime-type="image/jpeg"/>
</draw:frame>
Фото ілюстративне</text:p>
      <text:p text:style-name="P4">
<text:span text:style-name="T4">
🔥 Ситуація щодо російського вторгнення</text:span>
</text:p>
      <text:p text:style-name="P4">
Як<text:a xlink:type="simple" xlink:href="https://www.facebook.com/GeneralStaff.ua/posts/pfbid02L2K8argqjcrgeYxEnGG9PyA8DH8v3p9qsjCGVemfAEYPhVKxw2CRriDcJCrrRv6Ll" text:style-name="Internet_20_link" text:visited-style-name="Visited_20_Internet_20_Link">
повідомляє</text:a>
Генеральний штаб ЗС України, протягом минулої доби російські окупанти завдалиракетного удару по території одного з інфраструктурних об’єктів Миколаєва.Також ворог завдав 48 авіаційних ударів та здійснив 60 обстрілів із реактивнихсистем залпового вогню по позиціях наших військ та населених пунктах. На жаль,окрім зруйнованої інфраструктури, постраждали мирні люди.</text:p>
      <text:p text:style-name="P4">
Ймовірність завдавання ракетних та авіаційних ударів по всій території Українизалишається високою.</text:p>
      <text:p text:style-name="P4">
Source: <text:a xlink:type="simple" xlink:href="https://armyinform.com.ua/2023/07/11/zalyshayetsya-vysokoyu-jmovirnist-zavdavannya-raketnyh-ta-aviaudariv-po-ukrayini-genshtab/" text:style-name="Internet_20_link" text:visited-style-name="Visited_20_Internet_20_Link">
https://armyinform.com.ua/2023/07/11/zalyshayetsya-vysokoyu-jmovirnist-zavdavannya-raketnyh-ta-aviaudariv-po-ukrayini-genshtab/</text:a>
</text:p>
      <!--NEWS-->
      <text:h text:style-name="P10" text:outline-level="1">
<text:span text:style-name="T4">
У штаті Нью-Йорк зливи завдали збитків на мільярди, загинула людина</text:span>
</text:h>
      <text:p text:style-name="P4">
Authors: Ukrinform (Person)</text:p>
      <text:p text:style-name="P4">
Publisher: Укринформ (Organization)</text:p>
      <text:p text:style-name="P4">
Published Time: 2023-07-11T20:11:00+03:00</text:p>
      <text:p text:style-name="P4">
Modified Time: 2023-07-11T20:11:00+03:00</text:p>
      <text:p text:style-name="P4">
Description: На північному сході США зливи спричинили раптові повені, які розмили дороги. Внаслідок негоди було організовано 50 рятувальних операцій на швидкісних катерах, щонайменше одна людина загинула. — Укрінформ.</text:p>
      <text:p text:style-name="P4">
Images: ['<text:a xlink:type="simple" xlink:href="https://static.ukrinform.com/photos/2023_07/thumb_files/630_360_1689089742-6853.jpeg" text:style-name="Internet_20_link" text:visited-style-name="Visited_20_Internet_20_Link">
630_360_16890...</text:a>
']</text:p>
      <text:p text:style-name="P4">
Tags: ['США', 'Загибель', 'Збитки', 'злива']</text:p>
      <text:p text:style-name="P4">
Type: Article</text:p>
      <!--METADATA-->
      <text:p text:style-name="P4">
<draw:frame draw:style-name="fr1" draw:name="Image209" text:anchor-type="as-char" svg:width="6.9236in" svg:height="3.956343in" draw:z-index="0">
<draw:image xlink:href="../Images/yкринформ/2023-07-11T20-11-00-03-00/630_360_1689089742-6853.jpeg" xlink:type="simple" xlink:show="embed" xlink:actuate="onLoad" draw:mime-type="image/jpeg"/>
</draw:frame>
 Напівнічному сході США зливи спричинили раптові повені, які розмили дороги.Внаслідок негоди було організовано 50 рятувальних операцій на швидкіснихкатерах, щонайменше одна людина загинула.</text:p>
      <text:p text:style-name="P4">
Як передає Укрінформ, про це повідомляє <text:a xlink:type="simple" xlink:href="https://www.reuters.com/world/us/heavy-rains-wash-across-us-northeast-catastrophic-flooding-possible-2023-07-10/" text:style-name="Internet_20_link" text:visited-style-name="Visited_20_Internet_20_Link">
 Reuters</text:a>
 із посиланням на офіційних осіб.</text:p>
      <text:p text:style-name="P4">
</text:p>
      <text:p text:style-name="P4">
<text:a xlink:type="simple" xlink:href="https://static.ukrinform.com/photos/2023_07/1689089743-4626.jpeg" text:style-name="Internet_20_link" text:visited-style-name="Visited_20_Internet_20_Link">
 </text:a>
 <text:a xlink:type="simple" xlink:href="https://static.ukrinform.com/photos/2023_07/1689089742-9944.jpeg" text:style-name="Internet_20_link" text:visited-style-name="Visited_20_Internet_20_Link">
</text:a>
 <text:a xlink:type="simple" xlink:href="https://static.ukrinform.com/photos/2023_07/1689089742-5341.jpeg" text:style-name="Internet_20_link" text:visited-style-name="Visited_20_Internet_20_Link">
</text:a>
 <text:a xlink:type="simple" xlink:href="https://static.ukrinform.com/photos/2023_07/1689089742-5156.jpeg" text:style-name="Internet_20_link" text:visited-style-name="Visited_20_Internet_20_Link">
</text:a>
 <text:a xlink:type="simple" xlink:href="https://static.ukrinform.com/photos/2023_07/1689089742-4857.jpeg" text:style-name="Internet_20_link" text:visited-style-name="Visited_20_Internet_20_Link">
</text:a>
 <text:a xlink:type="simple" xlink:href="https://static.ukrinform.com/photos/2023_07/1689089742-3162.jpeg" text:style-name="Internet_20_link" text:visited-style-name="Visited_20_Internet_20_Link">
</text:a>
 <text:a xlink:type="simple" xlink:href="https://static.ukrinform.com/photos/2023_07/1689089742-6853.jpeg" text:style-name="Internet_20_link" text:visited-style-name="Visited_20_Internet_20_Link">
<draw:frame draw:style-name="fr1" draw:name="Image217" text:anchor-type="as-char" svg:width="6.9236in" svg:height="3.956343in" draw:z-index="0">
<draw:image xlink:href="../Images/yкринформ/2023-07-11T20-11-00-03-00/630_360_1689089742-6853.jpeg" xlink:type="simple" xlink:show="embed" xlink:actuate="onLoad" draw:mime-type="image/jpeg"/>
</draw:frame>
</text:a>
</text:p>
      <text:p text:style-name="P4">
"Понад 13 мільйонів американців опинилися під загрозою повеней і попередженьвід штату Нью-Йорк до Бостона і штату Мен", - повідомила Національнаметеорологічна служба.</text:p>
      <text:p text:style-name="P4">
Приватна синоптична компанія AccuWeather оцінила збитки та економічні втративнаслідок стихії в 3-5 мільярдів доларів <text:a xlink:type="simple" xlink:href="https://www.ukrinform.ua/tag-ssa" text:style-name="Internet_20_link" text:visited-style-name="Visited_20_Internet_20_Link">
 США </text:a>
 .</text:p>
      <text:p text:style-name="P4">
У понеділок через дощі було затримано або скасовано понад 1000 авіарейсів.Внаслідок затоплення пошкоджених колій компанії Amtrak та Metro-North, якіділять залізничні маршрути між столицею штату Олбані та Нью-Йорком, скасувалипасажирські залізничні перевезення.</text:p>
      <text:p text:style-name="P4">
Як зазначає видання, найбільше від стихії постраждали Нью-Йорк і Вермонт.Зокрема, влада Вермонту назвала цю повінь найгіршою з часів урагану "Айрін" у2011 році. Там велика кількість опадів перетворила вулиці на бурхливі річки.</text:p>
      <text:p text:style-name="P4">
<text:span text:style-name="T4">
Читайте також:</text:span>
 <text:a xlink:type="simple" xlink:href="https://www.ukrinform.ua/rubric-ato/3729589-u-kitai-sestero-ludej-zaginuli-cerez-padinna-gruntu-j-kaminna-na-avtobus.html" text:style-name="Internet_20_link" text:visited-style-name="Visited_20_Internet_20_Link">
 У Китаї шестеро людей загинули через падіння ґрунту йкаміння на автобус </text:a>
</text:p>
      <text:p text:style-name="P4">
Зокрема, близько 50 ізольованих людей були врятовані швидкісними човнами, прощо повідомив речник Управління з надзвичайних ситуацій штату Марк Босма.</text:p>
      <text:p text:style-name="P4">
Масштабну рятувальну операцію було організовано через змиття мосту в містіАндовер, який за словами секретаря міської ради Дженетт Хайт, був єдинимшляхом до порятунку з водної пастки.</text:p>
      <text:p text:style-name="P4">
"Негода забрала життя жінки з округу Оріндж, штат Нью-Йорк, яку змилоповеневими водами, коли вона намагалася вийти з дому зі своїм собакою внеділю", - повідомили офіційні особи, додавши, що загиблу буквально знеслопотоком води на очах її нареченого.</text:p>
      <text:p text:style-name="P4">
<text:span text:style-name="T4">
Читайте також:</text:span>
 <text:a xlink:type="simple" xlink:href="https://www.ukrinform.ua/rubric-world/3733648-potuzni-zlivi-v-aponii-vprodovz-dobi-sinoptiki-prognozuut-do-200-milimetriv-opadiv.html" text:style-name="Internet_20_link" text:visited-style-name="Visited_20_Internet_20_Link">
 Потужні <text:span text:style-name="T4">
зливи</text:span>
 в Японії: впродовж доби синоптикипрогнозують до 200 міліметрів опадів </text:a>
</text:p>
      <text:p text:style-name="P4">
Як повідомляв Укрінформ, щонайменше 15 людей загинули за три дні на півночіІндії через зливи, які стали причиною масштабних повеней.</text:p>
      <text:p text:style-name="P4">
Source: <text:a xlink:type="simple" xlink:href="https://www.ukrinform.ua/rubric-world/3734481-u-stati-nujork-zlivi-zavdali-zbitkiv-na-milardi-zaginula-ludina.html" text:style-name="Internet_20_link" text:visited-style-name="Visited_20_Internet_20_Link">
https://www.ukrinform.ua/rubric-world/3734481-u-stati-nujork-zlivi-zavdali-zbitkiv-na-milardi-zaginula-ludina.html</text:a>
</text:p>
      <!--NEWS-->
      <text:h text:style-name="P10" text:outline-level="1">
<text:span text:style-name="T4">
Рішення Франції про передачу ракет SCALP засвідчує підтримку України світом - Данілов</text:span>
</text:h>
      <text:p text:style-name="P4">
Authors: Ukrinform (Person)</text:p>
      <text:p text:style-name="P4">
Publisher: Укринформ (Organization)</text:p>
      <text:p text:style-name="P4">
Published Time: 2023-07-11T20:12:00+03:00</text:p>
      <text:p text:style-name="P4">
Modified Time: 2023-07-11T20:12:00+03:00</text:p>
      <text:p text:style-name="P4">
Description: Рішення Франції про передачу Україні ракет великої дальності SCALP засвідчує, що міжнародна спільнота підтримуватиме Київ, скільки буде потрібно. — Укрінформ.</text:p>
      <text:p text:style-name="P4">
Images: ['<text:a xlink:type="simple" xlink:href="https://static.ukrinform.com/photos/2022_05/thumb_files/630_360_1653987253-985.jpg" text:style-name="Internet_20_link" text:visited-style-name="Visited_20_Internet_20_Link">
630_360_16539...</text:a>
']</text:p>
      <text:p text:style-name="P4">
Tags: ['Франція', 'Ракета', 'РНБО', 'ЗСУ', 'Данілов', 'Війна з Росією', '#stoprussia', 'Єдині новини', 'SCALP']</text:p>
      <text:p text:style-name="P4">
Type: Article</text:p>
      <!--METADATA-->
      <text:p text:style-name="P4">
<draw:frame draw:style-name="fr1" draw:name="Image218" text:anchor-type="as-char" svg:width="6.9236in" svg:height="3.956343in" draw:z-index="0">
<draw:image xlink:href="../Images/yкринформ/2023-07-11T20-12-00-03-00/630_360_1653987253-985.jpg" xlink:type="simple" xlink:show="embed" xlink:actuate="onLoad" draw:mime-type="image/jpeg"/>
</draw:frame>
 РішенняФранції про передачу Україні ракет великої дальності SCALP засвідчує, щоміжнародна спільнота підтримуватиме Київ, скільки буде потрібно.</text:p>
      <text:p text:style-name="P4">
Таку думку висловив секретар РНБО Олексій Данилов в ефірізагальнонаціонального телемарафону "Єдині новини", передає кореспондентУкрінформу.</text:p>
      <text:p text:style-name="P4">
"Це свідчить про те, що російська пропаганда, яка постійно волає, що нібитохтось "утомився" (від України - ред.) - такого немає: світ із нами. Що нетільки Франція, а всі країни, які нам сьогодні допомагають, до того часу, покими будемо потребувати допомоги, будуть спільно з нами боротися з цим злом", -сказав <text:a xlink:type="simple" xlink:href="https://www.ukrinform.ua/tag-danilov" text:style-name="Internet_20_link" text:visited-style-name="Visited_20_Internet_20_Link">
 Данілов </text:a>
 .</text:p>
      <text:p text:style-name="P4">
<text:span text:style-name="T4">
Читайте також:</text:span>
 <text:a xlink:type="simple" xlink:href="https://www.ukrinform.ua/rubric-polytics/3734054-clenstvo-ukraini-v-nato-e-pitannam-tilki-casu-danilov.html" text:style-name="Internet_20_link" text:visited-style-name="Visited_20_Internet_20_Link">
 Членство України в НАТО є питанням тільки часу -<text:span text:style-name="T4">
Данілов</text:span>
 </text:a>
</text:p>
      <text:p text:style-name="P4">
Як повідомляв Укрінформ, президент Франції Еммануель Макрон заявив у першийдень саміту НАТО, що Франція передасть Україні ракети великої дальності SCALP,які є аналогом британської Storm Shadow.</text:p>
      <text:p text:style-name="P4">
Source: <text:a xlink:type="simple" xlink:href="https://www.ukrinform.ua/rubric-polytics/3734518-risenna-francii-pro-peredacu-raket-scalp-zasvidcue-pidtrimku-ukraini-svitom-danilov.html" text:style-name="Internet_20_link" text:visited-style-name="Visited_20_Internet_20_Link">
https://www.ukrinform.ua/rubric-polytics/3734518-risenna-francii-pro-peredacu-raket-scalp-zasvidcue-pidtrimku-ukraini-svitom-danilov.html</text:a>
</text:p>
      <!--NEWS-->
      <text:h text:style-name="P10" text:outline-level="1">
<text:span text:style-name="T4">
Міністри культури України та Польщі вшанували пам'ять жертв Волинської трагедії</text:span>
</text:h>
      <text:p text:style-name="P4">
Authors: Ukrinform (Person)</text:p>
      <text:p text:style-name="P4">
Publisher: Укринформ (Organization)</text:p>
      <text:p text:style-name="P4">
Published Time: 2023-07-11T20:13:00+03:00</text:p>
      <text:p text:style-name="P4">
Modified Time: 2023-07-11T20:13:00+03:00</text:p>
      <text:p text:style-name="P4">
Description: Міністр культури України Олександр Ткаченко і міністр культури та національної спадщини Польщі Пйотр Глінський вшанували пам'ять жертв Волинської трагедії. — Укрінформ.</text:p>
      <text:p text:style-name="P4">
Images: ['<text:a xlink:type="simple" xlink:href="https://static.ukrinform.com/photos/2023_07/thumb_files/630_360_1689094359-366.jpg" text:style-name="Internet_20_link" text:visited-style-name="Visited_20_Internet_20_Link">
630_360_16890...</text:a>
']</text:p>
      <text:p text:style-name="P4">
Tags: ['Польща', 'Ткаченко', 'Волинська трагедія', 'МКІП ']</text:p>
      <text:p text:style-name="P4">
Type: Article</text:p>
      <!--METADATA-->
      <text:p text:style-name="P4">
<draw:frame draw:style-name="fr1" draw:name="Image219" text:anchor-type="as-char" svg:width="6.9236in" svg:height="3.956343in" draw:z-index="0">
<draw:image xlink:href="../Images/yкринформ/2023-07-11T20-13-00-03-00/630_360_1689094359-366.jpg" xlink:type="simple" xlink:show="embed" xlink:actuate="onLoad" draw:mime-type="image/jpeg"/>
</draw:frame>
 Міністркультури України Олександр Ткаченко і міністр культури та національноїспадщини Польщі Пйотр Глінський вшанували пам'ять жертв Волинської трагедії.</text:p>
      <text:p text:style-name="P4">
Як передає Укрінформ, про це Ткаченко написав у <text:a xlink:type="simple" xlink:href="https://t.me/otkachenkokyiv/3900" text:style-name="Internet_20_link" text:visited-style-name="Visited_20_Internet_20_Link">
 Телеграмі</text:a>
 .</text:p>
      <text:p text:style-name="P4">
"Разом з нашими друзями вшановуємо пам’ять про всіх невинних жертв Волинськоїтрагедії. Памʼятаємо минуле та рухаємось в майбутнє", - зазначив <text:a xlink:type="simple" xlink:href="https://www.ukrinform.ua/tag-tkacenko" text:style-name="Internet_20_link" text:visited-style-name="Visited_20_Internet_20_Link">
 Ткаченко</text:a>
 .</text:p>
      <text:p text:style-name="P4">
<text:span text:style-name="T4">
Читайте також:</text:span>
 <text:a xlink:type="simple" xlink:href="https://www.ukrinform.ua/rubric-polytics/3733577-vsanuvanna-pamati-zertv-volinskoi-tragedii-zelenskim-i-dudou-e-simvolicnim-zestom-istorik.html" text:style-name="Internet_20_link" text:visited-style-name="Visited_20_Internet_20_Link">
 Вшанування пам'яті жертв <text:span text:style-name="T4">
Волинсько</text:span>
 ї трагедіїЗеленським і Дудою є символічним жестом – історик</text:a>
</text:p>
      <text:p text:style-name="P4">
Він підкреслив, що МКІП спільно працює в межах роботи Українсько-польськоїробочої групи, створення якої передбачено Меморандумом про співробітництво усфері національної пам'яті між МКІП та Міністерством культури та національноїспадшини Республики Польща.</text:p>
      <text:p text:style-name="P4">
Як повідомляв Укрінформ, міністри культури Латвії, Литви, Естонії, Польщі йУкраїни, а також представник ЮНЕСКО взяли участь у круглому столі в Ризі, запідсумками якого була підписана Спільна декларація щодо посилення захисту тавідновлення культурної спадщини України в контексті міжнародногоспівробітництва.</text:p>
      <text:p text:style-name="P4">
<text:span text:style-name="T5">
Фото: Олександр Ткаченко, Facebook</text:span>
</text:p>
      <text:p text:style-name="P4">
Source: <text:a xlink:type="simple" xlink:href="https://www.ukrinform.ua/rubric-polytics/3734519-ministri-kulturi-ukraini-ta-polsi-vsanuvali-pamat-zertv-volinskoi-tragedii.html" text:style-name="Internet_20_link" text:visited-style-name="Visited_20_Internet_20_Link">
https://www.ukrinform.ua/rubric-polytics/3734519-ministri-kulturi-ukraini-ta-polsi-vsanuvali-pamat-zertv-volinskoi-tragedii.html</text:a>
</text:p>
      <!--NEWS-->
      <text:h text:style-name="P10" text:outline-level="1">
<text:span text:style-name="T4">
«Наші військові не підведуть»: Данілов анонсував новини із захопленого Бердянська</text:span>
</text:h>
      <text:p text:style-name="P4">
Authors: Ukrinform (Person)</text:p>
      <text:p text:style-name="P4">
Publisher: Укринформ (Organization)</text:p>
      <text:p text:style-name="P4">
Published Time: 2023-07-11T20:17:29+03:00</text:p>
      <text:p text:style-name="P4">
Modified Time: 2023-07-11T20:17:29+03:00</text:p>
      <text:p text:style-name="P4">
Description: Зміни очікуються не тільки на Бахмутському, а й на Запорізькому напрямку, зокрема щодо тимчасово захопленого Бердянська.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Бердянськ', 'Данілов', 'Війна з Росією', 'Єдині новини']</text:p>
      <text:p text:style-name="P4">
Type: Article</text:p>
      <!--METADATA-->
      <text:p text:style-name="P4">
<draw:frame draw:style-name="fr1" draw:name="Image220" text:anchor-type="as-char" svg:width="6.9236in" svg:height="3.956343in" draw:z-index="0">
<draw:image xlink:href="../Images/yкринформ/2023-07-11T20-17-29-03-00/630_360_1680783799-703.jpg" xlink:type="simple" xlink:show="embed" xlink:actuate="onLoad" draw:mime-type="image/jpeg"/>
</draw:frame>
 Зміниочікуються не тільки на Бахмутському, а й на Запорізькому напрямку, зокремащодо тимчасово захопленого Бердянська.</text:p>
      <text:p text:style-name="P4">
Про це в ефірі загальнонаціонального телемарафону "Єдині новини" сказавсекретар Ради національної безпеки та оборони Олексій Данілов, передаєкореспондент Укрінформу.</text:p>
      <text:p text:style-name="P4">
"У нас є приємні новини не тільки з Бахмутського, а й із Запорізькогонапрямку, те, що стосується Бердянська, то ситуація знаходиться під контролем.Наші військові нас точно не підведуть", - сказав Данілов.</text:p>
      <text:p text:style-name="P4">
<text:span text:style-name="T4">
Читайте також:</text:span>
 <text:a xlink:type="simple" xlink:href="https://www.ukrinform.ua/rubric-polytics/3734518-risenna-francii-pro-peredacu-raket-scalp-zasvidcue-pidtrimku-ukraini-svitom-danilov.html" text:style-name="Internet_20_link" text:visited-style-name="Visited_20_Internet_20_Link">
 Рішення Франції про передачу ракет SCALP засвідчуєпідтримку України світом - <text:span text:style-name="T4">
Данілов</text:span>
 </text:a>
</text:p>
      <text:p text:style-name="P4">
Він додав, що українські військові вже відповідають усім стандартам <text:a xlink:type="simple" xlink:href="https://www.ukrinform.ua/tag-nato" text:style-name="Internet_20_link" text:visited-style-name="Visited_20_Internet_20_Link">
 НАТО</text:a>
 , і зараз наші Збройні сили знаходятьсяна вищих позиціях по спроможності як тримати оборону, так і проводити наступ,не маючи переваги у повітрі.</text:p>
      <text:p text:style-name="P4">
Як повідомлялося, у тимчасово окупованому Бердянську Запорізької області <text:a xlink:type="simple" xlink:href="https://www.ukrinform.ua/rubric-ato/3734384-u-berdansku-prolunav-vibuh.html" text:style-name="Internet_20_link" text:visited-style-name="Visited_20_Internet_20_Link">
вдень 11 липня пролунала серія вибухів. </text:a>
</text:p>
      <text:p text:style-name="P4">
Source: <text:a xlink:type="simple" xlink:href="https://www.ukrinform.ua/rubric-ato/3734520-nasi-vijskovi-ne-pidvedut-danilov-anonsuvav-novini-iz-zahoplenogo-berdanska.html" text:style-name="Internet_20_link" text:visited-style-name="Visited_20_Internet_20_Link">
https://www.ukrinform.ua/rubric-ato/3734520-nasi-vijskovi-ne-pidvedut-danilov-anonsuvav-novini-iz-zahoplenogo-berdanska.html</text:a>
</text:p>
      <!--NEWS-->
      <text:h text:style-name="P10" text:outline-level="1">
<text:span text:style-name="T4">
Світоліна: «Швьонтек - №1 у світі і завжди бореться, проте сьогодні я перемогла»</text:span>
</text:h>
      <text:p text:style-name="P4">
Authors: Ukrinform (Person)</text:p>
      <text:p text:style-name="P4">
Publisher: Укринформ (Organization)</text:p>
      <text:p text:style-name="P4">
Published Time: 2023-07-11T20:24:00+03:00</text:p>
      <text:p text:style-name="P4">
Modified Time: 2023-07-11T20:24:00+03:00</text:p>
      <text:p text:style-name="P4">
Description: Українська тенісистка Еліна Світоліна прокоментувала свою перемогу над першою «ракеткою» світу полькою Ігою Швьонтек в 1/4 фіналу Вімблдону-2023. — Укрінформ.</text:p>
      <text:p text:style-name="P4">
Images: ['<text:a xlink:type="simple" xlink:href="https://static.ukrinform.com/photos/2023_07/thumb_files/630_360_1689096253-835.jpg" text:style-name="Internet_20_link" text:visited-style-name="Visited_20_Internet_20_Link">
630_360_16890...</text:a>
']</text:p>
      <text:p text:style-name="P4">
Tags: ['Світоліна', 'Теніс', 'Вімблдон']</text:p>
      <text:p text:style-name="P4">
Type: Article</text:p>
      <!--METADATA-->
      <text:p text:style-name="P4">
<draw:frame draw:style-name="fr1" draw:name="Image221" text:anchor-type="as-char" svg:width="6.9236in" svg:height="3.956343in" draw:z-index="0">
<draw:image xlink:href="../Images/yкринформ/2023-07-11T20-24-00-03-00/630_360_1689096253-835.jpg" xlink:type="simple" xlink:show="embed" xlink:actuate="onLoad" draw:mime-type="image/jpeg"/>
</draw:frame>
 Українськатенісистка Еліна Світоліна прокоментувала свою перемогу над першою «ракеткою»світу полькою Ігою Швьонтек в 1/4 фіналу Вімблдону-2023.</text:p>
      <text:p text:style-name="P4">
Як повідомляв Укрінформ, Світоліна у трьох сетах обіграла Швьонтек - 7:5, 6:7(5:7), 6:2.</text:p>
      <text:p text:style-name="P4">
«Навіть не можу усвідомити, що відбувається в моїй голові. Це справдінеймовірно. Я дуже щаслива, що отримала таку можливість зіграти тут [наВімблдоні] знову. Грати такий матч у такій неймовірній атмосфері - цефантастичні емоції. Я боролася, проти Іги, очевидно, було непросто грати, вона№1 у світі і завжди бореться. Проте сьогодні був неймовірний матч, у якому яперемогла», - цитує Світоліну після матчу <text:a xlink:type="simple" xlink:href="https://suspilne.media/526643-navit-ne-mozu-usvidomiti-emocii-elini-svitolinoi-pisla-peremogi-nad-igou-svontek-u-cvertfinali-vimbldonu/" text:style-name="Internet_20_link" text:visited-style-name="Visited_20_Internet_20_Link">
 Суспільне Спорт</text:a>
 .</text:p>
      <text:p text:style-name="P4">
«Без сумніву, Іга - не лише велика чемпіонка, а й неймовірна людина. Вона одназ перших по-справжньому допомагала українцям, і це відчутна допомога дляУкраїни. Тому справді не дуже просто грати проти когось, з ким розділяєшчимало хороших моментів. Це було не просто, але я дуже пишаюся перемогою.Дякую всім, що мене так підтримували, це було неймовірно», - наголосила Еліна.</text:p>
      <text:p text:style-name="P4">
“Якби мені до початку турніру сказали, що я обіграю першу «ракетку» світу тавийду до півфіналу, я б сказала, що ці люди втратили глузд. Будувідновлюватися, треба масаж і потім готуватимуся до наступної битви», -зазначила Світоліна.</text:p>
      <text:p text:style-name="P4">
<text:span text:style-name="T4">
Читайте також:</text:span>
 <text:a xlink:type="simple" xlink:href="https://www.ukrinform.ua/rubric-sports/3734477-svitolina-obigrala-persu-raketku-svitu-ta-vijsla-u-pivfinal-vimbldonu.html" text:style-name="Internet_20_link" text:visited-style-name="Visited_20_Internet_20_Link">
 <text:span text:style-name="T4">
Світоліна</text:span>
 обіграла першу «ракетку» світу та вийшла упівфінал Вімблдону </text:a>
</text:p>
      <text:p text:style-name="P4">
В 1/2 фіналу Вімблдону-2023 Світоліна 13 липня зустрінеться з МаркетоюВондроушовою. Чешка у чвертьфіналі обіграла 4-ту «ракетку» світу американкуДжессіку Пегулу (6:4, 2:6, 6:4).</text:p>
      <text:p text:style-name="P4">
Відзначимо, що Світоліна вийшла до 1/2 фіналу Вімблдону вдруге у кар’єрі.Загалом для Еліни це третій півфінал на турнірах серії Grand Slam.</text:p>
      <text:p text:style-name="P4">
Фото: btu.org.</text:p>
      <text:p text:style-name="P4">
Source: <text:a xlink:type="simple" xlink:href="https://www.ukrinform.ua/rubric-sports/3734522-svitolina-svontek-1-u-sviti-i-zavzdi-boretsa-prote-sogodni-a-peremogla.html" text:style-name="Internet_20_link" text:visited-style-name="Visited_20_Internet_20_Link">
https://www.ukrinform.ua/rubric-sports/3734522-svitolina-svontek-1-u-sviti-i-zavzdi-boretsa-prote-sogodni-a-peremogla.html</text:a>
</text:p>
      <!--NEWS-->
      <text:h text:style-name="P10" text:outline-level="1">
<text:span text:style-name="T4">
Союзники по Альянсу підтвердили, що майбутнє України - у НАТО</text:span>
</text:h>
      <text:p text:style-name="P4">
Authors: Ukrinform (Person)</text:p>
      <text:p text:style-name="P4">
Publisher: Укринформ (Organization)</text:p>
      <text:p text:style-name="P4">
Published Time: 2023-07-11T20:26:16+03:00</text:p>
      <text:p text:style-name="P4">
Modified Time: 2023-07-11T20:26:16+03:00</text:p>
      <text:p text:style-name="P4">
Description: Глави держав та урядів країн Північноатлантичного альянсу визнали прогрес України на шляху євроатлантичної інтеграції та підтвердили, що майбутнє України - у НАТО. — Укрінформ.</text:p>
      <text:p text:style-name="P4">
Images: ['<text:a xlink:type="simple" xlink:href="https://static.ukrinform.com/photos/2023_07/thumb_files/630_360_1688597640-973.jpg" text:style-name="Internet_20_link" text:visited-style-name="Visited_20_Internet_20_Link">
630_360_16885...</text:a>
']</text:p>
      <text:p text:style-name="P4">
Tags: ['Саміт НАТО', 'Україна', 'ПДЧ в НАТО']</text:p>
      <text:p text:style-name="P4">
Type: Article</text:p>
      <!--METADATA-->
      <text:p text:style-name="P4">
<draw:frame draw:style-name="fr1" draw:name="Image222" text:anchor-type="as-char" svg:width="6.9236in" svg:height="3.956343in" draw:z-index="0">
<draw:image xlink:href="../Images/yкринформ/2023-07-11T20-26-16-03-00/630_360_1688597640-973.jpg" xlink:type="simple" xlink:show="embed" xlink:actuate="onLoad" draw:mime-type="image/jpeg"/>
</draw:frame>
 Главидержав та урядів країн Північноатлантичного альянсу визнали прогрес України нашляху євроатлантичної інтеграції та підтвердили, що майбутнє України - у НАТО.</text:p>
      <text:p text:style-name="P4">
Про це йдеться у підсумковому комюніке Вільнюського саміту НАТО, оприлюдненомуна <text:a xlink:type="simple" xlink:href="http://www.nato.int/cps/en/natohq/official_texts_217320.htm" text:style-name="Internet_20_link" text:visited-style-name="Visited_20_Internet_20_Link">
 сайті Альянсу</text:a>
 , повідомляєУкрінформ.</text:p>
      <text:p text:style-name="P4">
«Ми повністю підтримуємо право України обирати шлях для забезпечення своєїбезпеки. Майбутнє України – в НАТО. Ми підтверджуємо зобов’язання, взяті підчас саміту НАТО в Бухаресті у 2008 році, що Україна стане членом <text:a xlink:type="simple" xlink:href="https://www.ukrinform.ua/tag-nato" text:style-name="Internet_20_link" text:visited-style-name="Visited_20_Internet_20_Link">
 НАТО</text:a>
 , і сьогодні ми визнали, що шлях Українидо повної євроатлантичної інтеграції вийшов за межі необхідності (виконання)Плану дій щодо членства. Україна стала більш взаємосумісною та політичноінтегрованою з Альянсом та досягла суттєвого прогресу на шляху реформ», -сказано у документі.</text:p>
      <text:p text:style-name="P4">
У ньому зазначається, що відповідно до Хартії про особливе партнерство міжНАТО і Україною від 1997 року та додатків до неї 2009 року союзники будутьпродовжувати підтримувати прогрес України на шляху до взаємосумісності, атакож у процесі необхідних демократичних і безпекових реформ. Міністризакордонних справ країн НАТО регулярно оцінюватимуть такий прогрес черезпогоджені Річні національні програми. Альянс буде підтримувати Україну увиконанні цих реформ на шляху до повноправного членства у майбутньому.</text:p>
      <text:p text:style-name="P4">
«Ми зможемо надіслати запрошення для України приєднатися до Альянсу, коли зцим погодяться союзники і коли всі умови будуть виконані», - йдеться удокументі.</text:p>
      <text:p text:style-name="P4">
Глави держав та урядів країн Альянсу наголосили, що безпека України має великезначення для союзників і для всього Альянсу. З метою підтримки подальшоїінтеграції України в НАТО вони погодили значний пакет політичної та практичноїдопомоги.</text:p>
      <text:p text:style-name="P4">
«Ми вирішили започаткувати Раду НАТО-Україна - новий спільний орган, десоюзники й Україна будуть рівними членами у просунутому політичному діалозі,взаємодії та співробітництві, а також у питаннях євроатлантичних прагненьУкраїни до членства в НАТО. Він надасть можливість спільних консультацій,прийняття рішень та (спільних) дій, а також слугуватиме як механізм кризовихконсультацій між НАТО й Україною», - йдеться у комюніке.</text:p>
      <text:p text:style-name="P4">
Союзники підтвердили, що постачання в Україну терміново необхідної нелетальноїдопомоги в межах Пакета широкої допомоги НАТО (САР) залишається пріоритетом.Від часу проведення Мадридського саміту союзники та партнери вже виділилипонад 500 мільйонів євро для його реалізації.</text:p>
      <text:p text:style-name="P4">
"Для підтримки системи стримування й оборони України у короткостроковій,середній та довгостроковій перспективі ми погодилися сьогодні розвинути CAP убагаторічну програму (допомоги) для України. Вона допоможе Україні увідновленні сектору безпеки й оборони та трансформації країни до повноївзаємосумісності з НАТО. Союзники будуть продовжувати фінансувати CAP... Мивітаємо та заохочуємо також внески від партнерів", - сказано у комюніке.</text:p>
      <text:p text:style-name="P4">
<text:span text:style-name="T4">
Читайте також:</text:span>
 <text:a xlink:type="simple" xlink:href="https://www.ukrinform.ua/rubric-polytics/3734506-samit-nato-rosia-nese-povnu-vidpovidalnist-za-zagarbnicku-vijnu-proti-ukraini.html" text:style-name="Internet_20_link" text:visited-style-name="Visited_20_Internet_20_Link">
 Саміт <text:span text:style-name="T4">
НАТО</text:span>
 : Росія несе повну відповідальність зазагарбницьку війну проти України </text:a>
</text:p>
      <text:p text:style-name="P4">
Як повідомлялося, сьогодні у Вільнюсі розпочався дводенний саміт НАТО,головними темами якого є зміцнення системи стримування й оборони Альянсу,продовження допомоги Україні, а також питання щодо подальшого наближенняУкраїни до членства в НАТО.</text:p>
      <text:p text:style-name="P4">
Source: <text:a xlink:type="simple" xlink:href="https://www.ukrinform.ua/rubric-polytics/3734523-souzniki-po-alansu-pidtverdili-so-majbutne-ukraini-u-nato.html" text:style-name="Internet_20_link" text:visited-style-name="Visited_20_Internet_20_Link">
https://www.ukrinform.ua/rubric-polytics/3734523-souzniki-po-alansu-pidtverdili-so-majbutne-ukraini-u-nato.html</text:a>
</text:p>
      <!--NEWS-->
      <text:h text:style-name="P10" text:outline-level="1">
<text:span text:style-name="T4">
Подружжя Зеленських та інші учасники Саміту НАТО зібралися на обід, який проводить Наусєда</text:span>
</text:h>
      <text:p text:style-name="P4">
Authors: Ukrinform (Person)</text:p>
      <text:p text:style-name="P4">
Publisher: Укринформ (Organization)</text:p>
      <text:p text:style-name="P4">
Published Time: 2023-07-11T20:27:00+03:00</text:p>
      <text:p text:style-name="P4">
Modified Time: 2023-07-11T20:27:00+03:00</text:p>
      <text:p text:style-name="P4">
Description: Президент України Володимир Зеленський разом із дружиною Оленою Зеленською беруть участь в обіді від імені Гітанаса Наусєди з нагоди проведення Саміту НАТО. — Укрінформ.</text:p>
      <text:p text:style-name="P4">
Images: ['<text:a xlink:type="simple" xlink:href="https://static.ukrinform.com/photos/2023_06/thumb_files/630_360_1687982754-187.png" text:style-name="Internet_20_link" text:visited-style-name="Visited_20_Internet_20_Link">
630_360_16879...</text:a>
']</text:p>
      <text:p text:style-name="P4">
Tags: ['Саміт НАТО', 'Зеленський']</text:p>
      <text:p text:style-name="P4">
Type: Article</text:p>
      <!--METADATA-->
      <text:p text:style-name="P4">
<draw:frame draw:style-name="fr1" draw:name="Image223" text:anchor-type="as-char" svg:width="6.9236in" svg:height="3.956343in" draw:z-index="0">
<draw:image xlink:href="../Images/yкринформ/2023-07-11T20-27-00-03-00/630_360_1687982754-187.png" xlink:type="simple" xlink:show="embed" xlink:actuate="onLoad" draw:mime-type="image/png"/>
</draw:frame>
 ПрезидентУкраїни Володимир Зеленський разом із дружиною Оленою Зеленською беруть участьв обіді від імені Гітанаса Наусєди з нагоди проведення Саміту НАТО.</text:p>
      <text:p text:style-name="P4">
Захід наживо транслювався на офіційній сторінці Президента України в <text:a xlink:type="simple" xlink:href="https://www.facebook.com/zelenskiy.official/" text:style-name="Internet_20_link" text:visited-style-name="Visited_20_Internet_20_Link">
Фейсбуці </text:a>
 , передає Укрінформ.</text:p>
      <text:p text:style-name="P4">
Source: <text:a xlink:type="simple" xlink:href="https://www.ukrinform.ua/rubric-polytics/3734527-podruzza-zelenskih-bere-ucast-v-obidi-z-nagodi-provedenna-samitu-nato.html" text:style-name="Internet_20_link" text:visited-style-name="Visited_20_Internet_20_Link">
https://www.ukrinform.ua/rubric-polytics/3734527-podruzza-zelenskih-bere-ucast-v-obidi-z-nagodi-provedenna-samitu-nato.html</text:a>
</text:p>
      <!--NEWS-->
      <text:h text:style-name="P10" text:outline-level="1">
<text:span text:style-name="T4">
В Ісландії сповільнюється виверження вулкана біля Рейк’явіка</text:span>
</text:h>
      <text:p text:style-name="P4">
Authors: Ukrinform (Person)</text:p>
      <text:p text:style-name="P4">
Publisher: Укринформ (Organization)</text:p>
      <text:p text:style-name="P4">
Published Time: 2023-07-11T20:34:00+03:00</text:p>
      <text:p text:style-name="P4">
Modified Time: 2023-07-11T20:34:00+03:00</text:p>
      <text:p text:style-name="P4">
Description: Виверження вулкана в Ісландії поблизу столиці Рейк'явіка сповільнюється, газове забруднення зменшується. — Укрінформ.</text:p>
      <text:p text:style-name="P4">
Images: ['<text:a xlink:type="simple" xlink:href="https://static.ukrinform.com/photos/2023_07/thumb_files/630_360_1689096558-571.jpg" text:style-name="Internet_20_link" text:visited-style-name="Visited_20_Internet_20_Link">
630_360_16890...</text:a>
']</text:p>
      <text:p text:style-name="P4">
Tags: ['Ісландія', 'Вулкан']</text:p>
      <text:p text:style-name="P4">
Type: Article</text:p>
      <!--METADATA-->
      <text:p text:style-name="P4">
<draw:frame draw:style-name="fr1" draw:name="Image224" text:anchor-type="as-char" svg:width="6.9236in" svg:height="3.956343in" draw:z-index="0">
<draw:image xlink:href="../Images/yкринформ/2023-07-11T20-34-00-03-00/630_360_1689096558-571.jpg" xlink:type="simple" xlink:show="embed" xlink:actuate="onLoad" draw:mime-type="image/jpeg"/>
</draw:frame>
 Виверженнявулкана в Ісландії поблизу столиці Рейк'явіка сповільнюється, газовезабруднення зменшується.</text:p>
      <text:p text:style-name="P4">
Про це повідомляє <text:a xlink:type="simple" xlink:href="https://news.sky.com/story/volcano-near-icelands-capital-erupts-for-the-second-time-in-a-year-12918835" text:style-name="Internet_20_link" text:visited-style-name="Visited_20_Internet_20_Link">
 Sky News </text:a>
 , передаєУкрінформ.</text:p>
      <text:p text:style-name="Quotations">

<text:p text:style-name="P4">
A volcano around 20 miles from Iceland's capital has started to erupt. It&gt;
 has caused no damage or disruption to flights, despite being so close to a&gt;
 major airport.  &gt;
  &gt;
  Read more 🔗 <text:a xlink:type="simple" xlink:href="https://t.co/lQRVNgvFF0" text:style-name="Internet_20_link" text:visited-style-name="Visited_20_Internet_20_Link">
 https://t.co/lQRVNgvFF0 </text:a>
 <text:a xlink:type="simple" xlink:href="https://t.co/8q6QnS11tJ" text:style-name="Internet_20_link" text:visited-style-name="Visited_20_Internet_20_Link">
&gt;
 pic.twitter.com/8q6QnS11tJ </text:a>
&gt;
&gt;
 — Sky News (@SkyNews) <text:a xlink:type="simple" xlink:href="https://twitter.com/SkyNews/status/1678780342579363841" text:style-name="Internet_20_link" text:visited-style-name="Visited_20_Internet_20_Link">
 July 11, 2023&gt;
 </text:a>
</text:p>

</text:p>
      <text:p text:style-name="P4">
Метеорологічне бюро <text:a xlink:type="simple" xlink:href="https://www.ukrinform.ua/tag-islandia" text:style-name="Internet_20_link" text:visited-style-name="Visited_20_Internet_20_Link">
 Ісландії </text:a>
повідомило, що «виверження невелике, наразі немає викидів попелу в атмосферу»,а лава виходить у вигляді фонтана з 200-метрової тріщини.</text:p>
      <text:p text:style-name="P4">
Це другий випадок менш ніж за 12 місяців, коли вулкан вивергається, але незавдає якоїсь шкоди чи збитків, попри те, що розташований поблизу великогоаеропорту.</text:p>
      <text:p text:style-name="P4">
Людей просять поки не відвідувати місце виверження, бо там може накопичуватися"небезпечно високий рівень вулканічних газів".</text:p>
      <text:p text:style-name="P4">
Фахівець із небезпечних природних явищ у Метеорологічному бюро КрістінГудмундсдоттір додала, що влада чекає, щоб «подивитися, як розвиватиметьсявиверження».</text:p>
      <text:p text:style-name="P4">
<text:span text:style-name="T4">
Читайте також:</text:span>
 <text:a xlink:type="simple" xlink:href="https://www.ukrinform.ua/rubric-world/3733442-u-stolici-indii-projsli-najsilnisi-za-20-rokiv-dosi.html" text:style-name="Internet_20_link" text:visited-style-name="Visited_20_Internet_20_Link">
 У столиці Індії пройшли найсильніші за 20 років дощі</text:a>
</text:p>
      <text:p text:style-name="P4">
Під час виверження в тому ж районі у 2021 році потоки лави виходили місяцями,і сотні тисяч людей приїздили до вулкана, щоб побачити його сейсмічнуактивність.</text:p>
      <text:p text:style-name="P4">
Як повідомлялося, на півострові Рейк'янес, неподалік від столиці ІсландіїРейк’явіка, <text:a xlink:type="simple" xlink:href="https://www.ukrinform.ua/rubric-world/3734066-nepodalik-stolici-islandii-pocalosa-viverzenna-vulkana.html" text:style-name="Internet_20_link" text:visited-style-name="Visited_20_Internet_20_Link">
 розпочалося виверження вулкана</text:a>
 .</text:p>
      <text:p text:style-name="P4">
<text:span text:style-name="T5">
Фото: The Guardian</text:span>
</text:p>
      <text:p text:style-name="P4">
Source: <text:a xlink:type="simple" xlink:href="https://www.ukrinform.ua/rubric-world/3734524-v-islandii-spovilnuetsa-viverzenna-vulkana-bila-rejkavika.html" text:style-name="Internet_20_link" text:visited-style-name="Visited_20_Internet_20_Link">
https://www.ukrinform.ua/rubric-world/3734524-v-islandii-spovilnuetsa-viverzenna-vulkana-bila-rejkavika.html</text:a>
</text:p>
      <!--NEWS-->
      <text:h text:style-name="P10" text:outline-level="1">
<text:span text:style-name="T4">
Хабарі за перетин кордону: про підозру повідомили народній депутатці та її помічниці</text:span>
</text:h>
      <text:p text:style-name="P4">
Authors: Ukrinform (Person)</text:p>
      <text:p text:style-name="P4">
Publisher: Укринформ (Organization)</text:p>
      <text:p text:style-name="P4">
Published Time: 2023-07-11T20:47:00+03:00</text:p>
      <text:p text:style-name="P4">
Modified Time: 2023-07-11T20:47:00+03:00</text:p>
      <text:p text:style-name="P4">
Description: Національне антикорупційне бюро та Спеціалізована антикорупційна прокуратура повідомили про підозру народному депутату та її помічниці за отримання 5,3 тис. доларів за дозвіл на перетин кордону. — Укрінформ.</text:p>
      <text:p text:style-name="P4">
Images: ['<text:a xlink:type="simple" xlink:href="https://static.ukrinform.com/photos/2018_04/thumb_files/630_360_1524557854-2899.jpg" text:style-name="Internet_20_link" text:visited-style-name="Visited_20_Internet_20_Link">
630_360_15245...</text:a>
']</text:p>
      <text:p text:style-name="P4">
Tags: ['Депутат', 'Хабар', 'НАБУ', 'САП', 'Боротьба з корупцією', 'Кордон', 'Система «Шлях»']</text:p>
      <text:p text:style-name="P4">
Type: Article</text:p>
      <!--METADATA-->
      <text:p text:style-name="P4">
<draw:frame draw:style-name="fr1" draw:name="Image225" text:anchor-type="as-char" svg:width="6.9236in" svg:height="3.956343in" draw:z-index="0">
<draw:image xlink:href="../Images/yкринформ/2023-07-11T20-47-00-03-00/630_360_1524557854-2899.jpg" xlink:type="simple" xlink:show="embed" xlink:actuate="onLoad" draw:mime-type="image/jpeg"/>
</draw:frame>
Національне антикорупційне бюро та Спеціалізована антикорупційна прокуратураповідомили про підозру народному депутату та її помічниці за отримання 5,3тис. доларів за дозвіл на перетин кордону.</text:p>
      <text:p text:style-name="P4">
Як передає Укрінформ, про це САП повідомляє у <text:a xlink:type="simple" xlink:href="https://t.me/sap_gov_ua/1505" text:style-name="Internet_20_link" text:visited-style-name="Visited_20_Internet_20_Link">
 Телеграмі</text:a>
 .</text:p>
      <text:p text:style-name="P4">
11 липня за дорученням керівника САП прокурор за участі детективів НАБУповідомив про підозру у зловживанні впливом чинному народному депутату. У тойже час, детектив НАБУ вручив повідомлення про підозру й помічниці нардепа. Діїнардепа та її помічниці кваліфіковано за ч. 2 ст. 28, ч. 2 ст. 369-2 (прийняття пропозиції, обіцянки або одержання неправомірної вигоди)Кримінального кодексу України.</text:p>
      <text:p text:style-name="P4">
«У межах досудового розслідування встановлено, що депутат спільно зі своєюпомічницею за грошову винагороду пообіцяла громадянину забезпечити прийняттяуповноваженим особами обласної військової адміністрації рішення про дозвіл навиїзд за межі України, а також внесення відповідних відомостей доІнформаційної системи «Шлях», - ідеться уповідомленні.</text:p>
      <text:p text:style-name="P4">
У подальшому співучасниками організовано надіслання звернення благодійноїорганізації до однієї з районних військових адміністрацій, на підставі чогоОВА прийнято рішення про надання дозволу вказаному громадянину на проїзд якволонтера через державний кордон України з метою перевезення гуманітарноговантажу на територію України.</text:p>
      <text:p text:style-name="P4">
Після одержання дозволу помічниця нардепа зустрілась з громадянином таотримала від нього другу частину обумовлених коштів - 2 800 дол. США.</text:p>
      <text:p text:style-name="P4">
Досудове розслідування триває.</text:p>
      <text:p text:style-name="P4">
<text:span text:style-name="T4">
Читайте також:</text:span>
 <text:a xlink:type="simple" xlink:href="https://www.ukrinform.ua/rubric-society/3732008-na-ternopilsini-vikrili-pomicnika-deputata-na-habari-za-vnesenna-danih-u-sistemu-slah.html" text:style-name="Internet_20_link" text:visited-style-name="Visited_20_Internet_20_Link">
 <text:span text:style-name="T4">
Детективи</text:span>
 проводять обшуки у народної депутатки та їїпомічника - НАБУ </text:a>
</text:p>
      <text:p text:style-name="P4">
Як повідомляв Укрінформ, У Тернопільській області Національне антикорупційнебюро та Спеціалізована антикорупційна прокуратура <text:a xlink:type="simple" xlink:href="https://www.ukrinform.ua/rubric-society/3732008-na-ternopilsini-vikrili-pomicnika-deputata-na-habari-za-vnesenna-danih-u-sistemu-slah.html" text:style-name="Internet_20_link" text:visited-style-name="Visited_20_Internet_20_Link">
 викрили</text:a>
 помічниканародного депутата на одержанні неправомірної вигоди за внесення даних усистему "Шлях".</text:p>
      <text:p text:style-name="P4">
За даними депутата Верховної Ради Олексія Гончаренка, мова йде про нардепкувід Слуги народу Людмилу Марченко.</text:p>
      <text:p text:style-name="P4">
Source: <text:a xlink:type="simple" xlink:href="https://www.ukrinform.ua/rubric-society/3734530-habari-za-peretin-kordonu-pro-pidozru-povidomili-narodnij-deputatci-ta-ii-pomicnici.html" text:style-name="Internet_20_link" text:visited-style-name="Visited_20_Internet_20_Link">
https://www.ukrinform.ua/rubric-society/3734530-habari-za-peretin-kordonu-pro-pidozru-povidomili-narodnij-deputatci-ta-ii-pomicnici.html</text:a>
</text:p>
      <!--NEWS-->
      <text:h text:style-name="P10" text:outline-level="1">
<text:span text:style-name="T4">
Франція спростить процес постачання зброї Україні - Резніков</text:span>
</text:h>
      <text:p text:style-name="P4">
Authors: Ukrinform (Person)</text:p>
      <text:p text:style-name="P4">
Publisher: Укринформ (Organization)</text:p>
      <text:p text:style-name="P4">
Published Time: 2023-07-11T21:00:13+03:00</text:p>
      <text:p text:style-name="P4">
Modified Time: 2023-07-11T21:00:13+03:00</text:p>
      <text:p text:style-name="P4">
Description: Франція збільшить військову допомогу Україні на €170 мільйонів та спростить процес постачання зброї. — Укрінформ.</text:p>
      <text:p text:style-name="P4">
Images: ['<text:a xlink:type="simple" xlink:href="https://static.ukrinform.com/photos/2023_07/thumb_files/630_360_1689098250-865.jpg" text:style-name="Internet_20_link" text:visited-style-name="Visited_20_Internet_20_Link">
630_360_16890...</text:a>
']</text:p>
      <text:p text:style-name="P4">
Tags: ['Франція', 'Міноборони', 'Саміт НАТО', 'Зброя', 'ЗСУ', 'Резніков', 'Війна з Росією']</text:p>
      <text:p text:style-name="P4">
Type: Article</text:p>
      <!--METADATA-->
      <text:p text:style-name="P4">
<draw:frame draw:style-name="fr1" draw:name="Image226" text:anchor-type="as-char" svg:width="6.9236in" svg:height="3.956343in" draw:z-index="0">
<draw:image xlink:href="../Images/yкринформ/2023-07-11T21-00-13-03-00/630_360_1689098250-865.jpg" xlink:type="simple" xlink:show="embed" xlink:actuate="onLoad" draw:mime-type="image/jpeg"/>
</draw:frame>
 Франціязбільшить військову допомогу Україні на €170 мільйонів та спростить процеспостачання зброї.</text:p>
      <text:p text:style-name="P4">
Про це у <text:a xlink:type="simple" xlink:href="https://twitter.com/oleksiireznikov/status/1678767922511228928" text:style-name="Internet_20_link" text:visited-style-name="Visited_20_Internet_20_Link">
 Твіттері</text:a>
 написавміністр оборони України Олексій Резніков після зустрічі у Вільнюсі з міністромоборони Франції Себастьяном Лекорню, передає Укрінформ.</text:p>
      <text:p text:style-name="P4">
"Сьогодні у Вільнюсі ми підписали Угоду між міністерствами оборони України іФранції. Військова допомога Україні збільшиться на €170 мільйонів; будеспрощено процес закупівлі та постачання зброї до України; створюється основадля спільного виробництва запчастин та обслуговування іноземного озброєння татехніки", - написав <text:a xlink:type="simple" xlink:href="https://www.ukrinform.ua/tag-reznikov" text:style-name="Internet_20_link" text:visited-style-name="Visited_20_Internet_20_Link">
 Резніков </text:a>
 .</text:p>
      <text:p text:style-name="P4">
<text:span text:style-name="T4">
Читайте також:</text:span>
 <text:a xlink:type="simple" xlink:href="https://www.ukrinform.ua/rubric-ato/3734488-koalicia-z-navcanna-ukrainskih-pilotiv-f16-sformovana-reznikov.html" text:style-name="Internet_20_link" text:visited-style-name="Visited_20_Internet_20_Link">
 Коаліція з навчання українських пілотів F-16 сформована –<text:span text:style-name="T4">
Резніков</text:span>
 </text:a>
</text:p>
      <text:p text:style-name="P4">
Як повідомляв Укрінформ, саміт НАТО проходить 11-12 липня у столиці Литви. Увівторок до Вільнюса прибув <text:a xlink:type="simple" xlink:href="https://www.ukrinform.ua/rubric-polytics/3734398-zelenskij-pribuv-do-vilnusa.html" text:style-name="Internet_20_link" text:visited-style-name="Visited_20_Internet_20_Link">
 Президент Володимир Зеленський</text:a>
 .</text:p>
      <text:p text:style-name="P4">
Source: <text:a xlink:type="simple" xlink:href="https://www.ukrinform.ua/rubric-ato/3734531-francia-sprostit-proces-postacanna-zbroi-ukraini-reznikov.html" text:style-name="Internet_20_link" text:visited-style-name="Visited_20_Internet_20_Link">
https://www.ukrinform.ua/rubric-ato/3734531-francia-sprostit-proces-postacanna-zbroi-ukraini-reznikov.html</text:a>
</text:p>
      <!--NEWS-->
      <text:h text:style-name="P10" text:outline-level="1">
<text:span text:style-name="T4">
США запровадили санкції проти ексміністра оборони Сербії, який співпрацював з Росією</text:span>
</text:h>
      <text:p text:style-name="P4">
Authors: Ukrinform (Person)</text:p>
      <text:p text:style-name="P4">
Publisher: Укринформ (Organization)</text:p>
      <text:p text:style-name="P4">
Published Time: 2023-07-11T21:07:26+03:00</text:p>
      <text:p text:style-name="P4">
Modified Time: 2023-07-11T21:07:26+03:00</text:p>
      <text:p text:style-name="P4">
Description: Міністерство фінансів США запровадило санкції проти колишнього міністра оборони Сербії за сприяння зловмисній діяльності РФ у регіоні. — Укрінформ.</text:p>
      <text:p text:style-name="P4">
Images: ['<text:a xlink:type="simple" xlink:href="https://static.ukrinform.com/photos/2018_03/thumb_files/630_360_1522070878-4204.jpg" text:style-name="Internet_20_link" text:visited-style-name="Visited_20_Internet_20_Link">
630_360_15220...</text:a>
']</text:p>
      <text:p text:style-name="P4">
Tags: ['Санкції', 'Сербія', 'США', 'Росія']</text:p>
      <text:p text:style-name="P4">
Type: Article</text:p>
      <!--METADATA-->
      <text:p text:style-name="P4">
<draw:frame draw:style-name="fr1" draw:name="Image227" text:anchor-type="as-char" svg:width="6.9236in" svg:height="3.956343in" draw:z-index="0">
<draw:image xlink:href="../Images/yкринформ/2023-07-11T21-07-26-03-00/630_360_1522070878-4204.jpg" xlink:type="simple" xlink:show="embed" xlink:actuate="onLoad" draw:mime-type="image/jpeg"/>
</draw:frame>
Міністерство фінансів США запровадило санкції проти колишнього міністраоборони Сербії за сприяння зловмисній діяльності РФ у регіоні.</text:p>
      <text:p text:style-name="P4">
Як передає Укрінформ, про це повідомляє <text:a xlink:type="simple" xlink:href="http://ukrainian.voanews.com/a/minfin-spoluchenyh-shtativ-naklav-sankciji-na-eks-ministra-oborony-serbiji/7176086.html" text:style-name="Internet_20_link" text:visited-style-name="Visited_20_Internet_20_Link">
 Голос Америки</text:a>
 .</text:p>
      <text:p text:style-name="P4">
Управління контролю за іноземними активами Міністерства фінансів СШАзапровадило санкції щодо сербського експосадовця, що, як сказано у заявівідомства, підкреслює рішучість Сполучених Штатів притягнути довідповідальності тих, хто брав участь у корупційних справах для власнихінтересів та завдавав шкоди миру та стабільності на Західних Балканах. Крімтого, ці корупційні операції, як сказано у заяві Мінфіну США, сприяютьросійській зловмисній діяльності в Сербії та регіоні.</text:p>
      <text:p text:style-name="P4">
“Міністерство фінансів без вагань націлиться на суб’єктів, які зловживаютьсвоїм становищем для отримання особистої вигоди, підриваючи при цьомуефективне та демократичне управління на Західних Балканах”, – сказав заступникміністра фінансів з питань тероризму та фінансової розвідки США Браян Нельсон.</text:p>
      <text:p text:style-name="P4">
Директор Інформаційного агентства безпеки <text:a xlink:type="simple" xlink:href="https://www.ukrinform.ua/tag-serbia" text:style-name="Internet_20_link" text:visited-style-name="Visited_20_Internet_20_Link">
 Сербії</text:a>
 , ексміністр оборони та ексміністрвнутрішніх справ Александар Вулін, сказано в офіційному повідомленні,причетний до транснаціональної організованої злочинності, незаконних операційз наркотиками та зловживання службовим становищем.</text:p>
      <text:p text:style-name="P4">
Посадовець використовував свої повноваження для підтримки дій Росії, надаючиїй платформу для посилення свого впливу у регіоні.</text:p>
      <text:p text:style-name="P4">
<text:span text:style-name="T4">
Читайте також:</text:span>
 <text:a xlink:type="simple" xlink:href="https://www.ukrinform.ua/rubric-world/3734130-u-ssa-kerivnika-analiticnogo-centru-zvinuvatili-u-nezakonnij-dialnosti-na-korist-kitau.html" text:style-name="Internet_20_link" text:visited-style-name="Visited_20_Internet_20_Link">
 У США керівника аналітичного центру звинуватили унезаконній діяльності на користь Китаю </text:a>
</text:p>
      <text:p text:style-name="P4">
Унаслідок запроваджених санкцій, все майно (чи пов’язані з ним транзакції) таінтереси Вуліна у США або у володінні чи під контролем осіб США, заблоковано.</text:p>
      <text:p text:style-name="P4">
Source: <text:a xlink:type="simple" xlink:href="https://www.ukrinform.ua/rubric-world/3734534-ssa-zaprovadili-sankcii-proti-eksministra-oboroni-serbii-akij-spivpracuvav-z-rosieu.html" text:style-name="Internet_20_link" text:visited-style-name="Visited_20_Internet_20_Link">
https://www.ukrinform.ua/rubric-world/3734534-ssa-zaprovadili-sankcii-proti-eksministra-oboroni-serbii-akij-spivpracuvav-z-rosieu.html</text:a>
</text:p>
      <!--NEWS-->
      <text:h text:style-name="P10" text:outline-level="1">
<text:span text:style-name="T4">
Уряд обмежив використання на аптечних вивісках інформації, що може ввести споживачів в оману</text:span>
</text:h>
      <text:p text:style-name="P4">
Authors: Ukrinform (Person)</text:p>
      <text:p text:style-name="P4">
Publisher: Укринформ (Organization)</text:p>
      <text:p text:style-name="P4">
Published Time: 2023-07-11T21:15:00+03:00</text:p>
      <text:p text:style-name="P4">
Modified Time: 2023-07-11T21:15:00+03:00</text:p>
      <text:p text:style-name="P4">
Description: Кабінет Міністрів змінив умови роздрібної торгівлі лікарськими засобами, повернув вимогу щодо обмеження надання на аптечних вивісках неправдивої інформації. — Укрінформ.</text:p>
      <text:p text:style-name="P4">
Images: ['<text:a xlink:type="simple" xlink:href="https://static.ukrinform.com/photos/2017_11/thumb_files/630_360_1510746210-8372.jpg" text:style-name="Internet_20_link" text:visited-style-name="Visited_20_Internet_20_Link">
630_360_15107...</text:a>
']</text:p>
      <text:p text:style-name="P4">
Tags: ['Ліки', 'Уряд', 'Аптека']</text:p>
      <text:p text:style-name="P4">
Type: Article</text:p>
      <!--METADATA-->
      <text:p text:style-name="P4">
<draw:frame draw:style-name="fr1" draw:name="Image228" text:anchor-type="as-char" svg:width="6.9236in" svg:height="3.956343in" draw:z-index="0">
<draw:image xlink:href="../Images/yкринформ/2023-07-11T21-15-00-03-00/630_360_1510746210-8372.jpg" xlink:type="simple" xlink:show="embed" xlink:actuate="onLoad" draw:mime-type="image/jpeg"/>
</draw:frame>
 КабінетМіністрів змінив умови роздрібної торгівлі лікарськими засобами, повернуввимогу щодо обмеження надання на аптечних вивісках неправдивої інформації.</text:p>
      <text:p text:style-name="P4">
Як передає Укрінформ, про це <text:a xlink:type="simple" xlink:href="https://t.me/tmelnychuk/2697" text:style-name="Internet_20_link" text:visited-style-name="Visited_20_Internet_20_Link">
 повідомив </text:a>
 уТелеграмі постійний представник Кабміну у Верховній Раді Тарас Мельничук.</text:p>
      <text:p text:style-name="P4">
«Внесено зміни до Ліцензійних умов провадження господарської діяльності звиробництва лікарських засобів, оптової та роздрібної торгівлі лікарськимизасобами, імпорту лікарських засобів (крім активних фармацевтичнихінгредієнтів)», - йдеться в повідомленні.</text:p>
      <text:p text:style-name="P4">
<text:span text:style-name="T4">
Читайте також:</text:span>
 <text:span text:style-name="T4">
<text:a xlink:type="simple" xlink:href="https://www.ukrinform.ua/rubric-society/3734460-urad-zbilsiv-derzzamovlenna-na-pidgotovku-medikiv-i-socpracivnikiv.html" text:style-name="Internet_20_link" text:visited-style-name="Visited_20_Internet_20_Link">
 Уряд збільшив держзамовлення на підготовку медиків ісоцпрацівників </text:a>
 </text:span>
</text:p>
      <text:p text:style-name="P4">
Зокрема, змінами встановлено, що на вивісці та зовнішніх рекламнихконструкціях аптечного закладу дозволяється, окрім найменування ліцензіата,аптечного закладу та/або торговельної марки, що належить ліцензіату назаконних підставах, розміщувати інформацію, яка не містить вказівки щодо рівняабо іншої ознаки цін, яка може вплинути на наміри споживача щодо придбаннятоварів у такому закладі.</text:p>
      <text:p text:style-name="P4">
Також розміщена на зовнішніх конструкціях інформація не можу бути такою, щовводить споживача в оману, або вказує на орієнтованість аптечного закладу наобслуговування певних соціальних груп населення чи містить порівняння з іншимиаптечними закладами.</text:p>
      <text:p text:style-name="P4">
<text:span text:style-name="T4">
Читайте також:</text:span>
 <text:span text:style-name="T4">
<text:a xlink:type="simple" xlink:href="https://www.ukrinform.ua/rubric-vidbudova/3734421-urad-vidiliv-ponad-17-milarda-na-vidnovlenna-medzakladiv-u-devati-regionah.html" text:style-name="Internet_20_link" text:visited-style-name="Visited_20_Internet_20_Link">
 Уряд виділив понад ₴1,7 мільярда на відновленнямедзакладів у дев'яти регіонах </text:a>
 </text:span>
</text:p>
      <text:p text:style-name="P4">
Очікується, що реалізація проєкту акта забезпечить захист прав та інтересівдержави та громадян, дозволить запобігти введенню споживачів в оману під часпропонування <text:span text:style-name="T4">
<text:a xlink:type="simple" xlink:href="https://www.ukrinform.ua/tag-liki" text:style-name="Internet_20_link" text:visited-style-name="Visited_20_Internet_20_Link">
 лікарських засобів </text:a>
 </text:span>
 таунеможливити надання їм у нечіткий, незрозумілий або двозначний спосібінформації, необхідної для здійснення свідомого вибору.</text:p>
      <text:p text:style-name="P4">
Як повідомлялося, з 1 липня 2023 року препарати за програмою «Доступні ліки»мають відпускатися за електронним рецептом. Паперовий рецепт продовжить діятилише на тимчасово окупованих, прифронтових територіях і територіях, деведуться активні бойові дії.</text:p>
      <text:p text:style-name="P4">
Source: <text:a xlink:type="simple" xlink:href="https://www.ukrinform.ua/rubric-society/3734535-urad-obmeziv-vikoristanna-na-aptecnih-viviskah-informacii-so-moze-vvesti-spozivaciv-v-omanu.html" text:style-name="Internet_20_link" text:visited-style-name="Visited_20_Internet_20_Link">
https://www.ukrinform.ua/rubric-society/3734535-urad-obmeziv-vikoristanna-na-aptecnih-viviskah-informacii-so-moze-vvesti-spozivaciv-v-omanu.html</text:a>
</text:p>
      <!--NEWS-->
      <text:h text:style-name="P10" text:outline-level="1">
<text:span text:style-name="T4">
На пошкодженій обстрілами Курахівській ТЕС відновили роботу одного енергоблоку</text:span>
</text:h>
      <text:p text:style-name="P4">
Authors: Ukrinform (Person)</text:p>
      <text:p text:style-name="P4">
Publisher: Укринформ (Organization)</text:p>
      <text:p text:style-name="P4">
Published Time: 2023-07-11T21:23:00+03:00</text:p>
      <text:p text:style-name="P4">
Modified Time: 2023-07-11T21:23:00+03:00</text:p>
      <text:p text:style-name="P4">
Description: Фахівці ДТЕК відновили роботу одного блоку на Курахівській ТЕС, що постраждала внаслідок обстрілів. — Укрінформ.</text:p>
      <text:p text:style-name="P4">
Images: ['<text:a xlink:type="simple" xlink:href="https://static.ukrinform.com/photos/2023_07/thumb_files/630_360_1689099673-234.jpg" text:style-name="Internet_20_link" text:visited-style-name="Visited_20_Internet_20_Link">
630_360_16890...</text:a>
']</text:p>
      <text:p text:style-name="P4">
Tags: ['Донеччина', 'Курахово', 'ТЕС']</text:p>
      <text:p text:style-name="P4">
Type: Article</text:p>
      <!--METADATA-->
      <text:p text:style-name="P4">
<draw:frame draw:style-name="fr1" draw:name="Image229" text:anchor-type="as-char" svg:width="6.9236in" svg:height="3.956343in" draw:z-index="0">
<draw:image xlink:href="../Images/yкринформ/2023-07-11T21-23-00-03-00/630_360_1689099673-234.jpg" xlink:type="simple" xlink:show="embed" xlink:actuate="onLoad" draw:mime-type="image/jpeg"/>
</draw:frame>
 ФахівціДТЕК відновили роботу одного блоку на Курахівській ТЕС, що постраждалавнаслідок обстрілів.</text:p>
      <text:p text:style-name="P4">
Про це у <text:a xlink:type="simple" xlink:href="https://www.facebook.com/sergey.j.kovalenko/posts/pfbid02hXAZVx8rmVa12P6icKV4w6jcmTrpquHkKCyZk9j7yGxQQFH7415mJQLqcTzn3CFcl" text:style-name="Internet_20_link" text:visited-style-name="Visited_20_Internet_20_Link">
 Фейсбуці</text:a>
повідомив генеральний директор Yasno (група ДТЕК) Сергій Коваленко, передаєУкрінформ.</text:p>
      <text:p text:style-name="P4">
«Курахівська ТЕС припинила роботу. Але вже сьогодні один блок запрацював», -йдеться у повідомленні.</text:p>
      <text:p text:style-name="P4">
Коваленко додав, що через обстріли у будівлі порушилася тримальна конструкція,згодом обвалилося бетонне перекриття. Постраждали працівники станції таремонтного підприємства, є загиблі.</text:p>
      <text:p text:style-name="P4">
<text:span text:style-name="T4">
Читайте також:</text:span>
 <text:a xlink:type="simple" xlink:href="https://www.ukrinform.ua/rubric-economy/3732803-magate-provela-rotacii-na-troh-ukrainskih-aes.html" text:style-name="Internet_20_link" text:visited-style-name="Visited_20_Internet_20_Link">
 МАГАТЕ провела ротації на трьох українських <text:span text:style-name="T4">
АЕС</text:span>
</text:a>
</text:p>
      <text:p text:style-name="P4">
Крім того, очільник Yasno закликав українців обмежувати споживанняелектроенергії у вечірній пік, оскільки внаслідок обстрілів енергетичнаінфраструктура є дуже пошкодженою. Тримати її у робочому стані енергетикамвдається ціною неймовірних зусиль.</text:p>
      <text:p text:style-name="P4">
Як повідомлялося, близько 23:10 7 липня стався обвал покрівлі та кількохповерхів у цеху на ТЕС у Кураховому <text:a xlink:type="simple" xlink:href="https://www.ukrinform.ua/tag-doneccina" text:style-name="Internet_20_link" text:visited-style-name="Visited_20_Internet_20_Link">
 Донецької області.</text:a>
 Внаслідок руйнування металево-бетонних конструкцій одна працівниця загинула, ще трьох осіб доправили долікарні. Двоє людей вважалися зниклими. Пізніше під завалами виявили їхнітіла, тож загальна кількість загиблих зросла до трьох. За попередніми даними,дах обвалився внаслідок попередніх ворожих атак на підприємство.</text:p>
      <text:p text:style-name="P4">
<text:span text:style-name="T5">
Фото: uk.wikipedia.org</text:span>
</text:p>
      <text:p text:style-name="P4">
Source: <text:a xlink:type="simple" xlink:href="https://www.ukrinform.ua/rubric-economy/3734536-na-poskodzenij-obstrilami-kurahivskij-tes-vidnovili-robotu-odnogo-energobloku.html" text:style-name="Internet_20_link" text:visited-style-name="Visited_20_Internet_20_Link">
https://www.ukrinform.ua/rubric-economy/3734536-na-poskodzenij-obstrilami-kurahivskij-tes-vidnovili-robotu-odnogo-energobloku.html</text:a>
</text:p>
      <!--NEWS-->
      <text:h text:style-name="P10" text:outline-level="1">
<text:span text:style-name="T4">
Зеленський анонсував нові інструменти захисту для України</text:span>
</text:h>
      <text:p text:style-name="P4">
Authors: Ukrinform (Person)</text:p>
      <text:p text:style-name="P4">
Publisher: Укринформ (Organization)</text:p>
      <text:p text:style-name="P4">
Published Time: 2023-07-11T21:27:00+03:00</text:p>
      <text:p text:style-name="P4">
Modified Time: 2023-07-11T21:27:00+03:00</text:p>
      <text:p text:style-name="P4">
Description: Президент України Володимир Зеленський анонсував нові інструменти захисту для України. — Укрінформ.</text:p>
      <text:p text:style-name="P4">
Images: ['<text:a xlink:type="simple" xlink:href="https://static.ukrinform.com/photos/2023_07/thumb_files/630_360_1688898779-493.jpeg" text:style-name="Internet_20_link" text:visited-style-name="Visited_20_Internet_20_Link">
630_360_16888...</text:a>
']</text:p>
      <text:p text:style-name="P4">
Tags: ['НАТО',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7-11T21-27-00-03-00/630_360_1688898779-493.jpeg" xlink:type="simple" xlink:show="embed" xlink:actuate="onLoad" draw:mime-type="image/jpeg"/>
</draw:frame>
 ПрезидентУкраїни Володимир Зеленський анонсував нові інструменти захисту для України.</text:p>
      <text:p text:style-name="P4">
Про це він написав у <text:a xlink:type="simple" xlink:href="https://t.me/V_Zelenskiy_official/6938" text:style-name="Internet_20_link" text:visited-style-name="Visited_20_Internet_20_Link">
 Телеграмі </text:a>
 ,передає Укрінформ.</text:p>
      <text:p text:style-name="P4">
"Завтра продовжимо нашу роботу у Вільнюсі. Наша оборона – перший пріоритет. Ія вдячний партнерам за готовність робити нові кроки. Більше зброї для нашихвоїнів – більше захисту життя для всієї України. Привеземо в Україну новіважливі інструменти захисту", - йдеться у повідомленні.</text:p>
      <text:p text:style-name="P4">
<text:span text:style-name="T4">
Читайте також:</text:span>
 <text:span text:style-name="T4">
<text:a xlink:type="simple" xlink:href="https://www.ukrinform.ua/rubric-polytics/3734492-zelenskij-u-vilnusi-nato-dast-ukraini-bezpeku-ukraina-zrobit-nato-silnisim.html" text:style-name="Internet_20_link" text:visited-style-name="Visited_20_Internet_20_Link">
 Зеленський у Вільнюсі: НАТО дасть Україні безпеку,Україна зробить НАТО сильнішим </text:a>
 </text:span>
</text:p>
      <text:p text:style-name="P4">
Також, як зазначив Зеленський, заплановані двосторонні зустрічі замериканськими, канадськими, німецькими, британськими, нідерландськими,японськими та іншими партнерами.</text:p>
      <text:p text:style-name="P4">
Також заплановане і перше інавгураційне засідання Ради Україна – НАТО.</text:p>
      <text:p text:style-name="P4">
Як повідомляв Укрінформ, саміт <text:span text:style-name="T4">
<text:a xlink:type="simple" xlink:href="https://www.ukrinform.ua/tag-nato" text:style-name="Internet_20_link" text:visited-style-name="Visited_20_Internet_20_Link">
 НАТО </text:a>
</text:span>
 проходить 11-12 липня у столиці Литви. У вівторок до Вільнюса також прибувПрезидент Володимир Зеленський.</text:p>
      <text:p text:style-name="P4">
Source: <text:a xlink:type="simple" xlink:href="https://www.ukrinform.ua/rubric-ato/3734537-zelenskij-anonsuvav-novi-instrumenti-zahistu-dla-ukraini.html" text:style-name="Internet_20_link" text:visited-style-name="Visited_20_Internet_20_Link">
https://www.ukrinform.ua/rubric-ato/3734537-zelenskij-anonsuvav-novi-instrumenti-zahistu-dla-ukraini.html</text:a>
</text:p>
      <!--NEWS-->
      <text:h text:style-name="P10" text:outline-level="1">
<text:span text:style-name="T4">
Після рішення саміту у Вільнюсі шлях України до НАТО буде коротшим - президент Чехії</text:span>
</text:h>
      <text:p text:style-name="P4">
Authors: Ukrinform (Person)</text:p>
      <text:p text:style-name="P4">
Publisher: Укринформ (Organization)</text:p>
      <text:p text:style-name="P4">
Published Time: 2023-07-11T21:35:00+03:00</text:p>
      <text:p text:style-name="P4">
Modified Time: 2023-07-11T21:35:00+03:00</text:p>
      <text:p text:style-name="P4">
Description: Президент Чехії Петр Павел назвав успішним рішення Вільнюського саміту НАТО про майбутнє членство України та заявив, що тепер шлях Києва до Альянсу скоротиться. — Укрінформ.</text:p>
      <text:p text:style-name="P4">
Images: ['<text:a xlink:type="simple" xlink:href="https://static.ukrinform.com/photos/2023_07/thumb_files/630_360_1689080905-308.jpg" text:style-name="Internet_20_link" text:visited-style-name="Visited_20_Internet_20_Link">
630_360_16890...</text:a>
']</text:p>
      <text:p text:style-name="P4">
Tags: ['Чехія', 'Саміт НАТО', 'Україна', 'Петр Павел']</text:p>
      <text:p text:style-name="P4">
Type: Article</text:p>
      <!--METADATA-->
      <text:p text:style-name="P4">
<draw:frame draw:style-name="fr1" draw:name="Image231" text:anchor-type="as-char" svg:width="6.9236in" svg:height="3.956343in" draw:z-index="0">
<draw:image xlink:href="../Images/yкринформ/2023-07-11T21-35-00-03-00/630_360_1689080905-308.jpg" xlink:type="simple" xlink:show="embed" xlink:actuate="onLoad" draw:mime-type="image/jpeg"/>
</draw:frame>
 ПрезидентЧехії Петр Павел назвав успішним рішення Вільнюського саміту НАТО про майбутнєчленство України та заявив, що тепер шлях Києва до Альянсу скоротиться.</text:p>
      <text:p text:style-name="P4">
Як передає Укрінформ, про це Петр Павел написав у <text:a xlink:type="simple" xlink:href="https://twitter.com/prezidentpavel/status/1678813660993421330" text:style-name="Internet_20_link" text:visited-style-name="Visited_20_Internet_20_Link">
 Твіттері</text:a>
.</text:p>
      <text:p text:style-name="P4">
Чеський президент вважає рішення саміту НАТО успіхом для України.</text:p>
      <text:p text:style-name="P4">
"Ми знаємо шлях. Одностайна згода 31 країни щодо майбутнього України в <text:a xlink:type="simple" xlink:href="https://www.ukrinform.ua/tag-nato" text:style-name="Internet_20_link" text:visited-style-name="Visited_20_Internet_20_Link">
 НАТО</text:a>
 - це успіх. Завдяки сьогоднішній угодіїї шлях до членства стане коротшим", - йдеться у повідомленні.</text:p>
      <text:p text:style-name="P4">
<text:span text:style-name="T4">
Читайте також:</text:span>
 <text:a xlink:type="simple" xlink:href="https://www.ukrinform.ua/rubric-polytics/3732623-ukraina-ta-cehia-pidpisali-memorandum-pro-spivpracu-v-oboronnij-galuzi.html" text:style-name="Internet_20_link" text:visited-style-name="Visited_20_Internet_20_Link">
 Україна та <text:span text:style-name="T4">
Чехія</text:span>
 підписали Меморандум про співпрацю воборонній галузі </text:a>
</text:p>
      <text:p text:style-name="P4">
Як повідомляв Укрінформ, саміт НАТО <text:a xlink:type="simple" xlink:href="https://www.ukrinform.ua/rubric-polytics/3734106-u-vilnusi-rozpocinaetsa-samit-nato-akij-viznacit-podalsij-slah-ukraini-do-alansu.html" text:style-name="Internet_20_link" text:visited-style-name="Visited_20_Internet_20_Link">
 проходить 11-12 липня</text:a>
 у столиціЛитви. У вівторок до Вільнюса прибув Президент Володимир Зеленський.</text:p>
      <text:p text:style-name="P4">
<text:span text:style-name="T5">
Фото: Інстаграм prezident_pavel</text:span>
</text:p>
      <text:p text:style-name="P4">
Source: <text:a xlink:type="simple" xlink:href="https://www.ukrinform.ua/rubric-polytics/3734538-pisla-risenna-samitu-u-vilnusi-slah-ukraini-do-nato-bude-korotsim-prezident-cehii.html" text:style-name="Internet_20_link" text:visited-style-name="Visited_20_Internet_20_Link">
https://www.ukrinform.ua/rubric-polytics/3734538-pisla-risenna-samitu-u-vilnusi-slah-ukraini-do-nato-bude-korotsim-prezident-cehii.html</text:a>
</text:p>
      <!--NEWS-->
      <text:h text:style-name="P10" text:outline-level="1">
<text:span text:style-name="T4">
Вімблдон-2023: Людмила Кіченок - у півфіналі міксту</text:span>
</text:h>
      <text:p text:style-name="P4">
Authors: Ukrinform (Person)</text:p>
      <text:p text:style-name="P4">
Publisher: Укринформ (Organization)</text:p>
      <text:p text:style-name="P4">
Published Time: 2023-07-11T21:39:37+03:00</text:p>
      <text:p text:style-name="P4">
Modified Time: 2023-07-11T21:39:37+03:00</text:p>
      <text:p text:style-name="P4">
Description: У Лондоні (Велика Британія) триває Вімблдонський турнір - третій у сезоні із серії Grand Slam. — Укрінформ.</text:p>
      <text:p text:style-name="P4">
Images: ['<text:a xlink:type="simple" xlink:href="https://static.ukrinform.com/photos/2023_07/thumb_files/630_360_1689100765-536.jpg" text:style-name="Internet_20_link" text:visited-style-name="Visited_20_Internet_20_Link">
630_360_16891...</text:a>
']</text:p>
      <text:p text:style-name="P4">
Tags: ['Теніс', 'Вімблдон']</text:p>
      <text:p text:style-name="P4">
Type: Article</text:p>
      <!--METADATA-->
      <text:p text:style-name="P4">
<draw:frame draw:style-name="fr1" draw:name="Image232" text:anchor-type="as-char" svg:width="6.9236in" svg:height="3.956343in" draw:z-index="0">
<draw:image xlink:href="../Images/yкринформ/2023-07-11T21-39-37-03-00/630_360_1689100765-536.jpg" xlink:type="simple" xlink:show="embed" xlink:actuate="onLoad" draw:mime-type="image/jpeg"/>
</draw:frame>
 У Лондоні(Велика Британія) триває Вімблдонський турнір - третій у сезоні із серії GrandSlam.</text:p>
      <text:p text:style-name="P4">
Посіяний під 7-м номером у змішаному розряді хорватсько-український дует МатеПавич - Людмила Кіченок в 1/4 фіналу переміг французько-казахстанський тандемНіколя Маю - Анна Даніліна - 6:3, 6:4, передає Укрінформ.</text:p>
      <text:p text:style-name="P4">
Путівку у фінал Павич та Кіченок розіграють із переможцями матчу міжбританцями Джонні О'Мара та Олівією Ніколлз з австралійцями Меттью Ебден таЕллен Перес.</text:p>
      <text:p text:style-name="P4">
<text:span text:style-name="T4">
Читайте також:</text:span>
 <text:a xlink:type="simple" xlink:href="https://www.ukrinform.ua/rubric-sports/3734511-vimbldon-kostuk-ne-zmogla-probitisa-do-12-finalu-zmisanogo-rozradu.html" text:style-name="Internet_20_link" text:visited-style-name="Visited_20_Internet_20_Link">
 Вімблдон: Костюк не змогла пробитися до 1/2 фіналузмішаного розряду </text:a>
</text:p>
      <text:p text:style-name="P4">
Вімблдонський турнір триватиме до 16 липня.</text:p>
      <text:p text:style-name="P4">
Фото: Getty Images/Global Images Ukraine.</text:p>
      <text:p text:style-name="P4">
Source: <text:a xlink:type="simple" xlink:href="https://www.ukrinform.ua/rubric-sports/3734539-vimbldon2023-ludmila-kicenok-u-pivfinali-mikstu.html" text:style-name="Internet_20_link" text:visited-style-name="Visited_20_Internet_20_Link">
https://www.ukrinform.ua/rubric-sports/3734539-vimbldon2023-ludmila-kicenok-u-pivfinali-mikstu.html</text:a>
</text:p>
      <!--NEWS-->
      <text:h text:style-name="P10" text:outline-level="1">
<text:span text:style-name="T4">
Головний майстер-сержант бригади «Маґура» Маркус написав рапорт, щоб перейти на нижчу посаду</text:span>
</text:h>
      <text:p text:style-name="P4">
Authors: Ukrinform (Person)</text:p>
      <text:p text:style-name="P4">
Publisher: Укринформ (Organization)</text:p>
      <text:p text:style-name="P4">
Published Time: 2023-07-11T21:43:00+03:00</text:p>
      <text:p text:style-name="P4">
Modified Time: 2023-07-11T21:43:00+03:00</text:p>
      <text:p text:style-name="P4">
Description: Головний сержант 47-ї окремої механізованої бригади “Маґура” Валерій Маркус написав рапорт на переведення на нижчу посаду в бригаді. — Укрінформ.</text:p>
      <text:p text:style-name="P4">
Images: ['<text:a xlink:type="simple" xlink:href="https://static.ukrinform.com/photos/2023_07/thumb_files/630_360_1689101417-310.jpg" text:style-name="Internet_20_link" text:visited-style-name="Visited_20_Internet_20_Link">
630_360_16891...</text:a>
']</text:p>
      <text:p text:style-name="P4">
Tags: ['ЗСУ', 'Війна з Росією']</text:p>
      <text:p text:style-name="P4">
Type: Article</text:p>
      <!--METADATA-->
      <text:p text:style-name="P4">
<draw:frame draw:style-name="fr1" draw:name="Image233" text:anchor-type="as-char" svg:width="6.9236in" svg:height="3.956343in" draw:z-index="0">
<draw:image xlink:href="../Images/yкринформ/2023-07-11T21-43-00-03-00/630_360_1689101417-310.jpg" xlink:type="simple" xlink:show="embed" xlink:actuate="onLoad" draw:mime-type="image/jpeg"/>
</draw:frame>
 Головнийсержант 47-ї окремої механізованої бригади “Маґура” Валерій Маркус написаврапорт на переведення на нижчу посаду в бригаді.</text:p>
      <text:p text:style-name="P4">
Про це військовий повідомив на своїй сторінці у <text:a xlink:type="simple" xlink:href="https://www.facebook.com/valerii.markus/posts/pfbid0no4he5grQVRrFgDJJq7gwW7hhp5n4iqTcbZLWLdfouNEKDjwD7NLJzK9nkV2WTs5l" text:style-name="Internet_20_link" text:visited-style-name="Visited_20_Internet_20_Link">
 Фейсбуці</text:a>
, передає Укрінформ.</text:p>
      <text:p text:style-name="P4">
"Я категорично не згоден з рішеннями щодо застосування і розвитку 47 бригади.Збудувати військову частину згідно тих цінностей, які ми декларували напочатку її створення, нам не дозволили. Вплинути на ситуацію або виправитибільше можливості не маю. Моє перебування на посаді головного сержанта бригадибільше не вважаю доцільним. Своїх людей я залишити не можу, тому йду нанайнижчу посаду за ВЛАСНИМ бажанням, щоб бути ближче до них на полі бою", -написав Маркус.</text:p>
      <text:p text:style-name="P4">
Він опублікував фото свого рапорту про переведення, в якому серед іншогозазначає про "систематичні приниження роботи сержантського корпусу бригади".</text:p>
      <text:p text:style-name="P4">
Як повідомляв Укрінформ, раніше Президент України Володимир Зеленський _<text:span text:style-name="T4">
<text:a xlink:type="simple" xlink:href="https://www.ukrinform.ua/rubric-society/3729058-prezident-zustrivsa-z-golovnim-majsterserzantom-brigadi-magura-valeriem-markusom.html" text:style-name="Internet_20_link" text:visited-style-name="Visited_20_Internet_20_Link">
зустрівся з головним майстер-сержантом бригади "Маґура" Валерієм Маркусом</text:a>
 </text:span>
 _ .Зокрема, вони обговорили зміни, впровадження яких в українському військуреально допомогло б поліпшити службу, а також реформу сержантського корпусу йзабезпечення достойного рівня заробітних плат.</text:p>
      <text:p text:style-name="P4">
Source: <text:a xlink:type="simple" xlink:href="https://www.ukrinform.ua/rubric-ato/3734541-golovnij-majsterserzant-brigadi-magura-markus-napisav-raport-sob-perejti-na-nizcu-posadu.html" text:style-name="Internet_20_link" text:visited-style-name="Visited_20_Internet_20_Link">
https://www.ukrinform.ua/rubric-ato/3734541-golovnij-majsterserzant-brigadi-magura-markus-napisav-raport-sob-perejti-na-nizcu-posadu.html</text:a>
</text:p>
      <!--NEWS-->
      <text:h text:style-name="P10" text:outline-level="1">
<text:span text:style-name="T4">
Сейм Польщі ухвалив резолюцію щодо Волинської трагедії</text:span>
</text:h>
      <text:p text:style-name="P4">
Authors: Ukrinform (Person)</text:p>
      <text:p text:style-name="P4">
Publisher: Укринформ (Organization)</text:p>
      <text:p text:style-name="P4">
Published Time: 2023-07-11T21:56:00+03:00</text:p>
      <text:p text:style-name="P4">
Modified Time: 2023-07-11T21:56:00+03:00</text:p>
      <text:p text:style-name="P4">
Description: Нижня палата польського парламенту одноголосно прийняла у вівторок резолюцію, якою вшанувала пам'ять жертв Волинської трагедії. — Укрінформ.</text:p>
      <text:p text:style-name="P4">
Images: ['<text:a xlink:type="simple" xlink:href="https://static.ukrinform.com/photos/2023_07/thumb_files/630_360_1689110187-362.jpg" text:style-name="Internet_20_link" text:visited-style-name="Visited_20_Internet_20_Link">
630_360_16891...</text:a>
']</text:p>
      <text:p text:style-name="P4">
Tags: ['Історія', 'Польща', 'Резолюція', 'Сейм', 'Україна', 'Волинська трагедія']</text:p>
      <text:p text:style-name="P4">
Type: Article</text:p>
      <!--METADATA-->
      <text:p text:style-name="P4">
<draw:frame draw:style-name="fr1" draw:name="Image234" text:anchor-type="as-char" svg:width="6.9236in" svg:height="3.956343in" draw:z-index="0">
<draw:image xlink:href="../Images/yкринформ/2023-07-11T21-56-00-03-00/630_360_1689110187-362.jpg" xlink:type="simple" xlink:show="embed" xlink:actuate="onLoad" draw:mime-type="image/jpeg"/>
</draw:frame>
 Нижняпалата польського парламенту одноголосно прийняла у вівторок резолюцію, якоювшанувала пам'ять жертв Волинської трагедії.</text:p>
      <text:p text:style-name="P4">
У ній Сейм Польщі наголосив, що для польсько-українського примиреннянеобхідним є визнання провини за злочини і вшанування жертв, передаєкореспондент Укрінформу.</text:p>
      <text:p text:style-name="P4">
“Польсько-українське примирення, яке роками будували представники обохнародів, має включати також визнання провини та вшанування пам’яті жертвДругої світової війни. Принципове значення має проведення ексгумацій, належнепоховання та вшанування пам’яті всіх жертв геноциду на Східних Кресах (нинішнятериторія західної України – ред.)”,- йдеться у резолюції.</text:p>
      <text:p text:style-name="P4">
За резолюцію проголосували усі 440 депутатів, які були в сесійній залі, ніхтоне утримався і не був проти.</text:p>
      <text:p text:style-name="P4">
<text:span text:style-name="T4">
Читайте також:</text:span>
 <text:a xlink:type="simple" xlink:href="https://www.ukrinform.ua/rubric-polytics/3732902-rosia-rozigruvatime-volinsku-kartu-poki-ne-bude-zasovano-vse-pro-tragediu-moraveckij.html" text:style-name="Internet_20_link" text:visited-style-name="Visited_20_Internet_20_Link">
 Моравецький: Росія розігруватиме «волинську карту», покине буде з’ясовано все про трагедію </text:a>
</text:p>
      <text:p text:style-name="P4">
В офіційних заходах з нагоди Дня пам’яті жертв Волинської трагедії, які 11липня відбуваються в Польщі, від України, зокрема, взяли участь <text:a xlink:type="simple" xlink:href="https://www.ukrinform.ua/rubric-polytics/3734509-stefancuk-iz-kerivnictvom-polsi-vsanuvali-pamat-zertv-volinskoi-tragedii.html" text:style-name="Internet_20_link" text:visited-style-name="Visited_20_Internet_20_Link">
 ГоловаВерховної Ради Руслан Стефанчук </text:a>
 та <text:a xlink:type="simple" xlink:href="https://www.ukrinform.ua/rubric-polytics/3734519-ministri-kulturi-ukraini-ta-polsi-vsanuvali-pamat-zertv-volinskoi-tragedii.html" text:style-name="Internet_20_link" text:visited-style-name="Visited_20_Internet_20_Link">
 міністр культури й інформаційної політикиОлександр Ткаченко </text:a>
 .</text:p>
      <text:p text:style-name="P4">
Як повідомлялося, президенти України та Польщі, <text:a xlink:type="simple" xlink:href="https://www.ukrinform.ua/rubric-polytics/3733437-razom-mi-silnisi-zelenskij-i-duda-vsanuvali-pamat-zertv-volinskoi-tragedii.html" text:style-name="Internet_20_link" text:visited-style-name="Visited_20_Internet_20_Link">
 Володимир Зеленський іАнджей Дуда </text:a>
зустрілися 9 липня в Луцьку і взяли участь у спільних заходах із вшануванняпам'яті жертв Волинської трагедії. Зеленський і Дуда відвідали Кафедральнийкостел святих Петра й Павла. У месі взяли участь Предстоятель ПЦУ митрополитЕпіфаній, митрополит Луцький і Волинський Михаїл, глава Української греко-католицької церкви, Блаженніший Святослав.</text:p>
      <text:p text:style-name="P4">
<text:span text:style-name="T4">
Читайте також:</text:span>
 <text:a xlink:type="simple" xlink:href="https://www.ukrinform.ua/rubric-society/3732808-glavi-ugkc-ta-katolickoi-cerkvi-polsi-pidpisali-zvernenna-sodo-volinskoi-tragedii.html" text:style-name="Internet_20_link" text:visited-style-name="Visited_20_Internet_20_Link">
 Глави УГКЦ та католицької церкви Польщі підписализвернення щодо <text:span text:style-name="T4">
Волинської</text:span>
 <text:span text:style-name="T4">
трагедії</text:span>
 </text:a>
</text:p>
      <text:p text:style-name="P4">
Тема Волинської трагедії є однією з найбільш суперечливих в українсько-польських відносинах. Погляди Києва і Варшави на причини, відповідальність ікількість жертв з обох сторін дещо відрізняються. Польська сторона наполягає,що виключну відповідальність за злочин, скоєний в 1943-1944 роках на Волині,несе українська сторона, натомість українська сторона переконує, щовідповідальність несуть обидві сторони і вибачення має бути взаємним.</text:p>
      <text:p text:style-name="P4">
Тему Волинської трагедії в минулі роки і зараз активно використовує російськапропаганда, аби посварити Україну і Польщу.</text:p>
      <text:p text:style-name="P4">
<text:span text:style-name="T5">
Фото: Sejm RP, Twitter</text:span>
</text:p>
      <text:p text:style-name="P4">
Source: <text:a xlink:type="simple" xlink:href="https://www.ukrinform.ua/rubric-society/3734544-sejm-polsi-uhvaliv-rezoluciu-sodo-volinskoi-tragedii.html" text:style-name="Internet_20_link" text:visited-style-name="Visited_20_Internet_20_Link">
https://www.ukrinform.ua/rubric-society/3734544-sejm-polsi-uhvaliv-rezoluciu-sodo-volinskoi-tragedii.html</text:a>
</text:p>
      <!--NEWS-->
      <text:h text:style-name="P10" text:outline-level="1">
<text:span text:style-name="T4">
Марченко вийшов до 1/8 фіналу турніру ATP серії Challenger в Чикаго</text:span>
</text:h>
      <text:p text:style-name="P4">
Authors: Ukrinform (Person)</text:p>
      <text:p text:style-name="P4">
Publisher: Укринформ (Organization)</text:p>
      <text:p text:style-name="P4">
Published Time: 2023-07-11T21:58:30+03:00</text:p>
      <text:p text:style-name="P4">
Modified Time: 2023-07-11T21:58:30+03:00</text:p>
      <text:p text:style-name="P4">
Description: Українець Ілля Марченко розіграє путівку до чвертьфіналу турніру Асоціації тенісистів професіоналів (АТР) серії Challenger - Chicago Men's Challenger - в Чикаго (США) із призовим фондом 80 тис. доларів. — Укрінформ.</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235" text:anchor-type="as-char" svg:width="6.9236in" svg:height="3.956343in" draw:z-index="0">
<draw:image xlink:href="../Images/yкринформ/2023-07-11T21-58-30-03-00/630_360_1686825878-112.jpg" xlink:type="simple" xlink:show="embed" xlink:actuate="onLoad" draw:mime-type="image/jpeg"/>
</draw:frame>
 УкраїнецьІлля Марченко розіграє путівку до чвертьфіналу турніру Асоціації тенісистівпрофесіоналів (АТР) серії Challenger - Chicago Men's Challenger - в Чикаго(США) із призовим фондом 80 тис. доларів.</text:p>
      <text:p text:style-name="P4">
У матчі за вихід до 1/8 фіналу змагань Марченко за 1,5 години завдав поразкиавстралійцю Дейну Суїні - 6:4, 6:4, передає Укрінформ.</text:p>
      <text:p text:style-name="P4">
Наступним суперником Марченка у другому колі основної сітки змагань станеавстралієць Трістан Скулкейт, якому програв посіяний під 5-м номером АлтугугДжелікбілекович з Туреччини - 6:4, 7:6 (7:2).</text:p>
      <text:p text:style-name="P4">
<text:span text:style-name="T4">
Читайте також:</text:span>
 <text:a xlink:type="simple" xlink:href="https://www.ukrinform.ua/rubric-sports/3734093-marcenko-probivsa-do-osnovnoi-sitki-turniru-atp-serii-challenger-v-cikago.html" text:style-name="Internet_20_link" text:visited-style-name="Visited_20_Internet_20_Link">
 Марченко пробився до основної сітки турніру ATP серіїChallenger в Чикаго </text:a>
</text:p>
      <text:p text:style-name="P4">
Турнір у Чикаго триватиме до 16 липня.</text:p>
      <text:p text:style-name="P4">
Фото: Getty Images.</text:p>
      <text:p text:style-name="P4">
Source: <text:a xlink:type="simple" xlink:href="https://www.ukrinform.ua/rubric-sports/3734543-marcenko-vijsov-do-18-finalu-turniru-atp-serii-challenger-v-cikago.html" text:style-name="Internet_20_link" text:visited-style-name="Visited_20_Internet_20_Link">
https://www.ukrinform.ua/rubric-sports/3734543-marcenko-vijsov-do-18-finalu-turniru-atp-serii-challenger-v-cikago.html</text:a>
</text:p>
      <!--NEWS-->
      <text:h text:style-name="P10" text:outline-level="1">
<text:span text:style-name="T4">
Наші захисники успішно стримують атаки ворога на всіх напрямках</text:span>
</text:h>
      <text:p text:style-name="P4">
Author: ['АРМІЯINFORM']</text:p>
      <text:p text:style-name="P4">
Time: 2023-07-11T22:00:00-04:00</text:p>
      <text:p text:style-name="P4">
Description: Противник зосереджує основні зусилля на Куп’янському,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jpg" text:style-name="Internet_20_link" text:visited-style-name="Visited_20_Internet_20_Link">
arta.jpg</text:a>
']</text:p>
      <text:p text:style-name="P4">
Tags: ['STOPRUSSIA', 'АГРЕСІЯ РФ', 'ВТОРГНЕННЯ РФ']</text:p>
      <text:p text:style-name="P4">
Category: News</text:p>
      <!--METADATA-->
      <text:p text:style-name="P4">
<draw:frame draw:style-name="fr1" draw:name="Image236" text:anchor-type="as-char" svg:width="6.9236in" svg:height="2.993015in" draw:z-index="0">
<draw:image xlink:href="../Images/AРМІЯINFORM/2023-07-11T22-00-00-04-00/arta.jpg" xlink:type="simple" xlink:show="embed" xlink:actuate="onLoad" draw:mime-type="image/jpeg"/>
</draw:frame>
 <text:span text:style-name="T4">
🔥Ситуація щодо російського вторгнення</text:span>
</text:p>
      <text:p text:style-name="P4">
Противник зосереджує основні зусилля на Куп’янському, Лиманському,Бахмутському, Авдіївському та Мар’їнському напрямках, тривають важкі бої.Протягом доби відбулось 30 бойових зіткнень.</text:p>
      <text:p text:style-name="P4">
Про це<text:a xlink:type="simple" xlink:href="https://www.facebook.com/GeneralStaff.ua/posts/pfbid02L2K8argqjcrgeYxEnGG9PyA8DH8v3p9qsjCGVemfAEYPhVKxw2CRriDcJCrrRv6Ll" text:style-name="Internet_20_link" text:visited-style-name="Visited_20_Internet_20_Link">
повідомляє</text:a>
Генеральний штаб ЗС України.</text:p>
      <text:p text:style-name="P4">
<text:span text:style-name="T4">
На Куп’янському напрямку</text:span>
 наші воїни стійко тримають оборону.</text:p>
      <text:p text:style-name="P4">
<text:span text:style-name="T4">
На Бахмутському напрямку,</text:span>
 під щільним вогнем артилерії противника, нашізахисники успішно відбили атаки окупантів в районі населеного пунктуГригорівка Донецької області.</text:p>
      <text:p text:style-name="P4">
<text:span text:style-name="T4">
На Авдіївському напрямку</text:span>
 Сили оборони продовжують стримувати наступросійських військ в районі Сєверного Донецької області.</text:p>
      <text:p text:style-name="P4">
<text:span text:style-name="T4">
На Мар’їнському напрямку,</text:span>
 під ворожими вогнем артилерії, наші захисникивідбили усі ворожі атаки в районах населених пунктів Мар’їнка таКрасногорівка.</text:p>
      <text:p text:style-name="P4">
<text:span text:style-name="T4">
На Шахтарському напрямку</text:span>
 противник вів безуспішні наступальні дії в районіНовомихайлівки Донецької області.</text:p>
      <text:p text:style-name="P4">
Source: <text:a xlink:type="simple" xlink:href="https://armyinform.com.ua/2023/07/11/nashi-zahysnyky-uspishno-strymuyut-ataky-voroga-na-vsih-napryamkah/" text:style-name="Internet_20_link" text:visited-style-name="Visited_20_Internet_20_Link">
https://armyinform.com.ua/2023/07/11/nashi-zahysnyky-uspishno-strymuyut-ataky-voroga-na-vsih-napryamkah/</text:a>
</text:p>
      <!--NEWS-->
      <text:h text:style-name="P10" text:outline-level="1">
<text:span text:style-name="T4">
Уряд змінив порядок призначення виплат переселенцям</text:span>
</text:h>
      <text:p text:style-name="P4">
Authors: Ukrinform (Person)</text:p>
      <text:p text:style-name="P4">
Publisher: Укринформ (Organization)</text:p>
      <text:p text:style-name="P4">
Published Time: 2023-07-11T22:06:00+03:00</text:p>
      <text:p text:style-name="P4">
Modified Time: 2023-07-11T22:06:00+03:00</text:p>
      <text:p text:style-name="P4">
Description: Кабінет Міністрів ухвалив постанову, якою уточнив параметри надання допомоги внутрішньо переміщеним особам.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Переселенці', 'Уряд', 'Гроші']</text:p>
      <text:p text:style-name="P4">
Type: Article</text:p>
      <!--METADATA-->
      <text:p text:style-name="P4">
<draw:frame draw:style-name="fr1" draw:name="Image237" text:anchor-type="as-char" svg:width="6.9236in" svg:height="3.949857in" draw:z-index="0">
<draw:image xlink:href="../Images/yкринформ/2023-07-11T22-06-00-03-00/630_360_1601066264-898.jpg" xlink:type="simple" xlink:show="embed" xlink:actuate="onLoad" draw:mime-type="image/jpeg"/>
</draw:frame>
 КабінетМіністрів ухвалив постанову, якою уточнив параметри надання допомогивнутрішньо переміщеним особам.</text:p>
      <text:p text:style-name="P4">
Про це <text:a xlink:type="simple" xlink:href="https://www.msp.gov.ua/news/22951.html" text:style-name="Internet_20_link" text:visited-style-name="Visited_20_Internet_20_Link">
 повідомляє </text:a>
 пресслужбаМіністерства соціальної політики України, передає Укрінформ.</text:p>
      <text:p text:style-name="P4">
«11 липня Уряд прийняв постанову «Деякі питання підтримки внутрішньопереміщених осіб», яка вносить зміни до порядку призначення виплат напроживання для ВПО», - йдеться в повідомленні.</text:p>
      <text:p text:style-name="P4">
Зокрема, для всіх внутрішньо переміщених осіб, які проживають в Україні іотримують допомогу, з 1 серпня 2023 року буде автоматично продовжено виплатуще на 6 місяців, до кінця січня 2024 року, у визначеному розмірі для осіб зінвалідністю та дітей – 3 тис. грн та для інших осіб – 2 тис. грн.</text:p>
      <text:p text:style-name="P4">
<text:span text:style-name="T4">
Читайте також:</text:span>
 <text:span text:style-name="T4">
<text:a xlink:type="simple" xlink:href="https://www.ukrinform.ua/rubric-economy/3732649-sprianna-relokacii-biznesu-vpo-nadast-dodatkovi-perspektivi-gromadam-ekspert-ulead.html" text:style-name="Internet_20_link" text:visited-style-name="Visited_20_Internet_20_Link">
 Сприяння релокації бізнесу ВПО надасть додатковіперспективи громадам – експерт U-LEAD </text:a>
 </text:span>
</text:p>
      <text:p text:style-name="P4">
Відповідно, виплати не продовжуватимуться особам, які перебувають за кордономпонад 30 календарних днів поспіль без обґрунтованих причин, що підтверджуютьсядокументально (обґрунтованими вважаються причини, коли людина була услужбовому відрядженні чи на стажуванні, перебувала на лікуванні абореабілітації, доглядала за хворою дитиною, оздоровлювала дитину та ін.). Такожне продовжуватимуться виплати тим, хто повернувся до покинутого місцяпроживання.</text:p>
      <text:p text:style-name="P4">
Крім того, виплати не продовжуватимуться особам, які відбувають покарання вмісцях позбавлення волі або були засуджені за колабораціонізм.</text:p>
      <text:p text:style-name="P4">
<text:span text:style-name="T4">
Читайте також:</text:span>
 <text:span text:style-name="T4">
<text:a xlink:type="simple" xlink:href="https://www.ukrinform.ua/rubric-society/3731324-kiivska-skola-ekonomiki-ogolosila-700-grantiv-na-navcanna-dla-ditej-vijskovih-ta-vpo.html" text:style-name="Internet_20_link" text:visited-style-name="Visited_20_Internet_20_Link">
 Київська школа економіки оголосила 700 грантів нанавчання для дітей військових та ВПО </text:a>
 </text:span>
</text:p>
      <text:p text:style-name="P4">
Також уточнено, що виплати із 1 вересня 2023 року будуть припинені тимгромадянам, чий майновий стан дозволяє здійснювати суттєві витрати бездопомоги держави. А саме, тим ВПО, які від моменту ухвалення даної постановипридбали новий транспортний засіб, придбали земельну ділянку, квартиру,будинок на суму понад 100 тис. грн.</text:p>
      <text:p text:style-name="P4">
Не отримуватимуть допомогу також українці, які мають на депозитномубанківському рахунку кошти у загальній сумі понад 100 тис. грн, або придбалиіноземну валюту, а також банківських металів на загальну суму понад 100 тис.грн.</text:p>
      <text:p text:style-name="P4">
Українцям, які мають у власності житло, що розташоване на інших територіях ніжтих, де ведуться активні (можливі) бойові дії або які є окупованими, площеюпонад 13,65 м2 на одного члена сім’ї, виплати також припиняються.</text:p>
      <text:p text:style-name="P4">
<text:span text:style-name="T4">
Читайте також:</text:span>
 <text:span text:style-name="T4">
<text:a xlink:type="simple" xlink:href="https://www.ukrinform.ua/rubric-society/3729574-z-pocatku-povnomasstabnoi-vijni-do-sluzbi-zajnatosti-prijsli-sukati-robotu-74-tisaci-vpo.html" text:style-name="Internet_20_link" text:visited-style-name="Visited_20_Internet_20_Link">
 З початку повномасштабної війни до служби зайнятостіприйшли шукати роботу 74 тисячі ВПО </text:a>
 </text:span>
</text:p>
      <text:p text:style-name="P4">
Також ухваленими змінами надано можливість отримувати допомогу внутрішньопереміщеним особам, у яких народились діти після переміщення.</text:p>
      <text:p text:style-name="P4">
Наголошується, що виплати допомоги будуть здійснюватися 15 та 28 числа кожногомісяця.</text:p>
      <text:p text:style-name="P4">
В Мінсоцполітики звертають увагу, що нові критерії для отримання допомоги невпливають на отриману допомогу до 01.08.2023 року.</text:p>
      <text:p text:style-name="P4">
Як повідомлялося, на виплату допомоги на проживання внутрішньо переміщенимособам за липень спрямовано 4 млрд гривень.</text:p>
      <text:p text:style-name="P4">
Source: <text:a xlink:type="simple" xlink:href="https://www.ukrinform.ua/rubric-economy/3734547-urad-zminiv-poradok-priznacenna-viplat-vpo.html" text:style-name="Internet_20_link" text:visited-style-name="Visited_20_Internet_20_Link">
https://www.ukrinform.ua/rubric-economy/3734547-urad-zminiv-poradok-priznacenna-viplat-vpo.html</text:a>
</text:p>
      <!--NEWS-->
      <text:h text:style-name="P10" text:outline-level="1">
<text:span text:style-name="T4">
На Таврійському напрямку росіяни за добу втратили майже дві роти та 14 одиниць техніки</text:span>
</text:h>
      <text:p text:style-name="P4">
Authors: Ukrinform (Person)</text:p>
      <text:p text:style-name="P4">
Publisher: Укринформ (Organization)</text:p>
      <text:p text:style-name="P4">
Published Time: 2023-07-11T22:14:00+03:00</text:p>
      <text:p text:style-name="P4">
Modified Time: 2023-07-11T22:14:00+03:00</text:p>
      <text:p text:style-name="P4">
Description: На Таврійському напрямку за останню добу російські загарбники втратили вбитими та пораненими майже дві роти та 14 одиниць техніки. — Укрінформ.</text:p>
      <text:p text:style-name="P4">
Images: ['<text:a xlink:type="simple" xlink:href="https://static.ukrinform.com/photos/2022_06/thumb_files/630_360_1655303738-169.jpg" text:style-name="Internet_20_link" text:visited-style-name="Visited_20_Internet_20_Link">
630_360_16553...</text:a>
']</text:p>
      <text:p text:style-name="P4">
Tags: ['ЗСУ', 'Агресія РФ', 'Війна з Росією', 'Контрнаступ']</text:p>
      <text:p text:style-name="P4">
Type: Article</text:p>
      <!--METADATA-->
      <text:p text:style-name="P4">
<draw:frame draw:style-name="fr1" draw:name="Image238" text:anchor-type="as-char" svg:width="6.9236in" svg:height="3.956343in" draw:z-index="0">
<draw:image xlink:href="../Images/yкринформ/2023-07-11T22-14-00-03-00/630_360_1655303738-169.jpg" xlink:type="simple" xlink:show="embed" xlink:actuate="onLoad" draw:mime-type="image/jpeg"/>
</draw:frame>
 НаТаврійському напрямку за останню добу російські загарбники втратили вбитими тапораненими майже дві роти та 14 одиниць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Sumy_news_ODA/17709" text:style-name="Internet_20_link" text:visited-style-name="Visited_20_Internet_20_Link">
 Телеграмі</text:a>
 .</text:p>
      <text:p text:style-name="P4">
"На Таврійському напрямку тривають бої. Протягом минулої доби ворог 27 разіватакував наші позиції та здійснив 668 обстрілів. Артилерійські підрозділи Силоборони таврійського напрямку протягом доби виконали 1418 вогневих завдань.Втрати ворога вбитими та пораненими склали майже дві роти", - ідеться уповідомленні.</text:p>
      <text:p text:style-name="P4">
<text:span text:style-name="T4">
Читайте також:</text:span>
 <text:span text:style-name="T4">
<text:a xlink:type="simple" xlink:href="https://www.ukrinform.ua/rubric-ato/3734352-na-tavrijskomu-napramku-za-dobu-zdalasa-u-polon-rekordna-kilkist-vijskovih-rf.html" text:style-name="Internet_20_link" text:visited-style-name="Visited_20_Internet_20_Link">
 На Таврійському напрямку за добу здалася у полонрекордна кількість військових рф </text:a>
 </text:span>
</text:p>
      <text:p text:style-name="P4">
Знищено 14 одиниць військової техніки росіян. Зокрема, 6 ББМ, МТЛБ, гаубиця2С19 “Мста-С”, гаубиця 2А65 “Мста-Б”, гармата 2А36 “Гіацинт-Б” та автомобільнатехніка.</text:p>
      <text:p text:style-name="P4">
Також було знищено сім складів боєприпасів ворога.</text:p>
      <text:p text:style-name="P4">
<text:span text:style-name="T4">
Читайте також:</text:span>
 <text:span text:style-name="T4">
<text:a xlink:type="simple" xlink:href="https://www.ukrinform.ua/rubric-regions/3734238-v-okupovanij-novooleksiivci-na-hersonsini-znisili-sklad-rosijskih-boepripasiv.html" text:style-name="Internet_20_link" text:visited-style-name="Visited_20_Internet_20_Link">
 В окупованій Новоолексіївці на Херсонщині знищили складросійських боєприпасів </text:a>
 </text:span>
</text:p>
      <text:p text:style-name="P4">
Як повідомляв Укрінформ, на Куп’янському, Лиманському, Бахмутському,Авдіївському та Мар’їнському напрямках тривають важкі бої, упродовж доби тамвідбулися 17 бойових зіткнень.</text:p>
      <text:p text:style-name="P4">
Source: <text:a xlink:type="simple" xlink:href="https://www.ukrinform.ua/rubric-ato/3734549-na-tavrijskomu-napramku-rosiani-za-dobu-vtratili-majze-dvi-roti-ta-14-odinic-tehniki.html" text:style-name="Internet_20_link" text:visited-style-name="Visited_20_Internet_20_Link">
https://www.ukrinform.ua/rubric-ato/3734549-na-tavrijskomu-napramku-rosiani-za-dobu-vtratili-majze-dvi-roti-ta-14-odinic-tehniki.html</text:a>
</text:p>
      <!--NEWS-->
      <text:h text:style-name="P10" text:outline-level="1">
<text:span text:style-name="T4">
Уряд змінив Порядок обліку артезіанських свердловин</text:span>
</text:h>
      <text:p text:style-name="P4">
Authors: Ukrinform (Person)</text:p>
      <text:p text:style-name="P4">
Publisher: Укринформ (Organization)</text:p>
      <text:p text:style-name="P4">
Published Time: 2023-07-11T22:24:02+03:00</text:p>
      <text:p text:style-name="P4">
Modified Time: 2023-07-11T22:24:02+03:00</text:p>
      <text:p text:style-name="P4">
Description: Кабінет Міністрів схвалив постанову, якою встановлюються єдині правила функціонування Реєстру свердловин. — Укрінформ.</text:p>
      <text:p text:style-name="P4">
Images: ['<text:a xlink:type="simple" xlink:href="https://static.ukrinform.com/photos/2023_07/thumb_files/630_360_1689103173-699.jpg" text:style-name="Internet_20_link" text:visited-style-name="Visited_20_Internet_20_Link">
630_360_16891...</text:a>
']</text:p>
      <text:p text:style-name="P4">
Tags: ['Мінекології ', 'Уряд', 'Вода', 'Свердловина']</text:p>
      <text:p text:style-name="P4">
Type: Article</text:p>
      <!--METADATA-->
      <text:p text:style-name="P4">
<draw:frame draw:style-name="fr1" draw:name="Image239" text:anchor-type="as-char" svg:width="6.9236in" svg:height="3.956343in" draw:z-index="0">
<draw:image xlink:href="../Images/yкринформ/2023-07-11T22-24-02-03-00/630_360_1689103173-699.jpg" xlink:type="simple" xlink:show="embed" xlink:actuate="onLoad" draw:mime-type="image/jpeg"/>
</draw:frame>
 КабінетМіністрів схвалив постанову, якою встановлюються єдині правила функціонуванняРеєстру свердловин.</text:p>
      <text:p text:style-name="P4">
Про це повідомляє Міністерство захисту довкілля та природних ресурсів Україниу <text:a xlink:type="simple" xlink:href="https://t.me/mindovkillia/1244" text:style-name="Internet_20_link" text:visited-style-name="Visited_20_Internet_20_Link">
 Телеграмі </text:a>
 , передає Укрінформ.</text:p>
      <text:p text:style-name="P4">
«Кабінет Міністрів України на своєму засіданні вніс зміни до Порядкудержавного обліку артезіанських свердловин, облаштування їх засобамивимірювання об'єму видобутих підземних <text:a xlink:type="simple" xlink:href="https://www.ukrinform.ua/tag-voda" text:style-name="Internet_20_link" text:visited-style-name="Visited_20_Internet_20_Link">
 вод </text:a>
 », - йдеться у повідомленні.</text:p>
      <text:p text:style-name="P4">
Зокрема, документ встановлює єдині правила функціонування Реєстру свердловинта на юридичному рівні фіксує поняття «артезіанська свердловина».</text:p>
      <text:p text:style-name="P4">
За словами міністра захисту довкілля Руслана Стрільця, цим рішенням будестворено прозорий доступ громадськості та бізнесу до даних про артезіанськісвердловини, що своєю чергою мінімізує корупційні ризики.</text:p>
      <text:p text:style-name="P4">
<text:span text:style-name="T4">
Читайте також:</text:span>
 <text:a xlink:type="simple" xlink:href="https://www.ukrinform.ua/rubric-regions/3734448-vodopostacanna-na-dnipropetrovsini-planuetsa-vidnoviti-do-oseni-smigal.html" text:style-name="Internet_20_link" text:visited-style-name="Visited_20_Internet_20_Link">
 <text:span text:style-name="T4">
Водопостачання</text:span>
 на Дніпропетровщині плануєтьсявідновити до осені – Шмигаль </text:a>
</text:p>
      <text:p text:style-name="P4">
Крім того, це рішення створює умови для оперативного реагування на викликивоєнного часу та подолання наслідків теракту РФ на Каховській ГЕС, аджедозволяє швидко забезпечити населення питною водою.</text:p>
      <text:p text:style-name="P4">
Як повідомлялося, Міндовкілля затвердило Правила охорони підземних вод, якірегулюють питання водозабору з артезіанських свердловин. Зокрема, документвстановлює порядок буріння, консервації та ліквідації свердловин, вимогирегулярного звітування водокористувачів та подання ними паспортів свердловиндо Державного реєстру артезіанських свердловин.</text:p>
      <text:p text:style-name="P4">
<text:span text:style-name="T5">
Фото з сайту aquatoria.kiev.ua</text:span>
</text:p>
      <text:p text:style-name="P4">
Source: <text:a xlink:type="simple" xlink:href="https://www.ukrinform.ua/rubric-economy/3734550-urad-zminiv-poradok-obliku-artezianskih-sverdlovin.html" text:style-name="Internet_20_link" text:visited-style-name="Visited_20_Internet_20_Link">
https://www.ukrinform.ua/rubric-economy/3734550-urad-zminiv-poradok-obliku-artezianskih-sverdlovin.html</text:a>
</text:p>
      <!--NEWS-->
      <text:h text:style-name="P10" text:outline-level="1">
<text:span text:style-name="T4">
На Сумщині росіяни понад 20 разів за день обстріляли прикордонні громади</text:span>
</text:h>
      <text:p text:style-name="P4">
Authors: Ukrinform (Person)</text:p>
      <text:p text:style-name="P4">
Publisher: Укринформ (Organization)</text:p>
      <text:p text:style-name="P4">
Published Time: 2023-07-11T22:26:00+03:00</text:p>
      <text:p text:style-name="P4">
Modified Time: 2023-07-11T22:26:00+03:00</text:p>
      <text:p text:style-name="P4">
Description: На Сумщині росіяни понад 20 разів обстріляли прикордонні громади, пошкоджені цивільні будинки, загинула велика рогата худоба, понад 370 жителів без світла. — Укрінформ.</text:p>
      <text:p text:style-name="P4">
Images: ['<text:a xlink:type="simple" xlink:href="https://static.ukrinform.com/photos/2022_08/thumb_files/630_360_1660843916-974.jpg" text:style-name="Internet_20_link" text:visited-style-name="Visited_20_Internet_20_Link">
630_360_16608...</text:a>
']</text:p>
      <text:p text:style-name="P4">
Tags: ['Обстріл', 'Сумщина', 'Агресія РФ', 'Війна з Росією']</text:p>
      <text:p text:style-name="P4">
Type: Article</text:p>
      <!--METADATA-->
      <text:p text:style-name="P4">
<draw:frame draw:style-name="fr1" draw:name="Image240" text:anchor-type="as-char" svg:width="6.9236in" svg:height="3.956343in" draw:z-index="0">
<draw:image xlink:href="../Images/yкринформ/2023-07-11T22-26-00-03-00/630_360_1660843916-974.jpg" xlink:type="simple" xlink:show="embed" xlink:actuate="onLoad" draw:mime-type="image/jpeg"/>
</draw:frame>
 На Сумщиніросіяни понад 20 разів обстріляли прикордонні громади, пошкоджені цивільнібудинки, загинула велика рогата худоба, понад 370 жителів без світла.</text:p>
      <text:p text:style-name="P4">
Про це повідомили в <text:a xlink:type="simple" xlink:href="https://t.me/Sumy_news_ODA/17709" text:style-name="Internet_20_link" text:visited-style-name="Visited_20_Internet_20_Link">
 Телеграмі </text:a>
 СумськоїОВА, передає Укрінформ.</text:p>
      <text:p text:style-name="P4">
"Протягом дня росіяни здійснили 22 обстріли прикордоння. Зафіксовано 225вибухів. Обстрілів зазнали Краснопільська, Великописарівська, Дружбівська,Шалигинська, Білопільська, Глухівська, Есманська, Хотінська громади", -йдеться в повідомленні.</text:p>
      <text:p text:style-name="P4">
<text:span text:style-name="T4">
Читайте також:</text:span>
 <text:span text:style-name="T4">
<text:a xlink:type="simple" xlink:href="https://www.ukrinform.ua/rubric-ato/3734172-rosiani-vnoci-ta-zranku-visim-raziv-obstrilali-prikordonna-sumsini.html" text:style-name="Internet_20_link" text:visited-style-name="Visited_20_Internet_20_Link">
 Росіяни вночі та зранку вісім разів обстрілялиприкордоння Сумщини </text:a>
 </text:span>
</text:p>
      <text:p text:style-name="P4">
По Краснопільській громаді ворог бив з мінометів (15 вибухів). Внаслідокодного з обстрілів залишилось без світла 370 абонентів, загинула велика рогатахудоба (1 тварина). Внаслідок ще одного обстрілу пошкоджено цивільні будівлі.</text:p>
      <text:p text:style-name="P4">
"️Великописарівська громада: здійснено мінометний обстріл (9 вибухів).Дружбівська громада: був артобстріл (8 вибухів). Білопільська громада:здійснено обстріл з гелікоптера некерованими авіаційними ракетами (4 вибухи).Також росіяни били з мінометів (31 вибух), артилерії (25 вибухів) та РСЗВ (14вибухів)", - повідомили в ОВА.</text:p>
      <text:p text:style-name="P4">
<text:span text:style-name="T4">
Читайте також:</text:span>
 <text:span text:style-name="T4">
<text:a xlink:type="simple" xlink:href="https://www.ukrinform.ua/rubric-regions/3734104-evakuacia-z-prikordonna-sumsini-bude-dobrovilnou-i-planovou-glava-oblasti.html" text:style-name="Internet_20_link" text:visited-style-name="Visited_20_Internet_20_Link">
 Евакуація з прикордоння Сумщини буде добровільною іплановою – глава області </text:a>
 </text:span>
</text:p>
      <text:p text:style-name="P4">
У ️Глухівській громаді зафіксовано гранатометний обстріл (25 вибухів).</text:p>
      <text:p text:style-name="P4">
По Есманській громаді вівся мінометний (10 вибухів) та гранатометний (95вибухів) обстріли. По Хотінській громаді ворог бив з мінометів (6 вибухів).Внаслідок обстрілу пошкоджено ЛЕП. ️Шалигинська громада зазнала гранатометного(4 вибухи) та мінометного (4 вибухи) обстрілів.</text:p>
      <text:p text:style-name="P4">
<text:span text:style-name="T4">
Читайте також:</text:span>
 <text:span text:style-name="T4">
<text:a xlink:type="simple" xlink:href="https://www.ukrinform.ua/rubric-ato/3734192-rosijska-armia-za-dobu-atakuvala-11-oblastej-ukraini-zvedenna-ova.html" text:style-name="Internet_20_link" text:visited-style-name="Visited_20_Internet_20_Link">
 Російська армія за добу атакувала 11 областей України —зведення ОВА </text:a>
 </text:span>
</text:p>
      <text:p text:style-name="P4">
Як раніше повідомлялося, вранці 11 липня на кордоні з Росією в Сумськійобласті пролунало 40 вибухів.</text:p>
      <text:p text:style-name="P4">
За день до цього на <text:span text:style-name="T4">
<text:a xlink:type="simple" xlink:href="https://www.ukrinform.ua/tag-sumsina" text:style-name="Internet_20_link" text:visited-style-name="Visited_20_Internet_20_Link">
 Сумщині </text:a>
 </text:span>
оголосили евакуацію жителів із прикордонної 5-кілометрової зони. Евакуаціябуде добровільною та плановою.</text:p>
      <text:p text:style-name="P4">
Source: <text:a xlink:type="simple" xlink:href="https://www.ukrinform.ua/rubric-ato/3734552-na-sumsini-rosiani-ponad-20-raziv-za-den-obstrilali-prikordonni-gromadi.html" text:style-name="Internet_20_link" text:visited-style-name="Visited_20_Internet_20_Link">
https://www.ukrinform.ua/rubric-ato/3734552-na-sumsini-rosiani-ponad-20-raziv-za-den-obstrilali-prikordonni-gromadi.html</text:a>
</text:p>
      <!--NEWS-->
      <text:h text:style-name="P10" text:outline-level="1">
<text:span text:style-name="T4">
Членство України в НАТО не залежить від вимог та розрахунків Росії – Держдеп</text:span>
</text:h>
      <text:p text:style-name="P4">
Authors: Ukrinform (Person)</text:p>
      <text:p text:style-name="P4">
Publisher: Укринформ (Organization)</text:p>
      <text:p text:style-name="P4">
Published Time: 2023-07-11T22:37:00+03:00</text:p>
      <text:p text:style-name="P4">
Modified Time: 2023-07-11T22:37:00+03:00</text:p>
      <text:p text:style-name="P4">
Description: Спроби Росії заперечити можливість приєднання України до НАТО не впливають на процес євроатлантичної інтеграції офіційного Києва, ба більше – лише посилюють обороноздатність ЗСУ та можливості для стримування російської агресії в Європі. — Укрінформ.</text:p>
      <text:p text:style-name="P4">
Images: ['<text:a xlink:type="simple" xlink:href="https://static.ukrinform.com/photos/2023_07/thumb_files/630_360_1689018967-455.jpg" text:style-name="Internet_20_link" text:visited-style-name="Visited_20_Internet_20_Link">
630_360_16890...</text:a>
']</text:p>
      <text:p text:style-name="P4">
Tags: ['НАТО', 'Україна', 'Держдеп', 'Війна з Росією']</text:p>
      <text:p text:style-name="P4">
Type: Article</text:p>
      <!--METADATA-->
      <text:p text:style-name="P4">
<draw:frame draw:style-name="fr1" draw:name="Image241" text:anchor-type="as-char" svg:width="6.9236in" svg:height="3.956343in" draw:z-index="0">
<draw:image xlink:href="../Images/yкринформ/2023-07-11T22-37-00-03-00/630_360_1689018967-455.jpg" xlink:type="simple" xlink:show="embed" xlink:actuate="onLoad" draw:mime-type="image/jpeg"/>
</draw:frame>
 СпробиРосії заперечити можливість приєднання України до НАТО не впливають на процесєвроатлантичної інтеграції офіційного Києва, ба більше – лише посилюютьобороноздатність ЗСУ та можливості для стримування російської агресії вЄвропі.</text:p>
      <text:p text:style-name="P4">
Про це сказав у вівторок під час пресбрифінгу в Вашингтоні речник Державногодепартаменту США Меттью Міллер, передає власний кореспондент Укрінформу.</text:p>
      <text:p text:style-name="P4">
«Що стосується розрахунків, які міг би зробити Володимир Путін, він маєпоглянути на ту підтримку у сфері безпеки, яку ми вже надали Україні, щобидопомогти їй стримати російські атаки, на безпекову підтримку, яку вони(українці – ред.) дуже застосували на полі бою з великою користю», -підкреслив представник Держдепу.</text:p>
      <text:p text:style-name="P4">
<text:span text:style-name="T4">
Читайте також:</text:span>
 <text:span text:style-name="T4">
<text:a xlink:type="simple" xlink:href="https://www.ukrinform.ua/rubric-polytics/3734538-pisla-risenna-samitu-u-vilnusi-slah-ukraini-do-nato-bude-korotsim-prezident-cehii.html" text:style-name="Internet_20_link" text:visited-style-name="Visited_20_Internet_20_Link">
 Після рішення саміту у Вільнюсі шлях України до НАТОбуде коротшим - президент Чехії </text:a>
 </text:span>
</text:p>
      <text:p text:style-name="P4">
Він також нагадав, що однією з речей, про яку Росія заявляла перед початкомповномасштабного вторгнення, була рішуча позиція проти вступу України вАльянс.</text:p>
      <text:p text:style-name="P4">
«Вони (російська сторона – ред.) хотіли добитися непорушного зобов’язання, щоУкраїна ніколи не приєднається до <text:span text:style-name="T4">
<text:a xlink:type="simple" xlink:href="https://www.ukrinform.ua/tag-nato" text:style-name="Internet_20_link" text:visited-style-name="Visited_20_Internet_20_Link">
 НАТО </text:a>
 </text:span>
 . І ми чітко дали зрозуміти, що це не обговорюється, і що мипідтримуємо політику відкритих дверей НАТО», - зазначив представник Держдепу.</text:p>
      <text:p text:style-name="P4">
<text:span text:style-name="T4">
Читайте також:</text:span>
 <text:span text:style-name="T4">
<text:a xlink:type="simple" xlink:href="https://www.ukrinform.ua/rubric-polytics/3734492-zelenskij-u-vilnusi-nato-dast-ukraini-bezpeku-ukraina-zrobit-nato-silnisim.html" text:style-name="Internet_20_link" text:visited-style-name="Visited_20_Internet_20_Link">
 Зеленський у Вільнюсі: НАТО дасть Україні безпеку,Україна зробить НАТО сильнішим </text:a>
 </text:span>
</text:p>
      <text:p text:style-name="P4">
Він підкреслив, що союзники на саміті в Вільнюсі підтвердили це зобов’язання.</text:p>
      <text:p text:style-name="P4">
«І сьогодні ми чітко заявляємо, що Україна стане членом НАТО»,- наголосивпредставник Держдепартаменту США.</text:p>
      <text:p text:style-name="P4">
<text:span text:style-name="T4">
Читайте також:</text:span>
 <text:span text:style-name="T4">
<text:a xlink:type="simple" xlink:href="https://www.ukrinform.ua/rubric-polytics/3734457-ukraina-mae-priednatisa-do-nato-akomoga-svidse-volles.html" text:style-name="Internet_20_link" text:visited-style-name="Visited_20_Internet_20_Link">
 Україна має приєднатися до НАТО якомога швидше - Воллес</text:a>
 </text:span>
</text:p>
      <text:p text:style-name="P4">
Як повідомляв Укрінформ, у вівторок країни-члени НАТО _<text:span text:style-name="T4">
<text:a xlink:type="simple" xlink:href="https://www.ukrinform.ua/rubric-polytics/3734464-ukrainu-zaprosat-do-nato-bez-pdc-ale-pisla-vikonanna-vimog-stoltenberg.html" text:style-name="Internet_20_link" text:visited-style-name="Visited_20_Internet_20_Link">
 заявили в комюніке</text:a>
 </text:span>
 _ , що для набуттяУкраїною членства в Північноатлантичному альянсі їй не знадобиться виконанняПДЧ, однак вона має реалізувати важливі кроки, щоби відповідати всім вимогамкраїни-члена Організації.</text:p>
      <text:p text:style-name="P4">
Source: <text:a xlink:type="simple" xlink:href="https://www.ukrinform.ua/rubric-polytics/3734553-clenstvo-ukraini-v-nato-ne-zalezit-vid-vimog-ta-rozrahunkiv-rosii-derzdep.html" text:style-name="Internet_20_link" text:visited-style-name="Visited_20_Internet_20_Link">
https://www.ukrinform.ua/rubric-polytics/3734553-clenstvo-ukraini-v-nato-ne-zalezit-vid-vimog-ta-rozrahunkiv-rosii-derzdep.html</text:a>
</text:p>
      <!--NEWS-->
      <text:h text:style-name="P10" text:outline-level="1">
<text:span text:style-name="T4">
Слідком РФ заявив про затримання вбивці командира підводного човна «Краснодар»</text:span>
</text:h>
      <text:p text:style-name="P4">
Authors: Ukrinform (Person)</text:p>
      <text:p text:style-name="P4">
Publisher: Укринформ (Organization)</text:p>
      <text:p text:style-name="P4">
Published Time: 2023-07-11T22:55:00+03:00</text:p>
      <text:p text:style-name="P4">
Modified Time: 2023-07-11T22:55:00+03:00</text:p>
      <text:p text:style-name="P4">
Description: Слідком РФ заявив про затримання чоловіка, начебто причетного до ліквідації командира підводного човна "Краснодар" Станіслава Ржицького. — Укрінформ.</text:p>
      <text:p text:style-name="P4">
Images: ['<text:a xlink:type="simple" xlink:href="https://static.ukrinform.com/photos/2023_07/thumb_files/630_360_1689105177-147.jpg" text:style-name="Internet_20_link" text:visited-style-name="Visited_20_Internet_20_Link">
630_360_16891...</text:a>
']</text:p>
      <text:p text:style-name="P4">
Tags: ['Росія', 'Російські військові', 'Слідком РФ', 'Вбивство', 'Підводний човен']</text:p>
      <text:p text:style-name="P4">
Type: Article</text:p>
      <!--METADATA-->
      <text:p text:style-name="P4">
<draw:frame draw:style-name="fr1" draw:name="Image242" text:anchor-type="as-char" svg:width="6.9236in" svg:height="3.956343in" draw:z-index="0">
<draw:image xlink:href="../Images/yкринформ/2023-07-11T22-55-00-03-00/630_360_1689105177-147.jpg" xlink:type="simple" xlink:show="embed" xlink:actuate="onLoad" draw:mime-type="image/jpeg"/>
</draw:frame>
 Слідком РФзаявив про затримання чоловіка, начебто причетного до ліквідації командирапідводного човна "Краснодар" Станіслава Ржицького.</text:p>
      <text:p text:style-name="P4">
Як передає Укрінформ, про це повідомляє у <text:a xlink:type="simple" xlink:href="https://t.me/sledcom_press/7579" text:style-name="Internet_20_link" text:visited-style-name="Visited_20_Internet_20_Link">
 Телеграм-каналі</text:a>
 Слідком РФ.</text:p>
      <text:p text:style-name="P4">
«В якості підозрюваного у вбивстві заступник <text:a xlink:type="simple" xlink:href="https://www.ukrinform.ua/tag-rosijski-vijskovi" text:style-name="Internet_20_link" text:visited-style-name="Visited_20_Internet_20_Link">
 начальника відділу</text:a>
 з мобілізаційної роботиадміністрації міста Краснодар Станіслава Ржицького затримано Сергія Денисенка1959 року народження. Під час затримання у нього виявлено пістолет ізглушником, з якого, ймовірно, скоєно вбивство», - йдеться у повідомленні.</text:p>
      <text:p text:style-name="P4">
Як повідомляв Укрінформ, у Росії <text:a xlink:type="simple" xlink:href="https://www.ukrinform.ua/rubric-ato/3734071-u-rf-rozstrilali-komandira-pidvodnogo-covna-akij-rik-tomu-obstrilav-vinnicu-kalibrami.html" text:style-name="Internet_20_link" text:visited-style-name="Visited_20_Internet_20_Link">
 невідомий розстріляв командира</text:a>
 підводногочовна "Краснодар" Станіслава Ржицького, причетного до ракетних обстрілівУкраїни, зокрема терористичного удару по Вінниці 14 липня 2022 року. Провбивство Ржицького повідомив депутат Держдуми РФ, ексглава Краснодара ЄвгенПервищов.</text:p>
      <text:p text:style-name="P4">
У Краснодарі Ржицький займався "мобілізаційною роботою". Відомо, що перед тимзагарбник мешкав в окупованому Севастополі.</text:p>
      <text:p text:style-name="P4">
<text:span text:style-name="T4">
Читайте також:</text:span>
 <text:a xlink:type="simple" xlink:href="https://www.ukrinform.ua/rubric-ato/3734243-u-berdansku-znisenij-gotel-de-jmovirno-zili-rosijski-generali-andrusenko.html" text:style-name="Internet_20_link" text:visited-style-name="Visited_20_Internet_20_Link">
 У Бердянську знищений готель, де жили російські<text:span text:style-name="T4">
генерали</text:span>
 – Андрющенко </text:a>
</text:p>
      <text:p text:style-name="P4">
14 липня 2022 року ворог ударив по Вінниці двома ракетами «Калібр». Ракетивлучили у Будинок офіцерів, розташований на площі Перемоги. Унаслідок ворожогообстрілу зруйноване приміщення Будинку офіцерів, ущент згорів медичний центр,розташований у будинку побуту «Ювілейний», були знищені та пошкоджені близькопівсотні автівок.</text:p>
      <text:p text:style-name="P4">
Від влучання ворожих ракет загинули 29 осіб, у тому числі діти. Постраждалипонад 200 людей.</text:p>
      <text:p text:style-name="P4">
Вінницька міська рада до роковин трагедії оголосила 14 липня днем жалоби зазагиблими унаслідок ворожого ракетного обстрілу. Цього дня їх пам'ять вшануютьмеморіальним заходом «Янголи пам'яті».</text:p>
      <text:p text:style-name="P4">
Source: <text:a xlink:type="simple" xlink:href="https://www.ukrinform.ua/rubric-ato/3734556-slidkom-rf-zaaviv-pro-zatrimanna-vbivci-komandira-pidvodnogo-covna-krasnodar.html" text:style-name="Internet_20_link" text:visited-style-name="Visited_20_Internet_20_Link">
https://www.ukrinform.ua/rubric-ato/3734556-slidkom-rf-zaaviv-pro-zatrimanna-vbivci-komandira-pidvodnogo-covna-krasnodar.html</text:a>
</text:p>
      <!--NEWS-->
      <text:h text:style-name="P10" text:outline-level="1">
<text:span text:style-name="T4">
Польща обіцяє надати інфраструктуру для навчання українських пілотів на F-16</text:span>
</text:h>
      <text:p text:style-name="P4">
Authors: Ukrinform (Person)</text:p>
      <text:p text:style-name="P4">
Publisher: Укринформ (Organization)</text:p>
      <text:p text:style-name="P4">
Published Time: 2023-07-11T23:10:00+03:00</text:p>
      <text:p text:style-name="P4">
Modified Time: 2023-07-11T23:10:00+03:00</text:p>
      <text:p text:style-name="P4">
Description: Польща пообіцяла надати інфраструктуру і курси для навчання українських пілотів на винищувачах F-16. — Укрінформ.</text:p>
      <text:p text:style-name="P4">
Images: ['<text:a xlink:type="simple" xlink:href="https://static.ukrinform.com/photos/2017_06/thumb_files/630_360_1498034770-7374.jpg" text:style-name="Internet_20_link" text:visited-style-name="Visited_20_Internet_20_Link">
630_360_14980...</text:a>
']</text:p>
      <text:p text:style-name="P4">
Tags: ['Літак', 'Польща', 'Україна', 'ЗСУ', 'Військові навчання', 'F-16']</text:p>
      <text:p text:style-name="P4">
Type: Article</text:p>
      <!--METADATA-->
      <text:p text:style-name="P4">
<draw:frame draw:style-name="fr1" draw:name="Image243" text:anchor-type="as-char" svg:width="6.9236in" svg:height="3.956343in" draw:z-index="0">
<draw:image xlink:href="../Images/yкринформ/2023-07-11T23-10-00-03-00/630_360_1498034770-7374.jpg" xlink:type="simple" xlink:show="embed" xlink:actuate="onLoad" draw:mime-type="image/jpeg"/>
</draw:frame>
 Польщапообіцяла надати інфраструктуру і курси для навчання українських пілотів навинищувачах F-16.</text:p>
      <text:p text:style-name="P4">
Про це заявив міністр оборони Польщі Маріуш Блащак, передає Укрінформ ізпосиланням на повідомлення Міноборони Польщі у <text:a xlink:type="simple" xlink:href="https://twitter.com/MON_GOV_PL/status/1678779110871691269" text:style-name="Internet_20_link" text:visited-style-name="Visited_20_Internet_20_Link">
 Twitter</text:a>
 .</text:p>
      <text:p text:style-name="P4">
"Це ще один доказ нашої рішучості підтримувати Україну проти жорстокоговторгнення Росії. Зі свого боку, я обіцяю підтримку шляхом відкриття доступудо нашої навчальної інфраструктури та курсів", - заявив він.</text:p>
      <text:p text:style-name="Quotations">

<text:p text:style-name="P4">
Minister <text:a xlink:type="simple" xlink:href="https://twitter.com/mblaszczak" text:style-name="Internet_20_link" text:visited-style-name="Visited_20_Internet_20_Link">
 @mblaszczak </text:a>
&gt;
 : To kolejny dowód naszej determinacji we wsparciu Ukrainyprzeciw brutalnej&gt;
 inwazji Rosji. Z mojej strony deklaruję wsparcie poprzez otwarcie dostępu do&gt;
 naszej naszej infrastruktury szkoleniowej i kursów. <text:a xlink:type="simple" xlink:href="https://twitter.com/hashtag/F16" text:style-name="Internet_20_link" text:visited-style-name="Visited_20_Internet_20_Link">
 #F16&gt;
 </text:a>
 <text:a xlink:type="simple" xlink:href="https://twitter.com/hashtag/NATOSummit" text:style-name="Internet_20_link" text:visited-style-name="Visited_20_Internet_20_Link">
&gt;
 #NATOSummit&gt;
 </text:a>
&gt;
&gt;
 — Ministerstwo Obrony Narodowej (@MON_GOV_PL) <text:a xlink:type="simple" xlink:href="https://twitter.com/MON_GOV_PL/status/1678779110871691269" text:style-name="Internet_20_link" text:visited-style-name="Visited_20_Internet_20_Link">
 July 11, 2023&gt;
 </text:a>
</text:p>

</text:p>
      <text:p text:style-name="P4">
<text:span text:style-name="T4">
Читайте також:</text:span>
 <text:span text:style-name="T4">
<text:a xlink:type="simple" xlink:href="https://www.ukrinform.ua/rubric-ato/3734488-koalicia-z-navcanna-ukrainskih-pilotiv-f16-sformovana-reznikov.html" text:style-name="Internet_20_link" text:visited-style-name="Visited_20_Internet_20_Link">
 Коаліція з навчання українських пілотів F-16 сформована– Резніков </text:a>
 </text:span>
</text:p>
      <text:p text:style-name="P4">
Як повідомлялося, посол України у Великій Британії Вадим Пристайко _<text:span text:style-name="T4">
<text:a xlink:type="simple" xlink:href="https://www.ukrinform.ua/rubric-ato/3734467-navcanna-pilotiv-zsu-u-britanii-rozpocnetsa-naprikinci-lipna-abo-na-pocatku-serpna-pristajko.html" text:style-name="Internet_20_link" text:visited-style-name="Visited_20_Internet_20_Link">
 заявив</text:a>
 </text:span>
 _ , щоперші 20 українських пілотів розпочнуть навчання на західних винищувачах уВеликій Британії наприкінці липня - початку серпня.</text:p>
      <text:p text:style-name="P4">
Source: <text:a xlink:type="simple" xlink:href="https://www.ukrinform.ua/rubric-ato/3734564-polsa-obicae-nadati-infrastrukturu-dla-navcanna-ukrainskih-pilotiv-na-f16.html" text:style-name="Internet_20_link" text:visited-style-name="Visited_20_Internet_20_Link">
https://www.ukrinform.ua/rubric-ato/3734564-polsa-obicae-nadati-infrastrukturu-dla-navcanna-ukrainskih-pilotiv-na-f16.html</text:a>
</text:p>
      <!--NEWS-->
      <text:h text:style-name="P10" text:outline-level="1">
<text:span text:style-name="T4">
Джокович продовжив захист титулу на Вімблдоні, обігравши Рубльова</text:span>
</text:h>
      <text:p text:style-name="P4">
Authors: Ukrinform (Person)</text:p>
      <text:p text:style-name="P4">
Publisher: Укринформ (Organization)</text:p>
      <text:p text:style-name="P4">
Published Time: 2023-07-11T23:13:00+03:00</text:p>
      <text:p text:style-name="P4">
Modified Time: 2023-07-11T23:13:00+03:00</text:p>
      <text:p text:style-name="P4">
Description: У Лондоні (Велика Британія) триває Вімблдонський турнір - третій у сезоні із серії Grand Slam. — Укрінформ.</text:p>
      <text:p text:style-name="P4">
Images: ['<text:a xlink:type="simple" xlink:href="https://static.ukrinform.com/photos/2023_07/thumb_files/630_360_1689106284-286.jpg" text:style-name="Internet_20_link" text:visited-style-name="Visited_20_Internet_20_Link">
630_360_16891...</text:a>
']</text:p>
      <text:p text:style-name="P4">
Tags: ['Теніс', 'Вімблдон', 'Новак Джокович']</text:p>
      <text:p text:style-name="P4">
Type: Article</text:p>
      <!--METADATA-->
      <text:p text:style-name="P4">
<draw:frame draw:style-name="fr1" draw:name="Image244" text:anchor-type="as-char" svg:width="6.9236in" svg:height="3.956343in" draw:z-index="0">
<draw:image xlink:href="../Images/yкринформ/2023-07-11T23-13-00-03-00/630_360_1689106284-286.jpg" xlink:type="simple" xlink:show="embed" xlink:actuate="onLoad" draw:mime-type="image/jpeg"/>
</draw:frame>
 У Лондоні(Велика Британія) триває Вімблдонський турнір - третій у сезоні із серії GrandSlam.</text:p>
      <text:p text:style-name="P4">
Першу пару 1/2 фіналу чоловічого одиночного розряду змагань склали чиннийпереможець турніру серб Новак Джокович та італієць Яннік Сіннер, передаєУкрінформ.</text:p>
      <text:p text:style-name="P4">
У чвертьфіналі 7-разовий чемпіон Вімблдона Джокович у чотирьох сетах обігравросіянина Андрія Рубльова (4:6, 6:1, 6:4, 6:3), а Сіннер взяв гору над іншимросіянином - Романом Сафіулліним - 6:4, 3:6, 6:2, 6:2.</text:p>
      <text:p text:style-name="P4">
<text:span text:style-name="T4">
Читайте також:</text:span>
 <text:a xlink:type="simple" xlink:href="https://www.ukrinform.ua/rubric-sports/3734206-ukrainec-prograv-na-uniorskomu-vimbldoni-v-odinocnomu-i-parnomu-rozradah.html" text:style-name="Internet_20_link" text:visited-style-name="Visited_20_Internet_20_Link">
 Українець програв на юніорському Вімблдоні в одиночному іпарному розрядах </text:a>
</text:p>
      <text:p text:style-name="P4">
Другу путівку у фінал Вімблдона розіграють переможці протистоянь міжамериканцем Кристофером Юбенксом та росіянином Данилом Медведєвим, а такожнорвежцем Хольгером Руне та іспанцем Карлосом Алькарасом Гарфія.</text:p>
      <text:p text:style-name="P4">
Вімблдонський турнір триватиме до 16 липня.</text:p>
      <text:p text:style-name="P4">
Фото: Getty Images.</text:p>
      <text:p text:style-name="P4">
Source: <text:a xlink:type="simple" xlink:href="https://www.ukrinform.ua/rubric-sports/3734560-dzokovic-prodovzue-zahist-titulu-peremozca-vimbldona-obigravsi-rublova.html" text:style-name="Internet_20_link" text:visited-style-name="Visited_20_Internet_20_Link">
https://www.ukrinform.ua/rubric-sports/3734560-dzokovic-prodovzue-zahist-titulu-peremozca-vimbldona-obigravsi-rublova.html</text:a>
</text:p>
      <!--NEWS-->
      <text:h text:style-name="P10" text:outline-level="1">
<text:span text:style-name="T4">
Держдеп пояснив, чого союзники очікують від України на шляху до членства в НАТО</text:span>
</text:h>
      <text:p text:style-name="P4">
Authors: Ukrinform (Person)</text:p>
      <text:p text:style-name="P4">
Publisher: Укринформ (Organization)</text:p>
      <text:p text:style-name="P4">
Published Time: 2023-07-11T23:22:00+03:00</text:p>
      <text:p text:style-name="P4">
Modified Time: 2023-07-11T23:22:00+03:00</text:p>
      <text:p text:style-name="P4">
Description: Україна досягла важливого прогресу в реалізації реформ, однак необхідно зробити додаткові кроки, щоби відповідати всім вимогам для членства в НАТО. Крім того, під час війни потрібно зосередитися на посиленні оборонних можливостей України. — Укрінформ.</text:p>
      <text:p text:style-name="P4">
Images: ['<text:a xlink:type="simple" xlink:href="https://static.ukrinform.com/photos/2023_07/thumb_files/630_360_1688595029-316.jpg" text:style-name="Internet_20_link" text:visited-style-name="Visited_20_Internet_20_Link">
630_360_16885...</text:a>
']</text:p>
      <text:p text:style-name="P4">
Tags: ['НАТО', 'США', 'Україна', 'Держдеп']</text:p>
      <text:p text:style-name="P4">
Type: Article</text:p>
      <!--METADATA-->
      <text:p text:style-name="P4">
<draw:frame draw:style-name="fr1" draw:name="Image245" text:anchor-type="as-char" svg:width="6.9236in" svg:height="3.956343in" draw:z-index="0">
<draw:image xlink:href="../Images/yкринформ/2023-07-11T23-22-00-03-00/630_360_1688595029-316.jpg" xlink:type="simple" xlink:show="embed" xlink:actuate="onLoad" draw:mime-type="image/jpeg"/>
</draw:frame>
 Українадосягла важливого прогресу в реалізації реформ, однак необхідно зробитидодаткові кроки, щоби відповідати всім вимогам для членства в НАТО. Крім того,під час війни потрібно зосередитися на посиленні оборонних можливостейУкраїни.</text:p>
      <text:p text:style-name="P4">
Такі перспективи щодо членства України в НАТО окреслив у вівторок речникДерждепартаменту США Меттью Міллер, передає власний кореспондент Укрінформу.</text:p>
      <text:p text:style-name="P4">
«Ми взяли на себе ці зобов’язання перед Україною, бо Україна продемонструвалавиконання важливих реформ»,- зауважив представник Держдепу, коментуючи заявикомюніке саміту НАТО в Вільнюсі.</text:p>
      <text:p text:style-name="P4">
<text:span text:style-name="T4">
Читайте також:</text:span>
 <text:span text:style-name="T4">
<text:a xlink:type="simple" xlink:href="https://www.ukrinform.ua/rubric-polytics/3734553-clenstvo-ukraini-v-nato-ne-zalezit-vid-vimog-ta-rozrahunkiv-rosii-derzdep.html" text:style-name="Internet_20_link" text:visited-style-name="Visited_20_Internet_20_Link">
 Членство України в НАТО не залежить від вимог тарозрахунків Росії – Держдеп </text:a>
 </text:span>
</text:p>
      <text:p text:style-name="P4">
Однак, за його словами, існують інші важливі кроки, які Україна має зробити,щоби відповідати всім вимогам країн-членів НАТО.</text:p>
      <text:p text:style-name="P4">
Водночас, він підкреслив, що процес інтеграції в Альянс – не єдина важлива річу контексті рішень по Україні на саміті в Вільнюсі.</text:p>
      <text:p text:style-name="P4">
«Не можна не звертати увагу на те, що вони перебувають у війні з Росією, і мипродовжуємо надавати їм необхідну підтримку у сфері безпеки, щоби допомогтидосягти перемоги в цій війні. Це завдання номер один, важливіше за все інше»,-зазначив Міллер.</text:p>
      <text:p text:style-name="P4">
<text:span text:style-name="T4">
Читайте також:</text:span>
 <text:span text:style-name="T4">
<text:a xlink:type="simple" xlink:href="https://www.ukrinform.ua/rubric-polytics/3734523-souzniki-po-alansu-pidtverdili-so-majbutne-ukraini-u-nato.html" text:style-name="Internet_20_link" text:visited-style-name="Visited_20_Internet_20_Link">
 Союзники по Альянсу підтвердили, що майбутнє України -у НАТО </text:a>
 </text:span>
</text:p>
      <text:p text:style-name="P4">
Ще одне важливе завдання, за його словами, полягає в тому, щоби надати Українідовгострокову військову допомогу. Це необхідно для того, щоб Україна «моглавідновити свій оборонний сектор та забезпечити довгостроковий ефектстримування».</text:p>
      <text:p text:style-name="P4">
Після цього з українською стороною будуть продовжені обговорення щодовиконання реформ для набуття повноправного членства в НАТО, які мають бутипроведені не лише на думку США, але й інших союзників.</text:p>
      <text:p text:style-name="P4">
<text:span text:style-name="T4">
Читайте також:</text:span>
 <text:span text:style-name="T4">
<text:a xlink:type="simple" xlink:href="https://www.ukrinform.ua/rubric-polytics/3734492-zelenskij-u-vilnusi-nato-dast-ukraini-bezpeku-ukraina-zrobit-nato-silnisim.html" text:style-name="Internet_20_link" text:visited-style-name="Visited_20_Internet_20_Link">
 Зеленський у Вільнюсі: НАТО дасть Україні безпеку,Україна зробить НАТО сильнішим </text:a>
 </text:span>
</text:p>
      <text:p text:style-name="P4">
Представник Держдепу також підкреслив, що країни Альянсу готові допомогтиУкраїні виконати необхідні умови в процесі євроатлантичної інтеграції.</text:p>
      <text:p text:style-name="P4">
Як повідомляв Укрінформ, у вівторок країни-члени <text:span text:style-name="T4">
<text:a xlink:type="simple" xlink:href="https://www.ukrinform.ua/tag-nato" text:style-name="Internet_20_link" text:visited-style-name="Visited_20_Internet_20_Link">
 НАТО</text:a>
 </text:span>
 під час саміту в Вільнюсі прийняликомюніке, у якому, зокрема, визнали прогрес України на шляху євроатлантичноїінтеграції та підтвердили, що майбутнє України – в Альянсі.</text:p>
      <text:p text:style-name="P4">
Source: <text:a xlink:type="simple" xlink:href="https://www.ukrinform.ua/rubric-polytics/3734565-derzdep-poasniv-cogo-souzniki-ocikuut-vid-ukraini-na-slahu-do-clenstva-v-nato.html" text:style-name="Internet_20_link" text:visited-style-name="Visited_20_Internet_20_Link">
https://www.ukrinform.ua/rubric-polytics/3734565-derzdep-poasniv-cogo-souzniki-ocikuut-vid-ukraini-na-slahu-do-clenstva-v-nato.html</text:a>
</text:p>
      <!--NEWS-->
      <text:h text:style-name="P10" text:outline-level="1">
<text:span text:style-name="T4">
Штати відстежують дії РФ і Білорусі, пов’язані з ядерною зброєю</text:span>
</text:h>
      <text:p text:style-name="P4">
Authors: Ukrinform (Person)</text:p>
      <text:p text:style-name="P4">
Publisher: Укринформ (Organization)</text:p>
      <text:p text:style-name="P4">
Published Time: 2023-07-11T23:30:00+03:00</text:p>
      <text:p text:style-name="P4">
Modified Time: 2023-07-11T23:30:00+03:00</text:p>
      <text:p text:style-name="P4">
Description: Сполучені Штати відстежують повідомлення й заяви щодо можливого розгортання на території Білорусі російської ядерної зброї та контролюють, щоб Росія дотримувалася зобов’язань з нерозповсюдження. — Укрінформ.</text:p>
      <text:p text:style-name="P4">
Images: ['<text:a xlink:type="simple" xlink:href="https://static.ukrinform.com/photos/2018_04/thumb_files/630_360_1523262802-8395.jpeg" text:style-name="Internet_20_link" text:visited-style-name="Visited_20_Internet_20_Link">
630_360_15232...</text:a>
']</text:p>
      <text:p text:style-name="P4">
Tags: ['Білорусь', 'США', 'Ядерна зброя', 'Держдеп', 'Росія']</text:p>
      <text:p text:style-name="P4">
Type: Article</text:p>
      <!--METADATA-->
      <text:p text:style-name="P4">
<draw:frame draw:style-name="fr1" draw:name="Image246" text:anchor-type="as-char" svg:width="6.9236in" svg:height="3.956343in" draw:z-index="0">
<draw:image xlink:href="../Images/yкринформ/2023-07-11T23-30-00-03-00/630_360_1523262802-8395.jpeg" xlink:type="simple" xlink:show="embed" xlink:actuate="onLoad" draw:mime-type="image/jpeg"/>
</draw:frame>
Сполучені Штати відстежують повідомлення й заяви щодо можливого розгортання натериторії Білорусі російської ядерної зброї та контролюють, щоб Росіядотримувалася зобов’язань з нерозповсюдження.</text:p>
      <text:p text:style-name="P4">
Таку позицію висловив у вівторок під час пресбрифінгу в Вашингтоні речникДерждепартаменту США Меттью Міллер, передає власний кореспондент Укрінформу.</text:p>
      <text:p text:style-name="P4">
«Ми продовжуємо активно стежити за повідомленнями щодо угоди між Росією йБілоруссю, аби бути певними, що Росія зберігає контроль над своєю зброєю вразі будь-якого розгортання її в Білорусі та дотримується своїх зобов’язаньзгідно з Договором про нерозповсюдження ядерної зброї»,- зазначив представникДерждепу.</text:p>
      <text:p text:style-name="P4">
<text:span text:style-name="T4">
Читайте також:</text:span>
 <text:span text:style-name="T4">
<text:a xlink:type="simple" xlink:href="https://www.ukrinform.ua/rubric-polytics/3731679-si-czinpin-pid-cas-zustrici-z-putinim-zasterig-jogo-vid-zastosuvanna-adernoi-zbroi-ft.html" text:style-name="Internet_20_link" text:visited-style-name="Visited_20_Internet_20_Link">
 Сі Цзіньпін під час зустрічі з Путіним застеріг йоговід застосування ядерної зброї — FT </text:a>
 </text:span>
</text:p>
      <text:p text:style-name="P4">
Він підкреслив, що американська сторона «уважно стежитиме» за будь-якимиможливими відхиленнями Росії від виконання умов.</text:p>
      <text:p text:style-name="P4">
«Але я додам, що ми не бачили жодних підстав для коригування розміщення нашихвласних ядерних сил, а також жодних ознак того, що Росія готується застосуватиядерну зброю»,- зазначив речник Держдепартаменту США.</text:p>
      <text:p text:style-name="P4">
<text:span text:style-name="T4">
Читайте також:</text:span>
 <text:span text:style-name="T4">
<text:a xlink:type="simple" xlink:href="https://www.ukrinform.ua/rubric-world/3729940-vidpovid-putinu-polsa-prosit-nato-rozmistiti-na-svoij-teritorii-adernu-zbrou.html" text:style-name="Internet_20_link" text:visited-style-name="Visited_20_Internet_20_Link">
 Відповідь Путіну: Польща просить НАТО розмістити насвоїй території ядерну зброю </text:a>
 </text:span>
</text:p>
      <text:p text:style-name="P4">
Як повідомлялося, наприкінці травня міністри оборони Росії й Білорусіпідписали документи про розміщення тактичної <text:span text:style-name="T4">
<text:a xlink:type="simple" xlink:href="https://www.ukrinform.ua/tag-aderna-zbroa" text:style-name="Internet_20_link" text:visited-style-name="Visited_20_Internet_20_Link">
 ядерної зброї</text:a>
 </text:span>
 на білоруській території. Тогож дня самопроголошений президент Білорусі Олександр Лукашенко заявив, щоядерну зброю РФ уже почали переміщувати в країну.</text:p>
      <text:p text:style-name="P4">
Путін на зустрічі з Лукашенком у Сочі повідомив, що тактичну ядерну зброюдоправлять до Республіки Білорусь після 7-8 липня.</text:p>
      <text:p text:style-name="P4">
Source: <text:a xlink:type="simple" xlink:href="https://www.ukrinform.ua/rubric-world/3734567-stati-vidstezuut-dii-rf-i-bilorusi-povazani-z-adernou-zbroeu.html" text:style-name="Internet_20_link" text:visited-style-name="Visited_20_Internet_20_Link">
https://www.ukrinform.ua/rubric-world/3734567-stati-vidstezuut-dii-rf-i-bilorusi-povazani-z-adernou-zbroeu.html</text:a>
</text:p>
      <!--NEWS-->
      <text:h text:style-name="P10" text:outline-level="1">
<text:span text:style-name="T4">
Не слід залишати членство України в НАТО «підвішеним» - Кулеба</text:span>
</text:h>
      <text:p text:style-name="P4">
Authors: Ukrinform (Person)</text:p>
      <text:p text:style-name="P4">
Publisher: Укринформ (Organization)</text:p>
      <text:p text:style-name="P4">
Published Time: 2023-07-11T23:44:00+03:00</text:p>
      <text:p text:style-name="P4">
Modified Time: 2023-07-11T23:44:00+03:00</text:p>
      <text:p text:style-name="P4">
Description: Невизначеність стосовно майбутнього членства України в НАТО не йде на користь світові.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НАТО', 'Україна', 'Війна з Росією']</text:p>
      <text:p text:style-name="P4">
Type: Article</text:p>
      <!--METADATA-->
      <text:p text:style-name="P4">
<draw:frame draw:style-name="fr1" draw:name="Image247" text:anchor-type="as-char" svg:width="6.9236in" svg:height="3.956343in" draw:z-index="0">
<draw:image xlink:href="../Images/yкринформ/2023-07-11T23-44-00-03-00/630_360_1685367365-251.jpg" xlink:type="simple" xlink:show="embed" xlink:actuate="onLoad" draw:mime-type="image/jpeg"/>
</draw:frame>
Невизначеність стосовно майбутнього членства України в НАТО не йде на користьсвітові.</text:p>
      <text:p text:style-name="P4">
Як повідомляє кореспондент Укрінформу, таку думку в інтерв’ю <text:a xlink:type="simple" xlink:href="https://www.bloomberg.com/news/articles/2023-07-11/nato-latest-turkey-agrees-to-support-sweden-s-membership-bid#:~:text=Zelenskiy%20Slams%20NATO%20for%20Soft,enough%20or%20set%20a%20timeline." text:style-name="Internet_20_link" text:visited-style-name="Visited_20_Internet_20_Link">
 Bloomberg TV</text:a>
висловив міністр закордонних справ України Дмитро Кулеба.</text:p>
      <text:p text:style-name="P4">
“Коли йдеться про членство, НАТО не слід залишати у невизначеному стані усюситуацію й Україну”, - сказав Кулеба.</text:p>
      <text:p text:style-name="P4">
<text:span text:style-name="T4">
Читайте також:</text:span>
 <text:span text:style-name="T4">
<text:a xlink:type="simple" xlink:href="https://www.ukrinform.ua/rubric-polytics/3734565-derzdep-poasniv-cogo-souzniki-ocikuut-vid-ukraini-na-slahu-do-clenstva-v-nato.html" text:style-name="Internet_20_link" text:visited-style-name="Visited_20_Internet_20_Link">
 Держдеп пояснив, чого союзники очікують від України нашляху до членства в НАТО </text:a>
 </text:span>
</text:p>
      <text:p text:style-name="P4">
За його словами, Україна уже відповідає усім критеріям для отриманняофіційного запрошення на приєднання до НАТО й продовжить працювати із членамиАльянсу над графіком вступу.</text:p>
      <text:p text:style-name="P4">
“Чим коротшим він буде - тим краще буде для усіх”, - наголосив міністр.</text:p>
      <text:p text:style-name="P4">
<text:span text:style-name="T4">
Читайте також:</text:span>
 <text:span text:style-name="T4">
<text:a xlink:type="simple" xlink:href="https://www.ukrinform.ua/rubric-ato/3734555-vilnus2023-nato-na-rozdorizzi-miz-liderstvom-i-strahom-pered-fasistskou-rosieu.html" text:style-name="Internet_20_link" text:visited-style-name="Visited_20_Internet_20_Link">
 Вільнюс-2023: НАТО на роздоріжжі між лідерством істрахом перед фашистською Росією </text:a>
 </text:span>
</text:p>
      <text:p text:style-name="P4">
Як повідомляв Укрінформ, у вівторок країни-члени <text:span text:style-name="T4">
<text:a xlink:type="simple" xlink:href="https://www.ukrinform.ua/tag-nato" text:style-name="Internet_20_link" text:visited-style-name="Visited_20_Internet_20_Link">
 НАТО</text:a>
 </text:span>
 під час саміту в Вільнюсі прийняликомюніке, у якому, зокрема, визнали прогрес України на шляху євроатлантичноїінтеграції та підтвердили, що майбутнє України – в Альянсі.</text:p>
      <text:p text:style-name="P4">
Source: <text:a xlink:type="simple" xlink:href="https://www.ukrinform.ua/rubric-polytics/3734568-ne-slid-zalisati-clenstvo-ukraini-v-nato-pidvisenim-kuleba.html" text:style-name="Internet_20_link" text:visited-style-name="Visited_20_Internet_20_Link">
https://www.ukrinform.ua/rubric-polytics/3734568-ne-slid-zalisati-clenstvo-ukraini-v-nato-pidvisenim-kuleba.html</text:a>
</text:p>
      <!--NEWS-->
      <text:h text:style-name="P10" text:outline-level="1">
<text:span text:style-name="T4">
Стартував перший відбірковий раунд Ліги чемпіонів УЄФА</text:span>
</text:h>
      <text:p text:style-name="P4">
Authors: Ukrinform (Person)</text:p>
      <text:p text:style-name="P4">
Publisher: Укринформ (Organization)</text:p>
      <text:p text:style-name="P4">
Published Time: 2023-07-11T23:48:42+03:00</text:p>
      <text:p text:style-name="P4">
Modified Time: 2023-07-11T23:48:42+03:00</text:p>
      <text:p text:style-name="P4">
Description: У Лізі чемпіонів УЄФА пройшли 10 з 15-ти поєдинків першого відбіркового раунду кваліфікації. — Укрінформ.</text:p>
      <text:p text:style-name="P4">
Images: ['<text:a xlink:type="simple" xlink:href="https://static.ukrinform.com/photos/2023_07/thumb_files/630_360_1689107477-178.jpeg" text:style-name="Internet_20_link" text:visited-style-name="Visited_20_Internet_20_Link">
630_360_16891...</text:a>
']</text:p>
      <text:p text:style-name="P4">
Tags: ['Футбол', 'Ліга чемпіонів', 'УЄФА']</text:p>
      <text:p text:style-name="P4">
Type: Article</text:p>
      <!--METADATA-->
      <text:p text:style-name="P4">
<draw:frame draw:style-name="fr1" draw:name="Image248" text:anchor-type="as-char" svg:width="6.9236in" svg:height="3.956343in" draw:z-index="0">
<draw:image xlink:href="../Images/yкринформ/2023-07-11T23-48-42-03-00/630_360_1689107477-178.jpeg" xlink:type="simple" xlink:show="embed" xlink:actuate="onLoad" draw:mime-type="image/jpeg"/>
</draw:frame>
 У Лізічемпіонів УЄФА пройшли 10 з 15-ти поєдинків першого відбіркового раундукваліфікації.</text:p>
      <text:p text:style-name="P4">
Чемпіон Польщі «Ракув» завдяки голу українця Владислава Кочергіна на 54-йхвилині вдома мінімально обіграв естонську команду «Флора» з Таллінна - 1:0,передає Укрінформ.</text:p>
      <text:p text:style-name="P4">
Представник Болгарії «Лудогорець» українського центрбека Ігоря Пластуна, якийпровів цю гру на лаві запасних, поступився на виїзді «Баллкані» (Косово) -0:2.</text:p>
      <text:p text:style-name="P4">
<text:span text:style-name="T5">
Результати матчів вівторка:</text:span>
</text:p>
      <text:p text:style-name="P4">
«Урарту» (Вірменія) - «Зріньскі» (Боснія та Герцеговина) - 0:1</text:p>
      <text:p text:style-name="P4">
«Лінкольн Ред Імпс» (Гібралтар) - «Карабах» (Азербайджан) - 1:2</text:p>
      <text:p text:style-name="P4">
«Жальгіріс» (Литва) - «Струга» (Північна Македонія) - 0:0</text:p>
      <text:p text:style-name="P4">
«Олімпія» (Любляна, Словенія) - «Валмієра» (Латвія) - 2:1</text:p>
      <text:p text:style-name="P4">
«Ракув» (Польща) - «Флора» (Естонія) - 1:0</text:p>
      <text:p text:style-name="P4">
«Хамрун» (Мальта) - «Маккабі» (Хайфа, Ізраїль) - 0:4</text:p>
      <text:p text:style-name="P4">
«Баллкані» (Косово) - «Лудогорець» (Болгарія) - 2:0</text:p>
      <text:p text:style-name="P4">
«Клаксвік» (Фарерські острови) - «Ференцварош» (Угорщина) - 0:0</text:p>
      <text:p text:style-name="P4">
«Партизані» (Албанія) - БАТЕ (Білорусь) - 1:1</text:p>
      <text:p text:style-name="P4">
«Шемрок Роверс» (Ірландія) - «Брейдаблік» (Ісландія) - 0:1.</text:p>
      <text:p text:style-name="P4">
У середу, 12 липня, зіграють: ФК «Астана» (Казахстан) - «Динамо» (Тбілісі,Грузія), ХІК (Фінляндія) - «Ларн» (Північна Ірландія), «Хекен» (Швеція) -«Нью-Сейнтс» (Вельс), «Фарул» (Констанца, Румунія) - «Шериф» (Молдова),«Слован» (Братислава, Словаччина) - «Есперанж» (Люксембург).</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text:p>
      <text:p text:style-name="P4">
Нагадаємо, віце-чемпіон України «Дніпро-1» розпочне виступ із другоговідбіркового раунду, де зустрінеться з грецьким «Панатінаїкосом» (25/26 липнята 1/2 серпня).</text:p>
      <text:p text:style-name="P4">
Донецький «Шахтар» стартує у груповому раунді Ліги чемпіонів.</text:p>
      <text:p text:style-name="P4">
Фото: rakowczestochowa.</text:p>
      <text:p text:style-name="P4">
Source: <text:a xlink:type="simple" xlink:href="https://www.ukrinform.ua/rubric-sports/3734569-startuvav-persij-vidbirkovij-raund-ligi-cempioniv-uefa.html" text:style-name="Internet_20_link" text:visited-style-name="Visited_20_Internet_20_Link">
https://www.ukrinform.ua/rubric-sports/3734569-startuvav-persij-vidbirkovij-raund-ligi-cempioniv-uefa.html</text:a>
</text:p>
      <!--NEWS-->
      <text:h text:style-name="P10" text:outline-level="1">
<text:span text:style-name="T4">
Україна була б «беззахисною» без касетних боєприпасів – Блінкен</text:span>
</text:h>
      <text:p text:style-name="P4">
Authors: Ukrinform (Person)</text:p>
      <text:p text:style-name="P4">
Publisher: Укринформ (Organization)</text:p>
      <text:p text:style-name="P4">
Published Time: 2023-07-11T23:56:00+03:00</text:p>
      <text:p text:style-name="P4">
Modified Time: 2023-07-11T23:56:00+03:00</text:p>
      <text:p text:style-name="P4">
Description: Державний секретар США Ентоні Блінкен заявив, що Україна залишилася б «беззахисною», якби адміністрація Байдена не прийняла рішення поставити їй касетні боєприпаси попри міжнародні суперечки навколо цього питання.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США', 'Україна', 'ЗСУ', 'Боєприпаси', 'Блінкен', 'Війна з Росією']</text:p>
      <text:p text:style-name="P4">
Type: Article</text:p>
      <!--METADATA-->
      <text:p text:style-name="P4">
<draw:frame draw:style-name="fr1" draw:name="Image249" text:anchor-type="as-char" svg:width="6.9236in" svg:height="3.956343in" draw:z-index="0">
<draw:image xlink:href="../Images/yкринформ/2023-07-11T23-56-00-03-00/630_360_1666808912-523.jpg" xlink:type="simple" xlink:show="embed" xlink:actuate="onLoad" draw:mime-type="image/jpeg"/>
</draw:frame>
 Державнийсекретар США Ентоні Блінкен заявив, що Україна залишилася б «беззахисною»,якби адміністрація Байдена не прийняла рішення поставити їй касетні боєприпасипопри міжнародні суперечки навколо цього питання.</text:p>
      <text:p text:style-name="P4">
Про це глава Держдепу сказав у інтерв’ю <text:a xlink:type="simple" xlink:href="https://www.nbcnews.com/politics/white-house/blinken-says-ukraine-defenseless-cluster-munitions-rcna93596" text:style-name="Internet_20_link" text:visited-style-name="Visited_20_Internet_20_Link">
 MSNBC</text:a>
 у вівторок під час перебування насаміті НАТО в Вільнюсі, передає Укрінформ.</text:p>
      <text:p text:style-name="P4">
«Запаси унітарних боєприпасів – а не касетних – у всьому світі і в Українізакінчуються, вони скоро вже будуть вичерпані»,- зауважив глава американськоїдипломатії.</text:p>
      <text:p text:style-name="P4">
<text:span text:style-name="T4">
Читайте також:</text:span>
 <text:span text:style-name="T4">
<text:a xlink:type="simple" xlink:href="https://www.ukrinform.ua/rubric-polytics/3734362-premer-bolgarii-pro-kasetni-boepripasi-dla-ukraini-uspihi-v-bou-vazlivisi-za-konvencii.html" text:style-name="Internet_20_link" text:visited-style-name="Visited_20_Internet_20_Link">
 Прем’єр Болгарії – про касетні боєприпаси для України:Успіхи в бою важливіші за конвенції </text:a>
 </text:span>
</text:p>
      <text:p text:style-name="P4">
Тому, за його словами, адміністрація США зробила «важкий, але необхіднийвибір», надавши українцям касетний тип снарядів. У цьому зв’язку вінпідкреслив, що якби Сполучені Штати цього не зробили, «в українців закінчилисяб боєприпаси, і вони були б беззахисними».</text:p>
      <text:p text:style-name="P4">
Як повідомляв Укрінформ, минулої п’ятниці США оголосили, що постачатимутьУкраїні касетні боєприпаси, аби допомогти ЗСУ в контрнаступі. Використанняцієї зброї викликає суперечки, перш за все, через те, що певний відсотоквибухових пристроїв не детонує, а залишається на місцевості й в майбутньомустворює серйозну загрозу для населення навіть багато років по завершеннібойових дій.</text:p>
      <text:p text:style-name="P4">
<text:span text:style-name="T4">
Читайте також:</text:span>
 <text:span text:style-name="T4">
<text:a xlink:type="simple" xlink:href="https://www.ukrinform.ua/rubric-ato/3734084-risenna-ssa-nadati-ukraini-kasetni-boepripasi-ne-porusit-ednosti-miz-souznikami-derzdep.html" text:style-name="Internet_20_link" text:visited-style-name="Visited_20_Internet_20_Link">
 Рішення США надати Україні касетні боєприпаси непорушить єдності між союзниками – Держдеп </text:a>
 </text:span>
</text:p>
      <text:p text:style-name="P4">
У Вашингтоні у цьому зв’язку запевнили, що відсоток відмови боєприпасів, яківони передають Україні, не перевищує 2,5% - у порівнянні з 30-40% тих, щозастосовують в Україні російські війська.</text:p>
      <text:p text:style-name="P4">
Понад 100 країн приєдналася до договору про заборону касетних <text:span text:style-name="T4">
<text:a xlink:type="simple" xlink:href="https://www.ukrinform.ua/tag-boepripasi" text:style-name="Internet_20_link" text:visited-style-name="Visited_20_Internet_20_Link">
 боєприпасів</text:a>
 </text:span>
 , так званої Конвенції Осло.США, Росія й Україна цю угоду не підписали.</text:p>
      <text:p text:style-name="P4">
<text:span text:style-name="T5">
Фото: Andrew Harrer/Bloomberg</text:span>
</text:p>
      <text:p text:style-name="P4">
Source: <text:a xlink:type="simple" xlink:href="https://www.ukrinform.ua/rubric-ato/3734570-ukraina-bula-b-bezzahisnou-bez-kasetnih-boepripasiv-blinken.html" text:style-name="Internet_20_link" text:visited-style-name="Visited_20_Internet_20_Link">
https://www.ukrinform.ua/rubric-ato/3734570-ukraina-bula-b-bezzahisnou-bez-kasetnih-boepripasiv-blinken.html</text:a>
</text:p>
      <!--NEWS-->
      <text:h text:style-name="P10" text:outline-level="1">
<text:span text:style-name="T4">
Сили ППО цієї ночі знищили 26 із 28 дронів-камікадзе та розвідувальний БПЛА типу Zala</text:span>
</text:h>
      <text:p text:style-name="P4">
Author: ['АРМІЯINFORM']</text:p>
      <text:p text:style-name="P4">
Time: 2023-07-11T24:00:00-04:00</text:p>
      <text:p text:style-name="P4">
Description: У ніч на 11 липня 2023 року російські окупанти атакували Україну з південно-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obota-ppo_rect_cc246ffcb452c7dc7f4fd41e7adc24ba.jpeg" text:style-name="Internet_20_link" text:visited-style-name="Visited_20_Internet_20_Link">
robota-ppo_rect_cc246ffcb452c7dc7f4fd41e7adc24ba.jpeg</text:a>
']</text:p>
      <text:p text:style-name="P4">
Tags: ['STOPRUSSIA', 'АГРЕСІЯ РФ', 'БПЛА', 'ВТОРГНЕННЯ РФ', 'ПС ЗСУ', 'ХРОНІКА ОБОРОНИ']</text:p>
      <text:p text:style-name="P4">
Category: News</text:p>
      <!--METADATA-->
      <text:p text:style-name="P4">
<draw:frame draw:style-name="fr1" draw:name="Image250" text:anchor-type="as-char" svg:width="6.9236in" svg:height="3.88283in" draw:z-index="0">
<draw:image xlink:href="../Images/AРМІЯINFORM/2023-07-11T24-00-00-04-00/robota-ppo_rect_cc246ffcb452c7dc7f4fd41e7adc24ba.jpeg" xlink:type="simple" xlink:show="embed" xlink:actuate="onLoad" draw:mime-type="image/jpeg"/>
</draw:frame>
</text:p>
      <text:p text:style-name="P4">
У ніч на 11 липня 2023 року російські окупанти атакували Україну з південно-східного напрямку (Приморсько-Ахтарськ) ударними безпілотниками іранськоговиробництва Shahed-136/131. Усього в ударі було задіяно 28 дронів-камікадзе.</text:p>
      <text:p text:style-name="P4">
Про це інформують Повітряні Сили ЗСУ у <text:a xlink:type="simple" xlink:href="https://t.me/kpszsu/3197" text:style-name="Internet_20_link" text:visited-style-name="Visited_20_Internet_20_Link">
Телеграм</text:a>
.</text:p>
      <text:p text:style-name="P4">
У результаті успішної бойової роботи у зоні відповідальності повітряногокомандування «Південь» силами та засобами Повітряних Сил у взаємодії із ППОінших складових Сил оборони знищено 26 ударних БПЛА та один розвідувальнийбезпілотник типу Zala.</text:p>
      <text:p text:style-name="P4">
Крім того, за минулу добу, 10 липня, Повітряні Сили знищили ворожий вертоліт(тип уточнюється), три ударних БПЛА типу «Ланцет» та чотири розвідувальнихдрони оперативно-тактичного рівня.</text:p>
      <text:p text:style-name="P4">
За поточну та минулу добу авіація Повітряних Сил завдала по ворожих позиціяхпонад 20 групових авіаційних ударів.</text:p>
      <text:p text:style-name="P4">
Командувач Повітряних Сил Збройних Сил України генерал-лейтенант Микола Олещук<text:a xlink:type="simple" xlink:href="https://t.me/MykolaOleshchuk/108" text:style-name="Internet_20_link" text:visited-style-name="Visited_20_Internet_20_Link">
подякував</text:a>
 захисникам неба за бойовуроботу.</text:p>
      <text:p text:style-name="P4">
Source: <text:a xlink:type="simple" xlink:href="https://armyinform.com.ua/2023/07/11/syly-ppo-cziyeyi-nochi-znyshhyly-26-iz-28-droniv-kamikadze-ta-rozviduvalnyj-bpla-typu-zala/" text:style-name="Internet_20_link" text:visited-style-name="Visited_20_Internet_20_Link">
https://armyinform.com.ua/2023/07/11/syly-ppo-cziyeyi-nochi-znyshhyly-26-iz-28-droniv-kamikadze-ta-rozviduvalnyj-bpla-typu-zala/</text:a>
</text:p>
      <!--NEWS-->
      <text:h text:style-name="P10" text:outline-level="1">
<text:span text:style-name="T4">
У Литві розпочався саміт НАТО: чого чекати Україні</text:span>
</text:h>
      <text:p text:style-name="P4">
Author: ['АРМІЯINFORM']</text:p>
      <text:p text:style-name="P4">
Time: 2023-07-11T26:00:00-04:00</text:p>
      <text:p text:style-name="P4">
Description: У литовській столиці, Вільнюсі, почався дводенний саміт глав держав та уряд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to.jpg" text:style-name="Internet_20_link" text:visited-style-name="Visited_20_Internet_20_Link">
nato.jpg</text:a>
', '<text:a xlink:type="simple" xlink:href="https://armyinform.com.ua/wp-content/uploads/2023/07/nato01.jpg" text:style-name="Internet_20_link" text:visited-style-name="Visited_20_Internet_20_Link">
nato01.jpg</text:a>
', '<text:a xlink:type="simple" xlink:href="https://armyinform.com.ua/wp-content/uploads/2023/07/nato02.jpg" text:style-name="Internet_20_link" text:visited-style-name="Visited_20_Internet_20_Link">
nato02.jpg</text:a>
', '<text:a xlink:type="simple" xlink:href="https://armyinform.com.ua/wp-content/uploads/2023/07/nato00.jpg" text:style-name="Internet_20_link" text:visited-style-name="Visited_20_Internet_20_Link">
nato00.jpg</text:a>
']</text:p>
      <text:p text:style-name="P4">
Tags: ['ВІЛЬНЮСЬКИЙ САМІТ', 'ДОПОМОГА ПАРТНЕРІВ', 'НАТО', 'СВІТ ПІДТРИМУЄ УКРАЇНУ']</text:p>
      <text:p text:style-name="P4">
Category: News</text:p>
      <!--METADATA-->
      <text:p text:style-name="P4">
<draw:frame draw:style-name="fr1" draw:name="Image251" text:anchor-type="as-char" svg:width="6.9236in" svg:height="3.894525in" draw:z-index="0">
<draw:image xlink:href="../Images/AРМІЯINFORM/2023-07-11T26-00-00-04-00/nato.jpg" xlink:type="simple" xlink:show="embed" xlink:actuate="onLoad" draw:mime-type="image/jpeg"/>
</draw:frame>
</text:p>
      <text:p text:style-name="P4">
У литовській столиці, Вільнюсі, почався дводенний саміт глав держав та урядівПівнічноатлантичного альянсу.</text:p>
      <text:p text:style-name="P4">
Як<text:a xlink:type="simple" xlink:href="https://www.nato.int/cps/en/natohq/news_216979.htm" text:style-name="Internet_20_link" text:visited-style-name="Visited_20_Internet_20_Link">
зазначив</text:a>
Генеральний секретар блоку Єнс Столтенберг, який 10 липня 2023 року прибув доучасті у засіданні, члени Альянсу ухвалять рішення щодо України, включаючибагаторічний пакет допомоги та покращення політичних зв’язків із новою РадоюНАТО-Україна. Також він повідомив, що союзники обговорять шлях України дочленства в НАТО.</text:p>
      <text:p text:style-name="P4">
<draw:frame draw:style-name="fr1" draw:name="Image252" text:anchor-type="as-char" svg:width="6.9236in" svg:height="3.894525in" draw:z-index="0">
<draw:image xlink:href="../Images/AРМІЯINFORM/2023-07-11T26-00-00-04-00/nato01.jpg" xlink:type="simple" xlink:show="embed" xlink:actuate="onLoad" draw:mime-type="image/jpeg"/>
</draw:frame>
</text:p>
      <text:p text:style-name="P4">
«Ми посилимо нашу підтримку України і наблизимо Україну до НАТО. І ми будемоще тісніше співпрацювати з партнерами на підтримку міжнародного порядку,заснованого на правилах», — <text:a xlink:type="simple" xlink:href="https://armyinform.com.ua/2023/07/10/my-posylymo-nashu-pidtrymku-ukrayiny-i-nablyzymo-ukrayinu-do-nato-yens-stoltenberg/" text:style-name="Internet_20_link" text:visited-style-name="Visited_20_Internet_20_Link">
сказав</text:a>
 Єнс Столтенберг напередодні саміту.</text:p>
      <text:p text:style-name="P4">
На другий день саміту заплановане інавгураційне засідання <text:a xlink:type="simple" xlink:href="https://armyinform.com.ua/2023/07/06/pivnichnoatlantychnyj-alyans-pryznachyv-datu-pershogo-zasidannya-u-formati-rady-ukrayina-nato/" text:style-name="Internet_20_link" text:visited-style-name="Visited_20_Internet_20_Link">
нової Ради Україна-НАТО</text:a>
, в якійпопередньо <text:a xlink:type="simple" xlink:href="https://armyinform.com.ua/2023/07/07/vilnyuskyj-samit-nato-zrobyt-ukrayinu-sylnishoyu-gensek-alyansu/" text:style-name="Internet_20_link" text:visited-style-name="Visited_20_Internet_20_Link">
анонсовано</text:a>
 участь Президента УкраїниВолодимира Зеленського.</text:p>
      <text:p text:style-name="P4">
Для участі в саміті до Вільнюсу вже прибув президент США Джо Байден, якого ваеропорту зустрів литовський лідер.</text:p>
      <text:p text:style-name="P4">
<draw:frame draw:style-name="fr1" draw:name="Image253" text:anchor-type="as-char" svg:width="6.9236in" svg:height="3.894525in" draw:z-index="0">
<draw:image xlink:href="../Images/AРМІЯINFORM/2023-07-11T26-00-00-04-00/nato02.jpg" xlink:type="simple" xlink:show="embed" xlink:actuate="onLoad" draw:mime-type="image/jpeg"/>
</draw:frame>
</text:p>
      <text:p text:style-name="P4">
«Вдячні США за військову присутність у Литві, яка забезпечує стримування тапередову оборону. Литва є рішучим прихильником трансатлантичного зв’язку!» —<text:a xlink:type="simple" xlink:href="https://twitter.com/GitanasNauseda/status/1678453858043822080" text:style-name="Internet_20_link" text:visited-style-name="Visited_20_Internet_20_Link">
повідомив</text:a>
Ґітанас Науседа.</text:p>
      <text:p text:style-name="P4">
3000 литовських військових і 1000 військовослужбовців союзниківПівнічноатлантичного альянсу<text:a xlink:type="simple" xlink:href="https://armyinform.com.ua/2023/07/04/ponad-4-tysyachi-vijskovosluzhbovcziv-zabezpechuvatymut-bezpeku-samitu-nato-u-vilnyusi/" text:style-name="Internet_20_link" text:visited-style-name="Visited_20_Internet_20_Link">
забезпечуватимуть</text:a>
безпеку під час саміту НАТО у Вільнюсі.</text:p>
      <text:p text:style-name="P4">
<draw:frame draw:style-name="fr1" draw:name="Image254" text:anchor-type="as-char" svg:width="6.9236in" svg:height="3.894525in" draw:z-index="0">
<draw:image xlink:href="../Images/AРМІЯINFORM/2023-07-11T26-00-00-04-00/nato00.jpg" xlink:type="simple" xlink:show="embed" xlink:actuate="onLoad" draw:mime-type="image/jpeg"/>
</draw:frame>
</text:p>
      <text:p text:style-name="P4">
«Ми готові до проведення саміту НАТО», —<text:a xlink:type="simple" xlink:href="https://twitter.com/a_anusauskas/status/1678476509709758466" text:style-name="Internet_20_link" text:visited-style-name="Visited_20_Internet_20_Link">
зазначив</text:a>
міністр національної оборони Литви Арвідас Анушкаускас.</text:p>
      <text:p text:style-name="P4">
Щодо перспектив членства України в НАТО, то Міністр оборони України ОлексійРезніков напередодні<text:a xlink:type="simple" xlink:href="https://armyinform.com.ua/2023/06/23/oleksij-reznikov-pro-samit-nato-u-vilnyusi-ochikuyu-chitkyh-terminiv-ta-umov-vstupu-ukrayiny-do-alyansu/" text:style-name="Internet_20_link" text:visited-style-name="Visited_20_Internet_20_Link">
висловлював</text:a>
очікування чітких термінів та умов вступу України до Альянсу. За день допочатку саміту глава українського зовнішньополітичного відомства Дмитро Кулеба<text:a xlink:type="simple" xlink:href="https://armyinform.com.ua/2023/07/10/u-nato-domovylysya-sprostyty-ukrayini-shlyah-vstupu-do-alyansu-dmytro-kuleba/" text:style-name="Internet_20_link" text:visited-style-name="Visited_20_Internet_20_Link">
повідомив</text:a>
 про скасування країнами-членами НАТО плану дій щодо членства на шляху України до вступу в Альянс.</text:p>
      <text:p text:style-name="P4">
Країни Балтії на саміті НАТО<text:a xlink:type="simple" xlink:href="https://armyinform.com.ua/2023/07/05/na-samiti-nato-krayiny-baltiyi-budut-odnostajnymy-ukrayini-potriben-chitkyj-shlyah-shhodo-chlenstva-v-alyansi/" text:style-name="Internet_20_link" text:visited-style-name="Visited_20_Internet_20_Link">
виступатимуть</text:a>
 одним голосом щодо спільних цілей зміцнення оборони Альянсу тастримування на східному краю блоку.</text:p>
      <text:p text:style-name="P4">
Напередодні засідання блоку спікери парламентів шести європейських країн<text:a xlink:type="simple" xlink:href="https://armyinform.com.ua/2023/07/10/golovy-parlamentiv-shesty-yevropejskyh-krayin-zaklykaly-uchasnykiv-samitu-nato-zobovyazatysya-vzyaty-ukrayinu-do-alyansu/" text:style-name="Internet_20_link" text:visited-style-name="Visited_20_Internet_20_Link">
закликали</text:a>
 учасників саміту НАТО зобов’язатися взяти Україну доАльянсу.</text:p>
      <text:p text:style-name="P4">
<text:span text:style-name="T5">
Підготував Віталій Литвин</text:span>
</text:p>
      <text:p text:style-name="P4">
Source: <text:a xlink:type="simple" xlink:href="https://armyinform.com.ua/2023/07/11/u-lytvi-rozpochynayetsya-samit-nato-chogo-chekaty-ukrayini/" text:style-name="Internet_20_link" text:visited-style-name="Visited_20_Internet_20_Link">
https://armyinform.com.ua/2023/07/11/u-lytvi-rozpochynayetsya-samit-nato-chogo-chekaty-ukrayini/</text:a>
</text:p>
      <!--NEWS-->
      <text:h text:style-name="P10" text:outline-level="1">
<text:span text:style-name="T4">
Абсолютна більшість громадян ЄС висловлюється за продовження підтримки України, зокрема зброєю</text:span>
</text:h>
      <text:p text:style-name="P4">
Author: ['АРМІЯINFORM']</text:p>
      <text:p text:style-name="P4">
Time: 2023-07-11T28:00:00-04:00</text:p>
      <text:p text:style-name="P4">
Description: Абсолютна більшість жителів Європейського Союзу, як і раніше, висловлюється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krayina_yes.jpg" text:style-name="Internet_20_link" text:visited-style-name="Visited_20_Internet_20_Link">
ukrayina_yes.jpg</text:a>
']</text:p>
      <text:p text:style-name="P4">
Tags: ['STOPRUSSIA', 'YES', 'ВТОРГНЕННЯ РФ', 'ДОПОМОГА ПАРТНЕРІВ', 'ОПИТУВАННЯ', 'СВІТ ПІДТРИМУЄ УКРАЇНУ']</text:p>
      <text:p text:style-name="P4">
Category: News</text:p>
      <!--METADATA-->
      <text:p text:style-name="P4">
<draw:frame draw:style-name="fr1" draw:name="Image255" text:anchor-type="as-char" svg:width="6.9236in" svg:height="3.894525in" draw:z-index="0">
<draw:image xlink:href="../Images/AРМІЯINFORM/2023-07-11T28-00-00-04-00/ukrayina_yes.jpg" xlink:type="simple" xlink:show="embed" xlink:actuate="onLoad" draw:mime-type="image/jpeg"/>
</draw:frame>
</text:p>
      <text:p text:style-name="P4">
Абсолютна більшість жителів Європейського Союзу, як і раніше, висловлюється запродовження підтримки України.</text:p>
      <text:p text:style-name="P4">
Про це свідчать<text:a xlink:type="simple" xlink:href="https://europa.eu/eurobarometer/surveys/detail/3052" text:style-name="Internet_20_link" text:visited-style-name="Visited_20_Internet_20_Link">
результати</text:a>
 опитуванняЄвробарометром — соціологічною службою Євросоюзу.</text:p>
      <text:p text:style-name="P4">
Громадяни ЄС також підтримують посилення оборонної співпраці ЄС і збільшеннявитрат на оборону.</text:p>
      <text:p text:style-name="P4">
<text:span text:style-name="T4">
88%</text:span>
 громадян ЄС виступають за надання гуманітарної допомоги людям, якіпостраждали від війни.</text:p>
      <text:p text:style-name="P4">
<text:span text:style-name="T4">
86%</text:span>
 виступають за прийом в ЄС людей, які тікають від війни.</text:p>
      <text:p text:style-name="P4">
<text:span text:style-name="T4">
75%</text:span>
 схвалюють фінансову підтримку України.</text:p>
      <text:p text:style-name="P4">
<text:span text:style-name="T4">
72%</text:span>
 підтримують економічні санкції проти російського уряду, компаній іфізичних осіб.</text:p>
      <text:p text:style-name="P4">
Крім того, <text:span text:style-name="T4">
66%</text:span>
 погоджуються із забороною мовлення в ЄС російськихпропагандистських ЗМІ, таких як sputnik і russia today, а <text:span text:style-name="T4">
64%</text:span>
 підтримуютьфінансування закупівлі та постачання військової техніки в Україну. <text:span text:style-name="T4">
64%</text:span>
також згодні з наданням ЄС статусу потенційного члена ЄС Україні.</text:p>
      <text:p text:style-name="P4">
Загалом <text:span text:style-name="T4">
56%</text:span>
 респондентів задоволені реакцією ЄС на російське вторгнення вУкраїну, а <text:span text:style-name="T4">
54%</text:span>
 — реакцією уряду своєї країни.</text:p>
      <text:p text:style-name="P4">
Source: <text:a xlink:type="simple" xlink:href="https://armyinform.com.ua/2023/07/11/absolyutna-bilshist-gromadyan-yes-vyslovlyuyetsya-za-prodovzhennya-pidtrymky-ukrayiny-zokrema-zbroyeyu/" text:style-name="Internet_20_link" text:visited-style-name="Visited_20_Internet_20_Link">
https://armyinform.com.ua/2023/07/11/absolyutna-bilshist-gromadyan-yes-vyslovlyuyetsya-za-prodovzhennya-pidtrymky-ukrayiny-zokrema-zbroyeyu/</text:a>
</text:p>
      <!--NEWS-->
      <text:h text:style-name="P10" text:outline-level="1">
<text:span text:style-name="T4">
Головний майстер-сержант бригади «Маґура» Маркус написав рапорт, щоб перейти на нижчу посаду</text:span>
</text:h>
      <text:p text:style-name="P4">
Authors: Ukrinform (Person)</text:p>
      <text:p text:style-name="P4">
Publisher: Укринформ (Organization)</text:p>
      <text:p text:style-name="P4">
Published Time: 2023-07-11T2:43:00+03:00</text:p>
      <text:p text:style-name="P4">
Modified Time: 2023-07-11T21:43:00+03:00</text:p>
      <text:p text:style-name="P4">
Description: Головний сержант 47-ї окремої механізованої бригади “Маґура” Валерій Маркус написав рапорт на переведення на нижчу посаду в бригаді. — Укрінформ.</text:p>
      <text:p text:style-name="P4">
Images: ['<text:a xlink:type="simple" xlink:href="https://static.ukrinform.com/photos/2023_07/thumb_files/630_360_1689101417-310.jpg" text:style-name="Internet_20_link" text:visited-style-name="Visited_20_Internet_20_Link">
630_360_16891...</text:a>
']</text:p>
      <text:p text:style-name="P4">
Tags: ['ЗСУ', 'Війна з Росією']</text:p>
      <text:p text:style-name="P4">
Type: Article</text:p>
      <!--METADATA-->
      <text:p text:style-name="P4">
<draw:frame draw:style-name="fr1" draw:name="Image256" text:anchor-type="as-char" svg:width="6.9236in" svg:height="3.956343in" draw:z-index="0">
<draw:image xlink:href="../Images/yкринформ/2023-07-11T2-43-00-03-00/630_360_1689101417-310.jpg" xlink:type="simple" xlink:show="embed" xlink:actuate="onLoad" draw:mime-type="image/jpeg"/>
</draw:frame>
 Головнийсержант 47-ї окремої механізованої бригади “Маґура” Валерій Маркус написаврапорт на переведення на нижчу посаду в бригаді.</text:p>
      <text:p text:style-name="P4">
Про це військовий повідомив на своїй сторінці у <text:a xlink:type="simple" xlink:href="https://www.facebook.com/valerii.markus/posts/pfbid0no4he5grQVRrFgDJJq7gwW7hhp5n4iqTcbZLWLdfouNEKDjwD7NLJzK9nkV2WTs5l" text:style-name="Internet_20_link" text:visited-style-name="Visited_20_Internet_20_Link">
 Фейсбуці</text:a>
, передає Укрінформ.</text:p>
      <text:p text:style-name="P4">
"Я категорично не згоден з рішеннями щодо застосування і розвитку 47 бригади.Збудувати військову частину згідно тих цінностей, які ми декларували напочатку її створення, нам не дозволили. Вплинути на ситуацію або виправитибільше можливості не маю. Моє перебування на посаді головного сержанта бригадибільше не вважаю доцільним. Своїх людей я залишити не можу, тому йду нанайнижчу посаду за ВЛАСНИМ бажанням, щоб бути ближче до них на полі бою", -написав Маркус.</text:p>
      <text:p text:style-name="P4">
Він опублікував фото свого рапорту про переведення, в якому серед іншогозазначає про "систематичні приниження роботи сержантського корпусу бригади".</text:p>
      <text:p text:style-name="P4">
Як повідомляв Укрінформ, раніше Президент України Володимир Зеленський _<text:span text:style-name="T4">
<text:a xlink:type="simple" xlink:href="https://www.ukrinform.ua/rubric-society/3729058-prezident-zustrivsa-z-golovnim-majsterserzantom-brigadi-magura-valeriem-markusom.html" text:style-name="Internet_20_link" text:visited-style-name="Visited_20_Internet_20_Link">
зустрівся з головним майстер-сержантом бригади "Маґура" Валерієм Маркусом</text:a>
 </text:span>
 _ .Зокрема, вони обговорили зміни, впровадження яких в українському військуреально допомогло б поліпшити службу, а також реформу сержантського корпусу йзабезпечення достойного рівня заробітних плат.</text:p>
      <text:p text:style-name="P4">
Source: <text:a xlink:type="simple" xlink:href="https://www.ukrinform.ua/rubric-ato/3734541-golovnij-majsterserzant-brigadi-magura-markus-napisav-raport-sob-perejti-na-nizcu-posadu.html" text:style-name="Internet_20_link" text:visited-style-name="Visited_20_Internet_20_Link">
https://www.ukrinform.ua/rubric-ato/3734541-golovnij-majsterserzant-brigadi-magura-markus-napisav-raport-sob-perejti-na-nizcu-posadu.html</text:a>
</text:p>
      <!--NEWS-->
      <text:h text:style-name="P10" text:outline-level="1">
<text:span text:style-name="T4">
У краснодарі застрелено командира підводного човна, який «калібрами» обстрілював Україну</text:span>
</text:h>
      <text:p text:style-name="P4">
Author: ['АРМІЯINFORM']</text:p>
      <text:p text:style-name="P4">
Time: 2023-07-11T30:00:00-04:00</text:p>
      <text:p text:style-name="P4">
Description: У російському краснодарі застрелено сергія ржицького — колишнього командира підв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zhyczkyj.jpg" text:style-name="Internet_20_link" text:visited-style-name="Visited_20_Internet_20_Link">
rzhyczkyj.jpg</text:a>
']</text:p>
      <text:p text:style-name="P4">
Tags: ['STOPRUSSIA', 'АГРЕСІЯ РФ', 'ВТОРГНЕННЯ РФ', 'ГУР МО УКРАЇНИ']</text:p>
      <text:p text:style-name="P4">
Category: News</text:p>
      <!--METADATA-->
      <text:p text:style-name="P4">
<draw:frame draw:style-name="fr1" draw:name="Image257" text:anchor-type="as-char" svg:width="6.9236in" svg:height="3.894525in" draw:z-index="0">
<draw:image xlink:href="../Images/AРМІЯINFORM/2023-07-11T30-00-00-04-00/rzhyczkyj.jpg" xlink:type="simple" xlink:show="embed" xlink:actuate="onLoad" draw:mime-type="image/jpeg"/>
</draw:frame>
</text:p>
      <text:p text:style-name="P4">
У російському краснодарі застрелено сергія ржицького — колишнього командирапідводного човна «краснодар» чорноморського флоту вмф рф.</text:p>
      <text:p text:style-name="P4">
Про це <text:a xlink:type="simple" xlink:href="https://gur.gov.ua/content/v-krasnodari-znyshcheno-komandyra-pidvodnoho-chovna-krasnodar-prychetnoho-do-raketnykh-obstriliv-ukrainy.html" text:style-name="Internet_20_link" text:visited-style-name="Visited_20_Internet_20_Link">
повідомила</text:a>
 пресслужба Головного управління розвідки Міністерства оборониУкраїни.</text:p>
      <text:p text:style-name="P4">
10 липня «підводник» здійснював пробіжку в краснодарському парку культури івідпочинку. Близько шостої ранку в нього було здійснено сім пострілів зпістолета макарова. У результаті вогнепальних поранень ржицький помер намісці.</text:p>
      <text:p text:style-name="P4">
Через рясний дощ в парку було безлюдно, тож немає свідків, які могли бповідомити деталі або упізнати нападника.</text:p>
      <text:p text:style-name="P4">
«краснодар» — один із шести підводних човнів проєкту «варшавянка», які входятьдо складу чорноморського флоту вмф рф. Кожен із них здатен нести до чотирьохкрилатих ракет типу «калібр».</text:p>
      <text:p text:style-name="P4">
Капітан 2-го рангу сергій ржицький щонайменше з 2006 року проживав уСевастополі. Деякий час був командиром підводного човна «алроса». Післявідправки «алроси» на модернізацію був призначений командиром «краснодару».</text:p>
      <text:p text:style-name="P4">
Source: <text:a xlink:type="simple" xlink:href="https://armyinform.com.ua/2023/07/11/u-krasnodari-zastreleno-komandyra-pidvodnogo-chovna-yakyj-kalibramy-obstrilyuvav-ukrayinu/" text:style-name="Internet_20_link" text:visited-style-name="Visited_20_Internet_20_Link">
https://armyinform.com.ua/2023/07/11/u-krasnodari-zastreleno-komandyra-pidvodnogo-chovna-yakyj-kalibramy-obstrilyuvav-ukrayinu/</text:a>
</text:p>
      <!--NEWS-->
      <text:h text:style-name="P10" text:outline-level="1">
<text:span text:style-name="T4">
Рятувальники знешкодили понад 300 боєприпасів за добу</text:span>
</text:h>
      <text:p text:style-name="P4">
Author: ['АРМІЯINFORM']</text:p>
      <text:p text:style-name="P4">
Time: 2023-07-11T32:00:00-04:00</text:p>
      <text:p text:style-name="P4">
Description: Підрозділи ДСНС протягом доби 10 липня здійснили 184 виїзди на ліквідацію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266296-na-hmelnichchini-nadzvichayniki-znayshli-ponad-shist-desyatkiv-starih-boepripasiv.jpeg" text:style-name="Internet_20_link" text:visited-style-name="Visited_20_Internet_20_Link">
2266296-na-hmelnichchini-nadzvichayniki-znayshli-ponad-shist-desyatkiv-starih-boepripasiv.jpeg</text:a>
']</text:p>
      <text:p text:style-name="P4">
Tags: ['STOPRUSSIA', 'АГРЕСІЯ РФ', 'ВТОРГНЕННЯ РФ', 'ДСНС УКРАЇНИ']</text:p>
      <text:p text:style-name="P4">
Category: News</text:p>
      <!--METADATA-->
      <text:p text:style-name="P4">
<draw:frame draw:style-name="fr1" draw:name="Image258" text:anchor-type="as-char" svg:width="6.9236in" svg:height="4.609964in" draw:z-index="0">
<draw:image xlink:href="../Images/AРМІЯINFORM/2023-07-11T32-00-00-04-00/2266296-na-hmelnichchini-nadzvichayniki-znayshli-ponad-shist-desyatkiv-starih-boepripasiv.jpeg" xlink:type="simple" xlink:show="embed" xlink:actuate="onLoad" draw:mime-type="image/jpeg"/>
</draw:frame>
</text:p>
      <text:p text:style-name="P4">
Підрозділи ДСНС протягом доби 10 липня здійснили 184 виїзди на ліквідаціюнаслідків обстрілів окупантами населених пунктів та об’єктів інфраструктури.Ліквідовано 5 пожеж. Вилучено і знешкоджено 316 одиниць вибухонебезпечнихпредметів. Надано психологічну допомогу 48 особам.</text:p>
      <text:p text:style-name="P4">
Про це <text:a xlink:type="simple" xlink:href="https://www.kmu.gov.ua/news/operatyvna-informatsiia-shchodo-naslidkiv-vedennia-boiovykh-dii-rosiiskoiu-federatsiieiu-ta7-diialnosti-pirotekhnichnykh-pidrozdiliv-dsns" text:style-name="Internet_20_link" text:visited-style-name="Visited_20_Internet_20_Link">
інформує</text:a>
 Урядовий портал.</text:p>
      <text:p text:style-name="P4">
Протягом доби піротехнічні підрозділи ДСНС залучалися 137 разів, обстеженотериторію площею 51 гектар.</text:p>
      <text:p text:style-name="P4">
Найчастіше піротехнічні підрозділи працювали в:</text:p>
      <ul>
        <li>
Харківській області 20 тис. 349 разів,  * Київщині – 8 тис. 151,  * Донеччині – 6 тис. 579,  * Миколаївщині – 5 тис. 390,  * Херсонщині – 6 тис. 164,  * Чернігівщині – 4 тис. 760,  * Сумщині – 2 тис. 256,  * Черкащині – 1 тис. 153.</li>
      </ul>
      <text:p text:style-name="P4">
Всього з початку широкомасштабного військового вторгнення російської федераціїна території України знешкоджено 409 тис. 527 од. вибухонебезпечних предметівта 2 тис. 891 кг вибухової речовини, зокрема 3 тис. 45 од. авіаційних бомб.Обстежено територію площею понад 91 тис. 091 гектар.</text:p>
      <text:p text:style-name="P4">
Source: <text:a xlink:type="simple" xlink:href="https://armyinform.com.ua/2023/07/11/ryatuvalnyky-zneshkodyly-ponad-300-boyeprypasiv-za-dobu/" text:style-name="Internet_20_link" text:visited-style-name="Visited_20_Internet_20_Link">
https://armyinform.com.ua/2023/07/11/ryatuvalnyky-zneshkodyly-ponad-300-boyeprypasiv-za-dobu/</text:a>
</text:p>
      <!--NEWS-->
      <text:h text:style-name="P10" text:outline-level="1">
<text:span text:style-name="T4">
Напередодні саміту НАТО зросла кількість порушень правил польоту  російськими літаками в балтійському регіоні</text:span>
</text:h>
      <text:p text:style-name="P4">
Author: ['АРМІЯINFORM']</text:p>
      <text:p text:style-name="P4">
Time: 2023-07-11T34:00:00-04:00</text:p>
      <text:p text:style-name="P4">
Description: Минулого тижня винищувачі, які виконують функції повітряної поліції НАТО в країн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ynyshhuvachi.jpg" text:style-name="Internet_20_link" text:visited-style-name="Visited_20_Internet_20_Link">
vynyshhuvachi.jpg</text:a>
']</text:p>
      <text:p text:style-name="P4">
Tags: ['STOPRUSSIA', 'ВІЛЬНЮСЬКИЙ САМІТ', 'КРАЇНИ БАЛТІЇ', 'ПОРУШЕННЯ ПОВІТРЯНОГО ПРОСТОРУ']</text:p>
      <text:p text:style-name="P4">
Category: News</text:p>
      <!--METADATA-->
      <text:p text:style-name="P4">
<draw:frame draw:style-name="fr1" draw:name="Image259" text:anchor-type="as-char" svg:width="6.9236in" svg:height="3.894525in" draw:z-index="0">
<draw:image xlink:href="../Images/AРМІЯINFORM/2023-07-11T34-00-00-04-00/vynyshhuvachi.jpg" xlink:type="simple" xlink:show="embed" xlink:actuate="onLoad" draw:mime-type="image/jpeg"/>
</draw:frame>
</text:p>
      <text:p text:style-name="P4">
Минулого тижня винищувачі, які виконують функції повітряної поліції НАТО вкраїнах Балтії, тричі злітали для виявлення та супроводу літаків російськоїфедерації, які порушили правила польотів.</text:p>
      <text:p text:style-name="P4">
Про це <text:a xlink:type="simple" xlink:href="https://kam.lt/reagavimo-i-orlaiviu-skrydzius-prie-baltijos-valstybiu-sienu-duomenys-liepos-3-9-d/" text:style-name="Internet_20_link" text:visited-style-name="Visited_20_Internet_20_Link">
повідомила</text:a>
 пресслужба Міністерстванаціональної оборони Литви.</text:p>
      <text:p text:style-name="P4">
4 липня літаки повітряної поліції НАТО вилетіли для ідентифікації та супроводуросійського літака Ту-214, який летів у міжнародному повітряному просторі зматерикової частини росії до калінінградської області. Літак здійснював політз поданим планом польоту, з увімкненим радіолокаційним відповідачем іпідтримував радіозв’язок із регіональним центром управління повітряним рухом.</text:p>
      <text:p text:style-name="P4">
4 липня винищувачі повітряної поліції НАТО вилетіли для ідентифікації тасупроводу двох літаків рф Су-27, які летіли в міжнародному повітряномупросторі з калінінградської області і повернулися в калінінградську область.Літак здійснював політ без плану польоту, без увімкненого радіолокаційногоретранслятора та не підтримував радіозв’язок із регіональним центромуправління повітряним рухом.</text:p>
      <text:p text:style-name="P4">
7 липня винищувачі повітряної поліції НАТО вилетіли для ідентифікації тасупроводу російського літака Іл-76, який летів у міжнародному повітряномупросторі з материкової частини росії до калінінградської області. Літак летівбез плану польоту, з увімкненим радіолокаційним ретранслятором і підтримуваврадіозв’язок із регіональним центром управління повітряним рухом.</text:p>
      <text:p text:style-name="P4">
Source: <text:a xlink:type="simple" xlink:href="https://armyinform.com.ua/2023/07/11/naperedodni-samitu-nato-zrosla-kilkist-porushen-pravyl-polotu-rosijskymy-litakamy-v-baltijskomu-regioni/" text:style-name="Internet_20_link" text:visited-style-name="Visited_20_Internet_20_Link">
https://armyinform.com.ua/2023/07/11/naperedodni-samitu-nato-zrosla-kilkist-porushen-pravyl-polotu-rosijskymy-litakamy-v-baltijskomu-regioni/</text:a>
</text:p>
      <!--NEWS-->
      <text:h text:style-name="P10" text:outline-level="1">
<text:span text:style-name="T4">
За добу росармія дев’ять разів обстріляла прикордонні області на півночі України</text:span>
</text:h>
      <text:p text:style-name="P4">
Author: ['АРМІЯINFORM']</text:p>
      <text:p text:style-name="P4">
Time: 2023-07-11T36:00:00-04:00</text:p>
      <text:p text:style-name="P4">
Description: російські загарбники продовжують обстрілювати прикордонні території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bstrily-chernigivshhyny.jpg" text:style-name="Internet_20_link" text:visited-style-name="Visited_20_Internet_20_Link">
obstrily-chernigivshhyny.jpg</text:a>
']</text:p>
      <text:p text:style-name="P4">
Tags: ['STOPRUSSIA', 'ВТОРГНЕННЯ РФ', 'НАСЛІДКИ ВОРОЖИХ ОБСТРІЛІВ', 'ХАРКІВСЬКИЙ ТРИБУНАЛ']</text:p>
      <text:p text:style-name="P4">
Category: News</text:p>
      <!--METADATA-->
      <text:p text:style-name="P4">
<draw:frame draw:style-name="fr1" draw:name="Image260" text:anchor-type="as-char" svg:width="6.9236in" svg:height="3.894525in" draw:z-index="0">
<draw:image xlink:href="../Images/AРМІЯINFORM/2023-07-11T36-00-00-04-00/obstrily-chernigivshhyny.jpg" xlink:type="simple" xlink:show="embed" xlink:actuate="onLoad" draw:mime-type="image/jpeg"/>
</draw:frame>
</text:p>
      <text:p text:style-name="P4">
російські загарбники продовжують обстрілювати прикордонні територіїЧернігівської та Сумської областей. Усього протягом доби нараховано 9обстрілів (132 вибухи) із різних видів озброєння.</text:p>
      <text:p text:style-name="P4">
Про це йдеться у <text:a xlink:type="simple" xlink:href="https://t.me/ok_pivnich1/3805" text:style-name="Internet_20_link" text:visited-style-name="Visited_20_Internet_20_Link">
повідомленні</text:a>
 Оперативногокомандування «Північ».</text:p>
      <text:p text:style-name="P4">
По Чернігівській області:</text:p>
      <ul>
        <li>
у Сновській громаді у місті Гірськ зафіксовано 40 приходів, імовірно, зі ствольної артилерії; Клюси — 17 приходів, імовірно, з міномета 120 мм;  * у Семенівській громаді 2 приходи зафіксовано в селищі Миколаївка — ймовірно зі ствольної артилерії; Карповичі — 8 приходів, ймовірноьміномет 82 мм; Тимоновичі — 8 приходів, ймовірно ствольна артилерія;  * у Новгород-Сіверській громаді у Гремʼячі зафіксовано 9 приходів, ймовірно міномет 82 мм, та 38 приходів, ймовірно АГС.</li>
      </ul>
      <text:p text:style-name="P4">
По Сумській області:</text:p>
      <ul>
        <li>
у Середино-Будській громаді у селищі Ромашкове зафіксовано 6 приходів, ймовірно зі ствольної артилерії;  * у Шосткінському районі по селищу Микитське зафіксовано 2 приходи, ймовірно міномет 82 мм; Чуйківка — 5 приходів, ймовірно міномет 120 мм; Сопич — 5 приходів, ймовірно міномет 120 мм.</li>
      </ul>
      <text:p text:style-name="P4">
Інформація про загиблих або поранених серед місцевого населення незафіксована.</text:p>
      <text:p text:style-name="P4">
Нагадаємо, що Сумська обласна військова адміністрація<text:a xlink:type="simple" xlink:href="https://armyinform.com.ua/2023/07/10/na-sumshhyni-provedut-evakuacziyu-zhyteliv-prykordonnya/" text:style-name="Internet_20_link" text:visited-style-name="Visited_20_Internet_20_Link">
ухвалила</text:a>
 рішення про необхідність підготовки тапроведення евакуації місцевих жителів населених пунктів області, щоперебувають у п’ятикілометровій прикордонній зоні.</text:p>
      <text:p text:style-name="P4">
Source: <text:a xlink:type="simple" xlink:href="https://armyinform.com.ua/2023/07/11/za-dobu-rosarmiya-devyat-raziv-obstrilyala-prykordonni-oblasti-na-pivnochi-ukrayiny/" text:style-name="Internet_20_link" text:visited-style-name="Visited_20_Internet_20_Link">
https://armyinform.com.ua/2023/07/11/za-dobu-rosarmiya-devyat-raziv-obstrilyala-prykordonni-oblasti-na-pivnochi-ukrayiny/</text:a>
</text:p>
      <!--NEWS-->
      <text:h text:style-name="P10" text:outline-level="1">
<text:span text:style-name="T4">
Під час рятувальної операції в Оріхові окупанти завдали ще одного авіаудару</text:span>
</text:h>
      <text:p text:style-name="P4">
Author: ['АРМІЯINFORM']</text:p>
      <text:p text:style-name="P4">
Time: 2023-07-11T38:00:00-04:00</text:p>
      <text:p text:style-name="P4">
Description: російська армія завдала авіаудару по Оріхову, коли там тривала рятувальна операці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9958137715083712_y-e1689061436989.jpg" text:style-name="Internet_20_link" text:visited-style-name="Visited_20_Internet_20_Link">
photo_5289958137715083712_y-e1689061436989.jpg</text:a>
', '<text:a xlink:type="simple" xlink:href="https://armyinform.com.ua/wp-content/uploads/2023/07/photo_5289958137715083710_x-e1689061462377-150x150.jpg" text:style-name="Internet_20_link" text:visited-style-name="Visited_20_Internet_20_Link">
photo_5289958137715083710_x-e1689061462377-150x150.jpg</text:a>
', '<text:a xlink:type="simple" xlink:href="https://armyinform.com.ua/wp-content/uploads/2023/07/photo_5289958137715083711_y-150x150.jpg" text:style-name="Internet_20_link" text:visited-style-name="Visited_20_Internet_20_Link">
photo_5289958137715083711_y-150x150.jpg</text:a>
']</text:p>
      <text:p text:style-name="P4">
Tags: ['STOPRUSSIA', 'ВТОРГНЕННЯ РФ', 'ХАРКІВСЬКИЙ ТРИБУНАЛ']</text:p>
      <text:p text:style-name="P4">
Category: News</text:p>
      <!--METADATA-->
      <text:p text:style-name="P4">
<draw:frame draw:style-name="fr1" draw:name="Image261" text:anchor-type="as-char" svg:width="6.9236in" svg:height="5.691026in" draw:z-index="0">
<draw:image xlink:href="../Images/AРМІЯINFORM/2023-07-11T38-00-00-04-00/photo_5289958137715083712_y-e1689061436989.jpg" xlink:type="simple" xlink:show="embed" xlink:actuate="onLoad" draw:mime-type="image/jpeg"/>
</draw:frame>
</text:p>
      <text:p text:style-name="P4">
російська армія завдала авіаудару по Оріхову, коли там тривала рятувальнаоперація в атакованому пункті видачі гуманітарної допомоги. Постраждалихвнаслідок цього цинічного удару немає, вибухова хвиля пошкодила машинуполіції.</text:p>
      <text:p text:style-name="P4">
Про це <text:a xlink:type="simple" xlink:href="https://t.me/mvs_ukraine/27273" text:style-name="Internet_20_link" text:visited-style-name="Visited_20_Internet_20_Link">
йдеться</text:a>
 в інформації МВС України.</text:p>
      <text:p text:style-name="P4">
«Під час проведення рятувальної операції окупанти нанесли ще один удар завіації. Раніше, 9 липня, армія країни-окупанта прямим влучанням знищилаоріхівську школу — в епіцентрі вибуху опинилися місцеві жителі, які отримувалитам гуманітарну допомогу. Внаслідок терористичного удару <text:span text:style-name="T4">
загинуло 7 мирнихгромадян, ще 13 отримали пораненн</text:span>
 <text:span text:style-name="T4">
я»</text:span>
 , — зазначили в МВС.</text:p>
      <text:p text:style-name="P4">
<text:a xlink:type="simple" xlink:href="https://armyinform.com.ua/wp-content/uploads/2023/07/photo_5289958137715083710_x-e1689061462377.jpg" text:style-name="Internet_20_link" text:visited-style-name="Visited_20_Internet_20_Link">
<draw:frame draw:style-name="fr1" draw:name="Image262" text:anchor-type="as-char" svg:width="6.9236in" svg:height="6.9236in" draw:z-index="0">
<draw:image xlink:href="../Images/AРМІЯINFORM/2023-07-11T38-00-00-04-00/photo_5289958137715083710_x-e1689061462377-150x150.jpg" xlink:type="simple" xlink:show="embed" xlink:actuate="onLoad" draw:mime-type="image/jpeg"/>
</draw:frame>
</text:a>
</text:p>
      <text:p text:style-name="P4">
<text:a xlink:type="simple" xlink:href="https://armyinform.com.ua/wp-content/uploads/2023/07/photo_5289958137715083711_y.jpg" text:style-name="Internet_20_link" text:visited-style-name="Visited_20_Internet_20_Link">
<draw:frame draw:style-name="fr1" draw:name="Image263" text:anchor-type="as-char" svg:width="6.9236in" svg:height="6.9236in" draw:z-index="0">
<draw:image xlink:href="../Images/AРМІЯINFORM/2023-07-11T38-00-00-04-00/photo_5289958137715083711_y-150x150.jpg" xlink:type="simple" xlink:show="embed" xlink:actuate="onLoad" draw:mime-type="image/jpeg"/>
</draw:frame>
</text:a>
</text:p>
      <text:p text:style-name="P4">
Правоохоронці задокументували наслідки ворожих влучань у рамках кримінальногопровадження за ст. 438 (Порушення законів та звичаїв війни) Кримінальногокодексу України.</text:p>
      <text:p text:style-name="P4">
Source: <text:a xlink:type="simple" xlink:href="https://armyinform.com.ua/2023/07/11/pid-chas-ryatuvalnoyi-operacziyi-v-orihovi-okupanty-zavdaly-shhe-odnogo-aviaudaru/" text:style-name="Internet_20_link" text:visited-style-name="Visited_20_Internet_20_Link">
https://armyinform.com.ua/2023/07/11/pid-chas-ryatuvalnoyi-operacziyi-v-orihovi-okupanty-zavdaly-shhe-odnogo-aviaudaru/</text:a>
</text:p>
      <!--NEWS-->
      <text:h text:style-name="P10" text:outline-level="1">
<text:span text:style-name="T4">
Сейм Польщі ухвалив резолюцію щодо Волинської трагедії</text:span>
</text:h>
      <text:p text:style-name="P4">
Authors: Ukrinform (Person)</text:p>
      <text:p text:style-name="P4">
Publisher: Укринформ (Organization)</text:p>
      <text:p text:style-name="P4">
Published Time: 2023-07-11T3:56:00+03:00</text:p>
      <text:p text:style-name="P4">
Modified Time: 2023-07-11T21:56:00+03:00</text:p>
      <text:p text:style-name="P4">
Description: Нижня палата польського парламенту одноголосно прийняла у вівторок резолюцію, якою вшанувала пам'ять жертв Волинської трагедії. — Укрінформ.</text:p>
      <text:p text:style-name="P4">
Images: ['<text:a xlink:type="simple" xlink:href="https://static.ukrinform.com/photos/2023_07/thumb_files/630_360_1689110187-362.jpg" text:style-name="Internet_20_link" text:visited-style-name="Visited_20_Internet_20_Link">
630_360_16891...</text:a>
']</text:p>
      <text:p text:style-name="P4">
Tags: ['Історія', 'Польща', 'Резолюція', 'Сейм', 'Україна', 'Волинська трагедія']</text:p>
      <text:p text:style-name="P4">
Type: Article</text:p>
      <!--METADATA-->
      <text:p text:style-name="P4">
<draw:frame draw:style-name="fr1" draw:name="Image264" text:anchor-type="as-char" svg:width="6.9236in" svg:height="3.956343in" draw:z-index="0">
<draw:image xlink:href="../Images/yкринформ/2023-07-11T3-56-00-03-00/630_360_1689110187-362.jpg" xlink:type="simple" xlink:show="embed" xlink:actuate="onLoad" draw:mime-type="image/jpeg"/>
</draw:frame>
 Нижняпалата польського парламенту одноголосно прийняла у вівторок резолюцію, якоювшанувала пам'ять жертв Волинської трагедії.</text:p>
      <text:p text:style-name="P4">
У ній Сейм Польщі наголосив, що для польсько-українського примиреннянеобхідним є визнання провини за злочини і вшанування жертв, передаєкореспондент Укрінформу.</text:p>
      <text:p text:style-name="P4">
“Польсько-українське примирення, яке роками будували представники обохнародів, має включати також визнання провини та вшанування пам’яті жертвДругої світової війни. Принципове значення має проведення ексгумацій, належнепоховання та вшанування пам’яті всіх жертв геноциду на Східних Кресах (нинішнятериторія західної України – ред.)”,- йдеться у резолюції.</text:p>
      <text:p text:style-name="P4">
За резолюцію проголосували усі 440 депутатів, які були в сесійній залі, ніхтоне утримався і не був проти.</text:p>
      <text:p text:style-name="P4">
<text:span text:style-name="T4">
Читайте також:</text:span>
 <text:a xlink:type="simple" xlink:href="https://www.ukrinform.ua/rubric-polytics/3732902-rosia-rozigruvatime-volinsku-kartu-poki-ne-bude-zasovano-vse-pro-tragediu-moraveckij.html" text:style-name="Internet_20_link" text:visited-style-name="Visited_20_Internet_20_Link">
 Моравецький: Росія розігруватиме «волинську карту», покине буде з’ясовано все про трагедію </text:a>
</text:p>
      <text:p text:style-name="P4">
В офіційних заходах з нагоди Дня пам’яті жертв Волинської трагедії, які 11липня відбуваються в Польщі, від України, зокрема, взяли участь <text:a xlink:type="simple" xlink:href="https://www.ukrinform.ua/rubric-polytics/3734509-stefancuk-iz-kerivnictvom-polsi-vsanuvali-pamat-zertv-volinskoi-tragedii.html" text:style-name="Internet_20_link" text:visited-style-name="Visited_20_Internet_20_Link">
 ГоловаВерховної Ради Руслан Стефанчук </text:a>
 та <text:a xlink:type="simple" xlink:href="https://www.ukrinform.ua/rubric-polytics/3734519-ministri-kulturi-ukraini-ta-polsi-vsanuvali-pamat-zertv-volinskoi-tragedii.html" text:style-name="Internet_20_link" text:visited-style-name="Visited_20_Internet_20_Link">
 міністр культури й інформаційної політикиОлександр Ткаченко </text:a>
 .</text:p>
      <text:p text:style-name="P4">
Як повідомлялося, президенти України та Польщі, <text:a xlink:type="simple" xlink:href="https://www.ukrinform.ua/rubric-polytics/3733437-razom-mi-silnisi-zelenskij-i-duda-vsanuvali-pamat-zertv-volinskoi-tragedii.html" text:style-name="Internet_20_link" text:visited-style-name="Visited_20_Internet_20_Link">
 Володимир Зеленський іАнджей Дуда </text:a>
зустрілися 9 липня в Луцьку і взяли участь у спільних заходах із вшануванняпам'яті жертв Волинської трагедії. Зеленський і Дуда відвідали Кафедральнийкостел святих Петра й Павла. У месі взяли участь Предстоятель ПЦУ митрополитЕпіфаній, митрополит Луцький і Волинський Михаїл, глава Української греко-католицької церкви, Блаженніший Святослав.</text:p>
      <text:p text:style-name="P4">
<text:span text:style-name="T4">
Читайте також:</text:span>
 <text:a xlink:type="simple" xlink:href="https://www.ukrinform.ua/rubric-society/3732808-glavi-ugkc-ta-katolickoi-cerkvi-polsi-pidpisali-zvernenna-sodo-volinskoi-tragedii.html" text:style-name="Internet_20_link" text:visited-style-name="Visited_20_Internet_20_Link">
 Глави УГКЦ та католицької церкви Польщі підписализвернення щодо <text:span text:style-name="T4">
Волинської</text:span>
 <text:span text:style-name="T4">
трагедії</text:span>
 </text:a>
</text:p>
      <text:p text:style-name="P4">
Тема Волинської трагедії є однією з найбільш суперечливих в українсько-польських відносинах. Погляди Києва і Варшави на причини, відповідальність ікількість жертв з обох сторін дещо відрізняються. Польська сторона наполягає,що виключну відповідальність за злочин, скоєний в 1943-1944 роках на Волині,несе українська сторона, натомість українська сторона переконує, щовідповідальність несуть обидві сторони і вибачення має бути взаємним.</text:p>
      <text:p text:style-name="P4">
Тему Волинської трагедії в минулі роки і зараз активно використовує російськапропаганда, аби посварити Україну і Польщу.</text:p>
      <text:p text:style-name="P4">
<text:span text:style-name="T5">
Фото: Sejm RP, Twitter</text:span>
</text:p>
      <text:p text:style-name="P4">
Source: <text:a xlink:type="simple" xlink:href="https://www.ukrinform.ua/rubric-society/3734544-sejm-polsi-uhvaliv-rezoluciu-sodo-volinskoi-tragedii.html" text:style-name="Internet_20_link" text:visited-style-name="Visited_20_Internet_20_Link">
https://www.ukrinform.ua/rubric-society/3734544-sejm-polsi-uhvaliv-rezoluciu-sodo-volinskoi-tragedii.html</text:a>
</text:p>
      <!--NEWS-->
      <text:h text:style-name="P10" text:outline-level="1">
<text:span text:style-name="T4">
Рекордні втрати російської артилерії: завдяки чому це вдалося досягти</text:span>
</text:h>
      <text:p text:style-name="P4">
Author: ['АРМІЯINFORM']</text:p>
      <text:p text:style-name="P4">
Time: 2023-07-11T40:00:00-04:00</text:p>
      <text:p text:style-name="P4">
Description: Який рекорд поставлено у червні цього року зі знищення російської ствольної артиле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АРТИЛЕРІЯ', 'БОЙОВІ ВТРАТИ РФ', 'ПЕТРО ЧЕРНИК']</text:p>
      <text:p text:style-name="P4">
Category: News</text:p>
      <!--METADATA-->
      <text:p text:style-name="P4">
Який рекорд поставлено у червні цього року зі знищення російської ствольноїартилерії? Скільки у відсотковому відношенні всього знищено росартилеріїпочинаючи з 24 лютого 2022 року? Та які контрбатарейні системи найуспішнішевикористовуються для цього?</text:p>
      <text:p text:style-name="P4">
Про це спеціально для АрміяInform розповів військовий аналітик Петро Черник.</text:p>
      <text:p text:style-name="P4">
<text:span text:style-name="T5">
Відео</text:span>
 — <text:span text:style-name="T5">
Микола Давидовський</text:span>
</text:p>
      <text:p text:style-name="P4">
Source: <text:a xlink:type="simple" xlink:href="https://armyinform.com.ua/2023/07/11/rekordni-vtraty-rosijskoyi-artyleriyi-zavdyaky-chomu-cze-vdalosya-dosyagty/" text:style-name="Internet_20_link" text:visited-style-name="Visited_20_Internet_20_Link">
https://armyinform.com.ua/2023/07/11/rekordni-vtraty-rosijskoyi-artyleriyi-zavdyaky-chomu-cze-vdalosya-dosyagty/</text:a>
</text:p>
      <!--NEWS-->
      <text:h text:style-name="P10" text:outline-level="1">
<text:span text:style-name="T4">
Володимир Зеленський: Східний кордон України — та межа, якої більше ніколи не перейти російській диктатурі</text:span>
</text:h>
      <text:p text:style-name="P4">
Author: ['АРМІЯINFORM']</text:p>
      <text:p text:style-name="P4">
Time: 2023-07-11T42:00:00-04:00</text:p>
      <text:p text:style-name="P4">
Description: Сміливість українських героїв відтерла від пилу історії всі цінності, заради захисту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9958137715083766_y.jpg" text:style-name="Internet_20_link" text:visited-style-name="Visited_20_Internet_20_Link">
photo_5289958137715083766_y.jpg</text:a>
', '<text:a xlink:type="simple" xlink:href="https://armyinform.com.ua/wp-content/uploads/2023/07/photo_5289958137715083768_y-150x150.jpg" text:style-name="Internet_20_link" text:visited-style-name="Visited_20_Internet_20_Link">
photo_5289958137715083768_y-150x150.jpg</text:a>
', '<text:a xlink:type="simple" xlink:href="https://armyinform.com.ua/wp-content/uploads/2023/07/photo_5289958137715083767_y-150x150.jpg" text:style-name="Internet_20_link" text:visited-style-name="Visited_20_Internet_20_Link">
photo_5289958137715083767_y-150x150.jpg</text:a>
', '<text:a xlink:type="simple" xlink:href="https://armyinform.com.ua/wp-content/uploads/2023/07/photo_5289958137715083765_y-150x150.jpg" text:style-name="Internet_20_link" text:visited-style-name="Visited_20_Internet_20_Link">
photo_5289958137715083765_y-150x150.jpg</text:a>
']</text:p>
      <text:p text:style-name="P4">
Tags: ['STOPRUSSIA', 'ВОЛОДИМИР ЗЕЛЕНСЬКИЙ', 'ВТОРГНЕННЯ РФ']</text:p>
      <text:p text:style-name="P4">
Category: News</text:p>
      <!--METADATA-->
      <text:p text:style-name="P4">
<draw:frame draw:style-name="fr1" draw:name="Image265" text:anchor-type="as-char" svg:width="6.9236in" svg:height="4.615733in" draw:z-index="0">
<draw:image xlink:href="../Images/AРМІЯINFORM/2023-07-11T42-00-00-04-00/photo_5289958137715083766_y.jpg" xlink:type="simple" xlink:show="embed" xlink:actuate="onLoad" draw:mime-type="image/jpeg"/>
</draw:frame>
</text:p>
      <text:p text:style-name="P4">
Сміливість українських героїв відтерла від пилу історії всі цінності, зарадизахисту яких і було створене НАТО.</text:p>
      <text:p text:style-name="P4">
Про це <text:a xlink:type="simple" xlink:href="https://t.me/V_Zelenskiy_official/6926" text:style-name="Internet_20_link" text:visited-style-name="Visited_20_Internet_20_Link">
повідомив</text:a>
 Президент УкраїниВолодимир Зеленський.</text:p>
      <text:p text:style-name="P4">
«Саме український східний кордон, кордон нашої держави й позиції наших воїнів— це та межа, якої більше ніколи не перейти російській диктатурі, що в різнихформах, але завжди, завжди намагалася підкорити народи Європи», — наголосивукраїнський Президент.</text:p>
      <text:p text:style-name="P4">
<text:a xlink:type="simple" xlink:href="https://armyinform.com.ua/wp-content/uploads/2023/07/photo_5289958137715083768_y.jpg" text:style-name="Internet_20_link" text:visited-style-name="Visited_20_Internet_20_Link">
<draw:frame draw:style-name="fr1" draw:name="Image266" text:anchor-type="as-char" svg:width="6.9236in" svg:height="6.9236in" draw:z-index="0">
<draw:image xlink:href="../Images/AРМІЯINFORM/2023-07-11T42-00-00-04-00/photo_5289958137715083768_y-150x150.jpg" xlink:type="simple" xlink:show="embed" xlink:actuate="onLoad" draw:mime-type="image/jpeg"/>
</draw:frame>
</text:a>
</text:p>
      <text:p text:style-name="P4">
<text:a xlink:type="simple" xlink:href="https://armyinform.com.ua/wp-content/uploads/2023/07/photo_5289958137715083767_y.jpg" text:style-name="Internet_20_link" text:visited-style-name="Visited_20_Internet_20_Link">
<draw:frame draw:style-name="fr1" draw:name="Image267" text:anchor-type="as-char" svg:width="6.9236in" svg:height="6.9236in" draw:z-index="0">
<draw:image xlink:href="../Images/AРМІЯINFORM/2023-07-11T42-00-00-04-00/photo_5289958137715083767_y-150x150.jpg" xlink:type="simple" xlink:show="embed" xlink:actuate="onLoad" draw:mime-type="image/jpeg"/>
</draw:frame>
</text:a>
</text:p>
      <text:p text:style-name="P4">
<text:a xlink:type="simple" xlink:href="https://armyinform.com.ua/wp-content/uploads/2023/07/photo_5289958137715083765_y.jpg" text:style-name="Internet_20_link" text:visited-style-name="Visited_20_Internet_20_Link">
<draw:frame draw:style-name="fr1" draw:name="Image268" text:anchor-type="as-char" svg:width="6.9236in" svg:height="6.9236in" draw:z-index="0">
<draw:image xlink:href="../Images/AРМІЯINFORM/2023-07-11T42-00-00-04-00/photo_5289958137715083765_y-150x150.jpg" xlink:type="simple" xlink:show="embed" xlink:actuate="onLoad" draw:mime-type="image/jpeg"/>
</draw:frame>
</text:a>
</text:p>
      <text:p text:style-name="P4">
Нагадаємо, раніше Володимир Зеленський<text:a xlink:type="simple" xlink:href="https://armyinform.com.ua/2023/07/10/ukrayina-bude-v-nato-praczyuyemo-nad-algorytmom-nabuttya-chlenstva-volodymyr-zelenskyj/" text:style-name="Internet_20_link" text:visited-style-name="Visited_20_Internet_20_Link">
повідомив</text:a>
, щоУкраїна працює над алгоритмом набуття членства в НАТО.</text:p>
      <text:p text:style-name="P4">
Source: <text:a xlink:type="simple" xlink:href="https://armyinform.com.ua/2023/07/11/volodymyr-zelenskyj-shidnyj-kordon-ukrayiny-ta-mezha-yakoyi-bilshe-nikoly-ne-perejty-rosijskij-dyktaturi/" text:style-name="Internet_20_link" text:visited-style-name="Visited_20_Internet_20_Link">
https://armyinform.com.ua/2023/07/11/volodymyr-zelenskyj-shidnyj-kordon-ukrayiny-ta-mezha-yakoyi-bilshe-nikoly-ne-perejty-rosijskij-dyktaturi/</text:a>
</text:p>
      <!--NEWS-->
      <text:h text:style-name="P10" text:outline-level="1">
<text:span text:style-name="T4">
Ворог шантажує припиненням зернової угоди — Наталія Гуменюк</text:span>
</text:h>
      <text:p text:style-name="P4">
Author: ['Ігор Березинський']</text:p>
      <text:p text:style-name="P4">
Time: 2023-07-11T44:00:00-04:00</text:p>
      <text:p text:style-name="P4">
Description: Нещодавно оперативне командування «Південь» повідомляло про загоряння припорт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bpla-orlan.jpg" text:style-name="Internet_20_link" text:visited-style-name="Visited_20_Internet_20_Link">
bpla-orlan.jpg</text:a>
']</text:p>
      <text:p text:style-name="P4">
Tags: ['ЄДИНІ НОВИНИ', 'ЗЕРНОВА УГОДА', 'НАТАЛІЯ ГУМЕНЮК', 'ОК «ПІВДЕНЬ»']</text:p>
      <text:p text:style-name="P4">
Category: News</text:p>
      <!--METADATA-->
      <text:p text:style-name="P4">
<draw:frame draw:style-name="fr1" draw:name="Image269" text:anchor-type="as-char" svg:width="6.9236in" svg:height="4.615733in" draw:z-index="0">
<draw:image xlink:href="../Images/AРМІЯINFORM/2023-07-11T44-00-00-04-00/bpla-orlan.jpg" xlink:type="simple" xlink:show="embed" xlink:actuate="onLoad" draw:mime-type="image/jpeg"/>
</draw:frame>
Ілюстративне фото</text:p>
      <text:p text:style-name="P4">
Нещодавно оперативне командування «Південь» повідомляло про загорянняприпортових терміналів з зерном на півдні України.</text:p>
      <text:p text:style-name="P4">
— Цілком очевидно, що спрямована атака була зорієнтована на портовий напрямок,зокрема споруди й термінали. Ворог шантажує припиненням зернової угоди,намагаючись чинити такий тиск. На Україну безпосередньо покладено забезпеченнябезпекової складової на портовому напрямку. Наші Сили оборони і ППО довелисвою влучність і 22 ворожі дрони було знищено, проте є і влучання. Уламкамибуло пошкоджено деяку частину терміналів і внаслідок цього сталося загоряння.Проте це є вже не таким критичним пошкодженням, адже пожежа була дуже швидколіквідована. На щастя, постраждалих серед цивільного населення немає, —розповіла в ефірі телемарафону «Єдині новини» керівник Об’єднаногокоординаційного пресцентру Сил оборони Півдня Наталія Гуменюк.</text:p>
      <text:p text:style-name="P4">
За словами Наталії Гуменюк, на південній частині фронту ворог обстрілюєОчаківський та Бериславський напрямок, застосовуючи керовані авіаційні бомби,а основний артилерійський вогонь приймає на себе Херсонський напрямок.</text:p>
      <text:p text:style-name="P4">
— Під ураженням об’єкти цивільної інфраструктури, соціального значення тажитлові будинки. На жаль, є постраждалі, проте, на щастя, немає загиблих. Те,що ворог намагається використовувати не лише артилерію, але й ударні дронитипу «Ланцет», вказує на зміну тактики — за допомогою повітряних засобівураження перемикнути нашу увагу. За добу підтверджено знищення 7 окупантів та8 одиниць техніки, серед них і 3 БПЛА-розвідники, — підсумувала НаталіяГуменюк.</text:p>
      <text:p text:style-name="P4">
Source: <text:a xlink:type="simple" xlink:href="https://armyinform.com.ua/2023/07/11/vorog-shantazhuye-prypynennyam-zernovoyi-ugody-nataliya-gumenyuk/" text:style-name="Internet_20_link" text:visited-style-name="Visited_20_Internet_20_Link">
https://armyinform.com.ua/2023/07/11/vorog-shantazhuye-prypynennyam-zernovoyi-ugody-nataliya-gumenyuk/</text:a>
</text:p>
      <!--NEWS-->
      <text:h text:style-name="P10" text:outline-level="1">
<text:span text:style-name="T4">
Затримано агентів фсб, які готували теракти на Запоріжжі — перехоплення</text:span>
</text:h>
      <text:p text:style-name="P4">
Author: ['АРМІЯINFORM']</text:p>
      <text:p text:style-name="P4">
Time: 2023-07-11T46:00:00-04:00</text:p>
      <text:p text:style-name="P4">
Description: https://www.youtube.com/watch?v=np14lEzxOWs    Викрито нові факти розвідувально-підри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ТОРГНЕННЯ РФ', 'ЗАПОРІЖЖЯ', 'ПІДГОТОВКА ТЕРАКТУ', 'СБУ']</text:p>
      <text:p text:style-name="P4">
Category: News</text:p>
      <!--METADATA-->
      <text:p text:style-name="P4">
Викрито нові факти розвідувально-підривної діяльності російської агентурноїгрупи, яку контррозвідники спецслужб нейтралізували 9 травня поточного року наЗапоріжжі.</text:p>
      <text:p text:style-name="P4">
Про це <text:a xlink:type="simple" xlink:href="https://ssu.gov.ua/novyny/sbu-perekhopyla-rozmovy-ahentiv-fsb-yaki-hotuvaly-terakty-na-zaporizhzhi-audio" text:style-name="Internet_20_link" text:visited-style-name="Visited_20_Internet_20_Link">
повідомила</text:a>
 пресслужба СБУ.</text:p>
      <text:p text:style-name="P4">
Тоді було затримано двох агентів рф з оперативними псевдонімами «ворон» і«доцент», які готували теракти проти командування та спецпризначенців Силоборони на південному фронті.</text:p>
      <text:p text:style-name="P4">
У СБУ наявні записи розмов цих фігурантів, де вони обговорюють підготовкусерії вибухів у місцях дислокації підрозділів ЗСУ, Служби безпеки таНаціональної поліції.</text:p>
      <text:p text:style-name="P4">
Для вчинення терактів фсб планувала переправити своїм агентам «посилку» з 10кг пластиду.</text:p>
      <text:p text:style-name="P4">
Крім того, зловмисники готували прицільний ракетний удар по рухомому складу звійськовою технікою ЗСУ на одному із залізничних вузлів регіону.</text:p>
      <text:p text:style-name="P4">
Обом затриманим повідомлено про підозру у державній зраді, вчиненій в умовахвоєнного стану за попередньою змовою групою осіб. Зараз вони під вартою.Триває розслідування для встановлення всіх обставин злочину. Зловмисникамзагрожує довічне.</text:p>
      <text:p text:style-name="P4">
Source: <text:a xlink:type="simple" xlink:href="https://armyinform.com.ua/2023/07/11/zatrymano-agentiv-fsb-yaki-gotuvaly-terakty-na-zaporizhzhi-perehoplennya/" text:style-name="Internet_20_link" text:visited-style-name="Visited_20_Internet_20_Link">
https://armyinform.com.ua/2023/07/11/zatrymano-agentiv-fsb-yaki-gotuvaly-terakty-na-zaporizhzhi-perehoplennya/</text:a>
</text:p>
      <!--NEWS-->
      <text:h text:style-name="P10" text:outline-level="1">
<text:span text:style-name="T4">
Ціна лайків — життя військових: Ганна Маляр про те, як завчасні дописи шкодять обороні держави</text:span>
</text:h>
      <text:p text:style-name="P4">
Author: ['АРМІЯINFORM']</text:p>
      <text:p text:style-name="P4">
Time: 2023-07-11T48:00:00-04:00</text:p>
      <text:p text:style-name="P4">
Description: Заступник Міністра оборони України Ганна Маляр вже неодноразово зверталась до українц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765.jpg" text:style-name="Internet_20_link" text:visited-style-name="Visited_20_Internet_20_Link">
5f9a1765.jpg</text:a>
']</text:p>
      <text:p text:style-name="P4">
Tags: ['STOPRUSSIA', 'АГРЕСІЯ РФ', 'ГАННА МАЛЯР']</text:p>
      <text:p text:style-name="P4">
Category: News</text:p>
      <!--METADATA-->
      <text:p text:style-name="P4">
<draw:frame draw:style-name="fr1" draw:name="Image270" text:anchor-type="as-char" svg:width="6.9236in" svg:height="4.61393in" draw:z-index="0">
<draw:image xlink:href="../Images/AРМІЯINFORM/2023-07-11T48-00-00-04-00/5f9a1765.jpg" xlink:type="simple" xlink:show="embed" xlink:actuate="onLoad" draw:mime-type="image/jpeg"/>
</draw:frame>
 ГаннаМаляр. Фото: Назар Волошин / АрміяInform</text:p>
      <text:p text:style-name="P4">
Заступник Міністра оборони України Ганна Маляр вже неодноразово зверталась доукраїнців з проханням не оприлюднювати результати військових операцій до того,як це зробить Генштаб ЗСУ.</text:p>
      <text:p text:style-name="P4">
Сьогодні у своєму дописі Ганна Маляр вчергове<text:a xlink:type="simple" xlink:href="https://t.me/annamaliar/926" text:style-name="Internet_20_link" text:visited-style-name="Visited_20_Internet_20_Link">
наголосила</text:a>
 на тому, що не потрібно все, щовідомо пересічному українцю писати в соцмережах.</text:p>
      <text:p text:style-name="P4">
«Якщо ви пишете публічно до повідомлень Генштабу ЗСУ, Міноборони та офіційнихречників ЗСУ інформацію про те, куди наші зайшли і де закріпились, то простоврахуйте, що ціна ваших лайків — життя наших військових!» — заявила вона.</text:p>
      <text:p text:style-name="P4">
Source: <text:a xlink:type="simple" xlink:href="https://armyinform.com.ua/2023/07/11/czina-lajkiv-zhyttya-vijskovyh-ganna-malyar-pro-te-yak-zavchasni-dopysy-shkodyat-oboroni-derzhavy/" text:style-name="Internet_20_link" text:visited-style-name="Visited_20_Internet_20_Link">
https://armyinform.com.ua/2023/07/11/czina-lajkiv-zhyttya-vijskovyh-ganna-malyar-pro-te-yak-zavchasni-dopysy-shkodyat-oboroni-derzhavy/</text:a>
</text:p>
      <!--NEWS-->
      <text:h text:style-name="P10" text:outline-level="1">
<text:span text:style-name="T4">
Марченко вийшов до 1/8 фіналу турніру ATP серії Challenger в Чикаго</text:span>
</text:h>
      <text:p text:style-name="P4">
Authors: Ukrinform (Person)</text:p>
      <text:p text:style-name="P4">
Publisher: Укринформ (Organization)</text:p>
      <text:p text:style-name="P4">
Published Time: 2023-07-11T4:58:30+03:00</text:p>
      <text:p text:style-name="P4">
Modified Time: 2023-07-11T21:58:30+03:00</text:p>
      <text:p text:style-name="P4">
Description: Українець Ілля Марченко розіграє путівку до чвертьфіналу турніру Асоціації тенісистів професіоналів (АТР) серії Challenger - Chicago Men's Challenger - в Чикаго (США) із призовим фондом 80 тис. доларів. — Укрінформ.</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271" text:anchor-type="as-char" svg:width="6.9236in" svg:height="3.956343in" draw:z-index="0">
<draw:image xlink:href="../Images/yкринформ/2023-07-11T4-58-30-03-00/630_360_1686825878-112.jpg" xlink:type="simple" xlink:show="embed" xlink:actuate="onLoad" draw:mime-type="image/jpeg"/>
</draw:frame>
 УкраїнецьІлля Марченко розіграє путівку до чвертьфіналу турніру Асоціації тенісистівпрофесіоналів (АТР) серії Challenger - Chicago Men's Challenger - в Чикаго(США) із призовим фондом 80 тис. доларів.</text:p>
      <text:p text:style-name="P4">
У матчі за вихід до 1/8 фіналу змагань Марченко за 1,5 години завдав поразкиавстралійцю Дейну Суїні - 6:4, 6:4, передає Укрінформ.</text:p>
      <text:p text:style-name="P4">
Наступним суперником Марченка у другому колі основної сітки змагань станеавстралієць Трістан Скулкейт, якому програв посіяний під 5-м номером АлтугугДжелікбілекович з Туреччини - 6:4, 7:6 (7:2).</text:p>
      <text:p text:style-name="P4">
<text:span text:style-name="T4">
Читайте також:</text:span>
 <text:a xlink:type="simple" xlink:href="https://www.ukrinform.ua/rubric-sports/3734093-marcenko-probivsa-do-osnovnoi-sitki-turniru-atp-serii-challenger-v-cikago.html" text:style-name="Internet_20_link" text:visited-style-name="Visited_20_Internet_20_Link">
 Марченко пробився до основної сітки турніру ATP серіїChallenger в Чикаго </text:a>
</text:p>
      <text:p text:style-name="P4">
Турнір у Чикаго триватиме до 16 липня.</text:p>
      <text:p text:style-name="P4">
Фото: Getty Images.</text:p>
      <text:p text:style-name="P4">
Source: <text:a xlink:type="simple" xlink:href="https://www.ukrinform.ua/rubric-sports/3734543-marcenko-vijsov-do-18-finalu-turniru-atp-serii-challenger-v-cikago.html" text:style-name="Internet_20_link" text:visited-style-name="Visited_20_Internet_20_Link">
https://www.ukrinform.ua/rubric-sports/3734543-marcenko-vijsov-do-18-finalu-turniru-atp-serii-challenger-v-cikago.html</text:a>
</text:p>
      <!--NEWS-->
      <text:h text:style-name="P10" text:outline-level="1">
<text:span text:style-name="T4">
У військових частинах створені групи психологічного супроводу — Military Media Center</text:span>
</text:h>
      <text:p text:style-name="P4">
Author: ['АРМІЯINFORM']</text:p>
      <text:p text:style-name="P4">
Time: 2023-07-11T50:00:00-04:00</text:p>
      <text:p text:style-name="P4">
Description: Олексій Лесюк, заступник начальника управління психологічного забезпечення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2cc407a-1e9a-4b0a-ab8c-930538854dee.jpg" text:style-name="Internet_20_link" text:visited-style-name="Visited_20_Internet_20_Link">
72cc407a-1e9a-4b0a-ab8c-930538854dee.jpg</text:a>
']</text:p>
      <text:p text:style-name="P4">
Tags: ['MILITARY MEDIA CENTER', 'STOPRUSSIA', 'АГРЕСІЯ РФ', 'ВІЙНА', 'ВТОРГНЕННЯ РФ']</text:p>
      <text:p text:style-name="P4">
Category: News</text:p>
      <!--METADATA-->
      <text:p text:style-name="P4">
<draw:frame draw:style-name="fr1" draw:name="Image272" text:anchor-type="as-char" svg:width="6.9236in" svg:height="4.615733in" draw:z-index="0">
<draw:image xlink:href="../Images/AРМІЯINFORM/2023-07-11T50-00-00-04-00/72cc407a-1e9a-4b0a-ab8c-930538854dee.jpg" xlink:type="simple" xlink:show="embed" xlink:actuate="onLoad" draw:mime-type="image/jpeg"/>
</draw:frame>
</text:p>
      <text:p text:style-name="P4">
Олексій Лесюк, заступник начальника управління психологічного забезпеченняГоловного управління морально-психологічного забезпечення ЗСУ, повідомив, щотакі групи частково забезпечують заходи психологічної декомпресіївійськовослужбовців після виходу підрозділів у район відновлення боєздатності,про це <text:a xlink:type="simple" xlink:href="https://t.me/militarymediacenter/2490" text:style-name="Internet_20_link" text:visited-style-name="Visited_20_Internet_20_Link">
повідомляє</text:a>
 Military MediaCenter.</text:p>
      <text:p text:style-name="P4">
Ці групи також організовують роботу у пункті психологічної допомоги.</text:p>
      <text:p text:style-name="P4">
У пункті психологічної допомоги надається перша кваліфікована допомогафахівцем-психологом і визначається, чи потребує військовослужбовець більшпоглибленої допомоги та направлення до спеціалізованої лікувальної установи,сказав Олексій Лесюк.</text:p>
      <text:p text:style-name="P4">
Або, за його словами, такому військовому вистачає ресурсів пункту дляфізичного та психологічного відпочинку, розвантаження і повернення після цьогодо свого підрозділу без залишення військової частини.</text:p>
      <text:p text:style-name="P4">
Круглий стіл «Психологічна підтримка воїнів у районах бойових дій: якгартувати моральний дух і долати бойовий стрес» організований за підтримкиСвітового Конгресу Українців.</text:p>
      <text:p text:style-name="P4">
Source: <text:a xlink:type="simple" xlink:href="https://armyinform.com.ua/2023/07/11/u-vijskovyh-chastynah-stvoreni-grupy-psyhologichnogo-suprovodu-military-media-center/" text:style-name="Internet_20_link" text:visited-style-name="Visited_20_Internet_20_Link">
https://armyinform.com.ua/2023/07/11/u-vijskovyh-chastynah-stvoreni-grupy-psyhologichnogo-suprovodu-military-media-center/</text:a>
</text:p>
      <!--NEWS-->
      <text:h text:style-name="P10" text:outline-level="1">
<text:span text:style-name="T4">
росіяни повинні вивести свої війська із ЗАЕС, це підриває безпеку найбільшої атомної електростанції в Європі — Єнс Столтенберг</text:span>
</text:h>
      <text:p text:style-name="P4">
Author: ['Ольга Мосьондз']</text:p>
      <text:p text:style-name="P4">
Time: 2023-07-11T52:00:00-04:00</text:p>
      <text:p text:style-name="P4">
Description: Про це Генеральний секретар НАТО Єнс Столтенберг сказав перед початком засідання перш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9969493608614587_w.jpg" text:style-name="Internet_20_link" text:visited-style-name="Visited_20_Internet_20_Link">
photo_5289969493608614587_w.jpg</text:a>
']</text:p>
      <text:p text:style-name="P4">
Tags: ['STOPRUSSIA', 'АГРЕСІЯ РФ', 'ВІЙНА', 'ВТОРГНЕННЯ РФ', 'ЄНС СТОЛТЕНБЕРГ', 'НАТО']</text:p>
      <text:p text:style-name="P4">
Category: News</text:p>
      <!--METADATA-->
      <text:p text:style-name="P4">
<draw:frame draw:style-name="fr1" draw:name="Image273" text:anchor-type="as-char" svg:width="6.9236in" svg:height="4.615733in" draw:z-index="0">
<draw:image xlink:href="../Images/AРМІЯINFORM/2023-07-11T52-00-00-04-00/photo_5289969493608614587_w.jpg" xlink:type="simple" xlink:show="embed" xlink:actuate="onLoad" draw:mime-type="image/jpeg"/>
</draw:frame>
</text:p>
      <text:p text:style-name="P4">
Про це Генеральний секретар НАТО Єнс Столтенберг сказав перед початкомзасідання першого дня саміту країн-лідерів членів НАТО сьогодні, 11 липня, уВільнюсі. Передає кореспондент АрміяInform з Вільнюса.</text:p>
      <text:p text:style-name="P4">
Він зазначив, що риторика кремля щодо ядерної небезпеки становить великузагрозу.</text:p>
      <text:p text:style-name="P4">
— Насамперед ядерна риторика росії є небезпечною і нерозважливою. І росіяповинна знати, що ядерну війну ніколи не можна виграти і ніколи не требавести. Члени НАТО, звичайно, уважно стежать за тим, що робить росія, —повідомив Генсек НАТО. — Ми засуджуємо заяву про те, що росія розміститьтактичну ядерну зброю в білорусі. Уважно стежимо за тим, що вона робить. Покищо, не бачимо жодних змін у російській позиції щодо розгортання ядерної зброї,які б вимагали якихось змін з нашого боку. Але ми залишаємось пильними ібудемо гарантувати, що ми, звичайно, готові захищати і обороняти кожного членаНАТО від будь-якої потенційної загрози.</text:p>
      <text:p text:style-name="P4">
Також він прокоментував ситуацію на Запорізькій АЕС.</text:p>
      <text:p text:style-name="P4">
— Щодо ситуації в Запоріжжі, наше послання росії полягає в тому, що вониповинні вивести свої війська, тому що те, як вони зараз поводяться вЗапоріжжі, підриває безпеку цієї найбільшої атомної електростанції в Європі, —додав Єнс Столтенберг.</text:p>
      <text:p text:style-name="P4">
<text:span text:style-name="T5">
Фото автора</text:span>
</text:p>
      <text:p text:style-name="P4">
Source: <text:a xlink:type="simple" xlink:href="https://armyinform.com.ua/2023/07/11/rosiyany-povynni-vyvesty-svoyi-vijska-iz-zaes-cze-pidryvaye-bezpeku-najbilshoyi-atomnoyi-elektrostancziyi-v-yevropi-yens-stoltenberg/" text:style-name="Internet_20_link" text:visited-style-name="Visited_20_Internet_20_Link">
https://armyinform.com.ua/2023/07/11/rosiyany-povynni-vyvesty-svoyi-vijska-iz-zaes-cze-pidryvaye-bezpeku-najbilshoyi-atomnoyi-elektrostancziyi-v-yevropi-yens-stoltenberg/</text:a>
</text:p>
      <!--NEWS-->
      <text:h text:style-name="P10" text:outline-level="1">
<text:span text:style-name="T4">
«вагнерівці» мали намір захопити ядерну зброю та дійшли до бази «Воронєж-45» — ГУР</text:span>
</text:h>
      <text:p text:style-name="P4">
Author: ['АРМІЯINFORM']</text:p>
      <text:p text:style-name="P4">
Time: 2023-07-11T54:00:00-04:00</text:p>
      <text:p text:style-name="P4">
Description: Під час заколоту пригожина «вагнерівці» мали намір захопити ядерну зброю, розміще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7-02.jpg" text:style-name="Internet_20_link" text:visited-style-name="Visited_20_Internet_20_Link">
20230707-02.jpg</text:a>
']</text:p>
      <text:p text:style-name="P4">
Tags: ['STOPRUSSIA', 'АГРЕСІЯ РФ', 'ВІЙНА', 'ВТОРГНЕННЯ РФ', 'ГУР МО УКРАЇНИ', 'КИРИЛО БУДАНОВ']</text:p>
      <text:p text:style-name="P4">
Category: News</text:p>
      <!--METADATA-->
      <text:p text:style-name="P4">
<draw:frame draw:style-name="fr1" draw:name="Image274" text:anchor-type="as-char" svg:width="6.9236in" svg:height="5.008071in" draw:z-index="0">
<draw:image xlink:href="../Images/AРМІЯINFORM/2023-07-11T54-00-00-04-00/20230707-02.jpg" xlink:type="simple" xlink:show="embed" xlink:actuate="onLoad" draw:mime-type="image/jpeg"/>
</draw:frame>
</text:p>
      <text:p text:style-name="P4">
Під час заколоту пригожина «вагнерівці» мали намір захопити ядерну зброю,розміщену на базі «Воронеж-45».</text:p>
      <text:p text:style-name="P4">
Про це <text:a xlink:type="simple" xlink:href="https://gur.gov.ua/content/vahnerivtsi-maly-namir-zakhopyty-iadernu-zbroiu-ta-diishly-do-bazy-voroniezh-45.html" text:style-name="Internet_20_link" text:visited-style-name="Visited_20_Internet_20_Link">
розповів</text:a>
 начальник Головногоуправління розвідки Міністерства оборони України генерал-майор Кирило Буданов.</text:p>
      <text:p text:style-name="P4">
За словами керівника воєнної розвідки України, «вагнерівці» просунулисянабагато далі вглиб росії, ніж вважалося спочатку. Адже слід однієї з груп«вагнерівців», за якою можна було спостерігати у відкритих джерелах,«обривався» приблизно за 100 км від ядерної бази «Воронеж-45». Кирило Будановзазначив, що бойовики «вагнера» дійшли набагато далі, до самої бази, маючинамір заволодіти невеликими ядерними пристроями радянських часів, щоб «піднятиставки» свого заколоту.</text:p>
      <text:p text:style-name="P4">
«Тому, що якщо ви готові воювати до останнього, то це один з об’єктів, якийзначно підвищує ставки», — сказав Кирило Буданов.</text:p>
      <text:p text:style-name="P4">
За його словами, єдиним бар’єром між «вагнерівцями» і ядерною зброєю булидвері до ядерного сховища.</text:p>
      <text:p text:style-name="P4">
«Двері сховища були зачинені, і до технічної частини вони не потрапили», —розповів генерал-майор Кирило Буданов.</text:p>
      <text:p text:style-name="P4">
Source: <text:a xlink:type="simple" xlink:href="https://armyinform.com.ua/2023/07/11/vagnerivczi-maly-namir-zahopyty-yadernu-zbroyu-ta-dijshly-do-bazy-voronyezh-45-gur/" text:style-name="Internet_20_link" text:visited-style-name="Visited_20_Internet_20_Link">
https://armyinform.com.ua/2023/07/11/vagnerivczi-maly-namir-zahopyty-yadernu-zbroyu-ta-dijshly-do-bazy-voronyezh-45-gur/</text:a>
</text:p>
      <!--NEWS-->
      <text:h text:style-name="P10" text:outline-level="1">
<text:span text:style-name="T4">
Розглянуто законопроєкт щодо зміцнення обороноздатності в контексті євроатлантичної інтеграції України</text:span>
</text:h>
      <text:p text:style-name="P4">
Author: ['АРМІЯINFORM']</text:p>
      <text:p text:style-name="P4">
Time: 2023-07-11T55:00:00-04:00</text:p>
      <text:p text:style-name="P4">
Description: Комітет з питань інтеграції України до ЄС  на засіданні 10 липня розглянув проєкт Зак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2023-07-10-16-01-13.jpg" text:style-name="Internet_20_link" text:visited-style-name="Visited_20_Internet_20_Link">
photo-2023-07-10-16-01-13.jpg</text:a>
']</text:p>
      <text:p text:style-name="P4">
Tags: ['КОМІТЕТ З ПИТАНЬ ІНТЕГРАЦІЇ УКРАЇНИ ДО ЄС']</text:p>
      <text:p text:style-name="P4">
Category: News</text:p>
      <!--METADATA-->
      <text:p text:style-name="P4">
<draw:frame draw:style-name="fr1" draw:name="Image275" text:anchor-type="as-char" svg:width="6.9236in" svg:height="4.251955in" draw:z-index="0">
<draw:image xlink:href="../Images/AРМІЯINFORM/2023-07-11T55-00-00-04-00/photo-2023-07-10-16-01-13.jpg" xlink:type="simple" xlink:show="embed" xlink:actuate="onLoad" draw:mime-type="image/jpeg"/>
</draw:frame>
</text:p>
      <text:p text:style-name="P4">
Комітет з питань інтеграції України до ЄС на засіданні 10 липня розглянувпроєкт Закону про внесення змін до деяких законодавчих актів України з питаньнаціональної безпеки і оборони щодо зміцнення обороноздатності у контекстієвроатлантичної інтеграції України, реєстр. №8376. Метою проєкту є створенняправових рамок, необхідних для забезпечення внеску України у виконанняосновних завдань, визначених Стратегічною концепцією НАТО 2022 року таПівнічноатлантичним договором 1949 року, та виконання Українською Стороноюкритеріїв, необхідних для набуття Україною повноправного членства в НАТО, атакож подальше зміцнення обороноздатності у контексті євроатлантичноїінтеграції України шляхом її участі в системі колективної безпеки, можливістьвиконання міжнародних зобов’язань України у рамках відповідних положеньПівнічноатлантичного договору. За висновком Комітету, проєкт Закону несуперечить міжнародно-правовим зобов’язанням України, водночас потребуєдоопрацювання з метою врахування принципу правової визначеності.</text:p>
      <text:p text:style-name="P4">
Також на сайті Верховної Ради України<text:a xlink:type="simple" xlink:href="https://www.rada.gov.ua/news/news_kom/238722.html" text:style-name="Internet_20_link" text:visited-style-name="Visited_20_Internet_20_Link">
повідомляється</text:a>
, що назасіданні члени Комітету розглянули та ухвалили висновки щодо низкизаконопроєктів:</text:p>
      <text:p text:style-name="P4">
№9257 - про внесення змін до деяких законодавчих актів України щодо посиленнявідповідальності за порушення законодавства у сфері донорської крові такомпонентів крові. Законопроект не суперечить Угоді про асоціацію та acquisЄС.</text:p>
      <text:p text:style-name="P4">
№9433 - про внесення змін до деяких законодавчих актів щодо системи охоронипсихічного здоров’я та послуг у сфері психічного здоров’я. Проєкт Закону несуперечить міжнародно-правовим зобов’язанням у сфері європейської інтеграціїта праву ЄС.</text:p>
      <text:p text:style-name="P4">
№9024-д- про мінімальні запаси нафти та нафтопродуктів. Проєкт Закону несуперечить міжнародно-правовим зобов’язанням України та праву ЄС.</text:p>
      <text:p text:style-name="P4">
№7027 - про внесення змін до Митного тарифу України щодо уніфікації ставокввізного мита на бітум та бітумні суміші. Проєкт Закону не суперечитьміжнародно-правовим зобов’язанням України в сфері європейської інтеграції.</text:p>
      <text:p text:style-name="P4">
№7027-1 - про внесення змін до Митного тарифу України щодо ставок мита надеякі види комплектуючих. Законопроєкт не суперечить міжнародно-правовимзобов’язанням України в сфері європейської інтеграції.</text:p>
      <text:p text:style-name="P4">
№9387 про внесення змін до Бюджетного кодексу України у зв'язку з прийняттямЗакону України «Про особливості припинення державних підприємств за рішеннямФонду державного майна України». Законопроєкт не суперечить Угоді проасоціацію.</text:p>
      <text:p text:style-name="P4">
№9293 - про внесення змін до деяких законів України щодо удосконаленнядержавного управління і регулювання при наданні хмарних послуг. Законопроєктне суперечить Угоді про асоціацію.</text:p>
      <text:p text:style-name="P4">
№9282 - про внесення змін до деяких законодавчих актів України щодозабезпечення розвитку судноплавства внутрішніми водними шляхами. Проєкт Законуне суперечить Угоді про асоціацію, водночас потребує доопрацювання ізврахуванням зауважень щодо виконання міжнародних зобов’язань України щодозбереження біорозмаїття, а також додаткового узгодження з Директивою2000/60/ЄС, Директивою 92/43/ЄЕС та національним законодавством.</text:p>
      <text:p text:style-name="P4">
Також Комітет розглянув євроінтеграційний законопроєкт про цифровий контент тацифрові послуги, (реєстр. №6576), підготовлений до II-го читання. Метоюзаконопроєкту є правове регулюванням цивільно-правових відносини міжвиконавцем та споживачем з приводу надання на підставі договору цифровогоконтенту та (або) цифрової послуги, а також законодавчого встановлення дієвогоправового інструментарію захисту прав споживачів, яким надається цифровийконтент та (або) цифрова послуга. Комітет ухвалив висновок, що проєкт Законуне суперечить міжнародно-правовим зобов’язанням України у сфері європейськоїінтеграції, але потребує доопрацювання з метою приведення у відповідність доположень статті 8 Директиви 2019/770.</text:p>
      <text:p text:style-name="P4">
Source: <text:a xlink:type="simple" xlink:href="https://armyinform.com.ua/2023/07/11/rozglyanuto-zakonoproyekt-shhodo-zmicznennya-oboronozdatnosti-u-konteksti-yevroatlantychnoyi-integracziyi-ukrayiny/" text:style-name="Internet_20_link" text:visited-style-name="Visited_20_Internet_20_Link">
https://armyinform.com.ua/2023/07/11/rozglyanuto-zakonoproyekt-shhodo-zmicznennya-oboronozdatnosti-u-konteksti-yevroatlantychnoyi-integracziyi-ukrayiny/</text:a>
</text:p>
      <!--NEWS-->
      <text:h text:style-name="P10" text:outline-level="1">
<text:span text:style-name="T4">
Сапери Держспецтрансслужби продовжують розміновувати Миколаївщину</text:span>
</text:h>
      <text:p text:style-name="P4">
Author: ['АРМІЯINFORM']</text:p>
      <text:p text:style-name="P4">
Time: 2023-07-11T56:00:00-04:00</text:p>
      <text:p text:style-name="P4">
Description: Ще на 900 ворожих вибухонебезпечних предметів на деокупованих територіях Півдн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334207_594718979501147_7993461643023105441_n.jpg" text:style-name="Internet_20_link" text:visited-style-name="Visited_20_Internet_20_Link">
359334207_594718979501147_7993461643023105441_n.jpg</text:a>
']</text:p>
      <text:p text:style-name="P4">
Tags: ['STOPRUSSIA', 'АГРЕСІЯ РФ', 'ВТОРГНЕННЯ РФ', 'ДЕРЖСПЕЦТРАНССЛУЖБИ', 'РОЗМІНУВАННЯ']</text:p>
      <text:p text:style-name="P4">
Category: News</text:p>
      <!--METADATA-->
      <text:p text:style-name="P4">
<draw:frame draw:style-name="fr1" draw:name="Image276" text:anchor-type="as-char" svg:width="6.9236in" svg:height="5.1927in" draw:z-index="0">
<draw:image xlink:href="../Images/AРМІЯINFORM/2023-07-11T56-00-00-04-00/359334207_594718979501147_7993461643023105441_n.jpg" xlink:type="simple" xlink:show="embed" xlink:actuate="onLoad" draw:mime-type="image/jpeg"/>
</draw:frame>
</text:p>
      <text:p text:style-name="P4">
Ще на 900 ворожих вибухонебезпечних предметів на деокупованих територіяхПівдня України стало менше завдяки роботі інженерно-саперних підрозділівДержавної спеціальної служби транспорту.</text:p>
      <text:p text:style-name="P4">
Про це<text:a xlink:type="simple" xlink:href="https://www.facebook.com/uadsst/posts/pfbid02tvej9WZmuLgtxXX15HixrZPHWXvrTWUYcp8cM6hQpDg6m18oDCZvvqin2bYdnMpjl" text:style-name="Internet_20_link" text:visited-style-name="Visited_20_Internet_20_Link">
інформує</text:a>
Державна спеціальна служба транспорту.</text:p>
      <text:p text:style-name="P4">
Сапери 194 понтонно-мостової бригади Держспецтрансслужби продовжують проводитирозмінування земель Миколаївської області. З початку квітня 2023 року зведенийсаперний підрозділ 194 понтонно-мостової бригади пройшов 158 га територій таоб’єктів різного призначення та знешкодив 900 вибухонебезпечних предметіврізного виду та калібру.</text:p>
      <text:p text:style-name="P4">
Відступаючи з української землі, ворог залишив після себе велику кількістьнебезпечного для життя заліза. Роботи у саперів ще дуже багато. Але крок закроком поступово звільняємо нашу землю від залишків війни та повертаємоукраїнців до мирного життя.</text:p>
      <text:p text:style-name="P4">
Source: <text:a xlink:type="simple" xlink:href="https://armyinform.com.ua/2023/07/11/sapery-derzhspecztranssluzhby-prodovzhuyut-rozminovuvaty-mykolayivshhynu/" text:style-name="Internet_20_link" text:visited-style-name="Visited_20_Internet_20_Link">
https://armyinform.com.ua/2023/07/11/sapery-derzhspecztranssluzhby-prodovzhuyut-rozminovuvaty-mykolayivshhynu/</text:a>
</text:p>
      <!--NEWS-->
      <text:h text:style-name="P10" text:outline-level="1">
<text:span text:style-name="T4">
76% українських біженців планують або сподіваються повернутися додому — опитування ООН</text:span>
</text:h>
      <text:p text:style-name="P4">
Author: ['АРМІЯINFORM']</text:p>
      <text:p text:style-name="P4">
Time: 2023-07-11T57:00:00-04:00</text:p>
      <text:p text:style-name="P4">
Description: Після 500 днів війни більшість переміщених українців планують або сподіва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f5d3f5f44e64c522c50491d94918e09d7b7568f.jpg" text:style-name="Internet_20_link" text:visited-style-name="Visited_20_Internet_20_Link">
ff5d3f5f44e64c522c50491d94918e09d7b7568f.jpg</text:a>
']</text:p>
      <text:p text:style-name="P4">
Tags: ['БІЖЕНЦІ']</text:p>
      <text:p text:style-name="P4">
Category: News</text:p>
      <!--METADATA-->
      <text:p text:style-name="P4">
<draw:frame draw:style-name="fr1" draw:name="Image277" text:anchor-type="as-char" svg:width="6.9236in" svg:height="5.189751in" draw:z-index="0">
<draw:image xlink:href="../Images/AРМІЯINFORM/2023-07-11T57-00-00-04-00/ff5d3f5f44e64c522c50491d94918e09d7b7568f.jpg" xlink:type="simple" xlink:show="embed" xlink:actuate="onLoad" draw:mime-type="image/jpeg"/>
</draw:frame>
</text:p>
      <text:p text:style-name="P4">
Після 500 днів війни більшість переміщених українців планують або сподіваютьсяповернутися додому, свідчить останнє опитування Агентства ООН у справахбіженців (УВКБ ООН), оприлюднене у понеділок, <text:a xlink:type="simple" xlink:href="https://www.unn.com.ua/uk/news/2036225-76-bizhentsiv-planuyut-abo-spodivayutsya-povernutisya-dodomu-opituvannya-oon" text:style-name="Internet_20_link" text:visited-style-name="Visited_20_Internet_20_Link">
пише<text:span text:style-name="T4">
УНН</text:span>
</text:a>
.</text:p>
      <text:p text:style-name="P4">
<text:span text:style-name="T4">
Деталі</text:span>
</text:p>
      <text:p text:style-name="P4">
"76% біженців, опитаних УВКБ ООН у країнах ЄС і Молдові, і 82% внутрішньопереміщених українців планують або сподіваються повернутися назавжди", -інформують в УВКБ ООН з посиланням на дані дослідження.</text:p>
      <text:p text:style-name="P4">
На тлі активних бойових дій, які забирають життя і руйнують цивільні будинкита інфраструктуру, як вказано, "лише близько 15% планують повернутися додомувпродовж наступних трьох місяців і мають намір залишитися у нинішньому місціпроживання за кордоном або в безпечніших районах України".</text:p>
      <text:p text:style-name="P4">
Надії на повернення є вищими (71%) серед біженців, які знайшли тимчасовийзахист у сусідніх з Україною країнах, порівняно з тими, яких прийняли іншієвропейські країни (57%).</text:p>
      <text:p text:style-name="P4">
Після переміщення понад третина біженців (39%) і 50% внутрішньо переміщенихосіб змогли повернутися до рідних регіонів з короткостроковими візитами, якідопомагають людям підтримувати зв’язки з родинами та громадами й ухвалюватиобґрунтовані рішення щодо умов можливого повернення.</text:p>
      <text:p text:style-name="P4">
<text:span text:style-name="T4">
Довідково.</text:span>
 Четвертий раунд опитування щодо намірів серед біженців зУкраїни і другий раунд опитування щодо намірів серед внутрішньо переміщенихосіб в Україні було здійснено паралельно компанією Ipsos SA у квітні й травні2023 року. Для збору даних щодо ВПО було проведено телефонні інтерв’ю, а дляопитування біженців було використано змішану методологію, яка поєднувалателефонний і онлайн-режим збору даних. Загалом було опитано 4 000домогосподарств ВПО та 3 850 домогосподарств біженців.</text:p>
      <text:p text:style-name="P4">
Source: <text:a xlink:type="simple" xlink:href="https://armyinform.com.ua/2023/07/11/76-ukrayinskyh-bizhencziv-planuyut-abo-spodivayutsya-povernutysya-dodomu-opytuvannya-oon/" text:style-name="Internet_20_link" text:visited-style-name="Visited_20_Internet_20_Link">
https://armyinform.com.ua/2023/07/11/76-ukrayinskyh-bizhencziv-planuyut-abo-spodivayutsya-povernutysya-dodomu-opytuvannya-oon/</text:a>
</text:p>
      <!--NEWS-->
      <text:h text:style-name="P10" text:outline-level="1">
<text:span text:style-name="T4">
Внаслідок обстрілів населених пунктів України армією рф загинуло 3 цивільні особи, 16 — поранено</text:span>
</text:h>
      <text:p text:style-name="P4">
Author: ['АРМІЯINFORM']</text:p>
      <text:p text:style-name="P4">
Time: 2023-07-11T58:00:00-04:00</text:p>
      <text:p text:style-name="P4">
Description: Протягом минулої доби російські війська обстріляли територію 11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9915754977807487_y.jpg" text:style-name="Internet_20_link" text:visited-style-name="Visited_20_Internet_20_Link">
photo_5289915754977807487_y.jpg</text:a>
']</text:p>
      <text:p text:style-name="P4">
Tags: ['АГРЕСІЯ РФ', 'ВТОРГНЕННЯ РФ', 'ХАРКІВСЬКИЙ ТРИБУНАЛ']</text:p>
      <text:p text:style-name="P4">
Category: News</text:p>
      <!--METADATA-->
      <text:p text:style-name="P4">
<draw:frame draw:style-name="fr1" draw:name="Image278" text:anchor-type="as-char" svg:width="6.9236in" svg:height="5.53888in" draw:z-index="0">
<draw:image xlink:href="../Images/AРМІЯINFORM/2023-07-11T58-00-00-04-00/photo_5289915754977807487_y.jpg" xlink:type="simple" xlink:show="embed" xlink:actuate="onLoad" draw:mime-type="image/jpeg"/>
</draw:frame>
</text:p>
      <text:p text:style-name="P4">
Протягом минулої доби російські війська обстріляли територію 11 областейУкраїни.</text:p>
      <text:p text:style-name="P4">
Про це <text:a xlink:type="simple" xlink:href="https://t.me/militarymediacenter/2488" text:style-name="Internet_20_link" text:visited-style-name="Visited_20_Internet_20_Link">
повідомляє</text:a>
 Military MediaCenter.</text:p>
      <text:p text:style-name="P4">
Із різних видів озброєння — стрілецька зброя, гранатомети, міномети, ствольната реактивна артилерія, танки, БПЛА, тактична авіація — були атаковані 125населених пунктів та 73 об’єкти інфраструктури.</text:p>
      <text:p text:style-name="P4">
За попередньою інформацією, загинуло 3 цивільні особи та 16 поранено.</text:p>
      <text:p text:style-name="P4">
Source: <text:a xlink:type="simple" xlink:href="https://armyinform.com.ua/2023/07/11/vnaslidok-obstriliv-naselenyh-punktiv-ukrayiny-armiyeyu-rf-zagynulo-3-czyvilni-osoby-16-poraneno/" text:style-name="Internet_20_link" text:visited-style-name="Visited_20_Internet_20_Link">
https://armyinform.com.ua/2023/07/11/vnaslidok-obstriliv-naselenyh-punktiv-ukrayiny-armiyeyu-rf-zagynulo-3-czyvilni-osoby-16-poraneno/</text:a>
</text:p>
      <!--NEWS-->
      <text:h text:style-name="P10" text:outline-level="1">
<text:span text:style-name="T4">
За минулу добу наша авіація завдала 15 ударів по районах зосередження противника</text:span>
</text:h>
      <text:p text:style-name="P4">
Author: ['АРМІЯINFORM']</text:p>
      <text:p text:style-name="P4">
Time: 2023-07-11T59:00:00-04:00</text:p>
      <text:p text:style-name="P4">
Description: Як зазначається у зведенні Генерального штабу,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279" text:anchor-type="as-char" svg:width="6.9236in" svg:height="3.894525in" draw:z-index="0">
<draw:image xlink:href="../Images/AРМІЯINFORM/2023-07-11T59-00-00-04-00/aviacziya-syl-oborony-ukrayin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Як<text:a xlink:type="simple" xlink:href="https://www.facebook.com/GeneralStaff.ua/posts/pfbid02L2K8argqjcrgeYxEnGG9PyA8DH8v3p9qsjCGVemfAEYPhVKxw2CRriDcJCrrRv6Ll" text:style-name="Internet_20_link" text:visited-style-name="Visited_20_Internet_20_Link">
зазначається</text:a>
у зведенні Генерального штабу, авіація Сил оборони за минулу добу завдала 15ударів по районах зосередження особового складу, озброєння та військовоїтехніки противника. Також наші захисники знищили 3 розвідувальні БПЛАоперативно-тактичного рівня.</text:p>
      <text:p text:style-name="P4">
Підрозділи ракетних військ і артилерії протягом доби уразили пункт управління,3 райони зосередження живої сили, склад боєприпасів, 7 артилерійських засобівна вогневих позиціях, станцію радіоелектронної боротьби та один засібпротиповітряної оборони противника.</text:p>
      <text:p text:style-name="P4">
Source: <text:a xlink:type="simple" xlink:href="https://armyinform.com.ua/2023/07/11/za-mynulu-dobu-nasha-aviacziya-zavdala-15-udariv-po-rajonah-zoseredzhennya-protyvnyka/" text:style-name="Internet_20_link" text:visited-style-name="Visited_20_Internet_20_Link">
https://armyinform.com.ua/2023/07/11/za-mynulu-dobu-nasha-aviacziya-zavdala-15-udariv-po-rajonah-zoseredzhennya-protyvnyka/</text:a>
</text:p>
      <!--NEWS-->
      <text:h text:style-name="P10" text:outline-level="1">
<text:span text:style-name="T4">
Маргус Цахкна: Україна має стати членом НАТО в майбутньому</text:span>
</text:h>
      <text:p text:style-name="P4">
Author: ['Єгор Брайлян']</text:p>
      <text:p text:style-name="P4">
Time: 2023-07-11T60:00:00-04:00</text:p>
      <text:p text:style-name="P4">
Description: Естонія є одним з важливих партнерів України у Європейському Союзі й НАТО. Це держ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2-scaled.jpeg" text:style-name="Internet_20_link" text:visited-style-name="Visited_20_Internet_20_Link">
2-2-scaled.jpeg</text:a>
', '<text:a xlink:type="simple" xlink:href="https://armyinform.com.ua/wp-content/uploads/2023/07/1-23.jpg" text:style-name="Internet_20_link" text:visited-style-name="Visited_20_Internet_20_Link">
1-23.jpg</text:a>
', '<text:a xlink:type="simple" xlink:href="https://armyinform.com.ua/wp-content/uploads/2023/07/3-4.jpeg" text:style-name="Internet_20_link" text:visited-style-name="Visited_20_Internet_20_Link">
3-4.jpeg</text:a>
', '<text:a xlink:type="simple" xlink:href="https://armyinform.com.ua/wp-content/uploads/2023/07/4-15.jpg" text:style-name="Internet_20_link" text:visited-style-name="Visited_20_Internet_20_Link">
4-15.jpg</text:a>
', '<text:a xlink:type="simple" xlink:href="https://armyinform.com.ua/wp-content/uploads/2023/07/5-13.jpg" text:style-name="Internet_20_link" text:visited-style-name="Visited_20_Internet_20_Link">
5-13.jpg</text:a>
']</text:p>
      <text:p text:style-name="P4">
Tags: ['UARENATO', 'ДОПОМОГА ПАРТНЕРІВ', 'ЕСТОНІЯ', 'ЄВРОПЕЙСЬКА КОМІСІЯ', 'ЄВРОСОЮЗ', 'МІЖНАРОДНИЙ КРИМІНАЛЬНИЙ СУД', 'НАТО', 'ООН', 'СВІТ ПІДТРИМУЄ УКРАЇНУ', 'УКРАЇНА – НАТО']</text:p>
      <text:p text:style-name="P4">
Category: News</text:p>
      <!--METADATA-->
      <text:p text:style-name="P4">
<draw:frame draw:style-name="fr1" draw:name="Image280" text:anchor-type="as-char" svg:width="6.9236in" svg:height="5.129234in" draw:z-index="0">
<draw:image xlink:href="../Images/AРМІЯINFORM/2023-07-11T60-00-00-04-00/2-2-scaled.jpeg" xlink:type="simple" xlink:show="embed" xlink:actuate="onLoad" draw:mime-type="image/jpeg"/>
</draw:frame>
Маргус Цахкна і посол з особливих доручень МЗС України Антон Кориневич</text:p>
      <text:p text:style-name="P4">
Естонія є одним з важливих партнерів України у Європейському Союзі й НАТО. Цедержава, яка чудово знає ціну московської окупації, тому надає нашій державівсебічну військову, дипломатичну та економічну підтримку. Більше продвосторонню співпрацю Естонії та України, європейські та євроатлантичніперспективи для Києва розповів міністр закордонних справ Естонії МаргусЦахкна.</text:p>
      <text:p text:style-name="P4">
<draw:frame draw:style-name="fr1" draw:name="Image281" text:anchor-type="as-char" svg:width="6.9236in" svg:height="5.1927in" draw:z-index="0">
<draw:image xlink:href="../Images/AРМІЯINFORM/2023-07-11T60-00-00-04-00/1-23.jpg" xlink:type="simple" xlink:show="embed" xlink:actuate="onLoad" draw:mime-type="image/jpeg"/>
</draw:frame>
</text:p>
      <text:p text:style-name="P4">
— <text:span text:style-name="T4">
Які ваші очікування від Вільнюського саміту НАТО з точки зору членстваУкраїни в Альянсі?</text:span>
</text:p>
      <text:p text:style-name="P4">
— У Вільнюсі відбувається дуже важливий саміт. Позиція Естонії щодо Україничітка.</text:p>
      <text:p text:style-name="P4">
Єдиною гарантією безпеки для Києва може бути НАТО, а також повноправнечленство України в Альянсі у майбутньому.</text:p>
      <text:p text:style-name="P4">
Єдиний реалістичний мирний план щодо України у цій війні проти російськоїагресії — це мирний план Президента Зеленського. Яким би не був висновок, вінповинен спиратися на рішення українців. Це перше.</text:p>
      <text:p text:style-name="P4">
Довідково. Маргус Цахкна — естонський політик та дипломат. ВипускникУніверситету Тарту (теологія) та Університету Торонто (міжнародне право). У2007–2015 роках був депутатом Рійгікогу. У 2015–2016 роках — міністрсоціального захисту Естонської Республіки, у 2016–2017 роках — міністроборони. З квітня 2023 року — міністр закордонних справ Естонії.</text:p>
      <text:p text:style-name="P4">
По-друге, ми повинні розуміти, що в сусідніх з росією країнах не буде сірихзон ( <text:span text:style-name="T5">
держав, які не є членами НАТО. — Ред.</text:span>
 ). Якщо ми хочемо отримативідповідну безпеку в нашому регіоні.</text:p>
      <text:p text:style-name="P4">
— <text:span text:style-name="T4">
Чому засудження російських воєнних злочинів є частиною перемоги України таЄвропи?</text:span>
</text:p>
      <text:p text:style-name="P4">
— Так, відновлення міжнародного права щодо агресії має вирішальне значення, якви сказали, також для всіх нас. Не тільки для Естонії. Це наша основа —міжнародне право. Тому ми дуже чітко заявляємо, що ніхто не повинен залишатисябезкарним за агресію та інші види порушень міжнародного права.</text:p>
      <text:p text:style-name="P4">
Існує ініціатива Міжнародного Кримінального Суду щодо розслідування злочинівпроти людства, а також депортації дітей і злочину агресії. путін має яскравийприклад агресії з усіма аспектами. Це надзвичайно важливо зараз, колиміжнародна спільнота має вжити заходів для правової процедури, наприклад,роботу спецтрибуналу.</text:p>
      <text:p text:style-name="P4">
Головний принцип полягає в тому, що ніхто не повинен користуватися безкарністюцього. Я маю на увазі путіна та його маріонеток.</text:p>
      <text:p text:style-name="P4">
Там ми разом працювали в групі Core ( <text:span text:style-name="T5">
коаліція держав, які підтримуютьстворення спецтрибуналу щодо злочину агресії росії проти України. — Ред.</text:span>
 ).Ми також ведемо дискусії з нашими партнерами по всьому світу. Йдеться не лишепро країни ЄС, НАТО. Це також частина майбутньої роботи в рамках ООН.</text:p>
      <text:p text:style-name="P4">
— <text:span text:style-name="T4">
Чому, на вашу думку, особа Леннарта Мері актуальна зараз?</text:span>
</text:p>
      <text:p text:style-name="P4">
— Леннарт Мері був нашим першим президентом після відновлення нашоїнезалежності. Дуже важливо сказати, що ми були окуповані москвою. Мерівідновив республіку, яка була проголошена ще 1918 року.</text:p>
      <text:p text:style-name="P4">
У нинішньому аспекті ( <text:span text:style-name="T5">
мається на увазі російсько-українська війна. — Ред.</text:span>
 )Леннарт Мері дуже чітко сказав, що для малих націй міжнародне право є ядерноюзброєю для захисту себе. Тому Естонія підтримує Україну в її боротьбі за нашуспільну свободу та наші цінності. У такий спосіб ми відновлюємо верховенствоміжнародного права.</text:p>
      <text:p text:style-name="P4">
Дотримання норм міжнародного права життєво важливо для всіх демократичнихкраїн і націй.</text:p>
      <text:p text:style-name="P4">
<draw:frame draw:style-name="fr1" draw:name="Image282" text:anchor-type="as-char" svg:width="6.9236in" svg:height="4.615733in" draw:z-index="0">
<draw:image xlink:href="../Images/AРМІЯINFORM/2023-07-11T60-00-00-04-00/3-4.jpeg" xlink:type="simple" xlink:show="embed" xlink:actuate="onLoad" draw:mime-type="image/jpeg"/>
</draw:frame>
МаргусЦахкна виступає під час Конференції Леннарта Мері</text:p>
      <text:p text:style-name="P4">
Ми повинні виступати за те, щоб не тільки відновити мир на українських умовах,але й віддати ( <text:span text:style-name="T5">
російських. — Ред.</text:span>
 ) міжнародних воєнних злочинців під судміжнародного спецтрибуналу.</text:p>
      <text:p text:style-name="P4">
— <text:span text:style-name="T4">
Існує багато регіональних альянсів України з міжнародними партнерами,наприклад, Люблінський трикутник. Якими ви бачите перспективи формуваннярегіонального альянсу Естонії та України?</text:span>
</text:p>
      <text:p text:style-name="P4">
— Естонія підтримує Україну на суму понад 1% ВВП, а також ми будемо братиучасть у відбудові України, реконструкції на різних рівнях. 2 червня уЖитомирі відкрили дитячий садок — це наш перший проєкт, над яким ми працювали9 місяців.</text:p>
      <text:p text:style-name="P4">
Це важливо у випадку початкового проєкту. Естонія показала, що навіть під часвійни можна співпрацювати, в аспекті побудувати, що є теж корисним дляУкраїни. Є двостороння співпраця між урядами та місцевим самоврядуванням.Також закупівлі, які проходили як в Естонії, так і в ЄС.</text:p>
      <text:p text:style-name="P4">
Цей досвід може бути використаний у подальшій відбудові України від іменіГрупи Семи, Європейської Комісії.</text:p>
      <text:p text:style-name="P4">
<draw:frame draw:style-name="fr1" draw:name="Image283" text:anchor-type="as-char" svg:width="6.9236in" svg:height="5.1927in" draw:z-index="0">
<draw:image xlink:href="../Images/AРМІЯINFORM/2023-07-11T60-00-00-04-00/4-15.jpg" xlink:type="simple" xlink:show="embed" xlink:actuate="onLoad" draw:mime-type="image/jpeg"/>
</draw:frame>
МаргусЦахкна і посол України в Естонії Максим Кононенко</text:p>
      <text:p text:style-name="P4">
І, звичайно, будь-які розробки державного управління, ІТ, електронногоурядування, боротьби з корупцією, прозорих закупівель. Такий досвід ми маємо вЕстонії, а також тісно співпрацюємо з Україною.</text:p>
      <text:p text:style-name="P4">
Ми розглядаємо Естонію як центр для відбудови України за підтримки ЄС ізахідного світу.</text:p>
      <text:p text:style-name="P4">
— <text:span text:style-name="T4">
Який вплив матиме членство Фінляндії в НАТО для Балтії та СхідноїЄвропи?</text:span>
</text:p>
      <text:p text:style-name="P4">
— Це має величезний вплив через політичне рішення, яке фінський народ прийняв,завершивши період нейтралітету після Другої світової війни. Вступ Фінляндії доНАТО є надзвичайно важливим для регіону Північної Європи та Балтики.</text:p>
      <text:p text:style-name="P4">
Водночас шведський народ теж прагне долучитися до Північноатлантичногоальянсу. Ми дуже сподіваємося, що на саміті НАТО у Вільнюсі Швеція станеповноправним членом НАТО.</text:p>
      <text:p text:style-name="P4">
Як колишній міністр оборони Естонії я розумію, який військовий потенціал маєФінляндія в нашому регіоні. У нас є спільні плани, втілені в реальніспроможності в нашому регіоні. Це те, чому ми дуже раді — значенняБалтійського моря, а також регіональної співпраці.</text:p>
      <text:p text:style-name="P4">
Як і нації, які належать до однієї родини з однаковими цінностями. Це дійснозбільшує наше регіональне оборонне співробітництво.</text:p>
      <text:p text:style-name="P4">
Процес вступу Фінляндії до НАТО має принаймні два дуже важливі результати.Один — це зміна світогляду на політичному рівні як рішення нації, а другий —практична співпраця.</text:p>
      <text:p text:style-name="P4">
Отже, ми є свідками кардинальних змін у безпеці балтійсько-скандинавськогорегіону.</text:p>
      <text:p text:style-name="P4">
— <text:span text:style-name="T4">
Яка ваша позиція щодо розширення ЄС і шансів України розпочати переговорипро вступ цього року?</text:span>
</text:p>
      <text:p text:style-name="P4">
— Ми дуже уважно стежимо за процесом України щодо семи рекомендацій з боку ЄС.А також щодо їхнього виконання та початку переговорів щодо вступу до ЄС якповноправного члена.</text:p>
      <text:p text:style-name="P4">
В Естонії ми маємо такий досвід з 2003–2004 років, коли наша країнаприєдналася до Європейського Союзу.</text:p>
      <text:p text:style-name="P4">
Перший момент — це політична воля. Другий — це реформи і законодавство, якогомає дотримуватися Україна. Але мова йде не лише про законопроєкти, а й реальніреформи.</text:p>
      <text:p text:style-name="P4">
<draw:frame draw:style-name="fr1" draw:name="Image284" text:anchor-type="as-char" svg:width="6.9236in" svg:height="5.1927in" draw:z-index="0">
<draw:image xlink:href="../Images/AРМІЯINFORM/2023-07-11T60-00-00-04-00/5-13.jpg" xlink:type="simple" xlink:show="embed" xlink:actuate="onLoad" draw:mime-type="image/jpeg"/>
</draw:frame>
МаргусЦахкна і міністр закордонних справ України Дмитро Кулеба</text:p>
      <text:p text:style-name="P4">
Естонія заохочує українців до змін, ми навчаємо їх. У травні у нас була групаукраїнських високопосадовців тут, в Естонії. І ми обговорювали, як виконатирекомендації Єврокомісії.</text:p>
      <text:p text:style-name="P4">
Також ми закликаємо українців виконувати рекомендації ЄС не лише на 100%, а йна 120%. Я впевнений, що наприкінці 2023 року все буде зроблено. Звичайно,Єврокомісія уважно спостерігатиме за всіма процесами та результатамиреформування України.</text:p>
      <text:p text:style-name="P4">
Наше бачення є чітким — лише тоді в ЄС повинні почати переговорний процес.Звичайно, це займе деякий час. Тоді це буде практична цінність для процесуінтеграції та процесу трансформації входження України до нашої європейськоїсім’ї.</text:p>
      <text:p text:style-name="P4">
Source: <text:a xlink:type="simple" xlink:href="https://armyinform.com.ua/2023/07/11/margus-czahkna-ukrayina-maye-staty-chlenom-nato-v-majbutnomu/" text:style-name="Internet_20_link" text:visited-style-name="Visited_20_Internet_20_Link">
https://armyinform.com.ua/2023/07/11/margus-czahkna-ukrayina-maye-staty-chlenom-nato-v-majbutnomu/</text:a>
</text:p>
      <!--NEWS-->
      <text:h text:style-name="P10" text:outline-level="1">
<text:span text:style-name="T4">
Сили оборони за добу знищили ще понад пів тисячі окупантів, гелікоптер та 17 ББМ</text:span>
</text:h>
      <text:p text:style-name="P4">
Author: ['АРМІЯINFORM']</text:p>
      <text:p text:style-name="P4">
Time: 2023-07-11T61:00:00-04:00</text:p>
      <text:p text:style-name="P4">
Description: Загальні бойові втрати противника з 24.02.22 по 11.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0012559245691726_w-scaled.jpg" text:style-name="Internet_20_link" text:visited-style-name="Visited_20_Internet_20_Link">
photo_5290012559245691726_w-scaled.jpg</text:a>
']</text:p>
      <text:p text:style-name="P4">
Tags: ['STOPRUSSIA', 'АГРЕСІЯ РФ', 'ВТОРГНЕННЯ РФ', 'ВТРАТИ ВОРОГА']</text:p>
      <text:p text:style-name="P4">
Category: News</text:p>
      <!--METADATA-->
      <text:p text:style-name="P4">
<draw:frame draw:style-name="fr1" draw:name="Image285" text:anchor-type="as-char" svg:width="6.9236in" svg:height="6.987066in" draw:z-index="0">
<draw:image xlink:href="../Images/AРМІЯINFORM/2023-07-11T61-00-00-04-00/photo_5290012559245691726_w-scaled.jpg" xlink:type="simple" xlink:show="embed" xlink:actuate="onLoad" draw:mime-type="image/jpeg"/>
</draw:frame>
</text:p>
      <text:p text:style-name="P4">
Загальні бойові втрати противника з 24.02.22 по 11.07.23 орієнтовностановлять:</text:p>
      <ul>
        <li>
<text:span text:style-name="T4">
особового складу ‒</text:span>
 235020 (+540) осіб ліквідовано  * <text:span text:style-name="T4">
танків ‒</text:span>
 4089 (+4)  * <text:span text:style-name="T4">
бойових броньованих машин ‒</text:span>
 7983 (+17)  * <text:span text:style-name="T4">
артилерійських систем ‒</text:span>
 4385 (+14)  * <text:span text:style-name="T4">
РСЗВ ‒</text:span>
 672 (+4)  * <text:span text:style-name="T4">
засоби ППО ‒</text:span>
 414 (0)  * <text:span text:style-name="T4">
літаків ‒</text:span>
 315 (0)  * <text:span text:style-name="T4">
гелікоптерів ‒</text:span>
 310 (+1)  * <text:span text:style-name="T4">
БПЛА оперативно-тактичного рівня ‒</text:span>
 3693 (+7)  * <text:span text:style-name="T4">
крилаті ракети ‒</text:span>
 1271 (0)  * <text:span text:style-name="T4">
кораблі / катери ‒</text:span>
 18 (0)  * <text:span text:style-name="T4">
автомобільної техніки та автоцистерн ‒</text:span>
 6966 (+29)  * <text:span text:style-name="T4">
спеціальна техніка ‒</text:span>
 640 (+8)</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1.07.23.</text:p>
      <text:p text:style-name="P4">
Source: <text:a xlink:type="simple" xlink:href="https://armyinform.com.ua/2023/07/11/syly-oborony-za-dobu-znyshhyly-shhe-ponad-piv-tysyachi-okupantiv-gelikopter-ta-17-bbm/" text:style-name="Internet_20_link" text:visited-style-name="Visited_20_Internet_20_Link">
https://armyinform.com.ua/2023/07/11/syly-oborony-za-dobu-znyshhyly-shhe-ponad-piv-tysyachi-okupantiv-gelikopter-ta-17-bbm/</text:a>
</text:p>
      <!--NEWS-->
      <text:h text:style-name="P10" text:outline-level="1">
<text:span text:style-name="T4">
У Вінниці назвали вулицю на честь загиблого вертолітника Сергія Хоміка</text:span>
</text:h>
      <text:p text:style-name="P4">
Author: ['Оксана Уретій']</text:p>
      <text:p text:style-name="P4">
Time: 2023-07-11T62:00:00-04:00</text:p>
      <text:p text:style-name="P4">
Description: Відтепер у Вінниці увіковічено пам’ять про повного кавалера ордена «За мужність» льотч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homik.jpg" text:style-name="Internet_20_link" text:visited-style-name="Visited_20_Internet_20_Link">
homik.jpg</text:a>
', '<text:a xlink:type="simple" xlink:href="https://armyinform.com.ua/wp-content/uploads/2023/07/homik-1.jpg" text:style-name="Internet_20_link" text:visited-style-name="Visited_20_Internet_20_Link">
homik-1.jpg</text:a>
', '<text:a xlink:type="simple" xlink:href="https://armyinform.com.ua/wp-content/uploads/2023/07/homik-2.jpg" text:style-name="Internet_20_link" text:visited-style-name="Visited_20_Internet_20_Link">
homik-2.jpg</text:a>
']</text:p>
      <text:p text:style-name="P4">
Tags: []</text:p>
      <text:p text:style-name="P4">
Category: News</text:p>
      <!--METADATA-->
      <text:p text:style-name="P4">
<draw:frame draw:style-name="fr1" draw:name="Image286" text:anchor-type="as-char" svg:width="6.9236in" svg:height="3.894525in" draw:z-index="0">
<draw:image xlink:href="../Images/AРМІЯINFORM/2023-07-11T62-00-00-04-00/homik.jpg" xlink:type="simple" xlink:show="embed" xlink:actuate="onLoad" draw:mime-type="image/jpeg"/>
</draw:frame>
</text:p>
      <text:p text:style-name="P4">
Відтепер у Вінниці увіковічено пам’ять про повного кавалера ордена «Замужність» льотчика Сергія Хоміка. На його честь найменують вулицю та провулок.Відповідне рішення депутати Вінницької міської ради ухвалили на сесії 7 липня.У процесі узгодження взяли участь військові та рідні загиблих захисників,історики, культурологи, представники різних департаментів та громадськість.</text:p>
      <text:p text:style-name="P4">
<draw:frame draw:style-name="fr1" draw:name="Image287" text:anchor-type="as-char" svg:width="6.9236in" svg:height="5.1927in" draw:z-index="0">
<draw:image xlink:href="../Images/AРМІЯINFORM/2023-07-11T62-00-00-04-00/homik-1.jpg" xlink:type="simple" xlink:show="embed" xlink:actuate="onLoad" draw:mime-type="image/jpeg"/>
</draw:frame>
</text:p>
      <text:p text:style-name="P4">
Сергій Хомік був досвідченим льотчиком, підготовленим до польотів за будь-якихумов. За плечима мав участь в операціях із підтримання миру та безпеки ускладі Місії ООН в Африці. Під час проведення АТО/ООС здійснив близько 800бойових вильотів.</text:p>
      <text:p text:style-name="P4">
Від початку широкомасштабного вторгнення екіпаж полковника Хоміка підпостійними масованими артилерійськими та ракетними обстрілами з бокупротивника здійснив майже 250 бойових вильотів. Український авіатор нещаднонищив живу силу та техніку противника. Окрім цього, вертолітники виконувализавдання з пошуку та евакуації льотного складу, який зазнав лиха, доставлялизброю, боєприпаси та спорядження у район активних бойових дій, надаваливогневу підтримку підрозділам Сухопутних військ під час звільнення населенихпунктів.</text:p>
      <text:p text:style-name="P4">
<draw:frame draw:style-name="fr1" draw:name="Image288" text:anchor-type="as-char" svg:width="6.9236in" svg:height="4.794593in" draw:z-index="0">
<draw:image xlink:href="../Images/AРМІЯINFORM/2023-07-11T62-00-00-04-00/homik-2.jpg" xlink:type="simple" xlink:show="embed" xlink:actuate="onLoad" draw:mime-type="image/jpeg"/>
</draw:frame>
</text:p>
      <text:p text:style-name="P4">
Як командир вертолітної ескадрильї Сергій Ярославович безпосередньо виконувавбойові завдання на вогневе ураження противника, а також підготував не одиндесяток бойових льотчиків.</text:p>
      <text:p text:style-name="P4">
читайте також:</text:p>
      <text:p text:style-name="P4">
<text:a xlink:type="simple" xlink:href="https://armyinform.com.ua/2022/12/15/komandyr-ekipazhu-mi-8-polkovnyk-sergij-homik-geroj-shho-czinoyu-vlasnogo-zhyttya-vryatuvav-svoyih-pobratymiv/" text:style-name="Internet_20_link" text:visited-style-name="Visited_20_Internet_20_Link">
Командир екіпажу Мі-8 полковник Сергій Хомік — герой, що ціною власного життяврятував своїх побратимів</text:a>
</text:p>
      <text:p text:style-name="P4">
За особисту мужність і самовіддані дії, виявлені в захисті державногосуверенітету та територіальної цілісності України, вірність Військовій присязіполковник Сергій Хомік був нагороджений орденами «За мужність» III і IIступенів.</text:p>
      <text:p text:style-name="P4">
У листопаді минулого року Сергій Ярославович загинув, до останньогонамагаючись втримати вертоліт, аби врятувати свій екіпаж. Посмертно захисникбув відзначений орденом «За мужність» І ступеня.</text:p>
      <text:p text:style-name="P4">
Source: <text:a xlink:type="simple" xlink:href="https://armyinform.com.ua/2023/07/11/u-vinnyczi-nazvaly-vulyczyu-na-chest-zagyblogo-vertolitnyka-sergiya-homika/" text:style-name="Internet_20_link" text:visited-style-name="Visited_20_Internet_20_Link">
https://armyinform.com.ua/2023/07/11/u-vinnyczi-nazvaly-vulyczyu-na-chest-zagyblogo-vertolitnyka-sergiya-homika/</text:a>
</text:p>
      <!--NEWS-->
      <text:h text:style-name="P10" text:outline-level="1">
<text:span text:style-name="T4">
В Україні хвилина мовчання</text:span>
</text:h>
      <text:p text:style-name="P4">
Author: ['АРМІЯINFORM']</text:p>
      <text:p text:style-name="P4">
Time: 2023-07-11T6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9" text:anchor-type="as-char" svg:width="6.9236in" svg:height="3.895992in" draw:z-index="0">
<draw:image xlink:href="../Images/AРМІЯINFORM/2023-07-11T6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11/v-ukrayini-hvylyna-movchannya/" text:style-name="Internet_20_link" text:visited-style-name="Visited_20_Internet_20_Link">
https://armyinform.com.ua/2023/07/11/v-ukrayini-hvylyna-movchannya/</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7-11T64: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arcrime-11072023ua.jpg" text:style-name="Internet_20_link" text:visited-style-name="Visited_20_Internet_20_Link">
warcrime-11072023ua.jpg</text:a>
', '<text:a xlink:type="simple" xlink:href="https://armyinform.com.ua/wp-content/uploads/2023/07/warcrime-11072023en.jpg" text:style-name="Internet_20_link" text:visited-style-name="Visited_20_Internet_20_Link">
warcrime-11072023en.jpg</text:a>
']</text:p>
      <text:p text:style-name="P4">
Tags: ['STOPRUSSIA', 'ВТОРГНЕННЯ РФ', 'ОФІС ГЕНЕРАЛЬНОГО ПРОКУРОРА УКРАЇНИ']</text:p>
      <text:p text:style-name="P4">
Category: News</text:p>
      <!--METADATA-->
      <text:p text:style-name="P4">
<draw:frame draw:style-name="fr1" draw:name="Image290" text:anchor-type="as-char" svg:width="6.9236in" svg:height="4.448413in" draw:z-index="0">
<draw:image xlink:href="../Images/AРМІЯINFORM/2023-07-11T64-00-00-04-00/warcrime-1107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1</text:span>
 <text:span text:style-name="T4">
липня</text:span>
 зареєстровано:</text:p>
      <ul>
        <li>
97 477 воєнних злочинів,  * 17 062 злочини проти національної безпеки України.</li>
      </ul>
      <text:p text:style-name="P4">
Крім того, за офіційними даними ювенальних прокурорів, <text:span text:style-name="T4">
1545 дітейпостраждали</text:span>
 внаслідок агресії рф, з них:</text:p>
      <ul>
        <li>
494 — дитини загинуло,  * 1051 — дитина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1" text:anchor-type="as-char" svg:width="6.9236in" svg:height="4.448413in" draw:z-index="0">
<draw:image xlink:href="../Images/AРМІЯINFORM/2023-07-11T64-00-00-04-00/warcrime-11072023en.jpg" xlink:type="simple" xlink:show="embed" xlink:actuate="onLoad" draw:mime-type="image/jpeg"/>
</draw:frame>
</text:p>
      <text:p text:style-name="P4">
Source: <text:a xlink:type="simple" xlink:href="https://armyinform.com.ua/2023/07/11/ofis-genprokurora-ukrayiny-zadokumentovano-ponad-17-tysyach-zlochyniv-proty-naczbezpeky-9/" text:style-name="Internet_20_link" text:visited-style-name="Visited_20_Internet_20_Link">
https://armyinform.com.ua/2023/07/11/ofis-genprokurora-ukrayiny-zadokumentovano-ponad-17-tysyach-zlochyniv-proty-naczbezpeky-9/</text:a>
</text:p>
      <!--NEWS-->
      <text:h text:style-name="P10" text:outline-level="1">
<text:span text:style-name="T4">
Сьогодні протягом години на дзвінки гарячої лінії відповідатиме командувач Сил ТрО ЗСУ</text:span>
</text:h>
      <text:p text:style-name="P4">
Author: ['АРМІЯINFORM']</text:p>
      <text:p text:style-name="P4">
Time: 2023-07-11T65:00:00-04:00</text:p>
      <text:p text:style-name="P4">
Description: Сьогодні, 11 липня, з 13:00 до 14:00 військовослужбовці Сил територіальної оборони ЗС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3-39.jpg" text:style-name="Internet_20_link" text:visited-style-name="Visited_20_Internet_20_Link">
3-39.jpg</text:a>
']</text:p>
      <text:p text:style-name="P4">
Tags: ['ТАНЦЮРА ІГОР', 'ТЕЛЕФОННА \xa0ЛІНІЯ', 'ТРО ЗСУ']</text:p>
      <text:p text:style-name="P4">
Category: News</text:p>
      <!--METADATA-->
      <text:p text:style-name="P4">
<draw:frame draw:style-name="fr1" draw:name="Image292" text:anchor-type="as-char" svg:width="6.9236in" svg:height="4.615733in" draw:z-index="0">
<draw:image xlink:href="../Images/AРМІЯINFORM/2023-07-11T65-00-00-04-00/3-39.jpg" xlink:type="simple" xlink:show="embed" xlink:actuate="onLoad" draw:mime-type="image/jpeg"/>
</draw:frame>
</text:p>
      <text:p text:style-name="P4">
Сьогодні, <text:span text:style-name="T4">
11 липня, з 13:00 до 14:00</text:span>
 військовослужбовці Сил територіальноїоборони ЗСУ та їхні рідні можуть впродовж години поспілкуватися з командувачемСил ТрО ЗСУ генерал-майором Ігорем Танцюрою.</text:p>
      <text:p text:style-name="P4">
Про це <text:a xlink:type="simple" xlink:href="https://www.facebook.com/TerritorialDefenseForces/posts/pfbid09TRmBwetzdtF2ZV6LgZry36R91LwkQkcuhPd3nzoHJPuuSoaXCEmEKmwRJeZNTydl" text:style-name="Internet_20_link" text:visited-style-name="Visited_20_Internet_20_Link">
повідомляє</text:a>
службазв’язків з громадськістю Командування Сил ТрО ЗСУ.</text:p>
      <text:p text:style-name="P4">
«Ми намагаємось вирішити кожне питання, із яким до нас звертаються. Для насдуже важливо підтримати кожного нашого бійця», — йдеться у повідомленні.</text:p>
      <text:p text:style-name="P4">
Гаряча лінія з командувачем Сил ТРО відбудеться за номером: <text:span text:style-name="T4">
0 800 507 028.</text:span>
</text:p>
      <text:p text:style-name="P4">
Гаряча лінія Сил ТрО ЗСУ працює щодня з початку лютого 2022 року. За цей часбуло прийнято понад 90 тисяч дзвінків. Щоб отримати консультацію, телефонуватиможна щодня з 7:00 до 20:00 за номером 0 800 507 028.</text:p>
      <text:p text:style-name="P4">
Source: <text:a xlink:type="simple" xlink:href="https://armyinform.com.ua/2023/07/11/sogodni-protyagom-godyny-na-dzvinky-garyachoyi-liniyi-vidpovidatyme-komanduvach-syl-tro-zsu-2/" text:style-name="Internet_20_link" text:visited-style-name="Visited_20_Internet_20_Link">
https://armyinform.com.ua/2023/07/11/sogodni-protyagom-godyny-na-dzvinky-garyachoyi-liniyi-vidpovidatyme-komanduvach-syl-tro-zsu-2/</text:a>
</text:p>
      <!--NEWS-->
      <text:h text:style-name="P10" text:outline-level="1">
<text:span text:style-name="T4">
Франція надає Україні далекобійні ракети</text:span>
</text:h>
      <text:p text:style-name="P4">
Author: ['АРМІЯINFORM']</text:p>
      <text:p text:style-name="P4">
Time: 2023-07-11T66:00:00-04:00</text:p>
      <text:p text:style-name="P4">
Description: Франція поставить в Україну ракети дальнього радіуса дії Scalp.    Про це у перший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calp.jpg" text:style-name="Internet_20_link" text:visited-style-name="Visited_20_Internet_20_Link">
scalp.jpg</text:a>
']</text:p>
      <text:p text:style-name="P4">
Tags: ['SCALP', 'STOPRUSSIA', 'АГРЕСІЯ РФ', 'ДОПОМОГА ПАРТНЕРІВ', 'СВІТ ПІДТРИМУЄ УКРАЇНУ']</text:p>
      <text:p text:style-name="P4">
Category: News</text:p>
      <!--METADATA-->
      <text:p text:style-name="P4">
<draw:frame draw:style-name="fr1" draw:name="Image293" text:anchor-type="as-char" svg:width="6.9236in" svg:height="3.894525in" draw:z-index="0">
<draw:image xlink:href="../Images/AРМІЯINFORM/2023-07-11T66-00-00-04-00/scalp.jpg" xlink:type="simple" xlink:show="embed" xlink:actuate="onLoad" draw:mime-type="image/jpeg"/>
</draw:frame>
</text:p>
      <text:p text:style-name="P4">
Франція поставить в Україну ракети дальнього радіуса дії Scalp.</text:p>
      <text:p text:style-name="P4">
Про це у перший день роботи саміту НАТО<text:a xlink:type="simple" xlink:href="https://www.youtube.com/watch" text:style-name="Internet_20_link" text:visited-style-name="Visited_20_Internet_20_Link">
повідомив</text:a>
 президент ФранціїЕмманюель Макрон.</text:p>
      <text:p text:style-name="P4">
«Ми вирішили доставити в Україну нові ракети, здатні завдавати глибокихударів. Думаю, що сьогодні для нас важливо надіслати меседж підтримки Україні,єдності НАТО», — сказав французький лідер.</text:p>
      <text:p text:style-name="P4">
Нагадаємо, ракета Scalp (від фр. Système de Croisière Autonome à Longue Portée— ред.) / <text:a xlink:type="simple" xlink:href="https://armyinform.com.ua/2022/12/21/krylati-rakety-storm-shadow-scalp-mozhut-suttyevo-pidsylyty-aviacziyu-syl-oborony-ukrayiny/" text:style-name="Internet_20_link" text:visited-style-name="Visited_20_Internet_20_Link">
Storm Shadow</text:a>
— франко-британська авіаційна крилата ракета класу «повітря-земля» дальньоїдії. Призначена для подолання щільних систем ППО та знищення важливихстаціонарних і нерухомих цілей, зокрема бункери та захищену інфраструктуру.Зброя здатна працювати вдень і вночі в будь-яких метеоумовах.</text:p>
      <text:p text:style-name="P4">
Source: <text:a xlink:type="simple" xlink:href="https://armyinform.com.ua/2023/07/11/francziya-nadaye-ukrayini-dalekobijni-rakety/" text:style-name="Internet_20_link" text:visited-style-name="Visited_20_Internet_20_Link">
https://armyinform.com.ua/2023/07/11/francziya-nadaye-ukrayini-dalekobijni-rakety/</text:a>
</text:p>
      <!--NEWS-->
      <text:h text:style-name="P10" text:outline-level="1">
<text:span text:style-name="T4">
Примусова видача російських паспортів на окупованих територіях не дає підстав для втрати громадянства України — МЗС</text:span>
</text:h>
      <text:p text:style-name="P4">
Author: ['АРМІЯINFORM']</text:p>
      <text:p text:style-name="P4">
Time: 2023-07-11T67:00:00-04:00</text:p>
      <text:p text:style-name="P4">
Description: Будь-які документи, видані на тимчасово окупованих територіях України, є нікчемними та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93c05256744d721e95634788b5d7f2c94a85db6.jpg" text:style-name="Internet_20_link" text:visited-style-name="Visited_20_Internet_20_Link">
e93c05256744d721e95634788b5d7f2c94a85db6.jpg</text:a>
']</text:p>
      <text:p text:style-name="P4">
Tags: ['STOPRUSSIA', 'АГРЕСІЯ РФ', 'ЗАЯВА МЗС УКРАЇНИ', 'ПАСПОРТИЗАЦІЯ УКРАЇНЦІВ', 'ТИМЧАСОВО ОКУПОВАНІ ТЕРИТОРІЇ']</text:p>
      <text:p text:style-name="P4">
Category: News</text:p>
      <!--METADATA-->
      <text:p text:style-name="P4">
<draw:frame draw:style-name="fr1" draw:name="Image294" text:anchor-type="as-char" svg:width="6.9236in" svg:height="4.301286in" draw:z-index="0">
<draw:image xlink:href="../Images/AРМІЯINFORM/2023-07-11T67-00-00-04-00/e93c05256744d721e95634788b5d7f2c94a85db6.jpg" xlink:type="simple" xlink:show="embed" xlink:actuate="onLoad" draw:mime-type="image/jpeg"/>
</draw:frame>
</text:p>
      <text:p text:style-name="P4">
Будь-які документи, видані на тимчасово окупованих територіях України, єнікчемними та не мають юридичної сили. Примусова паспортизація російськимидокументами жителів тимчасово окупованих територій України є протиправною тане є підставою для втрати громадянства України.</text:p>
      <text:p text:style-name="P4">
Про це заявило МЗС України, прокоментувавши нещодавно ухвалений нормативно-правовий акт росіян, котрий стосується українського громадянства на окупованихтериторіях. Цей коментар <text:a xlink:type="simple" xlink:href="https://www.kmu.gov.ua/news/komentar-mzs-ukrainy-shchodo-nabuttia-v-rf-chynnosti-normatyvno-pravovoho-akta-iakyi-porushuie-zakonni-prava-hromadian-ukrainy" text:style-name="Internet_20_link" text:visited-style-name="Visited_20_Internet_20_Link">
опублікований</text:a>
 на Урядовому порталі.</text:p>
      <text:p text:style-name="P4">
Зазначимо, що 6 липня 2023 року президент російської федерації підписав указ N495 № «Про деякі питання, пов'язані з особливостями правового становищагромадян російської федерації, які мають громадянство України», якийпередбачає перевірку незаконно паспортизованих російськими паспортнимидокументами громадян України на предмет здійснення ними дій, спрямованих нареалізацію їхніх прав і обов’язків саме як громадянами України.</text:p>
      <text:p text:style-name="P4">
Цей «нормативно-правовий акт» є черговим порушенням законних прав українців,які внаслідок збройної агресії рф були вимушені залишитися на тимчасовоокупованих територіях або були примусово переміщені на територію держави-агресора.</text:p>
      <text:p text:style-name="P4">
«По своїй суті він є черговим репресивним кроком російської влади з пошуку«неблагонадійних», за її логікою, українських громадян, які у порушеннязаконодавства України і норм міжнародного права були протиправнопаспортизовані ідентифікаційними документами країни-агресора. Такі дії владирф, з правової точки зору, є нікчемними і не несуть жодних правових наслідків.Натомість, вони нагадують спробу створити штучні правові засади длязалякування та інших засобів тиску на них», — йдеться в заяві МЗС України.</text:p>
      <text:p text:style-name="P4">
Українські громадяни, які мешкають на тимчасово окупованих територіях абонасильно переміщені на територію рф під надуманим приводом так званого«гуманітарного захисту», й надалі зберігатимуть громадянство України поприбудь-які «новації» російського законодавства у цій сфері.</text:p>
      <text:p text:style-name="P4">
Source: <text:a xlink:type="simple" xlink:href="https://armyinform.com.ua/2023/07/11/prymusova-vydacha-rosijskyh-pasportiv-na-okupovanyh-terytoriyah-ne-daye-pidstav-dlya-vtraty-gromadyanstva-ukrayiny-mzs/" text:style-name="Internet_20_link" text:visited-style-name="Visited_20_Internet_20_Link">
https://armyinform.com.ua/2023/07/11/prymusova-vydacha-rosijskyh-pasportiv-na-okupovanyh-terytoriyah-ne-daye-pidstav-dlya-vtraty-gromadyanstva-ukrayiny-mzs/</text:a>
</text:p>
      <!--NEWS-->
      <text:h text:style-name="P10" text:outline-level="1">
<text:span text:style-name="T4">
Джо Байден заявив, що підтримує рішення щодо спрощення шляху України до НАТО</text:span>
</text:h>
      <text:p text:style-name="P4">
Author: ['Ольга Мосьондз']</text:p>
      <text:p text:style-name="P4">
Time: 2023-07-11T68:00:00-04:00</text:p>
      <text:p text:style-name="P4">
Description: Про це президент США Джо Байден повідомив, відкриваючи разом із Генеральним 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2079310393428932_y-e1689082103896.jpg" text:style-name="Internet_20_link" text:visited-style-name="Visited_20_Internet_20_Link">
photo_5292079310393428932_y-e1689082103896.jpg</text:a>
']</text:p>
      <text:p text:style-name="P4">
Tags: ['ДЖО БАЙДЕН', 'УКРАЇНА – НАТО']</text:p>
      <text:p text:style-name="P4">
Category: News</text:p>
      <!--METADATA-->
      <text:p text:style-name="P4">
<draw:frame draw:style-name="fr1" draw:name="Image295" text:anchor-type="as-char" svg:width="6.9236in" svg:height="3.782819in" draw:z-index="0">
<draw:image xlink:href="../Images/AРМІЯINFORM/2023-07-11T68-00-00-04-00/photo_5292079310393428932_y-e1689082103896.jpg" xlink:type="simple" xlink:show="embed" xlink:actuate="onLoad" draw:mime-type="image/jpeg"/>
</draw:frame>
</text:p>
      <text:p text:style-name="P4">
Про це президент США Джо Байден повідомив, відкриваючи разом із Генеральнимсекретарем НАТО Єнсом Столтенбергом саміт лідерів НАТО сьогодні, 11 липня, уВільнюсі. Про це передає кореспондент АрміяInform із Вільнюса.</text:p>
      <text:p text:style-name="P4">
Президент Джо Байден подякував Генеральному секретарю НАТО Єнсу за те, що вінпродовжує виконувати свої зобов’язання, адже це важливо, зокрема для ухваленняважливих рішень щодо підтримки України.</text:p>
      <text:p text:style-name="P4">
— Я завжди говорив те, що вважаю дуже важливим у цей критичний момент дляУкраїни, для всієї місії НАТО, щоб Ви продовжували очолювати НАТО. Вамдовіряють, ніхто не знає ситуацію, з якою ми стикаємося, краще за вас. І цейісторичний момент, приєднання Фінляндії та Швеції до НАТО, є наслідком, і вашелідерство дійсно має значення, — відзначив Джо Байден.</text:p>
      <text:p text:style-name="P4">
Він також зазначив, що підтримує рішення, яке пан Столтенберг пропонує длянаближення України до НАТО щодо спрощення її шляху до Альянсу.</text:p>
      <text:p text:style-name="P4">
— Ми згодні з формулюванням, яке ви запропонували, щодо майбутнього членстваУкраїни в НАТО. І ми з нетерпінням чекаємо на продовження об’єднаного НАТО. Вичули, як я говорив багато разів, що я все ще вважаю, що президент путін думає,як би йому розколоти НАТО… Він не зможе цього досягти, особливо поки ви тут, —звернувся до пана Столтенберга президент Джо Байден.</text:p>
      <text:p text:style-name="P4">
Генеральний секретар НАТО Єнс Столтенберг подякував Президенту Байдену зарішуче лідерство, яке «робить цей Альянс єдиним і ще сильнішим».</text:p>
      <text:p text:style-name="P4">
Він нагадав, що цей саміт вже є історичним, тому що угода, яку уклали вчора,зробить Швецію повноправним членом НАТО. І зазначив, що «це зробить Альянс щебільш здатним захищати усіх членів НАТО».</text:p>
      <text:p text:style-name="P4">
Він зазначив, що лідери країн НАТО домовилися про спрощення для України шляхудо Альянсу, рішення буде озвучене уже на цьому саміті.</text:p>
      <text:p text:style-name="P4">
— На цьому саміті ми також надішлемо чіткий сигнал Україні, що ми будемопідтримувати її стільки, скільки буде потрібно, і що ми домовились про єдине іпозитивне послання щодо шляху вперед для України і членства для України. Щеодним важливим посланням цього саміту буде те, що нам потрібно більшеінвестувати в нашу оборону, і ми ухвалимо нове зобов’язання щодо інвестицій воборону, в якому чітко зазначимо, що 2% ВВП на оборону — це мінімум. Доброюновиною є те, що європейські члени Альянсу і Канада активізуються. Цього рокуми маємо нові цифри, які показують, що вони збільшили свій оборонний бюджет на8,3% в реальному вимірі. Це рекордно високий показник, і це свідчить про те,що члени Альянсу виконують свої зобов’язання. Тому ще раз, пане Президенте, мидуже раді, що ви виступили на саміті НАТО, — підкреслив Єнс Столтенберг.</text:p>
      <text:p text:style-name="P4">
Source: <text:a xlink:type="simple" xlink:href="https://armyinform.com.ua/2023/07/11/dzho-bajden-zayavyv-shho-pidtrymuye-rishennya-shhodo-sproshhennya-shlyahu-ukrayiny-do-nato/" text:style-name="Internet_20_link" text:visited-style-name="Visited_20_Internet_20_Link">
https://armyinform.com.ua/2023/07/11/dzho-bajden-zayavyv-shho-pidtrymuye-rishennya-shhodo-sproshhennya-shlyahu-ukrayiny-do-nato/</text:a>
</text:p>
      <!--NEWS-->
      <text:h text:style-name="P10" text:outline-level="1">
<text:span text:style-name="T4">
Україна вкотре виступила на щорічних навчаннях НАТО із взаємосумісності — CWIX</text:span>
</text:h>
      <text:p text:style-name="P4">
Author: ['АРМІЯINFORM']</text:p>
      <text:p text:style-name="P4">
Time: 2023-07-11T69:00:00-04:00</text:p>
      <text:p text:style-name="P4">
Description: У м. Бидгощ проходило щорічне навчання НАТО CWIX — Coalition Warrior Interoperabilit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35b14148aa3880c7a52c157a3f7dfb37a58eaa-e1689061885900.jpg" text:style-name="Internet_20_link" text:visited-style-name="Visited_20_Internet_20_Link">
1235b14148aa3880c7a52c157a3f7dfb37a58eaa-e1689061885900.jpg</text:a>
', '<text:a xlink:type="simple" xlink:href="https://armyinform.com.ua/wp-content/uploads/2023/07/c0585d0c7299d717895c3bf606b9a0f03e34f4b1.jpg" text:style-name="Internet_20_link" text:visited-style-name="Visited_20_Internet_20_Link">
c0585d0c7299d717895c3bf606b9a0f03e34f4b1.jpg</text:a>
', '<text:a xlink:type="simple" xlink:href="https://armyinform.com.ua/wp-content/uploads/2023/07/64920c1c7a49587d90e82445cd65625857993416-150x150.jpg" text:style-name="Internet_20_link" text:visited-style-name="Visited_20_Internet_20_Link">
64920c1c7a49587d90e82445cd65625857993416-150x150.jpg</text:a>
', '<text:a xlink:type="simple" xlink:href="https://armyinform.com.ua/wp-content/uploads/2023/07/81a90a991501b91f66d19db37136a8622d25c113-150x150.jpg" text:style-name="Internet_20_link" text:visited-style-name="Visited_20_Internet_20_Link">
81a90a991501b91f66d19db37136a8622d25c113-150x150.jpg</text:a>
']</text:p>
      <text:p text:style-name="P4">
Tags: ['CWIX', 'ВІЙСЬКОВІ НАВЧАННЯ', 'НАТО']</text:p>
      <text:p text:style-name="P4">
Category: News</text:p>
      <!--METADATA-->
      <text:p text:style-name="P4">
<draw:frame draw:style-name="fr1" draw:name="Image296" text:anchor-type="as-char" svg:width="6.9236in" svg:height="4.915756in" draw:z-index="0">
<draw:image xlink:href="../Images/AРМІЯINFORM/2023-07-11T69-00-00-04-00/1235b14148aa3880c7a52c157a3f7dfb37a58eaa-e1689061885900.jpg" xlink:type="simple" xlink:show="embed" xlink:actuate="onLoad" draw:mime-type="image/jpeg"/>
</draw:frame>
</text:p>
      <text:p text:style-name="P4">
У м. Бидгощ проходило щорічне навчання НАТО CWIX — Coalition WarriorInteroperability Exercise. Україна бере участь у CWIX як повноправний учасникта тестує свої спроможності на взаємосумісність з державами-членами НАТО з2018 року.</text:p>
      <text:p text:style-name="P4">
Про це <text:a xlink:type="simple" xlink:href="https://www.mil.gov.ua/news/2023/07/11/ukraina-vkotre-vistupila-na-shhorichnih-navchannyah-nato-iz-vzaemosumisnosti-%E2%80%93-cwix/" text:style-name="Internet_20_link" text:visited-style-name="Visited_20_Internet_20_Link">
інформує</text:a>
Міністерство оборони України.</text:p>
      <text:p text:style-name="P4">
Заступник Міністра оборони України з питань цифрового розвитку, цифровихтрасформацій і цифровізації Віталій Дейнега взяв участь VIP-дні цьогонавчання, а також виступив під час семінару Senior Coalition CommunicationConsortium (SCCC), який проводить Європейське командування США на полях CWIX.SCCC об’єднує вище військове та політичне керівництво з питань зв’язку тасистем управління з держав-членів та партнерів НАТО для обговорення важливихпитань для проведення операцій та майбутніх викликів, які можуть постати передАльянсом.</text:p>
      <text:p text:style-name="P4">
<draw:frame draw:style-name="fr1" draw:name="Image297" text:anchor-type="as-char" svg:width="6.9236in" svg:height="4.471492in" draw:z-index="0">
<draw:image xlink:href="../Images/AРМІЯINFORM/2023-07-11T69-00-00-04-00/c0585d0c7299d717895c3bf606b9a0f03e34f4b1.jpg" xlink:type="simple" xlink:show="embed" xlink:actuate="onLoad" draw:mime-type="image/jpeg"/>
</draw:frame>
</text:p>
      <text:p text:style-name="P4">
У своєму виступі Віталій Дейнега підкреслив, як розробка рішень ситуаційноїобізнаності, використання БПЛА та нових технологій змінюють підходи дозастосування Збройних Сил. Заступник Міністра наголосив на важливостірозуміння та зосередження на потребах військовослужбовців у районі веденнябойових дій, а також відзначив, як підтримка з боку країн НАТО посилюєоборонні спроможності України.</text:p>
      <text:p text:style-name="P4">
— Україна має значний досвід та потенціал у сфері інновацій та застосуванняцифрових технологій на полі бою. Наші команди на CWIX цього року вкотрепродемонстрували, як ми можемо швидко створювати нові спроможності таадаптуватися до потреб на полі бою, — прокоментував Віталій Дейнега.</text:p>
      <text:p text:style-name="P4">
У цьому році Україну під час навчання представляли Центр інновацій Міноборонита представники Збройних Сил України.</text:p>
      <text:p text:style-name="P4">
<text:a xlink:type="simple" xlink:href="https://armyinform.com.ua/wp-content/uploads/2023/07/64920c1c7a49587d90e82445cd65625857993416.jpg" text:style-name="Internet_20_link" text:visited-style-name="Visited_20_Internet_20_Link">
<draw:frame draw:style-name="fr1" draw:name="Image298" text:anchor-type="as-char" svg:width="6.9236in" svg:height="6.9236in" draw:z-index="0">
<draw:image xlink:href="../Images/AРМІЯINFORM/2023-07-11T69-00-00-04-00/64920c1c7a49587d90e82445cd65625857993416-150x150.jpg" xlink:type="simple" xlink:show="embed" xlink:actuate="onLoad" draw:mime-type="image/jpeg"/>
</draw:frame>
</text:a>
</text:p>
      <text:p text:style-name="P4">
<text:a xlink:type="simple" xlink:href="https://armyinform.com.ua/wp-content/uploads/2023/07/81a90a991501b91f66d19db37136a8622d25c113.jpg" text:style-name="Internet_20_link" text:visited-style-name="Visited_20_Internet_20_Link">
<draw:frame draw:style-name="fr1" draw:name="Image299" text:anchor-type="as-char" svg:width="6.9236in" svg:height="6.9236in" draw:z-index="0">
<draw:image xlink:href="../Images/AРМІЯINFORM/2023-07-11T69-00-00-04-00/81a90a991501b91f66d19db37136a8622d25c113-150x150.jpg" xlink:type="simple" xlink:show="embed" xlink:actuate="onLoad" draw:mime-type="image/jpeg"/>
</draw:frame>
</text:a>
</text:p>
      <text:p text:style-name="P4">
Команда Центру інновацій змогла перевірити на взаємосумісність 4 протоколиобміну та частково виконати цілі 12 фокус-груп з 19 наявних на навчанні. Такожпід час навчань команда Центру інновацій успішно відпрацювала спільні тести надосягнення взаємосумісності із 10 системами з 8 країн та 3 системами,розробленими безпосередньо НАТО, зокрема в різних комбінаціях передачі міжними даних.</text:p>
      <text:p text:style-name="P4">
<text:span text:style-name="T4">
CWIX</text:span>
 — це щорічне навчання НАТО із взаємосумісності комунікаційних таінформаційних систем, що проводить Командування НАТО з трансформації на базіЦентру підготовки об’єднаних сил у Бидгощі, Польща. CWIX дозволяє інженерамсистем та мереж працювати разом з операторами для вирішення технічних аспектіввзаємосумісності та вивчення інноваційних рішень, що можуть посилитиефективність застосування сил під час спільних операцій. Загалом цього року унавчання взяли участь 2200 учасників із 43 країн, було протестовано 406унікальних спроможностей та проведено 22 тисячі тестів.</text:p>
      <text:p text:style-name="P4">
Source: <text:a xlink:type="simple" xlink:href="https://armyinform.com.ua/2023/07/11/ukrayina-vkotre-vystupyla-na-shhorichnyh-navchannyah-nato-iz-vzayemosumisnosti-cwix/" text:style-name="Internet_20_link" text:visited-style-name="Visited_20_Internet_20_Link">
https://armyinform.com.ua/2023/07/11/ukrayina-vkotre-vystupyla-na-shhorichnyh-navchannyah-nato-iz-vzayemosumisnosti-cwix/</text:a>
</text:p>
      <!--NEWS-->
      <text:h text:style-name="P10" text:outline-level="1">
<text:span text:style-name="T4">
Уряд змінив порядок призначення виплат переселенцям</text:span>
</text:h>
      <text:p text:style-name="P4">
Authors: Ukrinform (Person)</text:p>
      <text:p text:style-name="P4">
Publisher: Укринформ (Organization)</text:p>
      <text:p text:style-name="P4">
Published Time: 2023-07-11T6:06:00+03:00</text:p>
      <text:p text:style-name="P4">
Modified Time: 2023-07-11T22:06:00+03:00</text:p>
      <text:p text:style-name="P4">
Description: Кабінет Міністрів ухвалив постанову, якою уточнив параметри надання допомоги внутрішньо переміщеним особам.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Переселенці', 'Уряд', 'Гроші']</text:p>
      <text:p text:style-name="P4">
Type: Article</text:p>
      <!--METADATA-->
      <text:p text:style-name="P4">
<draw:frame draw:style-name="fr1" draw:name="Image300" text:anchor-type="as-char" svg:width="6.9236in" svg:height="3.949857in" draw:z-index="0">
<draw:image xlink:href="../Images/yкринформ/2023-07-11T6-06-00-03-00/630_360_1601066264-898.jpg" xlink:type="simple" xlink:show="embed" xlink:actuate="onLoad" draw:mime-type="image/jpeg"/>
</draw:frame>
 КабінетМіністрів ухвалив постанову, якою уточнив параметри надання допомогивнутрішньо переміщеним особам.</text:p>
      <text:p text:style-name="P4">
Про це <text:a xlink:type="simple" xlink:href="https://www.msp.gov.ua/news/22951.html" text:style-name="Internet_20_link" text:visited-style-name="Visited_20_Internet_20_Link">
 повідомляє </text:a>
 пресслужбаМіністерства соціальної політики України, передає Укрінформ.</text:p>
      <text:p text:style-name="P4">
«11 липня Уряд прийняв постанову «Деякі питання підтримки внутрішньопереміщених осіб», яка вносить зміни до порядку призначення виплат напроживання для ВПО», - йдеться в повідомленні.</text:p>
      <text:p text:style-name="P4">
Зокрема, для всіх внутрішньо переміщених осіб, які проживають в Україні іотримують допомогу, з 1 серпня 2023 року буде автоматично продовжено виплатуще на 6 місяців, до кінця січня 2024 року, у визначеному розмірі для осіб зінвалідністю та дітей – 3 тис. грн та для інших осіб – 2 тис. грн.</text:p>
      <text:p text:style-name="P4">
<text:span text:style-name="T4">
Читайте також:</text:span>
 <text:span text:style-name="T4">
<text:a xlink:type="simple" xlink:href="https://www.ukrinform.ua/rubric-economy/3732649-sprianna-relokacii-biznesu-vpo-nadast-dodatkovi-perspektivi-gromadam-ekspert-ulead.html" text:style-name="Internet_20_link" text:visited-style-name="Visited_20_Internet_20_Link">
 Сприяння релокації бізнесу ВПО надасть додатковіперспективи громадам – експерт U-LEAD </text:a>
 </text:span>
</text:p>
      <text:p text:style-name="P4">
Відповідно, виплати не продовжуватимуться особам, які перебувають за кордономпонад 30 календарних днів поспіль без обґрунтованих причин, що підтверджуютьсядокументально (обґрунтованими вважаються причини, коли людина була услужбовому відрядженні чи на стажуванні, перебувала на лікуванні абореабілітації, доглядала за хворою дитиною, оздоровлювала дитину та ін.). Такожне продовжуватимуться виплати тим, хто повернувся до покинутого місцяпроживання.</text:p>
      <text:p text:style-name="P4">
Крім того, виплати не продовжуватимуться особам, які відбувають покарання вмісцях позбавлення волі або були засуджені за колабораціонізм.</text:p>
      <text:p text:style-name="P4">
<text:span text:style-name="T4">
Читайте також:</text:span>
 <text:span text:style-name="T4">
<text:a xlink:type="simple" xlink:href="https://www.ukrinform.ua/rubric-society/3731324-kiivska-skola-ekonomiki-ogolosila-700-grantiv-na-navcanna-dla-ditej-vijskovih-ta-vpo.html" text:style-name="Internet_20_link" text:visited-style-name="Visited_20_Internet_20_Link">
 Київська школа економіки оголосила 700 грантів нанавчання для дітей військових та ВПО </text:a>
 </text:span>
</text:p>
      <text:p text:style-name="P4">
Також уточнено, що виплати із 1 вересня 2023 року будуть припинені тимгромадянам, чий майновий стан дозволяє здійснювати суттєві витрати бездопомоги держави. А саме, тим ВПО, які від моменту ухвалення даної постановипридбали новий транспортний засіб, придбали земельну ділянку, квартиру,будинок на суму понад 100 тис. грн.</text:p>
      <text:p text:style-name="P4">
Не отримуватимуть допомогу також українці, які мають на депозитномубанківському рахунку кошти у загальній сумі понад 100 тис. грн, або придбалиіноземну валюту, а також банківських металів на загальну суму понад 100 тис.грн.</text:p>
      <text:p text:style-name="P4">
Українцям, які мають у власності житло, що розташоване на інших територіях ніжтих, де ведуться активні (можливі) бойові дії або які є окупованими, площеюпонад 13,65 м2 на одного члена сім’ї, виплати також припиняються.</text:p>
      <text:p text:style-name="P4">
<text:span text:style-name="T4">
Читайте також:</text:span>
 <text:span text:style-name="T4">
<text:a xlink:type="simple" xlink:href="https://www.ukrinform.ua/rubric-society/3729574-z-pocatku-povnomasstabnoi-vijni-do-sluzbi-zajnatosti-prijsli-sukati-robotu-74-tisaci-vpo.html" text:style-name="Internet_20_link" text:visited-style-name="Visited_20_Internet_20_Link">
 З початку повномасштабної війни до служби зайнятостіприйшли шукати роботу 74 тисячі ВПО </text:a>
 </text:span>
</text:p>
      <text:p text:style-name="P4">
Також ухваленими змінами надано можливість отримувати допомогу внутрішньопереміщеним особам, у яких народились діти після переміщення.</text:p>
      <text:p text:style-name="P4">
Наголошується, що виплати допомоги будуть здійснюватися 15 та 28 числа кожногомісяця.</text:p>
      <text:p text:style-name="P4">
В Мінсоцполітики звертають увагу, що нові критерії для отримання допомоги невпливають на отриману допомогу до 01.08.2023 року.</text:p>
      <text:p text:style-name="P4">
Як повідомлялося, на виплату допомоги на проживання внутрішньо переміщенимособам за липень спрямовано 4 млрд гривень.</text:p>
      <text:p text:style-name="P4">
Source: <text:a xlink:type="simple" xlink:href="https://www.ukrinform.ua/rubric-economy/3734547-urad-zminiv-poradok-priznacenna-viplat-vpo.html" text:style-name="Internet_20_link" text:visited-style-name="Visited_20_Internet_20_Link">
https://www.ukrinform.ua/rubric-economy/3734547-urad-zminiv-poradok-priznacenna-viplat-vpo.html</text:a>
</text:p>
      <!--NEWS-->
      <text:h text:style-name="P10" text:outline-level="1">
<text:span text:style-name="T4">
Уперше в Україні жінка-військова пройшла спецкурс виживання Сил спеціальних операцій</text:span>
</text:h>
      <text:p text:style-name="P4">
Author: ['АРМІЯINFORM']</text:p>
      <text:p text:style-name="P4">
Time: 2023-07-11T70:00:00-04:00</text:p>
      <text:p text:style-name="P4">
Description: Перша жінка-військова пройшла Q-курс ССО України, повідомляє командування Сил спеціа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240488_672687131342225_7163788504302702158_n.jpg" text:style-name="Internet_20_link" text:visited-style-name="Visited_20_Internet_20_Link">
359240488_672687131342225_7163788504302702158_n.jpg</text:a>
', '<text:a xlink:type="simple" xlink:href="https://armyinform.com.ua/wp-content/uploads/2023/07/359707511_672687144675557_4880508201036061589_n-150x150.jpg" text:style-name="Internet_20_link" text:visited-style-name="Visited_20_Internet_20_Link">
359707511_672687144675557_4880508201036061589_n-150x150.jpg</text:a>
', '<text:a xlink:type="simple" xlink:href="https://armyinform.com.ua/wp-content/uploads/2023/07/347551811_672687141342224_1261562597132321851_n-150x150.jpg" text:style-name="Internet_20_link" text:visited-style-name="Visited_20_Internet_20_Link">
347551811_672687141342224_1261562597132321851_n-150x150.jpg</text:a>
', '<text:a xlink:type="simple" xlink:href="https://armyinform.com.ua/wp-content/uploads/2023/07/347446877_672687114675560_8018598212489204798_n-150x150.jpg" text:style-name="Internet_20_link" text:visited-style-name="Visited_20_Internet_20_Link">
347446877_672687114675560_8018598212489204798_n-150x150.jpg</text:a>
']</text:p>
      <text:p text:style-name="P4">
Tags: ['STOPRUSSIA', 'АГРЕСІЯ РФ', 'ВТОРГНЕННЯ РФ', 'ССО']</text:p>
      <text:p text:style-name="P4">
Category: News</text:p>
      <!--METADATA-->
      <text:p text:style-name="P4">
<draw:frame draw:style-name="fr1" draw:name="Image301" text:anchor-type="as-char" svg:width="6.9236in" svg:height="4.621503in" draw:z-index="0">
<draw:image xlink:href="../Images/AРМІЯINFORM/2023-07-11T70-00-00-04-00/359240488_672687131342225_7163788504302702158_n.jpg" xlink:type="simple" xlink:show="embed" xlink:actuate="onLoad" draw:mime-type="image/jpeg"/>
</draw:frame>
</text:p>
      <text:p text:style-name="P4">
Перша жінка-військова пройшла Q-курс ССО України,<text:a xlink:type="simple" xlink:href="https://www.facebook.com/usofcom/posts/pfbid0oNGGaTVEnhrBTrmM2PSpfEyouEq74Xa5UaEpEnoKzd7Ah5x9vxecf3xznC8hoMZBl" text:style-name="Internet_20_link" text:visited-style-name="Visited_20_Internet_20_Link">
повідомляє</text:a>
командування Сил спеціальних операцій ЗС України.</text:p>
      <text:p text:style-name="P4">
«Сьогодні під час випуску Кваліфікаційного курсу Сил спеціальних операцій"номер 68" отримала нашивку спеціальні операції. Номер 68 — це перша жінка-військовослужбовець, яка подолала дистанцію в декілька місяців проходженняQ-курсу ССО», — йдеться в повідомленні.</text:p>
      <text:p text:style-name="P4">
Далі на військову чекає «розподіл в одну з військових частин та тяжка роботазадля наближення Перемоги України».</text:p>
      <text:p text:style-name="P4">
<text:a xlink:type="simple" xlink:href="https://armyinform.com.ua/wp-content/uploads/2023/07/359707511_672687144675557_4880508201036061589_n.jpg" text:style-name="Internet_20_link" text:visited-style-name="Visited_20_Internet_20_Link">
<draw:frame draw:style-name="fr1" draw:name="Image302" text:anchor-type="as-char" svg:width="6.9236in" svg:height="6.9236in" draw:z-index="0">
<draw:image xlink:href="../Images/AРМІЯINFORM/2023-07-11T70-00-00-04-00/359707511_672687144675557_4880508201036061589_n-150x150.jpg" xlink:type="simple" xlink:show="embed" xlink:actuate="onLoad" draw:mime-type="image/jpeg"/>
</draw:frame>
</text:a>
</text:p>
      <text:p text:style-name="P4">
<text:a xlink:type="simple" xlink:href="https://armyinform.com.ua/wp-content/uploads/2023/07/347551811_672687141342224_1261562597132321851_n.jpg" text:style-name="Internet_20_link" text:visited-style-name="Visited_20_Internet_20_Link">
<draw:frame draw:style-name="fr1" draw:name="Image303" text:anchor-type="as-char" svg:width="6.9236in" svg:height="6.9236in" draw:z-index="0">
<draw:image xlink:href="../Images/AРМІЯINFORM/2023-07-11T70-00-00-04-00/347551811_672687141342224_1261562597132321851_n-150x150.jpg" xlink:type="simple" xlink:show="embed" xlink:actuate="onLoad" draw:mime-type="image/jpeg"/>
</draw:frame>
</text:a>
</text:p>
      <text:p text:style-name="P4">
<text:a xlink:type="simple" xlink:href="https://armyinform.com.ua/wp-content/uploads/2023/07/347446877_672687114675560_8018598212489204798_n.jpg" text:style-name="Internet_20_link" text:visited-style-name="Visited_20_Internet_20_Link">
<draw:frame draw:style-name="fr1" draw:name="Image304" text:anchor-type="as-char" svg:width="6.9236in" svg:height="6.9236in" draw:z-index="0">
<draw:image xlink:href="../Images/AРМІЯINFORM/2023-07-11T70-00-00-04-00/347446877_672687114675560_8018598212489204798_n-150x150.jpg" xlink:type="simple" xlink:show="embed" xlink:actuate="onLoad" draw:mime-type="image/jpeg"/>
</draw:frame>
</text:a>
</text:p>
      <text:p text:style-name="P4">
Source: <text:a xlink:type="simple" xlink:href="https://armyinform.com.ua/2023/07/11/upershe-v-ukrayini-zhinka-vijskova-projshla-speczkurs-vyzhyvannya-syl-speczialnyh-operaczij/" text:style-name="Internet_20_link" text:visited-style-name="Visited_20_Internet_20_Link">
https://armyinform.com.ua/2023/07/11/upershe-v-ukrayini-zhinka-vijskova-projshla-speczkurs-vyzhyvannya-syl-speczialnyh-operaczij/</text:a>
</text:p>
      <!--NEWS-->
      <text:h text:style-name="P10" text:outline-level="1">
<text:span text:style-name="T4">
У ВМС назвали число кораблів, які країна-агресор тримає в трьох морях</text:span>
</text:h>
      <text:p text:style-name="P4">
Author: ['АРМІЯINFORM']</text:p>
      <text:p text:style-name="P4">
Time: 2023-07-11T71:00:00-04:00</text:p>
      <text:p text:style-name="P4">
Description: Станом на ранок 11 липня у Чорному, Азовському та Середземному морях немає жодного нос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630_360_1447753045-4415-korabli-rf.jpg" text:style-name="Internet_20_link" text:visited-style-name="Visited_20_Internet_20_Link">
630_360_1447753045-4415-korabli-rf.jpg</text:a>
']</text:p>
      <text:p text:style-name="P4">
Tags: ['STOPRUSSIA', 'АГРЕСІЯ РФ', 'ВМС ЗС УКРАЇНИ', 'ВТОРГНЕННЯ РФ']</text:p>
      <text:p text:style-name="P4">
Category: News</text:p>
      <!--METADATA-->
      <text:p text:style-name="P4">
<draw:frame draw:style-name="fr1" draw:name="Image305" text:anchor-type="as-char" svg:width="6.9236in" svg:height="3.956343in" draw:z-index="0">
<draw:image xlink:href="../Images/AРМІЯINFORM/2023-07-11T71-00-00-04-00/630_360_1447753045-4415-korabli-rf.jpg" xlink:type="simple" xlink:show="embed" xlink:actuate="onLoad" draw:mime-type="image/jpeg"/>
</draw:frame>
</text:p>
      <text:p text:style-name="P4">
Станом на ранок 11 липня у Чорному, Азовському та Середземному морях немаєжодного носія «калібрів».</text:p>
      <text:p text:style-name="P4">
Про це<text:a xlink:type="simple" xlink:href="https://www.facebook.com/navy.mil.gov.ua/posts/pfbid02TgMxW95aKm1iWufhuPqpBeviUQNXiWP3wrqrE7XVACMdRMPgKWcFKEQ2stjzFedal" text:style-name="Internet_20_link" text:visited-style-name="Visited_20_Internet_20_Link">
інформує</text:a>
ВМС ЗС України.</text:p>
      <text:p text:style-name="P4">
У Чорному морі на бойовому чергуванні перебувають 2 ворожих кораблів, вАзовському морі — 1 ворожий корабель; у Середземному — до 8 ворожих кораблів.</text:p>
      <text:p text:style-name="P4">
За добу в інтересах рф прохід Керч-Єнікальською протокою здійснили:</text:p>
      <ul>
        <li>
до Азовського моря — 11 суден, з них 2 рухалось у напрямку протоки Босфор;  * до Чорного моря — 8 суден, із них 2 рухалися в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7/11/u-vms-nazvaly-chyslo-korabliv-yaki-krayina-agresor-trymaye-v-troh-moryah/" text:style-name="Internet_20_link" text:visited-style-name="Visited_20_Internet_20_Link">
https://armyinform.com.ua/2023/07/11/u-vms-nazvaly-chyslo-korabliv-yaki-krayina-agresor-trymaye-v-troh-moryah/</text:a>
</text:p>
      <!--NEWS-->
      <text:h text:style-name="P10" text:outline-level="1">
<text:span text:style-name="T4">
Як гартувати моральний дух і долати бойовий стрес: думка експертів</text:span>
</text:h>
      <text:p text:style-name="P4">
Author: ['Микола Серенович']</text:p>
      <text:p text:style-name="P4">
Time: 2023-07-11T72:00:00-04:00</text:p>
      <text:p text:style-name="P4">
Description: Сьогодні у Military Media Center провели круглий стіл на тему «Психологічна підтрим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h9a0345.jpg" text:style-name="Internet_20_link" text:visited-style-name="Visited_20_Internet_20_Link">
1h9a0345.jpg</text:a>
', '<text:a xlink:type="simple" xlink:href="https://armyinform.com.ua/wp-content/uploads/2023/07/1h9a0360.jpg" text:style-name="Internet_20_link" text:visited-style-name="Visited_20_Internet_20_Link">
1h9a0360.jpg</text:a>
', '<text:a xlink:type="simple" xlink:href="https://armyinform.com.ua/wp-content/uploads/2023/07/1h9a0364-150x150.jpg" text:style-name="Internet_20_link" text:visited-style-name="Visited_20_Internet_20_Link">
1h9a0364-150x150.jpg</text:a>
', '<text:a xlink:type="simple" xlink:href="https://armyinform.com.ua/wp-content/uploads/2023/07/1h9a0365-150x150.jpg" text:style-name="Internet_20_link" text:visited-style-name="Visited_20_Internet_20_Link">
1h9a0365-150x150.jpg</text:a>
', '<text:a xlink:type="simple" xlink:href="https://armyinform.com.ua/wp-content/uploads/2023/07/1h9a0387-150x150.jpg" text:style-name="Internet_20_link" text:visited-style-name="Visited_20_Internet_20_Link">
1h9a0387-150x150.jpg</text:a>
', '<text:a xlink:type="simple" xlink:href="https://armyinform.com.ua/wp-content/uploads/2023/07/1h9a0401.jpg" text:style-name="Internet_20_link" text:visited-style-name="Visited_20_Internet_20_Link">
1h9a0401.jpg</text:a>
']</text:p>
      <text:p text:style-name="P4">
Tags: ['MILITARY MEDIA CENTER']</text:p>
      <text:p text:style-name="P4">
Category: News</text:p>
      <!--METADATA-->
      <text:p text:style-name="P4">
<draw:frame draw:style-name="fr1" draw:name="Image306" text:anchor-type="as-char" svg:width="6.9236in" svg:height="4.615733in" draw:z-index="0">
<draw:image xlink:href="../Images/AРМІЯINFORM/2023-07-11T72-00-00-04-00/1h9a0345.jpg" xlink:type="simple" xlink:show="embed" xlink:actuate="onLoad" draw:mime-type="image/jpeg"/>
</draw:frame>
</text:p>
      <text:p text:style-name="P4">
Сьогодні у Military Media Center провели круглий стіл на тему «Психологічнапідтримка воїнів у районах бойових дій: як гартувати моральний дух і долатибойовий стрес». На заході були присутні Олексій Лесюк, начальник відділупсихологічного супроводу — заступник начальника управління психологічногозабезпечення ГУ МПЗ ЗСУ, Наталія Мельник, начальниця відділу оперативноїпсихологічної роботи у військах (силах) Центру МПЗ ЗСУ, ВладиславСиняговський, начальник відділення оперативної психологічної роботи 77-гоЦентру МПЗ ОК «Північ», Андрій Карачевський, начальник відділення оперативноїпсихологічної роботи 72-го Центру МПЗ ТРО та Сергій Дорошенко, заступниккомандира 68-ї окремої єгерської бригади з морально-психологічногозабезпечення.</text:p>
      <text:h text:style-name="P12" text:outline-level="3">
<text:span text:style-name="T4">
<text:span text:style-name="T4">
«Добре, коли є техніка, зброя, але ми повинні розуміти, що всі завданнявиконують люди»</text:span>
</text:span>
</text:h>
      <text:p text:style-name="P4">
Під час дискусії учасники піднімали різні теми, зокрема, говорили про те, якорганізована діяльність військових психологів, групи контролю бойового стресу,супроводу відновлення, яку психологічну підготовку до участі в бойових діяхпроходять військовослужбовці у навчальних центрах та на полігонах. Крім того,обговорювалась робота з бойовим стресом на передовій, а також відновленняпісля психологічного навантаження боєм.</text:p>
      <text:p text:style-name="P4">
<draw:frame draw:style-name="fr1" draw:name="Image307" text:anchor-type="as-char" svg:width="6.9236in" svg:height="4.615733in" draw:z-index="0">
<draw:image xlink:href="../Images/AРМІЯINFORM/2023-07-11T72-00-00-04-00/1h9a0360.jpg" xlink:type="simple" xlink:show="embed" xlink:actuate="onLoad" draw:mime-type="image/jpeg"/>
</draw:frame>
</text:p>
      <text:p text:style-name="P4">
— Дуже дякую організаторам за можливість виступити на круглому столі.Психологічна підтримка військовослужбовців — це досить серйозна та клопіткаробота. Добре, коли є техніка, зброя, але ми повинні розуміти, що всі завданнявиконують люди і саме від них залежить успіх виконання цих завдань. Якщолюдина потребує психологічної підготовки, то вона має отримувати її відкваліфікованих та підготовлених спеціалістів — військових психологів, завданняяких не тільки підтримати, а й донести командиру про психологічний станпідрозділу та як можна вирішити ті чи інші проблеми, — зауважив Олексій Лесюк.</text:p>
      <text:p text:style-name="P4">
<text:a xlink:type="simple" xlink:href="https://armyinform.com.ua/wp-content/uploads/2023/07/1h9a0364.jpg" text:style-name="Internet_20_link" text:visited-style-name="Visited_20_Internet_20_Link">
<draw:frame draw:style-name="fr1" draw:name="Image308" text:anchor-type="as-char" svg:width="6.9236in" svg:height="6.9236in" draw:z-index="0">
<draw:image xlink:href="../Images/AРМІЯINFORM/2023-07-11T72-00-00-04-00/1h9a0364-150x150.jpg" xlink:type="simple" xlink:show="embed" xlink:actuate="onLoad" draw:mime-type="image/jpeg"/>
</draw:frame>
</text:a>
</text:p>
      <text:p text:style-name="P4">
<text:a xlink:type="simple" xlink:href="https://armyinform.com.ua/wp-content/uploads/2023/07/1h9a0365.jpg" text:style-name="Internet_20_link" text:visited-style-name="Visited_20_Internet_20_Link">
<draw:frame draw:style-name="fr1" draw:name="Image309" text:anchor-type="as-char" svg:width="6.9236in" svg:height="6.9236in" draw:z-index="0">
<draw:image xlink:href="../Images/AРМІЯINFORM/2023-07-11T72-00-00-04-00/1h9a0365-150x150.jpg" xlink:type="simple" xlink:show="embed" xlink:actuate="onLoad" draw:mime-type="image/jpeg"/>
</draw:frame>
</text:a>
</text:p>
      <text:p text:style-name="P4">
<text:a xlink:type="simple" xlink:href="https://armyinform.com.ua/wp-content/uploads/2023/07/1h9a0387.jpg" text:style-name="Internet_20_link" text:visited-style-name="Visited_20_Internet_20_Link">
<draw:frame draw:style-name="fr1" draw:name="Image310" text:anchor-type="as-char" svg:width="6.9236in" svg:height="6.9236in" draw:z-index="0">
<draw:image xlink:href="../Images/AРМІЯINFORM/2023-07-11T72-00-00-04-00/1h9a0387-150x150.jpg" xlink:type="simple" xlink:show="embed" xlink:actuate="onLoad" draw:mime-type="image/jpeg"/>
</draw:frame>
</text:a>
</text:p>
      <text:p text:style-name="P4">
_</text:p>
      <text:p text:style-name="P4">
«Завдання військових психологів донести командиру інформацію про те, як можнавирішити ті чи інші психологічні проблеми у підрозділі»</text:p>
      <text:p text:style-name="P4">
_</text:p>
      <text:h text:style-name="P12" text:outline-level="3">
<text:span text:style-name="T4">
<text:span text:style-name="T4">
«Головна мета таких заходів — це обмін досвідом»</text:span>
</text:span>
</text:h>
      <text:p text:style-name="P4">
Як зазначили самі спікери, головна мета таких заходів — це обмін досвідом,звернення уваги спільноти на тему важливості психологічної підготовки людинина полі бою.</text:p>
      <text:p text:style-name="P4">
— Військовослужбовці на їхньому рівні психологічної підготовленості повиннірозуміти чотири основні доктрини: ідею перебування в армії, розуміння сенсів,важливість лідерства у підрозділі, дієвість та практичність того, що вонироблять особисто та відповідно, що робить підрозділ. Цими рівнями підготовкиповинна займатись група бойового стресу, яка має також реагувати на кризовуситуацію та стан солдата. Але зрозуміло, що біля кожного солдата ми не можемопоставити психолога, тому вони повинні контролювати психологічний тиск так,щоб людина не зламалась, а загартувала та була готова до психоемоційнихстресових ситуацій, — зазначив Владислав Синяговський.</text:p>
      <text:p text:style-name="P4">
<draw:frame draw:style-name="fr1" draw:name="Image311" text:anchor-type="as-char" svg:width="6.9236in" svg:height="4.615733in" draw:z-index="0">
<draw:image xlink:href="../Images/AРМІЯINFORM/2023-07-11T72-00-00-04-00/1h9a0401.jpg" xlink:type="simple" xlink:show="embed" xlink:actuate="onLoad" draw:mime-type="image/jpeg"/>
</draw:frame>
</text:p>
      <text:p text:style-name="P4">
_</text:p>
      <text:p text:style-name="P4">
«Військовослужбовці на їхньому рівні психологічної підготовленості повиннірозуміти чотири основні доктрини: ідею перебування в армії, розуміння сенсів,важливість лідерства у підрозділі, дієвість та практичність того, що вонироблять особисто та відповідно, що робить підрозділ»</text:p>
      <text:p text:style-name="P4">
_</text:p>
      <text:p text:style-name="P4">
Також важливим аспектом, на його думку, є закріплення набутих навичок натренуваннях в умовах, максимально наближених до бойових.</text:p>
      <text:p text:style-name="P4">
Source: <text:a xlink:type="simple" xlink:href="https://armyinform.com.ua/2023/07/11/yak-gartuvaty-moralnyj-duh-i-dolaty-bojovyj-stres-dumka-ekspertiv/" text:style-name="Internet_20_link" text:visited-style-name="Visited_20_Internet_20_Link">
https://armyinform.com.ua/2023/07/11/yak-gartuvaty-moralnyj-duh-i-dolaty-bojovyj-stres-dumka-ekspertiv/</text:a>
</text:p>
      <!--NEWS-->
      <text:h text:style-name="P10" text:outline-level="1">
<text:span text:style-name="T4">
Норвегія збільшила розмір військової підтримки України</text:span>
</text:h>
      <text:p text:style-name="P4">
Author: ['АРМІЯINFORM']</text:p>
      <text:p text:style-name="P4">
Time: 2023-07-11T73:00:00-04:00</text:p>
      <text:p text:style-name="P4">
Description: Норвегія збільшила в поточному році військову підтримку України на 2,5 мільяр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orge-ukraina.jpg" text:style-name="Internet_20_link" text:visited-style-name="Visited_20_Internet_20_Link">
norge-ukraina.jpg</text:a>
']</text:p>
      <text:p text:style-name="P4">
Tags: ['STOPRUSSIA', 'ДОПОМОГА ПАРТНЕРІВ', 'НОРВЕГІЯ – УКРАЇНА', 'СВІТ ПІДТРИМУЄ УКРАЇНУ']</text:p>
      <text:p text:style-name="P4">
Category: News</text:p>
      <!--METADATA-->
      <text:p text:style-name="P4">
<draw:frame draw:style-name="fr1" draw:name="Image312" text:anchor-type="as-char" svg:width="6.9236in" svg:height="3.894525in" draw:z-index="0">
<draw:image xlink:href="../Images/AРМІЯINFORM/2023-07-11T73-00-00-04-00/norge-ukraina.jpg" xlink:type="simple" xlink:show="embed" xlink:actuate="onLoad" draw:mime-type="image/jpeg"/>
</draw:frame>
</text:p>
      <text:p text:style-name="P4">
Норвегія збільшила в поточному році військову підтримку України на 2,5мільярда норвезьких крон ( <text:span text:style-name="T5">
понад 8,78 млрд грн</text:span>
 <text:span text:style-name="T5">
— ред.</text:span>
 ) до 10 мільярдівнорвезьких крон ( <text:span text:style-name="T5">
понад 35,13 млрд грн</text:span>
 <text:span text:style-name="T5">
— ред.</text:span>
 ).</text:p>
      <text:p text:style-name="P4">
Про це із посиланням на прем’єр-міністра Норвегії Йонаса Гар Стере<text:a xlink:type="simple" xlink:href="https://www.regjeringen.no/no/aktuelt/et-historisk-toppmote-for-norge-norden-og-nato/id2989766/" text:style-name="Internet_20_link" text:visited-style-name="Visited_20_Internet_20_Link">
повідомила</text:a>
 пресслужба норвезького уряду.</text:p>
      <text:p text:style-name="P4">
Це буде зроблено в рамках програми підтримки на 75 мільярдів норвезьких крон (<text:span text:style-name="T5">
понад 263,57 млрд грн</text:span>
 <text:span text:style-name="T5">
— ред.</text:span>
 ), яка розрахована на п’ять років.</text:p>
      <text:p text:style-name="P4">
Окрім цього, Норвегія також віддаватиме більше до фонду підтримки УкраїниНАТО.</text:p>
      <text:p text:style-name="P4">
«Норвегія збільшує свій внесок у фонд підтримки України НАТО. Норвегія надасть300 мільйонів норвезьких крон у 2023 році та внесе загальну суму 1,5 мільярданорвезьких крон протягом п’яти років. Це чіткий сигнал довгостроковоїпідтримки реформаторських зусиль України, який тісніше зв’яже Україну зАльянсом», — зазначив Йонас Гар Стере.</text:p>
      <text:p text:style-name="P4">
Нагадаємо, раніше прем’єр-міністр Норвегії Йонас Гар Стере<text:a xlink:type="simple" xlink:href="https://armyinform.com.ua/2023/06/01/norvegiya-nadast-ukrayini-programu-vijskovoyi-dopomogy-na-7-milyardiv-yevro/" text:style-name="Internet_20_link" text:visited-style-name="Visited_20_Internet_20_Link">
повідомив</text:a>
, що країна будепідтримувати Україну стільки, скільки буде необхідно.</text:p>
      <text:p text:style-name="P4">
Source: <text:a xlink:type="simple" xlink:href="https://armyinform.com.ua/2023/07/11/norvegiya-zbilshyla-rozmir-vijskovoyi-pidtrymky-ukrayiny/" text:style-name="Internet_20_link" text:visited-style-name="Visited_20_Internet_20_Link">
https://armyinform.com.ua/2023/07/11/norvegiya-zbilshyla-rozmir-vijskovoyi-pidtrymky-ukrayiny/</text:a>
</text:p>
      <!--NEWS-->
      <text:h text:style-name="P10" text:outline-level="1">
<text:span text:style-name="T4">
Уряд виділив понад 140 мільйонів гривень на виплату державної допомоги полоненим</text:span>
</text:h>
      <text:p text:style-name="P4">
Author: ['АРМІЯINFORM']</text:p>
      <text:p text:style-name="P4">
Time: 2023-07-11T74:00:00-04:00</text:p>
      <text:p text:style-name="P4">
Description: 140,3 мільйона гривень виділено з резервного фонду держбюджету на фінансову допомо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rshy_polon.jpg" text:style-name="Internet_20_link" text:visited-style-name="Visited_20_Internet_20_Link">
gorshy_polon.jpg</text:a>
']</text:p>
      <text:p text:style-name="P4">
Tags: ['ВИПЛАТИ ПОЛОНЕНИМ', 'ВОЄНИЙ СТАН', 'ВТОРГНЕННЯ РФ', 'ДЕРЖАВНА ДОПОМОГА', 'СОЦІАЛЬНИЙ ЗАХИСТ']</text:p>
      <text:p text:style-name="P4">
Category: News</text:p>
      <!--METADATA-->
      <text:p text:style-name="P4">
<draw:frame draw:style-name="fr1" draw:name="Image313" text:anchor-type="as-char" svg:width="6.9236in" svg:height="3.893007in" draw:z-index="0">
<draw:image xlink:href="../Images/AРМІЯINFORM/2023-07-11T74-00-00-04-00/gorshy_polon.jpg" xlink:type="simple" xlink:show="embed" xlink:actuate="onLoad" draw:mime-type="image/jpeg"/>
</draw:frame>
</text:p>
      <text:p text:style-name="P4">
140,3 мільйона гривень виділено з резервного фонду держбюджету на фінансовудопомогу особам, які повернулися з полону, а також сімʼям тих, хто досіперебуває в полоні. Відповідне розпорядження було ухвалено на засіданніКабміну 11 липня.</text:p>
      <text:p text:style-name="P4">
Про це <text:a xlink:type="simple" xlink:href="https://minre.gov.ua/2023/07/11/uryad-vydilyv-ponad-140-miljoniv-gryven-na-vyplatu-derzhavnoyi-dopomogy-polonenym/" text:style-name="Internet_20_link" text:visited-style-name="Visited_20_Internet_20_Link">
інформує</text:a>
Мінреінтеграції.</text:p>
      <text:p text:style-name="P4">
Так, документом передбачено 111,3 мільйона гривень на надання щорічноїдержавної грошової допомоги родинам політв’язнів, цивільних заручників івійськовополонених. Вона виплачується у розмірі<text:a xlink:type="simple" xlink:href="https://armyinform.com.ua/2023/05/08/zvilnenni-z-polonu-mayut-pravo-na-vyplatu-100-tysyach-gryven-za-kozhen-rik-nesvobody/" text:style-name="Internet_20_link" text:visited-style-name="Visited_20_Internet_20_Link">
 100 тисячгривень</text:a>
 за кожен рікперебування таких осіб у місцях несвободи.</text:p>
      <text:p text:style-name="P4">
Крім того, 29 мільйонів гривень будуть спрямовані на виплату <text:a xlink:type="simple" xlink:href="https://armyinform.com.ua/2023/02/08/zvilnenym-z-polonu-zahysnykam-derzhava-prodovzhuye-vyplachuvaty-po-100-tysyach-gryven/" text:style-name="Internet_20_link" text:visited-style-name="Visited_20_Internet_20_Link">
по 100 тисячгривень</text:a>
 одноразовоїдержавної грошової допомоги звільненим із полону.</text:p>
      <text:p text:style-name="P4">
Кошти на банківські рахунки зазначених осіб перераховуватиме Мінреінтеграції.</text:p>
      <text:p text:style-name="P4">
Source: <text:a xlink:type="simple" xlink:href="https://armyinform.com.ua/2023/07/11/uryad-vydilyv-ponad-140-miljoniv-gryven-na-vyplatu-derzhavnoyi-dopomogy-polonenym/" text:style-name="Internet_20_link" text:visited-style-name="Visited_20_Internet_20_Link">
https://armyinform.com.ua/2023/07/11/uryad-vydilyv-ponad-140-miljoniv-gryven-na-vyplatu-derzhavnoyi-dopomogy-polonenym/</text:a>
</text:p>
      <!--NEWS-->
      <text:h text:style-name="P10" text:outline-level="1">
<text:span text:style-name="T4">
Єнс Столтенберг: Ми скасуємо вимогу виконання ПДЧ України в Альянсі</text:span>
</text:h>
      <text:p text:style-name="P4">
Author: ['Ольга Мосьондз']</text:p>
      <text:p text:style-name="P4">
Time: 2023-07-11T75:00:00-04:00</text:p>
      <text:p text:style-name="P4">
Description: Генеральний секретар НАТО Єнс Столтенберг перед початком засідання першого дня самі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89773840668413054_w.jpg" text:style-name="Internet_20_link" text:visited-style-name="Visited_20_Internet_20_Link">
photo_5289773840668413054_w.jpg</text:a>
', '<text:a xlink:type="simple" xlink:href="https://armyinform.com.ua/wp-content/uploads/2023/07/photo_5289773840668413055_w-150x150.jpg" text:style-name="Internet_20_link" text:visited-style-name="Visited_20_Internet_20_Link">
photo_5289773840668413055_w-150x150.jpg</text:a>
', '<text:a xlink:type="simple" xlink:href="https://armyinform.com.ua/wp-content/uploads/2023/07/photo_5289969493608614587_w-150x150.jpg" text:style-name="Internet_20_link" text:visited-style-name="Visited_20_Internet_20_Link">
photo_5289969493608614587_w-150x150.jpg</text:a>
', '<text:a xlink:type="simple" xlink:href="https://armyinform.com.ua/wp-content/uploads/2023/07/photo_5289969493608614592_w-150x150.jpg" text:style-name="Internet_20_link" text:visited-style-name="Visited_20_Internet_20_Link">
photo_5289969493608614592_w-150x150.jpg</text:a>
', '<text:a xlink:type="simple" xlink:href="https://armyinform.com.ua/wp-content/uploads/2023/07/photo_5289969493608614596_w-150x150.jpg" text:style-name="Internet_20_link" text:visited-style-name="Visited_20_Internet_20_Link">
photo_5289969493608614596_w-150x150.jpg</text:a>
', '<text:a xlink:type="simple" xlink:href="https://armyinform.com.ua/wp-content/uploads/2023/07/photo_5289969493608614591_y-150x150.jpg" text:style-name="Internet_20_link" text:visited-style-name="Visited_20_Internet_20_Link">
photo_5289969493608614591_y-150x150.jpg</text:a>
', '<text:a xlink:type="simple" xlink:href="https://armyinform.com.ua/wp-content/uploads/2023/07/photo_5289969493608614607_y-150x150.jpg" text:style-name="Internet_20_link" text:visited-style-name="Visited_20_Internet_20_Link">
photo_5289969493608614607_y-150x150.jpg</text:a>
', '<text:a xlink:type="simple" xlink:href="https://armyinform.com.ua/wp-content/uploads/2023/07/photo_5289969493608614608_y-150x150.jpg" text:style-name="Internet_20_link" text:visited-style-name="Visited_20_Internet_20_Link">
photo_5289969493608614608_y-150x150.jpg</text:a>
', '<text:a xlink:type="simple" xlink:href="https://armyinform.com.ua/wp-content/uploads/2023/07/photo_5289969493608614612_y-150x150.jpg" text:style-name="Internet_20_link" text:visited-style-name="Visited_20_Internet_20_Link">
photo_5289969493608614612_y-150x150.jpg</text:a>
']</text:p>
      <text:p text:style-name="P4">
Tags: ['ЄНС СТОЛТЕНБЕРГ', 'УКРАЇНА – НАТО']</text:p>
      <text:p text:style-name="P4">
Category: News</text:p>
      <!--METADATA-->
      <text:p text:style-name="P4">
<draw:frame draw:style-name="fr1" draw:name="Image314" text:anchor-type="as-char" svg:width="6.9236in" svg:height="4.615733in" draw:z-index="0">
<draw:image xlink:href="../Images/AРМІЯINFORM/2023-07-11T75-00-00-04-00/photo_5289773840668413054_w.jpg" xlink:type="simple" xlink:show="embed" xlink:actuate="onLoad" draw:mime-type="image/jpeg"/>
</draw:frame>
 Єнс Столтенберг</text:p>
      <text:p text:style-name="P4">
Генеральний секретар НАТО Єнс Столтенберг перед початком засідання першого днясаміту країн-лідерів членів НАТО сьогодні, 11 липня, у Вільнюсі на «дорстепі»заявив, що Вільнюський саміт вже увійшов в історію, адже було ухвалене рішеннящодо вступу до Альянсу Швеції. Про це передає кореспондент АрміяInform зВільнюса.</text:p>
      <text:p text:style-name="P4">
Також він зазначив, що очікує ухвалення ключових рішень щодо України,стримування і оборони.</text:p>
      <text:p text:style-name="P4">
<text:a xlink:type="simple" xlink:href="https://armyinform.com.ua/wp-content/uploads/2023/07/photo_5289773840668413055_w.jpg" text:style-name="Internet_20_link" text:visited-style-name="Visited_20_Internet_20_Link">
<draw:frame draw:style-name="fr1" draw:name="Image315" text:anchor-type="as-char" svg:width="6.9236in" svg:height="6.9236in" draw:z-index="0">
<draw:image xlink:href="../Images/AРМІЯINFORM/2023-07-11T75-00-00-04-00/photo_5289773840668413055_w-150x150.jpg" xlink:type="simple" xlink:show="embed" xlink:actuate="onLoad" draw:mime-type="image/jpeg"/>
</draw:frame>
</text:a>
</text:p>
      <text:p text:style-name="P4">
Єнс Столтенберг</text:p>
      <text:p text:style-name="P4">
<text:a xlink:type="simple" xlink:href="https://armyinform.com.ua/wp-content/uploads/2023/07/photo_5289969493608614587_w.jpg" text:style-name="Internet_20_link" text:visited-style-name="Visited_20_Internet_20_Link">
<draw:frame draw:style-name="fr1" draw:name="Image316" text:anchor-type="as-char" svg:width="6.9236in" svg:height="6.9236in" draw:z-index="0">
<draw:image xlink:href="../Images/AРМІЯINFORM/2023-07-11T75-00-00-04-00/photo_5289969493608614587_w-150x150.jpg" xlink:type="simple" xlink:show="embed" xlink:actuate="onLoad" draw:mime-type="image/jpeg"/>
</draw:frame>
</text:a>
</text:p>
      <text:p text:style-name="P4">
Зокрема, на саміті члени Альянсу надішлють чіткий сигнал росії про те, що «мибудемо підтримувати Україну стільки, скільки буде потрібно», і посилятьполітичні зв’язки з Києвом — зокрема на інавгураційному засіданні Ради Україна— НАТО за участю президента Володимира Зеленського. Пан Столтенбергпідкреслив, що члени Альянсу ухвалять рішення щодо посилення стримування іоборони та погодять більш амбітні зобов’язання щодо інвестицій в оборону.</text:p>
      <text:p text:style-name="P4">
Генеральний секретар також привітав те, що до членів Альянсу приєднаютьсялідери Австралії, Нової Зеландії, Японії і Республіки Корея, підкресливши, щобезпека є не регіональною, а глобальною.</text:p>
      <text:p text:style-name="P4">
— На саміті ми ухвалимо важливі рішення, надіславши Україні чіткий сигнал, щоми будемо підтримувати Україну стільки, скільки буде потрібно, і очікуємо, щочлени Альянсу також підтвердять свої зобов’язання надавати військову підтримкуУкраїні, щоб допомогти їй звільнити більше території. Щодо питання членства, ятакож очікую, що члени Альянсу надішлють чіткий і позитивний сигнал щодо шляхупросування України до членства в Альянсі, — сказав Єнс Столтенберг.</text:p>
      <text:p text:style-name="P4">
Він також зазначив, що Україна отримає можливість обійти виконання ПДЧ тавступить до НАТО за спрощеною одноетапною, а не двоетапною програмою.</text:p>
      <text:p text:style-name="P4">
— Я запропонував пакет з трьох елементів з більш практичною підтримкою, збагаторічною програмою забезпечення повної оперативної сумісності міжукраїнськими військами і силами НАТО. Це наблизить Україну до НАТО. Щобзміцнити політичні зв’язки зі створенням Ради Україна — НАТО, ми проведемозавтра інавгураційне засідання з Президентом Зеленським, а потім скасуємовимогу щодо Плану дій щодо членства в Альянсі. Це перетворить процес членствадля України з двоетапного на одноетапний. Отже, все це стане позитивним ісильним сигналом, — підкреслив Єнс Столтенберг.</text:p>
      <text:p text:style-name="P4">
<text:a xlink:type="simple" xlink:href="https://armyinform.com.ua/wp-content/uploads/2023/07/photo_5289969493608614592_w.jpg" text:style-name="Internet_20_link" text:visited-style-name="Visited_20_Internet_20_Link">
<draw:frame draw:style-name="fr1" draw:name="Image317" text:anchor-type="as-char" svg:width="6.9236in" svg:height="6.9236in" draw:z-index="0">
<draw:image xlink:href="../Images/AРМІЯINFORM/2023-07-11T75-00-00-04-00/photo_5289969493608614592_w-150x150.jpg" xlink:type="simple" xlink:show="embed" xlink:actuate="onLoad" draw:mime-type="image/jpeg"/>
</draw:frame>
</text:a>
</text:p>
      <text:p text:style-name="P4">
<text:a xlink:type="simple" xlink:href="https://armyinform.com.ua/wp-content/uploads/2023/07/photo_5289969493608614596_w.jpg" text:style-name="Internet_20_link" text:visited-style-name="Visited_20_Internet_20_Link">
<draw:frame draw:style-name="fr1" draw:name="Image318" text:anchor-type="as-char" svg:width="6.9236in" svg:height="6.9236in" draw:z-index="0">
<draw:image xlink:href="../Images/AРМІЯINFORM/2023-07-11T75-00-00-04-00/photo_5289969493608614596_w-150x150.jpg" xlink:type="simple" xlink:show="embed" xlink:actuate="onLoad" draw:mime-type="image/jpeg"/>
</draw:frame>
</text:a>
</text:p>
      <text:p text:style-name="P4">
<text:a xlink:type="simple" xlink:href="https://armyinform.com.ua/wp-content/uploads/2023/07/photo_5289969493608614591_y.jpg" text:style-name="Internet_20_link" text:visited-style-name="Visited_20_Internet_20_Link">
<draw:frame draw:style-name="fr1" draw:name="Image319" text:anchor-type="as-char" svg:width="6.9236in" svg:height="6.9236in" draw:z-index="0">
<draw:image xlink:href="../Images/AРМІЯINFORM/2023-07-11T75-00-00-04-00/photo_5289969493608614591_y-150x150.jpg" xlink:type="simple" xlink:show="embed" xlink:actuate="onLoad" draw:mime-type="image/jpeg"/>
</draw:frame>
</text:a>
</text:p>
      <text:p text:style-name="P4">
Він зазначив, що тоді члени Альянсу також ухвалять важливі рішення щодоподальшого посилення стримування і оборони (НАТО. — Ред.) за допомогою новихоборонних планів і більшої кількості військ у стані підвищеної готовності.</text:p>
      <text:p text:style-name="P4">
— Я також очікую, що члени Альянсу домовляться про більш амбітні оборонніінвестиційні зобов’язання, де 2% ВВП на оборону буде мінімум. І насамкінець, яочікую на те, що на цьому саміті будуть присутні наші індо-тихоокеанськіпартнери. Це продемонструє, що безпека не є регіональною, вона є глобальною, ітому я вітаю партнерів з Австралії, Нової Зеландії, Південної Кореї і Японії,— сказав Генсек НАТО.</text:p>
      <text:p text:style-name="P4">
Наразі, прямо у цю хвилину, до пресцентру саміту НАТО у Вільнюсі продовжуютьприбувати лідери країн Альянсу, щоб обговорити найважливіші питання. Головне зних, як бачимо, звісно Україна.</text:p>
      <text:p text:style-name="P4">
<text:a xlink:type="simple" xlink:href="https://armyinform.com.ua/wp-content/uploads/2023/07/photo_5289969493608614607_y.jpg" text:style-name="Internet_20_link" text:visited-style-name="Visited_20_Internet_20_Link">
<draw:frame draw:style-name="fr1" draw:name="Image320" text:anchor-type="as-char" svg:width="6.9236in" svg:height="6.9236in" draw:z-index="0">
<draw:image xlink:href="../Images/AРМІЯINFORM/2023-07-11T75-00-00-04-00/photo_5289969493608614607_y-150x150.jpg" xlink:type="simple" xlink:show="embed" xlink:actuate="onLoad" draw:mime-type="image/jpeg"/>
</draw:frame>
</text:a>
</text:p>
      <text:p text:style-name="P4">
<text:a xlink:type="simple" xlink:href="https://armyinform.com.ua/wp-content/uploads/2023/07/photo_5289969493608614608_y.jpg" text:style-name="Internet_20_link" text:visited-style-name="Visited_20_Internet_20_Link">
<draw:frame draw:style-name="fr1" draw:name="Image321" text:anchor-type="as-char" svg:width="6.9236in" svg:height="6.9236in" draw:z-index="0">
<draw:image xlink:href="../Images/AРМІЯINFORM/2023-07-11T75-00-00-04-00/photo_5289969493608614608_y-150x150.jpg" xlink:type="simple" xlink:show="embed" xlink:actuate="onLoad" draw:mime-type="image/jpeg"/>
</draw:frame>
</text:a>
</text:p>
      <text:p text:style-name="P4">
<text:a xlink:type="simple" xlink:href="https://armyinform.com.ua/wp-content/uploads/2023/07/photo_5289969493608614612_y.jpg" text:style-name="Internet_20_link" text:visited-style-name="Visited_20_Internet_20_Link">
<draw:frame draw:style-name="fr1" draw:name="Image322" text:anchor-type="as-char" svg:width="6.9236in" svg:height="6.9236in" draw:z-index="0">
<draw:image xlink:href="../Images/AРМІЯINFORM/2023-07-11T75-00-00-04-00/photo_5289969493608614612_y-150x150.jpg" xlink:type="simple" xlink:show="embed" xlink:actuate="onLoad" draw:mime-type="image/jpeg"/>
</draw:frame>
</text:a>
</text:p>
      <text:p text:style-name="P4">
Нагадаємо сьогодні, 11 липня, у Вільнюсі розпочинається дводенний саміт НАТО,на якому очікуються важливі рішення щодо наближення України до членства вАльянсі. Литовці зробили і роблять все для того, щоб ці рішення булимаксимально позитивними для нашої країни, створивши у Вільнюсі відповіднуатмосферу. У останні кілька днів столиця Литви «одягнулась» в усе українське:починаючи з аеропорту, де з ілюмінатора перше, що бачиш — напис «Вітаємо вНАТО Україну». Автобуси в синьо-жовтому і, крім напрямку руху, на таблоповідомляють, що «Вільнюс loves Україну», житлові й адміністративні будівлі —в українських прапорах тощо.</text:p>
      <text:p text:style-name="P4">
<text:span text:style-name="T5">
Фото автора</text:span>
</text:p>
      <text:p text:style-name="P4">
Source: <text:a xlink:type="simple" xlink:href="https://armyinform.com.ua/2023/07/11/yens-stoltenberg-my-skasuyemo-vymogu-vykonannya-pdch-ukrayiny-v-alyansi/" text:style-name="Internet_20_link" text:visited-style-name="Visited_20_Internet_20_Link">
https://armyinform.com.ua/2023/07/11/yens-stoltenberg-my-skasuyemo-vymogu-vykonannya-pdch-ukrayiny-v-alyansi/</text:a>
</text:p>
      <!--NEWS-->
      <text:h text:style-name="P10" text:outline-level="1">
<text:span text:style-name="T4">
Дмитро Лубінець зустрівся із Координаторкою системи ООН в Україні</text:span>
</text:h>
      <text:p text:style-name="P4">
Author: ['АРМІЯINFORM']</text:p>
      <text:p text:style-name="P4">
Time: 2023-07-11T76:00:00-04:00</text:p>
      <text:p text:style-name="P4">
Description: Уповноважений Верховної Ради України з прав людини Дмитро Лубінець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1_16-42-11.jpg" text:style-name="Internet_20_link" text:visited-style-name="Visited_20_Internet_20_Link">
photo_2023-07-11_16-42-11.jpg</text:a>
']</text:p>
      <text:p text:style-name="P4">
Tags: ['STOPRUSSIA', 'АГРЕСІЯ РФ', 'ВОЄННІ ЗЛОЧИНИ РФ', 'ВТОРГНЕННЯ РФ']</text:p>
      <text:p text:style-name="P4">
Category: News</text:p>
      <!--METADATA-->
      <text:p text:style-name="P4">
<draw:frame draw:style-name="fr1" draw:name="Image323" text:anchor-type="as-char" svg:width="6.9236in" svg:height="5.571334in" draw:z-index="0">
<draw:image xlink:href="../Images/AРМІЯINFORM/2023-07-11T76-00-00-04-00/photo_2023-07-11_16-42-11.jpg" xlink:type="simple" xlink:show="embed" xlink:actuate="onLoad" draw:mime-type="image/jpeg"/>
</draw:frame>
</text:p>
      <text:p text:style-name="P4">
Уповноважений Верховної Ради України з прав людини Дмитро Лубінець<text:a xlink:type="simple" xlink:href="https://t.me/dmytro_lubinetzs/2937" text:style-name="Internet_20_link" text:visited-style-name="Visited_20_Internet_20_Link">
зустрівся</text:a>
 із Координаторкою системи ООНв Україні Деніз Браун.</text:p>
      <text:p text:style-name="P4">
Вони обговорили фіксацію структурами ООН воєнних злочинів рф в Україні.Зокрема злочини проти українських дітей.</text:p>
      <text:p text:style-name="P4">
Нагадаємо, що нині відомо про 19 474 депортованих та примусово переміщенихдітей російською стороною. Також 494 дитини загинули через російську агресіюпроти України, ще 1051 дитина — отримала поранення.</text:p>
      <text:p text:style-name="P4">
Дмитро Лубінець надав для ознайомлення пані Деніз Браун інформаційніматеріали, зокрема спеціальну доповідь «Нерозквітлі. Порушення правукраїнських дітей на тимчасово окупованих територіях України та в Росії:депортація, мілітаризація, індоктринація».</text:p>
      <text:p text:style-name="P4">
Під час зустрічі сторони домовилися про подальшу взаємодію.</text:p>
      <text:p text:style-name="P4">
Source: <text:a xlink:type="simple" xlink:href="https://armyinform.com.ua/2023/07/11/dmytro-lubinecz-zustrivsya-iz-koordynatorkoyu-systemy-oon-v-ukrayini/" text:style-name="Internet_20_link" text:visited-style-name="Visited_20_Internet_20_Link">
https://armyinform.com.ua/2023/07/11/dmytro-lubinecz-zustrivsya-iz-koordynatorkoyu-systemy-oon-v-ukrayini/</text:a>
</text:p>
      <!--NEWS-->
      <text:h text:style-name="P10" text:outline-level="1">
<text:span text:style-name="T4">
Українська військова психологія сфокусована на наданні первинної допомоги — Military Media Center</text:span>
</text:h>
      <text:p text:style-name="P4">
Author: ['АРМІЯINFORM']</text:p>
      <text:p text:style-name="P4">
Time: 2023-07-11T77:00:00-04:00</text:p>
      <text:p text:style-name="P4">
Description: Наталія Мельник, начальниця відділу оперативної психологічної роботи у військах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3926ade-c1a2-4e19-a4e2-690c7d4c7e21.jpg" text:style-name="Internet_20_link" text:visited-style-name="Visited_20_Internet_20_Link">
b3926ade-c1a2-4e19-a4e2-690c7d4c7e21.jpg</text:a>
']</text:p>
      <text:p text:style-name="P4">
Tags: ['MILITARY MEDIA CENTER', 'STOPRUSSIA', 'АГРЕСІЯ РФ', 'ВІЙНА', 'ВТОРГНЕННЯ РФ']</text:p>
      <text:p text:style-name="P4">
Category: News</text:p>
      <!--METADATA-->
      <text:p text:style-name="P4">
<draw:frame draw:style-name="fr1" draw:name="Image324" text:anchor-type="as-char" svg:width="6.9236in" svg:height="4.615733in" draw:z-index="0">
<draw:image xlink:href="../Images/AРМІЯINFORM/2023-07-11T77-00-00-04-00/b3926ade-c1a2-4e19-a4e2-690c7d4c7e21.jpg" xlink:type="simple" xlink:show="embed" xlink:actuate="onLoad" draw:mime-type="image/jpeg"/>
</draw:frame>
</text:p>
      <text:p text:style-name="P4">
Наталія Мельник, начальниця відділу оперативної психологічної роботи увійськах Центру морально-психологічного забезпечення ЗСУ, сказала, що характерроботи військового психолога в українській армії відрізняється від практикиінших країн, про це <text:a xlink:type="simple" xlink:href="https://t.me/militarymediacenter/2492" text:style-name="Internet_20_link" text:visited-style-name="Visited_20_Internet_20_Link">
повідомляє</text:a>
Military Media Center.</text:p>
      <text:p text:style-name="P4">
«Ми більше зосереджені на кризову психологію, на надання первинноїпсихологічної допомоги».</text:p>
      <text:p text:style-name="P4">
Наталія Мельник пояснила це великою кількістю військових, які залученібезпосередньо до бойових дій.</text:p>
      <text:p text:style-name="P4">
«У нас дуже велике навантаження, зокрема психологічне, навійськовослужбовців».</text:p>
      <text:p text:style-name="P4">
За словами Наталії Мельник, за допомоги програми «Рівний рівному»військовослужбовці вчаться надавати допомогу один одному безпосередньо напозиціях.</text:p>
      <text:p text:style-name="P4">
Крім того, якщо військовий зазнав психічної травми, то чим швидше і якіснішейому буде надана психологічна допомога, тим меншою буде травматизація такоговійськового і тим швидше він зможе повернутися у стрій.</text:p>
      <text:p text:style-name="P4">
Круглий стіл «Психологічна підтримка воїнів у районах бойових дій: якгартувати моральний дух і долати бойовий стрес» організований за підтримкиСвітового Конгресу Українців.</text:p>
      <text:p text:style-name="P4">
Source: <text:a xlink:type="simple" xlink:href="https://armyinform.com.ua/2023/07/11/ukrayinska-vijskova-psyhologiya-sfokusovana-na-nadanni-pervynnoyi-dopomogy-military-media-center/" text:style-name="Internet_20_link" text:visited-style-name="Visited_20_Internet_20_Link">
https://armyinform.com.ua/2023/07/11/ukrayinska-vijskova-psyhologiya-sfokusovana-na-nadanni-pervynnoyi-dopomogy-military-media-center/</text:a>
</text:p>
      <!--NEWS-->
      <text:h text:style-name="P10" text:outline-level="1">
<text:span text:style-name="T4">
Денис Шмигаль про саміт НАТО: очікуємо на історичні рішення</text:span>
</text:h>
      <text:p text:style-name="P4">
Author: ['АРМІЯINFORM']</text:p>
      <text:p text:style-name="P4">
Time: 2023-07-11T78:00:00-04:00</text:p>
      <text:p text:style-name="P4">
Description: Під час саміту НАТО у Вільнюсі Україна очікує на історичні рішення, що наблиз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shmygal.jpeg" text:style-name="Internet_20_link" text:visited-style-name="Visited_20_Internet_20_Link">
shmygal.jpeg</text:a>
']</text:p>
      <text:p text:style-name="P4">
Tags: ['STOPRUSSIA', 'АГРЕСІЯ РФ', 'ВТОРГНЕННЯ РФ', 'ДЕНИС ШМИГАЛЬ']</text:p>
      <text:p text:style-name="P4">
Category: News</text:p>
      <!--METADATA-->
      <text:p text:style-name="P4">
<draw:frame draw:style-name="fr1" draw:name="Image325" text:anchor-type="as-char" svg:width="6.9236in" svg:height="4.615733in" draw:z-index="0">
<draw:image xlink:href="../Images/AРМІЯINFORM/2023-07-11T78-00-00-04-00/shmygal.jpeg" xlink:type="simple" xlink:show="embed" xlink:actuate="onLoad" draw:mime-type="image/jpeg"/>
</draw:frame>
Прем'єр-міністр України Денис Шмигаль</text:p>
      <text:p text:style-name="P4">
Під час саміту НАТО у Вільнюсі Україна очікує на історичні рішення, щонаблизять її до членства в Альянсі</text:p>
      <text:p text:style-name="P4">
Про це повідомив Прем’єр-міністр України Денис Шмигаль у<text:a xlink:type="simple" xlink:href="https://t.me/Denys_Smyhal/5595" text:style-name="Internet_20_link" text:visited-style-name="Visited_20_Internet_20_Link">
Telegram</text:a>
.</text:p>
      <text:p text:style-name="P4">
«Сьогодні у Вільнюсі стартував саміт НАТО. Очікуємо на історичні рішення, щонаблизять нашу країну до членства в Альянсі», — наголосив прем’єр.</text:p>
      <text:p text:style-name="P4">
За його словами, Україна є невід’ємним елементом світової архітектури безпеки.</text:p>
      <text:p text:style-name="P4">
«Зараз ми на передовій боротьби за цінності, навколо яких створювався Альянс.Тому наша країна так само потрібна НАТО, як і НАТО потрібне нашій країні», —додав він.</text:p>
      <text:p text:style-name="P4">
Денис Шмигаль підкреслив, що вступ до НАТО — це один із геополітичнихпріоритетів України. Однак нагадав, що для країни також важлива практичнапідтримка, яку надає НАТО та країни-члени Альянсу.</text:p>
      <text:p text:style-name="P4">
«Ця допомога робить наші Сили оборони сильнішими, допомагає звільняти нашітериторії. Дякуємо за це. Розраховуємо, що така підтримка буде ще більшпослідовною та систематичною», — підсумував Прем’єр-міністр.</text:p>
      <text:p text:style-name="P4">
Source: <text:a xlink:type="simple" xlink:href="https://armyinform.com.ua/2023/07/11/denys-shmygal-pro-samit-nato-ochikuyemo-na-istorychni-rishennya/" text:style-name="Internet_20_link" text:visited-style-name="Visited_20_Internet_20_Link">
https://armyinform.com.ua/2023/07/11/denys-shmygal-pro-samit-nato-ochikuyemo-na-istorychni-rishennya/</text:a>
</text:p>
      <!--NEWS-->
      <text:h text:style-name="P10" text:outline-level="1">
<text:span text:style-name="T4">
«Енергоатом» застрахував усі чотири українські АЕС на випадок ядерного інциденту</text:span>
</text:h>
      <text:p text:style-name="P4">
Author: ['АРМІЯINFORM']</text:p>
      <text:p text:style-name="P4">
Time: 2023-07-11T79:00:00-04:00</text:p>
      <text:p text:style-name="P4">
Description: У червні 2023 року оператор українських атомних електростанцій НАЕК «Енергоатом» укл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es-2.jpg" text:style-name="Internet_20_link" text:visited-style-name="Visited_20_Internet_20_Link">
zaes-2.jpg</text:a>
']</text:p>
      <text:p text:style-name="P4">
Tags: ['STOPRUSSIA', 'ВТОРГНЕННЯ РФ', 'ЕНЕРГОАТОМ', 'ЗАПОРІЗЬКА АЕС', 'СТРАХУВАННЯ']</text:p>
      <text:p text:style-name="P4">
Category: News</text:p>
      <!--METADATA-->
      <text:p text:style-name="P4">
<draw:frame draw:style-name="fr1" draw:name="Image326" text:anchor-type="as-char" svg:width="6.9236in" svg:height="3.894525in" draw:z-index="0">
<draw:image xlink:href="../Images/AРМІЯINFORM/2023-07-11T79-00-00-04-00/zaes-2.jpg" xlink:type="simple" xlink:show="embed" xlink:actuate="onLoad" draw:mime-type="image/jpeg"/>
</draw:frame>
</text:p>
      <text:p text:style-name="P4">
У червні 2023 року оператор українських атомних електростанцій НАЕК«Енергоатом» уклав договір страхування на понад 5 млрд грн щодо шкодивнаслідок ядерного інциденту на всіх чотирьох АЕС України.</text:p>
      <text:p text:style-name="P4">
Про це <text:a xlink:type="simple" xlink:href="https://t.me/energoatom_ua/13907" text:style-name="Internet_20_link" text:visited-style-name="Visited_20_Internet_20_Link">
повідомила</text:a>
 пресслужба Енергоатому.</text:p>
      <text:p text:style-name="P4">
«У відповідному договорі, зокрема, зазначається, що страхове покриття поЗапорізькій АЕС надається з відкладальною умовою після звільнення станції відокупантів, оскільки наразі вона не контролюється Україною та єдиним легітимнимоператором — ДП «НАЕК «Енергоатом». «Енергоатом» не контролює дії окупантів тане здійснює управління реакторними установками відповідно до вимогукраїнського ядерного законодавства, а відтак і не може нести відповідальністьза всі ядерні ризики, які можуть виникнути на окупованій ЗАЕС», — йдеться уповідомленні.</text:p>
      <text:p text:style-name="P4">
Щодо усіх інших вітчизняних атомних електростанцій, які працюють напідконтрольній Україні території, страхування за ядерну шкоду, яка може бутизаподіяна внаслідок ядерного інциденту, діє повною мірою. Подібні виключеннящодо воєнних причин ядерних інцидентів діяли і в попередніх страхових угодахЕнергоатома та є стандартною світовою практикою.</text:p>
      <text:p text:style-name="P4">
«Компанія наголошує, що дотримується усіх вимог національного та міжнародногозаконодавства щодо страхування цивільної відповідальності за заподіяну ядернушкоду та робить усе можливе для запобігання настання страхового випадку вумовах збройної агресії рф проти України та захоплення країною-терористкоюнайбільшої в Європі атомної електростанції — Запорізької. Відповідно до нормчинного законодавства, не підлягають обов’язковому відшкодуванню випадкизаподіяння ядерної шкоди внаслідок ядерного інциденту, який спричинений,зокрема, воєнними діями, збройними конфліктами, громадянською війною,повстаннями, політичними або громадянськими заворушеннями, страйками,терористичними актами», — зазначили в Енергоатомі.</text:p>
      <text:p text:style-name="P4">
Source: <text:a xlink:type="simple" xlink:href="https://armyinform.com.ua/2023/07/11/energoatom-zastrahuvav-usi-chotyry-ukrayinski-aes-na-vypadok-yadernogo-inczydentu/" text:style-name="Internet_20_link" text:visited-style-name="Visited_20_Internet_20_Link">
https://armyinform.com.ua/2023/07/11/energoatom-zastrahuvav-usi-chotyry-ukrayinski-aes-na-vypadok-yadernogo-inczydentu/</text:a>
</text:p>
      <!--NEWS-->
      <text:h text:style-name="P10" text:outline-level="1">
<text:span text:style-name="T4">
На Таврійському напрямку росіяни за добу втратили майже дві роти та 14 одиниць техніки</text:span>
</text:h>
      <text:p text:style-name="P4">
Authors: Ukrinform (Person)</text:p>
      <text:p text:style-name="P4">
Publisher: Укринформ (Organization)</text:p>
      <text:p text:style-name="P4">
Published Time: 2023-07-11T7:14:00+03:00</text:p>
      <text:p text:style-name="P4">
Modified Time: 2023-07-11T22:14:00+03:00</text:p>
      <text:p text:style-name="P4">
Description: На Таврійському напрямку за останню добу російські загарбники втратили вбитими та пораненими майже дві роти та 14 одиниць техніки. — Укрінформ.</text:p>
      <text:p text:style-name="P4">
Images: ['<text:a xlink:type="simple" xlink:href="https://static.ukrinform.com/photos/2022_06/thumb_files/630_360_1655303738-169.jpg" text:style-name="Internet_20_link" text:visited-style-name="Visited_20_Internet_20_Link">
630_360_16553...</text:a>
']</text:p>
      <text:p text:style-name="P4">
Tags: ['ЗСУ', 'Агресія РФ', 'Війна з Росією', 'Контрнаступ']</text:p>
      <text:p text:style-name="P4">
Type: Article</text:p>
      <!--METADATA-->
      <text:p text:style-name="P4">
<draw:frame draw:style-name="fr1" draw:name="Image327" text:anchor-type="as-char" svg:width="6.9236in" svg:height="3.956343in" draw:z-index="0">
<draw:image xlink:href="../Images/yкринформ/2023-07-11T7-14-00-03-00/630_360_1655303738-169.jpg" xlink:type="simple" xlink:show="embed" xlink:actuate="onLoad" draw:mime-type="image/jpeg"/>
</draw:frame>
 НаТаврійському напрямку за останню добу російські загарбники втратили вбитими тапораненими майже дві роти та 14 одиниць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Sumy_news_ODA/17709" text:style-name="Internet_20_link" text:visited-style-name="Visited_20_Internet_20_Link">
 Телеграмі</text:a>
 .</text:p>
      <text:p text:style-name="P4">
"На Таврійському напрямку тривають бої. Протягом минулої доби ворог 27 разіватакував наші позиції та здійснив 668 обстрілів. Артилерійські підрозділи Силоборони таврійського напрямку протягом доби виконали 1418 вогневих завдань.Втрати ворога вбитими та пораненими склали майже дві роти", - ідеться уповідомленні.</text:p>
      <text:p text:style-name="P4">
<text:span text:style-name="T4">
Читайте також:</text:span>
 <text:span text:style-name="T4">
<text:a xlink:type="simple" xlink:href="https://www.ukrinform.ua/rubric-ato/3734352-na-tavrijskomu-napramku-za-dobu-zdalasa-u-polon-rekordna-kilkist-vijskovih-rf.html" text:style-name="Internet_20_link" text:visited-style-name="Visited_20_Internet_20_Link">
 На Таврійському напрямку за добу здалася у полонрекордна кількість військових рф </text:a>
 </text:span>
</text:p>
      <text:p text:style-name="P4">
Знищено 14 одиниць військової техніки росіян. Зокрема, 6 ББМ, МТЛБ, гаубиця2С19 “Мста-С”, гаубиця 2А65 “Мста-Б”, гармата 2А36 “Гіацинт-Б” та автомобільнатехніка.</text:p>
      <text:p text:style-name="P4">
Також було знищено сім складів боєприпасів ворога.</text:p>
      <text:p text:style-name="P4">
<text:span text:style-name="T4">
Читайте також:</text:span>
 <text:span text:style-name="T4">
<text:a xlink:type="simple" xlink:href="https://www.ukrinform.ua/rubric-regions/3734238-v-okupovanij-novooleksiivci-na-hersonsini-znisili-sklad-rosijskih-boepripasiv.html" text:style-name="Internet_20_link" text:visited-style-name="Visited_20_Internet_20_Link">
 В окупованій Новоолексіївці на Херсонщині знищили складросійських боєприпасів </text:a>
 </text:span>
</text:p>
      <text:p text:style-name="P4">
Як повідомляв Укрінформ, на Куп’янському, Лиманському, Бахмутському,Авдіївському та Мар’їнському напрямках тривають важкі бої, упродовж доби тамвідбулися 17 бойових зіткнень.</text:p>
      <text:p text:style-name="P4">
Source: <text:a xlink:type="simple" xlink:href="https://www.ukrinform.ua/rubric-ato/3734549-na-tavrijskomu-napramku-rosiani-za-dobu-vtratili-majze-dvi-roti-ta-14-odinic-tehniki.html" text:style-name="Internet_20_link" text:visited-style-name="Visited_20_Internet_20_Link">
https://www.ukrinform.ua/rubric-ato/3734549-na-tavrijskomu-napramku-rosiani-za-dobu-vtratili-majze-dvi-roti-ta-14-odinic-tehniki.html</text:a>
</text:p>
      <!--NEWS-->
      <text:h text:style-name="P10" text:outline-level="1">
<text:span text:style-name="T4">
Невеликий БПЛА може знищити танк за півтора мільйона доларів</text:span>
</text:h>
      <text:p text:style-name="P4">
Author: ['АРМІЯINFORM']</text:p>
      <text:p text:style-name="P4">
Time: 2023-07-11T80:00:00-04:00</text:p>
      <text:p text:style-name="P4">
Description: Пілоти підрозділу ударних БПЛА 47-ї окремої механізованої бригади «Маґура» прац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БПЛА', 'ВАЛЕРІЙ ЗАЛУЖНИЙ', 'ВІЙНА', 'ВТОРГНЕННЯ РФ']</text:p>
      <text:p text:style-name="P4">
Category: News</text:p>
      <!--METADATA-->
      <text:p text:style-name="P4">
Пілоти підрозділу ударних БПЛА 47-ї окремої механізованої бригади «Маґура»працюють зранку й до ночі, допомагають піхоті виконувати поставлені завдання,завдаючи втрат живій силі та техніці противника. Про це Головнокомандувач ЗСУгенерал Валерій Залужний <text:a xlink:type="simple" xlink:href="https://fb.watch/lJdamB3Kz7/" text:style-name="Internet_20_link" text:visited-style-name="Visited_20_Internet_20_Link">
повідомив</text:a>
 на своїйофіційній сторінці у Facebook.</text:p>
      <text:p text:style-name="P4">
«За ударними дронами — майбутнє. Невеликий БПЛА може знищити танк за півторамільйона доларів. Вважаємо, результат того вартий», — переконані пілоти.</text:p>
      <text:p text:style-name="P4">
Source: <text:a xlink:type="simple" xlink:href="https://armyinform.com.ua/2023/07/11/nevelykyj-bpla-mozhe-znyshhyty-tank-za-pivtora-miljona-dolariv-valerij-zaluzhnyj/" text:style-name="Internet_20_link" text:visited-style-name="Visited_20_Internet_20_Link">
https://armyinform.com.ua/2023/07/11/nevelykyj-bpla-mozhe-znyshhyty-tank-za-pivtora-miljona-dolariv-valerij-zaluzhnyj/</text:a>
</text:p>
      <!--NEWS-->
      <text:h text:style-name="P10" text:outline-level="1">
<text:span text:style-name="T4">
На одній з ділянок фронту росіяни підтягують резерви в результаті натиску наших ударних підрозділів — Валерій Шершень</text:span>
</text:h>
      <text:p text:style-name="P4">
Author: ['Ігор Березинський']</text:p>
      <text:p text:style-name="P4">
Time: 2023-07-11T81:00:00-04:00</text:p>
      <text:p text:style-name="P4">
Description: — За минулу добу на Таврійському напрямку характер бойових дій не змінився. Сили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ВТОРГНЕННЯ РФ', 'ТАВРІЙСЬКИЙ НАПРЯМОК']</text:p>
      <text:p text:style-name="P4">
Category: News</text:p>
      <!--METADATA-->
      <text:p text:style-name="P4">
<draw:frame draw:style-name="fr1" draw:name="Image328" text:anchor-type="as-char" svg:width="6.9236in" svg:height="4.615733in" draw:z-index="0">
<draw:image xlink:href="../Images/AРМІЯINFORM/2023-07-11T81-00-00-04-00/valerij-shershen.jpg" xlink:type="simple" xlink:show="embed" xlink:actuate="onLoad" draw:mime-type="image/jpeg"/>
</draw:frame>
</text:p>
      <text:p text:style-name="P4">
— За минулу добу на Таврійському напрямку характер бойових дій не змінився.Сили оборони в зоні відповідальності проводили як наступальні дії, так іефективно діяли в обороні. Противник зосереджує основні зусилля на недопущенніпросування наших підрозділів на Мелітопольському та Бердянському напрямках. Наодній з ділянок фронту росіяни мусять підтягувати резерви в результаті натискунаших ударних підрозділів. Ворог вже залучив загони зі складу батальйонів«ахмат», «восток», водночас вибірково застосовуються і підрозділи «шторм».Наші підрозділи продовжують закріплюватися на досягнутих рубежах, водночастриває розмінування місцевості, — повідомив в ефірі телемарафону «Єдиніновини» речник Об’єднаного пресцентру Сил оборони Таврійського напрямкуВалерій Шершень.</text:p>
      <text:p text:style-name="P4">
За словами офіцера, попри значні втрати ворога, тривають штурми російсько-окупаційних військ на Мар’їнському та Авдіївському напрямках. Проте нашівійськові дають гідну відсіч та не втрачають позицій.</text:p>
      <text:p text:style-name="P4">
— Минулої доби тут відбулося 15 бойових зіткнень, найбільше в районі містаМар’їнка, у полон здалося 19 осіб і це вказує на низький морально-психологічний стан ворога, — додав Валерій Шершень.</text:p>
      <text:p text:style-name="P4">
Source: <text:a xlink:type="simple" xlink:href="https://armyinform.com.ua/2023/07/11/na-odnij-z-dilyanok-frontu-rosiyany-pidtyaguyut-rezervy-v-rezultati-natysku-nashyh-udarnyh-pidrozdiliv-valerij-shershen/" text:style-name="Internet_20_link" text:visited-style-name="Visited_20_Internet_20_Link">
https://armyinform.com.ua/2023/07/11/na-odnij-z-dilyanok-frontu-rosiyany-pidtyaguyut-rezervy-v-rezultati-natysku-nashyh-udarnyh-pidrozdiliv-valerij-shershen/</text:a>
</text:p>
      <!--NEWS-->
      <text:h text:style-name="P10" text:outline-level="1">
<text:span text:style-name="T4">
Україна сформувала коаліцію для підготовки пілотів на F-16 — Олексій Резніков</text:span>
</text:h>
      <text:p text:style-name="P4">
Author: ['АРМІЯINFORM']</text:p>
      <text:p text:style-name="P4">
Time: 2023-07-11T82:00:00-04:00</text:p>
      <text:p text:style-name="P4">
Description: Україна сформувала коаліцію з 11 держав-партнерів для підготовки пілотів на винищувач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16-fighting-falcon-scaled.jpg" text:style-name="Internet_20_link" text:visited-style-name="Visited_20_Internet_20_Link">
f-16-fighting-falcon-scaled.jpg</text:a>
']</text:p>
      <text:p text:style-name="P4">
Tags: ['F-16', 'STOPRUSSIA', 'АГРЕСІЯ РФ', 'ВТОРГНЕННЯ РФ', 'ОЛЕКСІЙ РЕЗНІКОВ', 'ОФІЦІЙНО']</text:p>
      <text:p text:style-name="P4">
Category: News</text:p>
      <!--METADATA-->
      <text:p text:style-name="P4">
<draw:frame draw:style-name="fr1" draw:name="Image329" text:anchor-type="as-char" svg:width="6.9236in" svg:height="5.53888in" draw:z-index="0">
<draw:image xlink:href="../Images/AРМІЯINFORM/2023-07-11T82-00-00-04-00/f-16-fighting-falcon-scaled.jpg" xlink:type="simple" xlink:show="embed" xlink:actuate="onLoad" draw:mime-type="image/jpeg"/>
</draw:frame>
 F-16 Fighting Falcon. Ілюстративне фото</text:p>
      <text:p text:style-name="P4">
Україна сформувала коаліцію з 11 держав-партнерів для підготовки пілотів навинищувачах F-16.</text:p>
      <text:p text:style-name="P4">
Про це<text:a xlink:type="simple" xlink:href="https://twitter.com/oleksiireznikov/status/1678783312137953282" text:style-name="Internet_20_link" text:visited-style-name="Visited_20_Internet_20_Link">
повідомив</text:a>
Міністр оборони України Олексій Резніков.</text:p>
      <text:p text:style-name="P4">
До коаліції увійшли: Данія, Нідерланди, Бельгія, Канада, Люксембург, Норвегія,Польща, Португалія, Румунія, Британія та Швеція.</text:p>
      <text:p text:style-name="P4">
Меморандум передбачає те, що українські пілоти, техніки та допоміжний персоналвізьмуть участь у навчальній програмі, а також є можливість включення впрограму інших типів винищувачів.</text:p>
      <text:p text:style-name="P4">
Source: <text:a xlink:type="simple" xlink:href="https://armyinform.com.ua/2023/07/11/ukrayina-sformuvala-koalicziyu-dlya-pidgotovky-pilotiv-na-f-16-oleksij-reznikov/" text:style-name="Internet_20_link" text:visited-style-name="Visited_20_Internet_20_Link">
https://armyinform.com.ua/2023/07/11/ukrayina-sformuvala-koalicziyu-dlya-pidgotovky-pilotiv-na-f-16-oleksij-reznikov/</text:a>
</text:p>
      <!--NEWS-->
      <text:h text:style-name="P10" text:outline-level="1">
<text:span text:style-name="T4">
Намагався зірвати контрнаступ під Бахмутом: Житель Краматорська може провести 15 років за ґратами</text:span>
</text:h>
      <text:p text:style-name="P4">
Author: ['АРМІЯINFORM']</text:p>
      <text:p text:style-name="P4">
Time: 2023-07-11T83:00:00-04:00</text:p>
      <text:p text:style-name="P4">
Description: Затримала ще одного ворожого поплічника під час контрдиверсійних заходів у прифронт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22263.jpg" text:style-name="Internet_20_link" text:visited-style-name="Visited_20_Internet_20_Link">
222263.jpg</text:a>
']</text:p>
      <text:p text:style-name="P4">
Tags: ['STOPRUSSIA', 'АГРЕСІЯ РФ', 'ВТОРГНЕННЯ РФ', 'КОЛАБОРАНТ', 'СБУ']</text:p>
      <text:p text:style-name="P4">
Category: News</text:p>
      <!--METADATA-->
      <text:p text:style-name="P4">
<draw:frame draw:style-name="fr1" draw:name="Image330" text:anchor-type="as-char" svg:width="6.9236in" svg:height="4.587783in" draw:z-index="0">
<draw:image xlink:href="../Images/AРМІЯINFORM/2023-07-11T83-00-00-04-00/222263.jpg" xlink:type="simple" xlink:show="embed" xlink:actuate="onLoad" draw:mime-type="image/jpeg"/>
</draw:frame>
</text:p>
      <text:p text:style-name="P4">
Затримала ще одного ворожого поплічника під час контрдиверсійних заходів уприфронтових районах Донеччини. Зловмисником виявився 48-річний жительКраматорська, який з власної ініціативи запропонував загарбникам свою допомогуу війні проти України.</text:p>
      <text:p text:style-name="P4">
Про це <text:a xlink:type="simple" xlink:href="https://ssu.gov.ua/novyny/sbu-zatrymala-rosiiskoho-informatora-yakyi-khotiv-zirvaty-ukrainskyi-kontrnastup-pid-bakhmutom" text:style-name="Internet_20_link" text:visited-style-name="Visited_20_Internet_20_Link">
інформує</text:a>
 СБУ.</text:p>
      <text:p text:style-name="P4">
Зловмисник збирав для російських окупантів інформацію про місця тимчасовоїдислокації та переміщення підрозділів Сил оборони у Краматорську. Насампередвін намагався відслідкувати маршрути руху української бронетехніки, яказалучена до контрнаступальних операцій ЗСУ на східному фронті, зокрема підБахмутом.</text:p>
      <text:p text:style-name="P4">
Співробітники СБУ затримали російського інформатора під час виконання нимворожого завдання. Для збору розвідданих фігурант залучив ще двох мешканцівміста, які приховано спостерігали за локаціями українських захисників якпересічні громадяни.</text:p>
      <text:p text:style-name="P4">
На підставі отриманих доказів слідчі Служби безпеки повідомили затриманому пропідозру у наданні збройним формуванням держави-агресора допомоги у веденнібойових дій проти Збройних Сил України та інших військових формувань.</text:p>
      <text:p text:style-name="P4">
Наразі він під вартою. Триває розслідування для притягнення довідповідальності всіх учасників злочину. Зловмисникам загрожує до 15 роківтюремного ув’язнення.</text:p>
      <text:p text:style-name="P4">
Source: <text:a xlink:type="simple" xlink:href="https://armyinform.com.ua/2023/07/11/namagavsya-zirvaty-kontrnastup-pid-bahmutom-zhytel-kramatorska-mozhe-provesty-15-rokiv-za-gratamy/" text:style-name="Internet_20_link" text:visited-style-name="Visited_20_Internet_20_Link">
https://armyinform.com.ua/2023/07/11/namagavsya-zirvaty-kontrnastup-pid-bahmutom-zhytel-kramatorska-mozhe-provesty-15-rokiv-za-gratamy/</text:a>
</text:p>
      <!--NEWS-->
      <text:h text:style-name="P10" text:outline-level="1">
<text:span text:style-name="T4">
Кабінетом Міністрів схвалено проєкт Закону України щодо розвитку адаптивного спорту</text:span>
</text:h>
      <text:p text:style-name="P4">
Author: ['АРМІЯINFORM']</text:p>
      <text:p text:style-name="P4">
Time: 2023-07-11T84:00:00-04:00</text:p>
      <text:p text:style-name="P4">
Description: 11 липня 2023 року на засіданні Уряду в рамках виконання плану заходів на 2023-2024 ро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abmin.jpg" text:style-name="Internet_20_link" text:visited-style-name="Visited_20_Internet_20_Link">
kabmin.jpg</text:a>
']</text:p>
      <text:p text:style-name="P4">
Tags: ['STOPRUSSIA', 'АГРЕСІЯ РФ', 'АДАПТИВНИЙ СПОРТ', 'ВТОРГНЕННЯ РФ', 'КАБІНЕТ МІНІСТРІВ УКРАЇНИ']</text:p>
      <text:p text:style-name="P4">
Category: News</text:p>
      <!--METADATA-->
      <text:p text:style-name="P4">
<draw:frame draw:style-name="fr1" draw:name="Image331" text:anchor-type="as-char" svg:width="6.9236in" svg:height="4.269553in" draw:z-index="0">
<draw:image xlink:href="../Images/AРМІЯINFORM/2023-07-11T84-00-00-04-00/kabmin.jpg" xlink:type="simple" xlink:show="embed" xlink:actuate="onLoad" draw:mime-type="image/jpeg"/>
</draw:frame>
</text:p>
      <text:p text:style-name="P4">
11 липня 2023 року на засіданні Уряду в рамках виконання плану заходів на2023-2024 роки з реалізації Національної стратегії із створення безбар’єрногопростору в Україні на період до 2030 року схвалено проект Закону України «Провнесення змін до Закону України „Про фізичну культуру і спорт“ щодоадаптивного спорту». Про це повідомляє <text:a xlink:type="simple" xlink:href="https://www.kmu.gov.ua/news/kabinetom-ministriv-skhvaleno-proekt-zakonu-ukrainy-shchodo-rozvytku-adaptyvnoho-sportu" text:style-name="Internet_20_link" text:visited-style-name="Visited_20_Internet_20_Link">
Урядовийпортал</text:a>
.</text:p>
      <text:p text:style-name="P4">
Законопроєктом передбачається визначення на законодавчому рівні поняття«адаптивний спорт» як діяльності суб’єктів сфери фізичної культури і спорту,спрямованої на залучення осіб з інвалідністю чи осіб з обмеженнямиповсякденного функціонування до занять фізичною культурою і спортом з метоюсприяння інклюзії та інтеграції до суспільства, фізичній, психологічнійреабілітації, сприяння можливості ведення самостійного способу життя тазалученості до місцевої спільноти, а також окреслити його як напрям фізичноїкультури.</text:p>
      <text:p text:style-name="P4">
Запропонований напрям фізичної культури підвищить адаптацію осіб зінвалідністю чи осіб з обмеженнями повсякденного функціонування до умов життя,що змінилися, розширить їхні функціональні можливості, сприятиме відновленнюфізичного та ментального здоров’я, реінтеграції зазначеної категорії осіб досуспільства під час та у післявоєнний період, поверненню відчуття соціальноїповноцінності.</text:p>
      <text:p text:style-name="P4">
Безбар’єрність — це не просто про комфортне життя для всіх груп населення, аіноді про життя взагалі, про розвиток. Бар’єри, які існують сьогодні всуспільстві — фізичні, громадянські, освітні економічні та інші — недозволяють мільйонам українцям, серед яких маломобільні люди, молодь, жінки,люди літнього віку, реалізувати себе.</text:p>
      <text:p text:style-name="P4">
Відновлення України, її фізичного і загалом суспільного простору, даєможливість виправити ці помилки минулого, зокрема однією з основних з яких єбар’єри між різними суспільними групами — фізичні, громадянські, освітні,економічні тощо.</text:p>
      <text:p text:style-name="P4">
Створення безбар’єрного простору під патронатом першої леді Олени Зеленської зкожним днем наближає Україну до європейських стандартів безбар’єрності.</text:p>
      <text:p text:style-name="P4">
Source: <text:a xlink:type="simple" xlink:href="https://armyinform.com.ua/2023/07/11/kabinetom-ministriv-shvaleno-proyekt-zakonu-ukrayiny-shhodo-rozvytku-adaptyvnogo-sportu/" text:style-name="Internet_20_link" text:visited-style-name="Visited_20_Internet_20_Link">
https://armyinform.com.ua/2023/07/11/kabinetom-ministriv-shvaleno-proyekt-zakonu-ukrayiny-shhodo-rozvytku-adaptyvnogo-sportu/</text:a>
</text:p>
      <!--NEWS-->
      <text:h text:style-name="P10" text:outline-level="1">
<text:span text:style-name="T4">
ЛитПолУкрбриг провела тренування у Литві</text:span>
</text:h>
      <text:p text:style-name="P4">
Author: ['АРМІЯINFORM']</text:p>
      <text:p text:style-name="P4">
Time: 2023-07-11T85:00:00-04:00</text:p>
      <text:p text:style-name="P4">
Description: Литовсько-Польсько-Українська бригада імені Великого гетьмана Костянтина Остроз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lytpolukrbryg03.jpg" text:style-name="Internet_20_link" text:visited-style-name="Visited_20_Internet_20_Link">
lytpolukrbryg03.jpg</text:a>
', '<text:a xlink:type="simple" xlink:href="https://armyinform.com.ua/wp-content/uploads/2023/07/lytpolukrbryg02-150x150.jpg" text:style-name="Internet_20_link" text:visited-style-name="Visited_20_Internet_20_Link">
lytpolukrbryg02-150x150.jpg</text:a>
', '<text:a xlink:type="simple" xlink:href="https://armyinform.com.ua/wp-content/uploads/2023/07/lytpolukrbryg01-150x150.jpg" text:style-name="Internet_20_link" text:visited-style-name="Visited_20_Internet_20_Link">
lytpolukrbryg01-150x150.jpg</text:a>
', '<text:a xlink:type="simple" xlink:href="https://armyinform.com.ua/wp-content/uploads/2023/07/lytpolukrbryg-150x150.jpg" text:style-name="Internet_20_link" text:visited-style-name="Visited_20_Internet_20_Link">
lytpolukrbryg-150x150.jpg</text:a>
']</text:p>
      <text:p text:style-name="P4">
Tags: ['STOPRUSSIA', 'ВТОРГНЕННЯ РФ', 'ЛИТПОЛУКРБРИГ', 'НАВЧАННЯ ТА ТРЕНУВАННЯ']</text:p>
      <text:p text:style-name="P4">
Category: News</text:p>
      <!--METADATA-->
      <text:p text:style-name="P4">
<draw:frame draw:style-name="fr1" draw:name="Image332" text:anchor-type="as-char" svg:width="6.9236in" svg:height="3.894525in" draw:z-index="0">
<draw:image xlink:href="../Images/AРМІЯINFORM/2023-07-11T85-00-00-04-00/lytpolukrbryg03.jpg" xlink:type="simple" xlink:show="embed" xlink:actuate="onLoad" draw:mime-type="image/jpeg"/>
</draw:frame>
</text:p>
      <text:p text:style-name="P4">
Литовсько-Польсько-Українська бригада імені Великого гетьмана КостянтинаОстрозького виконала практичну частину літнього навчання під час бойовоїнавчальної поїздки до Литви.</text:p>
      <text:p text:style-name="P4">
Про це йдеться у<text:a xlink:type="simple" xlink:href="https://www.facebook.com/mnbhq/posts/pfbid02MsmzhWzB67FVpAcKQteXqhjzp1Mf3KXzCw9iFAu3b56Lyy3imrnVhnQfcJoYQuExl" text:style-name="Internet_20_link" text:visited-style-name="Visited_20_Internet_20_Link">
повідомленні</text:a>
бригади.</text:p>
      <text:p text:style-name="P4">
Персонал провів навчання з читання мапи та відновив навички аналізу місцевостіта орієнтування.</text:p>
      <text:p text:style-name="P4">
<text:a xlink:type="simple" xlink:href="https://armyinform.com.ua/wp-content/uploads/2023/07/lytpolukrbryg02.jpg" text:style-name="Internet_20_link" text:visited-style-name="Visited_20_Internet_20_Link">
<draw:frame draw:style-name="fr1" draw:name="Image333" text:anchor-type="as-char" svg:width="6.9236in" svg:height="6.9236in" draw:z-index="0">
<draw:image xlink:href="../Images/AРМІЯINFORM/2023-07-11T85-00-00-04-00/lytpolukrbryg02-150x150.jpg" xlink:type="simple" xlink:show="embed" xlink:actuate="onLoad" draw:mime-type="image/jpeg"/>
</draw:frame>
</text:a>
</text:p>
      <text:p text:style-name="P4">
<text:a xlink:type="simple" xlink:href="https://armyinform.com.ua/wp-content/uploads/2023/07/lytpolukrbryg01.jpg" text:style-name="Internet_20_link" text:visited-style-name="Visited_20_Internet_20_Link">
<draw:frame draw:style-name="fr1" draw:name="Image334" text:anchor-type="as-char" svg:width="6.9236in" svg:height="6.9236in" draw:z-index="0">
<draw:image xlink:href="../Images/AРМІЯINFORM/2023-07-11T85-00-00-04-00/lytpolukrbryg01-150x150.jpg" xlink:type="simple" xlink:show="embed" xlink:actuate="onLoad" draw:mime-type="image/jpeg"/>
</draw:frame>
</text:a>
</text:p>
      <text:p text:style-name="P4">
<text:a xlink:type="simple" xlink:href="https://armyinform.com.ua/wp-content/uploads/2023/07/lytpolukrbryg.jpg" text:style-name="Internet_20_link" text:visited-style-name="Visited_20_Internet_20_Link">
<draw:frame draw:style-name="fr1" draw:name="Image335" text:anchor-type="as-char" svg:width="6.9236in" svg:height="6.9236in" draw:z-index="0">
<draw:image xlink:href="../Images/AРМІЯINFORM/2023-07-11T85-00-00-04-00/lytpolukrbryg-150x150.jpg" xlink:type="simple" xlink:show="embed" xlink:actuate="onLoad" draw:mime-type="image/jpeg"/>
</draw:frame>
</text:a>
</text:p>
      <text:p text:style-name="P4">
«Під час літнього навчання ми відвідали історичний Сувальський коридор івивчили тактичне значення місцевості з литовської та польської точки зору», —зазначили в ЛитПолУкрбриг.</text:p>
      <text:p text:style-name="P4">
У рамках бойової навчальної поїздки солдати ЛитПолУкрбриг відвідали литовськуавіаційну базу ПС у Шяуляї, де дізналися подробиці місії НАТО з контролю заповітрям у Балтії.</text:p>
      <text:p text:style-name="P4">
Нагадаємо, що Литовсько-Польсько-Українська бригада, усупереч війні,адаптувалася і продовжує<text:a xlink:type="simple" xlink:href="https://armyinform.com.ua/2023/06/20/lytpolukrbryg-prodovzhuye-pidgotovku-ukrayinskyh-voyiniv-za-standartamy-nato-minoborony-lytvy/" text:style-name="Internet_20_link" text:visited-style-name="Visited_20_Internet_20_Link">
тренувати</text:a>
підрозділи Сил оборони України за стандартами НАТО.</text:p>
      <text:p text:style-name="P4">
Source: <text:a xlink:type="simple" xlink:href="https://armyinform.com.ua/2023/07/11/lytpolukrbryg-provela-trenuvannya-u-lytvi/" text:style-name="Internet_20_link" text:visited-style-name="Visited_20_Internet_20_Link">
https://armyinform.com.ua/2023/07/11/lytpolukrbryg-provela-trenuvannya-u-lytvi/</text:a>
</text:p>
      <!--NEWS-->
      <text:h text:style-name="P10" text:outline-level="1">
<text:span text:style-name="T4">
Олексій Резніков у Вільнюсі підписав оборонну угоду з Францією</text:span>
</text:h>
      <text:p text:style-name="P4">
Author: ['АРМІЯINFORM']</text:p>
      <text:p text:style-name="P4">
Time: 2023-07-11T86:00:00-04:00</text:p>
      <text:p text:style-name="P4">
Description: Міністр оборони України Олексій Резніков заявив про підписання угоди з оборон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nimok-ekrana-26.jpg" text:style-name="Internet_20_link" text:visited-style-name="Visited_20_Internet_20_Link">
znimok-ekrana-26.jpg</text:a>
']</text:p>
      <text:p text:style-name="P4">
Tags: ['STOPRUSSIA', 'АГРЕСІЯ РФ', 'ВТОРГНЕННЯ РФ', 'ОЛЕКСІЙ РЕЗНІКОВ', 'ОФІЦІЙНО']</text:p>
      <text:p text:style-name="P4">
Category: News</text:p>
      <!--METADATA-->
      <text:p text:style-name="P4">
<draw:frame draw:style-name="fr1" draw:name="Image336" text:anchor-type="as-char" svg:width="6.9236in" svg:height="4.6792in" draw:z-index="0">
<draw:image xlink:href="../Images/AРМІЯINFORM/2023-07-11T86-00-00-04-00/znimok-ekrana-26.jpg" xlink:type="simple" xlink:show="embed" xlink:actuate="onLoad" draw:mime-type="image/jpeg"/>
</draw:frame>
</text:p>
      <text:p text:style-name="P4">
Міністр оборони України Олексій Резніков заявив про підписання угоди зоборонним відомством Франції.</text:p>
      <text:p text:style-name="P4">
«Сьогодні у Вільнюсі ми підписали угоду між міністерствами оборони України таміністерством оборони Франції», — написав Олексій Резніков у<text:a xlink:type="simple" xlink:href="https://twitter.com/oleksiireznikov/status/1678767922511228928" text:style-name="Internet_20_link" text:visited-style-name="Visited_20_Internet_20_Link">
твіттері</text:a>
.</text:p>
      <text:p text:style-name="P4">
<text:span text:style-name="T4">
За його словами, угода передбачає:</text:span>
</text:p>
      <ul>
        <li>
збільшення військової допомоги Україні на 170 млн євро;  * спрощення процесу закупівлі та постачання зброї до України;  * створення основи для спільного виробництва запчастин та обслуговування іноземного озброєння та техніки.</li>
      </ul>
      <text:p text:style-name="P4">
Source: <text:a xlink:type="simple" xlink:href="https://armyinform.com.ua/2023/07/11/oleksij-reznikov-u-vilnyusi-pidpysav-oboronnu-ugodu-z-francziyeyu/" text:style-name="Internet_20_link" text:visited-style-name="Visited_20_Internet_20_Link">
https://armyinform.com.ua/2023/07/11/oleksij-reznikov-u-vilnyusi-pidpysav-oboronnu-ugodu-z-francziyeyu/</text:a>
</text:p>
      <!--NEWS-->
      <text:h text:style-name="P10" text:outline-level="1">
<text:span text:style-name="T4">
Литовська армія та франко-німецька бригада Blauen Express провели спільні навчання</text:span>
</text:h>
      <text:p text:style-name="P4">
Author: ['АРМІЯINFORM']</text:p>
      <text:p text:style-name="P4">
Time: 2023-07-11T87:00:00-04:00</text:p>
      <text:p text:style-name="P4">
Description: 10 липня на полігоні литовської армії у селищі Гайжунай відбулися спільні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b4449ed-c7e3-45cc-b47e-a3f72c56f933.jpg" text:style-name="Internet_20_link" text:visited-style-name="Visited_20_Internet_20_Link">
6b4449ed-c7e3-45cc-b47e-a3f72c56f933.jpg</text:a>
', '<text:a xlink:type="simple" xlink:href="https://armyinform.com.ua/wp-content/uploads/2023/07/blauenexpress03-150x150.jpg" text:style-name="Internet_20_link" text:visited-style-name="Visited_20_Internet_20_Link">
blauenexpress03-150x150.jpg</text:a>
', '<text:a xlink:type="simple" xlink:href="https://armyinform.com.ua/wp-content/uploads/2023/07/blauenexpress05-150x150.jpg" text:style-name="Internet_20_link" text:visited-style-name="Visited_20_Internet_20_Link">
blauenexpress05-150x150.jpg</text:a>
', '<text:a xlink:type="simple" xlink:href="https://armyinform.com.ua/wp-content/uploads/2023/07/blauenexpress04-150x150.jpg" text:style-name="Internet_20_link" text:visited-style-name="Visited_20_Internet_20_Link">
blauenexpress04-150x150.jpg</text:a>
', '<text:a xlink:type="simple" xlink:href="https://armyinform.com.ua/wp-content/uploads/2023/07/blauenexpress06-150x150.jpg" text:style-name="Internet_20_link" text:visited-style-name="Visited_20_Internet_20_Link">
blauenexpress06-150x150.jpg</text:a>
']</text:p>
      <text:p text:style-name="P4">
Tags: ['ЛИТВА', 'НАВЧАННЯ ТА ТРЕНУВАННЯ', 'НІМЕЧЧИНА']</text:p>
      <text:p text:style-name="P4">
Category: News</text:p>
      <!--METADATA-->
      <text:p text:style-name="P4">
<draw:frame draw:style-name="fr1" draw:name="Image337" text:anchor-type="as-char" svg:width="6.9236in" svg:height="3.894525in" draw:z-index="0">
<draw:image xlink:href="../Images/AРМІЯINFORM/2023-07-11T87-00-00-04-00/6b4449ed-c7e3-45cc-b47e-a3f72c56f933.jpg" xlink:type="simple" xlink:show="embed" xlink:actuate="onLoad" draw:mime-type="image/jpeg"/>
</draw:frame>
</text:p>
      <text:p text:style-name="P4">
10 липня на полігоні литовської армії у селищі Гайжунай відбулися спільнінавчання литовської армії та франко-німецької бригади Blauen Express.</text:p>
      <text:p text:style-name="P4">
Про це <text:a xlink:type="simple" xlink:href="https://kariuomene.lt/kas-mes-esame/naujienos/pratybose-blauen-express-lietuvos-prancuzijos-ir-vokietijos-kariai-vykdo-bendras-uzduotis/25442" text:style-name="Internet_20_link" text:visited-style-name="Visited_20_Internet_20_Link">
повідомила</text:a>
 пресслужба Збройних сил Литви.</text:p>
      <text:p text:style-name="P4">
За перебігом навчань спостерігав голова військового комітету НАТО адмірал РобБауер, командувач армією Литви генерал Вальдемарас Рупшис і командувачкомандним пунктом об’єднаних сил НАТО в Брунсумі генерал Гульєльмо ЛуїджіМільєтта, а також командувач Північно-Східного багатонаціонального корпусуНАТО генерал-лейтенант Юрген-Йоахім фон Сандрарт.</text:p>
      <text:p text:style-name="P4">
<text:a xlink:type="simple" xlink:href="https://armyinform.com.ua/wp-content/uploads/2023/07/blauenexpress03.jpg" text:style-name="Internet_20_link" text:visited-style-name="Visited_20_Internet_20_Link">
<draw:frame draw:style-name="fr1" draw:name="Image338" text:anchor-type="as-char" svg:width="6.9236in" svg:height="6.9236in" draw:z-index="0">
<draw:image xlink:href="../Images/AРМІЯINFORM/2023-07-11T87-00-00-04-00/blauenexpress03-150x150.jpg" xlink:type="simple" xlink:show="embed" xlink:actuate="onLoad" draw:mime-type="image/jpeg"/>
</draw:frame>
</text:a>
</text:p>
      <text:p text:style-name="P4">
<text:a xlink:type="simple" xlink:href="https://armyinform.com.ua/wp-content/uploads/2023/07/blauenexpress05.jpg" text:style-name="Internet_20_link" text:visited-style-name="Visited_20_Internet_20_Link">
<draw:frame draw:style-name="fr1" draw:name="Image339" text:anchor-type="as-char" svg:width="6.9236in" svg:height="6.9236in" draw:z-index="0">
<draw:image xlink:href="../Images/AРМІЯINFORM/2023-07-11T87-00-00-04-00/blauenexpress05-150x150.jpg" xlink:type="simple" xlink:show="embed" xlink:actuate="onLoad" draw:mime-type="image/jpeg"/>
</draw:frame>
</text:a>
</text:p>
      <text:p text:style-name="P4">
Близько 400 солдатів франко-німецької бригади та майже 100 солдатів арміїЛитви з батальйону піхоти великого литовського князя Альгірда брали участь унавчаннях. Була задіяна важка техніка, зокрема бойові машини піхоти Vilkas,чотириколісні бойові розвідувальні машини Fennek, бронетранспортери Griffonфранцузької армії, важкі броньовані машини AMX-10RC і легкі броньованірозвідувальні машини VBL. Солдати тренувалися проводити оборонні танаступальні дії, брали участь у бойових стрільбах.</text:p>
      <text:p text:style-name="P4">
<text:a xlink:type="simple" xlink:href="https://armyinform.com.ua/wp-content/uploads/2023/07/blauenexpress04.jpg" text:style-name="Internet_20_link" text:visited-style-name="Visited_20_Internet_20_Link">
<draw:frame draw:style-name="fr1" draw:name="Image340" text:anchor-type="as-char" svg:width="6.9236in" svg:height="6.9236in" draw:z-index="0">
<draw:image xlink:href="../Images/AРМІЯINFORM/2023-07-11T87-00-00-04-00/blauenexpress04-150x150.jpg" xlink:type="simple" xlink:show="embed" xlink:actuate="onLoad" draw:mime-type="image/jpeg"/>
</draw:frame>
</text:a>
</text:p>
      <text:p text:style-name="P4">
<text:a xlink:type="simple" xlink:href="https://armyinform.com.ua/wp-content/uploads/2023/07/blauenexpress06.jpg" text:style-name="Internet_20_link" text:visited-style-name="Visited_20_Internet_20_Link">
<draw:frame draw:style-name="fr1" draw:name="Image341" text:anchor-type="as-char" svg:width="6.9236in" svg:height="6.9236in" draw:z-index="0">
<draw:image xlink:href="../Images/AРМІЯINFORM/2023-07-11T87-00-00-04-00/blauenexpress06-150x150.jpg" xlink:type="simple" xlink:show="embed" xlink:actuate="onLoad" draw:mime-type="image/jpeg"/>
</draw:frame>
</text:a>
</text:p>
      <text:p text:style-name="P4">
Source: <text:a xlink:type="simple" xlink:href="https://armyinform.com.ua/2023/07/11/lytovska-armiya-ta-franko-nimeczka-brygada-blauen-express-provely-spilni-navchannya/" text:style-name="Internet_20_link" text:visited-style-name="Visited_20_Internet_20_Link">
https://armyinform.com.ua/2023/07/11/lytovska-armiya-ta-franko-nimeczka-brygada-blauen-express-provely-spilni-navchannya/</text:a>
</text:p>
      <!--NEWS-->
      <text:h text:style-name="P10" text:outline-level="1">
<text:span text:style-name="T4">
В окупованому Генічеську посилено репресії проти місцевих жителів</text:span>
</text:h>
      <text:p text:style-name="P4">
Author: ['АРМІЯINFORM']</text:p>
      <text:p text:style-name="P4">
Time: 2023-07-11T88:00:00-04:00</text:p>
      <text:p text:style-name="P4">
Description: Про це повідомляє Генеральний штаб ЗСУ.    «У населеному пункті Генічеськ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okupanty.jpg" text:style-name="Internet_20_link" text:visited-style-name="Visited_20_Internet_20_Link">
okupanty.jpg</text:a>
']</text:p>
      <text:p text:style-name="P4">
Tags: ['STOPRUSSIA', 'АГРЕСІЯ РФ', 'ВТОРГНЕННЯ РФ', 'ГЕНІЧЕСЬК']</text:p>
      <text:p text:style-name="P4">
Category: News</text:p>
      <!--METADATA-->
      <text:p text:style-name="P4">
<draw:frame draw:style-name="fr1" draw:name="Image342" text:anchor-type="as-char" svg:width="6.9236in" svg:height="4.233287in" draw:z-index="0">
<draw:image xlink:href="../Images/AРМІЯINFORM/2023-07-11T88-00-00-04-00/okupanty.jpg" xlink:type="simple" xlink:show="embed" xlink:actuate="onLoad" draw:mime-type="image/jpeg"/>
</draw:frame>
Ілюстративне фото</text:p>
      <text:p text:style-name="P4">
Про це<text:a xlink:type="simple" xlink:href="https://www.facebook.com/GeneralStaff.ua/posts/pfbid02tcdcRJg4Zf5W7i4MQBZ1r7JbN2J9ee4pYNE9k1d2BjdunSdQiPpSp83yESaYTqEVl" text:style-name="Internet_20_link" text:visited-style-name="Visited_20_Internet_20_Link">
повідомляє</text:a>
Генеральний штаб ЗСУ.</text:p>
      <text:p text:style-name="P4">
«У населеному пункті Генічеськ на тимчасово захопленій території Херсонськоїобласті набирають оберти репресії проти громадян України. За наявноюінформацією, потрапити “на підвал” стало в рази легше, так як місцевіколаборанти, бажаючи вислужитись перед РОВ, постійно здійснюють наклепи нагромадян, проводять безпідставні перевірки. Також окупанти погрожуютьмісцевому населенню, що у разі відсутності паспорта рф, громадян примусоводепортують до сибіру та конфіскують все майно, - йдеться в повідомленні.</text:p>
      <text:p text:style-name="P4">
Source: <text:a xlink:type="simple" xlink:href="https://armyinform.com.ua/2023/07/11/v-okupovanomu-genichesku-posyleno-represiyi-proty-misczevyh-zhyteliv/" text:style-name="Internet_20_link" text:visited-style-name="Visited_20_Internet_20_Link">
https://armyinform.com.ua/2023/07/11/v-okupovanomu-genichesku-posyleno-represiyi-proty-misczevyh-zhyteliv/</text:a>
</text:p>
      <!--NEWS-->
      <text:h text:style-name="P10" text:outline-level="1">
<text:span text:style-name="T4">
Маємо напрацювати єдину державну ветеранську політику — Ірина Верещук</text:span>
</text:h>
      <text:p text:style-name="P4">
Author: ['АРМІЯINFORM']</text:p>
      <text:p text:style-name="P4">
Time: 2023-07-11T89:00:00-04:00</text:p>
      <text:p text:style-name="P4">
Description: На цьому наголосила Віцепрем’єр-міністр Ірина Верещук на форумі «Реабілітація ветера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444-2048x1433-1.jpg" text:style-name="Internet_20_link" text:visited-style-name="Visited_20_Internet_20_Link">
4444-2048x1433-1.jpg</text:a>
']</text:p>
      <text:p text:style-name="P4">
Tags: ['STOPRUSSIA', 'АГРЕСІЯ РФ', 'ВІЙНА', 'ВТОРГНЕННЯ РФ', 'МІНРЕІНТЕГРАЦІЇ']</text:p>
      <text:p text:style-name="P4">
Category: News</text:p>
      <!--METADATA-->
      <text:p text:style-name="P4">
<draw:frame draw:style-name="fr1" draw:name="Image343" text:anchor-type="as-char" svg:width="6.9236in" svg:height="4.84652in" draw:z-index="0">
<draw:image xlink:href="../Images/AРМІЯINFORM/2023-07-11T89-00-00-04-00/4444-2048x1433-1.jpg" xlink:type="simple" xlink:show="embed" xlink:actuate="onLoad" draw:mime-type="image/jpeg"/>
</draw:frame>
</text:p>
      <text:p text:style-name="P4">
На цьому наголосила Віцепрем’єр-міністр Ірина Верещук на форумі «Реабілітаціяветеранів та військовослужбовців: основні виклики для України», про це<text:a xlink:type="simple" xlink:href="https://minre.gov.ua/2023/07/11/mayemo-napraczyuvaty-yedynu-derzhavnu-veteransku-polityku/" text:style-name="Internet_20_link" text:visited-style-name="Visited_20_Internet_20_Link">
повідомляє</text:a>
 Мінреінтеграції.</text:p>
      <text:p text:style-name="P4">
Посадовиця зауважила, що державна влада і громадянське суспільство, в томучислі волонтерська спільнота, мають чітко координувати ресурси та дії.</text:p>
      <text:p text:style-name="P4">
Віцепрем’єрка зініціювала проведення щотижневого Координаційного штабу. На їїпереконання, таким чином можна буде практично напрацювати державну політику зреабілітації ветеранів.</text:p>
      <text:p text:style-name="P4">
«Всі разом маємо створити умови, щоб наші ветерани почувалися комфортно. Нашезавдання зараз — сформувати алгоритми співпраці: між тими, хто має бажання ідосвід, і тими, хто має ресурси», — резюмувала Ірина Верещук.</text:p>
      <text:p text:style-name="P4">
Source: <text:a xlink:type="simple" xlink:href="https://armyinform.com.ua/2023/07/11/mayemo-napraczyuvaty-yedynu-derzhavnu-veteransku-polityku/" text:style-name="Internet_20_link" text:visited-style-name="Visited_20_Internet_20_Link">
https://armyinform.com.ua/2023/07/11/mayemo-napraczyuvaty-yedynu-derzhavnu-veteransku-polityku/</text:a>
</text:p>
      <!--NEWS-->
      <text:h text:style-name="P10" text:outline-level="1">
<text:span text:style-name="T4">
ДСНС отримала 14 спеціалізованих авто для піротехнічних підрозділів від ПРООН</text:span>
</text:h>
      <text:p text:style-name="P4">
Author: ['АРМІЯINFORM']</text:p>
      <text:p text:style-name="P4">
Time: 2023-07-11T8:00:00-04:00</text:p>
      <text:p text:style-name="P4">
Description: Програма розвитку ООН у партнерстві з Урядом Японії передала 14 спеціаліз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tools3.jpg" text:style-name="Internet_20_link" text:visited-style-name="Visited_20_Internet_20_Link">
imagetools3.jpg</text:a>
', '<text:a xlink:type="simple" xlink:href="https://armyinform.com.ua/wp-content/uploads/2023/07/imagetools0-1.jpg" text:style-name="Internet_20_link" text:visited-style-name="Visited_20_Internet_20_Link">
imagetools0-1.jpg</text:a>
']</text:p>
      <text:p text:style-name="P4">
Tags: ['ДСНС УКРАЇНИ']</text:p>
      <text:p text:style-name="P4">
Category: News</text:p>
      <!--METADATA-->
      <text:p text:style-name="P4">
<draw:frame draw:style-name="fr1" draw:name="Image344" text:anchor-type="as-char" svg:width="6.9236in" svg:height="4.611118in" draw:z-index="0">
<draw:image xlink:href="../Images/AРМІЯINFORM/2023-07-11T8-00-00-04-00/imagetools3.jpg" xlink:type="simple" xlink:show="embed" xlink:actuate="onLoad" draw:mime-type="image/jpeg"/>
</draw:frame>
</text:p>
      <text:p text:style-name="P4">
Програма розвитку ООН у партнерстві з Урядом Японії передала 14спеціалізованих автомобілів класу Toyota Hilux Double Cabin, засобибронезахисту та рації для потреб піротехнічних підрозділів ДСНС. Ця техніканадана в рамках реалізації проєкту ПРООН «Екстрене знешкодженнявибухонебезпечних предметів та розчищення завалів» та фінансується УрядомЯпонії. Про це <text:a xlink:type="simple" xlink:href="https://dsns.gov.ua/uk/news/ostanni-novini/dsns-otrimala-14-specializovanix-avto-dlia-pirotexnicnix-pidrozdiliv-vid-proon" text:style-name="Internet_20_link" text:visited-style-name="Visited_20_Internet_20_Link">
повідомляється</text:a>
 на сайті ДСНС.</text:p>
      <text:p text:style-name="P4">
<draw:frame draw:style-name="fr1" draw:name="Image345" text:anchor-type="as-char" svg:width="6.9236in" svg:height="4.611118in" draw:z-index="0">
<draw:image xlink:href="../Images/AРМІЯINFORM/2023-07-11T8-00-00-04-00/imagetools0-1.jpg" xlink:type="simple" xlink:show="embed" xlink:actuate="onLoad" draw:mime-type="image/jpeg"/>
</draw:frame>
</text:p>
      <text:p text:style-name="P4">
"Деокупована територія України щільно замінована. Ворог мінував все на своємушляху. Тому для наших піротехніків попереду багато роботи. Звичайно,бронезахист, техніка та обладнання швидко виходить з ладу і завжди потребуєоновлення. Дякуємо за підтримку Програмі розвитку ООН в Україні та УрядуЯпонії. З початку повномасштабного вторгнення ви неодноразово підтримувалипіротехнічні розрахунки ДСНС. Нещодавно ми отримали 14 спеціалізованихавтомобілів, які будуть направлені до піротехніків, котрі щодня виїжджаютьзнешкоджувати боєприпаси та очищувати українську землю від ворожих мін табоєприпасів", – зазначив Голова ДСНС Сергій Крук.</text:p>
      <text:p text:style-name="P4">
Нагадаємо, раніше в рамках проєкту піротехнічним підрозділам ДСНС булопередано 8 аналогічних авто та спеціальне захисне обладнання для робіт зрозмінування територій.</text:p>
      <text:p text:style-name="P4">
Source: <text:a xlink:type="simple" xlink:href="https://armyinform.com.ua/2023/07/11/dsns-otrymala-14-speczializovanyh-avto-dlya-pirotehnichnyh-pidrozdiliv-vid-proon/" text:style-name="Internet_20_link" text:visited-style-name="Visited_20_Internet_20_Link">
https://armyinform.com.ua/2023/07/11/dsns-otrymala-14-speczializovanyh-avto-dlya-pirotehnichnyh-pidrozdiliv-vid-proon/</text:a>
</text:p>
      <!--NEWS-->
      <text:h text:style-name="P10" text:outline-level="1">
<text:span text:style-name="T4">
Уряд змінив Порядок обліку артезіанських свердловин</text:span>
</text:h>
      <text:p text:style-name="P4">
Authors: Ukrinform (Person)</text:p>
      <text:p text:style-name="P4">
Publisher: Укринформ (Organization)</text:p>
      <text:p text:style-name="P4">
Published Time: 2023-07-11T8:24:02+03:00</text:p>
      <text:p text:style-name="P4">
Modified Time: 2023-07-11T22:24:02+03:00</text:p>
      <text:p text:style-name="P4">
Description: Кабінет Міністрів схвалив постанову, якою встановлюються єдині правила функціонування Реєстру свердловин. — Укрінформ.</text:p>
      <text:p text:style-name="P4">
Images: ['<text:a xlink:type="simple" xlink:href="https://static.ukrinform.com/photos/2023_07/thumb_files/630_360_1689103173-699.jpg" text:style-name="Internet_20_link" text:visited-style-name="Visited_20_Internet_20_Link">
630_360_16891...</text:a>
']</text:p>
      <text:p text:style-name="P4">
Tags: ['Мінекології ', 'Уряд', 'Вода', 'Свердловина']</text:p>
      <text:p text:style-name="P4">
Type: Article</text:p>
      <!--METADATA-->
      <text:p text:style-name="P4">
<draw:frame draw:style-name="fr1" draw:name="Image346" text:anchor-type="as-char" svg:width="6.9236in" svg:height="3.956343in" draw:z-index="0">
<draw:image xlink:href="../Images/yкринформ/2023-07-11T8-24-02-03-00/630_360_1689103173-699.jpg" xlink:type="simple" xlink:show="embed" xlink:actuate="onLoad" draw:mime-type="image/jpeg"/>
</draw:frame>
 КабінетМіністрів схвалив постанову, якою встановлюються єдині правила функціонуванняРеєстру свердловин.</text:p>
      <text:p text:style-name="P4">
Про це повідомляє Міністерство захисту довкілля та природних ресурсів Україниу <text:a xlink:type="simple" xlink:href="https://t.me/mindovkillia/1244" text:style-name="Internet_20_link" text:visited-style-name="Visited_20_Internet_20_Link">
 Телеграмі </text:a>
 , передає Укрінформ.</text:p>
      <text:p text:style-name="P4">
«Кабінет Міністрів України на своєму засіданні вніс зміни до Порядкудержавного обліку артезіанських свердловин, облаштування їх засобамивимірювання об'єму видобутих підземних <text:a xlink:type="simple" xlink:href="https://www.ukrinform.ua/tag-voda" text:style-name="Internet_20_link" text:visited-style-name="Visited_20_Internet_20_Link">
 вод </text:a>
 », - йдеться у повідомленні.</text:p>
      <text:p text:style-name="P4">
Зокрема, документ встановлює єдині правила функціонування Реєстру свердловинта на юридичному рівні фіксує поняття «артезіанська свердловина».</text:p>
      <text:p text:style-name="P4">
За словами міністра захисту довкілля Руслана Стрільця, цим рішенням будестворено прозорий доступ громадськості та бізнесу до даних про артезіанськісвердловини, що своєю чергою мінімізує корупційні ризики.</text:p>
      <text:p text:style-name="P4">
<text:span text:style-name="T4">
Читайте також:</text:span>
 <text:a xlink:type="simple" xlink:href="https://www.ukrinform.ua/rubric-regions/3734448-vodopostacanna-na-dnipropetrovsini-planuetsa-vidnoviti-do-oseni-smigal.html" text:style-name="Internet_20_link" text:visited-style-name="Visited_20_Internet_20_Link">
 <text:span text:style-name="T4">
Водопостачання</text:span>
 на Дніпропетровщині плануєтьсявідновити до осені – Шмигаль </text:a>
</text:p>
      <text:p text:style-name="P4">
Крім того, це рішення створює умови для оперативного реагування на викликивоєнного часу та подолання наслідків теракту РФ на Каховській ГЕС, аджедозволяє швидко забезпечити населення питною водою.</text:p>
      <text:p text:style-name="P4">
Як повідомлялося, Міндовкілля затвердило Правила охорони підземних вод, якірегулюють питання водозабору з артезіанських свердловин. Зокрема, документвстановлює порядок буріння, консервації та ліквідації свердловин, вимогирегулярного звітування водокористувачів та подання ними паспортів свердловиндо Державного реєстру артезіанських свердловин.</text:p>
      <text:p text:style-name="P4">
<text:span text:style-name="T5">
Фото з сайту aquatoria.kiev.ua</text:span>
</text:p>
      <text:p text:style-name="P4">
Source: <text:a xlink:type="simple" xlink:href="https://www.ukrinform.ua/rubric-economy/3734550-urad-zminiv-poradok-obliku-artezianskih-sverdlovin.html" text:style-name="Internet_20_link" text:visited-style-name="Visited_20_Internet_20_Link">
https://www.ukrinform.ua/rubric-economy/3734550-urad-zminiv-poradok-obliku-artezianskih-sverdlovin.html</text:a>
</text:p>
      <!--NEWS-->
      <text:h text:style-name="P10" text:outline-level="1">
<text:span text:style-name="T4">
Авіація Сил оборони за добу завдала 14 ударів по районах зосередження окупантів</text:span>
</text:h>
      <text:p text:style-name="P4">
Author: ['АРМІЯINFORM']</text:p>
      <text:p text:style-name="P4">
Time: 2023-07-11T90:00:00-04:00</text:p>
      <text:p text:style-name="P4">
Description: Про це повідомляє Генеральний штаб ЗСУ.    «Авіація Сил оборони за добу завдала 14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text:p>
      <text:p text:style-name="P4">
Category: News</text:p>
      <!--METADATA-->
      <text:p text:style-name="P4">
<draw:frame draw:style-name="fr1" draw:name="Image347" text:anchor-type="as-char" svg:width="6.9236in" svg:height="3.894525in" draw:z-index="0">
<draw:image xlink:href="../Images/AРМІЯINFORM/2023-07-11T90-00-00-04-00/aviacziya-syl-oborony-ukrayiny.jpg" xlink:type="simple" xlink:show="embed" xlink:actuate="onLoad" draw:mime-type="image/jpeg"/>
</draw:frame>
 Ілюстративне фото</text:p>
      <text:p text:style-name="P4">
Про це<text:a xlink:type="simple" xlink:href="https://www.facebook.com/GeneralStaff.ua/posts/pfbid02tcdcRJg4Zf5W7i4MQBZ1r7JbN2J9ee4pYNE9k1d2BjdunSdQiPpSp83yESaYTqEVl" text:style-name="Internet_20_link" text:visited-style-name="Visited_20_Internet_20_Link">
повідомляє</text:a>
Генеральний штаб ЗСУ.</text:p>
      <text:p text:style-name="P4">
«Авіація Сил оборони за добу завдала 14 ударів по районах зосередженняособового складу, озброєння та військової техніки та 3 — по зенітно-ракетнихкомплексах ворога.</text:p>
      <text:p text:style-name="P4">
Підрозділи ракетних військ і артилерії протягом доби уразили 3 пунктиуправління, 10 артилерійських засобів на вогневих позиціях, 1 засібпротиповітряної оборони та 1 станцію РЕБ противника», — йдеться вповідомленні.</text:p>
      <text:p text:style-name="P4">
Source: <text:a xlink:type="simple" xlink:href="https://armyinform.com.ua/2023/07/11/aviacziya-syl-oborony-za-dobu-zavdala-14-udariv-po-rajonah-zoseredzhennya-okupantiv/" text:style-name="Internet_20_link" text:visited-style-name="Visited_20_Internet_20_Link">
https://armyinform.com.ua/2023/07/11/aviacziya-syl-oborony-za-dobu-zavdala-14-udariv-po-rajonah-zoseredzhennya-okupantiv/</text:a>
</text:p>
      <!--NEWS-->
      <text:h text:style-name="P10" text:outline-level="1">
<text:span text:style-name="T4">
Олександр Поліщук та Денис Шарапов зустрілися з Урядовим уповноваженим Чехії з питань відновлення України</text:span>
</text:h>
      <text:p text:style-name="P4">
Author: ['АРМІЯINFORM']</text:p>
      <text:p text:style-name="P4">
Time: 2023-07-11T91:00:00-04:00</text:p>
      <text:p text:style-name="P4">
Description: Заступники Міністра оборони України Олександр Поліщук та Денис Шарапов зустрілис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00f97d527f3c4f0258c02106ff403886037e36e.jpg" text:style-name="Internet_20_link" text:visited-style-name="Visited_20_Internet_20_Link">
300f97d527f3c4f0258c02106ff403886037e36e.jpg</text:a>
']</text:p>
      <text:p text:style-name="P4">
Tags: ['STOPRUSSIA', 'АГРЕСІЯ РФ', 'ВІЙНА', 'ВТОРГНЕННЯ РФ', 'ДЕНИС ШАРАПОВ', 'ОЛЕКСАНДР ПОЛІЩУК', 'ПОВІДОМЛЯЄ САЙТ МОУ']</text:p>
      <text:p text:style-name="P4">
Category: News</text:p>
      <!--METADATA-->
      <text:p text:style-name="P4">
<draw:frame draw:style-name="fr1" draw:name="Image348" text:anchor-type="as-char" svg:width="6.9236in" svg:height="4.748436in" draw:z-index="0">
<draw:image xlink:href="../Images/AРМІЯINFORM/2023-07-11T91-00-00-04-00/300f97d527f3c4f0258c02106ff403886037e36e.jpg" xlink:type="simple" xlink:show="embed" xlink:actuate="onLoad" draw:mime-type="image/jpeg"/>
</draw:frame>
</text:p>
      <text:p text:style-name="P4">
Заступники Міністра оборони України Олександр Поліщук та Денис Шараповзустрілися з делегацією Чеської Республіки, яку очолював Урядовийуповноважений Чехії з питань відновлення України Томаш Копечни, про це<text:a xlink:type="simple" xlink:href="https://www.mil.gov.ua/news/2023/07/11/oleksandr-polishhuk-ta-denis-sharapov-zustrilisya-z-uryadovim-upovnovazhenim-chehii-z-pitan-vidnovlennya-ukraini/" text:style-name="Internet_20_link" text:visited-style-name="Visited_20_Internet_20_Link">
повідомляє</text:a>
 МО України.</text:p>
      <text:p text:style-name="P4">
Відбулись двосторонні консультації щодо зміцнення оборонного співробітництваміж нашими державами. Зокрема, обговорено посилення спроможностей Збройних СилУкраїни завдяки реалізації двосторонніх проєктів з постачання озброєння івійськової техніки в рамках міжнародної військової допомоги.</text:p>
      <text:p text:style-name="P4">
Олександр Поліщук поінформував іноземних гостей про стан та перспективиотримання та використання озброєння та військової техніки у якостіматеріально-технічної допомоги з боку союзників. Також він повідомив пропроведення огляду спроможностей в Міноборони та Збройних Силах України, атакож можливостей щодо залучення до нього партнерів України.</text:p>
      <text:p text:style-name="P4">
Представниками Міноборони України акцентовано увагу на важливості розвиткумайбутніх оборонних спроможностей держави за участі та допомоги партнерів, якігарантовано убезпечать Україну від загрози повторної збройної агресії протинеї.</text:p>
      <text:p text:style-name="P4">
Чеська делегація вкотре запевнила, що Україна й надалі може розраховувати напідтримку, яку надає дружня держава з перших днів повномасштабного російськоговторгнення.</text:p>
      <text:p text:style-name="P4">
Довідково:</text:p>
      <text:p text:style-name="P4">
12 січня 2023 року Уряд Чеської Республіки створив нову посаду — Урядовогоуповноваженого Чехії з питань відновлення України. Ним став колишній заступникміністра оборони Томаш Копечни.</text:p>
      <text:p text:style-name="P4">
Координація державної та неурядової допомоги Україні під час війни, зокрема увідновленні держави після завершення бойових дій, є найважливішим завданнямУрядового уповноваженого. Томаш Копечни також представляє Чехію на міжнароднихпереговорах з питань підтримки та відновлення України.</text:p>
      <text:p text:style-name="P4">
Source: <text:a xlink:type="simple" xlink:href="https://armyinform.com.ua/2023/07/11/oleksandr-polishhuk-ta-denys-sharapov-zustrilysya-z-uryadovym-upovnovazhenym-chehiyi-z-pytan-vidnovlennya-ukrayiny/" text:style-name="Internet_20_link" text:visited-style-name="Visited_20_Internet_20_Link">
https://armyinform.com.ua/2023/07/11/oleksandr-polishhuk-ta-denys-sharapov-zustrilysya-z-uryadovym-upovnovazhenym-chehiyi-z-pytan-vidnovlennya-ukrayiny/</text:a>
</text:p>
      <!--NEWS-->
      <text:h text:style-name="P10" text:outline-level="1">
<text:span text:style-name="T4">
Українські прапори на литовських вулицях доводять: ми вже союзники – Володимир Зеленський</text:span>
</text:h>
      <text:p text:style-name="P4">
Author: ['АРМІЯINFORM']</text:p>
      <text:p text:style-name="P4">
Time: 2023-07-11T92:00:00-04:00</text:p>
      <text:p text:style-name="P4">
Description: У Литовській Республіці Президент України Володимир Зеленський і перша леді Оле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2080193c79c9642f358ef2ba31673c9_1689093675_extra_large.jpeg" text:style-name="Internet_20_link" text:visited-style-name="Visited_20_Internet_20_Link">
02080193c79c9642f358ef2ba31673c9_1689093675_extra_large.jpeg</text:a>
', '<text:a xlink:type="simple" xlink:href="https://armyinform.com.ua/wp-content/uploads/2023/07/0f31e0e36915d607870ba543f587940c_1689093676_extra_large.jpeg" text:style-name="Internet_20_link" text:visited-style-name="Visited_20_Internet_20_Link">
0f31e0e36915d607870ba543f587940c_1689093676_extra_large.jpeg</text:a>
', '<text:a xlink:type="simple" xlink:href="https://armyinform.com.ua/wp-content/uploads/2023/07/8bf5e684755d583acbb3d191536ced78_1689093674_extra_large.jpeg" text:style-name="Internet_20_link" text:visited-style-name="Visited_20_Internet_20_Link">
8bf5e684755d583acbb3d191536ced78_1689093674_extra_large.jpeg</text:a>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draw:frame draw:style-name="fr1" draw:name="Image349" text:anchor-type="as-char" svg:width="6.9236in" svg:height="4.613521in" draw:z-index="0">
<draw:image xlink:href="../Images/AРМІЯINFORM/2023-07-11T92-00-00-04-00/02080193c79c9642f358ef2ba31673c9_1689093675_extra_large.jpeg" xlink:type="simple" xlink:show="embed" xlink:actuate="onLoad" draw:mime-type="image/jpeg"/>
</draw:frame>
</text:p>
      <text:p text:style-name="P4">
У Литовській Республіці Президент України Володимир Зеленський і перша ледіОлена Зеленська взяли участь у заході, організованому в межах кампанії«Піднімаю прапор за Україну в НАТО», про це<text:a xlink:type="simple" xlink:href="https://president.gov.ua/news/ukrayinski-prapori-na-litovskih-vulicyah-dovodyat-mi-vzhe-so-84241" text:style-name="Internet_20_link" text:visited-style-name="Visited_20_Internet_20_Link">
повідомляє</text:a>
 Офіс Президента України.</text:p>
      <text:p text:style-name="P4">
На площі Лукішкєс у Вільнюсі Володимира та Олену Зеленських зустріли ПрезидентЛитви Гітанас Наусєда та перша леді Діана Наусєдєнє.</text:p>
      <text:p text:style-name="P4">
Глави двох держав отримали з рук волонтера, співзасновника волонтерського рухуBlue and Yellow Йонаса Охмана прапор України, переданий українськимивійськовими з міста Бахмута на Донеччині, де тривають запеклі бої зросійськими окупантами. Також цей стяг пронесли вулицями Вільнюса бігуни-марафонці.</text:p>
      <text:p text:style-name="P4">
<draw:frame draw:style-name="fr1" draw:name="Image350" text:anchor-type="as-char" svg:width="6.9236in" svg:height="4.617948in" draw:z-index="0">
<draw:image xlink:href="../Images/AРМІЯINFORM/2023-07-11T92-00-00-04-00/0f31e0e36915d607870ba543f587940c_1689093676_extra_large.jpeg" xlink:type="simple" xlink:show="embed" xlink:actuate="onLoad" draw:mime-type="image/jpeg"/>
</draw:frame>
</text:p>
      <text:p text:style-name="P4">
Президент Литви у виступі зазначив, що під час свого нещодавнього візиту доКиєва поділився з Володимиром Зеленським ідеєю підняття прапора з поля бою наплощі Вільнюса, який доставлять бігуни, і висловив радість, що це вдалосяорганізувати.</text:p>
      <text:p text:style-name="P4">
«Я радію з того, що ми йдемо вперед. І я думаю, що Україна справді буде членомНАТО. Ми не маємо права діяти інакше, бо зараз та ціна, яку платить Україна, єнайвищою. Це ціна крові. Ціною своєї крові, своїх життів українці дають намчас, щоб ми могли підготуватися й дати гідну відсіч Росії. Росія не переможе»,— заявив Гітанас Наусєда.</text:p>
      <text:p text:style-name="P4">
Володимир Зеленський зі свого боку наголосив, що тут, у Вільнюсі, дуже добрепомітний прогрес Європи, де люди знають, що таке безпека і як її досягти.</text:p>
      <text:p text:style-name="P4">
«І знають, що безпека — це разом з Україною. Я вдячний тобі, Вільнюсе, і всімлитовським містам і громадам за кожен заклик на підтримку України, заприхисток для наших людей, які тут, у Литві, врятувалися від бойових дій.Дякую за вашу допомогу нашій обороні, за вашу чітку, чесну і — що важливо —сміливу позицію щодо запрошення України в НАТО. Українські прапори налитовських вулицях однозначно доводять: ми вже союзники, і Україна захистить ісвою, і вашу свободу! І ніколи, ніколи й нікому не можна озиратися на Москву»,— акцентував Глава держави.</text:p>
      <text:p text:style-name="P4">
Він також відзначив велику особисту допомогу Гітанаса Наусєди.</text:p>
      <text:p text:style-name="P4">
Глава держави зауважив, що український бойовий прапор, який сьогоднізамайорить у Вільнюсі, привезено з міста Бахмута, де відбувається одна знайбільш визначальних битв за свободу у Європі, і саме так її згадуватимутьнаші діти й онуки.</text:p>
      <text:p text:style-name="P4">
«Цей наш бойовий прапор із Бахмута означає, що ніколи знову литовцям недоведеться битися проти російських солдатів ані під Вільнюською телевежею, анів будь-якому іншому місці вашої столиці, вашої країни! Литва завжди буде лишевашою! Цей наш прапор означає, що ніколи знову не буде депортацій із країнБалтії в Сибір. Ніколи знову не буде поділів Польщі й приниження загарбникамиУгорщини. Ніколи знову не буде танків у Празі та „зимових війн“ проти свободиФінляндії… Жодних окупацій у Європі більше не буде!» — наголосив ВолодимирЗеленський.</text:p>
      <text:p text:style-name="P4">
<draw:frame draw:style-name="fr1" draw:name="Image351" text:anchor-type="as-char" svg:width="6.9236in" svg:height="4.613521in" draw:z-index="0">
<draw:image xlink:href="../Images/AРМІЯINFORM/2023-07-11T92-00-00-04-00/8bf5e684755d583acbb3d191536ced78_1689093674_extra_large.jpeg" xlink:type="simple" xlink:show="embed" xlink:actuate="onLoad" draw:mime-type="image/jpeg"/>
</draw:frame>
</text:p>
      <text:p text:style-name="P4">
За словами Президента, український прапор хоч і пробитий кулями, але живий,гордий і вільний, і це означає, що й кожен прапор країн Європи буде живим,гордим і вільним.</text:p>
      <text:p text:style-name="P4">
«Там, у руїнах Бахмута, на полях інших битв в Україні залишаться розбитимиросійські загарбницькі амбіції. І не Україна чи хтось інший у нашій Європі, асаме вони, російські загарбницькі амбіції, будуть у руїнах», — акцентувавГлава держави.</text:p>
      <text:p text:style-name="P4">
Він зазначив, що вірить у рішення партнерів України, яке зробить НАТО сильнимі рішучим.</text:p>
      <text:p text:style-name="P4">
«Я хотів би, щоб ця віра стала впевненістю — впевненістю в рішеннях, на які мизаслуговуємо — всі ми заслуговуємо — і яких очікує кожен наш воїн, кожен нашгромадянин, кожна наша мати, кожна наша дитина. І хіба це — завелике бажання?НАТО дасть Україні безпеку. Україна зробить Альянс сильнішим», — сказавВолодимир Зеленський.</text:p>
      <text:p text:style-name="P4">
Після завершення виступів прозвучав Державний гімн України. Мер ВільнюсаВалдас Бенкунскас урочисто підняв прапор України на площі Лукішкєс.</text:p>
      <text:p text:style-name="P4">
Source: <text:a xlink:type="simple" xlink:href="https://armyinform.com.ua/2023/07/11/ukrayinski-prapory-na-lytovskyh-vulyczyah-dovodyat-my-vzhe-soyuznyky-volodymyr-zelenskyj/" text:style-name="Internet_20_link" text:visited-style-name="Visited_20_Internet_20_Link">
https://armyinform.com.ua/2023/07/11/ukrayinski-prapory-na-lytovskyh-vulyczyah-dovodyat-my-vzhe-soyuznyky-volodymyr-zelenskyj/</text:a>
</text:p>
      <!--NEWS-->
      <text:h text:style-name="P10" text:outline-level="1">
<text:span text:style-name="T4">
НАТО дасть Україні безпеку. Україна зробить Альянс сильнішим — Володимир Зеленський</text:span>
</text:h>
      <text:p text:style-name="P4">
Author: ['АРМІЯINFORM']</text:p>
      <text:p text:style-name="P4">
Time: 2023-07-11T93:00:00-04:00</text:p>
      <text:p text:style-name="P4">
Description: Сьогодні тут, у Вільнюсі, український бойовий прапор із Бахмута. Бахмут — це одн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Сьогодні тут, у Вільнюсі, український бойовий прапор із Бахмута. Бахмут — цеодна з найбільш визначальних битв за свободу в Європі, і її саме так будутьзгадувати наші діти й онуки. Цей наш бойовий прапор із Бахмута означає, щоніколи знову литовцям не доведеться битися проти російських солдатів ані підВільнюською телевежею, ані в будь-якому іншому місці вашої столиці вашоїкраїни.</text:p>
      <text:p text:style-name="P4">
Про це <text:a xlink:type="simple" xlink:href="https://t.me/V_Zelenskiy_official/6937" text:style-name="Internet_20_link" text:visited-style-name="Visited_20_Internet_20_Link">
повідомив</text:a>
 Президент УкраїниВолодимир Зеленський.</text:p>
      <text:p text:style-name="P4">
Литва завжди буде тільки вашою! Цей наш прапор означає, що ніколи знову небуде депортацій із країн Балтії в Сибір. Ніколи знову не буде поділів Польщі йприниження загарбниками Угорщини. Ніколи знову не буде танків у Празі та«зимових війн» проти свободи Фінляндії. Жодних окупацій у Європі більше небуде!</text:p>
      <text:p text:style-name="P4">
Сьогодні я поїхав в дорогу сюди з вірою в рішення, із вірою в партнерів, ізвірою в сильне НАТО. У НАТО, яке не сумнівається, не втрачає часу й неозирається на будь-якого агресора. І я хотів би, щоб ця віра стала впевненістю— впевненістю в рішеннях, на які ми заслуговуємо — всі ми заслуговуємо — іяких очікує кожен наш воїн, кожен наш громадянин, кожна наша мати, кожна нашадитина. І хіба це завелике бажання?</text:p>
      <text:p text:style-name="P4">
НАТО дасть Україні безпеку. Україна зробить Альянс сильнішим.</text:p>
      <text:p text:style-name="P4">
Šlovė Ukrainai, Šlovė Lietuvai!</text:p>
      <text:p text:style-name="P4">
Source: <text:a xlink:type="simple" xlink:href="https://armyinform.com.ua/2023/07/11/nato-dast-ukrayini-bezpeku-ukrayina-zrobyt-alyans-sylnishym-volodymyr-zelenskyj/" text:style-name="Internet_20_link" text:visited-style-name="Visited_20_Internet_20_Link">
https://armyinform.com.ua/2023/07/11/nato-dast-ukrayini-bezpeku-ukrayina-zrobyt-alyans-sylnishym-volodymyr-zelenskyj/</text:a>
</text:p>
      <!--NEWS-->
      <text:h text:style-name="P10" text:outline-level="1">
<text:span text:style-name="T4">
Підсумки першого дня Вільнюського саміту-2023 для України</text:span>
</text:h>
      <text:p text:style-name="P4">
Author: ['Ольга Мосьондз']</text:p>
      <text:p text:style-name="P4">
Time: 2023-07-11T94:00:00-04:00</text:p>
      <text:p text:style-name="P4">
Description: Сьогодні у Вільнюсі завершився перший день саміту лідерів країн та урядів НАТО. Підсу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9e1015c-d678-4be1-ba4f-1dd798b5c079.jpg" text:style-name="Internet_20_link" text:visited-style-name="Visited_20_Internet_20_Link">
19e1015c-d678-4be1-ba4f-1dd798b5c079.jpg</text:a>
', '<text:a xlink:type="simple" xlink:href="https://armyinform.com.ua/wp-content/uploads/2023/07/d28782c3-a34a-45fe-b4bf-b161766e7cd3.jpg" text:style-name="Internet_20_link" text:visited-style-name="Visited_20_Internet_20_Link">
d28782c3-a34a-45fe-b4bf-b161766e7cd3.jpg</text:a>
']</text:p>
      <text:p text:style-name="P4">
Tags: ['STOPRUSSIA', 'АГРЕСІЯ РФ', 'ВІЙНА', 'ВТОРГНЕННЯ РФ']</text:p>
      <text:p text:style-name="P4">
Category: News</text:p>
      <!--METADATA-->
      <text:p text:style-name="P4">
<draw:frame draw:style-name="fr1" draw:name="Image352" text:anchor-type="as-char" svg:width="6.9236in" svg:height="4.615733in" draw:z-index="0">
<draw:image xlink:href="../Images/AРМІЯINFORM/2023-07-11T94-00-00-04-00/19e1015c-d678-4be1-ba4f-1dd798b5c079.jpg" xlink:type="simple" xlink:show="embed" xlink:actuate="onLoad" draw:mime-type="image/jpeg"/>
</draw:frame>
</text:p>
      <text:p text:style-name="P4">
Сьогодні у Вільнюсі завершився перший день саміту лідерів країн та урядівНАТО. Підсумки щодо рішень, які сьогодні приймалися на робочому засіданніозвучив Генеральний секретар Альянсу Єнс Столтенберг під час пресконференціїувечері. Про це повідомляє наш кореспондент з Вільнюсу.</text:p>
      <text:p text:style-name="P4">
Єнс Столтенберг відповів на головні питання, які найбільше хвилювали іхвилюють українців — це, звісно ж, офіційне запрошення України до НАТО, атакож — літаки для України.</text:p>
      <text:p text:style-name="P4">
Під час конференції Єнс Столтенберг повідомив, що рішення щодо наближенняУкраїни до НАТО члени Альянсу вже ухвалили — Україну запросять, але післявиконання «певних умов». А поки шлях до НАТО скорочується завдяки відміни ПДЧ— тобто замість двоетапного шляху Україні пропонують одноетапний. Також вінзазначив, що Альянс <text:span text:style-name="T4">
узгоджує потужний пакет допомоги Україні, посилюєвзаємосумісність військ, стримування і оборону.</text:span>
 Крім того, члени Альянсуоголосили про «коаліцію літаків».</text:p>
      <text:h text:style-name="P12" text:outline-level="3">
<text:span text:style-name="T4">
<text:span text:style-name="T4">
Щодо рішення про наближення України до НАТО</text:span>
</text:span>
</text:h>
      <text:p text:style-name="P4">
Під час підсумкової пресконференції Єнс Столтенберг зазначив, що тексткомюніке щодо шляху України до НАТО уже погоджений і там є формулюваннязапрошення України до родини Альянсу, але, як уже зазначили за певних умов.Також він акцентував, що там же прописані інструменти виконання цих умов.</text:p>
      <text:p text:style-name="P4">
Зокрема, пан Столтенберг зазначив, що члени Альянсу погодили пакет з трьохелементів, що наближають Україну до НАТО.</text:p>
      <text:p text:style-name="P4">
Перше — глави держав та урядів країн-членів НАТО погодилися скасувати вимогупро План дій щодо членства для України.</text:p>
      <text:p text:style-name="P4">
— Ми підтвердили, що Україна стане членом НАТО, і погодились вилучити вимогупро План дій щодо членства. Це змінить шлях України до членства з двокроковогодо однокрокового процесу. Ми також дали зрозуміти, що ми надамо запрошенняУкраїні приєднатися до НАТО, коли союзники погодяться і будуть виконані умови,— сказав він.</text:p>
      <text:p text:style-name="P4">
За його словами, саме це рішення є одним з трьох компонентів, погодженихсоюзниками по НАТО «з метою наближення України ближче до НАТО».</text:p>
      <text:p text:style-name="P4">
— Я дуже активно працюю з членами Альянсу і з українськими урядовими особами,зокрема і паном Володимиром Зеленським, — додав Генсек НАТО.</text:p>
      <text:p text:style-name="P4">
Інший елемент — це «нова багаторічна програма допомоги, покликана сприятипереходу українських Збройних Сил від радянських стандартів до стандартів НАТОі допомогти відбудувати сектор безпеки і оборони України, задовольняючи такікритичні потреби, як паливо, обладнання для розмінування і медикаменти.</text:p>
      <text:p text:style-name="P4">
Третім елементом як зазначив пан Столтенберг є створення нової Ради Україна-НАТО, яку він назвав «форумом для кризових консультацій та ухвалення рішень»,тобто можливістю України у будь який кризовий час збирати учасників країн-членів та проводити зустрічі «на рівні».</text:p>
      <text:p text:style-name="P4">
Генсек Альянсу також нагадав, що завтра, на другий день саміту НАТОвідбудеться інавгураційна зустріч Ради за участю Президента України ВолодимираЗеленського.</text:p>
      <text:p text:style-name="P4">
<draw:frame draw:style-name="fr1" draw:name="Image353" text:anchor-type="as-char" svg:width="6.9236in" svg:height="4.615733in" draw:z-index="0">
<draw:image xlink:href="../Images/AРМІЯINFORM/2023-07-11T94-00-00-04-00/d28782c3-a34a-45fe-b4bf-b161766e7cd3.jpg" xlink:type="simple" xlink:show="embed" xlink:actuate="onLoad" draw:mime-type="image/jpeg"/>
</draw:frame>
</text:p>
      <text:p text:style-name="P4">
— Це сильний пакет для України та чіткий шлях у напрямку її членства у НАТО, —підкреслив Генсек Альянсу.</text:p>
      <text:p text:style-name="P4">
Він також наголосив, що «Україна зараз знаходиться набагато ближче до НАТО,особливо після 2014 року, коли члени Альянсу почали допомагати озброєнням танавчати ЗСУ і Україна продемонструвала свої спроможності та потужності, атакож стала більш інтегрованою з НАТО».</text:p>
      <text:p text:style-name="P4">
— Україна зараз не має виконувати ПДЧ. Але, я хочу сказати, що я був вБухаресті в 2008 році у складі делегації уряду Нідерландів. Тоді миобговорювали те, чому була відмова Україні в наданні ПДЧ. І однією з причинбуло те, що вона (Україна — ред.) була дуже далекою від НАТО, зокрема щодостандартів та техніки. Наразі Україна продемонструвала свої спроможності,потужності і є більше інтегрована в НАТО, ніж тоді. Зараз уже той факт, щоУкраїні надано багато техніки і озброєння від країн НАТО, також наразі будутьвідбуватися тренування пілотів — ще більше наближає Україну до НАТО, —відмітив Єнс Столтенберг.</text:p>
      <text:p text:style-name="P4">
Водночас Єнс Столтенберг заявив, що усі члени НАТО погоджуються, що «не часробити Україну членом НАТО, поки точиться війна».</text:p>
      <text:p text:style-name="P4">
За його словами, важливо, щоб Україна перемогла у розв’язаній проти неї росієювійні, оскільки інакше про членство в Альянсі поки не йтиметься.</text:p>
      <text:p text:style-name="P4">
За його словами, відсутність у прийнятому на саміті комюніке часових рамокнадання Україні членства в НАТО не є чимось екстраординарним, оскільки «упроцесах членства у НАТО немає часових рамок, а завжди все обумовленоумовами».</text:p>
      <text:p text:style-name="P4">
На уточнююче запитання щодо того, які саме умови мають бути виконані длячленства України в НАТО, пан Столтенберг заявив, що йдеться, зокрема, прооцінку членами Альянсу того, чи виконала Україна усі вимоги для членства.</text:p>
      <text:p text:style-name="P4">
— Певні умови частково закладені у статті 10 Вашингтонського договору НАТО. І,звичайно, члени Альянсу повинні оцінити, чи вони повністю виконані, чи ні. Івласне, ось це повинні обговорити члени Альянсу. Я тут говорю не лише проумови, а також про те, чи усі члени Альянсу згідні з цим, — закцентував він.</text:p>
      <text:p text:style-name="P4">
Єнс Столтенберг також запевнив, що рішення саміту НАТО у Вільнюсі не слідпорівнювати з рішенням Бухарестського саміту 2008 року. За його словами, одназ головних відмінностей полягає у тому, що рішення Вільнюського самітуприбирає вимогу щодо ПДЧ для України, а тому «зараз замість двох етапів є одинетап». Друга відмінність полягає у запуску багаторічної програми підтримкиУкраїни з метою покращення взаємосумісності та посилення політичних зв’язків.</text:p>
      <text:h text:style-name="P12" text:outline-level="3">
<text:span text:style-name="T4">
<text:span text:style-name="T4">
Про</text:span>
 <text:span text:style-name="T4">
оборонні плани НАТО</text:span>
</text:span>
</text:h>
      <text:p text:style-name="P4">
Так, за словами пана Столтенберга, сьогодні, члени Альянсу ухвалили «найбільшкомплексні оборонні плани з часів закінчення холодної війни». Нові регіональніплани призначені для протидії двом головним загрозам Альянсу — росії ітероризму — передбачають утримання 300 тисяч військовослужбовців у станіпідвищеної готовності, в тому числі значних військово-повітряних і військово-морських сил і засобів.</text:p>
      <text:p text:style-name="P4">
Члени Альянсу також ухвалили новий План дій з оборонного виробництва,спрямований на прискорення спільних закупівель, посилення виробничихпотужностей і підвищення оперативної сумісності членів Альянсу.</text:p>
      <text:p text:style-name="P4">
Задля задоволення своїх оборонних потреб члени Альянсу взяли на себезобов’язання інвестувати в оборону щонайменше 2% свого валового внутрішньогопродукту (ВВП). Європейські члени Альянсу і Канада зафіксували збільшеннясвоїх оборонних бюджетів на 8,3 відсотка в реальному вимірі в 2023 році, що єнайбільшим зростанням за останні десятиріччя. Одинадцять членів Альянсудосягли або перевищили цей показник цього року, і очікується, що в 2024 роціця кількість суттєво зросте.</text:p>
      <text:p text:style-name="P4">
Члени Альянсу також обговорили виклики, які Китай кидає євроатлантичнійбезпеці і цінностям.</text:p>
      <text:p text:style-name="P4">
— Китай не є нашим супротивником, і ми повинні продовжувати взаємодіяти, —сказав Генеральний секретар НАТО, підкресливши, що «зростаюча напористістьПекіна впливає на нашу безпеку» і кидає виклик міжнародному порядку,заснованому на правилах.</text:p>
      <text:p text:style-name="P4">
Пан Столтенберг також нагадав, що завтра члени Альянсу зустрінуться з лідерамиАвстралії, Японії, Нової Зеландії і Південної Кореї, а також ЄвропейськогоСоюзу.</text:p>
      <text:h text:style-name="P12" text:outline-level="3">
<text:span text:style-name="T4">
<text:span text:style-name="T4">
Українська делегація у перший день саміту НАТО</text:span>
</text:span>
</text:h>
      <text:p text:style-name="P4">
Сьогодні на поля саміту лідерів країн НАТО приїхав Міністр оборони УкраїниОлексій Резніков. Сьогодні у Вільнюсі підписано Угоду між міністерствамиоборони України та Франції. Як зазначив Олексій Резніков вона передбачає:</text:p>
      <text:p text:style-name="P4">
— військова допомога Україні збільшиться на €170 млн;</text:p>
      <text:p text:style-name="P4">
— буде спрощено процес закупівлі та постачання озброєнь для України;</text:p>
      <text:p text:style-name="P4">
— створюється основа для спільного виробництва запасних частин таобслуговування іноземного озброєння та техніки.</text:p>
      <text:p text:style-name="P4">
Також Міністр оборони України розповів, що 11 країн Альянсу об’єдналися у«літакову коаліцію»:</text:p>
      <text:p text:style-name="P4">
«F-16 захищатимуть небо України і східний фланг НАТО. Українські ПовітряніСили готові опанувати їх якнайшвидше. Україна переможе», — написав ОлексійРезніков у Твіттер.</text:p>
      <text:p text:style-name="P4">
Додамо, що сьогодні вперше в саміті лідерів країн та урядів НАТО взяла участьФінляндія як повноправний член Альянсу. А Швецію, завдяки погодженню Туреччиниратифікувати її вступ, уже анонсовано як 32 член Альянсу.</text:p>
      <text:p text:style-name="P4">
<text:span text:style-name="T5">
Фото автора</text:span>
</text:p>
      <text:p text:style-name="P4">
Source: <text:a xlink:type="simple" xlink:href="https://armyinform.com.ua/2023/07/11/pidsumky-pershogo-dnya-vilnyuskogo-samitu-2023-dlya-ukrayiny/" text:style-name="Internet_20_link" text:visited-style-name="Visited_20_Internet_20_Link">
https://armyinform.com.ua/2023/07/11/pidsumky-pershogo-dnya-vilnyuskogo-samitu-2023-dlya-ukrayiny/</text:a>
</text:p>
      <!--NEWS-->
      <text:h text:style-name="P10" text:outline-level="1">
<text:span text:style-name="T4">
Уряд врегулював надання статусу УБД добровольцям — цивільним особам, які брали безпосередню участь у захисті України</text:span>
</text:h>
      <text:p text:style-name="P4">
Author: ['АРМІЯINFORM']</text:p>
      <text:p text:style-name="P4">
Time: 2023-07-11T95:00:00-04:00</text:p>
      <text:p text:style-name="P4">
Description: Відповідні зміни до постанови КМУ № 413, що розроблені фахівцями Мінветеран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7/ubd.jpg" text:style-name="Internet_20_link" text:visited-style-name="Visited_20_Internet_20_Link">
ubd.jpg</text:a>
']</text:p>
      <text:p text:style-name="P4">
Tags: ['STOPRUSSIA', 'АГРЕСІЯ РФ', 'ВТОРГНЕННЯ РФ', 'ДОБРОВОЛЬЦІ', 'СТАТУС УБД']</text:p>
      <text:p text:style-name="P4">
Category: News</text:p>
      <!--METADATA-->
      <text:p text:style-name="P4">
<draw:frame draw:style-name="fr1" draw:name="Image354" text:anchor-type="as-char" svg:width="6.9236in" svg:height="3.63489in" draw:z-index="0">
<draw:image xlink:href="../Images/AРМІЯINFORM/2023-07-11T95-00-00-04-00/ubd.jpg" xlink:type="simple" xlink:show="embed" xlink:actuate="onLoad" draw:mime-type="image/jpeg"/>
</draw:frame>
</text:p>
      <text:p text:style-name="P4">
Відповідні зміни до постанови КМУ № 413, що розроблені фахівцями Мінветеранівна виконання завдання Прем’єр-міністра України, внесено під час засіданняКабінету Міністрів України 11 липня. Про це<text:a xlink:type="simple" xlink:href="https://www.kmu.gov.ua/news/uriad-vrehuliuvav-nadannia-statusu-ubd-dobrovoltsiam-tsyvilnym-osobam-iaki-braly-bezposeredniu-uchast-u-zakhysti-ukrainy" text:style-name="Internet_20_link" text:visited-style-name="Visited_20_Internet_20_Link">
повідомляє</text:a>
 Урядовий портал.</text:p>
      <text:p text:style-name="P4">
Йдеться про процедуру встановлення статусу учасника бойових дій (УБД)цивільним особам, які з 24 лютого по 25 березня 2022 року самостійно або ускладі добровольчих формувань у взаємодії із ЗСУ, МВС, Держприкордонслужбою,Нацполіцією, Нацгвардією, СБУ брали участь у здійсненні заходів, необхіднихдля забезпечення оборони України, захисту безпеки населення та інтересівдержави у зв’язку з військовою агресією рф проти України, перебуваючибезпосередньо в районах та у період здійснення зазначених заходів.</text:p>
      <text:p text:style-name="P4">
«Сьогодні Уряд вніс дуже нагальні і важливі зміни до постанови 413. Їхнєухвалення — це вимога часу, щоб люди, які долучилися до захисту і обороникраїни саме в перші найбуремніші часи широкомасштабного вторгнення, отрималистатус УБД, — наголосила Міністр у справах ветеранів України Юлія Лапутіна. —Йдеться про тих, хто від початку агресії стали на захист України та не змоглиоформитись офіційно у структури сектору безпеки й оборони. Адже багато людейзі зброєю в руках боронили нашу країну й виганяли ворога».</text:p>
      <text:p text:style-name="P4">
Відтак, рішення про надання статусу УБД таким особам буде прийматися утвореноюМінветеранів міжвідомчою комісією з питань розгляду матеріалів про визнанняучасниками бойових дій та виплати одноразової грошової допомоги в разізагибелі (смерті) або інвалідності волонтера і деяких інших категорій осібвідповідно до Закону України «Про статус ветеранів війни, гарантії їхсоціального захисту».</text:p>
      <text:p text:style-name="P4">
Для надання статусу УБД таким особам необхідно подати на розглядвищезазначеної комісії документи, які підтверджують їх участь у бойових діях,а саме:</text:p>
      <ul>
        <li>
довідку, видану командиром (начальником) військової частини у взаємодії з якою особа сама або у складі добровольчого формування брала безпосередню участь у здійсненні заходів із захисту України(згідно додатку 6 до постанови КМУ від 20.08.2014 № 413);  * у разі відсутності вищезазначеної довідки — нотаріально завірені свідчення не менше ніж трьох свідків (з числа військових, яким вже встановлений статус УБД, одним із яких є командир підрозділу, в зоні відповідальності якого перебувала особа або добровольче формування) про період безпосередньої участі в здійсненні заходів із захисту України.</li>
      </ul>
      <text:p text:style-name="P4">
В той же час особи, які отримали поранення, контузію, каліцтво, щоунеможливило подальше виконання ними відповідних завдань (крім випадківнеобережного поводження із зброєю, самокалічення) та не мають відповідноїдовідки, подають на розгляд комісії:</text:p>
      <ul>
        <li>
нотаріально завірені свідчення не менше ніж двох свідків (з числа військових, яким вже встановлений статус УБД) про період безпосередньої участі таких осіб в здійсненні заходів, необхідних для забезпечення оборони України;  * медичні документи, що підтверджують отримання особою поранення, контузії, каліцтва під час безпосередньої участі у здійсненні таких заходів.</li>
      </ul>
      <text:p text:style-name="P4">
Заява та необхідні документи подаються/надсилаються поштою до Мінветеранів заадресою: провулок Музейний, 12, м. Київ, 01001.</text:p>
      <text:p text:style-name="P4">
Source: <text:a xlink:type="simple" xlink:href="https://armyinform.com.ua/2023/07/11/uryad-vregulyuvav-nadannya-statusu-ubd-dobrovolczyam-czyvilnym-osobam-yaki-braly-bezposerednyu-uchast-u-zahysti-ukrayiny/" text:style-name="Internet_20_link" text:visited-style-name="Visited_20_Internet_20_Link">
https://armyinform.com.ua/2023/07/11/uryad-vregulyuvav-nadannya-statusu-ubd-dobrovolczyam-czyvilnym-osobam-yaki-braly-bezposerednyu-uchast-u-zahysti-ukrayiny/</text:a>
</text:p>
      <!--NEWS-->
      <text:h text:style-name="P10" text:outline-level="1">
<text:span text:style-name="T4">
У Силах ТрО розпочався курс підготовки командирів відділень і сержантського лідерства</text:span>
</text:h>
      <text:p text:style-name="P4">
Author: ['АРМІЯINFORM']</text:p>
      <text:p text:style-name="P4">
Time: 2023-07-11T96:00:00-04:00</text:p>
      <text:p text:style-name="P4">
Description: У Центрі підготовки сержантського складу на базі навчального центру Командування Сил Т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НАВЧАННЯ', 'СЕРЖАНТИ']</text:p>
      <text:p text:style-name="P4">
Category: News</text:p>
      <!--METADATA-->
      <text:p text:style-name="P4">
У Центрі підготовки сержантського складу на базі навчального центруКомандування Сил ТрО ЗСУ <text:a xlink:type="simple" xlink:href="https://fb.watch/lJ9UM0gmZV/" text:style-name="Internet_20_link" text:visited-style-name="Visited_20_Internet_20_Link">
розпочались</text:a>
 навчанняна черговому курсі підготовки командирів відділень і сержантського лідерства.</text:p>
      <text:p text:style-name="P4">
Слухачі – сержанти з різних підрозділів Сил територіальної оборони ЗСУ.Інструктори мають бойовий досвід, пройшли підготовку не лише в Україні, а й закордоном. Тут вони поєднують здобуті знання з реаліями російсько-українськоївійни. Після закінчення курсу навчені сержанти повернуться у свої підрозділи,щоб ефективніше виконувати бойові завдання та берегти життя своїх воїнів.</text:p>
      <text:p text:style-name="P4">
Навчання триває вісім тижнів, основний акцент програми — формування світоглядукомандира, який здатний вести за собою. Гасло сержанта ЗС України: «Слідуй замною, роби, як я».</text:p>
      <text:p text:style-name="P4">
Програма охоплює теми від основ повсякденної діяльності до вивчення тонкощівведення бою. Більшість занять проходять у практичних і польових умовах звідпрацьовуванням основ наступального та оборонного бою в умовах, наближенихдо реальних.</text:p>
      <text:p text:style-name="P4">
Полігон максимально наближений до реальних умов дислокації військовогопідрозділу. Це дає змогу відпрацьовувати необхідні фахові навички та вмінняслухачів.</text:p>
      <text:p text:style-name="P4">
Source: <text:a xlink:type="simple" xlink:href="https://armyinform.com.ua/2023/07/11/u-sylah-tro-rozpochavsya-kurs-pidgotovky-komandyriv-viddilen-i-serzhantskogo-liderstva/" text:style-name="Internet_20_link" text:visited-style-name="Visited_20_Internet_20_Link">
https://armyinform.com.ua/2023/07/11/u-sylah-tro-rozpochavsya-kurs-pidgotovky-komandyriv-viddilen-i-serzhantskogo-liderstva/</text:a>
</text:p>
      <!--NEWS-->
      <text:h text:style-name="P10" text:outline-level="1">
<text:span text:style-name="T4">
Військовослужбовець рф розповідає про місцеві «розваги» та очікування скорого наступу з обох сторін — ГУР</text:span>
</text:h>
      <text:p text:style-name="P4">
Author: ['АРМІЯINFORM']</text:p>
      <text:p text:style-name="P4">
Time: 2023-07-11T97:00:00-04:00</text:p>
      <text:p text:style-name="P4">
Description: https://www.youtube.com/watch?v=mTCMxFcZwdY    Джерело: ГУР МО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text:p>
      <text:p text:style-name="P4">
Category: News</text:p>
      <!--METADATA-->
      <text:p text:style-name="P4">
<text:span text:style-name="T4">
Джерело:</text:span>
 <text:a xlink:type="simple" xlink:href="https://gur.gov.ua/content/poliaky-est-esly-etykh-zavezut-mohut-bnut.html" text:style-name="Internet_20_link" text:visited-style-name="Visited_20_Internet_20_Link">
<text:span text:style-name="T5">
ГУР МО України.</text:span>
</text:a>
</text:p>
      <text:p text:style-name="P4">
Source: <text:a xlink:type="simple" xlink:href="https://armyinform.com.ua/2023/07/11/vijskovosluzhbovecz-rf-pro-misczevi-rozvagy-ta-ochikuvannya-skorogo-nastupu-z-oboh-storin-gur/" text:style-name="Internet_20_link" text:visited-style-name="Visited_20_Internet_20_Link">
https://armyinform.com.ua/2023/07/11/vijskovosluzhbovecz-rf-pro-misczevi-rozvagy-ta-ochikuvannya-skorogo-nastupu-z-oboh-storin-gur/</text:a>
</text:p>
      <!--NEWS-->
      <text:h text:style-name="P10" text:outline-level="1">
<text:span text:style-name="T4">
На виплати допомоги на проживання ВПО за липень спрямовано 4 млрд гривень</text:span>
</text:h>
      <text:p text:style-name="P4">
Author: ['АРМІЯINFORM']</text:p>
      <text:p text:style-name="P4">
Time: 2023-07-11T98:00:00-04:00</text:p>
      <text:p text:style-name="P4">
Description: Вчасність виплат ВПО знаходиться на особливому контролі Мінсоцполітик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6-41.jpg" text:style-name="Internet_20_link" text:visited-style-name="Visited_20_Internet_20_Link">
6-41.jpg</text:a>
']</text:p>
      <text:p text:style-name="P4">
Tags: ['STOPRUSSIA', 'АГРЕСІЯ РФ', 'ВІЙНА', 'ВПО', 'ВТОРГНЕННЯ РФ', 'МІНРЕІНТЕГРАЦІЇ']</text:p>
      <text:p text:style-name="P4">
Category: News</text:p>
      <!--METADATA-->
      <text:p text:style-name="P4">
<draw:frame draw:style-name="fr1" draw:name="Image355" text:anchor-type="as-char" svg:width="6.9236in" svg:height="3.692587in" draw:z-index="0">
<draw:image xlink:href="../Images/AРМІЯINFORM/2023-07-11T98-00-00-04-00/6-41.jpg" xlink:type="simple" xlink:show="embed" xlink:actuate="onLoad" draw:mime-type="image/jpeg"/>
</draw:frame>
</text:p>
      <text:p text:style-name="P4">
Вчасність виплат ВПО знаходиться на особливому контролі Мінсоцполітики таМінреінтеграції.</text:p>
      <text:p text:style-name="P4">
Про це <text:a xlink:type="simple" xlink:href="https://t.me/minre_ua/3742" text:style-name="Internet_20_link" text:visited-style-name="Visited_20_Internet_20_Link">
повідомляє</text:a>
 Мінреінтеграції.</text:p>
      <text:p text:style-name="P4">
Станом на сьогодні на виплати внутрішньо переміщеним особам загалом булоспрямовано 4 млрд гривень.</text:p>
      <text:p text:style-name="P4">
Йдеться про щомісячну державну допомогу на проживання, яка складає 3 тис.гривень особам з інвалідністю й дітям і 2 тис. гривень для решти ВПО.</text:p>
      <text:p text:style-name="P4">
Таким чином, кошти найближчим часом надійдуть на банківські рахунки внутрішньопереміщених осіб.</text:p>
      <text:p text:style-name="P4">
<text:span text:style-name="T4">
Якщо маєте питання щодо виплат, звертайтеся до Мінреінтеграції на цілодобовугарячу лінію з кризових питань: 15-48 або на гарячу лінію Уповноваженого зпитань ВПО за номером: (066) 813-62-39.</text:span>
</text:p>
      <text:p text:style-name="P4">
Source: <text:a xlink:type="simple" xlink:href="https://armyinform.com.ua/2023/07/11/na-vyplaty-dopomogy-na-prozhyvannya-vpo-za-lypen-spryamovano-4-mlrd-gryven/" text:style-name="Internet_20_link" text:visited-style-name="Visited_20_Internet_20_Link">
https://armyinform.com.ua/2023/07/11/na-vyplaty-dopomogy-na-prozhyvannya-vpo-za-lypen-spryamovano-4-mlrd-gryven/</text:a>
</text:p>
      <!--NEWS-->
      <text:h text:style-name="P10" text:outline-level="1">
<text:span text:style-name="T4">
Коротко. Війна. День 503. Відеодайджест</text:span>
</text:h>
      <text:p text:style-name="P4">
Author: ['АРМІЯINFORM']</text:p>
      <text:p text:style-name="P4">
Time: 2023-07-11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text:span text:style-name="T4">
Джерело:</text:span>
 <text:a xlink:type="simple" xlink:href="https://www.facebook.com/GeneralStaff.ua/videos/309508068180040/" text:style-name="Internet_20_link" text:visited-style-name="Visited_20_Internet_20_Link">
<text:span text:style-name="T5">
ГШЗСУ</text:span>
</text:a>
</text:p>
      <text:p text:style-name="P4">
Source: <text:a xlink:type="simple" xlink:href="https://armyinform.com.ua/2023/07/11/korotko-vijna-den-503-videodajdzhest/" text:style-name="Internet_20_link" text:visited-style-name="Visited_20_Internet_20_Link">
https://armyinform.com.ua/2023/07/11/korotko-vijna-den-503-videodajdzhest/</text:a>
</text:p>
      <!--NEWS-->
      <text:h text:style-name="P10" text:outline-level="1">
<text:span text:style-name="T4">
На Сумщині росіяни понад 20 разів за день обстріляли прикордонні громади</text:span>
</text:h>
      <text:p text:style-name="P4">
Authors: Ukrinform (Person)</text:p>
      <text:p text:style-name="P4">
Publisher: Укринформ (Organization)</text:p>
      <text:p text:style-name="P4">
Published Time: 2023-07-11T9:26:00+03:00</text:p>
      <text:p text:style-name="P4">
Modified Time: 2023-07-11T22:26:00+03:00</text:p>
      <text:p text:style-name="P4">
Description: На Сумщині росіяни понад 20 разів обстріляли прикордонні громади, пошкоджені цивільні будинки, загинула велика рогата худоба, понад 370 жителів без світла. — Укрінформ.</text:p>
      <text:p text:style-name="P4">
Images: ['<text:a xlink:type="simple" xlink:href="https://static.ukrinform.com/photos/2022_08/thumb_files/630_360_1660843916-974.jpg" text:style-name="Internet_20_link" text:visited-style-name="Visited_20_Internet_20_Link">
630_360_16608...</text:a>
']</text:p>
      <text:p text:style-name="P4">
Tags: ['Обстріл', 'Сумщина', 'Агресія РФ', 'Війна з Росією']</text:p>
      <text:p text:style-name="P4">
Type: Article</text:p>
      <!--METADATA-->
      <text:p text:style-name="P4">
<draw:frame draw:style-name="fr1" draw:name="Image356" text:anchor-type="as-char" svg:width="6.9236in" svg:height="3.956343in" draw:z-index="0">
<draw:image xlink:href="../Images/yкринформ/2023-07-11T9-26-00-03-00/630_360_1660843916-974.jpg" xlink:type="simple" xlink:show="embed" xlink:actuate="onLoad" draw:mime-type="image/jpeg"/>
</draw:frame>
 На Сумщиніросіяни понад 20 разів обстріляли прикордонні громади, пошкоджені цивільнібудинки, загинула велика рогата худоба, понад 370 жителів без світла.</text:p>
      <text:p text:style-name="P4">
Про це повідомили в <text:a xlink:type="simple" xlink:href="https://t.me/Sumy_news_ODA/17709" text:style-name="Internet_20_link" text:visited-style-name="Visited_20_Internet_20_Link">
 Телеграмі </text:a>
 СумськоїОВА, передає Укрінформ.</text:p>
      <text:p text:style-name="P4">
"Протягом дня росіяни здійснили 22 обстріли прикордоння. Зафіксовано 225вибухів. Обстрілів зазнали Краснопільська, Великописарівська, Дружбівська,Шалигинська, Білопільська, Глухівська, Есманська, Хотінська громади", -йдеться в повідомленні.</text:p>
      <text:p text:style-name="P4">
<text:span text:style-name="T4">
Читайте також:</text:span>
 <text:span text:style-name="T4">
<text:a xlink:type="simple" xlink:href="https://www.ukrinform.ua/rubric-ato/3734172-rosiani-vnoci-ta-zranku-visim-raziv-obstrilali-prikordonna-sumsini.html" text:style-name="Internet_20_link" text:visited-style-name="Visited_20_Internet_20_Link">
 Росіяни вночі та зранку вісім разів обстрілялиприкордоння Сумщини </text:a>
 </text:span>
</text:p>
      <text:p text:style-name="P4">
По Краснопільській громаді ворог бив з мінометів (15 вибухів). Внаслідокодного з обстрілів залишилось без світла 370 абонентів, загинула велика рогатахудоба (1 тварина). Внаслідок ще одного обстрілу пошкоджено цивільні будівлі.</text:p>
      <text:p text:style-name="P4">
"️Великописарівська громада: здійснено мінометний обстріл (9 вибухів).Дружбівська громада: був артобстріл (8 вибухів). Білопільська громада:здійснено обстріл з гелікоптера некерованими авіаційними ракетами (4 вибухи).Також росіяни били з мінометів (31 вибух), артилерії (25 вибухів) та РСЗВ (14вибухів)", - повідомили в ОВА.</text:p>
      <text:p text:style-name="P4">
<text:span text:style-name="T4">
Читайте також:</text:span>
 <text:span text:style-name="T4">
<text:a xlink:type="simple" xlink:href="https://www.ukrinform.ua/rubric-regions/3734104-evakuacia-z-prikordonna-sumsini-bude-dobrovilnou-i-planovou-glava-oblasti.html" text:style-name="Internet_20_link" text:visited-style-name="Visited_20_Internet_20_Link">
 Евакуація з прикордоння Сумщини буде добровільною іплановою – глава області </text:a>
 </text:span>
</text:p>
      <text:p text:style-name="P4">
У ️Глухівській громаді зафіксовано гранатометний обстріл (25 вибухів).</text:p>
      <text:p text:style-name="P4">
По Есманській громаді вівся мінометний (10 вибухів) та гранатометний (95вибухів) обстріли. По Хотінській громаді ворог бив з мінометів (6 вибухів).Внаслідок обстрілу пошкоджено ЛЕП. ️Шалигинська громада зазнала гранатометного(4 вибухи) та мінометного (4 вибухи) обстрілів.</text:p>
      <text:p text:style-name="P4">
<text:span text:style-name="T4">
Читайте також:</text:span>
 <text:span text:style-name="T4">
<text:a xlink:type="simple" xlink:href="https://www.ukrinform.ua/rubric-ato/3734192-rosijska-armia-za-dobu-atakuvala-11-oblastej-ukraini-zvedenna-ova.html" text:style-name="Internet_20_link" text:visited-style-name="Visited_20_Internet_20_Link">
 Російська армія за добу атакувала 11 областей України —зведення ОВА </text:a>
 </text:span>
</text:p>
      <text:p text:style-name="P4">
Як раніше повідомлялося, вранці 11 липня на кордоні з Росією в Сумськійобласті пролунало 40 вибухів.</text:p>
      <text:p text:style-name="P4">
За день до цього на <text:span text:style-name="T4">
<text:a xlink:type="simple" xlink:href="https://www.ukrinform.ua/tag-sumsina" text:style-name="Internet_20_link" text:visited-style-name="Visited_20_Internet_20_Link">
 Сумщині </text:a>
 </text:span>
оголосили евакуацію жителів із прикордонної 5-кілометрової зони. Евакуаціябуде добровільною та плановою.</text:p>
      <text:p text:style-name="P4">
Source: <text:a xlink:type="simple" xlink:href="https://www.ukrinform.ua/rubric-ato/3734552-na-sumsini-rosiani-ponad-20-raziv-za-den-obstrilali-prikordonni-gromadi.html" text:style-name="Internet_20_link" text:visited-style-name="Visited_20_Internet_20_Link">
https://www.ukrinform.ua/rubric-ato/3734552-na-sumsini-rosiani-ponad-20-raziv-za-den-obstrilali-prikordonni-gromadi.html</text:a>
</text:p>
      <!--NEWS-->
      <text:h text:style-name="P10" text:outline-level="1">
<text:span text:style-name="T4">
США не заперечують проти військової допомоги Україні від Південної Кореї</text:span>
</text:h>
      <text:p text:style-name="P4">
Authors: Ukrinform (Person)</text:p>
      <text:p text:style-name="P4">
Publisher: Укринформ (Organization)</text:p>
      <text:p text:style-name="P4">
Published Time: 2023-07-12T-1:22:00+03:00</text:p>
      <text:p text:style-name="P4">
Modified Time: 2023-07-12T00:22:00+03:00</text:p>
      <text:p text:style-name="P4">
Description: Сполучені Штати вітають рішення будь-якої країни забезпечити підтримку України, в тому числі військову, яка продовжує протистояти повномасштабній російській збройній агресії. — Укрінформ.</text:p>
      <text:p text:style-name="P4">
Images: ['<text:a xlink:type="simple" xlink:href="https://static.ukrinform.com/photos/2023_05/thumb_files/630_360_1684159332-867.jpg" text:style-name="Internet_20_link" text:visited-style-name="Visited_20_Internet_20_Link">
630_360_16841...</text:a>
']</text:p>
      <text:p text:style-name="P4">
Tags: ['Корея', 'США', 'Україна', 'Війна з Росією']</text:p>
      <text:p text:style-name="P4">
Type: Article</text:p>
      <!--METADATA-->
      <text:p text:style-name="P4">
<draw:frame draw:style-name="fr1" draw:name="Image357" text:anchor-type="as-char" svg:width="6.9236in" svg:height="3.956343in" draw:z-index="0">
<draw:image xlink:href="../Images/yкринформ/2023-07-12T-1-22-00-03-00/630_360_1684159332-867.jpg" xlink:type="simple" xlink:show="embed" xlink:actuate="onLoad" draw:mime-type="image/jpeg"/>
</draw:frame>
 СполученіШтати вітають рішення будь-якої країни забезпечити підтримку України, в томучислі військову, яка продовжує протистояти повномасштабній російській збройнійагресії.</text:p>
      <text:p text:style-name="P4">
Про це заявив у вівторок речник Держдепартаменту США Меттью Міллер, коментуючиможливість постачання летальної допомоги Україні з боку Південної Кореї,передає власний кореспондент Укрінформу.</text:p>
      <text:p text:style-name="P4">
«Я скажу, що ми вітатимемо рішення будь-якої країни надати підтримку - чи топідтримку у сфері безпеки, чи економічну підтримку, або ж іншу допомогуУкраїні в цьому конфлікті»,- зазначив представник зовнішньополітичноговідомства США.</text:p>
      <text:p text:style-name="P4">
<text:span text:style-name="T4">
Читайте також:</text:span>
 <text:span text:style-name="T4">
<text:a xlink:type="simple" xlink:href="https://www.ukrinform.ua/rubric-ato/3733964-pivdenna-korea-napravila-ukraini-partiu-neletalnih-vijskovih-vantaziv.html" text:style-name="Internet_20_link" text:visited-style-name="Visited_20_Internet_20_Link">
 Південна Корея направила Україні партію нелетальнихвійськових вантажів </text:a>
 </text:span>
</text:p>
      <text:p text:style-name="P4">
Водночас, він підкреслив, що це є «суверенним рішенням кожної держави».</text:p>
      <text:p text:style-name="P4">
Як повідомляв Укрінформ, ще у квітні стало відомо, що <text:span text:style-name="T4">
<text:a xlink:type="simple" xlink:href="https://www.ukrinform.ua/tag-korea" text:style-name="Internet_20_link" text:visited-style-name="Visited_20_Internet_20_Link">
 Південна Корея</text:a>
 </text:span>
 розглядає варіант надання Українілетальної військової підтримки.</text:p>
      <text:p text:style-name="P4">
Source: <text:a xlink:type="simple" xlink:href="https://www.ukrinform.ua/rubric-polytics/3734573-ssa-ne-zaperecuut-proti-vijskovoi-dopomogi-ukraini-vid-pivdennoi-korei.html" text:style-name="Internet_20_link" text:visited-style-name="Visited_20_Internet_20_Link">
https://www.ukrinform.ua/rubric-polytics/3734573-ssa-ne-zaperecuut-proti-vijskovoi-dopomogi-ukraini-vid-pivdennoi-korei.html</text:a>
</text:p>
      <!--NEWS-->
      <text:h text:style-name="P10" text:outline-level="1">
<text:span text:style-name="T4">
Прем'єрка Естонії - про рішення саміту НАТО: Це те, що можемо наразі запропонувати Україні</text:span>
</text:h>
      <text:p text:style-name="P4">
Authors: Ukrinform (Person)</text:p>
      <text:p text:style-name="P4">
Publisher: Укринформ (Organization)</text:p>
      <text:p text:style-name="P4">
Published Time: 2023-07-12T-3:08:00+03:00</text:p>
      <text:p text:style-name="P4">
Modified Time: 2023-07-12T00:08:00+03:00</text:p>
      <text:p text:style-name="P4">
Description: Рішення саміту НАТО про запрошення Україні приєднатися до Альянсу після "виконання умов" - це стільки, скільки НАТО може наразі їй запропонувати. — Укрінформ.</text:p>
      <text:p text:style-name="P4">
Images: ['<text:a xlink:type="simple" xlink:href="https://static.ukrinform.com/photos/2023_07/thumb_files/630_360_1689107932-628.jpg" text:style-name="Internet_20_link" text:visited-style-name="Visited_20_Internet_20_Link">
630_360_16891...</text:a>
']</text:p>
      <text:p text:style-name="P4">
Tags: ['Естонія', 'Саміт НАТО', 'Україна', 'Агресія РФ']</text:p>
      <text:p text:style-name="P4">
Type: Article</text:p>
      <!--METADATA-->
      <text:p text:style-name="P4">
<draw:frame draw:style-name="fr1" draw:name="Image358" text:anchor-type="as-char" svg:width="6.9236in" svg:height="3.956343in" draw:z-index="0">
<draw:image xlink:href="../Images/yкринформ/2023-07-12T-3-08-00-03-00/630_360_1689107932-628.jpg" xlink:type="simple" xlink:show="embed" xlink:actuate="onLoad" draw:mime-type="image/jpeg"/>
</draw:frame>
 Рішеннясаміту НАТО про запрошення Україні приєднатися до Альянсу після "виконанняумов" - це стільки, скільки НАТО може наразі їй запропонувати.</text:p>
      <text:p text:style-name="P4">
Як передає Укрінформ, про це заявила прем'єрка Естонії Кая Каллас, повідомляє<text:a xlink:type="simple" xlink:href="https://rus.err.ee/1609031678/kallas-k-voprosu-o-chlenstve-ukrainy-v-nato-otnosjatsja-serezno" text:style-name="Internet_20_link" text:visited-style-name="Visited_20_Internet_20_Link">
 ERR </text:a>
 .</text:p>
      <text:p text:style-name="P4">
"Це стільки, скільки ми можемо запропонувати (Україні - Ред.) наразі", -підкреслила Каллас.</text:p>
      <text:p text:style-name="P4">
За її словами, для Естонії також є важливим, що у підсумковому документісаміту є слово "запрошення" й чітко прописано слово "шлях" - практична дорожнякарта для України, як стати членом Альянсу.</text:p>
      <text:p text:style-name="P4">
"Що ми можемо зробити для того, щоб покласти край цій війні, то цепідтримувати Україну, щоб вона змогла організувати свою власну оборону, щобвона справді витіснила росіян на їхню територію - це те, що ми можемозробити", – додала Каллас.</text:p>
      <text:p text:style-name="P4">
<text:span text:style-name="T4">
Читайте також:</text:span>
 <text:span text:style-name="T4">
<text:a xlink:type="simple" xlink:href="https://www.ukrinform.ua/rubric-polytics/3734553-clenstvo-ukraini-v-nato-ne-zalezit-vid-vimog-ta-rozrahunkiv-rosii-derzdep.html" text:style-name="Internet_20_link" text:visited-style-name="Visited_20_Internet_20_Link">
 Членство України в НАТО не залежить від вимог тарозрахунків Росії – Держдеп </text:a>
 </text:span>
</text:p>
      <text:p text:style-name="P4">
Як повідомляв Укрінформ, раніше _<text:span text:style-name="T4">
<text:a xlink:type="simple" xlink:href="https://www.ukrinform.ua/rubric-polytics/3734288-ukraina-zmoze-priednatisa-do-nato-lise-pisla-zaversenna-vijni-premerka-estonii.html#:~:text=%D0%A7%D0%BB%D0%B5%D0%BD%D1%81%D1%82%D0%B2%D0%BE%20%D0%A3%D0%BA%D1%80%D0%B0%D1%97%D0%BD%D0%B8%20%D0%B2%20%D0%9D%D0%90%D0%A2%D0%9E%20%D0%BD%D0%B5,%D0%BF%D0%BE%D1%87%D0%B0%D1%82%D0%BA%D0%BE%D0%BC%20%D1%81%D0%B0%D0%BC%D1%96%D1%82%D1%83%20%D0%9D%D0%90%D0%A2%D0%9E%20%D1%83%20%D0%92%D1%96%D0%BB%D1%8C%D0%BD%D1%8E%D1%81%D1%96" text:style-name="Internet_20_link" text:visited-style-name="Visited_20_Internet_20_Link">
 Кая Каллас заявила,</text:a>
</text:span>
 _ що членство України в НАТО не є можливим, допоки триває війна, алеУкраїна має вже зараз отримати чіткий та швидкий план вступу після їїзавершення.</text:p>
      <text:p text:style-name="P4">
11 липня глави держав та урядів країн-членів НАТО _<text:span text:style-name="T4">
<text:a xlink:type="simple" xlink:href="https://www.ukrinform.ua/rubric-polytics/3734464-ukrainu-zaprosat-do-nato-bez-pdc-ale-pisla-vikonanna-vimog-stoltenberg.html" text:style-name="Internet_20_link" text:visited-style-name="Visited_20_Internet_20_Link">
 погодилися скасувативимогу </text:a>
 </text:span>
 _ про План дійщодо членства для України та заявили, що нададуть запрошення Україніприєднатися до Альянсу після "виконання умов".</text:p>
      <text:p text:style-name="P4">
<text:span text:style-name="T5">
Фото: Jürgen Randmaa/valitsuse pressiteenistus</text:span>
</text:p>
      <text:p text:style-name="P4">
Source: <text:a xlink:type="simple" xlink:href="https://www.ukrinform.ua/rubric-polytics/3734571-premerka-estonii-pro-risenna-samitu-nato-ce-te-so-mozemo-narazi-zaproponuvati-ukraini.html" text:style-name="Internet_20_link" text:visited-style-name="Visited_20_Internet_20_Link">
https://www.ukrinform.ua/rubric-polytics/3734571-premerka-estonii-pro-risenna-samitu-nato-ce-te-so-mozemo-narazi-zaproponuvati-ukraini.html</text:a>
</text:p>
      <!--NEWS-->
      <text:h text:style-name="P10" text:outline-level="1">
<text:span text:style-name="T4">
Прем'єрка Естонії - про рішення саміту НАТО: Це те, що можемо наразі запропонувати Україні</text:span>
</text:h>
      <text:p text:style-name="P4">
Authors: Ukrinform (Person)</text:p>
      <text:p text:style-name="P4">
Publisher: Укринформ (Organization)</text:p>
      <text:p text:style-name="P4">
Published Time: 2023-07-12T00:08:00+03:00</text:p>
      <text:p text:style-name="P4">
Modified Time: 2023-07-12T00:08:00+03:00</text:p>
      <text:p text:style-name="P4">
Description: Рішення саміту НАТО про запрошення Україні приєднатися до Альянсу після "виконання умов" - це стільки, скільки НАТО може наразі їй запропонувати. — Укрінформ.</text:p>
      <text:p text:style-name="P4">
Images: ['<text:a xlink:type="simple" xlink:href="https://static.ukrinform.com/photos/2023_07/thumb_files/630_360_1689107932-628.jpg" text:style-name="Internet_20_link" text:visited-style-name="Visited_20_Internet_20_Link">
630_360_16891...</text:a>
']</text:p>
      <text:p text:style-name="P4">
Tags: ['Естонія', 'Саміт НАТО', 'Україна', 'Агресія РФ']</text:p>
      <text:p text:style-name="P4">
Type: Article</text:p>
      <!--METADATA-->
      <text:p text:style-name="P4">
<draw:frame draw:style-name="fr1" draw:name="Image359" text:anchor-type="as-char" svg:width="6.9236in" svg:height="3.956343in" draw:z-index="0">
<draw:image xlink:href="../Images/yкринформ/2023-07-12T00-08-00-03-00/630_360_1689107932-628.jpg" xlink:type="simple" xlink:show="embed" xlink:actuate="onLoad" draw:mime-type="image/jpeg"/>
</draw:frame>
 Рішеннясаміту НАТО про запрошення Україні приєднатися до Альянсу після "виконанняумов" - це стільки, скільки НАТО може наразі їй запропонувати.</text:p>
      <text:p text:style-name="P4">
Як передає Укрінформ, про це заявила прем'єрка Естонії Кая Каллас, повідомляє<text:a xlink:type="simple" xlink:href="https://rus.err.ee/1609031678/kallas-k-voprosu-o-chlenstve-ukrainy-v-nato-otnosjatsja-serezno" text:style-name="Internet_20_link" text:visited-style-name="Visited_20_Internet_20_Link">
 ERR </text:a>
 .</text:p>
      <text:p text:style-name="P4">
"Це стільки, скільки ми можемо запропонувати (Україні - Ред.) наразі", -підкреслила Каллас.</text:p>
      <text:p text:style-name="P4">
За її словами, для Естонії також є важливим, що у підсумковому документісаміту є слово "запрошення" й чітко прописано слово "шлях" - практична дорожнякарта для України, як стати членом Альянсу.</text:p>
      <text:p text:style-name="P4">
"Що ми можемо зробити для того, щоб покласти край цій війні, то цепідтримувати Україну, щоб вона змогла організувати свою власну оборону, щобвона справді витіснила росіян на їхню територію - це те, що ми можемозробити", – додала Каллас.</text:p>
      <text:p text:style-name="P4">
<text:span text:style-name="T4">
Читайте також:</text:span>
 <text:span text:style-name="T4">
<text:a xlink:type="simple" xlink:href="https://www.ukrinform.ua/rubric-polytics/3734553-clenstvo-ukraini-v-nato-ne-zalezit-vid-vimog-ta-rozrahunkiv-rosii-derzdep.html" text:style-name="Internet_20_link" text:visited-style-name="Visited_20_Internet_20_Link">
 Членство України в НАТО не залежить від вимог тарозрахунків Росії – Держдеп </text:a>
 </text:span>
</text:p>
      <text:p text:style-name="P4">
Як повідомляв Укрінформ, раніше _<text:span text:style-name="T4">
<text:a xlink:type="simple" xlink:href="https://www.ukrinform.ua/rubric-polytics/3734288-ukraina-zmoze-priednatisa-do-nato-lise-pisla-zaversenna-vijni-premerka-estonii.html#:~:text=%D0%A7%D0%BB%D0%B5%D0%BD%D1%81%D1%82%D0%B2%D0%BE%20%D0%A3%D0%BA%D1%80%D0%B0%D1%97%D0%BD%D0%B8%20%D0%B2%20%D0%9D%D0%90%D0%A2%D0%9E%20%D0%BD%D0%B5,%D0%BF%D0%BE%D1%87%D0%B0%D1%82%D0%BA%D0%BE%D0%BC%20%D1%81%D0%B0%D0%BC%D1%96%D1%82%D1%83%20%D0%9D%D0%90%D0%A2%D0%9E%20%D1%83%20%D0%92%D1%96%D0%BB%D1%8C%D0%BD%D1%8E%D1%81%D1%96" text:style-name="Internet_20_link" text:visited-style-name="Visited_20_Internet_20_Link">
 Кая Каллас заявила,</text:a>
</text:span>
 _ що членство України в НАТО не є можливим, допоки триває війна, алеУкраїна має вже зараз отримати чіткий та швидкий план вступу після їїзавершення.</text:p>
      <text:p text:style-name="P4">
11 липня глави держав та урядів країн-членів НАТО _<text:span text:style-name="T4">
<text:a xlink:type="simple" xlink:href="https://www.ukrinform.ua/rubric-polytics/3734464-ukrainu-zaprosat-do-nato-bez-pdc-ale-pisla-vikonanna-vimog-stoltenberg.html" text:style-name="Internet_20_link" text:visited-style-name="Visited_20_Internet_20_Link">
 погодилися скасувативимогу </text:a>
 </text:span>
 _ про План дійщодо членства для України та заявили, що нададуть запрошення Україніприєднатися до Альянсу після "виконання умов".</text:p>
      <text:p text:style-name="P4">
<text:span text:style-name="T5">
Фото: Jürgen Randmaa/valitsuse pressiteenistus</text:span>
</text:p>
      <text:p text:style-name="P4">
Source: <text:a xlink:type="simple" xlink:href="https://www.ukrinform.ua/rubric-polytics/3734571-premerka-estonii-pro-risenna-samitu-nato-ce-te-so-mozemo-narazi-zaproponuvati-ukraini.html" text:style-name="Internet_20_link" text:visited-style-name="Visited_20_Internet_20_Link">
https://www.ukrinform.ua/rubric-polytics/3734571-premerka-estonii-pro-risenna-samitu-nato-ce-te-so-mozemo-narazi-zaproponuvati-ukraini.html</text:a>
</text:p>
      <!--NEWS-->
      <text:h text:style-name="P10" text:outline-level="1">
<text:span text:style-name="T4">
У Байдена негласно обговорюють можливість надати Україні ракети ATACMS – ЗМІ</text:span>
</text:h>
      <text:p text:style-name="P4">
Authors: Ukrinform (Person)</text:p>
      <text:p text:style-name="P4">
Publisher: Укринформ (Organization)</text:p>
      <text:p text:style-name="P4">
Published Time: 2023-07-12T00:13:00+03:00</text:p>
      <text:p text:style-name="P4">
Modified Time: 2023-07-12T00:13:00+03:00</text:p>
      <text:p text:style-name="P4">
Description: В адміністрації Байдена відбуваються негласні обговорення щодо можливого забезпечення України ракетами збільшеного радіуса дії ATACMS, які є в запасах Пентагону в обмеженій кількості та зарезервовані для інших цілей. — Укрінформ.</text:p>
      <text:p text:style-name="P4">
Images: ['<text:a xlink:type="simple" xlink:href="https://static.ukrinform.com/photos/2023_03/thumb_files/630_360_1678220252-959.jpg" text:style-name="Internet_20_link" text:visited-style-name="Visited_20_Internet_20_Link">
630_360_16782...</text:a>
']</text:p>
      <text:p text:style-name="P4">
Tags: ['Байден', 'Ракета', 'США', 'ЗСУ', 'ATACMS']</text:p>
      <text:p text:style-name="P4">
Type: Article</text:p>
      <!--METADATA-->
      <text:p text:style-name="P4">
<draw:frame draw:style-name="fr1" draw:name="Image360" text:anchor-type="as-char" svg:width="6.9236in" svg:height="3.956343in" draw:z-index="0">
<draw:image xlink:href="../Images/yкринформ/2023-07-12T00-13-00-03-00/630_360_1678220252-959.jpg" xlink:type="simple" xlink:show="embed" xlink:actuate="onLoad" draw:mime-type="image/jpeg"/>
</draw:frame>
 Вадміністрації Байдена відбуваються негласні обговорення щодо можливогозабезпечення України ракетами збільшеного радіуса дії ATACMS, які є в запасахПентагону в обмеженій кількості та зарезервовані для інших цілей.</text:p>
      <text:p text:style-name="P4">
Про це повідомляє в вівторок <text:a xlink:type="simple" xlink:href="https://www.nytimes.com/2023/07/11/world/europe/atacms-missiles-ukraine-us.html" text:style-name="Internet_20_link" text:visited-style-name="Visited_20_Internet_20_Link">
 NYT</text:a>
 із посиланням на офіційних представників у США іЄвропі, передає Укрінформ.</text:p>
      <text:p text:style-name="P4">
«Двоє американських чиновників і один європейський розповіли про негласнідебати всередині адміністрації Байдена стосовно того, чи відправляти (Україні– ред.) навіть кілька керованих ракет класу «земля-земля», які зарезервованідля відповіді на інші загрози безпеці»,- зазначається в публікації.</text:p>
      <text:p text:style-name="P4">
<text:span text:style-name="T4">
Читайте також:</text:span>
 <text:span text:style-name="T4">
<text:a xlink:type="simple" xlink:href="https://www.ukrinform.ua/rubric-ato/3734441-nimeccina-peredast-ukraini-ppo-i-bronetehniku-ale-ne-dalekobijni-raketi-pistorius.html" text:style-name="Internet_20_link" text:visited-style-name="Visited_20_Internet_20_Link">
 Німеччина передасть Україні ППО і бронетехніку, але недалекобійні ракети – Пісторіус </text:a>
 </text:span>
</text:p>
      <text:p text:style-name="P4">
Як і Сполучені Штати, Франція також раніше виключала можливість наданняУкраїні ракет більшої дальності через побоювання, що вони можуть бутизастосовані для ураження цілей на території Росії, що призведе до ескалаціїконфлікту. Втім у вівторок президент Макрон заявив, що Франція надасть Україніракети SCALP.</text:p>
      <text:p text:style-name="P4">
<text:span text:style-name="T4">
Читайте також:</text:span>
 <text:span text:style-name="T4">
<text:a xlink:type="simple" xlink:href="https://www.ukrinform.ua/rubric-ato/3734290-francia-peredast-ukraini-dalekobijni-raketi-scalp.html" text:style-name="Internet_20_link" text:visited-style-name="Visited_20_Internet_20_Link">
 Франція передасть Україні далекобійні ракети SCALP</text:a>
 </text:span>
</text:p>
      <text:p text:style-name="P4">
Як повідомлялося, раніше адміністрація Байдена також тривалий час маласумніви, але потім оголосила про надання Україні складних систем ППО Patriot,танки Abrams і касетні боєприпаси.</text:p>
      <text:p text:style-name="P4">
Source: <text:a xlink:type="simple" xlink:href="https://www.ukrinform.ua/rubric-ato/3734577-u-bajdena-neglasno-obgovoruut-mozlivist-nadati-ukraini-raketi-atacms-zmi.html" text:style-name="Internet_20_link" text:visited-style-name="Visited_20_Internet_20_Link">
https://www.ukrinform.ua/rubric-ato/3734577-u-bajdena-neglasno-obgovoruut-mozlivist-nadati-ukraini-raketi-atacms-zmi.html</text:a>
</text:p>
      <!--NEWS-->
      <text:h text:style-name="P10" text:outline-level="1">
<text:span text:style-name="T4">
США не заперечують проти військової допомоги Україні від Південної Кореї</text:span>
</text:h>
      <text:p text:style-name="P4">
Authors: Ukrinform (Person)</text:p>
      <text:p text:style-name="P4">
Publisher: Укринформ (Organization)</text:p>
      <text:p text:style-name="P4">
Published Time: 2023-07-12T00:22:00+03:00</text:p>
      <text:p text:style-name="P4">
Modified Time: 2023-07-12T00:22:00+03:00</text:p>
      <text:p text:style-name="P4">
Description: Сполучені Штати вітають рішення будь-якої країни забезпечити підтримку України, в тому числі військову, яка продовжує протистояти повномасштабній російській збройній агресії. — Укрінформ.</text:p>
      <text:p text:style-name="P4">
Images: ['<text:a xlink:type="simple" xlink:href="https://static.ukrinform.com/photos/2023_05/thumb_files/630_360_1684159332-867.jpg" text:style-name="Internet_20_link" text:visited-style-name="Visited_20_Internet_20_Link">
630_360_16841...</text:a>
']</text:p>
      <text:p text:style-name="P4">
Tags: ['Корея', 'США', 'Україна', 'Війна з Росією']</text:p>
      <text:p text:style-name="P4">
Type: Article</text:p>
      <!--METADATA-->
      <text:p text:style-name="P4">
<draw:frame draw:style-name="fr1" draw:name="Image361" text:anchor-type="as-char" svg:width="6.9236in" svg:height="3.956343in" draw:z-index="0">
<draw:image xlink:href="../Images/yкринформ/2023-07-12T00-22-00-03-00/630_360_1684159332-867.jpg" xlink:type="simple" xlink:show="embed" xlink:actuate="onLoad" draw:mime-type="image/jpeg"/>
</draw:frame>
 СполученіШтати вітають рішення будь-якої країни забезпечити підтримку України, в томучислі військову, яка продовжує протистояти повномасштабній російській збройнійагресії.</text:p>
      <text:p text:style-name="P4">
Про це заявив у вівторок речник Держдепартаменту США Меттью Міллер, коментуючиможливість постачання летальної допомоги Україні з боку Південної Кореї,передає власний кореспондент Укрінформу.</text:p>
      <text:p text:style-name="P4">
«Я скажу, що ми вітатимемо рішення будь-якої країни надати підтримку - чи топідтримку у сфері безпеки, чи економічну підтримку, або ж іншу допомогуУкраїні в цьому конфлікті»,- зазначив представник зовнішньополітичноговідомства США.</text:p>
      <text:p text:style-name="P4">
<text:span text:style-name="T4">
Читайте також:</text:span>
 <text:span text:style-name="T4">
<text:a xlink:type="simple" xlink:href="https://www.ukrinform.ua/rubric-ato/3733964-pivdenna-korea-napravila-ukraini-partiu-neletalnih-vijskovih-vantaziv.html" text:style-name="Internet_20_link" text:visited-style-name="Visited_20_Internet_20_Link">
 Південна Корея направила Україні партію нелетальнихвійськових вантажів </text:a>
 </text:span>
</text:p>
      <text:p text:style-name="P4">
Водночас, він підкреслив, що це є «суверенним рішенням кожної держави».</text:p>
      <text:p text:style-name="P4">
Як повідомляв Укрінформ, ще у квітні стало відомо, що <text:span text:style-name="T4">
<text:a xlink:type="simple" xlink:href="https://www.ukrinform.ua/tag-korea" text:style-name="Internet_20_link" text:visited-style-name="Visited_20_Internet_20_Link">
 Південна Корея</text:a>
 </text:span>
 розглядає варіант надання Українілетальної військової підтримки.</text:p>
      <text:p text:style-name="P4">
Source: <text:a xlink:type="simple" xlink:href="https://www.ukrinform.ua/rubric-polytics/3734573-ssa-ne-zaperecuut-proti-vijskovoi-dopomogi-ukraini-vid-pivdennoi-korei.html" text:style-name="Internet_20_link" text:visited-style-name="Visited_20_Internet_20_Link">
https://www.ukrinform.ua/rubric-polytics/3734573-ssa-ne-zaperecuut-proti-vijskovoi-dopomogi-ukraini-vid-pivdennoi-korei.html</text:a>
</text:p>
      <!--NEWS-->
      <text:h text:style-name="P10" text:outline-level="1">
<text:span text:style-name="T4">
Байден та Ердоган обговорили економічні й оборонні пріоритети та підтримку України</text:span>
</text:h>
      <text:p text:style-name="P4">
Authors: Ukrinform (Person)</text:p>
      <text:p text:style-name="P4">
Publisher: Укринформ (Organization)</text:p>
      <text:p text:style-name="P4">
Published Time: 2023-07-12T00:34:00+03:00</text:p>
      <text:p text:style-name="P4">
Modified Time: 2023-07-12T00:34:00+03:00</text:p>
      <text:p text:style-name="P4">
Description: Президент США Джо Байден обговорив з президентом Туреччини Реджепом Таїпом Ердоганом економічні та оборонні пріоритети та підтримку України. — Укрінформ.</text:p>
      <text:p text:style-name="P4">
Images: ['<text:a xlink:type="simple" xlink:href="https://static.ukrinform.com/photos/2023_07/thumb_files/630_360_1689111017-249.jpg" text:style-name="Internet_20_link" text:visited-style-name="Visited_20_Internet_20_Link">
630_360_16891...</text:a>
']</text:p>
      <text:p text:style-name="P4">
Tags: ['Байден', 'Ердоган', 'НАТО', 'США', 'Туреччина']</text:p>
      <text:p text:style-name="P4">
Type: Article</text:p>
      <!--METADATA-->
      <text:p text:style-name="P4">
<draw:frame draw:style-name="fr1" draw:name="Image362" text:anchor-type="as-char" svg:width="6.9236in" svg:height="3.956343in" draw:z-index="0">
<draw:image xlink:href="../Images/yкринформ/2023-07-12T00-34-00-03-00/630_360_1689111017-249.jpg" xlink:type="simple" xlink:show="embed" xlink:actuate="onLoad" draw:mime-type="image/jpeg"/>
</draw:frame>
 ПрезидентСША Джо Байден обговорив з президентом Туреччини Реджепом Таїпом Ердоганомекономічні та оборонні пріоритети та підтримку України.</text:p>
      <text:p text:style-name="P4">
Про це передає Укрінформ із посиланням на <text:a xlink:type="simple" xlink:href="https://edition.cnn.com/europe/live-news/russia-ukraine-war-news-07-11-23/h_0803b3206fa44c2922406d5323b01ec8" text:style-name="Internet_20_link" text:visited-style-name="Visited_20_Internet_20_Link">
 CNN</text:a>
 .</text:p>
      <text:p text:style-name="P4">
"Лідери обговорили зусилля щодо зміцнення двостороннього співробітництва,вітаючи останній раунд дискусій у стратегічному механізмі та обмінюючисьдумками щодо оборонних та економічних пріоритетів", – йдеться у звіті Білогодому.</text:p>
      <text:p text:style-name="P4">
<text:span text:style-name="T4">
Читайте також:</text:span>
 <text:span text:style-name="T4">
<text:a xlink:type="simple" xlink:href="https://www.ukrinform.ua/rubric-polytics/3734221-v-ofisi-prezidenta-rozpovili-pro-so-hoce-pogovoriti-zelenskij-iz-bajdenom-u-vilnusi.html" text:style-name="Internet_20_link" text:visited-style-name="Visited_20_Internet_20_Link">
 В Офісі Президента розповіли, про що хоче поговоритиЗеленський із Байденом у Вільнюсі </text:a>
 </text:span>
</text:p>
      <text:p text:style-name="P4">
Президент США також привітав свого турецького колегу з угодою, досягнутою зпрем'єр-міністром Швеції, яка дозволить Швеції стати членом НАТО.</text:p>
      <text:p text:style-name="P4">
«Вони також обговорили регіональні питання, що становлять спільний інтерес,включаючи їхню постійну підтримку України та важливість збереженнястабільності в Егейському морі», – додали в Білому домі.</text:p>
      <text:p text:style-name="P4">
<text:span text:style-name="T4">
Читайте також:</text:span>
 <text:span text:style-name="T4">
<text:a xlink:type="simple" xlink:href="https://www.ukrinform.ua/rubric-polytics/3734393-bajden-pidtrimav-formuluvanna-nato-sodo-majbutnogo-clenstva-ukraini-v-alansi.html" text:style-name="Internet_20_link" text:visited-style-name="Visited_20_Internet_20_Link">
 Байден підтримав формулювання НАТО щодо майбутньогочленства України в Альянсі </text:a>
 </text:span>
</text:p>
      <text:p text:style-name="P4">
Як повідомляв Укрінформ, у вівторок країни-члени <text:span text:style-name="T4">
<text:a xlink:type="simple" xlink:href="https://www.ukrinform.ua/tag-nato" text:style-name="Internet_20_link" text:visited-style-name="Visited_20_Internet_20_Link">
 НАТО</text:a>
 </text:span>
 під час саміту в Вільнюсі прийняликомюніке, у якому, зокрема, визнали прогрес України на шляху євроатлантичноїінтеграції та підтвердили, що майбутнє України – в Альянсі.</text:p>
      <text:p text:style-name="P4">
<text:span text:style-name="T5">
Фото: Andrew Caballero-Reynolds/AFP/Getty Images</text:span>
</text:p>
      <text:p text:style-name="P4">
Source: <text:a xlink:type="simple" xlink:href="https://www.ukrinform.ua/rubric-world/3734575-bajden-ta-erdogan-obgovorili-ekonomicni-j-oboronni-prioriteti-ta-pidtrimku-ukraini.html" text:style-name="Internet_20_link" text:visited-style-name="Visited_20_Internet_20_Link">
https://www.ukrinform.ua/rubric-world/3734575-bajden-ta-erdogan-obgovorili-ekonomicni-j-oboronni-prioriteti-ta-pidtrimku-ukraini.html</text:a>
</text:p>
      <!--NEWS-->
      <text:h text:style-name="P10" text:outline-level="1">
<text:span text:style-name="T4">
Передача Україні касетних боєприпасів не ослабить канадську підтримку - Жолі</text:span>
</text:h>
      <text:p text:style-name="P4">
Authors: Ukrinform (Person)</text:p>
      <text:p text:style-name="P4">
Publisher: Укринформ (Organization)</text:p>
      <text:p text:style-name="P4">
Published Time: 2023-07-12T00:47:00+03:00</text:p>
      <text:p text:style-name="P4">
Modified Time: 2023-07-12T00:47:00+03:00</text:p>
      <text:p text:style-name="P4">
Description: Рішення США передати ЗСУ касетні боєприпаси не вплине на тверду підтримку Канадою України. — Укрінформ.</text:p>
      <text:p text:style-name="P4">
Images: ['<text:a xlink:type="simple" xlink:href="https://static.ukrinform.com/photos/2022_06/thumb_files/630_360_1656126704-585.jpg" text:style-name="Internet_20_link" text:visited-style-name="Visited_20_Internet_20_Link">
630_360_16561...</text:a>
']</text:p>
      <text:p text:style-name="P4">
Tags: ['Канада', 'Україна', 'ЗСУ', 'Боєприпаси', 'Війна з Росією']</text:p>
      <text:p text:style-name="P4">
Type: Article</text:p>
      <!--METADATA-->
      <text:p text:style-name="P4">
<draw:frame draw:style-name="fr1" draw:name="Image363" text:anchor-type="as-char" svg:width="6.9236in" svg:height="3.949626in" draw:z-index="0">
<draw:image xlink:href="../Images/yкринформ/2023-07-12T00-47-00-03-00/630_360_1656126704-585.jpg" xlink:type="simple" xlink:show="embed" xlink:actuate="onLoad" draw:mime-type="image/jpeg"/>
</draw:frame>
 РішенняСША передати ЗСУ касетні боєприпаси не вплине на тверду підтримку КанадоюУкраїни.</text:p>
      <text:p text:style-name="P4">
Як повідомляє кореспондент Укрінформу, про це у Вільнюсі заявила міністрзакордонних справ Канади Мелані Жолі.</text:p>
      <text:p text:style-name="P4">
“Ми продовжимо підтримувати українців у їх боротьбі, надаючи значну військовудопомогу у формі обладнання, навчання й розвідувальних даних”, - відповілаЖолі на запитання про вплив рішення Пентагону на позицію Канади.</text:p>
      <text:p text:style-name="P4">
<text:span text:style-name="T4">
Читайте також:</text:span>
 <text:span text:style-name="T4">
<text:a xlink:type="simple" xlink:href="https://www.ukrinform.ua/rubric-polytics/3734513-kanada-vistupae-proti-zastosuvanna-kasetnih-boepripasiv.html" text:style-name="Internet_20_link" text:visited-style-name="Visited_20_Internet_20_Link">
 Канада виступає проти застосування касетних боєприпасів</text:a>
 </text:span>
</text:p>
      <text:p text:style-name="P4">
Водночас, вона наголосила, що Канада “дотримуватиметься своїх міжнароднихзобов’язань й не постачатиме касетні боєприпаси”.</text:p>
      <text:p text:style-name="P4">
“Однак, ми твердо підтримуватимемо Україну, як робимо не лише з початку війни,а ще до того... Пам’ятаймо, що між 2015 і 2021 роками ми навчили понад 30 тис.українських військових”, - зазначила міністр.</text:p>
      <text:p text:style-name="P4">
<text:span text:style-name="T4">
Читайте також:</text:span>
 <text:span text:style-name="T4">
<text:a xlink:type="simple" xlink:href="https://www.ukrinform.ua/rubric-world/3733333-kanada-nalastovana-poklasti-kraj-zastosuvannu-kasetnih-boepripasiv.html" text:style-name="Internet_20_link" text:visited-style-name="Visited_20_Internet_20_Link">
 Канада налаштована покласти край застосуванню касетнихбоєприпасів </text:a>
 </text:span>
</text:p>
      <text:p text:style-name="P4">
Як повідомлялося, Міністерство оборони США минулого тижня оголосило провиділення нового пакета військової допомоги Україні загальним обсягом $800мільйонів, в який входять касетні <text:span text:style-name="T4">
<text:a xlink:type="simple" xlink:href="https://www.ukrinform.ua/tag-boepripasi" text:style-name="Internet_20_link" text:visited-style-name="Visited_20_Internet_20_Link">
 боєприпаси</text:a>
 </text:span>
 . Канада висловила свою незгодуіз наданням Україні касетних боєприпасів, як і Німеччина, Іспанія та ВеликаБританія.</text:p>
      <text:p text:style-name="P4">
Source: <text:a xlink:type="simple" xlink:href="https://www.ukrinform.ua/rubric-polytics/3734576-peredaca-ukraini-kasetnih-boepripasiv-ne-oslabit-kanadsku-pidtrimku-zoli.html" text:style-name="Internet_20_link" text:visited-style-name="Visited_20_Internet_20_Link">
https://www.ukrinform.ua/rubric-polytics/3734576-peredaca-ukraini-kasetnih-boepripasiv-ne-oslabit-kanadsku-pidtrimku-zoli.html</text:a>
</text:p>
      <!--NEWS-->
      <text:h text:style-name="P10" text:outline-level="1">
<text:span text:style-name="T4">
Зливи у Японії забрали шість життів</text:span>
</text:h>
      <text:p text:style-name="P4">
Authors: Ukrinform (Person)</text:p>
      <text:p text:style-name="P4">
Publisher: Укринформ (Organization)</text:p>
      <text:p text:style-name="P4">
Published Time: 2023-07-12T00:56:00+03:00</text:p>
      <text:p text:style-name="P4">
Modified Time: 2023-07-12T00:56:00+03:00</text:p>
      <text:p text:style-name="P4">
Description: Унаслідок злив та викликаних ними зсувів ґрунту, на південному заході Японії загинуло шестеро людей. — Укрінформ.</text:p>
      <text:p text:style-name="P4">
Images: ['<text:a xlink:type="simple" xlink:href="https://static.ukrinform.com/photos/2023_07/thumb_files/630_360_1688960774-541.jpg" text:style-name="Internet_20_link" text:visited-style-name="Visited_20_Internet_20_Link">
630_360_16889...</text:a>
']</text:p>
      <text:p text:style-name="P4">
Tags: ['Японія', 'Дощ', 'Негода']</text:p>
      <text:p text:style-name="P4">
Type: Article</text:p>
      <!--METADATA-->
      <text:p text:style-name="P4">
<draw:frame draw:style-name="fr1" draw:name="Image364" text:anchor-type="as-char" svg:width="6.9236in" svg:height="3.956343in" draw:z-index="0">
<draw:image xlink:href="../Images/yкринформ/2023-07-12T00-56-00-03-00/630_360_1688960774-541.jpg" xlink:type="simple" xlink:show="embed" xlink:actuate="onLoad" draw:mime-type="image/jpeg"/>
</draw:frame>
 Унаслідокзлив та викликаних ними зсувів ґрунту, на південному заході Японії загинулошестеро людей.</text:p>
      <text:p text:style-name="P4">
Про це передає Укрінформ із посиланням на <text:a xlink:type="simple" xlink:href="https://english.news.cn/20230711/414e2b44c94945af88623e83bb7a2723/c.html" text:style-name="Internet_20_link" text:visited-style-name="Visited_20_Internet_20_Link">
 Сіньхуа</text:a>
 .</text:p>
      <text:p text:style-name="P4">
“Через зсуви ґрунту й інші природні катаклізми, спричинені зливами, шестеролюдей загинуло й троє зникли безвісти у префектурах Фукуока, Сага й Ойта”, -йдеться у матеріалі.</text:p>
      <text:p text:style-name="P4">
Зазначається, що від зсувів ґрунту постраждало щонайменше десять приватнихбудинків.</text:p>
      <text:p text:style-name="P4">
<text:span text:style-name="T4">
Читайте також:</text:span>
 <text:span text:style-name="T4">
<text:a xlink:type="simple" xlink:href="https://www.ukrinform.ua/rubric-world/3733648-potuzni-zlivi-v-aponii-vprodovz-dobi-sinoptiki-prognozuut-do-200-milimetriv-opadiv.html" text:style-name="Internet_20_link" text:visited-style-name="Visited_20_Internet_20_Link">
 Потужні зливи в Японії: впродовж доби синоптикипрогнозують до 200 міліметрів опадів </text:a>
 </text:span>
</text:p>
      <text:p text:style-name="P4">
Нагадаємо: упродовж доби у префектурі Фукуока випало до 200 мм опадів. Череззливи призупинявся рух швидкісних потягів залізницями, що сполучають островиКюсю й Хонсю і проходять через постраждалі від негоди райони.</text:p>
      <text:p text:style-name="P4">
Source: <text:a xlink:type="simple" xlink:href="https://www.ukrinform.ua/rubric-world/3734574-zlivi-u-aponii-zabrali-sist-zittiv.html" text:style-name="Internet_20_link" text:visited-style-name="Visited_20_Internet_20_Link">
https://www.ukrinform.ua/rubric-world/3734574-zlivi-u-aponii-zabrali-sist-zittiv.html</text:a>
</text:p>
      <!--NEWS-->
      <text:h text:style-name="P10" text:outline-level="1">
<text:span text:style-name="T4">
Україна та Німеччина започаткували системну співпрацю у сфері стратегічних комунікацій</text:span>
</text:h>
      <text:p text:style-name="P4">
Author: ['АРМІЯINFORM']</text:p>
      <text:p text:style-name="P4">
Time: 2023-07-12T98:00:00-04:00</text:p>
      <text:p text:style-name="P4">
Description: У Берліні проходить дводенний українсько-німецький семінар у сфері стратегі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ad60c807bac057059615_730x360.jpeg" text:style-name="Internet_20_link" text:visited-style-name="Visited_20_Internet_20_Link">
64ad60c807bac057059615_730x360.jpeg</text:a>
']</text:p>
      <text:p text:style-name="P4">
Tags: ['STOPRUSSIA', 'АГРЕСІЯ РФ', 'ВТОРГНЕННЯ РФ', 'МЗС УКРАЇНИ']</text:p>
      <text:p text:style-name="P4">
Category: News</text:p>
      <!--METADATA-->
      <text:p text:style-name="P4">
<draw:frame draw:style-name="fr1" draw:name="Image365" text:anchor-type="as-char" svg:width="6.9236in" svg:height="5.187958in" draw:z-index="0">
<draw:image xlink:href="../Images/AРМІЯINFORM/2023-07-12T98-00-00-04-00/64ad60c807bac057059615_730x360.jpeg" xlink:type="simple" xlink:show="embed" xlink:actuate="onLoad" draw:mime-type="image/jpeg"/>
</draw:frame>
</text:p>
      <text:p text:style-name="P4">
У Берліні проходить дводенний українсько-німецький семінар у сферістратегічних комунікацій задля обміну досвідом у сфері боротьби здезінформацією та втілення проєктів культурної дипломатії, про це<text:a xlink:type="simple" xlink:href="https://mfa.gov.ua/news/ukrayina-ta-nimechchina-zapochatkuvali-sistemnu-spivpracyu-u-sferi-strategichnih-komunikacij" text:style-name="Internet_20_link" text:visited-style-name="Visited_20_Internet_20_Link">
повідомляє</text:a>
 МЗС України.</text:p>
      <text:p text:style-name="P4">
Від України захід відкрила перша заступниця міністра закордонних справ ЕмінеДжапарова, яка, зокрема, зазначила, що до плідного українсько-німецькогоспівробітництва у політичній, економічній, оборонній та гуманітарній галузяхнині додається співпраця на напрямі боротьби з дезінформацією та стратегічнихкомунікацій. За її словами, подолати виклики в інформаційній сфері можна лишеспільними зусиллями партнерів.</text:p>
      <text:p text:style-name="P4">
«З 2014 року Україна напрацювала величезний досвід та фактично стала одним ізглобальних лідерів у сфері боротьби з дезінформацією. Ми готові ділитисянайкращими практиками із нашими партнерами, вивчати їх досвід та пропозиції, атакож здійснювати скоординовані кроки задля донесення до іноземних аудиторійправди про російську агресію проти України, спростування російських фейків,протистояння російській пропаганді та дезінформації», — наголосила ЕмінеДжапарова.</text:p>
      <text:p text:style-name="P4">
Вона розповіла про успішні приклади співпраці у сфері стратегічних комунікаційз країнами Люблінського трикутника, Великою Британією та Францією,перерахувала резонансні інформаційні проєкти, які були розроблені МЗС України.</text:p>
      <text:p text:style-name="P4">
Перша заступниця міністра приділила окрему увагу можливим спільним зусиллям зметою протидії впливу російської дезінформації у країнах Африки, Азії таЛатинської Америки. Зокрема, вона поінформувала учасників про розроблену в МЗСУкраїни стратегію нових горизонтів задля побудови проактивної, прагматичної тасистематичної співпраці з африканськими, азійськими та латиноамериканськимикраїнами.</text:p>
      <text:p text:style-name="P4">
Еміне Джапарова також відзначила важливість закриття російських державнихмедіа, які займаються пропагандою за кордоном, для підтримання стабільності наглобальному рівні та підкреслила готовність української сторони працюватиразом з партнерами для досягнення цієї мети.</text:p>
      <text:p text:style-name="P4">
Семінар стратегічних комунікацій проводять представники міністерствзакордонних справ України та Німеччини. Програма заходу передбачає обміндосвідом у сферах комунікацій у воєнний час, розбудови єдиних державнихкомунікацій, розбір конкретних прикладів успішних і неуспішних комунікацій тапроєктів культурної дипломатії.</text:p>
      <text:p text:style-name="P4">
Source: <text:a xlink:type="simple" xlink:href="https://armyinform.com.ua/2023/07/12/ukrayina-ta-nimechchyna-zapochatkuvaly-systemnu-spivpraczyu-u-sferi-strategichnyh-komunikaczij/" text:style-name="Internet_20_link" text:visited-style-name="Visited_20_Internet_20_Link">
https://armyinform.com.ua/2023/07/12/ukrayina-ta-nimechchyna-zapochatkuvaly-systemnu-spivpraczyu-u-sferi-strategichnyh-komunikaczij/</text:a>
</text:p>
      <!--NEWS-->
      <text:h text:style-name="P10" text:outline-level="1">
<text:span text:style-name="T4">
Уряд збільшив держзамовлення на підготовку фахівців з реабілітації та психологів</text:span>
</text:h>
      <text:p text:style-name="P4">
Author: ['АРМІЯINFORM']</text:p>
      <text:p text:style-name="P4">
Time: 2023-07-12T99:00:00-04:00</text:p>
      <text:p text:style-name="P4">
Description: Тривала російська агресія в Україні спричинила великий попит на медичних фахі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c5d0c5331fb9181-e1689093443460.png" text:style-name="Internet_20_link" text:visited-style-name="Visited_20_Internet_20_Link">
7c5d0c5331fb9181-e1689093443460.png</text:a>
']</text:p>
      <text:p text:style-name="P4">
Tags: ['STOPRUSSIA', 'АГРЕСІЯ РФ', 'ВІЙНА', 'ВТОРГНЕННЯ РФ', 'РЕАБІЛІТАЦІЯ', 'УРЯДОВИЙ ПОРТАЛ']</text:p>
      <text:p text:style-name="P4">
Category: News</text:p>
      <!--METADATA-->
      <text:p text:style-name="P4">
<draw:frame draw:style-name="fr1" draw:name="Image366" text:anchor-type="as-char" svg:width="6.9236in" svg:height="3.435102in" draw:z-index="0">
<draw:image xlink:href="../Images/AРМІЯINFORM/2023-07-12T99-00-00-04-00/7c5d0c5331fb9181-e1689093443460.png" xlink:type="simple" xlink:show="embed" xlink:actuate="onLoad" draw:mime-type="image/png"/>
</draw:frame>
 Ілюстративне фото</text:p>
      <text:p text:style-name="P4">
Тривала російська агресія в Україні спричинила великий попит на медичнихфахівців, зокрема на реабілітологів, які займатимуться відновленням нашихгероїв-воїнів і цивільних українців, що постраждали внаслідок повномасштабноївійни та потребують фізичної та/або психологічної реабілітації, про це<text:a xlink:type="simple" xlink:href="https://www.kmu.gov.ua/news/uriad-zbilshyv-derzhzamovlennia-na-pidhotovku-fakhivtsiv-z-reabilitatsii-ta-psykholohiv" text:style-name="Internet_20_link" text:visited-style-name="Visited_20_Internet_20_Link">
повідомляє</text:a>
 Урядовий портал.</text:p>
      <text:p text:style-name="P4">
Уряд ухвалив постанову «Про державне замовлення на підготовку фахівців,наукових, науково-педагогічних та робітничих кадрів, на підвищеннякваліфікації та перепідготовку кадрів у 2023 році». Документ суттєво збільшитьобсяги підготовки фахівців з реабілітації та психологів у закладах вищоїосвіти.</text:p>
      <text:p text:style-name="P4">
«Щодня наші воїни ціною свого життя та здоров’я захищають нас від агресіїкраїни-терориста. Щодня наші громадяни опиняються під прицільними атакамиворога. Щодня запит на реабілітацію, як фізичну, так і психологічну, на жаль,зростає. Маємо консолідувати зусилля, аби наші герої отримали всю необхіднудопомогу. І питання професіоналів, які цю допомогу безпосередньо надають, однез ключових. Сьогодні Уряд зробив черговий крок в напрямку реалізації політикигероїв — збільшив держзамовлення на підготовку фахівців з реабілітації тапсихологів. Це ті спеціалісти, які потрібні Україні, аби надавати веськомплекс необхідної реабілітаційної допомоги всім тим, хто її потребує», —зазначив Віктор Ляшко.</text:p>
      <text:p text:style-name="P4">
Цього року в Україні буде збільшено обсяг державного замовлення на 1005майбутніх фізичних терапевтів та ерготерапевтів та ще 40 лікарів-психологів.Йдеться про державне замовлення у медичних університетах, які підпорядкованіМОЗ.</text:p>
      <text:p text:style-name="P4">
<text:span text:style-name="T4">
Зокрема, державне замовлення на прийом на навчання збільшено:</text:span>
</text:p>
      <ul>
        <li>
бакалаврів за спеціальністю 227 «Терапія та реабілітація» — (з 50 до 625 місць) для підготовки асистентів фізичних терапевтів та асистентів ерготерапевтів;  * магістрів за спеціальностями:  * 227 «Терапія та реабілітація» (з 60 до 490 місць) для підготовки фізичних терапевтів та ерготерапевтів;  * 225 «Медична психологія» (з 40 до 80 місць) для підготовки лікарів-психологів.</li>
      </ul>
      <text:p text:style-name="P4">
<text:span text:style-name="T4">
Майбутніх реабілітологів навчатимуть у 8 університетах МОЗ:</text:span>
</text:p>
      <ul>
        <li>
Дніпровський державний медичний університет;  * Запорізький державний медико-фармацевтичний університет;  * Івано-Франківський національний медичний університет;  * Національний медичний університет імені О.О. Богомольця;  * Національний фармацевтичний університет;  * Полтавський державний медичний університет;  * Тернопільський національний медичний університет імені І.Я. Горбачевського;  * Харківський національний медичний університет.</li>
      </ul>
      <text:p text:style-name="P4">
<text:span text:style-name="T4">
Також постанова передбачає збільшення державного замовлення на 600 місць длязакладів вищої освіти, які перебувають у підпорядкуванні Міністерства освіти інауки. За спеціальностями:</text:span>
</text:p>
      <ul>
        <li>
053 «Психологія» (з 755 до 855 осіб) для підготовки психологів;  * 227 «Терапія та реабілітація» (з 460 до 760 осіб) для підготовки асистентів фізичних терапевтів та асистентів ерготерапевтів;  * 231 «Соціальна робота» (з 796 до 996 осіб) для підготовки соціальних працівників.</li>
      </ul>
      <text:p text:style-name="P4">
Тривалість навчання за вищенаведеними спеціальностями становить 4 роки дляотримання ступеня бакалавра на основі повної загальної середньої освіти заспеціальностями «Психологія», «Терапія та реабілітація», «Соціальна робота»; 2роки навчатимуться студенти для отримання ступеня магістра на основі ступенябакалавра за спеціальністю «Терапія та реабілітація»; 6 років триватименавчання для отримання ступеня магістра на основі повної загальної середньоїосвіти за спеціальністю «Медична психологія».</text:p>
      <text:p text:style-name="P4">
Зазначимо, що питання підготовки та навчання фахівців з реабілітації тапсихологів зараз є надважливим для держави, адже збільшення кількостіспеціалістів у цьому напрямку допоможе у майбутньому ефективно долатипіслявоєнні виклики та надавати потрібну медичну допомогу постраждалимгромадянам.</text:p>
      <text:p text:style-name="P4">
<text:a xlink:type="simple" xlink:href="https://moz.gov.ua/article/news/ukraina-potrebue-bilshe-fahivciv-u-medichnij-ta-socialnij-sferah-%e2%80%93-denis-shmigal" text:style-name="Internet_20_link" text:visited-style-name="Visited_20_Internet_20_Link">
Нагадаємо</text:a>
, напередодні премʼєр-міністр Денис Шмигаль на урядовій нараді з очільниками МОЗ, МОН, Мінцифри,Мінекономіки, Мінсоцполітики та Мінфіном, доручив усім відповідальнимміністерствам опрацювати можливість збільшення держзамовлення, зокрема намедичних психологів та реабілітологів, починаючи вже з цього навчального року,а з наступного року також на підготовку лікарів за спеціальністю 222«Медицина».</text:p>
      <text:p text:style-name="P4">
Source: <text:a xlink:type="simple" xlink:href="https://armyinform.com.ua/2023/07/12/uryad-zbilshyv-derzhzamovlennya-na-pidgotovku-fahivcziv-z-reabilitacziyi-ta-psyhologiv/" text:style-name="Internet_20_link" text:visited-style-name="Visited_20_Internet_20_Link">
https://armyinform.com.ua/2023/07/12/uryad-zbilshyv-derzhzamovlennya-na-pidgotovku-fahivcziv-z-reabilitacziyi-ta-psyholog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